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144.4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1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VE_ACTIVATED_SENSORS" table:style-name="ta1">
        <table:shapes>
          <draw:frame draw:z-index="0" draw:style-name="gr1" draw:text-style-name="P1" svg:width="1088.25pt" svg:height="599.33pt" svg:x="319.75pt" svg:y="0pt">
            <loext:p draw:notify-on-update-of-ranges="FIVE_ACTIVATED_SENSORS.B1:FIVE_ACTIVATED_SENSORS.B1 FIVE_ACTIVATED_SENSORS.B2:FIVE_ACTIVATED_SENSORS.B426 FIVE_ACTIVATED_SENSORS.D1:FIVE_ACTIVATED_SENSORS.D1 FIVE_ACTIVATED_SENSORS.D2:FIVE_ACTIVATED_SENSORS.D4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w ts server</text:p>
          </table:table-cell>
          <table:table-cell office:value-type="string" calcext:value-type="string">
            <text:p>local ts diff</text:p>
          </table:table-cell>
          <table:table-cell office:value-type="string" calcext:value-type="string">
            <text:p>remote ts</text:p>
          </table:table-cell>
          <table:table-cell office:value-type="string" calcext:value-type="string">
            <text:p>remote ts diff</text:p>
          </table:table-cell>
          <table:table-cell office:value-type="string" calcext:value-type="string">
            <text:p>diff local/remote</text:p>
          </table:table-cell>
        </table:table-row>
        <table:table-row table:style-name="ro1">
          <table:table-cell office:value-type="float" office:value="104816063152564" calcext:value-type="float">
            <text:p>104816063152564</text:p>
          </table:table-cell>
          <table:table-cell office:value-type="float" office:value="26812316" calcext:value-type="float">
            <text:p>26812316</text:p>
          </table:table-cell>
          <table:table-cell office:value-type="float" office:value="343160149392130" calcext:value-type="float">
            <text:p>34316014939213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6239566" calcext:value-type="float">
            <text:p>238344086239566</text:p>
          </table:table-cell>
        </table:table-row>
        <table:table-row table:style-name="ro1">
          <table:table-cell office:value-type="float" office:value="104816074082902" calcext:value-type="float">
            <text:p>104816074082902</text:p>
          </table:table-cell>
          <table:table-cell office:value-type="float" office:value="10930338" calcext:value-type="float">
            <text:p>10930338</text:p>
          </table:table-cell>
          <table:table-cell office:value-type="float" office:value="343160169533732" calcext:value-type="float">
            <text:p>3431601695337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450830" calcext:value-type="float">
            <text:p>238344095450830</text:p>
          </table:table-cell>
        </table:table-row>
        <table:table-row table:style-name="ro1">
          <table:table-cell office:value-type="float" office:value="104816103892112" calcext:value-type="float">
            <text:p>104816103892112</text:p>
          </table:table-cell>
          <table:table-cell office:value-type="float" office:value="29809210" calcext:value-type="float">
            <text:p>29809210</text:p>
          </table:table-cell>
          <table:table-cell office:value-type="float" office:value="343160191048624" calcext:value-type="float">
            <text:p>343160191048624</text:p>
          </table:table-cell>
          <table:table-cell office:value-type="float" office:value="21514892" calcext:value-type="float">
            <text:p>21514892</text:p>
          </table:table-cell>
          <table:table-cell office:value-type="float" office:value="238344087156512" calcext:value-type="float">
            <text:p>238344087156512</text:p>
          </table:table-cell>
        </table:table-row>
        <table:table-row table:style-name="ro1">
          <table:table-cell office:value-type="float" office:value="104816115825683" calcext:value-type="float">
            <text:p>104816115825683</text:p>
          </table:table-cell>
          <table:table-cell office:value-type="float" office:value="11933571" calcext:value-type="float">
            <text:p>11933571</text:p>
          </table:table-cell>
          <table:table-cell office:value-type="float" office:value="343160211190226" calcext:value-type="float">
            <text:p>34316021119022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64543" calcext:value-type="float">
            <text:p>238344095364543</text:p>
          </table:table-cell>
        </table:table-row>
        <table:table-row table:style-name="ro1">
          <table:table-cell office:value-type="float" office:value="104816135162178" calcext:value-type="float">
            <text:p>104816135162178</text:p>
          </table:table-cell>
          <table:table-cell office:value-type="float" office:value="19336495" calcext:value-type="float">
            <text:p>19336495</text:p>
          </table:table-cell>
          <table:table-cell office:value-type="float" office:value="343160230813028" calcext:value-type="float">
            <text:p>343160230813028</text:p>
          </table:table-cell>
          <table:table-cell office:value-type="float" office:value="19622802" calcext:value-type="float">
            <text:p>19622802</text:p>
          </table:table-cell>
          <table:table-cell office:value-type="float" office:value="238344095650850" calcext:value-type="float">
            <text:p>238344095650850</text:p>
          </table:table-cell>
        </table:table-row>
        <table:table-row table:style-name="ro1">
          <table:table-cell office:value-type="float" office:value="104816155072180" calcext:value-type="float">
            <text:p>104816155072180</text:p>
          </table:table-cell>
          <table:table-cell office:value-type="float" office:value="19910002" calcext:value-type="float">
            <text:p>19910002</text:p>
          </table:table-cell>
          <table:table-cell office:value-type="float" office:value="343160250893595" calcext:value-type="float">
            <text:p>343160250893595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5821415" calcext:value-type="float">
            <text:p>238344095821415</text:p>
          </table:table-cell>
        </table:table-row>
        <table:table-row table:style-name="ro1">
          <table:table-cell office:value-type="float" office:value="104816174813566" calcext:value-type="float">
            <text:p>104816174813566</text:p>
          </table:table-cell>
          <table:table-cell office:value-type="float" office:value="19741386" calcext:value-type="float">
            <text:p>19741386</text:p>
          </table:table-cell>
          <table:table-cell office:value-type="float" office:value="343160270577433" calcext:value-type="float">
            <text:p>343160270577433</text:p>
          </table:table-cell>
          <table:table-cell office:value-type="float" office:value="19683838" calcext:value-type="float">
            <text:p>19683838</text:p>
          </table:table-cell>
          <table:table-cell office:value-type="float" office:value="238344095763867" calcext:value-type="float">
            <text:p>238344095763867</text:p>
          </table:table-cell>
        </table:table-row>
        <table:table-row table:style-name="ro1">
          <table:table-cell office:value-type="float" office:value="104816195610680" calcext:value-type="float">
            <text:p>104816195610680</text:p>
          </table:table-cell>
          <table:table-cell office:value-type="float" office:value="20797114" calcext:value-type="float">
            <text:p>20797114</text:p>
          </table:table-cell>
          <table:table-cell office:value-type="float" office:value="343160290596964" calcext:value-type="float">
            <text:p>343160290596964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4986284" calcext:value-type="float">
            <text:p>238344094986284</text:p>
          </table:table-cell>
        </table:table-row>
        <table:table-row table:style-name="ro1">
          <table:table-cell office:value-type="float" office:value="104816219725636" calcext:value-type="float">
            <text:p>104816219725636</text:p>
          </table:table-cell>
          <table:table-cell office:value-type="float" office:value="24114956" calcext:value-type="float">
            <text:p>24114956</text:p>
          </table:table-cell>
          <table:table-cell office:value-type="float" office:value="343160310555460" calcext:value-type="float">
            <text:p>343160310555460</text:p>
          </table:table-cell>
          <table:table-cell office:value-type="float" office:value="19958496" calcext:value-type="float">
            <text:p>19958496</text:p>
          </table:table-cell>
          <table:table-cell office:value-type="float" office:value="238344090829824" calcext:value-type="float">
            <text:p>238344090829824</text:p>
          </table:table-cell>
        </table:table-row>
        <table:table-row table:style-name="ro1">
          <table:table-cell office:value-type="float" office:value="104816240377962" calcext:value-type="float">
            <text:p>104816240377962</text:p>
          </table:table-cell>
          <table:table-cell office:value-type="float" office:value="20652326" calcext:value-type="float">
            <text:p>20652326</text:p>
          </table:table-cell>
          <table:table-cell office:value-type="float" office:value="343160330697062" calcext:value-type="float">
            <text:p>34316033069706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319100" calcext:value-type="float">
            <text:p>238344090319100</text:p>
          </table:table-cell>
        </table:table-row>
        <table:table-row table:style-name="ro1">
          <table:table-cell office:value-type="float" office:value="104816256946792" calcext:value-type="float">
            <text:p>104816256946792</text:p>
          </table:table-cell>
          <table:table-cell office:value-type="float" office:value="16568830" calcext:value-type="float">
            <text:p>16568830</text:p>
          </table:table-cell>
          <table:table-cell office:value-type="float" office:value="343160350869181" calcext:value-type="float">
            <text:p>34316035086918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922389" calcext:value-type="float">
            <text:p>238344093922389</text:p>
          </table:table-cell>
        </table:table-row>
        <table:table-row table:style-name="ro1">
          <table:table-cell office:value-type="float" office:value="104816280609575" calcext:value-type="float">
            <text:p>104816280609575</text:p>
          </table:table-cell>
          <table:table-cell office:value-type="float" office:value="23662783" calcext:value-type="float">
            <text:p>23662783</text:p>
          </table:table-cell>
          <table:table-cell office:value-type="float" office:value="343160370980265" calcext:value-type="float">
            <text:p>34316037098026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370690" calcext:value-type="float">
            <text:p>238344090370690</text:p>
          </table:table-cell>
        </table:table-row>
        <table:table-row table:style-name="ro1">
          <table:table-cell office:value-type="float" office:value="104816298708526" calcext:value-type="float">
            <text:p>104816298708526</text:p>
          </table:table-cell>
          <table:table-cell office:value-type="float" office:value="18098951" calcext:value-type="float">
            <text:p>18098951</text:p>
          </table:table-cell>
          <table:table-cell office:value-type="float" office:value="343160391121866" calcext:value-type="float">
            <text:p>34316039112186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413340" calcext:value-type="float">
            <text:p>238344092413340</text:p>
          </table:table-cell>
        </table:table-row>
        <table:table-row table:style-name="ro1">
          <table:table-cell office:value-type="float" office:value="104816317905393" calcext:value-type="float">
            <text:p>104816317905393</text:p>
          </table:table-cell>
          <table:table-cell office:value-type="float" office:value="19196867" calcext:value-type="float">
            <text:p>19196867</text:p>
          </table:table-cell>
          <table:table-cell office:value-type="float" office:value="343160411263468" calcext:value-type="float">
            <text:p>34316041126346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358075" calcext:value-type="float">
            <text:p>238344093358075</text:p>
          </table:table-cell>
        </table:table-row>
        <table:table-row table:style-name="ro1">
          <table:table-cell office:value-type="float" office:value="104816340484384" calcext:value-type="float">
            <text:p>104816340484384</text:p>
          </table:table-cell>
          <table:table-cell office:value-type="float" office:value="22578991" calcext:value-type="float">
            <text:p>22578991</text:p>
          </table:table-cell>
          <table:table-cell office:value-type="float" office:value="343160431405069" calcext:value-type="float">
            <text:p>34316043140506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920685" calcext:value-type="float">
            <text:p>238344090920685</text:p>
          </table:table-cell>
        </table:table-row>
        <table:table-row table:style-name="ro1">
          <table:table-cell office:value-type="float" office:value="104816366016628" calcext:value-type="float">
            <text:p>104816366016628</text:p>
          </table:table-cell>
          <table:table-cell office:value-type="float" office:value="25532244" calcext:value-type="float">
            <text:p>25532244</text:p>
          </table:table-cell>
          <table:table-cell office:value-type="float" office:value="343160451516153" calcext:value-type="float">
            <text:p>34316045151615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499525" calcext:value-type="float">
            <text:p>238344085499525</text:p>
          </table:table-cell>
        </table:table-row>
        <table:table-row table:style-name="ro1">
          <table:table-cell office:value-type="float" office:value="104816386449411" calcext:value-type="float">
            <text:p>104816386449411</text:p>
          </table:table-cell>
          <table:table-cell office:value-type="float" office:value="20432783" calcext:value-type="float">
            <text:p>20432783</text:p>
          </table:table-cell>
          <table:table-cell office:value-type="float" office:value="343160471688273" calcext:value-type="float">
            <text:p>343160471688273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85238862" calcext:value-type="float">
            <text:p>238344085238862</text:p>
          </table:table-cell>
        </table:table-row>
        <table:table-row table:style-name="ro1">
          <table:table-cell office:value-type="float" office:value="104816396262603" calcext:value-type="float">
            <text:p>104816396262603</text:p>
          </table:table-cell>
          <table:table-cell office:value-type="float" office:value="9813192" calcext:value-type="float">
            <text:p>9813192</text:p>
          </table:table-cell>
          <table:table-cell office:value-type="float" office:value="343160491799357" calcext:value-type="float">
            <text:p>34316049179935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36754" calcext:value-type="float">
            <text:p>238344095536754</text:p>
          </table:table-cell>
        </table:table-row>
        <table:table-row table:style-name="ro1">
          <table:table-cell office:value-type="float" office:value="104816416087232" calcext:value-type="float">
            <text:p>104816416087232</text:p>
          </table:table-cell>
          <table:table-cell office:value-type="float" office:value="19824629" calcext:value-type="float">
            <text:p>19824629</text:p>
          </table:table-cell>
          <table:table-cell office:value-type="float" office:value="343160511940958" calcext:value-type="float">
            <text:p>3431605119409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853726" calcext:value-type="float">
            <text:p>238344095853726</text:p>
          </table:table-cell>
        </table:table-row>
        <table:table-row table:style-name="ro1">
          <table:table-cell office:value-type="float" office:value="104816436384653" calcext:value-type="float">
            <text:p>104816436384653</text:p>
          </table:table-cell>
          <table:table-cell office:value-type="float" office:value="20297421" calcext:value-type="float">
            <text:p>20297421</text:p>
          </table:table-cell>
          <table:table-cell office:value-type="float" office:value="343160532082560" calcext:value-type="float">
            <text:p>34316053208256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97907" calcext:value-type="float">
            <text:p>238344095697907</text:p>
          </table:table-cell>
        </table:table-row>
        <table:table-row table:style-name="ro1">
          <table:table-cell office:value-type="float" office:value="104816461798588" calcext:value-type="float">
            <text:p>104816461798588</text:p>
          </table:table-cell>
          <table:table-cell office:value-type="float" office:value="25413935" calcext:value-type="float">
            <text:p>25413935</text:p>
          </table:table-cell>
          <table:table-cell office:value-type="float" office:value="343160552224161" calcext:value-type="float">
            <text:p>34316055222416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425573" calcext:value-type="float">
            <text:p>238344090425573</text:p>
          </table:table-cell>
        </table:table-row>
        <table:table-row table:style-name="ro1">
          <table:table-cell office:value-type="float" office:value="104816476389742" calcext:value-type="float">
            <text:p>104816476389742</text:p>
          </table:table-cell>
          <table:table-cell office:value-type="float" office:value="14591154" calcext:value-type="float">
            <text:p>14591154</text:p>
          </table:table-cell>
          <table:table-cell office:value-type="float" office:value="343160572365763" calcext:value-type="float">
            <text:p>34316057236576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76021" calcext:value-type="float">
            <text:p>238344095976021</text:p>
          </table:table-cell>
        </table:table-row>
        <table:table-row table:style-name="ro1">
          <table:table-cell office:value-type="float" office:value="104816496812730" calcext:value-type="float">
            <text:p>104816496812730</text:p>
          </table:table-cell>
          <table:table-cell office:value-type="float" office:value="20422988" calcext:value-type="float">
            <text:p>20422988</text:p>
          </table:table-cell>
          <table:table-cell office:value-type="float" office:value="343160592507364" calcext:value-type="float">
            <text:p>34316059250736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94634" calcext:value-type="float">
            <text:p>238344095694634</text:p>
          </table:table-cell>
        </table:table-row>
        <table:table-row table:style-name="ro1">
          <table:table-cell office:value-type="float" office:value="104816519833464" calcext:value-type="float">
            <text:p>104816519833464</text:p>
          </table:table-cell>
          <table:table-cell office:value-type="float" office:value="23020734" calcext:value-type="float">
            <text:p>23020734</text:p>
          </table:table-cell>
          <table:table-cell office:value-type="float" office:value="343160612648966" calcext:value-type="float">
            <text:p>34316061264896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815502" calcext:value-type="float">
            <text:p>238344092815502</text:p>
          </table:table-cell>
        </table:table-row>
        <table:table-row table:style-name="ro1">
          <table:table-cell office:value-type="float" office:value="104816540176369" calcext:value-type="float">
            <text:p>104816540176369</text:p>
          </table:table-cell>
          <table:table-cell office:value-type="float" office:value="20342905" calcext:value-type="float">
            <text:p>20342905</text:p>
          </table:table-cell>
          <table:table-cell office:value-type="float" office:value="343160632790567" calcext:value-type="float">
            <text:p>34316063279056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614198" calcext:value-type="float">
            <text:p>238344092614198</text:p>
          </table:table-cell>
        </table:table-row>
        <table:table-row table:style-name="ro1">
          <table:table-cell office:value-type="float" office:value="104816566223873" calcext:value-type="float">
            <text:p>104816566223873</text:p>
          </table:table-cell>
          <table:table-cell office:value-type="float" office:value="26047504" calcext:value-type="float">
            <text:p>26047504</text:p>
          </table:table-cell>
          <table:table-cell office:value-type="float" office:value="343160653054239" calcext:value-type="float">
            <text:p>343160653054239</text:p>
          </table:table-cell>
          <table:table-cell office:value-type="float" office:value="20263672" calcext:value-type="float">
            <text:p>20263672</text:p>
          </table:table-cell>
          <table:table-cell office:value-type="float" office:value="238344086830366" calcext:value-type="float">
            <text:p>238344086830366</text:p>
          </table:table-cell>
        </table:table-row>
        <table:table-row table:style-name="ro1">
          <table:table-cell office:value-type="float" office:value="104816577215735" calcext:value-type="float">
            <text:p>104816577215735</text:p>
          </table:table-cell>
          <table:table-cell office:value-type="float" office:value="10991862" calcext:value-type="float">
            <text:p>10991862</text:p>
          </table:table-cell>
          <table:table-cell office:value-type="float" office:value="343160673043253" calcext:value-type="float">
            <text:p>343160673043253</text:p>
          </table:table-cell>
          <table:table-cell office:value-type="float" office:value="19989014" calcext:value-type="float">
            <text:p>19989014</text:p>
          </table:table-cell>
          <table:table-cell office:value-type="float" office:value="238344095827518" calcext:value-type="float">
            <text:p>238344095827518</text:p>
          </table:table-cell>
        </table:table-row>
        <table:table-row table:style-name="ro1">
          <table:table-cell office:value-type="float" office:value="104816598049010" calcext:value-type="float">
            <text:p>104816598049010</text:p>
          </table:table-cell>
          <table:table-cell office:value-type="float" office:value="20833275" calcext:value-type="float">
            <text:p>20833275</text:p>
          </table:table-cell>
          <table:table-cell office:value-type="float" office:value="343160693276407" calcext:value-type="float">
            <text:p>343160693276407</text:p>
          </table:table-cell>
          <table:table-cell office:value-type="float" office:value="20233154" calcext:value-type="float">
            <text:p>20233154</text:p>
          </table:table-cell>
          <table:table-cell office:value-type="float" office:value="238344095227397" calcext:value-type="float">
            <text:p>238344095227397</text:p>
          </table:table-cell>
        </table:table-row>
        <table:table-row table:style-name="ro1">
          <table:table-cell office:value-type="float" office:value="104816618272221" calcext:value-type="float">
            <text:p>104816618272221</text:p>
          </table:table-cell>
          <table:table-cell office:value-type="float" office:value="20223211" calcext:value-type="float">
            <text:p>20223211</text:p>
          </table:table-cell>
          <table:table-cell office:value-type="float" office:value="343160713356974" calcext:value-type="float">
            <text:p>343160713356974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5084753" calcext:value-type="float">
            <text:p>238344095084753</text:p>
          </table:table-cell>
        </table:table-row>
        <table:table-row table:style-name="ro1">
          <table:table-cell office:value-type="float" office:value="104816642397337" calcext:value-type="float">
            <text:p>104816642397337</text:p>
          </table:table-cell>
          <table:table-cell office:value-type="float" office:value="24125116" calcext:value-type="float">
            <text:p>24125116</text:p>
          </table:table-cell>
          <table:table-cell office:value-type="float" office:value="343160733498575" calcext:value-type="float">
            <text:p>3431607334985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101238" calcext:value-type="float">
            <text:p>238344091101238</text:p>
          </table:table-cell>
        </table:table-row>
        <table:table-row table:style-name="ro1">
          <table:table-cell office:value-type="float" office:value="104816662352579" calcext:value-type="float">
            <text:p>104816662352579</text:p>
          </table:table-cell>
          <table:table-cell office:value-type="float" office:value="19955242" calcext:value-type="float">
            <text:p>19955242</text:p>
          </table:table-cell>
          <table:table-cell office:value-type="float" office:value="343160753640177" calcext:value-type="float">
            <text:p>34316075364017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287598" calcext:value-type="float">
            <text:p>238344091287598</text:p>
          </table:table-cell>
        </table:table-row>
        <table:table-row table:style-name="ro1">
          <table:table-cell office:value-type="float" office:value="104816709229982" calcext:value-type="float">
            <text:p>104816709229982</text:p>
          </table:table-cell>
          <table:table-cell office:value-type="float" office:value="46877403" calcext:value-type="float">
            <text:p>46877403</text:p>
          </table:table-cell>
          <table:table-cell office:value-type="float" office:value="343160773812296" calcext:value-type="float">
            <text:p>34316077381229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64582314" calcext:value-type="float">
            <text:p>238344064582314</text:p>
          </table:table-cell>
        </table:table-row>
        <table:table-row table:style-name="ro1">
          <table:table-cell office:value-type="float" office:value="104816709938342" calcext:value-type="float">
            <text:p>104816709938342</text:p>
          </table:table-cell>
          <table:table-cell office:value-type="float" office:value="708360" calcext:value-type="float">
            <text:p>708360</text:p>
          </table:table-cell>
          <table:table-cell office:value-type="float" office:value="343160793923380" calcext:value-type="float">
            <text:p>34316079392338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3985038" calcext:value-type="float">
            <text:p>238344083985038</text:p>
          </table:table-cell>
        </table:table-row>
        <table:table-row table:style-name="ro1">
          <table:table-cell office:value-type="float" office:value="104816720158992" calcext:value-type="float">
            <text:p>104816720158992</text:p>
          </table:table-cell>
          <table:table-cell office:value-type="float" office:value="10220650" calcext:value-type="float">
            <text:p>10220650</text:p>
          </table:table-cell>
          <table:table-cell office:value-type="float" office:value="343160814064982" calcext:value-type="float">
            <text:p>34316081406498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905990" calcext:value-type="float">
            <text:p>238344093905990</text:p>
          </table:table-cell>
        </table:table-row>
        <table:table-row table:style-name="ro1">
          <table:table-cell office:value-type="float" office:value="104816739134040" calcext:value-type="float">
            <text:p>104816739134040</text:p>
          </table:table-cell>
          <table:table-cell office:value-type="float" office:value="18975048" calcext:value-type="float">
            <text:p>18975048</text:p>
          </table:table-cell>
          <table:table-cell office:value-type="float" office:value="343160834237101" calcext:value-type="float">
            <text:p>34316083423710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103061" calcext:value-type="float">
            <text:p>238344095103061</text:p>
          </table:table-cell>
        </table:table-row>
        <table:table-row table:style-name="ro1">
          <table:table-cell office:value-type="float" office:value="104816759998795" calcext:value-type="float">
            <text:p>104816759998795</text:p>
          </table:table-cell>
          <table:table-cell office:value-type="float" office:value="20864755" calcext:value-type="float">
            <text:p>20864755</text:p>
          </table:table-cell>
          <table:table-cell office:value-type="float" office:value="343160854348185" calcext:value-type="float">
            <text:p>34316085434818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349390" calcext:value-type="float">
            <text:p>238344094349390</text:p>
          </table:table-cell>
        </table:table-row>
        <table:table-row table:style-name="ro1">
          <table:table-cell office:value-type="float" office:value="104816781821755" calcext:value-type="float">
            <text:p>104816781821755</text:p>
          </table:table-cell>
          <table:table-cell office:value-type="float" office:value="21822960" calcext:value-type="float">
            <text:p>21822960</text:p>
          </table:table-cell>
          <table:table-cell office:value-type="float" office:value="343160874489786" calcext:value-type="float">
            <text:p>34316087448978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668031" calcext:value-type="float">
            <text:p>238344092668031</text:p>
          </table:table-cell>
        </table:table-row>
        <table:table-row table:style-name="ro1">
          <table:table-cell office:value-type="float" office:value="104816798672490" calcext:value-type="float">
            <text:p>104816798672490</text:p>
          </table:table-cell>
          <table:table-cell office:value-type="float" office:value="16850735" calcext:value-type="float">
            <text:p>16850735</text:p>
          </table:table-cell>
          <table:table-cell office:value-type="float" office:value="343160894631388" calcext:value-type="float">
            <text:p>34316089463138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58898" calcext:value-type="float">
            <text:p>238344095958898</text:p>
          </table:table-cell>
        </table:table-row>
        <table:table-row table:style-name="ro1">
          <table:table-cell office:value-type="float" office:value="104816818812282" calcext:value-type="float">
            <text:p>104816818812282</text:p>
          </table:table-cell>
          <table:table-cell office:value-type="float" office:value="20139792" calcext:value-type="float">
            <text:p>20139792</text:p>
          </table:table-cell>
          <table:table-cell office:value-type="float" office:value="343160914864542" calcext:value-type="float">
            <text:p>343160914864542</text:p>
          </table:table-cell>
          <table:table-cell office:value-type="float" office:value="20233154" calcext:value-type="float">
            <text:p>20233154</text:p>
          </table:table-cell>
          <table:table-cell office:value-type="float" office:value="238344096052260" calcext:value-type="float">
            <text:p>238344096052260</text:p>
          </table:table-cell>
        </table:table-row>
        <table:table-row table:style-name="ro1">
          <table:table-cell office:value-type="float" office:value="104816841065794" calcext:value-type="float">
            <text:p>104816841065794</text:p>
          </table:table-cell>
          <table:table-cell office:value-type="float" office:value="22253512" calcext:value-type="float">
            <text:p>22253512</text:p>
          </table:table-cell>
          <table:table-cell office:value-type="float" office:value="343160934975626" calcext:value-type="float">
            <text:p>34316093497562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909832" calcext:value-type="float">
            <text:p>238344093909832</text:p>
          </table:table-cell>
        </table:table-row>
        <table:table-row table:style-name="ro1">
          <table:table-cell office:value-type="float" office:value="104816869751919" calcext:value-type="float">
            <text:p>104816869751919</text:p>
          </table:table-cell>
          <table:table-cell office:value-type="float" office:value="28686125" calcext:value-type="float">
            <text:p>28686125</text:p>
          </table:table-cell>
          <table:table-cell office:value-type="float" office:value="343160955086710" calcext:value-type="float">
            <text:p>34316095508671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334791" calcext:value-type="float">
            <text:p>238344085334791</text:p>
          </table:table-cell>
        </table:table-row>
        <table:table-row table:style-name="ro1">
          <table:table-cell office:value-type="float" office:value="104816880838391" calcext:value-type="float">
            <text:p>104816880838391</text:p>
          </table:table-cell>
          <table:table-cell office:value-type="float" office:value="11086472" calcext:value-type="float">
            <text:p>11086472</text:p>
          </table:table-cell>
          <table:table-cell office:value-type="float" office:value="343160975258829" calcext:value-type="float">
            <text:p>34316097525882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20438" calcext:value-type="float">
            <text:p>238344094420438</text:p>
          </table:table-cell>
        </table:table-row>
        <table:table-row table:style-name="ro1">
          <table:table-cell office:value-type="float" office:value="104816899509154" calcext:value-type="float">
            <text:p>104816899509154</text:p>
          </table:table-cell>
          <table:table-cell office:value-type="float" office:value="18670763" calcext:value-type="float">
            <text:p>18670763</text:p>
          </table:table-cell>
          <table:table-cell office:value-type="float" office:value="343160995369913" calcext:value-type="float">
            <text:p>34316099536991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860759" calcext:value-type="float">
            <text:p>238344095860759</text:p>
          </table:table-cell>
        </table:table-row>
        <table:table-row table:style-name="ro1">
          <table:table-cell office:value-type="float" office:value="104816919264609" calcext:value-type="float">
            <text:p>104816919264609</text:p>
          </table:table-cell>
          <table:table-cell office:value-type="float" office:value="19755455" calcext:value-type="float">
            <text:p>19755455</text:p>
          </table:table-cell>
          <table:table-cell office:value-type="float" office:value="343161015542032" calcext:value-type="float">
            <text:p>3431610155420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277423" calcext:value-type="float">
            <text:p>238344096277423</text:p>
          </table:table-cell>
        </table:table-row>
        <table:table-row table:style-name="ro1">
          <table:table-cell office:value-type="float" office:value="104816948722781" calcext:value-type="float">
            <text:p>104816948722781</text:p>
          </table:table-cell>
          <table:table-cell office:value-type="float" office:value="29458172" calcext:value-type="float">
            <text:p>29458172</text:p>
          </table:table-cell>
          <table:table-cell office:value-type="float" office:value="343161035683634" calcext:value-type="float">
            <text:p>34316103568363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6960853" calcext:value-type="float">
            <text:p>238344086960853</text:p>
          </table:table-cell>
        </table:table-row>
        <table:table-row table:style-name="ro1">
          <table:table-cell office:value-type="float" office:value="104816963666235" calcext:value-type="float">
            <text:p>104816963666235</text:p>
          </table:table-cell>
          <table:table-cell office:value-type="float" office:value="14943454" calcext:value-type="float">
            <text:p>14943454</text:p>
          </table:table-cell>
          <table:table-cell office:value-type="float" office:value="343161055825235" calcext:value-type="float">
            <text:p>34316105582523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159000" calcext:value-type="float">
            <text:p>238344092159000</text:p>
          </table:table-cell>
        </table:table-row>
        <table:table-row table:style-name="ro1">
          <table:table-cell office:value-type="float" office:value="104816981421629" calcext:value-type="float">
            <text:p>104816981421629</text:p>
          </table:table-cell>
          <table:table-cell office:value-type="float" office:value="17755394" calcext:value-type="float">
            <text:p>17755394</text:p>
          </table:table-cell>
          <table:table-cell office:value-type="float" office:value="343161075966837" calcext:value-type="float">
            <text:p>34316107596683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45208" calcext:value-type="float">
            <text:p>238344094545208</text:p>
          </table:table-cell>
        </table:table-row>
        <table:table-row table:style-name="ro1">
          <table:table-cell office:value-type="float" office:value="104817005186663" calcext:value-type="float">
            <text:p>104817005186663</text:p>
          </table:table-cell>
          <table:table-cell office:value-type="float" office:value="23765034" calcext:value-type="float">
            <text:p>23765034</text:p>
          </table:table-cell>
          <table:table-cell office:value-type="float" office:value="343161096077921" calcext:value-type="float">
            <text:p>34316109607792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891258" calcext:value-type="float">
            <text:p>238344090891258</text:p>
          </table:table-cell>
        </table:table-row>
        <table:table-row table:style-name="ro1">
          <table:table-cell office:value-type="float" office:value="104817022377222" calcext:value-type="float">
            <text:p>104817022377222</text:p>
          </table:table-cell>
          <table:table-cell office:value-type="float" office:value="17190559" calcext:value-type="float">
            <text:p>17190559</text:p>
          </table:table-cell>
          <table:table-cell office:value-type="float" office:value="343161116219523" calcext:value-type="float">
            <text:p>34316111621952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842301" calcext:value-type="float">
            <text:p>238344093842301</text:p>
          </table:table-cell>
        </table:table-row>
        <table:table-row table:style-name="ro1">
          <table:table-cell office:value-type="float" office:value="104817042915411" calcext:value-type="float">
            <text:p>104817042915411</text:p>
          </table:table-cell>
          <table:table-cell office:value-type="float" office:value="20538189" calcext:value-type="float">
            <text:p>20538189</text:p>
          </table:table-cell>
          <table:table-cell office:value-type="float" office:value="343161136361124" calcext:value-type="float">
            <text:p>34316113636112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445713" calcext:value-type="float">
            <text:p>238344093445713</text:p>
          </table:table-cell>
        </table:table-row>
        <table:table-row table:style-name="ro1">
          <table:table-cell office:value-type="float" office:value="104817061675032" calcext:value-type="float">
            <text:p>104817061675032</text:p>
          </table:table-cell>
          <table:table-cell office:value-type="float" office:value="18759621" calcext:value-type="float">
            <text:p>18759621</text:p>
          </table:table-cell>
          <table:table-cell office:value-type="float" office:value="343161156533243" calcext:value-type="float">
            <text:p>34316115653324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58211" calcext:value-type="float">
            <text:p>238344094858211</text:p>
          </table:table-cell>
        </table:table-row>
        <table:table-row table:style-name="ro1">
          <table:table-cell office:value-type="float" office:value="104817080663776" calcext:value-type="float">
            <text:p>104817080663776</text:p>
          </table:table-cell>
          <table:table-cell office:value-type="float" office:value="18988744" calcext:value-type="float">
            <text:p>18988744</text:p>
          </table:table-cell>
          <table:table-cell office:value-type="float" office:value="343161176644327" calcext:value-type="float">
            <text:p>34316117664432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980551" calcext:value-type="float">
            <text:p>238344095980551</text:p>
          </table:table-cell>
        </table:table-row>
        <table:table-row table:style-name="ro1">
          <table:table-cell office:value-type="float" office:value="104817101396152" calcext:value-type="float">
            <text:p>104817101396152</text:p>
          </table:table-cell>
          <table:table-cell office:value-type="float" office:value="20732376" calcext:value-type="float">
            <text:p>20732376</text:p>
          </table:table-cell>
          <table:table-cell office:value-type="float" office:value="343161196816446" calcext:value-type="float">
            <text:p>34316119681644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420294" calcext:value-type="float">
            <text:p>238344095420294</text:p>
          </table:table-cell>
        </table:table-row>
        <table:table-row table:style-name="ro1">
          <table:table-cell office:value-type="float" office:value="104817123705408" calcext:value-type="float">
            <text:p>104817123705408</text:p>
          </table:table-cell>
          <table:table-cell office:value-type="float" office:value="22309256" calcext:value-type="float">
            <text:p>22309256</text:p>
          </table:table-cell>
          <table:table-cell office:value-type="float" office:value="343161216927530" calcext:value-type="float">
            <text:p>34316121692753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222122" calcext:value-type="float">
            <text:p>238344093222122</text:p>
          </table:table-cell>
        </table:table-row>
        <table:table-row table:style-name="ro1">
          <table:table-cell office:value-type="float" office:value="104817143941987" calcext:value-type="float">
            <text:p>104817143941987</text:p>
          </table:table-cell>
          <table:table-cell office:value-type="float" office:value="20236579" calcext:value-type="float">
            <text:p>20236579</text:p>
          </table:table-cell>
          <table:table-cell office:value-type="float" office:value="343161237099650" calcext:value-type="float">
            <text:p>34316123709965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3157663" calcext:value-type="float">
            <text:p>238344093157663</text:p>
          </table:table-cell>
        </table:table-row>
        <table:table-row table:style-name="ro1">
          <table:table-cell office:value-type="float" office:value="104817162459359" calcext:value-type="float">
            <text:p>104817162459359</text:p>
          </table:table-cell>
          <table:table-cell office:value-type="float" office:value="18517372" calcext:value-type="float">
            <text:p>18517372</text:p>
          </table:table-cell>
          <table:table-cell office:value-type="float" office:value="343161257241251" calcext:value-type="float">
            <text:p>34316125724125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781892" calcext:value-type="float">
            <text:p>238344094781892</text:p>
          </table:table-cell>
        </table:table-row>
        <table:table-row table:style-name="ro1">
          <table:table-cell office:value-type="float" office:value="104817183770432" calcext:value-type="float">
            <text:p>104817183770432</text:p>
          </table:table-cell>
          <table:table-cell office:value-type="float" office:value="21311073" calcext:value-type="float">
            <text:p>21311073</text:p>
          </table:table-cell>
          <table:table-cell office:value-type="float" office:value="343161277382853" calcext:value-type="float">
            <text:p>34316127738285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612421" calcext:value-type="float">
            <text:p>238344093612421</text:p>
          </table:table-cell>
        </table:table-row>
        <table:table-row table:style-name="ro1">
          <table:table-cell office:value-type="float" office:value="104817210612463" calcext:value-type="float">
            <text:p>104817210612463</text:p>
          </table:table-cell>
          <table:table-cell office:value-type="float" office:value="26842031" calcext:value-type="float">
            <text:p>26842031</text:p>
          </table:table-cell>
          <table:table-cell office:value-type="float" office:value="343161297524454" calcext:value-type="float">
            <text:p>34316129752445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6911991" calcext:value-type="float">
            <text:p>238344086911991</text:p>
          </table:table-cell>
        </table:table-row>
        <table:table-row table:style-name="ro1">
          <table:table-cell office:value-type="float" office:value="104817226911098" calcext:value-type="float">
            <text:p>104817226911098</text:p>
          </table:table-cell>
          <table:table-cell office:value-type="float" office:value="16298635" calcext:value-type="float">
            <text:p>16298635</text:p>
          </table:table-cell>
          <table:table-cell office:value-type="float" office:value="343161317666056" calcext:value-type="float">
            <text:p>34316131766605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754958" calcext:value-type="float">
            <text:p>238344090754958</text:p>
          </table:table-cell>
        </table:table-row>
        <table:table-row table:style-name="ro1">
          <table:table-cell office:value-type="float" office:value="104817247044430" calcext:value-type="float">
            <text:p>104817247044430</text:p>
          </table:table-cell>
          <table:table-cell office:value-type="float" office:value="20133332" calcext:value-type="float">
            <text:p>20133332</text:p>
          </table:table-cell>
          <table:table-cell office:value-type="float" office:value="343161337807657" calcext:value-type="float">
            <text:p>34316133780765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763227" calcext:value-type="float">
            <text:p>238344090763227</text:p>
          </table:table-cell>
        </table:table-row>
        <table:table-row table:style-name="ro1">
          <table:table-cell office:value-type="float" office:value="104817269782342" calcext:value-type="float">
            <text:p>104817269782342</text:p>
          </table:table-cell>
          <table:table-cell office:value-type="float" office:value="22737912" calcext:value-type="float">
            <text:p>22737912</text:p>
          </table:table-cell>
          <table:table-cell office:value-type="float" office:value="343161357949259" calcext:value-type="float">
            <text:p>34316135794925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8166917" calcext:value-type="float">
            <text:p>238344088166917</text:p>
          </table:table-cell>
        </table:table-row>
        <table:table-row table:style-name="ro1">
          <table:table-cell office:value-type="float" office:value="104817287202552" calcext:value-type="float">
            <text:p>104817287202552</text:p>
          </table:table-cell>
          <table:table-cell office:value-type="float" office:value="17420210" calcext:value-type="float">
            <text:p>17420210</text:p>
          </table:table-cell>
          <table:table-cell office:value-type="float" office:value="343161378090860" calcext:value-type="float">
            <text:p>34316137809086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888308" calcext:value-type="float">
            <text:p>238344090888308</text:p>
          </table:table-cell>
        </table:table-row>
        <table:table-row table:style-name="ro1">
          <table:table-cell office:value-type="float" office:value="104817322707063" calcext:value-type="float">
            <text:p>104817322707063</text:p>
          </table:table-cell>
          <table:table-cell office:value-type="float" office:value="35504511" calcext:value-type="float">
            <text:p>35504511</text:p>
          </table:table-cell>
          <table:table-cell office:value-type="float" office:value="343161398201944" calcext:value-type="float">
            <text:p>34316139820194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5494881" calcext:value-type="float">
            <text:p>238344075494881</text:p>
          </table:table-cell>
        </table:table-row>
        <table:table-row table:style-name="ro1">
          <table:table-cell office:value-type="float" office:value="104817325957388" calcext:value-type="float">
            <text:p>104817325957388</text:p>
          </table:table-cell>
          <table:table-cell office:value-type="float" office:value="3250325" calcext:value-type="float">
            <text:p>3250325</text:p>
          </table:table-cell>
          <table:table-cell office:value-type="float" office:value="343161418374064" calcext:value-type="float">
            <text:p>343161418374064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2416676" calcext:value-type="float">
            <text:p>238344092416676</text:p>
          </table:table-cell>
        </table:table-row>
        <table:table-row table:style-name="ro1">
          <table:table-cell office:value-type="float" office:value="104817344083503" calcext:value-type="float">
            <text:p>104817344083503</text:p>
          </table:table-cell>
          <table:table-cell office:value-type="float" office:value="18126115" calcext:value-type="float">
            <text:p>18126115</text:p>
          </table:table-cell>
          <table:table-cell office:value-type="float" office:value="343161438485148" calcext:value-type="float">
            <text:p>3431614384851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401645" calcext:value-type="float">
            <text:p>238344094401645</text:p>
          </table:table-cell>
        </table:table-row>
        <table:table-row table:style-name="ro1">
          <table:table-cell office:value-type="float" office:value="104817378943627" calcext:value-type="float">
            <text:p>104817378943627</text:p>
          </table:table-cell>
          <table:table-cell office:value-type="float" office:value="34860124" calcext:value-type="float">
            <text:p>34860124</text:p>
          </table:table-cell>
          <table:table-cell office:value-type="float" office:value="343161458657267" calcext:value-type="float">
            <text:p>34316145865726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79713640" calcext:value-type="float">
            <text:p>238344079713640</text:p>
          </table:table-cell>
        </table:table-row>
        <table:table-row table:style-name="ro1">
          <table:table-cell office:value-type="float" office:value="104817384854451" calcext:value-type="float">
            <text:p>104817384854451</text:p>
          </table:table-cell>
          <table:table-cell office:value-type="float" office:value="5910824" calcext:value-type="float">
            <text:p>5910824</text:p>
          </table:table-cell>
          <table:table-cell office:value-type="float" office:value="343161478737833" calcext:value-type="float">
            <text:p>343161478737833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3883382" calcext:value-type="float">
            <text:p>238344093883382</text:p>
          </table:table-cell>
        </table:table-row>
        <table:table-row table:style-name="ro1">
          <table:table-cell office:value-type="float" office:value="104817402874736" calcext:value-type="float">
            <text:p>104817402874736</text:p>
          </table:table-cell>
          <table:table-cell office:value-type="float" office:value="18020285" calcext:value-type="float">
            <text:p>18020285</text:p>
          </table:table-cell>
          <table:table-cell office:value-type="float" office:value="343161498909952" calcext:value-type="float">
            <text:p>34316149890995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035216" calcext:value-type="float">
            <text:p>238344096035216</text:p>
          </table:table-cell>
        </table:table-row>
        <table:table-row table:style-name="ro1">
          <table:table-cell office:value-type="float" office:value="104817424146110" calcext:value-type="float">
            <text:p>104817424146110</text:p>
          </table:table-cell>
          <table:table-cell office:value-type="float" office:value="21271374" calcext:value-type="float">
            <text:p>21271374</text:p>
          </table:table-cell>
          <table:table-cell office:value-type="float" office:value="343161519021036" calcext:value-type="float">
            <text:p>34316151902103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74926" calcext:value-type="float">
            <text:p>238344094874926</text:p>
          </table:table-cell>
        </table:table-row>
        <table:table-row table:style-name="ro1">
          <table:table-cell office:value-type="float" office:value="104817443642823" calcext:value-type="float">
            <text:p>104817443642823</text:p>
          </table:table-cell>
          <table:table-cell office:value-type="float" office:value="19496713" calcext:value-type="float">
            <text:p>19496713</text:p>
          </table:table-cell>
          <table:table-cell office:value-type="float" office:value="343161539162638" calcext:value-type="float">
            <text:p>34316153916263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19815" calcext:value-type="float">
            <text:p>238344095519815</text:p>
          </table:table-cell>
        </table:table-row>
        <table:table-row table:style-name="ro1">
          <table:table-cell office:value-type="float" office:value="104817465616481" calcext:value-type="float">
            <text:p>104817465616481</text:p>
          </table:table-cell>
          <table:table-cell office:value-type="float" office:value="21973658" calcext:value-type="float">
            <text:p>21973658</text:p>
          </table:table-cell>
          <table:table-cell office:value-type="float" office:value="343161559304239" calcext:value-type="float">
            <text:p>34316155930423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687758" calcext:value-type="float">
            <text:p>238344093687758</text:p>
          </table:table-cell>
        </table:table-row>
        <table:table-row table:style-name="ro1">
          <table:table-cell office:value-type="float" office:value="104817485165614" calcext:value-type="float">
            <text:p>104817485165614</text:p>
          </table:table-cell>
          <table:table-cell office:value-type="float" office:value="19549133" calcext:value-type="float">
            <text:p>19549133</text:p>
          </table:table-cell>
          <table:table-cell office:value-type="float" office:value="343161579476358" calcext:value-type="float">
            <text:p>34316157947635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310744" calcext:value-type="float">
            <text:p>238344094310744</text:p>
          </table:table-cell>
        </table:table-row>
        <table:table-row table:style-name="ro1">
          <table:table-cell office:value-type="float" office:value="104817506478906" calcext:value-type="float">
            <text:p>104817506478906</text:p>
          </table:table-cell>
          <table:table-cell office:value-type="float" office:value="21313292" calcext:value-type="float">
            <text:p>21313292</text:p>
          </table:table-cell>
          <table:table-cell office:value-type="float" office:value="343161599648478" calcext:value-type="float">
            <text:p>343161599648478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3169572" calcext:value-type="float">
            <text:p>238344093169572</text:p>
          </table:table-cell>
        </table:table-row>
        <table:table-row table:style-name="ro1">
          <table:table-cell office:value-type="float" office:value="104817526640589" calcext:value-type="float">
            <text:p>104817526640589</text:p>
          </table:table-cell>
          <table:table-cell office:value-type="float" office:value="20161683" calcext:value-type="float">
            <text:p>20161683</text:p>
          </table:table-cell>
          <table:table-cell office:value-type="float" office:value="343161619759562" calcext:value-type="float">
            <text:p>34316161975956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118973" calcext:value-type="float">
            <text:p>238344093118973</text:p>
          </table:table-cell>
        </table:table-row>
        <table:table-row table:style-name="ro1">
          <table:table-cell office:value-type="float" office:value="104817545938993" calcext:value-type="float">
            <text:p>104817545938993</text:p>
          </table:table-cell>
          <table:table-cell office:value-type="float" office:value="19298404" calcext:value-type="float">
            <text:p>19298404</text:p>
          </table:table-cell>
          <table:table-cell office:value-type="float" office:value="343161639901163" calcext:value-type="float">
            <text:p>34316163990116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962170" calcext:value-type="float">
            <text:p>238344093962170</text:p>
          </table:table-cell>
        </table:table-row>
        <table:table-row table:style-name="ro1">
          <table:table-cell office:value-type="float" office:value="104817575460336" calcext:value-type="float">
            <text:p>104817575460336</text:p>
          </table:table-cell>
          <table:table-cell office:value-type="float" office:value="29521343" calcext:value-type="float">
            <text:p>29521343</text:p>
          </table:table-cell>
          <table:table-cell office:value-type="float" office:value="343161660012247" calcext:value-type="float">
            <text:p>34316166001224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4551911" calcext:value-type="float">
            <text:p>238344084551911</text:p>
          </table:table-cell>
        </table:table-row>
        <table:table-row table:style-name="ro1">
          <table:table-cell office:value-type="float" office:value="104817590894542" calcext:value-type="float">
            <text:p>104817590894542</text:p>
          </table:table-cell>
          <table:table-cell office:value-type="float" office:value="15434206" calcext:value-type="float">
            <text:p>15434206</text:p>
          </table:table-cell>
          <table:table-cell office:value-type="float" office:value="343161680184366" calcext:value-type="float">
            <text:p>34316168018436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9289824" calcext:value-type="float">
            <text:p>238344089289824</text:p>
          </table:table-cell>
        </table:table-row>
        <table:table-row table:style-name="ro1">
          <table:table-cell office:value-type="float" office:value="104817605343141" calcext:value-type="float">
            <text:p>104817605343141</text:p>
          </table:table-cell>
          <table:table-cell office:value-type="float" office:value="14448599" calcext:value-type="float">
            <text:p>14448599</text:p>
          </table:table-cell>
          <table:table-cell office:value-type="float" office:value="343161700325968" calcext:value-type="float">
            <text:p>34316170032596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82827" calcext:value-type="float">
            <text:p>238344094982827</text:p>
          </table:table-cell>
        </table:table-row>
        <table:table-row table:style-name="ro1">
          <table:table-cell office:value-type="float" office:value="104817624941649" calcext:value-type="float">
            <text:p>104817624941649</text:p>
          </table:table-cell>
          <table:table-cell office:value-type="float" office:value="19598508" calcext:value-type="float">
            <text:p>19598508</text:p>
          </table:table-cell>
          <table:table-cell office:value-type="float" office:value="343161720406534" calcext:value-type="float">
            <text:p>343161720406534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5464885" calcext:value-type="float">
            <text:p>238344095464885</text:p>
          </table:table-cell>
        </table:table-row>
        <table:table-row table:style-name="ro1">
          <table:table-cell office:value-type="float" office:value="104817645037414" calcext:value-type="float">
            <text:p>104817645037414</text:p>
          </table:table-cell>
          <table:table-cell office:value-type="float" office:value="20095765" calcext:value-type="float">
            <text:p>20095765</text:p>
          </table:table-cell>
          <table:table-cell office:value-type="float" office:value="343161740548136" calcext:value-type="float">
            <text:p>34316174054813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10722" calcext:value-type="float">
            <text:p>238344095510722</text:p>
          </table:table-cell>
        </table:table-row>
        <table:table-row table:style-name="ro1">
          <table:table-cell office:value-type="float" office:value="104817668435233" calcext:value-type="float">
            <text:p>104817668435233</text:p>
          </table:table-cell>
          <table:table-cell office:value-type="float" office:value="23397819" calcext:value-type="float">
            <text:p>23397819</text:p>
          </table:table-cell>
          <table:table-cell office:value-type="float" office:value="343161760720255" calcext:value-type="float">
            <text:p>34316176072025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285022" calcext:value-type="float">
            <text:p>238344092285022</text:p>
          </table:table-cell>
        </table:table-row>
        <table:table-row table:style-name="ro1">
          <table:table-cell office:value-type="float" office:value="104817686974838" calcext:value-type="float">
            <text:p>104817686974838</text:p>
          </table:table-cell>
          <table:table-cell office:value-type="float" office:value="18539605" calcext:value-type="float">
            <text:p>18539605</text:p>
          </table:table-cell>
          <table:table-cell office:value-type="float" office:value="343161780861857" calcext:value-type="float">
            <text:p>3431617808618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887019" calcext:value-type="float">
            <text:p>238344093887019</text:p>
          </table:table-cell>
        </table:table-row>
        <table:table-row table:style-name="ro1">
          <table:table-cell office:value-type="float" office:value="104817707413988" calcext:value-type="float">
            <text:p>104817707413988</text:p>
          </table:table-cell>
          <table:table-cell office:value-type="float" office:value="20439150" calcext:value-type="float">
            <text:p>20439150</text:p>
          </table:table-cell>
          <table:table-cell office:value-type="float" office:value="343161801003458" calcext:value-type="float">
            <text:p>3431618010034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589470" calcext:value-type="float">
            <text:p>238344093589470</text:p>
          </table:table-cell>
        </table:table-row>
        <table:table-row table:style-name="ro1">
          <table:table-cell office:value-type="float" office:value="104817726898324" calcext:value-type="float">
            <text:p>104817726898324</text:p>
          </table:table-cell>
          <table:table-cell office:value-type="float" office:value="19484336" calcext:value-type="float">
            <text:p>19484336</text:p>
          </table:table-cell>
          <table:table-cell office:value-type="float" office:value="343161821145060" calcext:value-type="float">
            <text:p>34316182114506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46736" calcext:value-type="float">
            <text:p>238344094246736</text:p>
          </table:table-cell>
        </table:table-row>
        <table:table-row table:style-name="ro1">
          <table:table-cell office:value-type="float" office:value="104817748797841" calcext:value-type="float">
            <text:p>104817748797841</text:p>
          </table:table-cell>
          <table:table-cell office:value-type="float" office:value="21899517" calcext:value-type="float">
            <text:p>21899517</text:p>
          </table:table-cell>
          <table:table-cell office:value-type="float" office:value="343161841317179" calcext:value-type="float">
            <text:p>34316184131717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519338" calcext:value-type="float">
            <text:p>238344092519338</text:p>
          </table:table-cell>
        </table:table-row>
        <table:table-row table:style-name="ro1">
          <table:table-cell office:value-type="float" office:value="104817769104413" calcext:value-type="float">
            <text:p>104817769104413</text:p>
          </table:table-cell>
          <table:table-cell office:value-type="float" office:value="20306572" calcext:value-type="float">
            <text:p>20306572</text:p>
          </table:table-cell>
          <table:table-cell office:value-type="float" office:value="343161861458780" calcext:value-type="float">
            <text:p>34316186145878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354367" calcext:value-type="float">
            <text:p>238344092354367</text:p>
          </table:table-cell>
        </table:table-row>
        <table:table-row table:style-name="ro1">
          <table:table-cell office:value-type="float" office:value="104817787080048" calcext:value-type="float">
            <text:p>104817787080048</text:p>
          </table:table-cell>
          <table:table-cell office:value-type="float" office:value="17975635" calcext:value-type="float">
            <text:p>17975635</text:p>
          </table:table-cell>
          <table:table-cell office:value-type="float" office:value="343161881600382" calcext:value-type="float">
            <text:p>34316188160038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20334" calcext:value-type="float">
            <text:p>238344094520334</text:p>
          </table:table-cell>
        </table:table-row>
        <table:table-row table:style-name="ro1">
          <table:table-cell office:value-type="float" office:value="104817807517597" calcext:value-type="float">
            <text:p>104817807517597</text:p>
          </table:table-cell>
          <table:table-cell office:value-type="float" office:value="20437549" calcext:value-type="float">
            <text:p>20437549</text:p>
          </table:table-cell>
          <table:table-cell office:value-type="float" office:value="343161901741983" calcext:value-type="float">
            <text:p>34316190174198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224386" calcext:value-type="float">
            <text:p>238344094224386</text:p>
          </table:table-cell>
        </table:table-row>
        <table:table-row table:style-name="ro1">
          <table:table-cell office:value-type="float" office:value="104817827454109" calcext:value-type="float">
            <text:p>104817827454109</text:p>
          </table:table-cell>
          <table:table-cell office:value-type="float" office:value="19936512" calcext:value-type="float">
            <text:p>19936512</text:p>
          </table:table-cell>
          <table:table-cell office:value-type="float" office:value="343161921883585" calcext:value-type="float">
            <text:p>34316192188358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429476" calcext:value-type="float">
            <text:p>238344094429476</text:p>
          </table:table-cell>
        </table:table-row>
        <table:table-row table:style-name="ro1">
          <table:table-cell office:value-type="float" office:value="104817848849702" calcext:value-type="float">
            <text:p>104817848849702</text:p>
          </table:table-cell>
          <table:table-cell office:value-type="float" office:value="21395593" calcext:value-type="float">
            <text:p>21395593</text:p>
          </table:table-cell>
          <table:table-cell office:value-type="float" office:value="343161942025187" calcext:value-type="float">
            <text:p>34316194202518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175485" calcext:value-type="float">
            <text:p>238344093175485</text:p>
          </table:table-cell>
        </table:table-row>
        <table:table-row table:style-name="ro1">
          <table:table-cell office:value-type="float" office:value="104817870077194" calcext:value-type="float">
            <text:p>104817870077194</text:p>
          </table:table-cell>
          <table:table-cell office:value-type="float" office:value="21227492" calcext:value-type="float">
            <text:p>21227492</text:p>
          </table:table-cell>
          <table:table-cell office:value-type="float" office:value="343161962166788" calcext:value-type="float">
            <text:p>34316196216678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089594" calcext:value-type="float">
            <text:p>238344092089594</text:p>
          </table:table-cell>
        </table:table-row>
        <table:table-row table:style-name="ro1">
          <table:table-cell office:value-type="float" office:value="104817888276201" calcext:value-type="float">
            <text:p>104817888276201</text:p>
          </table:table-cell>
          <table:table-cell office:value-type="float" office:value="18199007" calcext:value-type="float">
            <text:p>18199007</text:p>
          </table:table-cell>
          <table:table-cell office:value-type="float" office:value="343161982338907" calcext:value-type="float">
            <text:p>34316198233890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062706" calcext:value-type="float">
            <text:p>238344094062706</text:p>
          </table:table-cell>
        </table:table-row>
        <table:table-row table:style-name="ro1">
          <table:table-cell office:value-type="float" office:value="104817936247801" calcext:value-type="float">
            <text:p>104817936247801</text:p>
          </table:table-cell>
          <table:table-cell office:value-type="float" office:value="47971600" calcext:value-type="float">
            <text:p>47971600</text:p>
          </table:table-cell>
          <table:table-cell office:value-type="float" office:value="343162002449991" calcext:value-type="float">
            <text:p>3431620024499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6202190" calcext:value-type="float">
            <text:p>238344066202190</text:p>
          </table:table-cell>
        </table:table-row>
        <table:table-row table:style-name="ro1">
          <table:table-cell office:value-type="float" office:value="104817939481766" calcext:value-type="float">
            <text:p>104817939481766</text:p>
          </table:table-cell>
          <table:table-cell office:value-type="float" office:value="3233965" calcext:value-type="float">
            <text:p>3233965</text:p>
          </table:table-cell>
          <table:table-cell office:value-type="float" office:value="343162022591593" calcext:value-type="float">
            <text:p>3431620225915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3109827" calcext:value-type="float">
            <text:p>238344083109827</text:p>
          </table:table-cell>
        </table:table-row>
        <table:table-row table:style-name="ro1">
          <table:table-cell office:value-type="float" office:value="104817976350652" calcext:value-type="float">
            <text:p>104817976350652</text:p>
          </table:table-cell>
          <table:table-cell office:value-type="float" office:value="36868886" calcext:value-type="float">
            <text:p>36868886</text:p>
          </table:table-cell>
          <table:table-cell office:value-type="float" office:value="343162042733194" calcext:value-type="float">
            <text:p>34316204273319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6382542" calcext:value-type="float">
            <text:p>238344066382542</text:p>
          </table:table-cell>
        </table:table-row>
        <table:table-row table:style-name="ro1">
          <table:table-cell office:value-type="float" office:value="104817979389419" calcext:value-type="float">
            <text:p>104817979389419</text:p>
          </table:table-cell>
          <table:table-cell office:value-type="float" office:value="3038767" calcext:value-type="float">
            <text:p>3038767</text:p>
          </table:table-cell>
          <table:table-cell office:value-type="float" office:value="343162062874796" calcext:value-type="float">
            <text:p>34316206287479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3485377" calcext:value-type="float">
            <text:p>238344083485377</text:p>
          </table:table-cell>
        </table:table-row>
        <table:table-row table:style-name="ro1">
          <table:table-cell office:value-type="float" office:value="104817987470168" calcext:value-type="float">
            <text:p>104817987470168</text:p>
          </table:table-cell>
          <table:table-cell office:value-type="float" office:value="8080749" calcext:value-type="float">
            <text:p>8080749</text:p>
          </table:table-cell>
          <table:table-cell office:value-type="float" office:value="343162083016398" calcext:value-type="float">
            <text:p>3431620830163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46230" calcext:value-type="float">
            <text:p>238344095546230</text:p>
          </table:table-cell>
        </table:table-row>
        <table:table-row table:style-name="ro1">
          <table:table-cell office:value-type="float" office:value="104818007557777" calcext:value-type="float">
            <text:p>104818007557777</text:p>
          </table:table-cell>
          <table:table-cell office:value-type="float" office:value="20087609" calcext:value-type="float">
            <text:p>20087609</text:p>
          </table:table-cell>
          <table:table-cell office:value-type="float" office:value="343162103157999" calcext:value-type="float">
            <text:p>3431621031579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00222" calcext:value-type="float">
            <text:p>238344095600222</text:p>
          </table:table-cell>
        </table:table-row>
        <table:table-row table:style-name="ro1">
          <table:table-cell office:value-type="float" office:value="104818027756664" calcext:value-type="float">
            <text:p>104818027756664</text:p>
          </table:table-cell>
          <table:table-cell office:value-type="float" office:value="20198887" calcext:value-type="float">
            <text:p>20198887</text:p>
          </table:table-cell>
          <table:table-cell office:value-type="float" office:value="343162123299601" calcext:value-type="float">
            <text:p>3431621232996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42937" calcext:value-type="float">
            <text:p>238344095542937</text:p>
          </table:table-cell>
        </table:table-row>
        <table:table-row table:style-name="ro1">
          <table:table-cell office:value-type="float" office:value="104818077179174" calcext:value-type="float">
            <text:p>104818077179174</text:p>
          </table:table-cell>
          <table:table-cell office:value-type="float" office:value="49422510" calcext:value-type="float">
            <text:p>49422510</text:p>
          </table:table-cell>
          <table:table-cell office:value-type="float" office:value="343162143410685" calcext:value-type="float">
            <text:p>34316214341068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6231511" calcext:value-type="float">
            <text:p>238344066231511</text:p>
          </table:table-cell>
        </table:table-row>
        <table:table-row table:style-name="ro1">
          <table:table-cell office:value-type="float" office:value="104818080920429" calcext:value-type="float">
            <text:p>104818080920429</text:p>
          </table:table-cell>
          <table:table-cell office:value-type="float" office:value="3741255" calcext:value-type="float">
            <text:p>3741255</text:p>
          </table:table-cell>
          <table:table-cell office:value-type="float" office:value="343162163582804" calcext:value-type="float">
            <text:p>34316216358280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2662375" calcext:value-type="float">
            <text:p>238344082662375</text:p>
          </table:table-cell>
        </table:table-row>
        <table:table-row table:style-name="ro1">
          <table:table-cell office:value-type="float" office:value="104818090140157" calcext:value-type="float">
            <text:p>104818090140157</text:p>
          </table:table-cell>
          <table:table-cell office:value-type="float" office:value="9219728" calcext:value-type="float">
            <text:p>9219728</text:p>
          </table:table-cell>
          <table:table-cell office:value-type="float" office:value="343162183724405" calcext:value-type="float">
            <text:p>3431621837244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584248" calcext:value-type="float">
            <text:p>238344093584248</text:p>
          </table:table-cell>
        </table:table-row>
        <table:table-row table:style-name="ro1">
          <table:table-cell office:value-type="float" office:value="104818110530468" calcext:value-type="float">
            <text:p>104818110530468</text:p>
          </table:table-cell>
          <table:table-cell office:value-type="float" office:value="20390311" calcext:value-type="float">
            <text:p>20390311</text:p>
          </table:table-cell>
          <table:table-cell office:value-type="float" office:value="343162203866007" calcext:value-type="float">
            <text:p>3431622038660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335539" calcext:value-type="float">
            <text:p>238344093335539</text:p>
          </table:table-cell>
        </table:table-row>
        <table:table-row table:style-name="ro1">
          <table:table-cell office:value-type="float" office:value="104818133833536" calcext:value-type="float">
            <text:p>104818133833536</text:p>
          </table:table-cell>
          <table:table-cell office:value-type="float" office:value="23303068" calcext:value-type="float">
            <text:p>23303068</text:p>
          </table:table-cell>
          <table:table-cell office:value-type="float" office:value="343162224007608" calcext:value-type="float">
            <text:p>34316222400760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174072" calcext:value-type="float">
            <text:p>238344090174072</text:p>
          </table:table-cell>
        </table:table-row>
        <table:table-row table:style-name="ro1">
          <table:table-cell office:value-type="float" office:value="104818149287931" calcext:value-type="float">
            <text:p>104818149287931</text:p>
          </table:table-cell>
          <table:table-cell office:value-type="float" office:value="15454395" calcext:value-type="float">
            <text:p>15454395</text:p>
          </table:table-cell>
          <table:table-cell office:value-type="float" office:value="343162244149210" calcext:value-type="float">
            <text:p>34316224414921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61279" calcext:value-type="float">
            <text:p>238344094861279</text:p>
          </table:table-cell>
        </table:table-row>
        <table:table-row table:style-name="ro1">
          <table:table-cell office:value-type="float" office:value="104818170794083" calcext:value-type="float">
            <text:p>104818170794083</text:p>
          </table:table-cell>
          <table:table-cell office:value-type="float" office:value="21506152" calcext:value-type="float">
            <text:p>21506152</text:p>
          </table:table-cell>
          <table:table-cell office:value-type="float" office:value="343162264290812" calcext:value-type="float">
            <text:p>3431622642908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496729" calcext:value-type="float">
            <text:p>238344093496729</text:p>
          </table:table-cell>
        </table:table-row>
        <table:table-row table:style-name="ro1">
          <table:table-cell office:value-type="float" office:value="104818245628578" calcext:value-type="float">
            <text:p>104818245628578</text:p>
          </table:table-cell>
          <table:table-cell office:value-type="float" office:value="74834495" calcext:value-type="float">
            <text:p>74834495</text:p>
          </table:table-cell>
          <table:table-cell office:value-type="float" office:value="343162284432413" calcext:value-type="float">
            <text:p>3431622844324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38803835" calcext:value-type="float">
            <text:p>238344038803835</text:p>
          </table:table-cell>
        </table:table-row>
        <table:table-row table:style-name="ro1">
          <table:table-cell office:value-type="float" office:value="104818250173433" calcext:value-type="float">
            <text:p>104818250173433</text:p>
          </table:table-cell>
          <table:table-cell office:value-type="float" office:value="4544855" calcext:value-type="float">
            <text:p>4544855</text:p>
          </table:table-cell>
          <table:table-cell office:value-type="float" office:value="343162304574015" calcext:value-type="float">
            <text:p>3431623045740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54400582" calcext:value-type="float">
            <text:p>238344054400582</text:p>
          </table:table-cell>
        </table:table-row>
        <table:table-row table:style-name="ro1">
          <table:table-cell office:value-type="float" office:value="104818278007692" calcext:value-type="float">
            <text:p>104818278007692</text:p>
          </table:table-cell>
          <table:table-cell office:value-type="float" office:value="27834259" calcext:value-type="float">
            <text:p>27834259</text:p>
          </table:table-cell>
          <table:table-cell office:value-type="float" office:value="343162324746134" calcext:value-type="float">
            <text:p>34316232474613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46738442" calcext:value-type="float">
            <text:p>238344046738442</text:p>
          </table:table-cell>
        </table:table-row>
        <table:table-row table:style-name="ro1">
          <table:table-cell office:value-type="float" office:value="104818280145891" calcext:value-type="float">
            <text:p>104818280145891</text:p>
          </table:table-cell>
          <table:table-cell office:value-type="float" office:value="2138199" calcext:value-type="float">
            <text:p>2138199</text:p>
          </table:table-cell>
          <table:table-cell office:value-type="float" office:value="343162344857218" calcext:value-type="float">
            <text:p>34316234485721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4711327" calcext:value-type="float">
            <text:p>238344064711327</text:p>
          </table:table-cell>
        </table:table-row>
        <table:table-row table:style-name="ro1">
          <table:table-cell office:value-type="float" office:value="104818282439298" calcext:value-type="float">
            <text:p>104818282439298</text:p>
          </table:table-cell>
          <table:table-cell office:value-type="float" office:value="2293407" calcext:value-type="float">
            <text:p>2293407</text:p>
          </table:table-cell>
          <table:table-cell office:value-type="float" office:value="343162364998819" calcext:value-type="float">
            <text:p>34316236499881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2559521" calcext:value-type="float">
            <text:p>238344082559521</text:p>
          </table:table-cell>
        </table:table-row>
        <table:table-row table:style-name="ro1">
          <table:table-cell office:value-type="float" office:value="104818289320159" calcext:value-type="float">
            <text:p>104818289320159</text:p>
          </table:table-cell>
          <table:table-cell office:value-type="float" office:value="6880861" calcext:value-type="float">
            <text:p>6880861</text:p>
          </table:table-cell>
          <table:table-cell office:value-type="float" office:value="343162385140421" calcext:value-type="float">
            <text:p>3431623851404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820262" calcext:value-type="float">
            <text:p>238344095820262</text:p>
          </table:table-cell>
        </table:table-row>
        <table:table-row table:style-name="ro1">
          <table:table-cell office:value-type="float" office:value="104818314236281" calcext:value-type="float">
            <text:p>104818314236281</text:p>
          </table:table-cell>
          <table:table-cell office:value-type="float" office:value="24916122" calcext:value-type="float">
            <text:p>24916122</text:p>
          </table:table-cell>
          <table:table-cell office:value-type="float" office:value="343162405251505" calcext:value-type="float">
            <text:p>34316240525150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015224" calcext:value-type="float">
            <text:p>238344091015224</text:p>
          </table:table-cell>
        </table:table-row>
        <table:table-row table:style-name="ro1">
          <table:table-cell office:value-type="float" office:value="104818343606520" calcext:value-type="float">
            <text:p>104818343606520</text:p>
          </table:table-cell>
          <table:table-cell office:value-type="float" office:value="29370239" calcext:value-type="float">
            <text:p>29370239</text:p>
          </table:table-cell>
          <table:table-cell office:value-type="float" office:value="343162425362589" calcext:value-type="float">
            <text:p>34316242536258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1756069" calcext:value-type="float">
            <text:p>238344081756069</text:p>
          </table:table-cell>
        </table:table-row>
        <table:table-row table:style-name="ro1">
          <table:table-cell office:value-type="float" office:value="104818350673520" calcext:value-type="float">
            <text:p>104818350673520</text:p>
          </table:table-cell>
          <table:table-cell office:value-type="float" office:value="7067000" calcext:value-type="float">
            <text:p>7067000</text:p>
          </table:table-cell>
          <table:table-cell office:value-type="float" office:value="343162445534708" calcext:value-type="float">
            <text:p>34316244553470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61188" calcext:value-type="float">
            <text:p>238344094861188</text:p>
          </table:table-cell>
        </table:table-row>
        <table:table-row table:style-name="ro1">
          <table:table-cell office:value-type="float" office:value="104818370863034" calcext:value-type="float">
            <text:p>104818370863034</text:p>
          </table:table-cell>
          <table:table-cell office:value-type="float" office:value="20189514" calcext:value-type="float">
            <text:p>20189514</text:p>
          </table:table-cell>
          <table:table-cell office:value-type="float" office:value="343162465706827" calcext:value-type="float">
            <text:p>34316246570682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43793" calcext:value-type="float">
            <text:p>238344094843793</text:p>
          </table:table-cell>
        </table:table-row>
        <table:table-row table:style-name="ro1">
          <table:table-cell office:value-type="float" office:value="104818391039037" calcext:value-type="float">
            <text:p>104818391039037</text:p>
          </table:table-cell>
          <table:table-cell office:value-type="float" office:value="20176003" calcext:value-type="float">
            <text:p>20176003</text:p>
          </table:table-cell>
          <table:table-cell office:value-type="float" office:value="343162485848429" calcext:value-type="float">
            <text:p>34316248584842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09392" calcext:value-type="float">
            <text:p>238344094809392</text:p>
          </table:table-cell>
        </table:table-row>
        <table:table-row table:style-name="ro1">
          <table:table-cell office:value-type="float" office:value="104818415855982" calcext:value-type="float">
            <text:p>104818415855982</text:p>
          </table:table-cell>
          <table:table-cell office:value-type="float" office:value="24816945" calcext:value-type="float">
            <text:p>24816945</text:p>
          </table:table-cell>
          <table:table-cell office:value-type="float" office:value="343162505959513" calcext:value-type="float">
            <text:p>34316250595951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103531" calcext:value-type="float">
            <text:p>238344090103531</text:p>
          </table:table-cell>
        </table:table-row>
        <table:table-row table:style-name="ro1">
          <table:table-cell office:value-type="float" office:value="104818432996370" calcext:value-type="float">
            <text:p>104818432996370</text:p>
          </table:table-cell>
          <table:table-cell office:value-type="float" office:value="17140388" calcext:value-type="float">
            <text:p>17140388</text:p>
          </table:table-cell>
          <table:table-cell office:value-type="float" office:value="343162526131632" calcext:value-type="float">
            <text:p>3431625261316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135262" calcext:value-type="float">
            <text:p>238344093135262</text:p>
          </table:table-cell>
        </table:table-row>
        <table:table-row table:style-name="ro1">
          <table:table-cell office:value-type="float" office:value="104818451866393" calcext:value-type="float">
            <text:p>104818451866393</text:p>
          </table:table-cell>
          <table:table-cell office:value-type="float" office:value="18870023" calcext:value-type="float">
            <text:p>18870023</text:p>
          </table:table-cell>
          <table:table-cell office:value-type="float" office:value="343162546273233" calcext:value-type="float">
            <text:p>34316254627323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406840" calcext:value-type="float">
            <text:p>238344094406840</text:p>
          </table:table-cell>
        </table:table-row>
        <table:table-row table:style-name="ro1">
          <table:table-cell office:value-type="float" office:value="104818471833351" calcext:value-type="float">
            <text:p>104818471833351</text:p>
          </table:table-cell>
          <table:table-cell office:value-type="float" office:value="19966958" calcext:value-type="float">
            <text:p>19966958</text:p>
          </table:table-cell>
          <table:table-cell office:value-type="float" office:value="343162566414835" calcext:value-type="float">
            <text:p>34316256641483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81484" calcext:value-type="float">
            <text:p>238344094581484</text:p>
          </table:table-cell>
        </table:table-row>
        <table:table-row table:style-name="ro1">
          <table:table-cell office:value-type="float" office:value="104818537661367" calcext:value-type="float">
            <text:p>104818537661367</text:p>
          </table:table-cell>
          <table:table-cell office:value-type="float" office:value="65828016" calcext:value-type="float">
            <text:p>65828016</text:p>
          </table:table-cell>
          <table:table-cell office:value-type="float" office:value="343162586525919" calcext:value-type="float">
            <text:p>34316258652591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48864552" calcext:value-type="float">
            <text:p>238344048864552</text:p>
          </table:table-cell>
        </table:table-row>
        <table:table-row table:style-name="ro1">
          <table:table-cell office:value-type="float" office:value="104818542537691" calcext:value-type="float">
            <text:p>104818542537691</text:p>
          </table:table-cell>
          <table:table-cell office:value-type="float" office:value="4876324" calcext:value-type="float">
            <text:p>4876324</text:p>
          </table:table-cell>
          <table:table-cell office:value-type="float" office:value="343162606667521" calcext:value-type="float">
            <text:p>3431626066675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64129830" calcext:value-type="float">
            <text:p>238344064129830</text:p>
          </table:table-cell>
        </table:table-row>
        <table:table-row table:style-name="ro1">
          <table:table-cell office:value-type="float" office:value="104818546122820" calcext:value-type="float">
            <text:p>104818546122820</text:p>
          </table:table-cell>
          <table:table-cell office:value-type="float" office:value="3585129" calcext:value-type="float">
            <text:p>3585129</text:p>
          </table:table-cell>
          <table:table-cell office:value-type="float" office:value="343162626809122" calcext:value-type="float">
            <text:p>34316262680912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0686302" calcext:value-type="float">
            <text:p>238344080686302</text:p>
          </table:table-cell>
        </table:table-row>
        <table:table-row table:style-name="ro1">
          <table:table-cell office:value-type="float" office:value="104818579832046" calcext:value-type="float">
            <text:p>104818579832046</text:p>
          </table:table-cell>
          <table:table-cell office:value-type="float" office:value="33709226" calcext:value-type="float">
            <text:p>33709226</text:p>
          </table:table-cell>
          <table:table-cell office:value-type="float" office:value="343162646950724" calcext:value-type="float">
            <text:p>34316264695072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67118678" calcext:value-type="float">
            <text:p>238344067118678</text:p>
          </table:table-cell>
        </table:table-row>
        <table:table-row table:style-name="ro1">
          <table:table-cell office:value-type="float" office:value="104818581882644" calcext:value-type="float">
            <text:p>104818581882644</text:p>
          </table:table-cell>
          <table:table-cell office:value-type="float" office:value="2050598" calcext:value-type="float">
            <text:p>2050598</text:p>
          </table:table-cell>
          <table:table-cell office:value-type="float" office:value="343162667092325" calcext:value-type="float">
            <text:p>34316266709232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5209681" calcext:value-type="float">
            <text:p>238344085209681</text:p>
          </table:table-cell>
        </table:table-row>
        <table:table-row table:style-name="ro1">
          <table:table-cell office:value-type="float" office:value="104818591935660" calcext:value-type="float">
            <text:p>104818591935660</text:p>
          </table:table-cell>
          <table:table-cell office:value-type="float" office:value="10053016" calcext:value-type="float">
            <text:p>10053016</text:p>
          </table:table-cell>
          <table:table-cell office:value-type="float" office:value="343162687233927" calcext:value-type="float">
            <text:p>34316268723392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298267" calcext:value-type="float">
            <text:p>238344095298267</text:p>
          </table:table-cell>
        </table:table-row>
        <table:table-row table:style-name="ro1">
          <table:table-cell office:value-type="float" office:value="104818623223515" calcext:value-type="float">
            <text:p>104818623223515</text:p>
          </table:table-cell>
          <table:table-cell office:value-type="float" office:value="31287855" calcext:value-type="float">
            <text:p>31287855</text:p>
          </table:table-cell>
          <table:table-cell office:value-type="float" office:value="343162707375528" calcext:value-type="float">
            <text:p>34316270737552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4152013" calcext:value-type="float">
            <text:p>238344084152013</text:p>
          </table:table-cell>
        </table:table-row>
        <table:table-row table:style-name="ro1">
          <table:table-cell office:value-type="float" office:value="104818640106652" calcext:value-type="float">
            <text:p>104818640106652</text:p>
          </table:table-cell>
          <table:table-cell office:value-type="float" office:value="16883137" calcext:value-type="float">
            <text:p>16883137</text:p>
          </table:table-cell>
          <table:table-cell office:value-type="float" office:value="343162727517130" calcext:value-type="float">
            <text:p>34316272751713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7410478" calcext:value-type="float">
            <text:p>238344087410478</text:p>
          </table:table-cell>
        </table:table-row>
        <table:table-row table:style-name="ro1">
          <table:table-cell office:value-type="float" office:value="104818654195616" calcext:value-type="float">
            <text:p>104818654195616</text:p>
          </table:table-cell>
          <table:table-cell office:value-type="float" office:value="14088964" calcext:value-type="float">
            <text:p>14088964</text:p>
          </table:table-cell>
          <table:table-cell office:value-type="float" office:value="343162747658732" calcext:value-type="float">
            <text:p>3431627476587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463116" calcext:value-type="float">
            <text:p>238344093463116</text:p>
          </table:table-cell>
        </table:table-row>
        <table:table-row table:style-name="ro1">
          <table:table-cell office:value-type="float" office:value="104818676375187" calcext:value-type="float">
            <text:p>104818676375187</text:p>
          </table:table-cell>
          <table:table-cell office:value-type="float" office:value="22179571" calcext:value-type="float">
            <text:p>22179571</text:p>
          </table:table-cell>
          <table:table-cell office:value-type="float" office:value="343162767830851" calcext:value-type="float">
            <text:p>34316276783085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455664" calcext:value-type="float">
            <text:p>238344091455664</text:p>
          </table:table-cell>
        </table:table-row>
        <table:table-row table:style-name="ro1">
          <table:table-cell office:value-type="float" office:value="104818695297204" calcext:value-type="float">
            <text:p>104818695297204</text:p>
          </table:table-cell>
          <table:table-cell office:value-type="float" office:value="18922017" calcext:value-type="float">
            <text:p>18922017</text:p>
          </table:table-cell>
          <table:table-cell office:value-type="float" office:value="343162787941935" calcext:value-type="float">
            <text:p>34316278794193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644731" calcext:value-type="float">
            <text:p>238344092644731</text:p>
          </table:table-cell>
        </table:table-row>
        <table:table-row table:style-name="ro1">
          <table:table-cell office:value-type="float" office:value="104818841617780" calcext:value-type="float">
            <text:p>104818841617780</text:p>
          </table:table-cell>
          <table:table-cell office:value-type="float" office:value="146320576" calcext:value-type="float">
            <text:p>146320576</text:p>
          </table:table-cell>
          <table:table-cell office:value-type="float" office:value="343162808083536" calcext:value-type="float">
            <text:p>34316280808353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3966465756" calcext:value-type="float">
            <text:p>238343966465756</text:p>
          </table:table-cell>
        </table:table-row>
        <table:table-row table:style-name="ro1">
          <table:table-cell office:value-type="float" office:value="104818848696297" calcext:value-type="float">
            <text:p>104818848696297</text:p>
          </table:table-cell>
          <table:table-cell office:value-type="float" office:value="7078517" calcext:value-type="float">
            <text:p>7078517</text:p>
          </table:table-cell>
          <table:table-cell office:value-type="float" office:value="343162829659464" calcext:value-type="float">
            <text:p>343162829659464</text:p>
          </table:table-cell>
          <table:table-cell office:value-type="float" office:value="21575928" calcext:value-type="float">
            <text:p>21575928</text:p>
          </table:table-cell>
          <table:table-cell office:value-type="float" office:value="238343980963167" calcext:value-type="float">
            <text:p>238343980963167</text:p>
          </table:table-cell>
        </table:table-row>
        <table:table-row table:style-name="ro1">
          <table:table-cell office:value-type="float" office:value="104818865106399" calcext:value-type="float">
            <text:p>104818865106399</text:p>
          </table:table-cell>
          <table:table-cell office:value-type="float" office:value="16410102" calcext:value-type="float">
            <text:p>16410102</text:p>
          </table:table-cell>
          <table:table-cell office:value-type="float" office:value="343162849892618" calcext:value-type="float">
            <text:p>343162849892618</text:p>
          </table:table-cell>
          <table:table-cell office:value-type="float" office:value="20233154" calcext:value-type="float">
            <text:p>20233154</text:p>
          </table:table-cell>
          <table:table-cell office:value-type="float" office:value="238343984786219" calcext:value-type="float">
            <text:p>238343984786219</text:p>
          </table:table-cell>
        </table:table-row>
        <table:table-row table:style-name="ro1">
          <table:table-cell office:value-type="float" office:value="104818866562508" calcext:value-type="float">
            <text:p>104818866562508</text:p>
          </table:table-cell>
          <table:table-cell office:value-type="float" office:value="1456109" calcext:value-type="float">
            <text:p>1456109</text:p>
          </table:table-cell>
          <table:table-cell office:value-type="float" office:value="343162869881632" calcext:value-type="float">
            <text:p>343162869881632</text:p>
          </table:table-cell>
          <table:table-cell office:value-type="float" office:value="19989014" calcext:value-type="float">
            <text:p>19989014</text:p>
          </table:table-cell>
          <table:table-cell office:value-type="float" office:value="238344003319124" calcext:value-type="float">
            <text:p>238344003319124</text:p>
          </table:table-cell>
        </table:table-row>
        <table:table-row table:style-name="ro1">
          <table:table-cell office:value-type="float" office:value="104818868985956" calcext:value-type="float">
            <text:p>104818868985956</text:p>
          </table:table-cell>
          <table:table-cell office:value-type="float" office:value="2423448" calcext:value-type="float">
            <text:p>2423448</text:p>
          </table:table-cell>
          <table:table-cell office:value-type="float" office:value="343162889595987" calcext:value-type="float">
            <text:p>343162889595987</text:p>
          </table:table-cell>
          <table:table-cell office:value-type="float" office:value="19714355" calcext:value-type="float">
            <text:p>19714355</text:p>
          </table:table-cell>
          <table:table-cell office:value-type="float" office:value="238344020610031" calcext:value-type="float">
            <text:p>238344020610031</text:p>
          </table:table-cell>
        </table:table-row>
        <table:table-row table:style-name="ro1">
          <table:table-cell office:value-type="float" office:value="104818871039669" calcext:value-type="float">
            <text:p>104818871039669</text:p>
          </table:table-cell>
          <table:table-cell office:value-type="float" office:value="2053713" calcext:value-type="float">
            <text:p>2053713</text:p>
          </table:table-cell>
          <table:table-cell office:value-type="float" office:value="343162909462931" calcext:value-type="float">
            <text:p>343162909462931</text:p>
          </table:table-cell>
          <table:table-cell office:value-type="float" office:value="19866944" calcext:value-type="float">
            <text:p>19866944</text:p>
          </table:table-cell>
          <table:table-cell office:value-type="float" office:value="238344038423262" calcext:value-type="float">
            <text:p>238344038423262</text:p>
          </table:table-cell>
        </table:table-row>
        <table:table-row table:style-name="ro1">
          <table:table-cell office:value-type="float" office:value="104818874423725" calcext:value-type="float">
            <text:p>104818874423725</text:p>
          </table:table-cell>
          <table:table-cell office:value-type="float" office:value="3384056" calcext:value-type="float">
            <text:p>3384056</text:p>
          </table:table-cell>
          <table:table-cell office:value-type="float" office:value="343162929238321" calcext:value-type="float">
            <text:p>343162929238321</text:p>
          </table:table-cell>
          <table:table-cell office:value-type="float" office:value="19775390" calcext:value-type="float">
            <text:p>19775390</text:p>
          </table:table-cell>
          <table:table-cell office:value-type="float" office:value="238344054814596" calcext:value-type="float">
            <text:p>238344054814596</text:p>
          </table:table-cell>
        </table:table-row>
        <table:table-row table:style-name="ro1">
          <table:table-cell office:value-type="float" office:value="104818876684461" calcext:value-type="float">
            <text:p>104818876684461</text:p>
          </table:table-cell>
          <table:table-cell office:value-type="float" office:value="2260736" calcext:value-type="float">
            <text:p>2260736</text:p>
          </table:table-cell>
          <table:table-cell office:value-type="float" office:value="343162949257853" calcext:value-type="float">
            <text:p>343162949257853</text:p>
          </table:table-cell>
          <table:table-cell office:value-type="float" office:value="20019532" calcext:value-type="float">
            <text:p>20019532</text:p>
          </table:table-cell>
          <table:table-cell office:value-type="float" office:value="238344072573392" calcext:value-type="float">
            <text:p>238344072573392</text:p>
          </table:table-cell>
        </table:table-row>
        <table:table-row table:style-name="ro1">
          <table:table-cell office:value-type="float" office:value="104818883975840" calcext:value-type="float">
            <text:p>104818883975840</text:p>
          </table:table-cell>
          <table:table-cell office:value-type="float" office:value="7291379" calcext:value-type="float">
            <text:p>7291379</text:p>
          </table:table-cell>
          <table:table-cell office:value-type="float" office:value="343162969246866" calcext:value-type="float">
            <text:p>343162969246866</text:p>
          </table:table-cell>
          <table:table-cell office:value-type="float" office:value="19989013" calcext:value-type="float">
            <text:p>19989013</text:p>
          </table:table-cell>
          <table:table-cell office:value-type="float" office:value="238344085271026" calcext:value-type="float">
            <text:p>238344085271026</text:p>
          </table:table-cell>
        </table:table-row>
        <table:table-row table:style-name="ro1">
          <table:table-cell office:value-type="float" office:value="104818893773430" calcext:value-type="float">
            <text:p>104818893773430</text:p>
          </table:table-cell>
          <table:table-cell office:value-type="float" office:value="9797590" calcext:value-type="float">
            <text:p>9797590</text:p>
          </table:table-cell>
          <table:table-cell office:value-type="float" office:value="343162989357950" calcext:value-type="float">
            <text:p>34316298935795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84520" calcext:value-type="float">
            <text:p>238344095584520</text:p>
          </table:table-cell>
        </table:table-row>
        <table:table-row table:style-name="ro1">
          <table:table-cell office:value-type="float" office:value="104818913729992" calcext:value-type="float">
            <text:p>104818913729992</text:p>
          </table:table-cell>
          <table:table-cell office:value-type="float" office:value="19956562" calcext:value-type="float">
            <text:p>19956562</text:p>
          </table:table-cell>
          <table:table-cell office:value-type="float" office:value="343163009499552" calcext:value-type="float">
            <text:p>34316300949955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769560" calcext:value-type="float">
            <text:p>238344095769560</text:p>
          </table:table-cell>
        </table:table-row>
        <table:table-row table:style-name="ro1">
          <table:table-cell office:value-type="float" office:value="104818934473473" calcext:value-type="float">
            <text:p>104818934473473</text:p>
          </table:table-cell>
          <table:table-cell office:value-type="float" office:value="20743481" calcext:value-type="float">
            <text:p>20743481</text:p>
          </table:table-cell>
          <table:table-cell office:value-type="float" office:value="343163029641153" calcext:value-type="float">
            <text:p>34316302964115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67680" calcext:value-type="float">
            <text:p>238344095167680</text:p>
          </table:table-cell>
        </table:table-row>
        <table:table-row table:style-name="ro1">
          <table:table-cell office:value-type="float" office:value="104818959687871" calcext:value-type="float">
            <text:p>104818959687871</text:p>
          </table:table-cell>
          <table:table-cell office:value-type="float" office:value="25214398" calcext:value-type="float">
            <text:p>25214398</text:p>
          </table:table-cell>
          <table:table-cell office:value-type="float" office:value="343163049782755" calcext:value-type="float">
            <text:p>34316304978275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094884" calcext:value-type="float">
            <text:p>238344090094884</text:p>
          </table:table-cell>
        </table:table-row>
        <table:table-row table:style-name="ro1">
          <table:table-cell office:value-type="float" office:value="104818976336588" calcext:value-type="float">
            <text:p>104818976336588</text:p>
          </table:table-cell>
          <table:table-cell office:value-type="float" office:value="16648717" calcext:value-type="float">
            <text:p>16648717</text:p>
          </table:table-cell>
          <table:table-cell office:value-type="float" office:value="343163069924357" calcext:value-type="float">
            <text:p>3431630699243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587769" calcext:value-type="float">
            <text:p>238344093587769</text:p>
          </table:table-cell>
        </table:table-row>
        <table:table-row table:style-name="ro1">
          <table:table-cell office:value-type="float" office:value="104818994786186" calcext:value-type="float">
            <text:p>104818994786186</text:p>
          </table:table-cell>
          <table:table-cell office:value-type="float" office:value="18449598" calcext:value-type="float">
            <text:p>18449598</text:p>
          </table:table-cell>
          <table:table-cell office:value-type="float" office:value="343163090065958" calcext:value-type="float">
            <text:p>3431630900659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279772" calcext:value-type="float">
            <text:p>238344095279772</text:p>
          </table:table-cell>
        </table:table-row>
        <table:table-row table:style-name="ro1">
          <table:table-cell office:value-type="float" office:value="104819015468160" calcext:value-type="float">
            <text:p>104819015468160</text:p>
          </table:table-cell>
          <table:table-cell office:value-type="float" office:value="20681974" calcext:value-type="float">
            <text:p>20681974</text:p>
          </table:table-cell>
          <table:table-cell office:value-type="float" office:value="343163110238077" calcext:value-type="float">
            <text:p>34316311023807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69917" calcext:value-type="float">
            <text:p>238344094769917</text:p>
          </table:table-cell>
        </table:table-row>
        <table:table-row table:style-name="ro1">
          <table:table-cell office:value-type="float" office:value="104819040533892" calcext:value-type="float">
            <text:p>104819040533892</text:p>
          </table:table-cell>
          <table:table-cell office:value-type="float" office:value="25065732" calcext:value-type="float">
            <text:p>25065732</text:p>
          </table:table-cell>
          <table:table-cell office:value-type="float" office:value="343163130349161" calcext:value-type="float">
            <text:p>34316313034916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9815269" calcext:value-type="float">
            <text:p>238344089815269</text:p>
          </table:table-cell>
        </table:table-row>
        <table:table-row table:style-name="ro1">
          <table:table-cell office:value-type="float" office:value="104819066231522" calcext:value-type="float">
            <text:p>104819066231522</text:p>
          </table:table-cell>
          <table:table-cell office:value-type="float" office:value="25697630" calcext:value-type="float">
            <text:p>25697630</text:p>
          </table:table-cell>
          <table:table-cell office:value-type="float" office:value="343163150490763" calcext:value-type="float">
            <text:p>34316315049076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4259241" calcext:value-type="float">
            <text:p>238344084259241</text:p>
          </table:table-cell>
        </table:table-row>
        <table:table-row table:style-name="ro1">
          <table:table-cell office:value-type="float" office:value="104819076569665" calcext:value-type="float">
            <text:p>104819076569665</text:p>
          </table:table-cell>
          <table:table-cell office:value-type="float" office:value="10338143" calcext:value-type="float">
            <text:p>10338143</text:p>
          </table:table-cell>
          <table:table-cell office:value-type="float" office:value="343163170632364" calcext:value-type="float">
            <text:p>34316317063236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062699" calcext:value-type="float">
            <text:p>238344094062699</text:p>
          </table:table-cell>
        </table:table-row>
        <table:table-row table:style-name="ro1">
          <table:table-cell office:value-type="float" office:value="104819128619595" calcext:value-type="float">
            <text:p>104819128619595</text:p>
          </table:table-cell>
          <table:table-cell office:value-type="float" office:value="52049930" calcext:value-type="float">
            <text:p>52049930</text:p>
          </table:table-cell>
          <table:table-cell office:value-type="float" office:value="343163190773966" calcext:value-type="float">
            <text:p>34316319077396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62154371" calcext:value-type="float">
            <text:p>238344062154371</text:p>
          </table:table-cell>
        </table:table-row>
        <table:table-row table:style-name="ro1">
          <table:table-cell office:value-type="float" office:value="104819131504221" calcext:value-type="float">
            <text:p>104819131504221</text:p>
          </table:table-cell>
          <table:table-cell office:value-type="float" office:value="2884626" calcext:value-type="float">
            <text:p>2884626</text:p>
          </table:table-cell>
          <table:table-cell office:value-type="float" office:value="343163210915567" calcext:value-type="float">
            <text:p>34316321091556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9411346" calcext:value-type="float">
            <text:p>238344079411346</text:p>
          </table:table-cell>
        </table:table-row>
        <table:table-row table:style-name="ro1">
          <table:table-cell office:value-type="float" office:value="104819135755354" calcext:value-type="float">
            <text:p>104819135755354</text:p>
          </table:table-cell>
          <table:table-cell office:value-type="float" office:value="4251133" calcext:value-type="float">
            <text:p>4251133</text:p>
          </table:table-cell>
          <table:table-cell office:value-type="float" office:value="343163231087687" calcext:value-type="float">
            <text:p>343163231087687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332333" calcext:value-type="float">
            <text:p>238344095332333</text:p>
          </table:table-cell>
        </table:table-row>
        <table:table-row table:style-name="ro1">
          <table:table-cell office:value-type="float" office:value="104819193136051" calcext:value-type="float">
            <text:p>104819193136051</text:p>
          </table:table-cell>
          <table:table-cell office:value-type="float" office:value="57380697" calcext:value-type="float">
            <text:p>57380697</text:p>
          </table:table-cell>
          <table:table-cell office:value-type="float" office:value="343163251198771" calcext:value-type="float">
            <text:p>34316325119877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8062720" calcext:value-type="float">
            <text:p>238344058062720</text:p>
          </table:table-cell>
        </table:table-row>
        <table:table-row table:style-name="ro1">
          <table:table-cell office:value-type="float" office:value="104819196246507" calcext:value-type="float">
            <text:p>104819196246507</text:p>
          </table:table-cell>
          <table:table-cell office:value-type="float" office:value="3110456" calcext:value-type="float">
            <text:p>3110456</text:p>
          </table:table-cell>
          <table:table-cell office:value-type="float" office:value="343163271340372" calcext:value-type="float">
            <text:p>34316327134037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5093865" calcext:value-type="float">
            <text:p>238344075093865</text:p>
          </table:table-cell>
        </table:table-row>
        <table:table-row table:style-name="ro1">
          <table:table-cell office:value-type="float" office:value="104819198280319" calcext:value-type="float">
            <text:p>104819198280319</text:p>
          </table:table-cell>
          <table:table-cell office:value-type="float" office:value="2033812" calcext:value-type="float">
            <text:p>2033812</text:p>
          </table:table-cell>
          <table:table-cell office:value-type="float" office:value="343163291481974" calcext:value-type="float">
            <text:p>34316329148197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201655" calcext:value-type="float">
            <text:p>238344093201655</text:p>
          </table:table-cell>
        </table:table-row>
        <table:table-row table:style-name="ro1">
          <table:table-cell office:value-type="float" office:value="104819216436457" calcext:value-type="float">
            <text:p>104819216436457</text:p>
          </table:table-cell>
          <table:table-cell office:value-type="float" office:value="18156138" calcext:value-type="float">
            <text:p>18156138</text:p>
          </table:table-cell>
          <table:table-cell office:value-type="float" office:value="343163311623575" calcext:value-type="float">
            <text:p>3431633116235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87118" calcext:value-type="float">
            <text:p>238344095187118</text:p>
          </table:table-cell>
        </table:table-row>
        <table:table-row table:style-name="ro1">
          <table:table-cell office:value-type="float" office:value="104819239450556" calcext:value-type="float">
            <text:p>104819239450556</text:p>
          </table:table-cell>
          <table:table-cell office:value-type="float" office:value="23014099" calcext:value-type="float">
            <text:p>23014099</text:p>
          </table:table-cell>
          <table:table-cell office:value-type="float" office:value="343163331765177" calcext:value-type="float">
            <text:p>34316333176517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314621" calcext:value-type="float">
            <text:p>238344092314621</text:p>
          </table:table-cell>
        </table:table-row>
        <table:table-row table:style-name="ro1">
          <table:table-cell office:value-type="float" office:value="104819257720555" calcext:value-type="float">
            <text:p>104819257720555</text:p>
          </table:table-cell>
          <table:table-cell office:value-type="float" office:value="18269999" calcext:value-type="float">
            <text:p>18269999</text:p>
          </table:table-cell>
          <table:table-cell office:value-type="float" office:value="343163351937296" calcext:value-type="float">
            <text:p>34316335193729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216741" calcext:value-type="float">
            <text:p>238344094216741</text:p>
          </table:table-cell>
        </table:table-row>
        <table:table-row table:style-name="ro1">
          <table:table-cell office:value-type="float" office:value="104819279619971" calcext:value-type="float">
            <text:p>104819279619971</text:p>
          </table:table-cell>
          <table:table-cell office:value-type="float" office:value="21899416" calcext:value-type="float">
            <text:p>21899416</text:p>
          </table:table-cell>
          <table:table-cell office:value-type="float" office:value="343163372048380" calcext:value-type="float">
            <text:p>34316337204838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428409" calcext:value-type="float">
            <text:p>238344092428409</text:p>
          </table:table-cell>
        </table:table-row>
        <table:table-row table:style-name="ro1">
          <table:table-cell office:value-type="float" office:value="104819298177857" calcext:value-type="float">
            <text:p>104819298177857</text:p>
          </table:table-cell>
          <table:table-cell office:value-type="float" office:value="18557886" calcext:value-type="float">
            <text:p>18557886</text:p>
          </table:table-cell>
          <table:table-cell office:value-type="float" office:value="343163392220499" calcext:value-type="float">
            <text:p>34316339222049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042642" calcext:value-type="float">
            <text:p>238344094042642</text:p>
          </table:table-cell>
        </table:table-row>
        <table:table-row table:style-name="ro1">
          <table:table-cell office:value-type="float" office:value="104819318356308" calcext:value-type="float">
            <text:p>104819318356308</text:p>
          </table:table-cell>
          <table:table-cell office:value-type="float" office:value="20178451" calcext:value-type="float">
            <text:p>20178451</text:p>
          </table:table-cell>
          <table:table-cell office:value-type="float" office:value="343163412362101" calcext:value-type="float">
            <text:p>3431634123621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005793" calcext:value-type="float">
            <text:p>238344094005793</text:p>
          </table:table-cell>
        </table:table-row>
        <table:table-row table:style-name="ro1">
          <table:table-cell office:value-type="float" office:value="104819338438405" calcext:value-type="float">
            <text:p>104819338438405</text:p>
          </table:table-cell>
          <table:table-cell office:value-type="float" office:value="20082097" calcext:value-type="float">
            <text:p>20082097</text:p>
          </table:table-cell>
          <table:table-cell office:value-type="float" office:value="343163432534220" calcext:value-type="float">
            <text:p>34316343253422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095815" calcext:value-type="float">
            <text:p>238344094095815</text:p>
          </table:table-cell>
        </table:table-row>
        <table:table-row table:style-name="ro1">
          <table:table-cell office:value-type="float" office:value="104819421075235" calcext:value-type="float">
            <text:p>104819421075235</text:p>
          </table:table-cell>
          <table:table-cell office:value-type="float" office:value="82636830" calcext:value-type="float">
            <text:p>82636830</text:p>
          </table:table-cell>
          <table:table-cell office:value-type="float" office:value="343163452645304" calcext:value-type="float">
            <text:p>34316345264530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31570069" calcext:value-type="float">
            <text:p>238344031570069</text:p>
          </table:table-cell>
        </table:table-row>
        <table:table-row table:style-name="ro1">
          <table:table-cell office:value-type="float" office:value="104819428433264" calcext:value-type="float">
            <text:p>104819428433264</text:p>
          </table:table-cell>
          <table:table-cell office:value-type="float" office:value="7358029" calcext:value-type="float">
            <text:p>7358029</text:p>
          </table:table-cell>
          <table:table-cell office:value-type="float" office:value="343163472817423" calcext:value-type="float">
            <text:p>34316347281742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44384159" calcext:value-type="float">
            <text:p>238344044384159</text:p>
          </table:table-cell>
        </table:table-row>
        <table:table-row table:style-name="ro1">
          <table:table-cell office:value-type="float" office:value="104819430503390" calcext:value-type="float">
            <text:p>104819430503390</text:p>
          </table:table-cell>
          <table:table-cell office:value-type="float" office:value="2070126" calcext:value-type="float">
            <text:p>2070126</text:p>
          </table:table-cell>
          <table:table-cell office:value-type="float" office:value="343163492928507" calcext:value-type="float">
            <text:p>34316349292850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2425117" calcext:value-type="float">
            <text:p>238344062425117</text:p>
          </table:table-cell>
        </table:table-row>
        <table:table-row table:style-name="ro1">
          <table:table-cell office:value-type="float" office:value="104819433075030" calcext:value-type="float">
            <text:p>104819433075030</text:p>
          </table:table-cell>
          <table:table-cell office:value-type="float" office:value="2571640" calcext:value-type="float">
            <text:p>2571640</text:p>
          </table:table-cell>
          <table:table-cell office:value-type="float" office:value="343163513070108" calcext:value-type="float">
            <text:p>34316351307010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9995078" calcext:value-type="float">
            <text:p>238344079995078</text:p>
          </table:table-cell>
        </table:table-row>
        <table:table-row table:style-name="ro1">
          <table:table-cell office:value-type="float" office:value="104819438104274" calcext:value-type="float">
            <text:p>104819438104274</text:p>
          </table:table-cell>
          <table:table-cell office:value-type="float" office:value="5029244" calcext:value-type="float">
            <text:p>5029244</text:p>
          </table:table-cell>
          <table:table-cell office:value-type="float" office:value="343163533242228" calcext:value-type="float">
            <text:p>343163533242228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137954" calcext:value-type="float">
            <text:p>238344095137954</text:p>
          </table:table-cell>
        </table:table-row>
        <table:table-row table:style-name="ro1">
          <table:table-cell office:value-type="float" office:value="104819457783116" calcext:value-type="float">
            <text:p>104819457783116</text:p>
          </table:table-cell>
          <table:table-cell office:value-type="float" office:value="19678842" calcext:value-type="float">
            <text:p>19678842</text:p>
          </table:table-cell>
          <table:table-cell office:value-type="float" office:value="343163553353312" calcext:value-type="float">
            <text:p>34316355335331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70196" calcext:value-type="float">
            <text:p>238344095570196</text:p>
          </table:table-cell>
        </table:table-row>
        <table:table-row table:style-name="ro1">
          <table:table-cell office:value-type="float" office:value="104819478165043" calcext:value-type="float">
            <text:p>104819478165043</text:p>
          </table:table-cell>
          <table:table-cell office:value-type="float" office:value="20381927" calcext:value-type="float">
            <text:p>20381927</text:p>
          </table:table-cell>
          <table:table-cell office:value-type="float" office:value="343163573494913" calcext:value-type="float">
            <text:p>3431635734949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329870" calcext:value-type="float">
            <text:p>238344095329870</text:p>
          </table:table-cell>
        </table:table-row>
        <table:table-row table:style-name="ro1">
          <table:table-cell office:value-type="float" office:value="104819501623304" calcext:value-type="float">
            <text:p>104819501623304</text:p>
          </table:table-cell>
          <table:table-cell office:value-type="float" office:value="23458261" calcext:value-type="float">
            <text:p>23458261</text:p>
          </table:table-cell>
          <table:table-cell office:value-type="float" office:value="343163593667032" calcext:value-type="float">
            <text:p>3431635936670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043728" calcext:value-type="float">
            <text:p>238344092043728</text:p>
          </table:table-cell>
        </table:table-row>
        <table:table-row table:style-name="ro1">
          <table:table-cell office:value-type="float" office:value="104819519655615" calcext:value-type="float">
            <text:p>104819519655615</text:p>
          </table:table-cell>
          <table:table-cell office:value-type="float" office:value="18032311" calcext:value-type="float">
            <text:p>18032311</text:p>
          </table:table-cell>
          <table:table-cell office:value-type="float" office:value="343163613778116" calcext:value-type="float">
            <text:p>3431636137781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122501" calcext:value-type="float">
            <text:p>238344094122501</text:p>
          </table:table-cell>
        </table:table-row>
        <table:table-row table:style-name="ro1">
          <table:table-cell office:value-type="float" office:value="104819539946134" calcext:value-type="float">
            <text:p>104819539946134</text:p>
          </table:table-cell>
          <table:table-cell office:value-type="float" office:value="20290519" calcext:value-type="float">
            <text:p>20290519</text:p>
          </table:table-cell>
          <table:table-cell office:value-type="float" office:value="343163633950235" calcext:value-type="float">
            <text:p>34316363395023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004101" calcext:value-type="float">
            <text:p>238344094004101</text:p>
          </table:table-cell>
        </table:table-row>
        <table:table-row table:style-name="ro1">
          <table:table-cell office:value-type="float" office:value="104819562897114" calcext:value-type="float">
            <text:p>104819562897114</text:p>
          </table:table-cell>
          <table:table-cell office:value-type="float" office:value="22950980" calcext:value-type="float">
            <text:p>22950980</text:p>
          </table:table-cell>
          <table:table-cell office:value-type="float" office:value="343163654061319" calcext:value-type="float">
            <text:p>34316365406131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164205" calcext:value-type="float">
            <text:p>238344091164205</text:p>
          </table:table-cell>
        </table:table-row>
        <table:table-row table:style-name="ro1">
          <table:table-cell office:value-type="float" office:value="104819579757078" calcext:value-type="float">
            <text:p>104819579757078</text:p>
          </table:table-cell>
          <table:table-cell office:value-type="float" office:value="16859964" calcext:value-type="float">
            <text:p>16859964</text:p>
          </table:table-cell>
          <table:table-cell office:value-type="float" office:value="343163674263956" calcext:value-type="float">
            <text:p>343163674263956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4506878" calcext:value-type="float">
            <text:p>238344094506878</text:p>
          </table:table-cell>
        </table:table-row>
        <table:table-row table:style-name="ro1">
          <table:table-cell office:value-type="float" office:value="104819599747383" calcext:value-type="float">
            <text:p>104819599747383</text:p>
          </table:table-cell>
          <table:table-cell office:value-type="float" office:value="19990305" calcext:value-type="float">
            <text:p>19990305</text:p>
          </table:table-cell>
          <table:table-cell office:value-type="float" office:value="343163694344523" calcext:value-type="float">
            <text:p>343163694344523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4597140" calcext:value-type="float">
            <text:p>238344094597140</text:p>
          </table:table-cell>
        </table:table-row>
        <table:table-row table:style-name="ro1">
          <table:table-cell office:value-type="float" office:value="104819620078003" calcext:value-type="float">
            <text:p>104819620078003</text:p>
          </table:table-cell>
          <table:table-cell office:value-type="float" office:value="20330620" calcext:value-type="float">
            <text:p>20330620</text:p>
          </table:table-cell>
          <table:table-cell office:value-type="float" office:value="343163714516642" calcext:value-type="float">
            <text:p>34316371451664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38639" calcext:value-type="float">
            <text:p>238344094438639</text:p>
          </table:table-cell>
        </table:table-row>
        <table:table-row table:style-name="ro1">
          <table:table-cell office:value-type="float" office:value="104819643569239" calcext:value-type="float">
            <text:p>104819643569239</text:p>
          </table:table-cell>
          <table:table-cell office:value-type="float" office:value="23491236" calcext:value-type="float">
            <text:p>23491236</text:p>
          </table:table-cell>
          <table:table-cell office:value-type="float" office:value="343163734658243" calcext:value-type="float">
            <text:p>34316373465824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089004" calcext:value-type="float">
            <text:p>238344091089004</text:p>
          </table:table-cell>
        </table:table-row>
        <table:table-row table:style-name="ro1">
          <table:table-cell office:value-type="float" office:value="104819662123291" calcext:value-type="float">
            <text:p>104819662123291</text:p>
          </table:table-cell>
          <table:table-cell office:value-type="float" office:value="18554052" calcext:value-type="float">
            <text:p>18554052</text:p>
          </table:table-cell>
          <table:table-cell office:value-type="float" office:value="343163754799845" calcext:value-type="float">
            <text:p>34316375479984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676554" calcext:value-type="float">
            <text:p>238344092676554</text:p>
          </table:table-cell>
        </table:table-row>
        <table:table-row table:style-name="ro1">
          <table:table-cell office:value-type="float" office:value="104819708436697" calcext:value-type="float">
            <text:p>104819708436697</text:p>
          </table:table-cell>
          <table:table-cell office:value-type="float" office:value="46313406" calcext:value-type="float">
            <text:p>46313406</text:p>
          </table:table-cell>
          <table:table-cell office:value-type="float" office:value="343163774971964" calcext:value-type="float">
            <text:p>34316377497196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66535267" calcext:value-type="float">
            <text:p>238344066535267</text:p>
          </table:table-cell>
        </table:table-row>
        <table:table-row table:style-name="ro1">
          <table:table-cell office:value-type="float" office:value="104819710579096" calcext:value-type="float">
            <text:p>104819710579096</text:p>
          </table:table-cell>
          <table:table-cell office:value-type="float" office:value="2142399" calcext:value-type="float">
            <text:p>2142399</text:p>
          </table:table-cell>
          <table:table-cell office:value-type="float" office:value="343163795083048" calcext:value-type="float">
            <text:p>3431637950830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4503952" calcext:value-type="float">
            <text:p>238344084503952</text:p>
          </table:table-cell>
        </table:table-row>
        <table:table-row table:style-name="ro1">
          <table:table-cell office:value-type="float" office:value="104819742884059" calcext:value-type="float">
            <text:p>104819742884059</text:p>
          </table:table-cell>
          <table:table-cell office:value-type="float" office:value="32304963" calcext:value-type="float">
            <text:p>32304963</text:p>
          </table:table-cell>
          <table:table-cell office:value-type="float" office:value="343163815224650" calcext:value-type="float">
            <text:p>34316381522465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72340591" calcext:value-type="float">
            <text:p>238344072340591</text:p>
          </table:table-cell>
        </table:table-row>
        <table:table-row table:style-name="ro1">
          <table:table-cell office:value-type="float" office:value="104819745030176" calcext:value-type="float">
            <text:p>104819745030176</text:p>
          </table:table-cell>
          <table:table-cell office:value-type="float" office:value="2146117" calcext:value-type="float">
            <text:p>2146117</text:p>
          </table:table-cell>
          <table:table-cell office:value-type="float" office:value="343163835366251" calcext:value-type="float">
            <text:p>34316383536625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336075" calcext:value-type="float">
            <text:p>238344090336075</text:p>
          </table:table-cell>
        </table:table-row>
        <table:table-row table:style-name="ro1">
          <table:table-cell office:value-type="float" office:value="104819760341313" calcext:value-type="float">
            <text:p>104819760341313</text:p>
          </table:table-cell>
          <table:table-cell office:value-type="float" office:value="15311137" calcext:value-type="float">
            <text:p>15311137</text:p>
          </table:table-cell>
          <table:table-cell office:value-type="float" office:value="343163855507853" calcext:value-type="float">
            <text:p>34316385550785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166540" calcext:value-type="float">
            <text:p>238344095166540</text:p>
          </table:table-cell>
        </table:table-row>
        <table:table-row table:style-name="ro1">
          <table:table-cell office:value-type="float" office:value="104819779968216" calcext:value-type="float">
            <text:p>104819779968216</text:p>
          </table:table-cell>
          <table:table-cell office:value-type="float" office:value="19626903" calcext:value-type="float">
            <text:p>19626903</text:p>
          </table:table-cell>
          <table:table-cell office:value-type="float" office:value="343163875618937" calcext:value-type="float">
            <text:p>34316387561893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650721" calcext:value-type="float">
            <text:p>238344095650721</text:p>
          </table:table-cell>
        </table:table-row>
        <table:table-row table:style-name="ro1">
          <table:table-cell office:value-type="float" office:value="104819800190911" calcext:value-type="float">
            <text:p>104819800190911</text:p>
          </table:table-cell>
          <table:table-cell office:value-type="float" office:value="20222695" calcext:value-type="float">
            <text:p>20222695</text:p>
          </table:table-cell>
          <table:table-cell office:value-type="float" office:value="343163895791056" calcext:value-type="float">
            <text:p>34316389579105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600145" calcext:value-type="float">
            <text:p>238344095600145</text:p>
          </table:table-cell>
        </table:table-row>
        <table:table-row table:style-name="ro1">
          <table:table-cell office:value-type="float" office:value="104819824733142" calcext:value-type="float">
            <text:p>104819824733142</text:p>
          </table:table-cell>
          <table:table-cell office:value-type="float" office:value="24542231" calcext:value-type="float">
            <text:p>24542231</text:p>
          </table:table-cell>
          <table:table-cell office:value-type="float" office:value="343163915932657" calcext:value-type="float">
            <text:p>34316391593265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199515" calcext:value-type="float">
            <text:p>238344091199515</text:p>
          </table:table-cell>
        </table:table-row>
        <table:table-row table:style-name="ro1">
          <table:table-cell office:value-type="float" office:value="104819842169345" calcext:value-type="float">
            <text:p>104819842169345</text:p>
          </table:table-cell>
          <table:table-cell office:value-type="float" office:value="17436203" calcext:value-type="float">
            <text:p>17436203</text:p>
          </table:table-cell>
          <table:table-cell office:value-type="float" office:value="343163936074259" calcext:value-type="float">
            <text:p>34316393607425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904914" calcext:value-type="float">
            <text:p>238344093904914</text:p>
          </table:table-cell>
        </table:table-row>
        <table:table-row table:style-name="ro1">
          <table:table-cell office:value-type="float" office:value="104819865682419" calcext:value-type="float">
            <text:p>104819865682419</text:p>
          </table:table-cell>
          <table:table-cell office:value-type="float" office:value="23513074" calcext:value-type="float">
            <text:p>23513074</text:p>
          </table:table-cell>
          <table:table-cell office:value-type="float" office:value="343163956215860" calcext:value-type="float">
            <text:p>34316395621586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533441" calcext:value-type="float">
            <text:p>238344090533441</text:p>
          </table:table-cell>
        </table:table-row>
        <table:table-row table:style-name="ro1">
          <table:table-cell office:value-type="float" office:value="104819881390488" calcext:value-type="float">
            <text:p>104819881390488</text:p>
          </table:table-cell>
          <table:table-cell office:value-type="float" office:value="15708069" calcext:value-type="float">
            <text:p>15708069</text:p>
          </table:table-cell>
          <table:table-cell office:value-type="float" office:value="343163976357462" calcext:value-type="float">
            <text:p>34316397635746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66974" calcext:value-type="float">
            <text:p>238344094966974</text:p>
          </table:table-cell>
        </table:table-row>
        <table:table-row table:style-name="ro1">
          <table:table-cell office:value-type="float" office:value="104819906443963" calcext:value-type="float">
            <text:p>104819906443963</text:p>
          </table:table-cell>
          <table:table-cell office:value-type="float" office:value="25053475" calcext:value-type="float">
            <text:p>25053475</text:p>
          </table:table-cell>
          <table:table-cell office:value-type="float" office:value="343163996499064" calcext:value-type="float">
            <text:p>34316399649906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055101" calcext:value-type="float">
            <text:p>238344090055101</text:p>
          </table:table-cell>
        </table:table-row>
        <table:table-row table:style-name="ro1">
          <table:table-cell office:value-type="float" office:value="104819925613810" calcext:value-type="float">
            <text:p>104819925613810</text:p>
          </table:table-cell>
          <table:table-cell office:value-type="float" office:value="19169847" calcext:value-type="float">
            <text:p>19169847</text:p>
          </table:table-cell>
          <table:table-cell office:value-type="float" office:value="343164016610148" calcext:value-type="float">
            <text:p>3431640166101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996338" calcext:value-type="float">
            <text:p>238344090996338</text:p>
          </table:table-cell>
        </table:table-row>
        <table:table-row table:style-name="ro1">
          <table:table-cell office:value-type="float" office:value="104819993465173" calcext:value-type="float">
            <text:p>104819993465173</text:p>
          </table:table-cell>
          <table:table-cell office:value-type="float" office:value="67851363" calcext:value-type="float">
            <text:p>67851363</text:p>
          </table:table-cell>
          <table:table-cell office:value-type="float" office:value="343164036782267" calcext:value-type="float">
            <text:p>34316403678226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43317094" calcext:value-type="float">
            <text:p>238344043317094</text:p>
          </table:table-cell>
        </table:table-row>
        <table:table-row table:style-name="ro1">
          <table:table-cell office:value-type="float" office:value="104819996214030" calcext:value-type="float">
            <text:p>104819996214030</text:p>
          </table:table-cell>
          <table:table-cell office:value-type="float" office:value="2748857" calcext:value-type="float">
            <text:p>2748857</text:p>
          </table:table-cell>
          <table:table-cell office:value-type="float" office:value="343164056923868" calcext:value-type="float">
            <text:p>34316405692386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0709838" calcext:value-type="float">
            <text:p>238344060709838</text:p>
          </table:table-cell>
        </table:table-row>
        <table:table-row table:style-name="ro1">
          <table:table-cell office:value-type="float" office:value="104819998964099" calcext:value-type="float">
            <text:p>104819998964099</text:p>
          </table:table-cell>
          <table:table-cell office:value-type="float" office:value="2750069" calcext:value-type="float">
            <text:p>2750069</text:p>
          </table:table-cell>
          <table:table-cell office:value-type="float" office:value="343164077034952" calcext:value-type="float">
            <text:p>3431640770349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8070853" calcext:value-type="float">
            <text:p>238344078070853</text:p>
          </table:table-cell>
        </table:table-row>
        <table:table-row table:style-name="ro1">
          <table:table-cell office:value-type="float" office:value="104820002085170" calcext:value-type="float">
            <text:p>104820002085170</text:p>
          </table:table-cell>
          <table:table-cell office:value-type="float" office:value="3121071" calcext:value-type="float">
            <text:p>3121071</text:p>
          </table:table-cell>
          <table:table-cell office:value-type="float" office:value="343164097176554" calcext:value-type="float">
            <text:p>34316409717655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91384" calcext:value-type="float">
            <text:p>238344095091384</text:p>
          </table:table-cell>
        </table:table-row>
        <table:table-row table:style-name="ro1">
          <table:table-cell office:value-type="float" office:value="104820024429653" calcext:value-type="float">
            <text:p>104820024429653</text:p>
          </table:table-cell>
          <table:table-cell office:value-type="float" office:value="22344483" calcext:value-type="float">
            <text:p>22344483</text:p>
          </table:table-cell>
          <table:table-cell office:value-type="float" office:value="343164117318155" calcext:value-type="float">
            <text:p>34316411731815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888502" calcext:value-type="float">
            <text:p>238344092888502</text:p>
          </table:table-cell>
        </table:table-row>
        <table:table-row table:style-name="ro1">
          <table:table-cell office:value-type="float" office:value="104820043761513" calcext:value-type="float">
            <text:p>104820043761513</text:p>
          </table:table-cell>
          <table:table-cell office:value-type="float" office:value="19331860" calcext:value-type="float">
            <text:p>19331860</text:p>
          </table:table-cell>
          <table:table-cell office:value-type="float" office:value="343164137490275" calcext:value-type="float">
            <text:p>34316413749027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3728762" calcext:value-type="float">
            <text:p>238344093728762</text:p>
          </table:table-cell>
        </table:table-row>
        <table:table-row table:style-name="ro1">
          <table:table-cell office:value-type="float" office:value="104820064342225" calcext:value-type="float">
            <text:p>104820064342225</text:p>
          </table:table-cell>
          <table:table-cell office:value-type="float" office:value="20580712" calcext:value-type="float">
            <text:p>20580712</text:p>
          </table:table-cell>
          <table:table-cell office:value-type="float" office:value="343164157631876" calcext:value-type="float">
            <text:p>34316415763187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289651" calcext:value-type="float">
            <text:p>238344093289651</text:p>
          </table:table-cell>
        </table:table-row>
        <table:table-row table:style-name="ro1">
          <table:table-cell office:value-type="float" office:value="104820083924561" calcext:value-type="float">
            <text:p>104820083924561</text:p>
          </table:table-cell>
          <table:table-cell office:value-type="float" office:value="19582336" calcext:value-type="float">
            <text:p>19582336</text:p>
          </table:table-cell>
          <table:table-cell office:value-type="float" office:value="343164177742960" calcext:value-type="float">
            <text:p>34316417774296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818399" calcext:value-type="float">
            <text:p>238344093818399</text:p>
          </table:table-cell>
        </table:table-row>
        <table:table-row table:style-name="ro1">
          <table:table-cell office:value-type="float" office:value="104820103103369" calcext:value-type="float">
            <text:p>104820103103369</text:p>
          </table:table-cell>
          <table:table-cell office:value-type="float" office:value="19178808" calcext:value-type="float">
            <text:p>19178808</text:p>
          </table:table-cell>
          <table:table-cell office:value-type="float" office:value="343164197915079" calcext:value-type="float">
            <text:p>34316419791507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11710" calcext:value-type="float">
            <text:p>238344094811710</text:p>
          </table:table-cell>
        </table:table-row>
        <table:table-row table:style-name="ro1">
          <table:table-cell office:value-type="float" office:value="104820123143931" calcext:value-type="float">
            <text:p>104820123143931</text:p>
          </table:table-cell>
          <table:table-cell office:value-type="float" office:value="20040562" calcext:value-type="float">
            <text:p>20040562</text:p>
          </table:table-cell>
          <table:table-cell office:value-type="float" office:value="343164218056681" calcext:value-type="float">
            <text:p>34316421805668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12750" calcext:value-type="float">
            <text:p>238344094912750</text:p>
          </table:table-cell>
        </table:table-row>
        <table:table-row table:style-name="ro1">
          <table:table-cell office:value-type="float" office:value="104820147448434" calcext:value-type="float">
            <text:p>104820147448434</text:p>
          </table:table-cell>
          <table:table-cell office:value-type="float" office:value="24304503" calcext:value-type="float">
            <text:p>24304503</text:p>
          </table:table-cell>
          <table:table-cell office:value-type="float" office:value="343164238167765" calcext:value-type="float">
            <text:p>34316423816776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719331" calcext:value-type="float">
            <text:p>238344090719331</text:p>
          </table:table-cell>
        </table:table-row>
        <table:table-row table:style-name="ro1">
          <table:table-cell office:value-type="float" office:value="104820167554044" calcext:value-type="float">
            <text:p>104820167554044</text:p>
          </table:table-cell>
          <table:table-cell office:value-type="float" office:value="20105610" calcext:value-type="float">
            <text:p>20105610</text:p>
          </table:table-cell>
          <table:table-cell office:value-type="float" office:value="343164258339884" calcext:value-type="float">
            <text:p>34316425833988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0785840" calcext:value-type="float">
            <text:p>238344090785840</text:p>
          </table:table-cell>
        </table:table-row>
        <table:table-row table:style-name="ro1">
          <table:table-cell office:value-type="float" office:value="104820183510077" calcext:value-type="float">
            <text:p>104820183510077</text:p>
          </table:table-cell>
          <table:table-cell office:value-type="float" office:value="15956033" calcext:value-type="float">
            <text:p>15956033</text:p>
          </table:table-cell>
          <table:table-cell office:value-type="float" office:value="343164278481485" calcext:value-type="float">
            <text:p>34316427848148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71408" calcext:value-type="float">
            <text:p>238344094971408</text:p>
          </table:table-cell>
        </table:table-row>
        <table:table-row table:style-name="ro1">
          <table:table-cell office:value-type="float" office:value="104820203019989" calcext:value-type="float">
            <text:p>104820203019989</text:p>
          </table:table-cell>
          <table:table-cell office:value-type="float" office:value="19509912" calcext:value-type="float">
            <text:p>19509912</text:p>
          </table:table-cell>
          <table:table-cell office:value-type="float" office:value="343164298592569" calcext:value-type="float">
            <text:p>34316429859256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72580" calcext:value-type="float">
            <text:p>238344095572580</text:p>
          </table:table-cell>
        </table:table-row>
        <table:table-row table:style-name="ro1">
          <table:table-cell office:value-type="float" office:value="104820223544522" calcext:value-type="float">
            <text:p>104820223544522</text:p>
          </table:table-cell>
          <table:table-cell office:value-type="float" office:value="20524533" calcext:value-type="float">
            <text:p>20524533</text:p>
          </table:table-cell>
          <table:table-cell office:value-type="float" office:value="343164318795206" calcext:value-type="float">
            <text:p>343164318795206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5250684" calcext:value-type="float">
            <text:p>238344095250684</text:p>
          </table:table-cell>
        </table:table-row>
        <table:table-row table:style-name="ro1">
          <table:table-cell office:value-type="float" office:value="104820247880212" calcext:value-type="float">
            <text:p>104820247880212</text:p>
          </table:table-cell>
          <table:table-cell office:value-type="float" office:value="24335690" calcext:value-type="float">
            <text:p>24335690</text:p>
          </table:table-cell>
          <table:table-cell office:value-type="float" office:value="343164338936808" calcext:value-type="float">
            <text:p>34316433893680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056596" calcext:value-type="float">
            <text:p>238344091056596</text:p>
          </table:table-cell>
        </table:table-row>
        <table:table-row table:style-name="ro1">
          <table:table-cell office:value-type="float" office:value="104820288346975" calcext:value-type="float">
            <text:p>104820288346975</text:p>
          </table:table-cell>
          <table:table-cell office:value-type="float" office:value="40466763" calcext:value-type="float">
            <text:p>40466763</text:p>
          </table:table-cell>
          <table:table-cell office:value-type="float" office:value="343164359078409" calcext:value-type="float">
            <text:p>34316435907840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0731434" calcext:value-type="float">
            <text:p>238344070731434</text:p>
          </table:table-cell>
        </table:table-row>
        <table:table-row table:style-name="ro1">
          <table:table-cell office:value-type="float" office:value="104820293233372" calcext:value-type="float">
            <text:p>104820293233372</text:p>
          </table:table-cell>
          <table:table-cell office:value-type="float" office:value="4886397" calcext:value-type="float">
            <text:p>4886397</text:p>
          </table:table-cell>
          <table:table-cell office:value-type="float" office:value="343164379189493" calcext:value-type="float">
            <text:p>34316437918949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956121" calcext:value-type="float">
            <text:p>238344085956121</text:p>
          </table:table-cell>
        </table:table-row>
        <table:table-row table:style-name="ro1">
          <table:table-cell office:value-type="float" office:value="104820303640481" calcext:value-type="float">
            <text:p>104820303640481</text:p>
          </table:table-cell>
          <table:table-cell office:value-type="float" office:value="10407109" calcext:value-type="float">
            <text:p>10407109</text:p>
          </table:table-cell>
          <table:table-cell office:value-type="float" office:value="343164399331095" calcext:value-type="float">
            <text:p>34316439933109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90614" calcext:value-type="float">
            <text:p>238344095690614</text:p>
          </table:table-cell>
        </table:table-row>
        <table:table-row table:style-name="ro1">
          <table:table-cell office:value-type="float" office:value="104820355748484" calcext:value-type="float">
            <text:p>104820355748484</text:p>
          </table:table-cell>
          <table:table-cell office:value-type="float" office:value="52108003" calcext:value-type="float">
            <text:p>52108003</text:p>
          </table:table-cell>
          <table:table-cell office:value-type="float" office:value="343164419472696" calcext:value-type="float">
            <text:p>34316441947269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3724212" calcext:value-type="float">
            <text:p>238344063724212</text:p>
          </table:table-cell>
        </table:table-row>
        <table:table-row table:style-name="ro1">
          <table:table-cell office:value-type="float" office:value="104820357420444" calcext:value-type="float">
            <text:p>104820357420444</text:p>
          </table:table-cell>
          <table:table-cell office:value-type="float" office:value="1671960" calcext:value-type="float">
            <text:p>1671960</text:p>
          </table:table-cell>
          <table:table-cell office:value-type="float" office:value="343164439583780" calcext:value-type="float">
            <text:p>34316443958378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2163336" calcext:value-type="float">
            <text:p>238344082163336</text:p>
          </table:table-cell>
        </table:table-row>
        <table:table-row table:style-name="ro1">
          <table:table-cell office:value-type="float" office:value="104820364147809" calcext:value-type="float">
            <text:p>104820364147809</text:p>
          </table:table-cell>
          <table:table-cell office:value-type="float" office:value="6727365" calcext:value-type="float">
            <text:p>6727365</text:p>
          </table:table-cell>
          <table:table-cell office:value-type="float" office:value="343164459694864" calcext:value-type="float">
            <text:p>3431644596948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47055" calcext:value-type="float">
            <text:p>238344095547055</text:p>
          </table:table-cell>
        </table:table-row>
        <table:table-row table:style-name="ro1">
          <table:table-cell office:value-type="float" office:value="104820399126171" calcext:value-type="float">
            <text:p>104820399126171</text:p>
          </table:table-cell>
          <table:table-cell office:value-type="float" office:value="34978362" calcext:value-type="float">
            <text:p>34978362</text:p>
          </table:table-cell>
          <table:table-cell office:value-type="float" office:value="343164479836466" calcext:value-type="float">
            <text:p>34316447983646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0710295" calcext:value-type="float">
            <text:p>238344080710295</text:p>
          </table:table-cell>
        </table:table-row>
        <table:table-row table:style-name="ro1">
          <table:table-cell office:value-type="float" office:value="104820406211579" calcext:value-type="float">
            <text:p>104820406211579</text:p>
          </table:table-cell>
          <table:table-cell office:value-type="float" office:value="7085408" calcext:value-type="float">
            <text:p>7085408</text:p>
          </table:table-cell>
          <table:table-cell office:value-type="float" office:value="343164499978067" calcext:value-type="float">
            <text:p>34316449997806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766488" calcext:value-type="float">
            <text:p>238344093766488</text:p>
          </table:table-cell>
        </table:table-row>
        <table:table-row table:style-name="ro1">
          <table:table-cell office:value-type="float" office:value="104820424512224" calcext:value-type="float">
            <text:p>104820424512224</text:p>
          </table:table-cell>
          <table:table-cell office:value-type="float" office:value="18300645" calcext:value-type="float">
            <text:p>18300645</text:p>
          </table:table-cell>
          <table:table-cell office:value-type="float" office:value="343164520119669" calcext:value-type="float">
            <text:p>34316452011966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07445" calcext:value-type="float">
            <text:p>238344095607445</text:p>
          </table:table-cell>
        </table:table-row>
        <table:table-row table:style-name="ro1">
          <table:table-cell office:value-type="float" office:value="104820444751569" calcext:value-type="float">
            <text:p>104820444751569</text:p>
          </table:table-cell>
          <table:table-cell office:value-type="float" office:value="20239345" calcext:value-type="float">
            <text:p>20239345</text:p>
          </table:table-cell>
          <table:table-cell office:value-type="float" office:value="343164540291788" calcext:value-type="float">
            <text:p>34316454029178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540219" calcext:value-type="float">
            <text:p>238344095540219</text:p>
          </table:table-cell>
        </table:table-row>
        <table:table-row table:style-name="ro1">
          <table:table-cell office:value-type="float" office:value="104820464813984" calcext:value-type="float">
            <text:p>104820464813984</text:p>
          </table:table-cell>
          <table:table-cell office:value-type="float" office:value="20062415" calcext:value-type="float">
            <text:p>20062415</text:p>
          </table:table-cell>
          <table:table-cell office:value-type="float" office:value="343164560433390" calcext:value-type="float">
            <text:p>34316456043339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19406" calcext:value-type="float">
            <text:p>238344095619406</text:p>
          </table:table-cell>
        </table:table-row>
        <table:table-row table:style-name="ro1">
          <table:table-cell office:value-type="float" office:value="104820489158416" calcext:value-type="float">
            <text:p>104820489158416</text:p>
          </table:table-cell>
          <table:table-cell office:value-type="float" office:value="24344432" calcext:value-type="float">
            <text:p>24344432</text:p>
          </table:table-cell>
          <table:table-cell office:value-type="float" office:value="343164580544474" calcext:value-type="float">
            <text:p>34316458054447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386058" calcext:value-type="float">
            <text:p>238344091386058</text:p>
          </table:table-cell>
        </table:table-row>
        <table:table-row table:style-name="ro1">
          <table:table-cell office:value-type="float" office:value="104820551599248" calcext:value-type="float">
            <text:p>104820551599248</text:p>
          </table:table-cell>
          <table:table-cell office:value-type="float" office:value="62440832" calcext:value-type="float">
            <text:p>62440832</text:p>
          </table:table-cell>
          <table:table-cell office:value-type="float" office:value="343164600686075" calcext:value-type="float">
            <text:p>3431646006860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49086827" calcext:value-type="float">
            <text:p>238344049086827</text:p>
          </table:table-cell>
        </table:table-row>
        <table:table-row table:style-name="ro1">
          <table:table-cell office:value-type="float" office:value="104820558107236" calcext:value-type="float">
            <text:p>104820558107236</text:p>
          </table:table-cell>
          <table:table-cell office:value-type="float" office:value="6507988" calcext:value-type="float">
            <text:p>6507988</text:p>
          </table:table-cell>
          <table:table-cell office:value-type="float" office:value="343164620858194" calcext:value-type="float">
            <text:p>34316462085819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62750958" calcext:value-type="float">
            <text:p>238344062750958</text:p>
          </table:table-cell>
        </table:table-row>
        <table:table-row table:style-name="ro1">
          <table:table-cell office:value-type="float" office:value="104820560153348" calcext:value-type="float">
            <text:p>104820560153348</text:p>
          </table:table-cell>
          <table:table-cell office:value-type="float" office:value="2046112" calcext:value-type="float">
            <text:p>2046112</text:p>
          </table:table-cell>
          <table:table-cell office:value-type="float" office:value="343164640969278" calcext:value-type="float">
            <text:p>34316464096927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0815930" calcext:value-type="float">
            <text:p>238344080815930</text:p>
          </table:table-cell>
        </table:table-row>
        <table:table-row table:style-name="ro1">
          <table:table-cell office:value-type="float" office:value="104820566068963" calcext:value-type="float">
            <text:p>104820566068963</text:p>
          </table:table-cell>
          <table:table-cell office:value-type="float" office:value="5915615" calcext:value-type="float">
            <text:p>5915615</text:p>
          </table:table-cell>
          <table:table-cell office:value-type="float" office:value="343164661110880" calcext:value-type="float">
            <text:p>34316466111088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41917" calcext:value-type="float">
            <text:p>238344095041917</text:p>
          </table:table-cell>
        </table:table-row>
        <table:table-row table:style-name="ro1">
          <table:table-cell office:value-type="float" office:value="104820585728905" calcext:value-type="float">
            <text:p>104820585728905</text:p>
          </table:table-cell>
          <table:table-cell office:value-type="float" office:value="19659942" calcext:value-type="float">
            <text:p>19659942</text:p>
          </table:table-cell>
          <table:table-cell office:value-type="float" office:value="343164681221964" calcext:value-type="float">
            <text:p>3431646812219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493059" calcext:value-type="float">
            <text:p>238344095493059</text:p>
          </table:table-cell>
        </table:table-row>
        <table:table-row table:style-name="ro1">
          <table:table-cell office:value-type="float" office:value="104820608854818" calcext:value-type="float">
            <text:p>104820608854818</text:p>
          </table:table-cell>
          <table:table-cell office:value-type="float" office:value="23125913" calcext:value-type="float">
            <text:p>23125913</text:p>
          </table:table-cell>
          <table:table-cell office:value-type="float" office:value="343164701394083" calcext:value-type="float">
            <text:p>34316470139408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539265" calcext:value-type="float">
            <text:p>238344092539265</text:p>
          </table:table-cell>
        </table:table-row>
        <table:table-row table:style-name="ro1">
          <table:table-cell office:value-type="float" office:value="104820626873617" calcext:value-type="float">
            <text:p>104820626873617</text:p>
          </table:table-cell>
          <table:table-cell office:value-type="float" office:value="18018799" calcext:value-type="float">
            <text:p>18018799</text:p>
          </table:table-cell>
          <table:table-cell office:value-type="float" office:value="343164721535685" calcext:value-type="float">
            <text:p>34316472153568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662068" calcext:value-type="float">
            <text:p>238344094662068</text:p>
          </table:table-cell>
        </table:table-row>
        <table:table-row table:style-name="ro1">
          <table:table-cell office:value-type="float" office:value="104820646938096" calcext:value-type="float">
            <text:p>104820646938096</text:p>
          </table:table-cell>
          <table:table-cell office:value-type="float" office:value="20064479" calcext:value-type="float">
            <text:p>20064479</text:p>
          </table:table-cell>
          <table:table-cell office:value-type="float" office:value="343164741707804" calcext:value-type="float">
            <text:p>34316474170780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69708" calcext:value-type="float">
            <text:p>238344094769708</text:p>
          </table:table-cell>
        </table:table-row>
        <table:table-row table:style-name="ro1">
          <table:table-cell office:value-type="float" office:value="104820666687615" calcext:value-type="float">
            <text:p>104820666687615</text:p>
          </table:table-cell>
          <table:table-cell office:value-type="float" office:value="19749519" calcext:value-type="float">
            <text:p>19749519</text:p>
          </table:table-cell>
          <table:table-cell office:value-type="float" office:value="343164761849405" calcext:value-type="float">
            <text:p>3431647618494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61790" calcext:value-type="float">
            <text:p>238344095161790</text:p>
          </table:table-cell>
        </table:table-row>
        <table:table-row table:style-name="ro1">
          <table:table-cell office:value-type="float" office:value="104820692481174" calcext:value-type="float">
            <text:p>104820692481174</text:p>
          </table:table-cell>
          <table:table-cell office:value-type="float" office:value="25793559" calcext:value-type="float">
            <text:p>25793559</text:p>
          </table:table-cell>
          <table:table-cell office:value-type="float" office:value="343164781991007" calcext:value-type="float">
            <text:p>3431647819910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9509833" calcext:value-type="float">
            <text:p>238344089509833</text:p>
          </table:table-cell>
        </table:table-row>
        <table:table-row table:style-name="ro1">
          <table:table-cell office:value-type="float" office:value="104820712454076" calcext:value-type="float">
            <text:p>104820712454076</text:p>
          </table:table-cell>
          <table:table-cell office:value-type="float" office:value="19972902" calcext:value-type="float">
            <text:p>19972902</text:p>
          </table:table-cell>
          <table:table-cell office:value-type="float" office:value="343164802132608" calcext:value-type="float">
            <text:p>34316480213260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9678532" calcext:value-type="float">
            <text:p>238344089678532</text:p>
          </table:table-cell>
        </table:table-row>
        <table:table-row table:style-name="ro1">
          <table:table-cell office:value-type="float" office:value="104820727344995" calcext:value-type="float">
            <text:p>104820727344995</text:p>
          </table:table-cell>
          <table:table-cell office:value-type="float" office:value="14890919" calcext:value-type="float">
            <text:p>14890919</text:p>
          </table:table-cell>
          <table:table-cell office:value-type="float" office:value="343164822274210" calcext:value-type="float">
            <text:p>34316482227421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29215" calcext:value-type="float">
            <text:p>238344094929215</text:p>
          </table:table-cell>
        </table:table-row>
        <table:table-row table:style-name="ro1">
          <table:table-cell office:value-type="float" office:value="104820747441059" calcext:value-type="float">
            <text:p>104820747441059</text:p>
          </table:table-cell>
          <table:table-cell office:value-type="float" office:value="20096064" calcext:value-type="float">
            <text:p>20096064</text:p>
          </table:table-cell>
          <table:table-cell office:value-type="float" office:value="343164842385294" calcext:value-type="float">
            <text:p>34316484238529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944235" calcext:value-type="float">
            <text:p>238344094944235</text:p>
          </table:table-cell>
        </table:table-row>
        <table:table-row table:style-name="ro1">
          <table:table-cell office:value-type="float" office:value="104820768111613" calcext:value-type="float">
            <text:p>104820768111613</text:p>
          </table:table-cell>
          <table:table-cell office:value-type="float" office:value="20670554" calcext:value-type="float">
            <text:p>20670554</text:p>
          </table:table-cell>
          <table:table-cell office:value-type="float" office:value="343164862557413" calcext:value-type="float">
            <text:p>34316486255741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45800" calcext:value-type="float">
            <text:p>238344094445800</text:p>
          </table:table-cell>
        </table:table-row>
        <table:table-row table:style-name="ro1">
          <table:table-cell office:value-type="float" office:value="104820792120050" calcext:value-type="float">
            <text:p>104820792120050</text:p>
          </table:table-cell>
          <table:table-cell office:value-type="float" office:value="24008437" calcext:value-type="float">
            <text:p>24008437</text:p>
          </table:table-cell>
          <table:table-cell office:value-type="float" office:value="343164882729532" calcext:value-type="float">
            <text:p>3431648827295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0609482" calcext:value-type="float">
            <text:p>238344090609482</text:p>
          </table:table-cell>
        </table:table-row>
        <table:table-row table:style-name="ro1">
          <table:table-cell office:value-type="float" office:value="104820809702801" calcext:value-type="float">
            <text:p>104820809702801</text:p>
          </table:table-cell>
          <table:table-cell office:value-type="float" office:value="17582751" calcext:value-type="float">
            <text:p>17582751</text:p>
          </table:table-cell>
          <table:table-cell office:value-type="float" office:value="343164902901651" calcext:value-type="float">
            <text:p>34316490290165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198850" calcext:value-type="float">
            <text:p>238344093198850</text:p>
          </table:table-cell>
        </table:table-row>
        <table:table-row table:style-name="ro1">
          <table:table-cell office:value-type="float" office:value="104820828334982" calcext:value-type="float">
            <text:p>104820828334982</text:p>
          </table:table-cell>
          <table:table-cell office:value-type="float" office:value="18632181" calcext:value-type="float">
            <text:p>18632181</text:p>
          </table:table-cell>
          <table:table-cell office:value-type="float" office:value="343164923043253" calcext:value-type="float">
            <text:p>34316492304325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08271" calcext:value-type="float">
            <text:p>238344094708271</text:p>
          </table:table-cell>
        </table:table-row>
        <table:table-row table:style-name="ro1">
          <table:table-cell office:value-type="float" office:value="104820848364267" calcext:value-type="float">
            <text:p>104820848364267</text:p>
          </table:table-cell>
          <table:table-cell office:value-type="float" office:value="20029285" calcext:value-type="float">
            <text:p>20029285</text:p>
          </table:table-cell>
          <table:table-cell office:value-type="float" office:value="343164943123819" calcext:value-type="float">
            <text:p>343164943123819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4759552" calcext:value-type="float">
            <text:p>238344094759552</text:p>
          </table:table-cell>
        </table:table-row>
        <table:table-row table:style-name="ro1">
          <table:table-cell office:value-type="float" office:value="104820906000235" calcext:value-type="float">
            <text:p>104820906000235</text:p>
          </table:table-cell>
          <table:table-cell office:value-type="float" office:value="57635968" calcext:value-type="float">
            <text:p>57635968</text:p>
          </table:table-cell>
          <table:table-cell office:value-type="float" office:value="343164963265421" calcext:value-type="float">
            <text:p>3431649632654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57265186" calcext:value-type="float">
            <text:p>238344057265186</text:p>
          </table:table-cell>
        </table:table-row>
        <table:table-row table:style-name="ro1">
          <table:table-cell office:value-type="float" office:value="104820923434406" calcext:value-type="float">
            <text:p>104820923434406</text:p>
          </table:table-cell>
          <table:table-cell office:value-type="float" office:value="17434171" calcext:value-type="float">
            <text:p>17434171</text:p>
          </table:table-cell>
          <table:table-cell office:value-type="float" office:value="343164983407023" calcext:value-type="float">
            <text:p>34316498340702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59972617" calcext:value-type="float">
            <text:p>238344059972617</text:p>
          </table:table-cell>
        </table:table-row>
        <table:table-row table:style-name="ro1">
          <table:table-cell office:value-type="float" office:value="104820944063415" calcext:value-type="float">
            <text:p>104820944063415</text:p>
          </table:table-cell>
          <table:table-cell office:value-type="float" office:value="20629009" calcext:value-type="float">
            <text:p>20629009</text:p>
          </table:table-cell>
          <table:table-cell office:value-type="float" office:value="343165003548624" calcext:value-type="float">
            <text:p>34316500354862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59485209" calcext:value-type="float">
            <text:p>238344059485209</text:p>
          </table:table-cell>
        </table:table-row>
        <table:table-row table:style-name="ro1">
          <table:table-cell office:value-type="float" office:value="104820947454088" calcext:value-type="float">
            <text:p>104820947454088</text:p>
          </table:table-cell>
          <table:table-cell office:value-type="float" office:value="3390673" calcext:value-type="float">
            <text:p>3390673</text:p>
          </table:table-cell>
          <table:table-cell office:value-type="float" office:value="343165023659708" calcext:value-type="float">
            <text:p>34316502365970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6205620" calcext:value-type="float">
            <text:p>238344076205620</text:p>
          </table:table-cell>
        </table:table-row>
        <table:table-row table:style-name="ro1">
          <table:table-cell office:value-type="float" office:value="104820950749435" calcext:value-type="float">
            <text:p>104820950749435</text:p>
          </table:table-cell>
          <table:table-cell office:value-type="float" office:value="3295347" calcext:value-type="float">
            <text:p>3295347</text:p>
          </table:table-cell>
          <table:table-cell office:value-type="float" office:value="343165043862345" calcext:value-type="float">
            <text:p>343165043862345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3112910" calcext:value-type="float">
            <text:p>238344093112910</text:p>
          </table:table-cell>
        </table:table-row>
        <table:table-row table:style-name="ro1">
          <table:table-cell office:value-type="float" office:value="104820968371835" calcext:value-type="float">
            <text:p>104820968371835</text:p>
          </table:table-cell>
          <table:table-cell office:value-type="float" office:value="17622400" calcext:value-type="float">
            <text:p>17622400</text:p>
          </table:table-cell>
          <table:table-cell office:value-type="float" office:value="343165064003946" calcext:value-type="float">
            <text:p>34316506400394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32111" calcext:value-type="float">
            <text:p>238344095632111</text:p>
          </table:table-cell>
        </table:table-row>
        <table:table-row table:style-name="ro1">
          <table:table-cell office:value-type="float" office:value="104820988342254" calcext:value-type="float">
            <text:p>104820988342254</text:p>
          </table:table-cell>
          <table:table-cell office:value-type="float" office:value="19970419" calcext:value-type="float">
            <text:p>19970419</text:p>
          </table:table-cell>
          <table:table-cell office:value-type="float" office:value="343165084115030" calcext:value-type="float">
            <text:p>34316508411503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772776" calcext:value-type="float">
            <text:p>238344095772776</text:p>
          </table:table-cell>
        </table:table-row>
        <table:table-row table:style-name="ro1">
          <table:table-cell office:value-type="float" office:value="104821010058037" calcext:value-type="float">
            <text:p>104821010058037</text:p>
          </table:table-cell>
          <table:table-cell office:value-type="float" office:value="21715783" calcext:value-type="float">
            <text:p>21715783</text:p>
          </table:table-cell>
          <table:table-cell office:value-type="float" office:value="343165104256632" calcext:value-type="float">
            <text:p>3431651042566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198595" calcext:value-type="float">
            <text:p>238344094198595</text:p>
          </table:table-cell>
        </table:table-row>
        <table:table-row table:style-name="ro1">
          <table:table-cell office:value-type="float" office:value="104821034310829" calcext:value-type="float">
            <text:p>104821034310829</text:p>
          </table:table-cell>
          <table:table-cell office:value-type="float" office:value="24252792" calcext:value-type="float">
            <text:p>24252792</text:p>
          </table:table-cell>
          <table:table-cell office:value-type="float" office:value="343165124398233" calcext:value-type="float">
            <text:p>34316512439823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087404" calcext:value-type="float">
            <text:p>238344090087404</text:p>
          </table:table-cell>
        </table:table-row>
        <table:table-row table:style-name="ro1">
          <table:table-cell office:value-type="float" office:value="104821048921838" calcext:value-type="float">
            <text:p>104821048921838</text:p>
          </table:table-cell>
          <table:table-cell office:value-type="float" office:value="14611009" calcext:value-type="float">
            <text:p>14611009</text:p>
          </table:table-cell>
          <table:table-cell office:value-type="float" office:value="343165144570353" calcext:value-type="float">
            <text:p>343165144570353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648515" calcext:value-type="float">
            <text:p>238344095648515</text:p>
          </table:table-cell>
        </table:table-row>
        <table:table-row table:style-name="ro1">
          <table:table-cell office:value-type="float" office:value="104821069869105" calcext:value-type="float">
            <text:p>104821069869105</text:p>
          </table:table-cell>
          <table:table-cell office:value-type="float" office:value="20947267" calcext:value-type="float">
            <text:p>20947267</text:p>
          </table:table-cell>
          <table:table-cell office:value-type="float" office:value="343165164681437" calcext:value-type="float">
            <text:p>34316516468143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12332" calcext:value-type="float">
            <text:p>238344094812332</text:p>
          </table:table-cell>
        </table:table-row>
        <table:table-row table:style-name="ro1">
          <table:table-cell office:value-type="float" office:value="104821116115716" calcext:value-type="float">
            <text:p>104821116115716</text:p>
          </table:table-cell>
          <table:table-cell office:value-type="float" office:value="46246611" calcext:value-type="float">
            <text:p>46246611</text:p>
          </table:table-cell>
          <table:table-cell office:value-type="float" office:value="343165184853556" calcext:value-type="float">
            <text:p>34316518485355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68737840" calcext:value-type="float">
            <text:p>238344068737840</text:p>
          </table:table-cell>
        </table:table-row>
        <table:table-row table:style-name="ro1">
          <table:table-cell office:value-type="float" office:value="104821120686385" calcext:value-type="float">
            <text:p>104821120686385</text:p>
          </table:table-cell>
          <table:table-cell office:value-type="float" office:value="4570669" calcext:value-type="float">
            <text:p>4570669</text:p>
          </table:table-cell>
          <table:table-cell office:value-type="float" office:value="343165204964640" calcext:value-type="float">
            <text:p>34316520496464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4278255" calcext:value-type="float">
            <text:p>238344084278255</text:p>
          </table:table-cell>
        </table:table-row>
        <table:table-row table:style-name="ro1">
          <table:table-cell office:value-type="float" office:value="104821129874388" calcext:value-type="float">
            <text:p>104821129874388</text:p>
          </table:table-cell>
          <table:table-cell office:value-type="float" office:value="9188003" calcext:value-type="float">
            <text:p>9188003</text:p>
          </table:table-cell>
          <table:table-cell office:value-type="float" office:value="343165225136759" calcext:value-type="float">
            <text:p>34316522513675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262371" calcext:value-type="float">
            <text:p>238344095262371</text:p>
          </table:table-cell>
        </table:table-row>
        <table:table-row table:style-name="ro1">
          <table:table-cell office:value-type="float" office:value="104821150028095" calcext:value-type="float">
            <text:p>104821150028095</text:p>
          </table:table-cell>
          <table:table-cell office:value-type="float" office:value="20153707" calcext:value-type="float">
            <text:p>20153707</text:p>
          </table:table-cell>
          <table:table-cell office:value-type="float" office:value="343165245247843" calcext:value-type="float">
            <text:p>34316524524784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219748" calcext:value-type="float">
            <text:p>238344095219748</text:p>
          </table:table-cell>
        </table:table-row>
        <table:table-row table:style-name="ro1">
          <table:table-cell office:value-type="float" office:value="104821174237509" calcext:value-type="float">
            <text:p>104821174237509</text:p>
          </table:table-cell>
          <table:table-cell office:value-type="float" office:value="24209414" calcext:value-type="float">
            <text:p>24209414</text:p>
          </table:table-cell>
          <table:table-cell office:value-type="float" office:value="343165265419962" calcext:value-type="float">
            <text:p>34316526541996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182453" calcext:value-type="float">
            <text:p>238344091182453</text:p>
          </table:table-cell>
        </table:table-row>
        <table:table-row table:style-name="ro1">
          <table:table-cell office:value-type="float" office:value="104821193617408" calcext:value-type="float">
            <text:p>104821193617408</text:p>
          </table:table-cell>
          <table:table-cell office:value-type="float" office:value="19379899" calcext:value-type="float">
            <text:p>19379899</text:p>
          </table:table-cell>
          <table:table-cell office:value-type="float" office:value="343165285561564" calcext:value-type="float">
            <text:p>34316528556156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944156" calcext:value-type="float">
            <text:p>238344091944156</text:p>
          </table:table-cell>
        </table:table-row>
        <table:table-row table:style-name="ro1">
          <table:table-cell office:value-type="float" office:value="104821211428423" calcext:value-type="float">
            <text:p>104821211428423</text:p>
          </table:table-cell>
          <table:table-cell office:value-type="float" office:value="17811015" calcext:value-type="float">
            <text:p>17811015</text:p>
          </table:table-cell>
          <table:table-cell office:value-type="float" office:value="343165305672648" calcext:value-type="float">
            <text:p>3431653056726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244225" calcext:value-type="float">
            <text:p>238344094244225</text:p>
          </table:table-cell>
        </table:table-row>
        <table:table-row table:style-name="ro1">
          <table:table-cell office:value-type="float" office:value="104821231551113" calcext:value-type="float">
            <text:p>104821231551113</text:p>
          </table:table-cell>
          <table:table-cell office:value-type="float" office:value="20122690" calcext:value-type="float">
            <text:p>20122690</text:p>
          </table:table-cell>
          <table:table-cell office:value-type="float" office:value="343165325814249" calcext:value-type="float">
            <text:p>34316532581424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263136" calcext:value-type="float">
            <text:p>238344094263136</text:p>
          </table:table-cell>
        </table:table-row>
        <table:table-row table:style-name="ro1">
          <table:table-cell office:value-type="float" office:value="104821259875769" calcext:value-type="float">
            <text:p>104821259875769</text:p>
          </table:table-cell>
          <table:table-cell office:value-type="float" office:value="28324656" calcext:value-type="float">
            <text:p>28324656</text:p>
          </table:table-cell>
          <table:table-cell office:value-type="float" office:value="343165345986368" calcext:value-type="float">
            <text:p>34316534598636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6110599" calcext:value-type="float">
            <text:p>238344086110599</text:p>
          </table:table-cell>
        </table:table-row>
        <table:table-row table:style-name="ro1">
          <table:table-cell office:value-type="float" office:value="104821280170235" calcext:value-type="float">
            <text:p>104821280170235</text:p>
          </table:table-cell>
          <table:table-cell office:value-type="float" office:value="20294466" calcext:value-type="float">
            <text:p>20294466</text:p>
          </table:table-cell>
          <table:table-cell office:value-type="float" office:value="343165366097452" calcext:value-type="float">
            <text:p>3431653660974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927217" calcext:value-type="float">
            <text:p>238344085927217</text:p>
          </table:table-cell>
        </table:table-row>
        <table:table-row table:style-name="ro1">
          <table:table-cell office:value-type="float" office:value="104821292889875" calcext:value-type="float">
            <text:p>104821292889875</text:p>
          </table:table-cell>
          <table:table-cell office:value-type="float" office:value="12719640" calcext:value-type="float">
            <text:p>12719640</text:p>
          </table:table-cell>
          <table:table-cell office:value-type="float" office:value="343165386269571" calcext:value-type="float">
            <text:p>34316538626957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379696" calcext:value-type="float">
            <text:p>238344093379696</text:p>
          </table:table-cell>
        </table:table-row>
        <table:table-row table:style-name="ro1">
          <table:table-cell office:value-type="float" office:value="104821313062475" calcext:value-type="float">
            <text:p>104821313062475</text:p>
          </table:table-cell>
          <table:table-cell office:value-type="float" office:value="20172600" calcext:value-type="float">
            <text:p>20172600</text:p>
          </table:table-cell>
          <table:table-cell office:value-type="float" office:value="343165406411173" calcext:value-type="float">
            <text:p>34316540641117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348698" calcext:value-type="float">
            <text:p>238344093348698</text:p>
          </table:table-cell>
        </table:table-row>
        <table:table-row table:style-name="ro1">
          <table:table-cell office:value-type="float" office:value="104821333299001" calcext:value-type="float">
            <text:p>104821333299001</text:p>
          </table:table-cell>
          <table:table-cell office:value-type="float" office:value="20236526" calcext:value-type="float">
            <text:p>20236526</text:p>
          </table:table-cell>
          <table:table-cell office:value-type="float" office:value="343165426552775" calcext:value-type="float">
            <text:p>34316542655277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253774" calcext:value-type="float">
            <text:p>238344093253774</text:p>
          </table:table-cell>
        </table:table-row>
        <table:table-row table:style-name="ro1">
          <table:table-cell office:value-type="float" office:value="104821354766136" calcext:value-type="float">
            <text:p>104821354766136</text:p>
          </table:table-cell>
          <table:table-cell office:value-type="float" office:value="21467135" calcext:value-type="float">
            <text:p>21467135</text:p>
          </table:table-cell>
          <table:table-cell office:value-type="float" office:value="343165446694376" calcext:value-type="float">
            <text:p>34316544669437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928240" calcext:value-type="float">
            <text:p>238344091928240</text:p>
          </table:table-cell>
        </table:table-row>
        <table:table-row table:style-name="ro1">
          <table:table-cell office:value-type="float" office:value="104821394084161" calcext:value-type="float">
            <text:p>104821394084161</text:p>
          </table:table-cell>
          <table:table-cell office:value-type="float" office:value="39318025" calcext:value-type="float">
            <text:p>39318025</text:p>
          </table:table-cell>
          <table:table-cell office:value-type="float" office:value="343165466805460" calcext:value-type="float">
            <text:p>34316546680546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2721299" calcext:value-type="float">
            <text:p>238344072721299</text:p>
          </table:table-cell>
        </table:table-row>
        <table:table-row table:style-name="ro1">
          <table:table-cell office:value-type="float" office:value="104821396605331" calcext:value-type="float">
            <text:p>104821396605331</text:p>
          </table:table-cell>
          <table:table-cell office:value-type="float" office:value="2521170" calcext:value-type="float">
            <text:p>2521170</text:p>
          </table:table-cell>
          <table:table-cell office:value-type="float" office:value="343165486977579" calcext:value-type="float">
            <text:p>34316548697757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0372248" calcext:value-type="float">
            <text:p>238344090372248</text:p>
          </table:table-cell>
        </table:table-row>
        <table:table-row table:style-name="ro1">
          <table:table-cell office:value-type="float" office:value="104821412374655" calcext:value-type="float">
            <text:p>104821412374655</text:p>
          </table:table-cell>
          <table:table-cell office:value-type="float" office:value="15769324" calcext:value-type="float">
            <text:p>15769324</text:p>
          </table:table-cell>
          <table:table-cell office:value-type="float" office:value="343165507088663" calcext:value-type="float">
            <text:p>34316550708866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14008" calcext:value-type="float">
            <text:p>238344094714008</text:p>
          </table:table-cell>
        </table:table-row>
        <table:table-row table:style-name="ro1">
          <table:table-cell office:value-type="float" office:value="104821437002907" calcext:value-type="float">
            <text:p>104821437002907</text:p>
          </table:table-cell>
          <table:table-cell office:value-type="float" office:value="24628252" calcext:value-type="float">
            <text:p>24628252</text:p>
          </table:table-cell>
          <table:table-cell office:value-type="float" office:value="343165527230265" calcext:value-type="float">
            <text:p>34316552723026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227358" calcext:value-type="float">
            <text:p>238344090227358</text:p>
          </table:table-cell>
        </table:table-row>
        <table:table-row table:style-name="ro1">
          <table:table-cell office:value-type="float" office:value="104821456820115" calcext:value-type="float">
            <text:p>104821456820115</text:p>
          </table:table-cell>
          <table:table-cell office:value-type="float" office:value="19817208" calcext:value-type="float">
            <text:p>19817208</text:p>
          </table:table-cell>
          <table:table-cell office:value-type="float" office:value="343165547371866" calcext:value-type="float">
            <text:p>34316554737186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551751" calcext:value-type="float">
            <text:p>238344090551751</text:p>
          </table:table-cell>
        </table:table-row>
        <table:table-row table:style-name="ro1">
          <table:table-cell office:value-type="float" office:value="104821487745180" calcext:value-type="float">
            <text:p>104821487745180</text:p>
          </table:table-cell>
          <table:table-cell office:value-type="float" office:value="30925065" calcext:value-type="float">
            <text:p>30925065</text:p>
          </table:table-cell>
          <table:table-cell office:value-type="float" office:value="343165569039347" calcext:value-type="float">
            <text:p>343165569039347</text:p>
          </table:table-cell>
          <table:table-cell office:value-type="float" office:value="21667481" calcext:value-type="float">
            <text:p>21667481</text:p>
          </table:table-cell>
          <table:table-cell office:value-type="float" office:value="238344081294167" calcext:value-type="float">
            <text:p>238344081294167</text:p>
          </table:table-cell>
        </table:table-row>
        <table:table-row table:style-name="ro1">
          <table:table-cell office:value-type="float" office:value="104821493236640" calcext:value-type="float">
            <text:p>104821493236640</text:p>
          </table:table-cell>
          <table:table-cell office:value-type="float" office:value="5491460" calcext:value-type="float">
            <text:p>5491460</text:p>
          </table:table-cell>
          <table:table-cell office:value-type="float" office:value="343165588540079" calcext:value-type="float">
            <text:p>343165588540079</text:p>
          </table:table-cell>
          <table:table-cell office:value-type="float" office:value="19500732" calcext:value-type="float">
            <text:p>19500732</text:p>
          </table:table-cell>
          <table:table-cell office:value-type="float" office:value="238344095303439" calcext:value-type="float">
            <text:p>238344095303439</text:p>
          </table:table-cell>
        </table:table-row>
        <table:table-row table:style-name="ro1">
          <table:table-cell office:value-type="float" office:value="104821523537281" calcext:value-type="float">
            <text:p>104821523537281</text:p>
          </table:table-cell>
          <table:table-cell office:value-type="float" office:value="30300641" calcext:value-type="float">
            <text:p>30300641</text:p>
          </table:table-cell>
          <table:table-cell office:value-type="float" office:value="343165608559610" calcext:value-type="float">
            <text:p>343165608559610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85022329" calcext:value-type="float">
            <text:p>238344085022329</text:p>
          </table:table-cell>
        </table:table-row>
        <table:table-row table:style-name="ro1">
          <table:table-cell office:value-type="float" office:value="104821533088750" calcext:value-type="float">
            <text:p>104821533088750</text:p>
          </table:table-cell>
          <table:table-cell office:value-type="float" office:value="9551469" calcext:value-type="float">
            <text:p>9551469</text:p>
          </table:table-cell>
          <table:table-cell office:value-type="float" office:value="343165628670694" calcext:value-type="float">
            <text:p>34316562867069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81944" calcext:value-type="float">
            <text:p>238344095581944</text:p>
          </table:table-cell>
        </table:table-row>
        <table:table-row table:style-name="ro1">
          <table:table-cell office:value-type="float" office:value="104821565939621" calcext:value-type="float">
            <text:p>104821565939621</text:p>
          </table:table-cell>
          <table:table-cell office:value-type="float" office:value="32850871" calcext:value-type="float">
            <text:p>32850871</text:p>
          </table:table-cell>
          <table:table-cell office:value-type="float" office:value="343165648354532" calcext:value-type="float">
            <text:p>343165648354532</text:p>
          </table:table-cell>
          <table:table-cell office:value-type="float" office:value="19683838" calcext:value-type="float">
            <text:p>19683838</text:p>
          </table:table-cell>
          <table:table-cell office:value-type="float" office:value="238344082414911" calcext:value-type="float">
            <text:p>238344082414911</text:p>
          </table:table-cell>
        </table:table-row>
        <table:table-row table:style-name="ro1">
          <table:table-cell office:value-type="float" office:value="104821576660512" calcext:value-type="float">
            <text:p>104821576660512</text:p>
          </table:table-cell>
          <table:table-cell office:value-type="float" office:value="10720891" calcext:value-type="float">
            <text:p>10720891</text:p>
          </table:table-cell>
          <table:table-cell office:value-type="float" office:value="343165668740275" calcext:value-type="float">
            <text:p>343165668740275</text:p>
          </table:table-cell>
          <table:table-cell office:value-type="float" office:value="20385743" calcext:value-type="float">
            <text:p>20385743</text:p>
          </table:table-cell>
          <table:table-cell office:value-type="float" office:value="238344092079763" calcext:value-type="float">
            <text:p>238344092079763</text:p>
          </table:table-cell>
        </table:table-row>
        <table:table-row table:style-name="ro1">
          <table:table-cell office:value-type="float" office:value="104821594183477" calcext:value-type="float">
            <text:p>104821594183477</text:p>
          </table:table-cell>
          <table:table-cell office:value-type="float" office:value="17522965" calcext:value-type="float">
            <text:p>17522965</text:p>
          </table:table-cell>
          <table:table-cell office:value-type="float" office:value="343165688424112" calcext:value-type="float">
            <text:p>343165688424112</text:p>
          </table:table-cell>
          <table:table-cell office:value-type="float" office:value="19683837" calcext:value-type="float">
            <text:p>19683837</text:p>
          </table:table-cell>
          <table:table-cell office:value-type="float" office:value="238344094240635" calcext:value-type="float">
            <text:p>238344094240635</text:p>
          </table:table-cell>
        </table:table-row>
        <table:table-row table:style-name="ro1">
          <table:table-cell office:value-type="float" office:value="104821614779295" calcext:value-type="float">
            <text:p>104821614779295</text:p>
          </table:table-cell>
          <table:table-cell office:value-type="float" office:value="20595818" calcext:value-type="float">
            <text:p>20595818</text:p>
          </table:table-cell>
          <table:table-cell office:value-type="float" office:value="343165708535196" calcext:value-type="float">
            <text:p>34316570853519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755901" calcext:value-type="float">
            <text:p>238344093755901</text:p>
          </table:table-cell>
        </table:table-row>
        <table:table-row table:style-name="ro1">
          <table:table-cell office:value-type="float" office:value="104821691885467" calcext:value-type="float">
            <text:p>104821691885467</text:p>
          </table:table-cell>
          <table:table-cell office:value-type="float" office:value="77106172" calcext:value-type="float">
            <text:p>77106172</text:p>
          </table:table-cell>
          <table:table-cell office:value-type="float" office:value="343165728646280" calcext:value-type="float">
            <text:p>34316572864628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36760813" calcext:value-type="float">
            <text:p>238344036760813</text:p>
          </table:table-cell>
        </table:table-row>
        <table:table-row table:style-name="ro1">
          <table:table-cell office:value-type="float" office:value="104821695194922" calcext:value-type="float">
            <text:p>104821695194922</text:p>
          </table:table-cell>
          <table:table-cell office:value-type="float" office:value="3309455" calcext:value-type="float">
            <text:p>3309455</text:p>
          </table:table-cell>
          <table:table-cell office:value-type="float" office:value="343165748757364" calcext:value-type="float">
            <text:p>3431657487573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3562442" calcext:value-type="float">
            <text:p>238344053562442</text:p>
          </table:table-cell>
        </table:table-row>
        <table:table-row table:style-name="ro1">
          <table:table-cell office:value-type="float" office:value="104821697744846" calcext:value-type="float">
            <text:p>104821697744846</text:p>
          </table:table-cell>
          <table:table-cell office:value-type="float" office:value="2549924" calcext:value-type="float">
            <text:p>2549924</text:p>
          </table:table-cell>
          <table:table-cell office:value-type="float" office:value="343165768898966" calcext:value-type="float">
            <text:p>34316576889896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71154120" calcext:value-type="float">
            <text:p>238344071154120</text:p>
          </table:table-cell>
        </table:table-row>
        <table:table-row table:style-name="ro1">
          <table:table-cell office:value-type="float" office:value="104821699345796" calcext:value-type="float">
            <text:p>104821699345796</text:p>
          </table:table-cell>
          <table:table-cell office:value-type="float" office:value="1600950" calcext:value-type="float">
            <text:p>1600950</text:p>
          </table:table-cell>
          <table:table-cell office:value-type="float" office:value="343165789040567" calcext:value-type="float">
            <text:p>34316578904056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9694771" calcext:value-type="float">
            <text:p>238344089694771</text:p>
          </table:table-cell>
        </table:table-row>
        <table:table-row table:style-name="ro1">
          <table:table-cell office:value-type="float" office:value="104821733835718" calcext:value-type="float">
            <text:p>104821733835718</text:p>
          </table:table-cell>
          <table:table-cell office:value-type="float" office:value="34489922" calcext:value-type="float">
            <text:p>34489922</text:p>
          </table:table-cell>
          <table:table-cell office:value-type="float" office:value="343165809212687" calcext:value-type="float">
            <text:p>343165809212687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75376969" calcext:value-type="float">
            <text:p>238344075376969</text:p>
          </table:table-cell>
        </table:table-row>
        <table:table-row table:style-name="ro1">
          <table:table-cell office:value-type="float" office:value="104821736495220" calcext:value-type="float">
            <text:p>104821736495220</text:p>
          </table:table-cell>
          <table:table-cell office:value-type="float" office:value="2659502" calcext:value-type="float">
            <text:p>2659502</text:p>
          </table:table-cell>
          <table:table-cell office:value-type="float" office:value="343165829323771" calcext:value-type="float">
            <text:p>34316582932377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828551" calcext:value-type="float">
            <text:p>238344092828551</text:p>
          </table:table-cell>
        </table:table-row>
        <table:table-row table:style-name="ro1">
          <table:table-cell office:value-type="float" office:value="104821754462398" calcext:value-type="float">
            <text:p>104821754462398</text:p>
          </table:table-cell>
          <table:table-cell office:value-type="float" office:value="17967178" calcext:value-type="float">
            <text:p>17967178</text:p>
          </table:table-cell>
          <table:table-cell office:value-type="float" office:value="343165849495890" calcext:value-type="float">
            <text:p>34316584949589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33492" calcext:value-type="float">
            <text:p>238344095033492</text:p>
          </table:table-cell>
        </table:table-row>
        <table:table-row table:style-name="ro1">
          <table:table-cell office:value-type="float" office:value="104821774452737" calcext:value-type="float">
            <text:p>104821774452737</text:p>
          </table:table-cell>
          <table:table-cell office:value-type="float" office:value="19990339" calcext:value-type="float">
            <text:p>19990339</text:p>
          </table:table-cell>
          <table:table-cell office:value-type="float" office:value="343165869637491" calcext:value-type="float">
            <text:p>34316586963749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84754" calcext:value-type="float">
            <text:p>238344095184754</text:p>
          </table:table-cell>
        </table:table-row>
        <table:table-row table:style-name="ro1">
          <table:table-cell office:value-type="float" office:value="104821798352641" calcext:value-type="float">
            <text:p>104821798352641</text:p>
          </table:table-cell>
          <table:table-cell office:value-type="float" office:value="23899904" calcext:value-type="float">
            <text:p>23899904</text:p>
          </table:table-cell>
          <table:table-cell office:value-type="float" office:value="343165889779093" calcext:value-type="float">
            <text:p>3431658897790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426452" calcext:value-type="float">
            <text:p>238344091426452</text:p>
          </table:table-cell>
        </table:table-row>
        <table:table-row table:style-name="ro1">
          <table:table-cell office:value-type="float" office:value="104821818111120" calcext:value-type="float">
            <text:p>104821818111120</text:p>
          </table:table-cell>
          <table:table-cell office:value-type="float" office:value="19758479" calcext:value-type="float">
            <text:p>19758479</text:p>
          </table:table-cell>
          <table:table-cell office:value-type="float" office:value="343165909890177" calcext:value-type="float">
            <text:p>34316590989017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779057" calcext:value-type="float">
            <text:p>238344091779057</text:p>
          </table:table-cell>
        </table:table-row>
        <table:table-row table:style-name="ro1">
          <table:table-cell office:value-type="float" office:value="104821835040734" calcext:value-type="float">
            <text:p>104821835040734</text:p>
          </table:table-cell>
          <table:table-cell office:value-type="float" office:value="16929614" calcext:value-type="float">
            <text:p>16929614</text:p>
          </table:table-cell>
          <table:table-cell office:value-type="float" office:value="343165930062296" calcext:value-type="float">
            <text:p>34316593006229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21562" calcext:value-type="float">
            <text:p>238344095021562</text:p>
          </table:table-cell>
        </table:table-row>
        <table:table-row table:style-name="ro1">
          <table:table-cell office:value-type="float" office:value="104821854690764" calcext:value-type="float">
            <text:p>104821854690764</text:p>
          </table:table-cell>
          <table:table-cell office:value-type="float" office:value="19650030" calcext:value-type="float">
            <text:p>19650030</text:p>
          </table:table-cell>
          <table:table-cell office:value-type="float" office:value="343165950203898" calcext:value-type="float">
            <text:p>3431659502038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13134" calcext:value-type="float">
            <text:p>238344095513134</text:p>
          </table:table-cell>
        </table:table-row>
        <table:table-row table:style-name="ro1">
          <table:table-cell office:value-type="float" office:value="104821875434183" calcext:value-type="float">
            <text:p>104821875434183</text:p>
          </table:table-cell>
          <table:table-cell office:value-type="float" office:value="20743419" calcext:value-type="float">
            <text:p>20743419</text:p>
          </table:table-cell>
          <table:table-cell office:value-type="float" office:value="343165970345499" calcext:value-type="float">
            <text:p>3431659703454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11316" calcext:value-type="float">
            <text:p>238344094911316</text:p>
          </table:table-cell>
        </table:table-row>
        <table:table-row table:style-name="ro1">
          <table:table-cell office:value-type="float" office:value="104821895287407" calcext:value-type="float">
            <text:p>104821895287407</text:p>
          </table:table-cell>
          <table:table-cell office:value-type="float" office:value="19853224" calcext:value-type="float">
            <text:p>19853224</text:p>
          </table:table-cell>
          <table:table-cell office:value-type="float" office:value="343165990487101" calcext:value-type="float">
            <text:p>3431659904871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199694" calcext:value-type="float">
            <text:p>238344095199694</text:p>
          </table:table-cell>
        </table:table-row>
        <table:table-row table:style-name="ro1">
          <table:table-cell office:value-type="float" office:value="104821915537416" calcext:value-type="float">
            <text:p>104821915537416</text:p>
          </table:table-cell>
          <table:table-cell office:value-type="float" office:value="20250009" calcext:value-type="float">
            <text:p>20250009</text:p>
          </table:table-cell>
          <table:table-cell office:value-type="float" office:value="343166010659220" calcext:value-type="float">
            <text:p>34316601065922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121804" calcext:value-type="float">
            <text:p>238344095121804</text:p>
          </table:table-cell>
        </table:table-row>
        <table:table-row table:style-name="ro1">
          <table:table-cell office:value-type="float" office:value="104821935767072" calcext:value-type="float">
            <text:p>104821935767072</text:p>
          </table:table-cell>
          <table:table-cell office:value-type="float" office:value="20229656" calcext:value-type="float">
            <text:p>20229656</text:p>
          </table:table-cell>
          <table:table-cell office:value-type="float" office:value="343166030770304" calcext:value-type="float">
            <text:p>34316603077030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003232" calcext:value-type="float">
            <text:p>238344095003232</text:p>
          </table:table-cell>
        </table:table-row>
        <table:table-row table:style-name="ro1">
          <table:table-cell office:value-type="float" office:value="104821957975096" calcext:value-type="float">
            <text:p>104821957975096</text:p>
          </table:table-cell>
          <table:table-cell office:value-type="float" office:value="22208024" calcext:value-type="float">
            <text:p>22208024</text:p>
          </table:table-cell>
          <table:table-cell office:value-type="float" office:value="343166050911905" calcext:value-type="float">
            <text:p>3431660509119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936809" calcext:value-type="float">
            <text:p>238344092936809</text:p>
          </table:table-cell>
        </table:table-row>
        <table:table-row table:style-name="ro1">
          <table:table-cell office:value-type="float" office:value="104821979695797" calcext:value-type="float">
            <text:p>104821979695797</text:p>
          </table:table-cell>
          <table:table-cell office:value-type="float" office:value="21720701" calcext:value-type="float">
            <text:p>21720701</text:p>
          </table:table-cell>
          <table:table-cell office:value-type="float" office:value="343166071084025" calcext:value-type="float">
            <text:p>34316607108402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1388228" calcext:value-type="float">
            <text:p>238344091388228</text:p>
          </table:table-cell>
        </table:table-row>
        <table:table-row table:style-name="ro1">
          <table:table-cell office:value-type="float" office:value="104821997593566" calcext:value-type="float">
            <text:p>104821997593566</text:p>
          </table:table-cell>
          <table:table-cell office:value-type="float" office:value="17897769" calcext:value-type="float">
            <text:p>17897769</text:p>
          </table:table-cell>
          <table:table-cell office:value-type="float" office:value="343166091256144" calcext:value-type="float">
            <text:p>34316609125614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662578" calcext:value-type="float">
            <text:p>238344093662578</text:p>
          </table:table-cell>
        </table:table-row>
        <table:table-row table:style-name="ro1">
          <table:table-cell office:value-type="float" office:value="104822016751900" calcext:value-type="float">
            <text:p>104822016751900</text:p>
          </table:table-cell>
          <table:table-cell office:value-type="float" office:value="19158334" calcext:value-type="float">
            <text:p>19158334</text:p>
          </table:table-cell>
          <table:table-cell office:value-type="float" office:value="343166111397745" calcext:value-type="float">
            <text:p>34316611139774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645845" calcext:value-type="float">
            <text:p>238344094645845</text:p>
          </table:table-cell>
        </table:table-row>
        <table:table-row table:style-name="ro1">
          <table:table-cell office:value-type="float" office:value="104822036958462" calcext:value-type="float">
            <text:p>104822036958462</text:p>
          </table:table-cell>
          <table:table-cell office:value-type="float" office:value="20206562" calcext:value-type="float">
            <text:p>20206562</text:p>
          </table:table-cell>
          <table:table-cell office:value-type="float" office:value="343166131478312" calcext:value-type="float">
            <text:p>343166131478312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4519850" calcext:value-type="float">
            <text:p>238344094519850</text:p>
          </table:table-cell>
        </table:table-row>
        <table:table-row table:style-name="ro1">
          <table:table-cell office:value-type="float" office:value="104822081234427" calcext:value-type="float">
            <text:p>104822081234427</text:p>
          </table:table-cell>
          <table:table-cell office:value-type="float" office:value="44275965" calcext:value-type="float">
            <text:p>44275965</text:p>
          </table:table-cell>
          <table:table-cell office:value-type="float" office:value="343166151619913" calcext:value-type="float">
            <text:p>3431661516199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0385486" calcext:value-type="float">
            <text:p>238344070385486</text:p>
          </table:table-cell>
        </table:table-row>
        <table:table-row table:style-name="ro1">
          <table:table-cell office:value-type="float" office:value="104822084445761" calcext:value-type="float">
            <text:p>104822084445761</text:p>
          </table:table-cell>
          <table:table-cell office:value-type="float" office:value="3211334" calcext:value-type="float">
            <text:p>3211334</text:p>
          </table:table-cell>
          <table:table-cell office:value-type="float" office:value="343166171761515" calcext:value-type="float">
            <text:p>3431661717615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7315754" calcext:value-type="float">
            <text:p>238344087315754</text:p>
          </table:table-cell>
        </table:table-row>
        <table:table-row table:style-name="ro1">
          <table:table-cell office:value-type="float" office:value="104822096469880" calcext:value-type="float">
            <text:p>104822096469880</text:p>
          </table:table-cell>
          <table:table-cell office:value-type="float" office:value="12024119" calcext:value-type="float">
            <text:p>12024119</text:p>
          </table:table-cell>
          <table:table-cell office:value-type="float" office:value="343166191933634" calcext:value-type="float">
            <text:p>34316619193363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463754" calcext:value-type="float">
            <text:p>238344095463754</text:p>
          </table:table-cell>
        </table:table-row>
        <table:table-row table:style-name="ro1">
          <table:table-cell office:value-type="float" office:value="104822129357144" calcext:value-type="float">
            <text:p>104822129357144</text:p>
          </table:table-cell>
          <table:table-cell office:value-type="float" office:value="32887264" calcext:value-type="float">
            <text:p>32887264</text:p>
          </table:table-cell>
          <table:table-cell office:value-type="float" office:value="343166212075235" calcext:value-type="float">
            <text:p>34316621207523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2718091" calcext:value-type="float">
            <text:p>238344082718091</text:p>
          </table:table-cell>
        </table:table-row>
        <table:table-row table:style-name="ro1">
          <table:table-cell office:value-type="float" office:value="104822139179703" calcext:value-type="float">
            <text:p>104822139179703</text:p>
          </table:table-cell>
          <table:table-cell office:value-type="float" office:value="9822559" calcext:value-type="float">
            <text:p>9822559</text:p>
          </table:table-cell>
          <table:table-cell office:value-type="float" office:value="343166232186319" calcext:value-type="float">
            <text:p>34316623218631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006616" calcext:value-type="float">
            <text:p>238344093006616</text:p>
          </table:table-cell>
        </table:table-row>
        <table:table-row table:style-name="ro1">
          <table:table-cell office:value-type="float" office:value="104822157251969" calcext:value-type="float">
            <text:p>104822157251969</text:p>
          </table:table-cell>
          <table:table-cell office:value-type="float" office:value="18072266" calcext:value-type="float">
            <text:p>18072266</text:p>
          </table:table-cell>
          <table:table-cell office:value-type="float" office:value="343166252327921" calcext:value-type="float">
            <text:p>3431662523279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75952" calcext:value-type="float">
            <text:p>238344095075952</text:p>
          </table:table-cell>
        </table:table-row>
        <table:table-row table:style-name="ro1">
          <table:table-cell office:value-type="float" office:value="104822177485065" calcext:value-type="float">
            <text:p>104822177485065</text:p>
          </table:table-cell>
          <table:table-cell office:value-type="float" office:value="20233096" calcext:value-type="float">
            <text:p>20233096</text:p>
          </table:table-cell>
          <table:table-cell office:value-type="float" office:value="343166272500040" calcext:value-type="float">
            <text:p>34316627250004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14975" calcext:value-type="float">
            <text:p>238344095014975</text:p>
          </table:table-cell>
        </table:table-row>
        <table:table-row table:style-name="ro1">
          <table:table-cell office:value-type="float" office:value="104822197664729" calcext:value-type="float">
            <text:p>104822197664729</text:p>
          </table:table-cell>
          <table:table-cell office:value-type="float" office:value="20179664" calcext:value-type="float">
            <text:p>20179664</text:p>
          </table:table-cell>
          <table:table-cell office:value-type="float" office:value="343166292611124" calcext:value-type="float">
            <text:p>34316629261112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946395" calcext:value-type="float">
            <text:p>238344094946395</text:p>
          </table:table-cell>
        </table:table-row>
        <table:table-row table:style-name="ro1">
          <table:table-cell office:value-type="float" office:value="104822268190950" calcext:value-type="float">
            <text:p>104822268190950</text:p>
          </table:table-cell>
          <table:table-cell office:value-type="float" office:value="70526221" calcext:value-type="float">
            <text:p>70526221</text:p>
          </table:table-cell>
          <table:table-cell office:value-type="float" office:value="343166312783243" calcext:value-type="float">
            <text:p>34316631278324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44592293" calcext:value-type="float">
            <text:p>238344044592293</text:p>
          </table:table-cell>
        </table:table-row>
        <table:table-row table:style-name="ro1">
          <table:table-cell office:value-type="float" office:value="104822271559972" calcext:value-type="float">
            <text:p>104822271559972</text:p>
          </table:table-cell>
          <table:table-cell office:value-type="float" office:value="3369022" calcext:value-type="float">
            <text:p>3369022</text:p>
          </table:table-cell>
          <table:table-cell office:value-type="float" office:value="343166332894327" calcext:value-type="float">
            <text:p>34316633289432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1334355" calcext:value-type="float">
            <text:p>238344061334355</text:p>
          </table:table-cell>
        </table:table-row>
        <table:table-row table:style-name="ro1">
          <table:table-cell office:value-type="float" office:value="104822272895287" calcext:value-type="float">
            <text:p>104822272895287</text:p>
          </table:table-cell>
          <table:table-cell office:value-type="float" office:value="1335315" calcext:value-type="float">
            <text:p>1335315</text:p>
          </table:table-cell>
          <table:table-cell office:value-type="float" office:value="343166353035929" calcext:value-type="float">
            <text:p>34316635303592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0140642" calcext:value-type="float">
            <text:p>238344080140642</text:p>
          </table:table-cell>
        </table:table-row>
        <table:table-row table:style-name="ro1">
          <table:table-cell office:value-type="float" office:value="104822277708713" calcext:value-type="float">
            <text:p>104822277708713</text:p>
          </table:table-cell>
          <table:table-cell office:value-type="float" office:value="4813426" calcext:value-type="float">
            <text:p>4813426</text:p>
          </table:table-cell>
          <table:table-cell office:value-type="float" office:value="343166373177530" calcext:value-type="float">
            <text:p>3431663731775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468817" calcext:value-type="float">
            <text:p>238344095468817</text:p>
          </table:table-cell>
        </table:table-row>
        <table:table-row table:style-name="ro1">
          <table:table-cell office:value-type="float" office:value="104822298201864" calcext:value-type="float">
            <text:p>104822298201864</text:p>
          </table:table-cell>
          <table:table-cell office:value-type="float" office:value="20493151" calcext:value-type="float">
            <text:p>20493151</text:p>
          </table:table-cell>
          <table:table-cell office:value-type="float" office:value="343166393319132" calcext:value-type="float">
            <text:p>3431663933191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117268" calcext:value-type="float">
            <text:p>238344095117268</text:p>
          </table:table-cell>
        </table:table-row>
        <table:table-row table:style-name="ro1">
          <table:table-cell office:value-type="float" office:value="104822321999334" calcext:value-type="float">
            <text:p>104822321999334</text:p>
          </table:table-cell>
          <table:table-cell office:value-type="float" office:value="23797470" calcext:value-type="float">
            <text:p>23797470</text:p>
          </table:table-cell>
          <table:table-cell office:value-type="float" office:value="343166413491251" calcext:value-type="float">
            <text:p>34316641349125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491917" calcext:value-type="float">
            <text:p>238344091491917</text:p>
          </table:table-cell>
        </table:table-row>
        <table:table-row table:style-name="ro1">
          <table:table-cell office:value-type="float" office:value="104822338274881" calcext:value-type="float">
            <text:p>104822338274881</text:p>
          </table:table-cell>
          <table:table-cell office:value-type="float" office:value="16275547" calcext:value-type="float">
            <text:p>16275547</text:p>
          </table:table-cell>
          <table:table-cell office:value-type="float" office:value="343166433602335" calcext:value-type="float">
            <text:p>34316643360233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327454" calcext:value-type="float">
            <text:p>238344095327454</text:p>
          </table:table-cell>
        </table:table-row>
        <table:table-row table:style-name="ro1">
          <table:table-cell office:value-type="float" office:value="104822362532198" calcext:value-type="float">
            <text:p>104822362532198</text:p>
          </table:table-cell>
          <table:table-cell office:value-type="float" office:value="24257317" calcext:value-type="float">
            <text:p>24257317</text:p>
          </table:table-cell>
          <table:table-cell office:value-type="float" office:value="343166453743937" calcext:value-type="float">
            <text:p>34316645374393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211739" calcext:value-type="float">
            <text:p>238344091211739</text:p>
          </table:table-cell>
        </table:table-row>
        <table:table-row table:style-name="ro1">
          <table:table-cell office:value-type="float" office:value="104822378726538" calcext:value-type="float">
            <text:p>104822378726538</text:p>
          </table:table-cell>
          <table:table-cell office:value-type="float" office:value="16194340" calcext:value-type="float">
            <text:p>16194340</text:p>
          </table:table-cell>
          <table:table-cell office:value-type="float" office:value="343166473855021" calcext:value-type="float">
            <text:p>34316647385502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128483" calcext:value-type="float">
            <text:p>238344095128483</text:p>
          </table:table-cell>
        </table:table-row>
        <table:table-row table:style-name="ro1">
          <table:table-cell office:value-type="float" office:value="104822398929982" calcext:value-type="float">
            <text:p>104822398929982</text:p>
          </table:table-cell>
          <table:table-cell office:value-type="float" office:value="20203444" calcext:value-type="float">
            <text:p>20203444</text:p>
          </table:table-cell>
          <table:table-cell office:value-type="float" office:value="343166493996622" calcext:value-type="float">
            <text:p>34316649399662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066640" calcext:value-type="float">
            <text:p>238344095066640</text:p>
          </table:table-cell>
        </table:table-row>
        <table:table-row table:style-name="ro1">
          <table:table-cell office:value-type="float" office:value="104822419039479" calcext:value-type="float">
            <text:p>104822419039479</text:p>
          </table:table-cell>
          <table:table-cell office:value-type="float" office:value="20109497" calcext:value-type="float">
            <text:p>20109497</text:p>
          </table:table-cell>
          <table:table-cell office:value-type="float" office:value="343166514138224" calcext:value-type="float">
            <text:p>34316651413822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98745" calcext:value-type="float">
            <text:p>238344095098745</text:p>
          </table:table-cell>
        </table:table-row>
        <table:table-row table:style-name="ro1">
          <table:table-cell office:value-type="float" office:value="104822440017858" calcext:value-type="float">
            <text:p>104822440017858</text:p>
          </table:table-cell>
          <table:table-cell office:value-type="float" office:value="20978379" calcext:value-type="float">
            <text:p>20978379</text:p>
          </table:table-cell>
          <table:table-cell office:value-type="float" office:value="343166534279825" calcext:value-type="float">
            <text:p>34316653427982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261967" calcext:value-type="float">
            <text:p>238344094261967</text:p>
          </table:table-cell>
        </table:table-row>
        <table:table-row table:style-name="ro1">
          <table:table-cell office:value-type="float" office:value="104822462838075" calcext:value-type="float">
            <text:p>104822462838075</text:p>
          </table:table-cell>
          <table:table-cell office:value-type="float" office:value="22820217" calcext:value-type="float">
            <text:p>22820217</text:p>
          </table:table-cell>
          <table:table-cell office:value-type="float" office:value="343166554421427" calcext:value-type="float">
            <text:p>34316655442142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583352" calcext:value-type="float">
            <text:p>238344091583352</text:p>
          </table:table-cell>
        </table:table-row>
        <table:table-row table:style-name="ro1">
          <table:table-cell office:value-type="float" office:value="104822482463962" calcext:value-type="float">
            <text:p>104822482463962</text:p>
          </table:table-cell>
          <table:table-cell office:value-type="float" office:value="19625887" calcext:value-type="float">
            <text:p>19625887</text:p>
          </table:table-cell>
          <table:table-cell office:value-type="float" office:value="343166574593546" calcext:value-type="float">
            <text:p>34316657459354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129584" calcext:value-type="float">
            <text:p>238344092129584</text:p>
          </table:table-cell>
        </table:table-row>
        <table:table-row table:style-name="ro1">
          <table:table-cell office:value-type="float" office:value="104822499723907" calcext:value-type="float">
            <text:p>104822499723907</text:p>
          </table:table-cell>
          <table:table-cell office:value-type="float" office:value="17259945" calcext:value-type="float">
            <text:p>17259945</text:p>
          </table:table-cell>
          <table:table-cell office:value-type="float" office:value="343166594735148" calcext:value-type="float">
            <text:p>34316659473514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11241" calcext:value-type="float">
            <text:p>238344095011241</text:p>
          </table:table-cell>
        </table:table-row>
        <table:table-row table:style-name="ro1">
          <table:table-cell office:value-type="float" office:value="104822519592081" calcext:value-type="float">
            <text:p>104822519592081</text:p>
          </table:table-cell>
          <table:table-cell office:value-type="float" office:value="19868174" calcext:value-type="float">
            <text:p>19868174</text:p>
          </table:table-cell>
          <table:table-cell office:value-type="float" office:value="343166614876749" calcext:value-type="float">
            <text:p>34316661487674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284668" calcext:value-type="float">
            <text:p>238344095284668</text:p>
          </table:table-cell>
        </table:table-row>
        <table:table-row table:style-name="ro1">
          <table:table-cell office:value-type="float" office:value="104822542617564" calcext:value-type="float">
            <text:p>104822542617564</text:p>
          </table:table-cell>
          <table:table-cell office:value-type="float" office:value="23025483" calcext:value-type="float">
            <text:p>23025483</text:p>
          </table:table-cell>
          <table:table-cell office:value-type="float" office:value="343166635018351" calcext:value-type="float">
            <text:p>34316663501835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400787" calcext:value-type="float">
            <text:p>238344092400787</text:p>
          </table:table-cell>
        </table:table-row>
        <table:table-row table:style-name="ro1">
          <table:table-cell office:value-type="float" office:value="104822571728054" calcext:value-type="float">
            <text:p>104822571728054</text:p>
          </table:table-cell>
          <table:table-cell office:value-type="float" office:value="29110490" calcext:value-type="float">
            <text:p>29110490</text:p>
          </table:table-cell>
          <table:table-cell office:value-type="float" office:value="343166655159952" calcext:value-type="float">
            <text:p>34316665515995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3431898" calcext:value-type="float">
            <text:p>238344083431898</text:p>
          </table:table-cell>
        </table:table-row>
        <table:table-row table:style-name="ro1">
          <table:table-cell office:value-type="float" office:value="104822581046450" calcext:value-type="float">
            <text:p>104822581046450</text:p>
          </table:table-cell>
          <table:table-cell office:value-type="float" office:value="9318396" calcext:value-type="float">
            <text:p>9318396</text:p>
          </table:table-cell>
          <table:table-cell office:value-type="float" office:value="343166675301554" calcext:value-type="float">
            <text:p>34316667530155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55104" calcext:value-type="float">
            <text:p>238344094255104</text:p>
          </table:table-cell>
        </table:table-row>
        <table:table-row table:style-name="ro1">
          <table:table-cell office:value-type="float" office:value="104822601249468" calcext:value-type="float">
            <text:p>104822601249468</text:p>
          </table:table-cell>
          <table:table-cell office:value-type="float" office:value="20203018" calcext:value-type="float">
            <text:p>20203018</text:p>
          </table:table-cell>
          <table:table-cell office:value-type="float" office:value="343166695473673" calcext:value-type="float">
            <text:p>34316669547367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224205" calcext:value-type="float">
            <text:p>238344094224205</text:p>
          </table:table-cell>
        </table:table-row>
        <table:table-row table:style-name="ro1">
          <table:table-cell office:value-type="float" office:value="104822621587808" calcext:value-type="float">
            <text:p>104822621587808</text:p>
          </table:table-cell>
          <table:table-cell office:value-type="float" office:value="20338340" calcext:value-type="float">
            <text:p>20338340</text:p>
          </table:table-cell>
          <table:table-cell office:value-type="float" office:value="343166715584757" calcext:value-type="float">
            <text:p>34316671558475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996949" calcext:value-type="float">
            <text:p>238344093996949</text:p>
          </table:table-cell>
        </table:table-row>
        <table:table-row table:style-name="ro1">
          <table:table-cell office:value-type="float" office:value="104822677622435" calcext:value-type="float">
            <text:p>104822677622435</text:p>
          </table:table-cell>
          <table:table-cell office:value-type="float" office:value="56034627" calcext:value-type="float">
            <text:p>56034627</text:p>
          </table:table-cell>
          <table:table-cell office:value-type="float" office:value="343166735695841" calcext:value-type="float">
            <text:p>34316673569584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8073406" calcext:value-type="float">
            <text:p>238344058073406</text:p>
          </table:table-cell>
        </table:table-row>
        <table:table-row table:style-name="ro1">
          <table:table-cell office:value-type="float" office:value="104822680879394" calcext:value-type="float">
            <text:p>104822680879394</text:p>
          </table:table-cell>
          <table:table-cell office:value-type="float" office:value="3256959" calcext:value-type="float">
            <text:p>3256959</text:p>
          </table:table-cell>
          <table:table-cell office:value-type="float" office:value="343166755867960" calcext:value-type="float">
            <text:p>34316675586796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74988566" calcext:value-type="float">
            <text:p>238344074988566</text:p>
          </table:table-cell>
        </table:table-row>
        <table:table-row table:style-name="ro1">
          <table:table-cell office:value-type="float" office:value="104822683416197" calcext:value-type="float">
            <text:p>104822683416197</text:p>
          </table:table-cell>
          <table:table-cell office:value-type="float" office:value="2536803" calcext:value-type="float">
            <text:p>2536803</text:p>
          </table:table-cell>
          <table:table-cell office:value-type="float" office:value="343166775979044" calcext:value-type="float">
            <text:p>34316677597904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562847" calcext:value-type="float">
            <text:p>238344092562847</text:p>
          </table:table-cell>
        </table:table-row>
        <table:table-row table:style-name="ro1">
          <table:table-cell office:value-type="float" office:value="104822714162218" calcext:value-type="float">
            <text:p>104822714162218</text:p>
          </table:table-cell>
          <table:table-cell office:value-type="float" office:value="30746021" calcext:value-type="float">
            <text:p>30746021</text:p>
          </table:table-cell>
          <table:table-cell office:value-type="float" office:value="343166796120646" calcext:value-type="float">
            <text:p>34316679612064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1958428" calcext:value-type="float">
            <text:p>238344081958428</text:p>
          </table:table-cell>
        </table:table-row>
        <table:table-row table:style-name="ro1">
          <table:table-cell office:value-type="float" office:value="104822720688875" calcext:value-type="float">
            <text:p>104822720688875</text:p>
          </table:table-cell>
          <table:table-cell office:value-type="float" office:value="6526657" calcext:value-type="float">
            <text:p>6526657</text:p>
          </table:table-cell>
          <table:table-cell office:value-type="float" office:value="343166816292765" calcext:value-type="float">
            <text:p>34316681629276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603890" calcext:value-type="float">
            <text:p>238344095603890</text:p>
          </table:table-cell>
        </table:table-row>
        <table:table-row table:style-name="ro1">
          <table:table-cell office:value-type="float" office:value="104822741123299" calcext:value-type="float">
            <text:p>104822741123299</text:p>
          </table:table-cell>
          <table:table-cell office:value-type="float" office:value="20434424" calcext:value-type="float">
            <text:p>20434424</text:p>
          </table:table-cell>
          <table:table-cell office:value-type="float" office:value="343166836403849" calcext:value-type="float">
            <text:p>34316683640384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280550" calcext:value-type="float">
            <text:p>238344095280550</text:p>
          </table:table-cell>
        </table:table-row>
        <table:table-row table:style-name="ro1">
          <table:table-cell office:value-type="float" office:value="104822760750560" calcext:value-type="float">
            <text:p>104822760750560</text:p>
          </table:table-cell>
          <table:table-cell office:value-type="float" office:value="19627261" calcext:value-type="float">
            <text:p>19627261</text:p>
          </table:table-cell>
          <table:table-cell office:value-type="float" office:value="343166856575968" calcext:value-type="float">
            <text:p>34316685657596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825408" calcext:value-type="float">
            <text:p>238344095825408</text:p>
          </table:table-cell>
        </table:table-row>
        <table:table-row table:style-name="ro1">
          <table:table-cell office:value-type="float" office:value="104822827606937" calcext:value-type="float">
            <text:p>104822827606937</text:p>
          </table:table-cell>
          <table:table-cell office:value-type="float" office:value="66856377" calcext:value-type="float">
            <text:p>66856377</text:p>
          </table:table-cell>
          <table:table-cell office:value-type="float" office:value="343166876687052" calcext:value-type="float">
            <text:p>3431668766870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49080115" calcext:value-type="float">
            <text:p>238344049080115</text:p>
          </table:table-cell>
        </table:table-row>
        <table:table-row table:style-name="ro1">
          <table:table-cell office:value-type="float" office:value="104822829460936" calcext:value-type="float">
            <text:p>104822829460936</text:p>
          </table:table-cell>
          <table:table-cell office:value-type="float" office:value="1853999" calcext:value-type="float">
            <text:p>1853999</text:p>
          </table:table-cell>
          <table:table-cell office:value-type="float" office:value="343166896828653" calcext:value-type="float">
            <text:p>34316689682865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7367717" calcext:value-type="float">
            <text:p>238344067367717</text:p>
          </table:table-cell>
        </table:table-row>
        <table:table-row table:style-name="ro1">
          <table:table-cell office:value-type="float" office:value="104822832480032" calcext:value-type="float">
            <text:p>104822832480032</text:p>
          </table:table-cell>
          <table:table-cell office:value-type="float" office:value="3019096" calcext:value-type="float">
            <text:p>3019096</text:p>
          </table:table-cell>
          <table:table-cell office:value-type="float" office:value="343166916970255" calcext:value-type="float">
            <text:p>34316691697025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4490223" calcext:value-type="float">
            <text:p>238344084490223</text:p>
          </table:table-cell>
        </table:table-row>
        <table:table-row table:style-name="ro1">
          <table:table-cell office:value-type="float" office:value="104822841726143" calcext:value-type="float">
            <text:p>104822841726143</text:p>
          </table:table-cell>
          <table:table-cell office:value-type="float" office:value="9246111" calcext:value-type="float">
            <text:p>9246111</text:p>
          </table:table-cell>
          <table:table-cell office:value-type="float" office:value="343166937111857" calcext:value-type="float">
            <text:p>3431669371118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85714" calcext:value-type="float">
            <text:p>238344095385714</text:p>
          </table:table-cell>
        </table:table-row>
        <table:table-row table:style-name="ro1">
          <table:table-cell office:value-type="float" office:value="104822864686078" calcext:value-type="float">
            <text:p>104822864686078</text:p>
          </table:table-cell>
          <table:table-cell office:value-type="float" office:value="22959935" calcext:value-type="float">
            <text:p>22959935</text:p>
          </table:table-cell>
          <table:table-cell office:value-type="float" office:value="343166957253458" calcext:value-type="float">
            <text:p>3431669572534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567380" calcext:value-type="float">
            <text:p>238344092567380</text:p>
          </table:table-cell>
        </table:table-row>
        <table:table-row table:style-name="ro1">
          <table:table-cell office:value-type="float" office:value="104822883301238" calcext:value-type="float">
            <text:p>104822883301238</text:p>
          </table:table-cell>
          <table:table-cell office:value-type="float" office:value="18615160" calcext:value-type="float">
            <text:p>18615160</text:p>
          </table:table-cell>
          <table:table-cell office:value-type="float" office:value="343166977395060" calcext:value-type="float">
            <text:p>34316697739506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093822" calcext:value-type="float">
            <text:p>238344094093822</text:p>
          </table:table-cell>
        </table:table-row>
        <table:table-row table:style-name="ro1">
          <table:table-cell office:value-type="float" office:value="104822902802389" calcext:value-type="float">
            <text:p>104822902802389</text:p>
          </table:table-cell>
          <table:table-cell office:value-type="float" office:value="19501151" calcext:value-type="float">
            <text:p>19501151</text:p>
          </table:table-cell>
          <table:table-cell office:value-type="float" office:value="343166997567179" calcext:value-type="float">
            <text:p>34316699756717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64790" calcext:value-type="float">
            <text:p>238344094764790</text:p>
          </table:table-cell>
        </table:table-row>
        <table:table-row table:style-name="ro1">
          <table:table-cell office:value-type="float" office:value="104822923083090" calcext:value-type="float">
            <text:p>104822923083090</text:p>
          </table:table-cell>
          <table:table-cell office:value-type="float" office:value="20280701" calcext:value-type="float">
            <text:p>20280701</text:p>
          </table:table-cell>
          <table:table-cell office:value-type="float" office:value="343167017708780" calcext:value-type="float">
            <text:p>34316701770878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625690" calcext:value-type="float">
            <text:p>238344094625690</text:p>
          </table:table-cell>
        </table:table-row>
        <table:table-row table:style-name="ro1">
          <table:table-cell office:value-type="float" office:value="104822945316504" calcext:value-type="float">
            <text:p>104822945316504</text:p>
          </table:table-cell>
          <table:table-cell office:value-type="float" office:value="22233414" calcext:value-type="float">
            <text:p>22233414</text:p>
          </table:table-cell>
          <table:table-cell office:value-type="float" office:value="343167037880900" calcext:value-type="float">
            <text:p>34316703788090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2564396" calcext:value-type="float">
            <text:p>238344092564396</text:p>
          </table:table-cell>
        </table:table-row>
        <table:table-row table:style-name="ro1">
          <table:table-cell office:value-type="float" office:value="104822964023377" calcext:value-type="float">
            <text:p>104822964023377</text:p>
          </table:table-cell>
          <table:table-cell office:value-type="float" office:value="18706873" calcext:value-type="float">
            <text:p>18706873</text:p>
          </table:table-cell>
          <table:table-cell office:value-type="float" office:value="343167057991983" calcext:value-type="float">
            <text:p>343167057991983</text:p>
          </table:table-cell>
          <table:table-cell office:value-type="float" office:value="20111083" calcext:value-type="float">
            <text:p>20111083</text:p>
          </table:table-cell>
          <table:table-cell office:value-type="float" office:value="238344093968606" calcext:value-type="float">
            <text:p>238344093968606</text:p>
          </table:table-cell>
        </table:table-row>
        <table:table-row table:style-name="ro1">
          <table:table-cell office:value-type="float" office:value="104822985000144" calcext:value-type="float">
            <text:p>104822985000144</text:p>
          </table:table-cell>
          <table:table-cell office:value-type="float" office:value="20976767" calcext:value-type="float">
            <text:p>20976767</text:p>
          </table:table-cell>
          <table:table-cell office:value-type="float" office:value="343167078164103" calcext:value-type="float">
            <text:p>343167078164103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3163959" calcext:value-type="float">
            <text:p>238344093163959</text:p>
          </table:table-cell>
        </table:table-row>
        <table:table-row table:style-name="ro1">
          <table:table-cell office:value-type="float" office:value="104823004395425" calcext:value-type="float">
            <text:p>104823004395425</text:p>
          </table:table-cell>
          <table:table-cell office:value-type="float" office:value="19395281" calcext:value-type="float">
            <text:p>19395281</text:p>
          </table:table-cell>
          <table:table-cell office:value-type="float" office:value="343167098336222" calcext:value-type="float">
            <text:p>34316709833622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940797" calcext:value-type="float">
            <text:p>238344093940797</text:p>
          </table:table-cell>
        </table:table-row>
        <table:table-row table:style-name="ro1">
          <table:table-cell office:value-type="float" office:value="104823026025290" calcext:value-type="float">
            <text:p>104823026025290</text:p>
          </table:table-cell>
          <table:table-cell office:value-type="float" office:value="21629865" calcext:value-type="float">
            <text:p>21629865</text:p>
          </table:table-cell>
          <table:table-cell office:value-type="float" office:value="343167118477823" calcext:value-type="float">
            <text:p>34316711847782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452533" calcext:value-type="float">
            <text:p>238344092452533</text:p>
          </table:table-cell>
        </table:table-row>
        <table:table-row table:style-name="ro1">
          <table:table-cell office:value-type="float" office:value="104823046101378" calcext:value-type="float">
            <text:p>104823046101378</text:p>
          </table:table-cell>
          <table:table-cell office:value-type="float" office:value="20076088" calcext:value-type="float">
            <text:p>20076088</text:p>
          </table:table-cell>
          <table:table-cell office:value-type="float" office:value="343167138588907" calcext:value-type="float">
            <text:p>34316713858890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487529" calcext:value-type="float">
            <text:p>238344092487529</text:p>
          </table:table-cell>
        </table:table-row>
        <table:table-row table:style-name="ro1">
          <table:table-cell office:value-type="float" office:value="104823065318905" calcext:value-type="float">
            <text:p>104823065318905</text:p>
          </table:table-cell>
          <table:table-cell office:value-type="float" office:value="19217527" calcext:value-type="float">
            <text:p>19217527</text:p>
          </table:table-cell>
          <table:table-cell office:value-type="float" office:value="343167158699991" calcext:value-type="float">
            <text:p>3431671586999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381086" calcext:value-type="float">
            <text:p>238344093381086</text:p>
          </table:table-cell>
        </table:table-row>
        <table:table-row table:style-name="ro1">
          <table:table-cell office:value-type="float" office:value="104823084010413" calcext:value-type="float">
            <text:p>104823084010413</text:p>
          </table:table-cell>
          <table:table-cell office:value-type="float" office:value="18691508" calcext:value-type="float">
            <text:p>18691508</text:p>
          </table:table-cell>
          <table:table-cell office:value-type="float" office:value="343167178841593" calcext:value-type="float">
            <text:p>3431671788415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31180" calcext:value-type="float">
            <text:p>238344094831180</text:p>
          </table:table-cell>
        </table:table-row>
        <table:table-row table:style-name="ro1">
          <table:table-cell office:value-type="float" office:value="104823104048417" calcext:value-type="float">
            <text:p>104823104048417</text:p>
          </table:table-cell>
          <table:table-cell office:value-type="float" office:value="20038004" calcext:value-type="float">
            <text:p>20038004</text:p>
          </table:table-cell>
          <table:table-cell office:value-type="float" office:value="343167198983194" calcext:value-type="float">
            <text:p>34316719898319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34777" calcext:value-type="float">
            <text:p>238344094934777</text:p>
          </table:table-cell>
        </table:table-row>
        <table:table-row table:style-name="ro1">
          <table:table-cell office:value-type="float" office:value="104823124234853" calcext:value-type="float">
            <text:p>104823124234853</text:p>
          </table:table-cell>
          <table:table-cell office:value-type="float" office:value="20186436" calcext:value-type="float">
            <text:p>20186436</text:p>
          </table:table-cell>
          <table:table-cell office:value-type="float" office:value="343167219124796" calcext:value-type="float">
            <text:p>34316721912479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89943" calcext:value-type="float">
            <text:p>238344094889943</text:p>
          </table:table-cell>
        </table:table-row>
        <table:table-row table:style-name="ro1">
          <table:table-cell office:value-type="float" office:value="104823147725476" calcext:value-type="float">
            <text:p>104823147725476</text:p>
          </table:table-cell>
          <table:table-cell office:value-type="float" office:value="23490623" calcext:value-type="float">
            <text:p>23490623</text:p>
          </table:table-cell>
          <table:table-cell office:value-type="float" office:value="343167239266398" calcext:value-type="float">
            <text:p>3431672392663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540922" calcext:value-type="float">
            <text:p>238344091540922</text:p>
          </table:table-cell>
        </table:table-row>
        <table:table-row table:style-name="ro1">
          <table:table-cell office:value-type="float" office:value="104823168207639" calcext:value-type="float">
            <text:p>104823168207639</text:p>
          </table:table-cell>
          <table:table-cell office:value-type="float" office:value="20482163" calcext:value-type="float">
            <text:p>20482163</text:p>
          </table:table-cell>
          <table:table-cell office:value-type="float" office:value="343167259407999" calcext:value-type="float">
            <text:p>3431672594079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200360" calcext:value-type="float">
            <text:p>238344091200360</text:p>
          </table:table-cell>
        </table:table-row>
        <table:table-row table:style-name="ro1">
          <table:table-cell office:value-type="float" office:value="104823185033864" calcext:value-type="float">
            <text:p>104823185033864</text:p>
          </table:table-cell>
          <table:table-cell office:value-type="float" office:value="16826225" calcext:value-type="float">
            <text:p>16826225</text:p>
          </table:table-cell>
          <table:table-cell office:value-type="float" office:value="343167279610636" calcext:value-type="float">
            <text:p>343167279610636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4576772" calcext:value-type="float">
            <text:p>238344094576772</text:p>
          </table:table-cell>
        </table:table-row>
        <table:table-row table:style-name="ro1">
          <table:table-cell office:value-type="float" office:value="104823205078303" calcext:value-type="float">
            <text:p>104823205078303</text:p>
          </table:table-cell>
          <table:table-cell office:value-type="float" office:value="20044439" calcext:value-type="float">
            <text:p>20044439</text:p>
          </table:table-cell>
          <table:table-cell office:value-type="float" office:value="343167299721720" calcext:value-type="float">
            <text:p>34316729972172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643417" calcext:value-type="float">
            <text:p>238344094643417</text:p>
          </table:table-cell>
        </table:table-row>
        <table:table-row table:style-name="ro1">
          <table:table-cell office:value-type="float" office:value="104823225181174" calcext:value-type="float">
            <text:p>104823225181174</text:p>
          </table:table-cell>
          <table:table-cell office:value-type="float" office:value="20102871" calcext:value-type="float">
            <text:p>20102871</text:p>
          </table:table-cell>
          <table:table-cell office:value-type="float" office:value="343167319893839" calcext:value-type="float">
            <text:p>34316731989383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12665" calcext:value-type="float">
            <text:p>238344094712665</text:p>
          </table:table-cell>
        </table:table-row>
        <table:table-row table:style-name="ro1">
          <table:table-cell office:value-type="float" office:value="104823280210656" calcext:value-type="float">
            <text:p>104823280210656</text:p>
          </table:table-cell>
          <table:table-cell office:value-type="float" office:value="55029482" calcext:value-type="float">
            <text:p>55029482</text:p>
          </table:table-cell>
          <table:table-cell office:value-type="float" office:value="343167339974405" calcext:value-type="float">
            <text:p>343167339974405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59763749" calcext:value-type="float">
            <text:p>238344059763749</text:p>
          </table:table-cell>
        </table:table-row>
        <table:table-row table:style-name="ro1">
          <table:table-cell office:value-type="float" office:value="104823285630702" calcext:value-type="float">
            <text:p>104823285630702</text:p>
          </table:table-cell>
          <table:table-cell office:value-type="float" office:value="5420046" calcext:value-type="float">
            <text:p>5420046</text:p>
          </table:table-cell>
          <table:table-cell office:value-type="float" office:value="343167360116007" calcext:value-type="float">
            <text:p>3431673601160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74485305" calcext:value-type="float">
            <text:p>238344074485305</text:p>
          </table:table-cell>
        </table:table-row>
        <table:table-row table:style-name="ro1">
          <table:table-cell office:value-type="float" office:value="104823291411871" calcext:value-type="float">
            <text:p>104823291411871</text:p>
          </table:table-cell>
          <table:table-cell office:value-type="float" office:value="5781169" calcext:value-type="float">
            <text:p>5781169</text:p>
          </table:table-cell>
          <table:table-cell office:value-type="float" office:value="343167380227091" calcext:value-type="float">
            <text:p>3431673802270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8815220" calcext:value-type="float">
            <text:p>238344088815220</text:p>
          </table:table-cell>
        </table:table-row>
        <table:table-row table:style-name="ro1">
          <table:table-cell office:value-type="float" office:value="104823324311982" calcext:value-type="float">
            <text:p>104823324311982</text:p>
          </table:table-cell>
          <table:table-cell office:value-type="float" office:value="32900111" calcext:value-type="float">
            <text:p>32900111</text:p>
          </table:table-cell>
          <table:table-cell office:value-type="float" office:value="343167400399210" calcext:value-type="float">
            <text:p>34316740039921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76087228" calcext:value-type="float">
            <text:p>238344076087228</text:p>
          </table:table-cell>
        </table:table-row>
        <table:table-row table:style-name="ro1">
          <table:table-cell office:value-type="float" office:value="104823326860459" calcext:value-type="float">
            <text:p>104823326860459</text:p>
          </table:table-cell>
          <table:table-cell office:value-type="float" office:value="2548477" calcext:value-type="float">
            <text:p>2548477</text:p>
          </table:table-cell>
          <table:table-cell office:value-type="float" office:value="343167420540812" calcext:value-type="float">
            <text:p>3431674205408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680353" calcext:value-type="float">
            <text:p>238344093680353</text:p>
          </table:table-cell>
        </table:table-row>
        <table:table-row table:style-name="ro1">
          <table:table-cell office:value-type="float" office:value="104823379819284" calcext:value-type="float">
            <text:p>104823379819284</text:p>
          </table:table-cell>
          <table:table-cell office:value-type="float" office:value="52958825" calcext:value-type="float">
            <text:p>52958825</text:p>
          </table:table-cell>
          <table:table-cell office:value-type="float" office:value="343167440682413" calcext:value-type="float">
            <text:p>3431674406824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0863129" calcext:value-type="float">
            <text:p>238344060863129</text:p>
          </table:table-cell>
        </table:table-row>
        <table:table-row table:style-name="ro1">
          <table:table-cell office:value-type="float" office:value="104823387941160" calcext:value-type="float">
            <text:p>104823387941160</text:p>
          </table:table-cell>
          <table:table-cell office:value-type="float" office:value="8121876" calcext:value-type="float">
            <text:p>8121876</text:p>
          </table:table-cell>
          <table:table-cell office:value-type="float" office:value="343167460824015" calcext:value-type="float">
            <text:p>3431674608240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72882855" calcext:value-type="float">
            <text:p>238344072882855</text:p>
          </table:table-cell>
        </table:table-row>
        <table:table-row table:style-name="ro1">
          <table:table-cell office:value-type="float" office:value="104823390285289" calcext:value-type="float">
            <text:p>104823390285289</text:p>
          </table:table-cell>
          <table:table-cell office:value-type="float" office:value="2344129" calcext:value-type="float">
            <text:p>2344129</text:p>
          </table:table-cell>
          <table:table-cell office:value-type="float" office:value="343167480965616" calcext:value-type="float">
            <text:p>34316748096561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680327" calcext:value-type="float">
            <text:p>238344090680327</text:p>
          </table:table-cell>
        </table:table-row>
        <table:table-row table:style-name="ro1">
          <table:table-cell office:value-type="float" office:value="104823405111551" calcext:value-type="float">
            <text:p>104823405111551</text:p>
          </table:table-cell>
          <table:table-cell office:value-type="float" office:value="14826262" calcext:value-type="float">
            <text:p>14826262</text:p>
          </table:table-cell>
          <table:table-cell office:value-type="float" office:value="343167501107218" calcext:value-type="float">
            <text:p>34316750110721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95667" calcext:value-type="float">
            <text:p>238344095995667</text:p>
          </table:table-cell>
        </table:table-row>
        <table:table-row table:style-name="ro1">
          <table:table-cell office:value-type="float" office:value="104823427669562" calcext:value-type="float">
            <text:p>104823427669562</text:p>
          </table:table-cell>
          <table:table-cell office:value-type="float" office:value="22558011" calcext:value-type="float">
            <text:p>22558011</text:p>
          </table:table-cell>
          <table:table-cell office:value-type="float" office:value="343167521248819" calcext:value-type="float">
            <text:p>34316752124881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579257" calcext:value-type="float">
            <text:p>238344093579257</text:p>
          </table:table-cell>
        </table:table-row>
        <table:table-row table:style-name="ro1">
          <table:table-cell office:value-type="float" office:value="104823447124001" calcext:value-type="float">
            <text:p>104823447124001</text:p>
          </table:table-cell>
          <table:table-cell office:value-type="float" office:value="19454439" calcext:value-type="float">
            <text:p>19454439</text:p>
          </table:table-cell>
          <table:table-cell office:value-type="float" office:value="343167541390421" calcext:value-type="float">
            <text:p>3431675413904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66420" calcext:value-type="float">
            <text:p>238344094266420</text:p>
          </table:table-cell>
        </table:table-row>
        <table:table-row table:style-name="ro1">
          <table:table-cell office:value-type="float" office:value="104823468902596" calcext:value-type="float">
            <text:p>104823468902596</text:p>
          </table:table-cell>
          <table:table-cell office:value-type="float" office:value="21778595" calcext:value-type="float">
            <text:p>21778595</text:p>
          </table:table-cell>
          <table:table-cell office:value-type="float" office:value="343167561562540" calcext:value-type="float">
            <text:p>34316756156254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659944" calcext:value-type="float">
            <text:p>238344092659944</text:p>
          </table:table-cell>
        </table:table-row>
        <table:table-row table:style-name="ro1">
          <table:table-cell office:value-type="float" office:value="104823487706223" calcext:value-type="float">
            <text:p>104823487706223</text:p>
          </table:table-cell>
          <table:table-cell office:value-type="float" office:value="18803627" calcext:value-type="float">
            <text:p>18803627</text:p>
          </table:table-cell>
          <table:table-cell office:value-type="float" office:value="343167581673624" calcext:value-type="float">
            <text:p>34316758167362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967401" calcext:value-type="float">
            <text:p>238344093967401</text:p>
          </table:table-cell>
        </table:table-row>
        <table:table-row table:style-name="ro1">
          <table:table-cell office:value-type="float" office:value="104823510876755" calcext:value-type="float">
            <text:p>104823510876755</text:p>
          </table:table-cell>
          <table:table-cell office:value-type="float" office:value="23170532" calcext:value-type="float">
            <text:p>23170532</text:p>
          </table:table-cell>
          <table:table-cell office:value-type="float" office:value="343167601815226" calcext:value-type="float">
            <text:p>34316760181522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938471" calcext:value-type="float">
            <text:p>238344090938471</text:p>
          </table:table-cell>
        </table:table-row>
        <table:table-row table:style-name="ro1">
          <table:table-cell office:value-type="float" office:value="104823530816452" calcext:value-type="float">
            <text:p>104823530816452</text:p>
          </table:table-cell>
          <table:table-cell office:value-type="float" office:value="19939697" calcext:value-type="float">
            <text:p>19939697</text:p>
          </table:table-cell>
          <table:table-cell office:value-type="float" office:value="343167622017862" calcext:value-type="float">
            <text:p>343167622017862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1201410" calcext:value-type="float">
            <text:p>238344091201410</text:p>
          </table:table-cell>
        </table:table-row>
        <table:table-row table:style-name="ro1">
          <table:table-cell office:value-type="float" office:value="104823547841074" calcext:value-type="float">
            <text:p>104823547841074</text:p>
          </table:table-cell>
          <table:table-cell office:value-type="float" office:value="17024622" calcext:value-type="float">
            <text:p>17024622</text:p>
          </table:table-cell>
          <table:table-cell office:value-type="float" office:value="343167642128946" calcext:value-type="float">
            <text:p>34316764212894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287872" calcext:value-type="float">
            <text:p>238344094287872</text:p>
          </table:table-cell>
        </table:table-row>
        <table:table-row table:style-name="ro1">
          <table:table-cell office:value-type="float" office:value="104823567819930" calcext:value-type="float">
            <text:p>104823567819930</text:p>
          </table:table-cell>
          <table:table-cell office:value-type="float" office:value="19978856" calcext:value-type="float">
            <text:p>19978856</text:p>
          </table:table-cell>
          <table:table-cell office:value-type="float" office:value="343167662270548" calcext:value-type="float">
            <text:p>34316766227054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450618" calcext:value-type="float">
            <text:p>238344094450618</text:p>
          </table:table-cell>
        </table:table-row>
        <table:table-row table:style-name="ro1">
          <table:table-cell office:value-type="float" office:value="104823587411077" calcext:value-type="float">
            <text:p>104823587411077</text:p>
          </table:table-cell>
          <table:table-cell office:value-type="float" office:value="19591147" calcext:value-type="float">
            <text:p>19591147</text:p>
          </table:table-cell>
          <table:table-cell office:value-type="float" office:value="343167682381632" calcext:value-type="float">
            <text:p>34316768238163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970555" calcext:value-type="float">
            <text:p>238344094970555</text:p>
          </table:table-cell>
        </table:table-row>
        <table:table-row table:style-name="ro1">
          <table:table-cell office:value-type="float" office:value="104823627989201" calcext:value-type="float">
            <text:p>104823627989201</text:p>
          </table:table-cell>
          <table:table-cell office:value-type="float" office:value="40578124" calcext:value-type="float">
            <text:p>40578124</text:p>
          </table:table-cell>
          <table:table-cell office:value-type="float" office:value="343167702523233" calcext:value-type="float">
            <text:p>34316770252323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4534032" calcext:value-type="float">
            <text:p>238344074534032</text:p>
          </table:table-cell>
        </table:table-row>
        <table:table-row table:style-name="ro1">
          <table:table-cell office:value-type="float" office:value="104823628534216" calcext:value-type="float">
            <text:p>104823628534216</text:p>
          </table:table-cell>
          <table:table-cell office:value-type="float" office:value="545015" calcext:value-type="float">
            <text:p>545015</text:p>
          </table:table-cell>
          <table:table-cell office:value-type="float" office:value="343167722695353" calcext:value-type="float">
            <text:p>343167722695353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4161137" calcext:value-type="float">
            <text:p>238344094161137</text:p>
          </table:table-cell>
        </table:table-row>
        <table:table-row table:style-name="ro1">
          <table:table-cell office:value-type="float" office:value="104823648430425" calcext:value-type="float">
            <text:p>104823648430425</text:p>
          </table:table-cell>
          <table:table-cell office:value-type="float" office:value="19896209" calcext:value-type="float">
            <text:p>19896209</text:p>
          </table:table-cell>
          <table:table-cell office:value-type="float" office:value="343167742867472" calcext:value-type="float">
            <text:p>34316774286747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37047" calcext:value-type="float">
            <text:p>238344094437047</text:p>
          </table:table-cell>
        </table:table-row>
        <table:table-row table:style-name="ro1">
          <table:table-cell office:value-type="float" office:value="104823668635546" calcext:value-type="float">
            <text:p>104823668635546</text:p>
          </table:table-cell>
          <table:table-cell office:value-type="float" office:value="20205121" calcext:value-type="float">
            <text:p>20205121</text:p>
          </table:table-cell>
          <table:table-cell office:value-type="float" office:value="343167763009073" calcext:value-type="float">
            <text:p>34316776300907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373527" calcext:value-type="float">
            <text:p>238344094373527</text:p>
          </table:table-cell>
        </table:table-row>
        <table:table-row table:style-name="ro1">
          <table:table-cell office:value-type="float" office:value="104823693289267" calcext:value-type="float">
            <text:p>104823693289267</text:p>
          </table:table-cell>
          <table:table-cell office:value-type="float" office:value="24653721" calcext:value-type="float">
            <text:p>24653721</text:p>
          </table:table-cell>
          <table:table-cell office:value-type="float" office:value="343167783120157" calcext:value-type="float">
            <text:p>34316778312015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9830890" calcext:value-type="float">
            <text:p>238344089830890</text:p>
          </table:table-cell>
        </table:table-row>
        <table:table-row table:style-name="ro1">
          <table:table-cell office:value-type="float" office:value="104823711633044" calcext:value-type="float">
            <text:p>104823711633044</text:p>
          </table:table-cell>
          <table:table-cell office:value-type="float" office:value="18343777" calcext:value-type="float">
            <text:p>18343777</text:p>
          </table:table-cell>
          <table:table-cell office:value-type="float" office:value="343167803292276" calcext:value-type="float">
            <text:p>34316780329227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659232" calcext:value-type="float">
            <text:p>238344091659232</text:p>
          </table:table-cell>
        </table:table-row>
        <table:table-row table:style-name="ro1">
          <table:table-cell office:value-type="float" office:value="104823727991007" calcext:value-type="float">
            <text:p>104823727991007</text:p>
          </table:table-cell>
          <table:table-cell office:value-type="float" office:value="16357963" calcext:value-type="float">
            <text:p>16357963</text:p>
          </table:table-cell>
          <table:table-cell office:value-type="float" office:value="343167823403360" calcext:value-type="float">
            <text:p>34316782340336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412353" calcext:value-type="float">
            <text:p>238344095412353</text:p>
          </table:table-cell>
        </table:table-row>
        <table:table-row table:style-name="ro1">
          <table:table-cell office:value-type="float" office:value="104823748164034" calcext:value-type="float">
            <text:p>104823748164034</text:p>
          </table:table-cell>
          <table:table-cell office:value-type="float" office:value="20173027" calcext:value-type="float">
            <text:p>20173027</text:p>
          </table:table-cell>
          <table:table-cell office:value-type="float" office:value="343167843575480" calcext:value-type="float">
            <text:p>34316784357548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411446" calcext:value-type="float">
            <text:p>238344095411446</text:p>
          </table:table-cell>
        </table:table-row>
        <table:table-row table:style-name="ro1">
          <table:table-cell office:value-type="float" office:value="104823768268686" calcext:value-type="float">
            <text:p>104823768268686</text:p>
          </table:table-cell>
          <table:table-cell office:value-type="float" office:value="20104652" calcext:value-type="float">
            <text:p>20104652</text:p>
          </table:table-cell>
          <table:table-cell office:value-type="float" office:value="343167863686564" calcext:value-type="float">
            <text:p>3431678636865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417878" calcext:value-type="float">
            <text:p>238344095417878</text:p>
          </table:table-cell>
        </table:table-row>
        <table:table-row table:style-name="ro1">
          <table:table-cell office:value-type="float" office:value="104823792827216" calcext:value-type="float">
            <text:p>104823792827216</text:p>
          </table:table-cell>
          <table:table-cell office:value-type="float" office:value="24558530" calcext:value-type="float">
            <text:p>24558530</text:p>
          </table:table-cell>
          <table:table-cell office:value-type="float" office:value="343167883858683" calcext:value-type="float">
            <text:p>34316788385868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031467" calcext:value-type="float">
            <text:p>238344091031467</text:p>
          </table:table-cell>
        </table:table-row>
        <table:table-row table:style-name="ro1">
          <table:table-cell office:value-type="float" office:value="104823809994853" calcext:value-type="float">
            <text:p>104823809994853</text:p>
          </table:table-cell>
          <table:table-cell office:value-type="float" office:value="17167637" calcext:value-type="float">
            <text:p>17167637</text:p>
          </table:table-cell>
          <table:table-cell office:value-type="float" office:value="343167903969767" calcext:value-type="float">
            <text:p>34316790396976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974914" calcext:value-type="float">
            <text:p>238344093974914</text:p>
          </table:table-cell>
        </table:table-row>
        <table:table-row table:style-name="ro1">
          <table:table-cell office:value-type="float" office:value="104823829384936" calcext:value-type="float">
            <text:p>104823829384936</text:p>
          </table:table-cell>
          <table:table-cell office:value-type="float" office:value="19390083" calcext:value-type="float">
            <text:p>19390083</text:p>
          </table:table-cell>
          <table:table-cell office:value-type="float" office:value="343167924111368" calcext:value-type="float">
            <text:p>34316792411136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726432" calcext:value-type="float">
            <text:p>238344094726432</text:p>
          </table:table-cell>
        </table:table-row>
        <table:table-row table:style-name="ro1">
          <table:table-cell office:value-type="float" office:value="104823879544085" calcext:value-type="float">
            <text:p>104823879544085</text:p>
          </table:table-cell>
          <table:table-cell office:value-type="float" office:value="50159149" calcext:value-type="float">
            <text:p>50159149</text:p>
          </table:table-cell>
          <table:table-cell office:value-type="float" office:value="343167944222452" calcext:value-type="float">
            <text:p>3431679442224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4678367" calcext:value-type="float">
            <text:p>238344064678367</text:p>
          </table:table-cell>
        </table:table-row>
        <table:table-row table:style-name="ro1">
          <table:table-cell office:value-type="float" office:value="104823882125368" calcext:value-type="float">
            <text:p>104823882125368</text:p>
          </table:table-cell>
          <table:table-cell office:value-type="float" office:value="2581283" calcext:value-type="float">
            <text:p>2581283</text:p>
          </table:table-cell>
          <table:table-cell office:value-type="float" office:value="343167964364054" calcext:value-type="float">
            <text:p>34316796436405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2238686" calcext:value-type="float">
            <text:p>238344082238686</text:p>
          </table:table-cell>
        </table:table-row>
        <table:table-row table:style-name="ro1">
          <table:table-cell office:value-type="float" office:value="104823891352084" calcext:value-type="float">
            <text:p>104823891352084</text:p>
          </table:table-cell>
          <table:table-cell office:value-type="float" office:value="9226716" calcext:value-type="float">
            <text:p>9226716</text:p>
          </table:table-cell>
          <table:table-cell office:value-type="float" office:value="343167984505655" calcext:value-type="float">
            <text:p>34316798450565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153571" calcext:value-type="float">
            <text:p>238344093153571</text:p>
          </table:table-cell>
        </table:table-row>
        <table:table-row table:style-name="ro1">
          <table:table-cell office:value-type="float" office:value="104823955839893" calcext:value-type="float">
            <text:p>104823955839893</text:p>
          </table:table-cell>
          <table:table-cell office:value-type="float" office:value="64487809" calcext:value-type="float">
            <text:p>64487809</text:p>
          </table:table-cell>
          <table:table-cell office:value-type="float" office:value="343168004647257" calcext:value-type="float">
            <text:p>3431680046472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48807364" calcext:value-type="float">
            <text:p>238344048807364</text:p>
          </table:table-cell>
        </table:table-row>
        <table:table-row table:style-name="ro1">
          <table:table-cell office:value-type="float" office:value="104823958304777" calcext:value-type="float">
            <text:p>104823958304777</text:p>
          </table:table-cell>
          <table:table-cell office:value-type="float" office:value="2464884" calcext:value-type="float">
            <text:p>2464884</text:p>
          </table:table-cell>
          <table:table-cell office:value-type="float" office:value="343168024788858" calcext:value-type="float">
            <text:p>3431680247888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6484081" calcext:value-type="float">
            <text:p>238344066484081</text:p>
          </table:table-cell>
        </table:table-row>
        <table:table-row table:style-name="ro1">
          <table:table-cell office:value-type="float" office:value="104823960238416" calcext:value-type="float">
            <text:p>104823960238416</text:p>
          </table:table-cell>
          <table:table-cell office:value-type="float" office:value="1933639" calcext:value-type="float">
            <text:p>1933639</text:p>
          </table:table-cell>
          <table:table-cell office:value-type="float" office:value="343168044930460" calcext:value-type="float">
            <text:p>34316804493046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4692044" calcext:value-type="float">
            <text:p>238344084692044</text:p>
          </table:table-cell>
        </table:table-row>
        <table:table-row table:style-name="ro1">
          <table:table-cell office:value-type="float" office:value="104823972292468" calcext:value-type="float">
            <text:p>104823972292468</text:p>
          </table:table-cell>
          <table:table-cell office:value-type="float" office:value="12054052" calcext:value-type="float">
            <text:p>12054052</text:p>
          </table:table-cell>
          <table:table-cell office:value-type="float" office:value="343168065072062" calcext:value-type="float">
            <text:p>34316806507206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779594" calcext:value-type="float">
            <text:p>238344092779594</text:p>
          </table:table-cell>
        </table:table-row>
        <table:table-row table:style-name="ro1">
          <table:table-cell office:value-type="float" office:value="104823993104148" calcext:value-type="float">
            <text:p>104823993104148</text:p>
          </table:table-cell>
          <table:table-cell office:value-type="float" office:value="20811680" calcext:value-type="float">
            <text:p>20811680</text:p>
          </table:table-cell>
          <table:table-cell office:value-type="float" office:value="343168085213663" calcext:value-type="float">
            <text:p>34316808521366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109515" calcext:value-type="float">
            <text:p>238344092109515</text:p>
          </table:table-cell>
        </table:table-row>
        <table:table-row table:style-name="ro1">
          <table:table-cell office:value-type="float" office:value="104824011837719" calcext:value-type="float">
            <text:p>104824011837719</text:p>
          </table:table-cell>
          <table:table-cell office:value-type="float" office:value="18733571" calcext:value-type="float">
            <text:p>18733571</text:p>
          </table:table-cell>
          <table:table-cell office:value-type="float" office:value="343168105355265" calcext:value-type="float">
            <text:p>34316810535526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517546" calcext:value-type="float">
            <text:p>238344093517546</text:p>
          </table:table-cell>
        </table:table-row>
        <table:table-row table:style-name="ro1">
          <table:table-cell office:value-type="float" office:value="104824031779014" calcext:value-type="float">
            <text:p>104824031779014</text:p>
          </table:table-cell>
          <table:table-cell office:value-type="float" office:value="19941295" calcext:value-type="float">
            <text:p>19941295</text:p>
          </table:table-cell>
          <table:table-cell office:value-type="float" office:value="343168125527384" calcext:value-type="float">
            <text:p>34316812552738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748370" calcext:value-type="float">
            <text:p>238344093748370</text:p>
          </table:table-cell>
        </table:table-row>
        <table:table-row table:style-name="ro1">
          <table:table-cell office:value-type="float" office:value="104824062916438" calcext:value-type="float">
            <text:p>104824062916438</text:p>
          </table:table-cell>
          <table:table-cell office:value-type="float" office:value="31137424" calcext:value-type="float">
            <text:p>31137424</text:p>
          </table:table-cell>
          <table:table-cell office:value-type="float" office:value="343168145638468" calcext:value-type="float">
            <text:p>34316814563846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2722030" calcext:value-type="float">
            <text:p>238344082722030</text:p>
          </table:table-cell>
        </table:table-row>
        <table:table-row table:style-name="ro1">
          <table:table-cell office:value-type="float" office:value="104824071984174" calcext:value-type="float">
            <text:p>104824071984174</text:p>
          </table:table-cell>
          <table:table-cell office:value-type="float" office:value="9067736" calcext:value-type="float">
            <text:p>9067736</text:p>
          </table:table-cell>
          <table:table-cell office:value-type="float" office:value="343168165780069" calcext:value-type="float">
            <text:p>34316816578006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795895" calcext:value-type="float">
            <text:p>238344093795895</text:p>
          </table:table-cell>
        </table:table-row>
        <table:table-row table:style-name="ro1">
          <table:table-cell office:value-type="float" office:value="104824091384808" calcext:value-type="float">
            <text:p>104824091384808</text:p>
          </table:table-cell>
          <table:table-cell office:value-type="float" office:value="19400634" calcext:value-type="float">
            <text:p>19400634</text:p>
          </table:table-cell>
          <table:table-cell office:value-type="float" office:value="343168185921671" calcext:value-type="float">
            <text:p>34316818592167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36863" calcext:value-type="float">
            <text:p>238344094536863</text:p>
          </table:table-cell>
        </table:table-row>
        <table:table-row table:style-name="ro1">
          <table:table-cell office:value-type="float" office:value="104824111931151" calcext:value-type="float">
            <text:p>104824111931151</text:p>
          </table:table-cell>
          <table:table-cell office:value-type="float" office:value="20546343" calcext:value-type="float">
            <text:p>20546343</text:p>
          </table:table-cell>
          <table:table-cell office:value-type="float" office:value="343168206063273" calcext:value-type="float">
            <text:p>34316820606327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132122" calcext:value-type="float">
            <text:p>238344094132122</text:p>
          </table:table-cell>
        </table:table-row>
        <table:table-row table:style-name="ro1">
          <table:table-cell office:value-type="float" office:value="104824145547621" calcext:value-type="float">
            <text:p>104824145547621</text:p>
          </table:table-cell>
          <table:table-cell office:value-type="float" office:value="33616470" calcext:value-type="float">
            <text:p>33616470</text:p>
          </table:table-cell>
          <table:table-cell office:value-type="float" office:value="343168226235392" calcext:value-type="float">
            <text:p>34316822623539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0687771" calcext:value-type="float">
            <text:p>238344080687771</text:p>
          </table:table-cell>
        </table:table-row>
        <table:table-row table:style-name="ro1">
          <table:table-cell office:value-type="float" office:value="104824156631784" calcext:value-type="float">
            <text:p>104824156631784</text:p>
          </table:table-cell>
          <table:table-cell office:value-type="float" office:value="11084163" calcext:value-type="float">
            <text:p>11084163</text:p>
          </table:table-cell>
          <table:table-cell office:value-type="float" office:value="343168246346476" calcext:value-type="float">
            <text:p>34316824634647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9714692" calcext:value-type="float">
            <text:p>238344089714692</text:p>
          </table:table-cell>
        </table:table-row>
        <table:table-row table:style-name="ro1">
          <table:table-cell office:value-type="float" office:value="104824173745497" calcext:value-type="float">
            <text:p>104824173745497</text:p>
          </table:table-cell>
          <table:table-cell office:value-type="float" office:value="17113713" calcext:value-type="float">
            <text:p>17113713</text:p>
          </table:table-cell>
          <table:table-cell office:value-type="float" office:value="343168268105509" calcext:value-type="float">
            <text:p>343168268105509</text:p>
          </table:table-cell>
          <table:table-cell office:value-type="float" office:value="21759033" calcext:value-type="float">
            <text:p>21759033</text:p>
          </table:table-cell>
          <table:table-cell office:value-type="float" office:value="238344094360012" calcext:value-type="float">
            <text:p>238344094360012</text:p>
          </table:table-cell>
        </table:table-row>
        <table:table-row table:style-name="ro1">
          <table:table-cell office:value-type="float" office:value="104824193931181" calcext:value-type="float">
            <text:p>104824193931181</text:p>
          </table:table-cell>
          <table:table-cell office:value-type="float" office:value="20185684" calcext:value-type="float">
            <text:p>20185684</text:p>
          </table:table-cell>
          <table:table-cell office:value-type="float" office:value="343168288247110" calcext:value-type="float">
            <text:p>34316828824711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315929" calcext:value-type="float">
            <text:p>238344094315929</text:p>
          </table:table-cell>
        </table:table-row>
        <table:table-row table:style-name="ro1">
          <table:table-cell office:value-type="float" office:value="104824213665094" calcext:value-type="float">
            <text:p>104824213665094</text:p>
          </table:table-cell>
          <table:table-cell office:value-type="float" office:value="19733913" calcext:value-type="float">
            <text:p>19733913</text:p>
          </table:table-cell>
          <table:table-cell office:value-type="float" office:value="343168307869913" calcext:value-type="float">
            <text:p>343168307869913</text:p>
          </table:table-cell>
          <table:table-cell office:value-type="float" office:value="19622803" calcext:value-type="float">
            <text:p>19622803</text:p>
          </table:table-cell>
          <table:table-cell office:value-type="float" office:value="238344094204819" calcext:value-type="float">
            <text:p>238344094204819</text:p>
          </table:table-cell>
        </table:table-row>
        <table:table-row table:style-name="ro1">
          <table:table-cell office:value-type="float" office:value="104824234531658" calcext:value-type="float">
            <text:p>104824234531658</text:p>
          </table:table-cell>
          <table:table-cell office:value-type="float" office:value="20866564" calcext:value-type="float">
            <text:p>20866564</text:p>
          </table:table-cell>
          <table:table-cell office:value-type="float" office:value="343168327889444" calcext:value-type="float">
            <text:p>343168327889444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3357786" calcext:value-type="float">
            <text:p>238344093357786</text:p>
          </table:table-cell>
        </table:table-row>
        <table:table-row table:style-name="ro1">
          <table:table-cell office:value-type="float" office:value="104824255356759" calcext:value-type="float">
            <text:p>104824255356759</text:p>
          </table:table-cell>
          <table:table-cell office:value-type="float" office:value="20825101" calcext:value-type="float">
            <text:p>20825101</text:p>
          </table:table-cell>
          <table:table-cell office:value-type="float" office:value="343168347970011" calcext:value-type="float">
            <text:p>343168347970011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2613252" calcext:value-type="float">
            <text:p>238344092613252</text:p>
          </table:table-cell>
        </table:table-row>
        <table:table-row table:style-name="ro1">
          <table:table-cell office:value-type="float" office:value="104824274602629" calcext:value-type="float">
            <text:p>104824274602629</text:p>
          </table:table-cell>
          <table:table-cell office:value-type="float" office:value="19245870" calcext:value-type="float">
            <text:p>19245870</text:p>
          </table:table-cell>
          <table:table-cell office:value-type="float" office:value="343168367592814" calcext:value-type="float">
            <text:p>343168367592814</text:p>
          </table:table-cell>
          <table:table-cell office:value-type="float" office:value="19622803" calcext:value-type="float">
            <text:p>19622803</text:p>
          </table:table-cell>
          <table:table-cell office:value-type="float" office:value="238344092990185" calcext:value-type="float">
            <text:p>238344092990185</text:p>
          </table:table-cell>
        </table:table-row>
        <table:table-row table:style-name="ro1">
          <table:table-cell office:value-type="float" office:value="104824293540772" calcext:value-type="float">
            <text:p>104824293540772</text:p>
          </table:table-cell>
          <table:table-cell office:value-type="float" office:value="18938143" calcext:value-type="float">
            <text:p>18938143</text:p>
          </table:table-cell>
          <table:table-cell office:value-type="float" office:value="343168387581827" calcext:value-type="float">
            <text:p>343168387581827</text:p>
          </table:table-cell>
          <table:table-cell office:value-type="float" office:value="19989013" calcext:value-type="float">
            <text:p>19989013</text:p>
          </table:table-cell>
          <table:table-cell office:value-type="float" office:value="238344094041055" calcext:value-type="float">
            <text:p>238344094041055</text:p>
          </table:table-cell>
        </table:table-row>
        <table:table-row table:style-name="ro1">
          <table:table-cell office:value-type="float" office:value="104824313806240" calcext:value-type="float">
            <text:p>104824313806240</text:p>
          </table:table-cell>
          <table:table-cell office:value-type="float" office:value="20265468" calcext:value-type="float">
            <text:p>20265468</text:p>
          </table:table-cell>
          <table:table-cell office:value-type="float" office:value="343168407601358" calcext:value-type="float">
            <text:p>343168407601358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3795118" calcext:value-type="float">
            <text:p>238344093795118</text:p>
          </table:table-cell>
        </table:table-row>
        <table:table-row table:style-name="ro1">
          <table:table-cell office:value-type="float" office:value="104824333500778" calcext:value-type="float">
            <text:p>104824333500778</text:p>
          </table:table-cell>
          <table:table-cell office:value-type="float" office:value="19694538" calcext:value-type="float">
            <text:p>19694538</text:p>
          </table:table-cell>
          <table:table-cell office:value-type="float" office:value="343168427651407" calcext:value-type="float">
            <text:p>343168427651407</text:p>
          </table:table-cell>
          <table:table-cell office:value-type="float" office:value="20050049" calcext:value-type="float">
            <text:p>20050049</text:p>
          </table:table-cell>
          <table:table-cell office:value-type="float" office:value="238344094150629" calcext:value-type="float">
            <text:p>238344094150629</text:p>
          </table:table-cell>
        </table:table-row>
        <table:table-row table:style-name="ro1">
          <table:table-cell office:value-type="float" office:value="104824367390821" calcext:value-type="float">
            <text:p>104824367390821</text:p>
          </table:table-cell>
          <table:table-cell office:value-type="float" office:value="33890043" calcext:value-type="float">
            <text:p>33890043</text:p>
          </table:table-cell>
          <table:table-cell office:value-type="float" office:value="343168447793009" calcext:value-type="float">
            <text:p>34316844779300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0402188" calcext:value-type="float">
            <text:p>238344080402188</text:p>
          </table:table-cell>
        </table:table-row>
        <table:table-row table:style-name="ro1">
          <table:table-cell office:value-type="float" office:value="104824377732122" calcext:value-type="float">
            <text:p>104824377732122</text:p>
          </table:table-cell>
          <table:table-cell office:value-type="float" office:value="10341301" calcext:value-type="float">
            <text:p>10341301</text:p>
          </table:table-cell>
          <table:table-cell office:value-type="float" office:value="343168467904093" calcext:value-type="float">
            <text:p>34316846790409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171971" calcext:value-type="float">
            <text:p>238344090171971</text:p>
          </table:table-cell>
        </table:table-row>
        <table:table-row table:style-name="ro1">
          <table:table-cell office:value-type="float" office:value="104824393028129" calcext:value-type="float">
            <text:p>104824393028129</text:p>
          </table:table-cell>
          <table:table-cell office:value-type="float" office:value="15296007" calcext:value-type="float">
            <text:p>15296007</text:p>
          </table:table-cell>
          <table:table-cell office:value-type="float" office:value="343168488045694" calcext:value-type="float">
            <text:p>34316848804569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017565" calcext:value-type="float">
            <text:p>238344095017565</text:p>
          </table:table-cell>
        </table:table-row>
        <table:table-row table:style-name="ro1">
          <table:table-cell office:value-type="float" office:value="104824412816460" calcext:value-type="float">
            <text:p>104824412816460</text:p>
          </table:table-cell>
          <table:table-cell office:value-type="float" office:value="19788331" calcext:value-type="float">
            <text:p>19788331</text:p>
          </table:table-cell>
          <table:table-cell office:value-type="float" office:value="343168508187296" calcext:value-type="float">
            <text:p>34316850818729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70836" calcext:value-type="float">
            <text:p>238344095370836</text:p>
          </table:table-cell>
        </table:table-row>
        <table:table-row table:style-name="ro1">
          <table:table-cell office:value-type="float" office:value="104824437282044" calcext:value-type="float">
            <text:p>104824437282044</text:p>
          </table:table-cell>
          <table:table-cell office:value-type="float" office:value="24465584" calcext:value-type="float">
            <text:p>24465584</text:p>
          </table:table-cell>
          <table:table-cell office:value-type="float" office:value="343168528328898" calcext:value-type="float">
            <text:p>3431685283288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046854" calcext:value-type="float">
            <text:p>238344091046854</text:p>
          </table:table-cell>
        </table:table-row>
        <table:table-row table:style-name="ro1">
          <table:table-cell office:value-type="float" office:value="104824456988550" calcext:value-type="float">
            <text:p>104824456988550</text:p>
          </table:table-cell>
          <table:table-cell office:value-type="float" office:value="19706506" calcext:value-type="float">
            <text:p>19706506</text:p>
          </table:table-cell>
          <table:table-cell office:value-type="float" office:value="343168548470499" calcext:value-type="float">
            <text:p>3431685484704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481949" calcext:value-type="float">
            <text:p>238344091481949</text:p>
          </table:table-cell>
        </table:table-row>
        <table:table-row table:style-name="ro1">
          <table:table-cell office:value-type="float" office:value="104824527510696" calcext:value-type="float">
            <text:p>104824527510696</text:p>
          </table:table-cell>
          <table:table-cell office:value-type="float" office:value="70522146" calcext:value-type="float">
            <text:p>70522146</text:p>
          </table:table-cell>
          <table:table-cell office:value-type="float" office:value="343168568612101" calcext:value-type="float">
            <text:p>3431685686121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41101405" calcext:value-type="float">
            <text:p>238344041101405</text:p>
          </table:table-cell>
        </table:table-row>
        <table:table-row table:style-name="ro1">
          <table:table-cell office:value-type="float" office:value="104824529810546" calcext:value-type="float">
            <text:p>104824529810546</text:p>
          </table:table-cell>
          <table:table-cell office:value-type="float" office:value="2299850" calcext:value-type="float">
            <text:p>2299850</text:p>
          </table:table-cell>
          <table:table-cell office:value-type="float" office:value="343168588723185" calcext:value-type="float">
            <text:p>34316858872318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8912639" calcext:value-type="float">
            <text:p>238344058912639</text:p>
          </table:table-cell>
        </table:table-row>
        <table:table-row table:style-name="ro1">
          <table:table-cell office:value-type="float" office:value="104824533094434" calcext:value-type="float">
            <text:p>104824533094434</text:p>
          </table:table-cell>
          <table:table-cell office:value-type="float" office:value="3283888" calcext:value-type="float">
            <text:p>3283888</text:p>
          </table:table-cell>
          <table:table-cell office:value-type="float" office:value="343168608864786" calcext:value-type="float">
            <text:p>34316860886478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5770352" calcext:value-type="float">
            <text:p>238344075770352</text:p>
          </table:table-cell>
        </table:table-row>
        <table:table-row table:style-name="ro1">
          <table:table-cell office:value-type="float" office:value="104824535242057" calcext:value-type="float">
            <text:p>104824535242057</text:p>
          </table:table-cell>
          <table:table-cell office:value-type="float" office:value="2147623" calcext:value-type="float">
            <text:p>2147623</text:p>
          </table:table-cell>
          <table:table-cell office:value-type="float" office:value="343168629006388" calcext:value-type="float">
            <text:p>34316862900638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764331" calcext:value-type="float">
            <text:p>238344093764331</text:p>
          </table:table-cell>
        </table:table-row>
        <table:table-row table:style-name="ro1">
          <table:table-cell office:value-type="float" office:value="104824586140516" calcext:value-type="float">
            <text:p>104824586140516</text:p>
          </table:table-cell>
          <table:table-cell office:value-type="float" office:value="50898459" calcext:value-type="float">
            <text:p>50898459</text:p>
          </table:table-cell>
          <table:table-cell office:value-type="float" office:value="343168649147989" calcext:value-type="float">
            <text:p>34316864914798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3007473" calcext:value-type="float">
            <text:p>238344063007473</text:p>
          </table:table-cell>
        </table:table-row>
        <table:table-row table:style-name="ro1">
          <table:table-cell office:value-type="float" office:value="104824588009113" calcext:value-type="float">
            <text:p>104824588009113</text:p>
          </table:table-cell>
          <table:table-cell office:value-type="float" office:value="1868597" calcext:value-type="float">
            <text:p>1868597</text:p>
          </table:table-cell>
          <table:table-cell office:value-type="float" office:value="343168669289591" calcext:value-type="float">
            <text:p>34316866928959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1280478" calcext:value-type="float">
            <text:p>238344081280478</text:p>
          </table:table-cell>
        </table:table-row>
        <table:table-row table:style-name="ro1">
          <table:table-cell office:value-type="float" office:value="104824594241833" calcext:value-type="float">
            <text:p>104824594241833</text:p>
          </table:table-cell>
          <table:table-cell office:value-type="float" office:value="6232720" calcext:value-type="float">
            <text:p>6232720</text:p>
          </table:table-cell>
          <table:table-cell office:value-type="float" office:value="343168689461710" calcext:value-type="float">
            <text:p>34316868946171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219877" calcext:value-type="float">
            <text:p>238344095219877</text:p>
          </table:table-cell>
        </table:table-row>
      </table:table>
      <table:table table:name="SENSOR_DELAY_FASTEST" table:style-name="ta1">
        <table:shapes>
          <draw:frame draw:z-index="0" draw:style-name="gr1" draw:text-style-name="P1" svg:width="1085.58pt" svg:height="599.33pt" svg:x="328.56pt" svg:y="0pt">
            <loext:p draw:notify-on-update-of-ranges="SENSOR_DELAY_FASTEST.B1:SENSOR_DELAY_FASTEST.B1 SENSOR_DELAY_FASTEST.B2:SENSOR_DELAY_FASTEST.B425 SENSOR_DELAY_FASTEST.D1:SENSOR_DELAY_FASTEST.D1 SENSOR_DELAY_FASTEST.D2:SENSOR_DELAY_FASTEST.D4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w ts server</text:p>
          </table:table-cell>
          <table:table-cell office:value-type="string" calcext:value-type="string">
            <text:p>local ts diff</text:p>
          </table:table-cell>
          <table:table-cell office:value-type="string" calcext:value-type="string">
            <text:p>remote ts</text:p>
          </table:table-cell>
          <table:table-cell office:value-type="string" calcext:value-type="string">
            <text:p>remote ts diff</text:p>
          </table:table-cell>
          <table:table-cell office:value-type="string" calcext:value-type="string">
            <text:p>diff local/remote</text:p>
          </table:table-cell>
        </table:table-row>
        <table:table-row table:style-name="ro1">
          <table:table-cell office:value-type="float" office:value="103552720686752" calcext:value-type="float">
            <text:p>103552720686752</text:p>
          </table:table-cell>
          <table:table-cell office:value-type="float" office:value="1845004" calcext:value-type="float">
            <text:p>1845004</text:p>
          </table:table-cell>
          <table:table-cell office:value-type="float" office:value="341896812485043" calcext:value-type="float">
            <text:p>341896812485043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1798291" calcext:value-type="float">
            <text:p>238344091798291</text:p>
          </table:table-cell>
        </table:table-row>
        <table:table-row table:style-name="ro1">
          <table:table-cell office:value-type="float" office:value="103552725370413" calcext:value-type="float">
            <text:p>103552725370413</text:p>
          </table:table-cell>
          <table:table-cell office:value-type="float" office:value="4683661" calcext:value-type="float">
            <text:p>4683661</text:p>
          </table:table-cell>
          <table:table-cell office:value-type="float" office:value="341896820877377" calcext:value-type="float">
            <text:p>34189682087737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506964" calcext:value-type="float">
            <text:p>238344095506964</text:p>
          </table:table-cell>
        </table:table-row>
        <table:table-row table:style-name="ro1">
          <table:table-cell office:value-type="float" office:value="103552734003716" calcext:value-type="float">
            <text:p>103552734003716</text:p>
          </table:table-cell>
          <table:table-cell office:value-type="float" office:value="8633303" calcext:value-type="float">
            <text:p>8633303</text:p>
          </table:table-cell>
          <table:table-cell office:value-type="float" office:value="341896829269711" calcext:value-type="float">
            <text:p>34189682926971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265995" calcext:value-type="float">
            <text:p>238344095265995</text:p>
          </table:table-cell>
        </table:table-row>
        <table:table-row table:style-name="ro1">
          <table:table-cell office:value-type="float" office:value="103552744126983" calcext:value-type="float">
            <text:p>103552744126983</text:p>
          </table:table-cell>
          <table:table-cell office:value-type="float" office:value="10123267" calcext:value-type="float">
            <text:p>10123267</text:p>
          </table:table-cell>
          <table:table-cell office:value-type="float" office:value="341896837631528" calcext:value-type="float">
            <text:p>34189683763152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3504545" calcext:value-type="float">
            <text:p>238344093504545</text:p>
          </table:table-cell>
        </table:table-row>
        <table:table-row table:style-name="ro1">
          <table:table-cell office:value-type="float" office:value="103552750129733" calcext:value-type="float">
            <text:p>103552750129733</text:p>
          </table:table-cell>
          <table:table-cell office:value-type="float" office:value="6002750" calcext:value-type="float">
            <text:p>6002750</text:p>
          </table:table-cell>
          <table:table-cell office:value-type="float" office:value="341896846023862" calcext:value-type="float">
            <text:p>34189684602386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894129" calcext:value-type="float">
            <text:p>238344095894129</text:p>
          </table:table-cell>
        </table:table-row>
        <table:table-row table:style-name="ro1">
          <table:table-cell office:value-type="float" office:value="103552759071129" calcext:value-type="float">
            <text:p>103552759071129</text:p>
          </table:table-cell>
          <table:table-cell office:value-type="float" office:value="8941396" calcext:value-type="float">
            <text:p>8941396</text:p>
          </table:table-cell>
          <table:table-cell office:value-type="float" office:value="341896854416196" calcext:value-type="float">
            <text:p>34189685441619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345067" calcext:value-type="float">
            <text:p>238344095345067</text:p>
          </table:table-cell>
        </table:table-row>
        <table:table-row table:style-name="ro1">
          <table:table-cell office:value-type="float" office:value="103552767543405" calcext:value-type="float">
            <text:p>103552767543405</text:p>
          </table:table-cell>
          <table:table-cell office:value-type="float" office:value="8472276" calcext:value-type="float">
            <text:p>8472276</text:p>
          </table:table-cell>
          <table:table-cell office:value-type="float" office:value="341896862808530" calcext:value-type="float">
            <text:p>34189686280853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265125" calcext:value-type="float">
            <text:p>238344095265125</text:p>
          </table:table-cell>
        </table:table-row>
        <table:table-row table:style-name="ro1">
          <table:table-cell office:value-type="float" office:value="103552775835915" calcext:value-type="float">
            <text:p>103552775835915</text:p>
          </table:table-cell>
          <table:table-cell office:value-type="float" office:value="8292510" calcext:value-type="float">
            <text:p>8292510</text:p>
          </table:table-cell>
          <table:table-cell office:value-type="float" office:value="341896871231381" calcext:value-type="float">
            <text:p>341896871231381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395466" calcext:value-type="float">
            <text:p>238344095395466</text:p>
          </table:table-cell>
        </table:table-row>
        <table:table-row table:style-name="ro1">
          <table:table-cell office:value-type="float" office:value="103552784208885" calcext:value-type="float">
            <text:p>103552784208885</text:p>
          </table:table-cell>
          <table:table-cell office:value-type="float" office:value="8372970" calcext:value-type="float">
            <text:p>8372970</text:p>
          </table:table-cell>
          <table:table-cell office:value-type="float" office:value="341896879593198" calcext:value-type="float">
            <text:p>34189687959319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384313" calcext:value-type="float">
            <text:p>238344095384313</text:p>
          </table:table-cell>
        </table:table-row>
        <table:table-row table:style-name="ro1">
          <table:table-cell office:value-type="float" office:value="103552792429254" calcext:value-type="float">
            <text:p>103552792429254</text:p>
          </table:table-cell>
          <table:table-cell office:value-type="float" office:value="8220369" calcext:value-type="float">
            <text:p>8220369</text:p>
          </table:table-cell>
          <table:table-cell office:value-type="float" office:value="341896888016049" calcext:value-type="float">
            <text:p>34189688801604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586795" calcext:value-type="float">
            <text:p>238344095586795</text:p>
          </table:table-cell>
        </table:table-row>
        <table:table-row table:style-name="ro1">
          <table:table-cell office:value-type="float" office:value="103552800924904" calcext:value-type="float">
            <text:p>103552800924904</text:p>
          </table:table-cell>
          <table:table-cell office:value-type="float" office:value="8495650" calcext:value-type="float">
            <text:p>8495650</text:p>
          </table:table-cell>
          <table:table-cell office:value-type="float" office:value="341896896408383" calcext:value-type="float">
            <text:p>34189689640838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483479" calcext:value-type="float">
            <text:p>238344095483479</text:p>
          </table:table-cell>
        </table:table-row>
        <table:table-row table:style-name="ro1">
          <table:table-cell office:value-type="float" office:value="103552809336571" calcext:value-type="float">
            <text:p>103552809336571</text:p>
          </table:table-cell>
          <table:table-cell office:value-type="float" office:value="8411667" calcext:value-type="float">
            <text:p>8411667</text:p>
          </table:table-cell>
          <table:table-cell office:value-type="float" office:value="341896904770200" calcext:value-type="float">
            <text:p>34189690477020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433629" calcext:value-type="float">
            <text:p>238344095433629</text:p>
          </table:table-cell>
        </table:table-row>
        <table:table-row table:style-name="ro1">
          <table:table-cell office:value-type="float" office:value="103552817847891" calcext:value-type="float">
            <text:p>103552817847891</text:p>
          </table:table-cell>
          <table:table-cell office:value-type="float" office:value="8511320" calcext:value-type="float">
            <text:p>8511320</text:p>
          </table:table-cell>
          <table:table-cell office:value-type="float" office:value="341896913193051" calcext:value-type="float">
            <text:p>341896913193051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345160" calcext:value-type="float">
            <text:p>238344095345160</text:p>
          </table:table-cell>
        </table:table-row>
        <table:table-row table:style-name="ro1">
          <table:table-cell office:value-type="float" office:value="103552826630376" calcext:value-type="float">
            <text:p>103552826630376</text:p>
          </table:table-cell>
          <table:table-cell office:value-type="float" office:value="8782485" calcext:value-type="float">
            <text:p>8782485</text:p>
          </table:table-cell>
          <table:table-cell office:value-type="float" office:value="341896921585385" calcext:value-type="float">
            <text:p>34189692158538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55009" calcext:value-type="float">
            <text:p>238344094955009</text:p>
          </table:table-cell>
        </table:table-row>
        <table:table-row table:style-name="ro1">
          <table:table-cell office:value-type="float" office:value="103552835107144" calcext:value-type="float">
            <text:p>103552835107144</text:p>
          </table:table-cell>
          <table:table-cell office:value-type="float" office:value="8476768" calcext:value-type="float">
            <text:p>8476768</text:p>
          </table:table-cell>
          <table:table-cell office:value-type="float" office:value="341896929947202" calcext:value-type="float">
            <text:p>341896929947202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4840058" calcext:value-type="float">
            <text:p>238344094840058</text:p>
          </table:table-cell>
        </table:table-row>
        <table:table-row table:style-name="ro1">
          <table:table-cell office:value-type="float" office:value="103552843054197" calcext:value-type="float">
            <text:p>103552843054197</text:p>
          </table:table-cell>
          <table:table-cell office:value-type="float" office:value="7947053" calcext:value-type="float">
            <text:p>7947053</text:p>
          </table:table-cell>
          <table:table-cell office:value-type="float" office:value="341896938370053" calcext:value-type="float">
            <text:p>341896938370053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315856" calcext:value-type="float">
            <text:p>238344095315856</text:p>
          </table:table-cell>
        </table:table-row>
        <table:table-row table:style-name="ro1">
          <table:table-cell office:value-type="float" office:value="103552852486080" calcext:value-type="float">
            <text:p>103552852486080</text:p>
          </table:table-cell>
          <table:table-cell office:value-type="float" office:value="9431883" calcext:value-type="float">
            <text:p>9431883</text:p>
          </table:table-cell>
          <table:table-cell office:value-type="float" office:value="341896946762387" calcext:value-type="float">
            <text:p>34189694676238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276307" calcext:value-type="float">
            <text:p>238344094276307</text:p>
          </table:table-cell>
        </table:table-row>
        <table:table-row table:style-name="ro1">
          <table:table-cell office:value-type="float" office:value="103552860095679" calcext:value-type="float">
            <text:p>103552860095679</text:p>
          </table:table-cell>
          <table:table-cell office:value-type="float" office:value="7609599" calcext:value-type="float">
            <text:p>7609599</text:p>
          </table:table-cell>
          <table:table-cell office:value-type="float" office:value="341896955124204" calcext:value-type="float">
            <text:p>34189695512420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028525" calcext:value-type="float">
            <text:p>238344095028525</text:p>
          </table:table-cell>
        </table:table-row>
        <table:table-row table:style-name="ro1">
          <table:table-cell office:value-type="float" office:value="103552868451295" calcext:value-type="float">
            <text:p>103552868451295</text:p>
          </table:table-cell>
          <table:table-cell office:value-type="float" office:value="8355616" calcext:value-type="float">
            <text:p>8355616</text:p>
          </table:table-cell>
          <table:table-cell office:value-type="float" office:value="341896963516538" calcext:value-type="float">
            <text:p>34189696351653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65243" calcext:value-type="float">
            <text:p>238344095065243</text:p>
          </table:table-cell>
        </table:table-row>
        <table:table-row table:style-name="ro1">
          <table:table-cell office:value-type="float" office:value="103552876433522" calcext:value-type="float">
            <text:p>103552876433522</text:p>
          </table:table-cell>
          <table:table-cell office:value-type="float" office:value="7982227" calcext:value-type="float">
            <text:p>7982227</text:p>
          </table:table-cell>
          <table:table-cell office:value-type="float" office:value="341896971908871" calcext:value-type="float">
            <text:p>341896971908871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5475349" calcext:value-type="float">
            <text:p>238344095475349</text:p>
          </table:table-cell>
        </table:table-row>
        <table:table-row table:style-name="ro1">
          <table:table-cell office:value-type="float" office:value="103552885057297" calcext:value-type="float">
            <text:p>103552885057297</text:p>
          </table:table-cell>
          <table:table-cell office:value-type="float" office:value="8623775" calcext:value-type="float">
            <text:p>8623775</text:p>
          </table:table-cell>
          <table:table-cell office:value-type="float" office:value="341896980301205" calcext:value-type="float">
            <text:p>34189698030120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243908" calcext:value-type="float">
            <text:p>238344095243908</text:p>
          </table:table-cell>
        </table:table-row>
        <table:table-row table:style-name="ro1">
          <table:table-cell office:value-type="float" office:value="103552893948512" calcext:value-type="float">
            <text:p>103552893948512</text:p>
          </table:table-cell>
          <table:table-cell office:value-type="float" office:value="8891215" calcext:value-type="float">
            <text:p>8891215</text:p>
          </table:table-cell>
          <table:table-cell office:value-type="float" office:value="341896988724057" calcext:value-type="float">
            <text:p>341896988724057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4775545" calcext:value-type="float">
            <text:p>238344094775545</text:p>
          </table:table-cell>
        </table:table-row>
        <table:table-row table:style-name="ro1">
          <table:table-cell office:value-type="float" office:value="103552901740458" calcext:value-type="float">
            <text:p>103552901740458</text:p>
          </table:table-cell>
          <table:table-cell office:value-type="float" office:value="7791946" calcext:value-type="float">
            <text:p>7791946</text:p>
          </table:table-cell>
          <table:table-cell office:value-type="float" office:value="341896997085873" calcext:value-type="float">
            <text:p>34189699708587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345415" calcext:value-type="float">
            <text:p>238344095345415</text:p>
          </table:table-cell>
        </table:table-row>
        <table:table-row table:style-name="ro1">
          <table:table-cell office:value-type="float" office:value="103552910110470" calcext:value-type="float">
            <text:p>103552910110470</text:p>
          </table:table-cell>
          <table:table-cell office:value-type="float" office:value="8370012" calcext:value-type="float">
            <text:p>8370012</text:p>
          </table:table-cell>
          <table:table-cell office:value-type="float" office:value="341897005508725" calcext:value-type="float">
            <text:p>34189700550872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398255" calcext:value-type="float">
            <text:p>238344095398255</text:p>
          </table:table-cell>
        </table:table-row>
        <table:table-row table:style-name="ro1">
          <table:table-cell office:value-type="float" office:value="103552918499913" calcext:value-type="float">
            <text:p>103552918499913</text:p>
          </table:table-cell>
          <table:table-cell office:value-type="float" office:value="8389443" calcext:value-type="float">
            <text:p>8389443</text:p>
          </table:table-cell>
          <table:table-cell office:value-type="float" office:value="341897013901059" calcext:value-type="float">
            <text:p>34189701390105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401146" calcext:value-type="float">
            <text:p>238344095401146</text:p>
          </table:table-cell>
        </table:table-row>
        <table:table-row table:style-name="ro1">
          <table:table-cell office:value-type="float" office:value="103552927248675" calcext:value-type="float">
            <text:p>103552927248675</text:p>
          </table:table-cell>
          <table:table-cell office:value-type="float" office:value="8748762" calcext:value-type="float">
            <text:p>8748762</text:p>
          </table:table-cell>
          <table:table-cell office:value-type="float" office:value="341897022262875" calcext:value-type="float">
            <text:p>34189702226287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014200" calcext:value-type="float">
            <text:p>238344095014200</text:p>
          </table:table-cell>
        </table:table-row>
        <table:table-row table:style-name="ro1">
          <table:table-cell office:value-type="float" office:value="103552935492802" calcext:value-type="float">
            <text:p>103552935492802</text:p>
          </table:table-cell>
          <table:table-cell office:value-type="float" office:value="8244127" calcext:value-type="float">
            <text:p>8244127</text:p>
          </table:table-cell>
          <table:table-cell office:value-type="float" office:value="341897030655209" calcext:value-type="float">
            <text:p>34189703065520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62407" calcext:value-type="float">
            <text:p>238344095162407</text:p>
          </table:table-cell>
        </table:table-row>
        <table:table-row table:style-name="ro1">
          <table:table-cell office:value-type="float" office:value="103552944703406" calcext:value-type="float">
            <text:p>103552944703406</text:p>
          </table:table-cell>
          <table:table-cell office:value-type="float" office:value="9210604" calcext:value-type="float">
            <text:p>9210604</text:p>
          </table:table-cell>
          <table:table-cell office:value-type="float" office:value="341897039078061" calcext:value-type="float">
            <text:p>341897039078061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4374655" calcext:value-type="float">
            <text:p>238344094374655</text:p>
          </table:table-cell>
        </table:table-row>
        <table:table-row table:style-name="ro1">
          <table:table-cell office:value-type="float" office:value="103552953552323" calcext:value-type="float">
            <text:p>103552953552323</text:p>
          </table:table-cell>
          <table:table-cell office:value-type="float" office:value="8848917" calcext:value-type="float">
            <text:p>8848917</text:p>
          </table:table-cell>
          <table:table-cell office:value-type="float" office:value="341897047470395" calcext:value-type="float">
            <text:p>34189704747039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3918072" calcext:value-type="float">
            <text:p>238344093918072</text:p>
          </table:table-cell>
        </table:table-row>
        <table:table-row table:style-name="ro1">
          <table:table-cell office:value-type="float" office:value="103552960447911" calcext:value-type="float">
            <text:p>103552960447911</text:p>
          </table:table-cell>
          <table:table-cell office:value-type="float" office:value="6895588" calcext:value-type="float">
            <text:p>6895588</text:p>
          </table:table-cell>
          <table:table-cell office:value-type="float" office:value="341897055893246" calcext:value-type="float">
            <text:p>341897055893246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445335" calcext:value-type="float">
            <text:p>238344095445335</text:p>
          </table:table-cell>
        </table:table-row>
        <table:table-row table:style-name="ro1">
          <table:table-cell office:value-type="float" office:value="103552969179050" calcext:value-type="float">
            <text:p>103552969179050</text:p>
          </table:table-cell>
          <table:table-cell office:value-type="float" office:value="8731139" calcext:value-type="float">
            <text:p>8731139</text:p>
          </table:table-cell>
          <table:table-cell office:value-type="float" office:value="341897064285580" calcext:value-type="float">
            <text:p>34189706428558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06530" calcext:value-type="float">
            <text:p>238344095106530</text:p>
          </table:table-cell>
        </table:table-row>
        <table:table-row table:style-name="ro1">
          <table:table-cell office:value-type="float" office:value="103552977780774" calcext:value-type="float">
            <text:p>103552977780774</text:p>
          </table:table-cell>
          <table:table-cell office:value-type="float" office:value="8601724" calcext:value-type="float">
            <text:p>8601724</text:p>
          </table:table-cell>
          <table:table-cell office:value-type="float" office:value="341897072647397" calcext:value-type="float">
            <text:p>341897072647397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4866623" calcext:value-type="float">
            <text:p>238344094866623</text:p>
          </table:table-cell>
        </table:table-row>
        <table:table-row table:style-name="ro1">
          <table:table-cell office:value-type="float" office:value="103552986623952" calcext:value-type="float">
            <text:p>103552986623952</text:p>
          </table:table-cell>
          <table:table-cell office:value-type="float" office:value="8843178" calcext:value-type="float">
            <text:p>8843178</text:p>
          </table:table-cell>
          <table:table-cell office:value-type="float" office:value="341897081009213" calcext:value-type="float">
            <text:p>34189708100921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385261" calcext:value-type="float">
            <text:p>238344094385261</text:p>
          </table:table-cell>
        </table:table-row>
        <table:table-row table:style-name="ro1">
          <table:table-cell office:value-type="float" office:value="103552994251695" calcext:value-type="float">
            <text:p>103552994251695</text:p>
          </table:table-cell>
          <table:table-cell office:value-type="float" office:value="7627743" calcext:value-type="float">
            <text:p>7627743</text:p>
          </table:table-cell>
          <table:table-cell office:value-type="float" office:value="341897089493100" calcext:value-type="float">
            <text:p>341897089493100</text:p>
          </table:table-cell>
          <table:table-cell office:value-type="float" office:value="8483887" calcext:value-type="float">
            <text:p>8483887</text:p>
          </table:table-cell>
          <table:table-cell office:value-type="float" office:value="238344095241405" calcext:value-type="float">
            <text:p>238344095241405</text:p>
          </table:table-cell>
        </table:table-row>
        <table:table-row table:style-name="ro1">
          <table:table-cell office:value-type="float" office:value="103553002972193" calcext:value-type="float">
            <text:p>103553002972193</text:p>
          </table:table-cell>
          <table:table-cell office:value-type="float" office:value="8720498" calcext:value-type="float">
            <text:p>8720498</text:p>
          </table:table-cell>
          <table:table-cell office:value-type="float" office:value="341897097793881" calcext:value-type="float">
            <text:p>341897097793881</text:p>
          </table:table-cell>
          <table:table-cell office:value-type="float" office:value="8300781" calcext:value-type="float">
            <text:p>8300781</text:p>
          </table:table-cell>
          <table:table-cell office:value-type="float" office:value="238344094821688" calcext:value-type="float">
            <text:p>238344094821688</text:p>
          </table:table-cell>
        </table:table-row>
        <table:table-row table:style-name="ro1">
          <table:table-cell office:value-type="float" office:value="103553023765861" calcext:value-type="float">
            <text:p>103553023765861</text:p>
          </table:table-cell>
          <table:table-cell office:value-type="float" office:value="20793668" calcext:value-type="float">
            <text:p>20793668</text:p>
          </table:table-cell>
          <table:table-cell office:value-type="float" office:value="341897106216733" calcext:value-type="float">
            <text:p>34189710621673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82450872" calcext:value-type="float">
            <text:p>238344082450872</text:p>
          </table:table-cell>
        </table:table-row>
        <table:table-row table:style-name="ro1">
          <table:table-cell office:value-type="float" office:value="103553024031924" calcext:value-type="float">
            <text:p>103553024031924</text:p>
          </table:table-cell>
          <table:table-cell office:value-type="float" office:value="266063" calcext:value-type="float">
            <text:p>266063</text:p>
          </table:table-cell>
          <table:table-cell office:value-type="float" office:value="341897114670102" calcext:value-type="float">
            <text:p>341897114670102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0638178" calcext:value-type="float">
            <text:p>238344090638178</text:p>
          </table:table-cell>
        </table:table-row>
        <table:table-row table:style-name="ro1">
          <table:table-cell office:value-type="float" office:value="103553043830728" calcext:value-type="float">
            <text:p>103553043830728</text:p>
          </table:table-cell>
          <table:table-cell office:value-type="float" office:value="19798804" calcext:value-type="float">
            <text:p>19798804</text:p>
          </table:table-cell>
          <table:table-cell office:value-type="float" office:value="341897123062436" calcext:value-type="float">
            <text:p>34189712306243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9231708" calcext:value-type="float">
            <text:p>238344079231708</text:p>
          </table:table-cell>
        </table:table-row>
        <table:table-row table:style-name="ro1">
          <table:table-cell office:value-type="float" office:value="103553045401205" calcext:value-type="float">
            <text:p>103553045401205</text:p>
          </table:table-cell>
          <table:table-cell office:value-type="float" office:value="1570477" calcext:value-type="float">
            <text:p>1570477</text:p>
          </table:table-cell>
          <table:table-cell office:value-type="float" office:value="341897131393735" calcext:value-type="float">
            <text:p>341897131393735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85992530" calcext:value-type="float">
            <text:p>238344085992530</text:p>
          </table:table-cell>
        </table:table-row>
        <table:table-row table:style-name="ro1">
          <table:table-cell office:value-type="float" office:value="103553045683627" calcext:value-type="float">
            <text:p>103553045683627</text:p>
          </table:table-cell>
          <table:table-cell office:value-type="float" office:value="282422" calcext:value-type="float">
            <text:p>282422</text:p>
          </table:table-cell>
          <table:table-cell office:value-type="float" office:value="341897139786069" calcext:value-type="float">
            <text:p>34189713978606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102442" calcext:value-type="float">
            <text:p>238344094102442</text:p>
          </table:table-cell>
        </table:table-row>
        <table:table-row table:style-name="ro1">
          <table:table-cell office:value-type="float" office:value="103553054222009" calcext:value-type="float">
            <text:p>103553054222009</text:p>
          </table:table-cell>
          <table:table-cell office:value-type="float" office:value="8538382" calcext:value-type="float">
            <text:p>8538382</text:p>
          </table:table-cell>
          <table:table-cell office:value-type="float" office:value="341897148392026" calcext:value-type="float">
            <text:p>341897148392026</text:p>
          </table:table-cell>
          <table:table-cell office:value-type="float" office:value="8605957" calcext:value-type="float">
            <text:p>8605957</text:p>
          </table:table-cell>
          <table:table-cell office:value-type="float" office:value="238344094170017" calcext:value-type="float">
            <text:p>238344094170017</text:p>
          </table:table-cell>
        </table:table-row>
        <table:table-row table:style-name="ro1">
          <table:table-cell office:value-type="float" office:value="103553060770411" calcext:value-type="float">
            <text:p>103553060770411</text:p>
          </table:table-cell>
          <table:table-cell office:value-type="float" office:value="6548402" calcext:value-type="float">
            <text:p>6548402</text:p>
          </table:table-cell>
          <table:table-cell office:value-type="float" office:value="341897156570737" calcext:value-type="float">
            <text:p>341897156570737</text:p>
          </table:table-cell>
          <table:table-cell office:value-type="float" office:value="8178711" calcext:value-type="float">
            <text:p>8178711</text:p>
          </table:table-cell>
          <table:table-cell office:value-type="float" office:value="238344095800326" calcext:value-type="float">
            <text:p>238344095800326</text:p>
          </table:table-cell>
        </table:table-row>
        <table:table-row table:style-name="ro1">
          <table:table-cell office:value-type="float" office:value="103553069167905" calcext:value-type="float">
            <text:p>103553069167905</text:p>
          </table:table-cell>
          <table:table-cell office:value-type="float" office:value="8397494" calcext:value-type="float">
            <text:p>8397494</text:p>
          </table:table-cell>
          <table:table-cell office:value-type="float" office:value="341897164993588" calcext:value-type="float">
            <text:p>341897164993588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825683" calcext:value-type="float">
            <text:p>238344095825683</text:p>
          </table:table-cell>
        </table:table-row>
        <table:table-row table:style-name="ro1">
          <table:table-cell office:value-type="float" office:value="103553077612084" calcext:value-type="float">
            <text:p>103553077612084</text:p>
          </table:table-cell>
          <table:table-cell office:value-type="float" office:value="8444179" calcext:value-type="float">
            <text:p>8444179</text:p>
          </table:table-cell>
          <table:table-cell office:value-type="float" office:value="341897173355405" calcext:value-type="float">
            <text:p>341897173355405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743321" calcext:value-type="float">
            <text:p>238344095743321</text:p>
          </table:table-cell>
        </table:table-row>
        <table:table-row table:style-name="ro1">
          <table:table-cell office:value-type="float" office:value="103553086709669" calcext:value-type="float">
            <text:p>103553086709669</text:p>
          </table:table-cell>
          <table:table-cell office:value-type="float" office:value="9097585" calcext:value-type="float">
            <text:p>9097585</text:p>
          </table:table-cell>
          <table:table-cell office:value-type="float" office:value="341897181747739" calcext:value-type="float">
            <text:p>34189718174773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38070" calcext:value-type="float">
            <text:p>238344095038070</text:p>
          </table:table-cell>
        </table:table-row>
        <table:table-row table:style-name="ro1">
          <table:table-cell office:value-type="float" office:value="103553106432316" calcext:value-type="float">
            <text:p>103553106432316</text:p>
          </table:table-cell>
          <table:table-cell office:value-type="float" office:value="19722647" calcext:value-type="float">
            <text:p>19722647</text:p>
          </table:table-cell>
          <table:table-cell office:value-type="float" office:value="341897190140073" calcext:value-type="float">
            <text:p>3418971901400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3707757" calcext:value-type="float">
            <text:p>238344083707757</text:p>
          </table:table-cell>
        </table:table-row>
        <table:table-row table:style-name="ro1">
          <table:table-cell office:value-type="float" office:value="103553108663122" calcext:value-type="float">
            <text:p>103553108663122</text:p>
          </table:table-cell>
          <table:table-cell office:value-type="float" office:value="2230806" calcext:value-type="float">
            <text:p>2230806</text:p>
          </table:table-cell>
          <table:table-cell office:value-type="float" office:value="341897198532407" calcext:value-type="float">
            <text:p>34189719853240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9869285" calcext:value-type="float">
            <text:p>238344089869285</text:p>
          </table:table-cell>
        </table:table-row>
        <table:table-row table:style-name="ro1">
          <table:table-cell office:value-type="float" office:value="103553111199603" calcext:value-type="float">
            <text:p>103553111199603</text:p>
          </table:table-cell>
          <table:table-cell office:value-type="float" office:value="2536481" calcext:value-type="float">
            <text:p>2536481</text:p>
          </table:table-cell>
          <table:table-cell office:value-type="float" office:value="341897207168881" calcext:value-type="float">
            <text:p>341897207168881</text:p>
          </table:table-cell>
          <table:table-cell office:value-type="float" office:value="8636474" calcext:value-type="float">
            <text:p>8636474</text:p>
          </table:table-cell>
          <table:table-cell office:value-type="float" office:value="238344095969278" calcext:value-type="float">
            <text:p>238344095969278</text:p>
          </table:table-cell>
        </table:table-row>
        <table:table-row table:style-name="ro1">
          <table:table-cell office:value-type="float" office:value="103553117268876" calcext:value-type="float">
            <text:p>103553117268876</text:p>
          </table:table-cell>
          <table:table-cell office:value-type="float" office:value="6069273" calcext:value-type="float">
            <text:p>6069273</text:p>
          </table:table-cell>
          <table:table-cell office:value-type="float" office:value="341897215317075" calcext:value-type="float">
            <text:p>341897215317075</text:p>
          </table:table-cell>
          <table:table-cell office:value-type="float" office:value="8148194" calcext:value-type="float">
            <text:p>8148194</text:p>
          </table:table-cell>
          <table:table-cell office:value-type="float" office:value="238344098048199" calcext:value-type="float">
            <text:p>238344098048199</text:p>
          </table:table-cell>
        </table:table-row>
        <table:table-row table:style-name="ro1">
          <table:table-cell office:value-type="float" office:value="103553125765935" calcext:value-type="float">
            <text:p>103553125765935</text:p>
          </table:table-cell>
          <table:table-cell office:value-type="float" office:value="8497059" calcext:value-type="float">
            <text:p>8497059</text:p>
          </table:table-cell>
          <table:table-cell office:value-type="float" office:value="341897223709409" calcext:value-type="float">
            <text:p>34189722370940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943474" calcext:value-type="float">
            <text:p>238344097943474</text:p>
          </table:table-cell>
        </table:table-row>
        <table:table-row table:style-name="ro1">
          <table:table-cell office:value-type="float" office:value="103553134857422" calcext:value-type="float">
            <text:p>103553134857422</text:p>
          </table:table-cell>
          <table:table-cell office:value-type="float" office:value="9091487" calcext:value-type="float">
            <text:p>9091487</text:p>
          </table:table-cell>
          <table:table-cell office:value-type="float" office:value="341897232132260" calcext:value-type="float">
            <text:p>341897232132260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7274838" calcext:value-type="float">
            <text:p>238344097274838</text:p>
          </table:table-cell>
        </table:table-row>
        <table:table-row table:style-name="ro1">
          <table:table-cell office:value-type="float" office:value="103553142427656" calcext:value-type="float">
            <text:p>103553142427656</text:p>
          </table:table-cell>
          <table:table-cell office:value-type="float" office:value="7570234" calcext:value-type="float">
            <text:p>7570234</text:p>
          </table:table-cell>
          <table:table-cell office:value-type="float" office:value="341897240494077" calcext:value-type="float">
            <text:p>341897240494077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8066421" calcext:value-type="float">
            <text:p>238344098066421</text:p>
          </table:table-cell>
        </table:table-row>
        <table:table-row table:style-name="ro1">
          <table:table-cell office:value-type="float" office:value="103553153359430" calcext:value-type="float">
            <text:p>103553153359430</text:p>
          </table:table-cell>
          <table:table-cell office:value-type="float" office:value="10931774" calcext:value-type="float">
            <text:p>10931774</text:p>
          </table:table-cell>
          <table:table-cell office:value-type="float" office:value="341897248855893" calcext:value-type="float">
            <text:p>34189724885589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496463" calcext:value-type="float">
            <text:p>238344095496463</text:p>
          </table:table-cell>
        </table:table-row>
        <table:table-row table:style-name="ro1">
          <table:table-cell office:value-type="float" office:value="103553161972812" calcext:value-type="float">
            <text:p>103553161972812</text:p>
          </table:table-cell>
          <table:table-cell office:value-type="float" office:value="8613382" calcext:value-type="float">
            <text:p>8613382</text:p>
          </table:table-cell>
          <table:table-cell office:value-type="float" office:value="341897257278745" calcext:value-type="float">
            <text:p>34189725727874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305933" calcext:value-type="float">
            <text:p>238344095305933</text:p>
          </table:table-cell>
        </table:table-row>
        <table:table-row table:style-name="ro1">
          <table:table-cell office:value-type="float" office:value="103553170863865" calcext:value-type="float">
            <text:p>103553170863865</text:p>
          </table:table-cell>
          <table:table-cell office:value-type="float" office:value="8891053" calcext:value-type="float">
            <text:p>8891053</text:p>
          </table:table-cell>
          <table:table-cell office:value-type="float" office:value="341897265945737" calcext:value-type="float">
            <text:p>341897265945737</text:p>
          </table:table-cell>
          <table:table-cell office:value-type="float" office:value="8666992" calcext:value-type="float">
            <text:p>8666992</text:p>
          </table:table-cell>
          <table:table-cell office:value-type="float" office:value="238344095081872" calcext:value-type="float">
            <text:p>238344095081872</text:p>
          </table:table-cell>
        </table:table-row>
        <table:table-row table:style-name="ro1">
          <table:table-cell office:value-type="float" office:value="103553178759613" calcext:value-type="float">
            <text:p>103553178759613</text:p>
          </table:table-cell>
          <table:table-cell office:value-type="float" office:value="7895748" calcext:value-type="float">
            <text:p>7895748</text:p>
          </table:table-cell>
          <table:table-cell office:value-type="float" office:value="341897274063413" calcext:value-type="float">
            <text:p>341897274063413</text:p>
          </table:table-cell>
          <table:table-cell office:value-type="float" office:value="8117676" calcext:value-type="float">
            <text:p>8117676</text:p>
          </table:table-cell>
          <table:table-cell office:value-type="float" office:value="238344095303800" calcext:value-type="float">
            <text:p>238344095303800</text:p>
          </table:table-cell>
        </table:table-row>
        <table:table-row table:style-name="ro1">
          <table:table-cell office:value-type="float" office:value="103553187259468" calcext:value-type="float">
            <text:p>103553187259468</text:p>
          </table:table-cell>
          <table:table-cell office:value-type="float" office:value="8499855" calcext:value-type="float">
            <text:p>8499855</text:p>
          </table:table-cell>
          <table:table-cell office:value-type="float" office:value="341897282455746" calcext:value-type="float">
            <text:p>341897282455746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5196278" calcext:value-type="float">
            <text:p>238344095196278</text:p>
          </table:table-cell>
        </table:table-row>
        <table:table-row table:style-name="ro1">
          <table:table-cell office:value-type="float" office:value="103553195437022" calcext:value-type="float">
            <text:p>103553195437022</text:p>
          </table:table-cell>
          <table:table-cell office:value-type="float" office:value="8177554" calcext:value-type="float">
            <text:p>8177554</text:p>
          </table:table-cell>
          <table:table-cell office:value-type="float" office:value="341897290848080" calcext:value-type="float">
            <text:p>34189729084808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411058" calcext:value-type="float">
            <text:p>238344095411058</text:p>
          </table:table-cell>
        </table:table-row>
        <table:table-row table:style-name="ro1">
          <table:table-cell office:value-type="float" office:value="103553204217260" calcext:value-type="float">
            <text:p>103553204217260</text:p>
          </table:table-cell>
          <table:table-cell office:value-type="float" office:value="8780238" calcext:value-type="float">
            <text:p>8780238</text:p>
          </table:table-cell>
          <table:table-cell office:value-type="float" office:value="341897299240414" calcext:value-type="float">
            <text:p>34189729924041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23154" calcext:value-type="float">
            <text:p>238344095023154</text:p>
          </table:table-cell>
        </table:table-row>
        <table:table-row table:style-name="ro1">
          <table:table-cell office:value-type="float" office:value="103553213108942" calcext:value-type="float">
            <text:p>103553213108942</text:p>
          </table:table-cell>
          <table:table-cell office:value-type="float" office:value="8891682" calcext:value-type="float">
            <text:p>8891682</text:p>
          </table:table-cell>
          <table:table-cell office:value-type="float" office:value="341897307632748" calcext:value-type="float">
            <text:p>34189730763274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523806" calcext:value-type="float">
            <text:p>238344094523806</text:p>
          </table:table-cell>
        </table:table-row>
        <table:table-row table:style-name="ro1">
          <table:table-cell office:value-type="float" office:value="103553220963588" calcext:value-type="float">
            <text:p>103553220963588</text:p>
          </table:table-cell>
          <table:table-cell office:value-type="float" office:value="7854646" calcext:value-type="float">
            <text:p>7854646</text:p>
          </table:table-cell>
          <table:table-cell office:value-type="float" office:value="341897316025082" calcext:value-type="float">
            <text:p>34189731602508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61494" calcext:value-type="float">
            <text:p>238344095061494</text:p>
          </table:table-cell>
        </table:table-row>
        <table:table-row table:style-name="ro1">
          <table:table-cell office:value-type="float" office:value="103553230075347" calcext:value-type="float">
            <text:p>103553230075347</text:p>
          </table:table-cell>
          <table:table-cell office:value-type="float" office:value="9111759" calcext:value-type="float">
            <text:p>9111759</text:p>
          </table:table-cell>
          <table:table-cell office:value-type="float" office:value="341897325149838" calcext:value-type="float">
            <text:p>341897325149838</text:p>
          </table:table-cell>
          <table:table-cell office:value-type="float" office:value="9124756" calcext:value-type="float">
            <text:p>9124756</text:p>
          </table:table-cell>
          <table:table-cell office:value-type="float" office:value="238344095074491" calcext:value-type="float">
            <text:p>238344095074491</text:p>
          </table:table-cell>
        </table:table-row>
        <table:table-row table:style-name="ro1">
          <table:table-cell office:value-type="float" office:value="103553237591254" calcext:value-type="float">
            <text:p>103553237591254</text:p>
          </table:table-cell>
          <table:table-cell office:value-type="float" office:value="7515907" calcext:value-type="float">
            <text:p>7515907</text:p>
          </table:table-cell>
          <table:table-cell office:value-type="float" office:value="341897332809750" calcext:value-type="float">
            <text:p>341897332809750</text:p>
          </table:table-cell>
          <table:table-cell office:value-type="float" office:value="7659912" calcext:value-type="float">
            <text:p>7659912</text:p>
          </table:table-cell>
          <table:table-cell office:value-type="float" office:value="238344095218496" calcext:value-type="float">
            <text:p>238344095218496</text:p>
          </table:table-cell>
        </table:table-row>
        <table:table-row table:style-name="ro1">
          <table:table-cell office:value-type="float" office:value="103553246208311" calcext:value-type="float">
            <text:p>103553246208311</text:p>
          </table:table-cell>
          <table:table-cell office:value-type="float" office:value="8617057" calcext:value-type="float">
            <text:p>8617057</text:p>
          </table:table-cell>
          <table:table-cell office:value-type="float" office:value="341897341202084" calcext:value-type="float">
            <text:p>34189734120208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93773" calcext:value-type="float">
            <text:p>238344094993773</text:p>
          </table:table-cell>
        </table:table-row>
        <table:table-row table:style-name="ro1">
          <table:table-cell office:value-type="float" office:value="103553254878302" calcext:value-type="float">
            <text:p>103553254878302</text:p>
          </table:table-cell>
          <table:table-cell office:value-type="float" office:value="8669991" calcext:value-type="float">
            <text:p>8669991</text:p>
          </table:table-cell>
          <table:table-cell office:value-type="float" office:value="341897349655454" calcext:value-type="float">
            <text:p>341897349655454</text:p>
          </table:table-cell>
          <table:table-cell office:value-type="float" office:value="8453370" calcext:value-type="float">
            <text:p>8453370</text:p>
          </table:table-cell>
          <table:table-cell office:value-type="float" office:value="238344094777152" calcext:value-type="float">
            <text:p>238344094777152</text:p>
          </table:table-cell>
        </table:table-row>
        <table:table-row table:style-name="ro1">
          <table:table-cell office:value-type="float" office:value="103553263160531" calcext:value-type="float">
            <text:p>103553263160531</text:p>
          </table:table-cell>
          <table:table-cell office:value-type="float" office:value="8282229" calcext:value-type="float">
            <text:p>8282229</text:p>
          </table:table-cell>
          <table:table-cell office:value-type="float" office:value="341897358047788" calcext:value-type="float">
            <text:p>34189735804778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887257" calcext:value-type="float">
            <text:p>238344094887257</text:p>
          </table:table-cell>
        </table:table-row>
        <table:table-row table:style-name="ro1">
          <table:table-cell office:value-type="float" office:value="103553271259386" calcext:value-type="float">
            <text:p>103553271259386</text:p>
          </table:table-cell>
          <table:table-cell office:value-type="float" office:value="8098855" calcext:value-type="float">
            <text:p>8098855</text:p>
          </table:table-cell>
          <table:table-cell office:value-type="float" office:value="341897366379086" calcext:value-type="float">
            <text:p>341897366379086</text:p>
          </table:table-cell>
          <table:table-cell office:value-type="float" office:value="8331298" calcext:value-type="float">
            <text:p>8331298</text:p>
          </table:table-cell>
          <table:table-cell office:value-type="float" office:value="238344095119700" calcext:value-type="float">
            <text:p>238344095119700</text:p>
          </table:table-cell>
        </table:table-row>
        <table:table-row table:style-name="ro1">
          <table:table-cell office:value-type="float" office:value="103553279991124" calcext:value-type="float">
            <text:p>103553279991124</text:p>
          </table:table-cell>
          <table:table-cell office:value-type="float" office:value="8731738" calcext:value-type="float">
            <text:p>8731738</text:p>
          </table:table-cell>
          <table:table-cell office:value-type="float" office:value="341897374740903" calcext:value-type="float">
            <text:p>341897374740903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4749779" calcext:value-type="float">
            <text:p>238344094749779</text:p>
          </table:table-cell>
        </table:table-row>
        <table:table-row table:style-name="ro1">
          <table:table-cell office:value-type="float" office:value="103553288433394" calcext:value-type="float">
            <text:p>103553288433394</text:p>
          </table:table-cell>
          <table:table-cell office:value-type="float" office:value="8442270" calcext:value-type="float">
            <text:p>8442270</text:p>
          </table:table-cell>
          <table:table-cell office:value-type="float" office:value="341897383957211" calcext:value-type="float">
            <text:p>341897383957211</text:p>
          </table:table-cell>
          <table:table-cell office:value-type="float" office:value="9216308" calcext:value-type="float">
            <text:p>9216308</text:p>
          </table:table-cell>
          <table:table-cell office:value-type="float" office:value="238344095523817" calcext:value-type="float">
            <text:p>238344095523817</text:p>
          </table:table-cell>
        </table:table-row>
        <table:table-row table:style-name="ro1">
          <table:table-cell office:value-type="float" office:value="103553296392838" calcext:value-type="float">
            <text:p>103553296392838</text:p>
          </table:table-cell>
          <table:table-cell office:value-type="float" office:value="7959444" calcext:value-type="float">
            <text:p>7959444</text:p>
          </table:table-cell>
          <table:table-cell office:value-type="float" office:value="341897391556088" calcext:value-type="float">
            <text:p>341897391556088</text:p>
          </table:table-cell>
          <table:table-cell office:value-type="float" office:value="7598877" calcext:value-type="float">
            <text:p>7598877</text:p>
          </table:table-cell>
          <table:table-cell office:value-type="float" office:value="238344095163250" calcext:value-type="float">
            <text:p>238344095163250</text:p>
          </table:table-cell>
        </table:table-row>
        <table:table-row table:style-name="ro1">
          <table:table-cell office:value-type="float" office:value="103553304778663" calcext:value-type="float">
            <text:p>103553304778663</text:p>
          </table:table-cell>
          <table:table-cell office:value-type="float" office:value="8385825" calcext:value-type="float">
            <text:p>8385825</text:p>
          </table:table-cell>
          <table:table-cell office:value-type="float" office:value="341897399948422" calcext:value-type="float">
            <text:p>34189739994842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69759" calcext:value-type="float">
            <text:p>238344095169759</text:p>
          </table:table-cell>
        </table:table-row>
        <table:table-row table:style-name="ro1">
          <table:table-cell office:value-type="float" office:value="103553313900364" calcext:value-type="float">
            <text:p>103553313900364</text:p>
          </table:table-cell>
          <table:table-cell office:value-type="float" office:value="9121701" calcext:value-type="float">
            <text:p>9121701</text:p>
          </table:table-cell>
          <table:table-cell office:value-type="float" office:value="341897408340756" calcext:value-type="float">
            <text:p>34189740834075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440392" calcext:value-type="float">
            <text:p>238344094440392</text:p>
          </table:table-cell>
        </table:table-row>
        <table:table-row table:style-name="ro1">
          <table:table-cell office:value-type="float" office:value="103553321671176" calcext:value-type="float">
            <text:p>103553321671176</text:p>
          </table:table-cell>
          <table:table-cell office:value-type="float" office:value="7770812" calcext:value-type="float">
            <text:p>7770812</text:p>
          </table:table-cell>
          <table:table-cell office:value-type="float" office:value="341897416794125" calcext:value-type="float">
            <text:p>341897416794125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5122949" calcext:value-type="float">
            <text:p>238344095122949</text:p>
          </table:table-cell>
        </table:table-row>
        <table:table-row table:style-name="ro1">
          <table:table-cell office:value-type="float" office:value="103553330263776" calcext:value-type="float">
            <text:p>103553330263776</text:p>
          </table:table-cell>
          <table:table-cell office:value-type="float" office:value="8592600" calcext:value-type="float">
            <text:p>8592600</text:p>
          </table:table-cell>
          <table:table-cell office:value-type="float" office:value="341897425125424" calcext:value-type="float">
            <text:p>341897425125424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4861648" calcext:value-type="float">
            <text:p>238344094861648</text:p>
          </table:table-cell>
        </table:table-row>
        <table:table-row table:style-name="ro1">
          <table:table-cell office:value-type="float" office:value="103553338310895" calcext:value-type="float">
            <text:p>103553338310895</text:p>
          </table:table-cell>
          <table:table-cell office:value-type="float" office:value="8047119" calcext:value-type="float">
            <text:p>8047119</text:p>
          </table:table-cell>
          <table:table-cell office:value-type="float" office:value="341897433517758" calcext:value-type="float">
            <text:p>34189743351775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206863" calcext:value-type="float">
            <text:p>238344095206863</text:p>
          </table:table-cell>
        </table:table-row>
        <table:table-row table:style-name="ro1">
          <table:table-cell office:value-type="float" office:value="103553348719228" calcext:value-type="float">
            <text:p>103553348719228</text:p>
          </table:table-cell>
          <table:table-cell office:value-type="float" office:value="10408333" calcext:value-type="float">
            <text:p>10408333</text:p>
          </table:table-cell>
          <table:table-cell office:value-type="float" office:value="341897442764584" calcext:value-type="float">
            <text:p>341897442764584</text:p>
          </table:table-cell>
          <table:table-cell office:value-type="float" office:value="9246826" calcext:value-type="float">
            <text:p>9246826</text:p>
          </table:table-cell>
          <table:table-cell office:value-type="float" office:value="238344094045356" calcext:value-type="float">
            <text:p>238344094045356</text:p>
          </table:table-cell>
        </table:table-row>
        <table:table-row table:style-name="ro1">
          <table:table-cell office:value-type="float" office:value="103553355257380" calcext:value-type="float">
            <text:p>103553355257380</text:p>
          </table:table-cell>
          <table:table-cell office:value-type="float" office:value="6538152" calcext:value-type="float">
            <text:p>6538152</text:p>
          </table:table-cell>
          <table:table-cell office:value-type="float" office:value="341897450332944" calcext:value-type="float">
            <text:p>341897450332944</text:p>
          </table:table-cell>
          <table:table-cell office:value-type="float" office:value="7568360" calcext:value-type="float">
            <text:p>7568360</text:p>
          </table:table-cell>
          <table:table-cell office:value-type="float" office:value="238344095075564" calcext:value-type="float">
            <text:p>238344095075564</text:p>
          </table:table-cell>
        </table:table-row>
        <table:table-row table:style-name="ro1">
          <table:table-cell office:value-type="float" office:value="103553363727536" calcext:value-type="float">
            <text:p>103553363727536</text:p>
          </table:table-cell>
          <table:table-cell office:value-type="float" office:value="8470156" calcext:value-type="float">
            <text:p>8470156</text:p>
          </table:table-cell>
          <table:table-cell office:value-type="float" office:value="341897458725278" calcext:value-type="float">
            <text:p>34189745872527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97742" calcext:value-type="float">
            <text:p>238344094997742</text:p>
          </table:table-cell>
        </table:table-row>
        <table:table-row table:style-name="ro1">
          <table:table-cell office:value-type="float" office:value="103553371680267" calcext:value-type="float">
            <text:p>103553371680267</text:p>
          </table:table-cell>
          <table:table-cell office:value-type="float" office:value="7952731" calcext:value-type="float">
            <text:p>7952731</text:p>
          </table:table-cell>
          <table:table-cell office:value-type="float" office:value="341897467148129" calcext:value-type="float">
            <text:p>34189746714812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467862" calcext:value-type="float">
            <text:p>238344095467862</text:p>
          </table:table-cell>
        </table:table-row>
        <table:table-row table:style-name="ro1">
          <table:table-cell office:value-type="float" office:value="103553380657608" calcext:value-type="float">
            <text:p>103553380657608</text:p>
          </table:table-cell>
          <table:table-cell office:value-type="float" office:value="8977341" calcext:value-type="float">
            <text:p>8977341</text:p>
          </table:table-cell>
          <table:table-cell office:value-type="float" office:value="341897475540463" calcext:value-type="float">
            <text:p>34189747554046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882855" calcext:value-type="float">
            <text:p>238344094882855</text:p>
          </table:table-cell>
        </table:table-row>
        <table:table-row table:style-name="ro1">
          <table:table-cell office:value-type="float" office:value="103553389056623" calcext:value-type="float">
            <text:p>103553389056623</text:p>
          </table:table-cell>
          <table:table-cell office:value-type="float" office:value="8399015" calcext:value-type="float">
            <text:p>8399015</text:p>
          </table:table-cell>
          <table:table-cell office:value-type="float" office:value="341897483902280" calcext:value-type="float">
            <text:p>34189748390228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4845657" calcext:value-type="float">
            <text:p>238344094845657</text:p>
          </table:table-cell>
        </table:table-row>
        <table:table-row table:style-name="ro1">
          <table:table-cell office:value-type="float" office:value="103553400797772" calcext:value-type="float">
            <text:p>103553400797772</text:p>
          </table:table-cell>
          <table:table-cell office:value-type="float" office:value="11741149" calcext:value-type="float">
            <text:p>11741149</text:p>
          </table:table-cell>
          <table:table-cell office:value-type="float" office:value="341897492264096" calcext:value-type="float">
            <text:p>341897492264096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1466324" calcext:value-type="float">
            <text:p>238344091466324</text:p>
          </table:table-cell>
        </table:table-row>
        <table:table-row table:style-name="ro1">
          <table:table-cell office:value-type="float" office:value="103553406533102" calcext:value-type="float">
            <text:p>103553406533102</text:p>
          </table:table-cell>
          <table:table-cell office:value-type="float" office:value="5735330" calcext:value-type="float">
            <text:p>5735330</text:p>
          </table:table-cell>
          <table:table-cell office:value-type="float" office:value="341897501449887" calcext:value-type="float">
            <text:p>341897501449887</text:p>
          </table:table-cell>
          <table:table-cell office:value-type="float" office:value="9185791" calcext:value-type="float">
            <text:p>9185791</text:p>
          </table:table-cell>
          <table:table-cell office:value-type="float" office:value="238344094916785" calcext:value-type="float">
            <text:p>238344094916785</text:p>
          </table:table-cell>
        </table:table-row>
        <table:table-row table:style-name="ro1">
          <table:table-cell office:value-type="float" office:value="103553414473919" calcext:value-type="float">
            <text:p>103553414473919</text:p>
          </table:table-cell>
          <table:table-cell office:value-type="float" office:value="7940817" calcext:value-type="float">
            <text:p>7940817</text:p>
          </table:table-cell>
          <table:table-cell office:value-type="float" office:value="341897509079282" calcext:value-type="float">
            <text:p>341897509079282</text:p>
          </table:table-cell>
          <table:table-cell office:value-type="float" office:value="7629395" calcext:value-type="float">
            <text:p>7629395</text:p>
          </table:table-cell>
          <table:table-cell office:value-type="float" office:value="238344094605363" calcext:value-type="float">
            <text:p>238344094605363</text:p>
          </table:table-cell>
        </table:table-row>
        <table:table-row table:style-name="ro1">
          <table:table-cell office:value-type="float" office:value="103553424309727" calcext:value-type="float">
            <text:p>103553424309727</text:p>
          </table:table-cell>
          <table:table-cell office:value-type="float" office:value="9835808" calcext:value-type="float">
            <text:p>9835808</text:p>
          </table:table-cell>
          <table:table-cell office:value-type="float" office:value="341897517471616" calcext:value-type="float">
            <text:p>34189751747161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3161889" calcext:value-type="float">
            <text:p>238344093161889</text:p>
          </table:table-cell>
        </table:table-row>
        <table:table-row table:style-name="ro1">
          <table:table-cell office:value-type="float" office:value="103553430982478" calcext:value-type="float">
            <text:p>103553430982478</text:p>
          </table:table-cell>
          <table:table-cell office:value-type="float" office:value="6672751" calcext:value-type="float">
            <text:p>6672751</text:p>
          </table:table-cell>
          <table:table-cell office:value-type="float" office:value="341897525833432" calcext:value-type="float">
            <text:p>34189752583343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850954" calcext:value-type="float">
            <text:p>238344094850954</text:p>
          </table:table-cell>
        </table:table-row>
        <table:table-row table:style-name="ro1">
          <table:table-cell office:value-type="float" office:value="103553438788869" calcext:value-type="float">
            <text:p>103553438788869</text:p>
          </table:table-cell>
          <table:table-cell office:value-type="float" office:value="7806391" calcext:value-type="float">
            <text:p>7806391</text:p>
          </table:table-cell>
          <table:table-cell office:value-type="float" office:value="341897534256284" calcext:value-type="float">
            <text:p>341897534256284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467415" calcext:value-type="float">
            <text:p>238344095467415</text:p>
          </table:table-cell>
        </table:table-row>
        <table:table-row table:style-name="ro1">
          <table:table-cell office:value-type="float" office:value="103553448085205" calcext:value-type="float">
            <text:p>103553448085205</text:p>
          </table:table-cell>
          <table:table-cell office:value-type="float" office:value="9296336" calcext:value-type="float">
            <text:p>9296336</text:p>
          </table:table-cell>
          <table:table-cell office:value-type="float" office:value="341897542618100" calcext:value-type="float">
            <text:p>34189754261810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532895" calcext:value-type="float">
            <text:p>238344094532895</text:p>
          </table:table-cell>
        </table:table-row>
        <table:table-row table:style-name="ro1">
          <table:table-cell office:value-type="float" office:value="103553455672614" calcext:value-type="float">
            <text:p>103553455672614</text:p>
          </table:table-cell>
          <table:table-cell office:value-type="float" office:value="7587409" calcext:value-type="float">
            <text:p>7587409</text:p>
          </table:table-cell>
          <table:table-cell office:value-type="float" office:value="341897551010434" calcext:value-type="float">
            <text:p>34189755101043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337820" calcext:value-type="float">
            <text:p>238344095337820</text:p>
          </table:table-cell>
        </table:table-row>
        <table:table-row table:style-name="ro1">
          <table:table-cell office:value-type="float" office:value="103553464888315" calcext:value-type="float">
            <text:p>103553464888315</text:p>
          </table:table-cell>
          <table:table-cell office:value-type="float" office:value="9215701" calcext:value-type="float">
            <text:p>9215701</text:p>
          </table:table-cell>
          <table:table-cell office:value-type="float" office:value="341897560287778" calcext:value-type="float">
            <text:p>341897560287778</text:p>
          </table:table-cell>
          <table:table-cell office:value-type="float" office:value="9277344" calcext:value-type="float">
            <text:p>9277344</text:p>
          </table:table-cell>
          <table:table-cell office:value-type="float" office:value="238344095399463" calcext:value-type="float">
            <text:p>238344095399463</text:p>
          </table:table-cell>
        </table:table-row>
        <table:table-row table:style-name="ro1">
          <table:table-cell office:value-type="float" office:value="103553472340525" calcext:value-type="float">
            <text:p>103553472340525</text:p>
          </table:table-cell>
          <table:table-cell office:value-type="float" office:value="7452210" calcext:value-type="float">
            <text:p>7452210</text:p>
          </table:table-cell>
          <table:table-cell office:value-type="float" office:value="341897567795102" calcext:value-type="float">
            <text:p>341897567795102</text:p>
          </table:table-cell>
          <table:table-cell office:value-type="float" office:value="7507324" calcext:value-type="float">
            <text:p>7507324</text:p>
          </table:table-cell>
          <table:table-cell office:value-type="float" office:value="238344095454577" calcext:value-type="float">
            <text:p>238344095454577</text:p>
          </table:table-cell>
        </table:table-row>
        <table:table-row table:style-name="ro1">
          <table:table-cell office:value-type="float" office:value="103553481277801" calcext:value-type="float">
            <text:p>103553481277801</text:p>
          </table:table-cell>
          <table:table-cell office:value-type="float" office:value="8937276" calcext:value-type="float">
            <text:p>8937276</text:p>
          </table:table-cell>
          <table:table-cell office:value-type="float" office:value="341897576187436" calcext:value-type="float">
            <text:p>34189757618743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09635" calcext:value-type="float">
            <text:p>238344094909635</text:p>
          </table:table-cell>
        </table:table-row>
        <table:table-row table:style-name="ro1">
          <table:table-cell office:value-type="float" office:value="103553489191644" calcext:value-type="float">
            <text:p>103553489191644</text:p>
          </table:table-cell>
          <table:table-cell office:value-type="float" office:value="7913843" calcext:value-type="float">
            <text:p>7913843</text:p>
          </table:table-cell>
          <table:table-cell office:value-type="float" office:value="341897584610288" calcext:value-type="float">
            <text:p>341897584610288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418644" calcext:value-type="float">
            <text:p>238344095418644</text:p>
          </table:table-cell>
        </table:table-row>
        <table:table-row table:style-name="ro1">
          <table:table-cell office:value-type="float" office:value="103553498549668" calcext:value-type="float">
            <text:p>103553498549668</text:p>
          </table:table-cell>
          <table:table-cell office:value-type="float" office:value="9358024" calcext:value-type="float">
            <text:p>9358024</text:p>
          </table:table-cell>
          <table:table-cell office:value-type="float" office:value="341897592972104" calcext:value-type="float">
            <text:p>341897592972104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422436" calcext:value-type="float">
            <text:p>238344094422436</text:p>
          </table:table-cell>
        </table:table-row>
        <table:table-row table:style-name="ro1">
          <table:table-cell office:value-type="float" office:value="103553506429187" calcext:value-type="float">
            <text:p>103553506429187</text:p>
          </table:table-cell>
          <table:table-cell office:value-type="float" office:value="7879519" calcext:value-type="float">
            <text:p>7879519</text:p>
          </table:table-cell>
          <table:table-cell office:value-type="float" office:value="341897601364438" calcext:value-type="float">
            <text:p>34189760136443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35251" calcext:value-type="float">
            <text:p>238344094935251</text:p>
          </table:table-cell>
        </table:table-row>
        <table:table-row table:style-name="ro1">
          <table:table-cell office:value-type="float" office:value="103553514214008" calcext:value-type="float">
            <text:p>103553514214008</text:p>
          </table:table-cell>
          <table:table-cell office:value-type="float" office:value="7784821" calcext:value-type="float">
            <text:p>7784821</text:p>
          </table:table-cell>
          <table:table-cell office:value-type="float" office:value="341897609726254" calcext:value-type="float">
            <text:p>341897609726254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512246" calcext:value-type="float">
            <text:p>238344095512246</text:p>
          </table:table-cell>
        </table:table-row>
        <table:table-row table:style-name="ro1">
          <table:table-cell office:value-type="float" office:value="103553524053587" calcext:value-type="float">
            <text:p>103553524053587</text:p>
          </table:table-cell>
          <table:table-cell office:value-type="float" office:value="9839579" calcext:value-type="float">
            <text:p>9839579</text:p>
          </table:table-cell>
          <table:table-cell office:value-type="float" office:value="341897619430844" calcext:value-type="float">
            <text:p>341897619430844</text:p>
          </table:table-cell>
          <table:table-cell office:value-type="float" office:value="9704590" calcext:value-type="float">
            <text:p>9704590</text:p>
          </table:table-cell>
          <table:table-cell office:value-type="float" office:value="238344095377257" calcext:value-type="float">
            <text:p>238344095377257</text:p>
          </table:table-cell>
        </table:table-row>
        <table:table-row table:style-name="ro1">
          <table:table-cell office:value-type="float" office:value="103553534900410" calcext:value-type="float">
            <text:p>103553534900410</text:p>
          </table:table-cell>
          <table:table-cell office:value-type="float" office:value="10846823" calcext:value-type="float">
            <text:p>10846823</text:p>
          </table:table-cell>
          <table:table-cell office:value-type="float" office:value="341897626541440" calcext:value-type="float">
            <text:p>341897626541440</text:p>
          </table:table-cell>
          <table:table-cell office:value-type="float" office:value="7110596" calcext:value-type="float">
            <text:p>7110596</text:p>
          </table:table-cell>
          <table:table-cell office:value-type="float" office:value="238344091641030" calcext:value-type="float">
            <text:p>238344091641030</text:p>
          </table:table-cell>
        </table:table-row>
        <table:table-row table:style-name="ro1">
          <table:table-cell office:value-type="float" office:value="103553539742593" calcext:value-type="float">
            <text:p>103553539742593</text:p>
          </table:table-cell>
          <table:table-cell office:value-type="float" office:value="4842183" calcext:value-type="float">
            <text:p>4842183</text:p>
          </table:table-cell>
          <table:table-cell office:value-type="float" office:value="341897634933774" calcext:value-type="float">
            <text:p>34189763493377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91181" calcext:value-type="float">
            <text:p>238344095191181</text:p>
          </table:table-cell>
        </table:table-row>
        <table:table-row table:style-name="ro1">
          <table:table-cell office:value-type="float" office:value="103553548248207" calcext:value-type="float">
            <text:p>103553548248207</text:p>
          </table:table-cell>
          <table:table-cell office:value-type="float" office:value="8505614" calcext:value-type="float">
            <text:p>8505614</text:p>
          </table:table-cell>
          <table:table-cell office:value-type="float" office:value="341897643326108" calcext:value-type="float">
            <text:p>34189764332610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77901" calcext:value-type="float">
            <text:p>238344095077901</text:p>
          </table:table-cell>
        </table:table-row>
        <table:table-row table:style-name="ro1">
          <table:table-cell office:value-type="float" office:value="103553556514557" calcext:value-type="float">
            <text:p>103553556514557</text:p>
          </table:table-cell>
          <table:table-cell office:value-type="float" office:value="8266350" calcext:value-type="float">
            <text:p>8266350</text:p>
          </table:table-cell>
          <table:table-cell office:value-type="float" office:value="341897651748959" calcext:value-type="float">
            <text:p>34189765174895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234402" calcext:value-type="float">
            <text:p>238344095234402</text:p>
          </table:table-cell>
        </table:table-row>
        <table:table-row table:style-name="ro1">
          <table:table-cell office:value-type="float" office:value="103553565367695" calcext:value-type="float">
            <text:p>103553565367695</text:p>
          </table:table-cell>
          <table:table-cell office:value-type="float" office:value="8853138" calcext:value-type="float">
            <text:p>8853138</text:p>
          </table:table-cell>
          <table:table-cell office:value-type="float" office:value="341897660141293" calcext:value-type="float">
            <text:p>3418976601412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773598" calcext:value-type="float">
            <text:p>238344094773598</text:p>
          </table:table-cell>
        </table:table-row>
        <table:table-row table:style-name="ro1">
          <table:table-cell office:value-type="float" office:value="103553575588383" calcext:value-type="float">
            <text:p>103553575588383</text:p>
          </table:table-cell>
          <table:table-cell office:value-type="float" office:value="10220688" calcext:value-type="float">
            <text:p>10220688</text:p>
          </table:table-cell>
          <table:table-cell office:value-type="float" office:value="341897668503110" calcext:value-type="float">
            <text:p>34189766850311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2914727" calcext:value-type="float">
            <text:p>238344092914727</text:p>
          </table:table-cell>
        </table:table-row>
        <table:table-row table:style-name="ro1">
          <table:table-cell office:value-type="float" office:value="103553604509910" calcext:value-type="float">
            <text:p>103553604509910</text:p>
          </table:table-cell>
          <table:table-cell office:value-type="float" office:value="28921527" calcext:value-type="float">
            <text:p>28921527</text:p>
          </table:table-cell>
          <table:table-cell office:value-type="float" office:value="341897678207700" calcext:value-type="float">
            <text:p>341897678207700</text:p>
          </table:table-cell>
          <table:table-cell office:value-type="float" office:value="9704590" calcext:value-type="float">
            <text:p>9704590</text:p>
          </table:table-cell>
          <table:table-cell office:value-type="float" office:value="238344073697790" calcext:value-type="float">
            <text:p>238344073697790</text:p>
          </table:table-cell>
        </table:table-row>
        <table:table-row table:style-name="ro1">
          <table:table-cell office:value-type="float" office:value="103553606649136" calcext:value-type="float">
            <text:p>103553606649136</text:p>
          </table:table-cell>
          <table:table-cell office:value-type="float" office:value="2139226" calcext:value-type="float">
            <text:p>2139226</text:p>
          </table:table-cell>
          <table:table-cell office:value-type="float" office:value="341897685287778" calcext:value-type="float">
            <text:p>341897685287778</text:p>
          </table:table-cell>
          <table:table-cell office:value-type="float" office:value="7080078" calcext:value-type="float">
            <text:p>7080078</text:p>
          </table:table-cell>
          <table:table-cell office:value-type="float" office:value="238344078638642" calcext:value-type="float">
            <text:p>238344078638642</text:p>
          </table:table-cell>
        </table:table-row>
        <table:table-row table:style-name="ro1">
          <table:table-cell office:value-type="float" office:value="103553610120351" calcext:value-type="float">
            <text:p>103553610120351</text:p>
          </table:table-cell>
          <table:table-cell office:value-type="float" office:value="3471215" calcext:value-type="float">
            <text:p>3471215</text:p>
          </table:table-cell>
          <table:table-cell office:value-type="float" office:value="341897693680112" calcext:value-type="float">
            <text:p>34189769368011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3559761" calcext:value-type="float">
            <text:p>238344083559761</text:p>
          </table:table-cell>
        </table:table-row>
        <table:table-row table:style-name="ro1">
          <table:table-cell office:value-type="float" office:value="103553613719356" calcext:value-type="float">
            <text:p>103553613719356</text:p>
          </table:table-cell>
          <table:table-cell office:value-type="float" office:value="3599005" calcext:value-type="float">
            <text:p>3599005</text:p>
          </table:table-cell>
          <table:table-cell office:value-type="float" office:value="341897702072446" calcext:value-type="float">
            <text:p>34189770207244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8353090" calcext:value-type="float">
            <text:p>238344088353090</text:p>
          </table:table-cell>
        </table:table-row>
        <table:table-row table:style-name="ro1">
          <table:table-cell office:value-type="float" office:value="103553616917760" calcext:value-type="float">
            <text:p>103553616917760</text:p>
          </table:table-cell>
          <table:table-cell office:value-type="float" office:value="3198404" calcext:value-type="float">
            <text:p>3198404</text:p>
          </table:table-cell>
          <table:table-cell office:value-type="float" office:value="341897710495297" calcext:value-type="float">
            <text:p>341897710495297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3577537" calcext:value-type="float">
            <text:p>238344093577537</text:p>
          </table:table-cell>
        </table:table-row>
        <table:table-row table:style-name="ro1">
          <table:table-cell office:value-type="float" office:value="103553622888716" calcext:value-type="float">
            <text:p>103553622888716</text:p>
          </table:table-cell>
          <table:table-cell office:value-type="float" office:value="5970956" calcext:value-type="float">
            <text:p>5970956</text:p>
          </table:table-cell>
          <table:table-cell office:value-type="float" office:value="341897718857114" calcext:value-type="float">
            <text:p>34189771885711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968398" calcext:value-type="float">
            <text:p>238344095968398</text:p>
          </table:table-cell>
        </table:table-row>
        <table:table-row table:style-name="ro1">
          <table:table-cell office:value-type="float" office:value="103553631296801" calcext:value-type="float">
            <text:p>103553631296801</text:p>
          </table:table-cell>
          <table:table-cell office:value-type="float" office:value="8408085" calcext:value-type="float">
            <text:p>8408085</text:p>
          </table:table-cell>
          <table:table-cell office:value-type="float" office:value="341897727218930" calcext:value-type="float">
            <text:p>34189772721893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922129" calcext:value-type="float">
            <text:p>238344095922129</text:p>
          </table:table-cell>
        </table:table-row>
        <table:table-row table:style-name="ro1">
          <table:table-cell office:value-type="float" office:value="103553640923627" calcext:value-type="float">
            <text:p>103553640923627</text:p>
          </table:table-cell>
          <table:table-cell office:value-type="float" office:value="9626826" calcext:value-type="float">
            <text:p>9626826</text:p>
          </table:table-cell>
          <table:table-cell office:value-type="float" office:value="341897736954038" calcext:value-type="float">
            <text:p>341897736954038</text:p>
          </table:table-cell>
          <table:table-cell office:value-type="float" office:value="9735108" calcext:value-type="float">
            <text:p>9735108</text:p>
          </table:table-cell>
          <table:table-cell office:value-type="float" office:value="238344096030411" calcext:value-type="float">
            <text:p>238344096030411</text:p>
          </table:table-cell>
        </table:table-row>
        <table:table-row table:style-name="ro1">
          <table:table-cell office:value-type="float" office:value="103553647798621" calcext:value-type="float">
            <text:p>103553647798621</text:p>
          </table:table-cell>
          <table:table-cell office:value-type="float" office:value="6874994" calcext:value-type="float">
            <text:p>6874994</text:p>
          </table:table-cell>
          <table:table-cell office:value-type="float" office:value="341897744034116" calcext:value-type="float">
            <text:p>341897744034116</text:p>
          </table:table-cell>
          <table:table-cell office:value-type="float" office:value="7080078" calcext:value-type="float">
            <text:p>7080078</text:p>
          </table:table-cell>
          <table:table-cell office:value-type="float" office:value="238344096235495" calcext:value-type="float">
            <text:p>238344096235495</text:p>
          </table:table-cell>
        </table:table-row>
        <table:table-row table:style-name="ro1">
          <table:table-cell office:value-type="float" office:value="103553755299559" calcext:value-type="float">
            <text:p>103553755299559</text:p>
          </table:table-cell>
          <table:table-cell office:value-type="float" office:value="107500938" calcext:value-type="float">
            <text:p>107500938</text:p>
          </table:table-cell>
          <table:table-cell office:value-type="float" office:value="341897752426450" calcext:value-type="float">
            <text:p>34189775242645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3997126891" calcext:value-type="float">
            <text:p>238343997126891</text:p>
          </table:table-cell>
        </table:table-row>
        <table:table-row table:style-name="ro1">
          <table:table-cell office:value-type="float" office:value="103553755450199" calcext:value-type="float">
            <text:p>103553755450199</text:p>
          </table:table-cell>
          <table:table-cell office:value-type="float" office:value="150640" calcext:value-type="float">
            <text:p>150640</text:p>
          </table:table-cell>
          <table:table-cell office:value-type="float" office:value="341897760818784" calcext:value-type="float">
            <text:p>34189776081878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05368585" calcext:value-type="float">
            <text:p>238344005368585</text:p>
          </table:table-cell>
        </table:table-row>
        <table:table-row table:style-name="ro1">
          <table:table-cell office:value-type="float" office:value="103553755595718" calcext:value-type="float">
            <text:p>103553755595718</text:p>
          </table:table-cell>
          <table:table-cell office:value-type="float" office:value="145519" calcext:value-type="float">
            <text:p>145519</text:p>
          </table:table-cell>
          <table:table-cell office:value-type="float" office:value="341897769211118" calcext:value-type="float">
            <text:p>34189776921111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13615400" calcext:value-type="float">
            <text:p>238344013615400</text:p>
          </table:table-cell>
        </table:table-row>
        <table:table-row table:style-name="ro1">
          <table:table-cell office:value-type="float" office:value="103553755713535" calcext:value-type="float">
            <text:p>103553755713535</text:p>
          </table:table-cell>
          <table:table-cell office:value-type="float" office:value="117817" calcext:value-type="float">
            <text:p>117817</text:p>
          </table:table-cell>
          <table:table-cell office:value-type="float" office:value="341897777603452" calcext:value-type="float">
            <text:p>34189777760345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21889917" calcext:value-type="float">
            <text:p>238344021889917</text:p>
          </table:table-cell>
        </table:table-row>
        <table:table-row table:style-name="ro1">
          <table:table-cell office:value-type="float" office:value="103553755856761" calcext:value-type="float">
            <text:p>103553755856761</text:p>
          </table:table-cell>
          <table:table-cell office:value-type="float" office:value="143226" calcext:value-type="float">
            <text:p>143226</text:p>
          </table:table-cell>
          <table:table-cell office:value-type="float" office:value="341897785995786" calcext:value-type="float">
            <text:p>34189778599578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30139025" calcext:value-type="float">
            <text:p>238344030139025</text:p>
          </table:table-cell>
        </table:table-row>
        <table:table-row table:style-name="ro1">
          <table:table-cell office:value-type="float" office:value="103553756011338" calcext:value-type="float">
            <text:p>103553756011338</text:p>
          </table:table-cell>
          <table:table-cell office:value-type="float" office:value="154577" calcext:value-type="float">
            <text:p>154577</text:p>
          </table:table-cell>
          <table:table-cell office:value-type="float" office:value="341897796005551" calcext:value-type="float">
            <text:p>341897796005551</text:p>
          </table:table-cell>
          <table:table-cell office:value-type="float" office:value="10009765" calcext:value-type="float">
            <text:p>10009765</text:p>
          </table:table-cell>
          <table:table-cell office:value-type="float" office:value="238344039994213" calcext:value-type="float">
            <text:p>238344039994213</text:p>
          </table:table-cell>
        </table:table-row>
        <table:table-row table:style-name="ro1">
          <table:table-cell office:value-type="float" office:value="103553756191792" calcext:value-type="float">
            <text:p>103553756191792</text:p>
          </table:table-cell>
          <table:table-cell office:value-type="float" office:value="180454" calcext:value-type="float">
            <text:p>180454</text:p>
          </table:table-cell>
          <table:table-cell office:value-type="float" office:value="341897802810971" calcext:value-type="float">
            <text:p>341897802810971</text:p>
          </table:table-cell>
          <table:table-cell office:value-type="float" office:value="6805420" calcext:value-type="float">
            <text:p>6805420</text:p>
          </table:table-cell>
          <table:table-cell office:value-type="float" office:value="238344046619179" calcext:value-type="float">
            <text:p>238344046619179</text:p>
          </table:table-cell>
        </table:table-row>
        <table:table-row table:style-name="ro1">
          <table:table-cell office:value-type="float" office:value="103553756408512" calcext:value-type="float">
            <text:p>103553756408512</text:p>
          </table:table-cell>
          <table:table-cell office:value-type="float" office:value="216720" calcext:value-type="float">
            <text:p>216720</text:p>
          </table:table-cell>
          <table:table-cell office:value-type="float" office:value="341897811233823" calcext:value-type="float">
            <text:p>34189781123382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54825311" calcext:value-type="float">
            <text:p>238344054825311</text:p>
          </table:table-cell>
        </table:table-row>
        <table:table-row table:style-name="ro1">
          <table:table-cell office:value-type="float" office:value="103553756573239" calcext:value-type="float">
            <text:p>103553756573239</text:p>
          </table:table-cell>
          <table:table-cell office:value-type="float" office:value="164727" calcext:value-type="float">
            <text:p>164727</text:p>
          </table:table-cell>
          <table:table-cell office:value-type="float" office:value="341897819595639" calcext:value-type="float">
            <text:p>34189781959563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3022400" calcext:value-type="float">
            <text:p>238344063022400</text:p>
          </table:table-cell>
        </table:table-row>
        <table:table-row table:style-name="ro1">
          <table:table-cell office:value-type="float" office:value="103553756726076" calcext:value-type="float">
            <text:p>103553756726076</text:p>
          </table:table-cell>
          <table:table-cell office:value-type="float" office:value="152837" calcext:value-type="float">
            <text:p>152837</text:p>
          </table:table-cell>
          <table:table-cell office:value-type="float" office:value="341897827987973" calcext:value-type="float">
            <text:p>3418978279879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1261897" calcext:value-type="float">
            <text:p>238344071261897</text:p>
          </table:table-cell>
        </table:table-row>
        <table:table-row table:style-name="ro1">
          <table:table-cell office:value-type="float" office:value="103553756881498" calcext:value-type="float">
            <text:p>103553756881498</text:p>
          </table:table-cell>
          <table:table-cell office:value-type="float" office:value="155422" calcext:value-type="float">
            <text:p>155422</text:p>
          </table:table-cell>
          <table:table-cell office:value-type="float" office:value="341897836349789" calcext:value-type="float">
            <text:p>34189783634978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79468291" calcext:value-type="float">
            <text:p>238344079468291</text:p>
          </table:table-cell>
        </table:table-row>
        <table:table-row table:style-name="ro1">
          <table:table-cell office:value-type="float" office:value="103553757004911" calcext:value-type="float">
            <text:p>103553757004911</text:p>
          </table:table-cell>
          <table:table-cell office:value-type="float" office:value="123413" calcext:value-type="float">
            <text:p>123413</text:p>
          </table:table-cell>
          <table:table-cell office:value-type="float" office:value="341897844711606" calcext:value-type="float">
            <text:p>341897844711606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87706695" calcext:value-type="float">
            <text:p>238344087706695</text:p>
          </table:table-cell>
        </table:table-row>
        <table:table-row table:style-name="ro1">
          <table:table-cell office:value-type="float" office:value="103553760532183" calcext:value-type="float">
            <text:p>103553760532183</text:p>
          </table:table-cell>
          <table:table-cell office:value-type="float" office:value="3527272" calcext:value-type="float">
            <text:p>3527272</text:p>
          </table:table-cell>
          <table:table-cell office:value-type="float" office:value="341897854660336" calcext:value-type="float">
            <text:p>341897854660336</text:p>
          </table:table-cell>
          <table:table-cell office:value-type="float" office:value="9948730" calcext:value-type="float">
            <text:p>9948730</text:p>
          </table:table-cell>
          <table:table-cell office:value-type="float" office:value="238344094128153" calcext:value-type="float">
            <text:p>238344094128153</text:p>
          </table:table-cell>
        </table:table-row>
        <table:table-row table:style-name="ro1">
          <table:table-cell office:value-type="float" office:value="103553765184862" calcext:value-type="float">
            <text:p>103553765184862</text:p>
          </table:table-cell>
          <table:table-cell office:value-type="float" office:value="4652679" calcext:value-type="float">
            <text:p>4652679</text:p>
          </table:table-cell>
          <table:table-cell office:value-type="float" office:value="341897861526791" calcext:value-type="float">
            <text:p>341897861526791</text:p>
          </table:table-cell>
          <table:table-cell office:value-type="float" office:value="6866455" calcext:value-type="float">
            <text:p>6866455</text:p>
          </table:table-cell>
          <table:table-cell office:value-type="float" office:value="238344096341929" calcext:value-type="float">
            <text:p>238344096341929</text:p>
          </table:table-cell>
        </table:table-row>
        <table:table-row table:style-name="ro1">
          <table:table-cell office:value-type="float" office:value="103553773456415" calcext:value-type="float">
            <text:p>103553773456415</text:p>
          </table:table-cell>
          <table:table-cell office:value-type="float" office:value="8271553" calcext:value-type="float">
            <text:p>8271553</text:p>
          </table:table-cell>
          <table:table-cell office:value-type="float" office:value="341897869919125" calcext:value-type="float">
            <text:p>34189786991912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462710" calcext:value-type="float">
            <text:p>238344096462710</text:p>
          </table:table-cell>
        </table:table-row>
        <table:table-row table:style-name="ro1">
          <table:table-cell office:value-type="float" office:value="103553782082013" calcext:value-type="float">
            <text:p>103553782082013</text:p>
          </table:table-cell>
          <table:table-cell office:value-type="float" office:value="8625598" calcext:value-type="float">
            <text:p>8625598</text:p>
          </table:table-cell>
          <table:table-cell office:value-type="float" office:value="341897878341977" calcext:value-type="float">
            <text:p>341897878341977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259964" calcext:value-type="float">
            <text:p>238344096259964</text:p>
          </table:table-cell>
        </table:table-row>
        <table:table-row table:style-name="ro1">
          <table:table-cell office:value-type="float" office:value="103553790326857" calcext:value-type="float">
            <text:p>103553790326857</text:p>
          </table:table-cell>
          <table:table-cell office:value-type="float" office:value="8244844" calcext:value-type="float">
            <text:p>8244844</text:p>
          </table:table-cell>
          <table:table-cell office:value-type="float" office:value="341897886703793" calcext:value-type="float">
            <text:p>34189788670379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6376936" calcext:value-type="float">
            <text:p>238344096376936</text:p>
          </table:table-cell>
        </table:table-row>
        <table:table-row table:style-name="ro1">
          <table:table-cell office:value-type="float" office:value="103553798449223" calcext:value-type="float">
            <text:p>103553798449223</text:p>
          </table:table-cell>
          <table:table-cell office:value-type="float" office:value="8122366" calcext:value-type="float">
            <text:p>8122366</text:p>
          </table:table-cell>
          <table:table-cell office:value-type="float" office:value="341897895096127" calcext:value-type="float">
            <text:p>34189789509612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646904" calcext:value-type="float">
            <text:p>238344096646904</text:p>
          </table:table-cell>
        </table:table-row>
        <table:table-row table:style-name="ro1">
          <table:table-cell office:value-type="float" office:value="103553806959088" calcext:value-type="float">
            <text:p>103553806959088</text:p>
          </table:table-cell>
          <table:table-cell office:value-type="float" office:value="8509865" calcext:value-type="float">
            <text:p>8509865</text:p>
          </table:table-cell>
          <table:table-cell office:value-type="float" office:value="341897903488461" calcext:value-type="float">
            <text:p>34189790348846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529373" calcext:value-type="float">
            <text:p>238344096529373</text:p>
          </table:table-cell>
        </table:table-row>
        <table:table-row table:style-name="ro1">
          <table:table-cell office:value-type="float" office:value="103553816948081" calcext:value-type="float">
            <text:p>103553816948081</text:p>
          </table:table-cell>
          <table:table-cell office:value-type="float" office:value="9988993" calcext:value-type="float">
            <text:p>9988993</text:p>
          </table:table-cell>
          <table:table-cell office:value-type="float" office:value="341897911911313" calcext:value-type="float">
            <text:p>34189791191131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4963232" calcext:value-type="float">
            <text:p>238344094963232</text:p>
          </table:table-cell>
        </table:table-row>
        <table:table-row table:style-name="ro1">
          <table:table-cell office:value-type="float" office:value="103553842921690" calcext:value-type="float">
            <text:p>103553842921690</text:p>
          </table:table-cell>
          <table:table-cell office:value-type="float" office:value="25973609" calcext:value-type="float">
            <text:p>25973609</text:p>
          </table:table-cell>
          <table:table-cell office:value-type="float" office:value="341897920303647" calcext:value-type="float">
            <text:p>34189792030364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7381957" calcext:value-type="float">
            <text:p>238344077381957</text:p>
          </table:table-cell>
        </table:table-row>
        <table:table-row table:style-name="ro1">
          <table:table-cell office:value-type="float" office:value="103553843363106" calcext:value-type="float">
            <text:p>103553843363106</text:p>
          </table:table-cell>
          <table:table-cell office:value-type="float" office:value="441416" calcext:value-type="float">
            <text:p>441416</text:p>
          </table:table-cell>
          <table:table-cell office:value-type="float" office:value="341897928726498" calcext:value-type="float">
            <text:p>341897928726498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85363392" calcext:value-type="float">
            <text:p>238344085363392</text:p>
          </table:table-cell>
        </table:table-row>
        <table:table-row table:style-name="ro1">
          <table:table-cell office:value-type="float" office:value="103553844103005" calcext:value-type="float">
            <text:p>103553844103005</text:p>
          </table:table-cell>
          <table:table-cell office:value-type="float" office:value="739899" calcext:value-type="float">
            <text:p>739899</text:p>
          </table:table-cell>
          <table:table-cell office:value-type="float" office:value="341897937057797" calcext:value-type="float">
            <text:p>341897937057797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2954792" calcext:value-type="float">
            <text:p>238344092954792</text:p>
          </table:table-cell>
        </table:table-row>
        <table:table-row table:style-name="ro1">
          <table:table-cell office:value-type="float" office:value="103553845670961" calcext:value-type="float">
            <text:p>103553845670961</text:p>
          </table:table-cell>
          <table:table-cell office:value-type="float" office:value="1567956" calcext:value-type="float">
            <text:p>1567956</text:p>
          </table:table-cell>
          <table:table-cell office:value-type="float" office:value="341897945419614" calcext:value-type="float">
            <text:p>34189794541961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9748653" calcext:value-type="float">
            <text:p>238344099748653</text:p>
          </table:table-cell>
        </table:table-row>
        <table:table-row table:style-name="ro1">
          <table:table-cell office:value-type="float" office:value="103553853848190" calcext:value-type="float">
            <text:p>103553853848190</text:p>
          </table:table-cell>
          <table:table-cell office:value-type="float" office:value="8177229" calcext:value-type="float">
            <text:p>8177229</text:p>
          </table:table-cell>
          <table:table-cell office:value-type="float" office:value="341897953811948" calcext:value-type="float">
            <text:p>34189795381194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63758" calcext:value-type="float">
            <text:p>238344099963758</text:p>
          </table:table-cell>
        </table:table-row>
        <table:table-row table:style-name="ro1">
          <table:table-cell office:value-type="float" office:value="103553862153333" calcext:value-type="float">
            <text:p>103553862153333</text:p>
          </table:table-cell>
          <table:table-cell office:value-type="float" office:value="8305143" calcext:value-type="float">
            <text:p>8305143</text:p>
          </table:table-cell>
          <table:table-cell office:value-type="float" office:value="341897962204282" calcext:value-type="float">
            <text:p>34189796220428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50949" calcext:value-type="float">
            <text:p>238344100050949</text:p>
          </table:table-cell>
        </table:table-row>
        <table:table-row table:style-name="ro1">
          <table:table-cell office:value-type="float" office:value="103553870535255" calcext:value-type="float">
            <text:p>103553870535255</text:p>
          </table:table-cell>
          <table:table-cell office:value-type="float" office:value="8381922" calcext:value-type="float">
            <text:p>8381922</text:p>
          </table:table-cell>
          <table:table-cell office:value-type="float" office:value="341897970627133" calcext:value-type="float">
            <text:p>341897970627133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100091878" calcext:value-type="float">
            <text:p>238344100091878</text:p>
          </table:table-cell>
        </table:table-row>
        <table:table-row table:style-name="ro1">
          <table:table-cell office:value-type="float" office:value="103553878970225" calcext:value-type="float">
            <text:p>103553878970225</text:p>
          </table:table-cell>
          <table:table-cell office:value-type="float" office:value="8434970" calcext:value-type="float">
            <text:p>8434970</text:p>
          </table:table-cell>
          <table:table-cell office:value-type="float" office:value="341897979019467" calcext:value-type="float">
            <text:p>34189797901946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49242" calcext:value-type="float">
            <text:p>238344100049242</text:p>
          </table:table-cell>
        </table:table-row>
        <table:table-row table:style-name="ro1">
          <table:table-cell office:value-type="float" office:value="103553887474993" calcext:value-type="float">
            <text:p>103553887474993</text:p>
          </table:table-cell>
          <table:table-cell office:value-type="float" office:value="8504768" calcext:value-type="float">
            <text:p>8504768</text:p>
          </table:table-cell>
          <table:table-cell office:value-type="float" office:value="341897987411801" calcext:value-type="float">
            <text:p>34189798741180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36808" calcext:value-type="float">
            <text:p>238344099936808</text:p>
          </table:table-cell>
        </table:table-row>
        <table:table-row table:style-name="ro1">
          <table:table-cell office:value-type="float" office:value="103553900284571" calcext:value-type="float">
            <text:p>103553900284571</text:p>
          </table:table-cell>
          <table:table-cell office:value-type="float" office:value="12809578" calcext:value-type="float">
            <text:p>12809578</text:p>
          </table:table-cell>
          <table:table-cell office:value-type="float" office:value="341897995773618" calcext:value-type="float">
            <text:p>34189799577361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489047" calcext:value-type="float">
            <text:p>238344095489047</text:p>
          </table:table-cell>
        </table:table-row>
        <table:table-row table:style-name="ro1">
          <table:table-cell office:value-type="float" office:value="103553907926681" calcext:value-type="float">
            <text:p>103553907926681</text:p>
          </table:table-cell>
          <table:table-cell office:value-type="float" office:value="7642110" calcext:value-type="float">
            <text:p>7642110</text:p>
          </table:table-cell>
          <table:table-cell office:value-type="float" office:value="341898004196469" calcext:value-type="float">
            <text:p>34189800419646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6269788" calcext:value-type="float">
            <text:p>238344096269788</text:p>
          </table:table-cell>
        </table:table-row>
        <table:table-row table:style-name="ro1">
          <table:table-cell office:value-type="float" office:value="103553916542252" calcext:value-type="float">
            <text:p>103553916542252</text:p>
          </table:table-cell>
          <table:table-cell office:value-type="float" office:value="8615571" calcext:value-type="float">
            <text:p>8615571</text:p>
          </table:table-cell>
          <table:table-cell office:value-type="float" office:value="341898012588803" calcext:value-type="float">
            <text:p>34189801258880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046551" calcext:value-type="float">
            <text:p>238344096046551</text:p>
          </table:table-cell>
        </table:table-row>
        <table:table-row table:style-name="ro1">
          <table:table-cell office:value-type="float" office:value="103553924179788" calcext:value-type="float">
            <text:p>103553924179788</text:p>
          </table:table-cell>
          <table:table-cell office:value-type="float" office:value="7637536" calcext:value-type="float">
            <text:p>7637536</text:p>
          </table:table-cell>
          <table:table-cell office:value-type="float" office:value="341898020981137" calcext:value-type="float">
            <text:p>34189802098113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801349" calcext:value-type="float">
            <text:p>238344096801349</text:p>
          </table:table-cell>
        </table:table-row>
        <table:table-row table:style-name="ro1">
          <table:table-cell office:value-type="float" office:value="103553929907940" calcext:value-type="float">
            <text:p>103553929907940</text:p>
          </table:table-cell>
          <table:table-cell office:value-type="float" office:value="5728152" calcext:value-type="float">
            <text:p>5728152</text:p>
          </table:table-cell>
          <table:table-cell office:value-type="float" office:value="341898029373471" calcext:value-type="float">
            <text:p>34189802937347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65531" calcext:value-type="float">
            <text:p>238344099465531</text:p>
          </table:table-cell>
        </table:table-row>
        <table:table-row table:style-name="ro1">
          <table:table-cell office:value-type="float" office:value="103553938607049" calcext:value-type="float">
            <text:p>103553938607049</text:p>
          </table:table-cell>
          <table:table-cell office:value-type="float" office:value="8699109" calcext:value-type="float">
            <text:p>8699109</text:p>
          </table:table-cell>
          <table:table-cell office:value-type="float" office:value="341898037796323" calcext:value-type="float">
            <text:p>34189803779632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189274" calcext:value-type="float">
            <text:p>238344099189274</text:p>
          </table:table-cell>
        </table:table-row>
        <table:table-row table:style-name="ro1">
          <table:table-cell office:value-type="float" office:value="103553946790705" calcext:value-type="float">
            <text:p>103553946790705</text:p>
          </table:table-cell>
          <table:table-cell office:value-type="float" office:value="8183656" calcext:value-type="float">
            <text:p>8183656</text:p>
          </table:table-cell>
          <table:table-cell office:value-type="float" office:value="341898046158139" calcext:value-type="float">
            <text:p>34189804615813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367434" calcext:value-type="float">
            <text:p>238344099367434</text:p>
          </table:table-cell>
        </table:table-row>
        <table:table-row table:style-name="ro1">
          <table:table-cell office:value-type="float" office:value="103553955129537" calcext:value-type="float">
            <text:p>103553955129537</text:p>
          </table:table-cell>
          <table:table-cell office:value-type="float" office:value="8338832" calcext:value-type="float">
            <text:p>8338832</text:p>
          </table:table-cell>
          <table:table-cell office:value-type="float" office:value="341898054550473" calcext:value-type="float">
            <text:p>3418980545504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20936" calcext:value-type="float">
            <text:p>238344099420936</text:p>
          </table:table-cell>
        </table:table-row>
        <table:table-row table:style-name="ro1">
          <table:table-cell office:value-type="float" office:value="103553963372133" calcext:value-type="float">
            <text:p>103553963372133</text:p>
          </table:table-cell>
          <table:table-cell office:value-type="float" office:value="8242596" calcext:value-type="float">
            <text:p>8242596</text:p>
          </table:table-cell>
          <table:table-cell office:value-type="float" office:value="341898062942807" calcext:value-type="float">
            <text:p>34189806294280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70674" calcext:value-type="float">
            <text:p>238344099570674</text:p>
          </table:table-cell>
        </table:table-row>
        <table:table-row table:style-name="ro1">
          <table:table-cell office:value-type="float" office:value="103553971962785" calcext:value-type="float">
            <text:p>103553971962785</text:p>
          </table:table-cell>
          <table:table-cell office:value-type="float" office:value="8590652" calcext:value-type="float">
            <text:p>8590652</text:p>
          </table:table-cell>
          <table:table-cell office:value-type="float" office:value="341898071304623" calcext:value-type="float">
            <text:p>34189807130462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341838" calcext:value-type="float">
            <text:p>238344099341838</text:p>
          </table:table-cell>
        </table:table-row>
        <table:table-row table:style-name="ro1">
          <table:table-cell office:value-type="float" office:value="103553980242951" calcext:value-type="float">
            <text:p>103553980242951</text:p>
          </table:table-cell>
          <table:table-cell office:value-type="float" office:value="8280166" calcext:value-type="float">
            <text:p>8280166</text:p>
          </table:table-cell>
          <table:table-cell office:value-type="float" office:value="341898079696957" calcext:value-type="float">
            <text:p>34189807969695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54006" calcext:value-type="float">
            <text:p>238344099454006</text:p>
          </table:table-cell>
        </table:table-row>
        <table:table-row table:style-name="ro1">
          <table:table-cell office:value-type="float" office:value="103553989744562" calcext:value-type="float">
            <text:p>103553989744562</text:p>
          </table:table-cell>
          <table:table-cell office:value-type="float" office:value="9501611" calcext:value-type="float">
            <text:p>9501611</text:p>
          </table:table-cell>
          <table:table-cell office:value-type="float" office:value="341898088119809" calcext:value-type="float">
            <text:p>341898088119809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8375247" calcext:value-type="float">
            <text:p>238344098375247</text:p>
          </table:table-cell>
        </table:table-row>
        <table:table-row table:style-name="ro1">
          <table:table-cell office:value-type="float" office:value="103553997877859" calcext:value-type="float">
            <text:p>103553997877859</text:p>
          </table:table-cell>
          <table:table-cell office:value-type="float" office:value="8133297" calcext:value-type="float">
            <text:p>8133297</text:p>
          </table:table-cell>
          <table:table-cell office:value-type="float" office:value="341898096512143" calcext:value-type="float">
            <text:p>34189809651214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634284" calcext:value-type="float">
            <text:p>238344098634284</text:p>
          </table:table-cell>
        </table:table-row>
        <table:table-row table:style-name="ro1">
          <table:table-cell office:value-type="float" office:value="103554006662854" calcext:value-type="float">
            <text:p>103554006662854</text:p>
          </table:table-cell>
          <table:table-cell office:value-type="float" office:value="8784995" calcext:value-type="float">
            <text:p>8784995</text:p>
          </table:table-cell>
          <table:table-cell office:value-type="float" office:value="341898104934995" calcext:value-type="float">
            <text:p>34189810493499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8272141" calcext:value-type="float">
            <text:p>238344098272141</text:p>
          </table:table-cell>
        </table:table-row>
        <table:table-row table:style-name="ro1">
          <table:table-cell office:value-type="float" office:value="103554015973991" calcext:value-type="float">
            <text:p>103554015973991</text:p>
          </table:table-cell>
          <table:table-cell office:value-type="float" office:value="9311137" calcext:value-type="float">
            <text:p>9311137</text:p>
          </table:table-cell>
          <table:table-cell office:value-type="float" office:value="341898113327329" calcext:value-type="float">
            <text:p>34189811332732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353338" calcext:value-type="float">
            <text:p>238344097353338</text:p>
          </table:table-cell>
        </table:table-row>
        <table:table-row table:style-name="ro1">
          <table:table-cell office:value-type="float" office:value="103554022671641" calcext:value-type="float">
            <text:p>103554022671641</text:p>
          </table:table-cell>
          <table:table-cell office:value-type="float" office:value="6697650" calcext:value-type="float">
            <text:p>6697650</text:p>
          </table:table-cell>
          <table:table-cell office:value-type="float" office:value="341898121689145" calcext:value-type="float">
            <text:p>34189812168914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017504" calcext:value-type="float">
            <text:p>238344099017504</text:p>
          </table:table-cell>
        </table:table-row>
        <table:table-row table:style-name="ro1">
          <table:table-cell office:value-type="float" office:value="103554030689418" calcext:value-type="float">
            <text:p>103554030689418</text:p>
          </table:table-cell>
          <table:table-cell office:value-type="float" office:value="8017777" calcext:value-type="float">
            <text:p>8017777</text:p>
          </table:table-cell>
          <table:table-cell office:value-type="float" office:value="341898130081479" calcext:value-type="float">
            <text:p>34189813008147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392061" calcext:value-type="float">
            <text:p>238344099392061</text:p>
          </table:table-cell>
        </table:table-row>
        <table:table-row table:style-name="ro1">
          <table:table-cell office:value-type="float" office:value="103554039034410" calcext:value-type="float">
            <text:p>103554039034410</text:p>
          </table:table-cell>
          <table:table-cell office:value-type="float" office:value="8344992" calcext:value-type="float">
            <text:p>8344992</text:p>
          </table:table-cell>
          <table:table-cell office:value-type="float" office:value="341898138473813" calcext:value-type="float">
            <text:p>34189813847381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39403" calcext:value-type="float">
            <text:p>238344099439403</text:p>
          </table:table-cell>
        </table:table-row>
        <table:table-row table:style-name="ro1">
          <table:table-cell office:value-type="float" office:value="103554061586428" calcext:value-type="float">
            <text:p>103554061586428</text:p>
          </table:table-cell>
          <table:table-cell office:value-type="float" office:value="22552018" calcext:value-type="float">
            <text:p>22552018</text:p>
          </table:table-cell>
          <table:table-cell office:value-type="float" office:value="341898146896664" calcext:value-type="float">
            <text:p>341898146896664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85310236" calcext:value-type="float">
            <text:p>238344085310236</text:p>
          </table:table-cell>
        </table:table-row>
        <table:table-row table:style-name="ro1">
          <table:table-cell office:value-type="float" office:value="103554064342492" calcext:value-type="float">
            <text:p>103554064342492</text:p>
          </table:table-cell>
          <table:table-cell office:value-type="float" office:value="2756064" calcext:value-type="float">
            <text:p>2756064</text:p>
          </table:table-cell>
          <table:table-cell office:value-type="float" office:value="341898155258481" calcext:value-type="float">
            <text:p>341898155258481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0915989" calcext:value-type="float">
            <text:p>238344090915989</text:p>
          </table:table-cell>
        </table:table-row>
        <table:table-row table:style-name="ro1">
          <table:table-cell office:value-type="float" office:value="103554085405795" calcext:value-type="float">
            <text:p>103554085405795</text:p>
          </table:table-cell>
          <table:table-cell office:value-type="float" office:value="21063303" calcext:value-type="float">
            <text:p>21063303</text:p>
          </table:table-cell>
          <table:table-cell office:value-type="float" office:value="341898163650815" calcext:value-type="float">
            <text:p>34189816365081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8245020" calcext:value-type="float">
            <text:p>238344078245020</text:p>
          </table:table-cell>
        </table:table-row>
        <table:table-row table:style-name="ro1">
          <table:table-cell office:value-type="float" office:value="103554086191888" calcext:value-type="float">
            <text:p>103554086191888</text:p>
          </table:table-cell>
          <table:table-cell office:value-type="float" office:value="786093" calcext:value-type="float">
            <text:p>786093</text:p>
          </table:table-cell>
          <table:table-cell office:value-type="float" office:value="341898172073666" calcext:value-type="float">
            <text:p>341898172073666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85881778" calcext:value-type="float">
            <text:p>238344085881778</text:p>
          </table:table-cell>
        </table:table-row>
        <table:table-row table:style-name="ro1">
          <table:table-cell office:value-type="float" office:value="103554087019129" calcext:value-type="float">
            <text:p>103554087019129</text:p>
          </table:table-cell>
          <table:table-cell office:value-type="float" office:value="827241" calcext:value-type="float">
            <text:p>827241</text:p>
          </table:table-cell>
          <table:table-cell office:value-type="float" office:value="341898180435483" calcext:value-type="float">
            <text:p>341898180435483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3416354" calcext:value-type="float">
            <text:p>238344093416354</text:p>
          </table:table-cell>
        </table:table-row>
        <table:table-row table:style-name="ro1">
          <table:table-cell office:value-type="float" office:value="103554090086520" calcext:value-type="float">
            <text:p>103554090086520</text:p>
          </table:table-cell>
          <table:table-cell office:value-type="float" office:value="3067391" calcext:value-type="float">
            <text:p>3067391</text:p>
          </table:table-cell>
          <table:table-cell office:value-type="float" office:value="341898188827817" calcext:value-type="float">
            <text:p>34189818882781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41297" calcext:value-type="float">
            <text:p>238344098741297</text:p>
          </table:table-cell>
        </table:table-row>
        <table:table-row table:style-name="ro1">
          <table:table-cell office:value-type="float" office:value="103554097592980" calcext:value-type="float">
            <text:p>103554097592980</text:p>
          </table:table-cell>
          <table:table-cell office:value-type="float" office:value="7506460" calcext:value-type="float">
            <text:p>7506460</text:p>
          </table:table-cell>
          <table:table-cell office:value-type="float" office:value="341898197220151" calcext:value-type="float">
            <text:p>34189819722015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627171" calcext:value-type="float">
            <text:p>238344099627171</text:p>
          </table:table-cell>
        </table:table-row>
        <table:table-row table:style-name="ro1">
          <table:table-cell office:value-type="float" office:value="103554106155263" calcext:value-type="float">
            <text:p>103554106155263</text:p>
          </table:table-cell>
          <table:table-cell office:value-type="float" office:value="8562283" calcext:value-type="float">
            <text:p>8562283</text:p>
          </table:table-cell>
          <table:table-cell office:value-type="float" office:value="341898205643002" calcext:value-type="float">
            <text:p>341898205643002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487739" calcext:value-type="float">
            <text:p>238344099487739</text:p>
          </table:table-cell>
        </table:table-row>
        <table:table-row table:style-name="ro1">
          <table:table-cell office:value-type="float" office:value="103554114386990" calcext:value-type="float">
            <text:p>103554114386990</text:p>
          </table:table-cell>
          <table:table-cell office:value-type="float" office:value="8231727" calcext:value-type="float">
            <text:p>8231727</text:p>
          </table:table-cell>
          <table:table-cell office:value-type="float" office:value="341898214004819" calcext:value-type="float">
            <text:p>341898214004819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9617829" calcext:value-type="float">
            <text:p>238344099617829</text:p>
          </table:table-cell>
        </table:table-row>
        <table:table-row table:style-name="ro1">
          <table:table-cell office:value-type="float" office:value="103554122838292" calcext:value-type="float">
            <text:p>103554122838292</text:p>
          </table:table-cell>
          <table:table-cell office:value-type="float" office:value="8451302" calcext:value-type="float">
            <text:p>8451302</text:p>
          </table:table-cell>
          <table:table-cell office:value-type="float" office:value="341898222397153" calcext:value-type="float">
            <text:p>34189822239715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58861" calcext:value-type="float">
            <text:p>238344099558861</text:p>
          </table:table-cell>
        </table:table-row>
        <table:table-row table:style-name="ro1">
          <table:table-cell office:value-type="float" office:value="103554131193906" calcext:value-type="float">
            <text:p>103554131193906</text:p>
          </table:table-cell>
          <table:table-cell office:value-type="float" office:value="8355614" calcext:value-type="float">
            <text:p>8355614</text:p>
          </table:table-cell>
          <table:table-cell office:value-type="float" office:value="341898230789487" calcext:value-type="float">
            <text:p>34189823078948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95581" calcext:value-type="float">
            <text:p>238344099595581</text:p>
          </table:table-cell>
        </table:table-row>
        <table:table-row table:style-name="ro1">
          <table:table-cell office:value-type="float" office:value="103554139725828" calcext:value-type="float">
            <text:p>103554139725828</text:p>
          </table:table-cell>
          <table:table-cell office:value-type="float" office:value="8531922" calcext:value-type="float">
            <text:p>8531922</text:p>
          </table:table-cell>
          <table:table-cell office:value-type="float" office:value="341898239181821" calcext:value-type="float">
            <text:p>34189823918182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55993" calcext:value-type="float">
            <text:p>238344099455993</text:p>
          </table:table-cell>
        </table:table-row>
        <table:table-row table:style-name="ro1">
          <table:table-cell office:value-type="float" office:value="103554148044578" calcext:value-type="float">
            <text:p>103554148044578</text:p>
          </table:table-cell>
          <table:table-cell office:value-type="float" office:value="8318750" calcext:value-type="float">
            <text:p>8318750</text:p>
          </table:table-cell>
          <table:table-cell office:value-type="float" office:value="341898247574155" calcext:value-type="float">
            <text:p>34189824757415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29577" calcext:value-type="float">
            <text:p>238344099529577</text:p>
          </table:table-cell>
        </table:table-row>
        <table:table-row table:style-name="ro1">
          <table:table-cell office:value-type="float" office:value="103554156221799" calcext:value-type="float">
            <text:p>103554156221799</text:p>
          </table:table-cell>
          <table:table-cell office:value-type="float" office:value="8177221" calcext:value-type="float">
            <text:p>8177221</text:p>
          </table:table-cell>
          <table:table-cell office:value-type="float" office:value="341898255966489" calcext:value-type="float">
            <text:p>34189825596648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744690" calcext:value-type="float">
            <text:p>238344099744690</text:p>
          </table:table-cell>
        </table:table-row>
        <table:table-row table:style-name="ro1">
          <table:table-cell office:value-type="float" office:value="103554164923362" calcext:value-type="float">
            <text:p>103554164923362</text:p>
          </table:table-cell>
          <table:table-cell office:value-type="float" office:value="8701563" calcext:value-type="float">
            <text:p>8701563</text:p>
          </table:table-cell>
          <table:table-cell office:value-type="float" office:value="341898264389340" calcext:value-type="float">
            <text:p>341898264389340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465978" calcext:value-type="float">
            <text:p>238344099465978</text:p>
          </table:table-cell>
        </table:table-row>
        <table:table-row table:style-name="ro1">
          <table:table-cell office:value-type="float" office:value="103554174401219" calcext:value-type="float">
            <text:p>103554174401219</text:p>
          </table:table-cell>
          <table:table-cell office:value-type="float" office:value="9477857" calcext:value-type="float">
            <text:p>9477857</text:p>
          </table:table-cell>
          <table:table-cell office:value-type="float" office:value="341898272781674" calcext:value-type="float">
            <text:p>34189827278167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380455" calcext:value-type="float">
            <text:p>238344098380455</text:p>
          </table:table-cell>
        </table:table-row>
        <table:table-row table:style-name="ro1">
          <table:table-cell office:value-type="float" office:value="103554182689380" calcext:value-type="float">
            <text:p>103554182689380</text:p>
          </table:table-cell>
          <table:table-cell office:value-type="float" office:value="8288161" calcext:value-type="float">
            <text:p>8288161</text:p>
          </table:table-cell>
          <table:table-cell office:value-type="float" office:value="341898281174008" calcext:value-type="float">
            <text:p>34189828117400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484628" calcext:value-type="float">
            <text:p>238344098484628</text:p>
          </table:table-cell>
        </table:table-row>
        <table:table-row table:style-name="ro1">
          <table:table-cell office:value-type="float" office:value="103554190828798" calcext:value-type="float">
            <text:p>103554190828798</text:p>
          </table:table-cell>
          <table:table-cell office:value-type="float" office:value="8139418" calcext:value-type="float">
            <text:p>8139418</text:p>
          </table:table-cell>
          <table:table-cell office:value-type="float" office:value="341898289566342" calcext:value-type="float">
            <text:p>34189828956634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37544" calcext:value-type="float">
            <text:p>238344098737544</text:p>
          </table:table-cell>
        </table:table-row>
        <table:table-row table:style-name="ro1">
          <table:table-cell office:value-type="float" office:value="103554199467834" calcext:value-type="float">
            <text:p>103554199467834</text:p>
          </table:table-cell>
          <table:table-cell office:value-type="float" office:value="8639036" calcext:value-type="float">
            <text:p>8639036</text:p>
          </table:table-cell>
          <table:table-cell office:value-type="float" office:value="341898297928159" calcext:value-type="float">
            <text:p>341898297928159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8460325" calcext:value-type="float">
            <text:p>238344098460325</text:p>
          </table:table-cell>
        </table:table-row>
        <table:table-row table:style-name="ro1">
          <table:table-cell office:value-type="float" office:value="103554207729438" calcext:value-type="float">
            <text:p>103554207729438</text:p>
          </table:table-cell>
          <table:table-cell office:value-type="float" office:value="8261604" calcext:value-type="float">
            <text:p>8261604</text:p>
          </table:table-cell>
          <table:table-cell office:value-type="float" office:value="341898306320493" calcext:value-type="float">
            <text:p>3418983063204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591055" calcext:value-type="float">
            <text:p>238344098591055</text:p>
          </table:table-cell>
        </table:table-row>
        <table:table-row table:style-name="ro1">
          <table:table-cell office:value-type="float" office:value="103554216323595" calcext:value-type="float">
            <text:p>103554216323595</text:p>
          </table:table-cell>
          <table:table-cell office:value-type="float" office:value="8594157" calcext:value-type="float">
            <text:p>8594157</text:p>
          </table:table-cell>
          <table:table-cell office:value-type="float" office:value="341898314743344" calcext:value-type="float">
            <text:p>341898314743344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8419749" calcext:value-type="float">
            <text:p>238344098419749</text:p>
          </table:table-cell>
        </table:table-row>
        <table:table-row table:style-name="ro1">
          <table:table-cell office:value-type="float" office:value="103554224669129" calcext:value-type="float">
            <text:p>103554224669129</text:p>
          </table:table-cell>
          <table:table-cell office:value-type="float" office:value="8345534" calcext:value-type="float">
            <text:p>8345534</text:p>
          </table:table-cell>
          <table:table-cell office:value-type="float" office:value="341898323135678" calcext:value-type="float">
            <text:p>34189832313567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466549" calcext:value-type="float">
            <text:p>238344098466549</text:p>
          </table:table-cell>
        </table:table-row>
        <table:table-row table:style-name="ro1">
          <table:table-cell office:value-type="float" office:value="103554232527776" calcext:value-type="float">
            <text:p>103554232527776</text:p>
          </table:table-cell>
          <table:table-cell office:value-type="float" office:value="7858647" calcext:value-type="float">
            <text:p>7858647</text:p>
          </table:table-cell>
          <table:table-cell office:value-type="float" office:value="341898331558530" calcext:value-type="float">
            <text:p>341898331558530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030754" calcext:value-type="float">
            <text:p>238344099030754</text:p>
          </table:table-cell>
        </table:table-row>
        <table:table-row table:style-name="ro1">
          <table:table-cell office:value-type="float" office:value="103554240755039" calcext:value-type="float">
            <text:p>103554240755039</text:p>
          </table:table-cell>
          <table:table-cell office:value-type="float" office:value="8227263" calcext:value-type="float">
            <text:p>8227263</text:p>
          </table:table-cell>
          <table:table-cell office:value-type="float" office:value="341898339950864" calcext:value-type="float">
            <text:p>34189833995086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95825" calcext:value-type="float">
            <text:p>238344099195825</text:p>
          </table:table-cell>
        </table:table-row>
        <table:table-row table:style-name="ro1">
          <table:table-cell office:value-type="float" office:value="103554249078438" calcext:value-type="float">
            <text:p>103554249078438</text:p>
          </table:table-cell>
          <table:table-cell office:value-type="float" office:value="8323399" calcext:value-type="float">
            <text:p>8323399</text:p>
          </table:table-cell>
          <table:table-cell office:value-type="float" office:value="341898348312680" calcext:value-type="float">
            <text:p>34189834831268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234242" calcext:value-type="float">
            <text:p>238344099234242</text:p>
          </table:table-cell>
        </table:table-row>
        <table:table-row table:style-name="ro1">
          <table:table-cell office:value-type="float" office:value="103554257340078" calcext:value-type="float">
            <text:p>103554257340078</text:p>
          </table:table-cell>
          <table:table-cell office:value-type="float" office:value="8261640" calcext:value-type="float">
            <text:p>8261640</text:p>
          </table:table-cell>
          <table:table-cell office:value-type="float" office:value="341898356674496" calcext:value-type="float">
            <text:p>341898356674496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334418" calcext:value-type="float">
            <text:p>238344099334418</text:p>
          </table:table-cell>
        </table:table-row>
        <table:table-row table:style-name="ro1">
          <table:table-cell office:value-type="float" office:value="103554265666252" calcext:value-type="float">
            <text:p>103554265666252</text:p>
          </table:table-cell>
          <table:table-cell office:value-type="float" office:value="8326174" calcext:value-type="float">
            <text:p>8326174</text:p>
          </table:table-cell>
          <table:table-cell office:value-type="float" office:value="341898365066830" calcext:value-type="float">
            <text:p>34189836506683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00578" calcext:value-type="float">
            <text:p>238344099400578</text:p>
          </table:table-cell>
        </table:table-row>
        <table:table-row table:style-name="ro1">
          <table:table-cell office:value-type="float" office:value="103554273937045" calcext:value-type="float">
            <text:p>103554273937045</text:p>
          </table:table-cell>
          <table:table-cell office:value-type="float" office:value="8270793" calcext:value-type="float">
            <text:p>8270793</text:p>
          </table:table-cell>
          <table:table-cell office:value-type="float" office:value="341898373459164" calcext:value-type="float">
            <text:p>34189837345916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22119" calcext:value-type="float">
            <text:p>238344099522119</text:p>
          </table:table-cell>
        </table:table-row>
        <table:table-row table:style-name="ro1">
          <table:table-cell office:value-type="float" office:value="103554282585602" calcext:value-type="float">
            <text:p>103554282585602</text:p>
          </table:table-cell>
          <table:table-cell office:value-type="float" office:value="8648557" calcext:value-type="float">
            <text:p>8648557</text:p>
          </table:table-cell>
          <table:table-cell office:value-type="float" office:value="341898381851498" calcext:value-type="float">
            <text:p>34189838185149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265896" calcext:value-type="float">
            <text:p>238344099265896</text:p>
          </table:table-cell>
        </table:table-row>
        <table:table-row table:style-name="ro1">
          <table:table-cell office:value-type="float" office:value="103554293997019" calcext:value-type="float">
            <text:p>103554293997019</text:p>
          </table:table-cell>
          <table:table-cell office:value-type="float" office:value="11411417" calcext:value-type="float">
            <text:p>11411417</text:p>
          </table:table-cell>
          <table:table-cell office:value-type="float" office:value="341898390243832" calcext:value-type="float">
            <text:p>34189839024383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246813" calcext:value-type="float">
            <text:p>238344096246813</text:p>
          </table:table-cell>
        </table:table-row>
        <table:table-row table:style-name="ro1">
          <table:table-cell office:value-type="float" office:value="103554302073364" calcext:value-type="float">
            <text:p>103554302073364</text:p>
          </table:table-cell>
          <table:table-cell office:value-type="float" office:value="8076345" calcext:value-type="float">
            <text:p>8076345</text:p>
          </table:table-cell>
          <table:table-cell office:value-type="float" office:value="341898398666684" calcext:value-type="float">
            <text:p>341898398666684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593320" calcext:value-type="float">
            <text:p>238344096593320</text:p>
          </table:table-cell>
        </table:table-row>
        <table:table-row table:style-name="ro1">
          <table:table-cell office:value-type="float" office:value="103554310363229" calcext:value-type="float">
            <text:p>103554310363229</text:p>
          </table:table-cell>
          <table:table-cell office:value-type="float" office:value="8289865" calcext:value-type="float">
            <text:p>8289865</text:p>
          </table:table-cell>
          <table:table-cell office:value-type="float" office:value="341898407089536" calcext:value-type="float">
            <text:p>341898407089536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726307" calcext:value-type="float">
            <text:p>238344096726307</text:p>
          </table:table-cell>
        </table:table-row>
        <table:table-row table:style-name="ro1">
          <table:table-cell office:value-type="float" office:value="103554318870938" calcext:value-type="float">
            <text:p>103554318870938</text:p>
          </table:table-cell>
          <table:table-cell office:value-type="float" office:value="8507709" calcext:value-type="float">
            <text:p>8507709</text:p>
          </table:table-cell>
          <table:table-cell office:value-type="float" office:value="341898415451352" calcext:value-type="float">
            <text:p>34189841545135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6580414" calcext:value-type="float">
            <text:p>238344096580414</text:p>
          </table:table-cell>
        </table:table-row>
        <table:table-row table:style-name="ro1">
          <table:table-cell office:value-type="float" office:value="103554326899564" calcext:value-type="float">
            <text:p>103554326899564</text:p>
          </table:table-cell>
          <table:table-cell office:value-type="float" office:value="8028626" calcext:value-type="float">
            <text:p>8028626</text:p>
          </table:table-cell>
          <table:table-cell office:value-type="float" office:value="341898423813168" calcext:value-type="float">
            <text:p>341898423813168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6913604" calcext:value-type="float">
            <text:p>238344096913604</text:p>
          </table:table-cell>
        </table:table-row>
        <table:table-row table:style-name="ro1">
          <table:table-cell office:value-type="float" office:value="103554335794458" calcext:value-type="float">
            <text:p>103554335794458</text:p>
          </table:table-cell>
          <table:table-cell office:value-type="float" office:value="8894894" calcext:value-type="float">
            <text:p>8894894</text:p>
          </table:table-cell>
          <table:table-cell office:value-type="float" office:value="341898432358090" calcext:value-type="float">
            <text:p>341898432358090</text:p>
          </table:table-cell>
          <table:table-cell office:value-type="float" office:value="8544922" calcext:value-type="float">
            <text:p>8544922</text:p>
          </table:table-cell>
          <table:table-cell office:value-type="float" office:value="238344096563632" calcext:value-type="float">
            <text:p>238344096563632</text:p>
          </table:table-cell>
        </table:table-row>
        <table:table-row table:style-name="ro1">
          <table:table-cell office:value-type="float" office:value="103554344029411" calcext:value-type="float">
            <text:p>103554344029411</text:p>
          </table:table-cell>
          <table:table-cell office:value-type="float" office:value="8234953" calcext:value-type="float">
            <text:p>8234953</text:p>
          </table:table-cell>
          <table:table-cell office:value-type="float" office:value="341898440628354" calcext:value-type="float">
            <text:p>341898440628354</text:p>
          </table:table-cell>
          <table:table-cell office:value-type="float" office:value="8270264" calcext:value-type="float">
            <text:p>8270264</text:p>
          </table:table-cell>
          <table:table-cell office:value-type="float" office:value="238344096598943" calcext:value-type="float">
            <text:p>238344096598943</text:p>
          </table:table-cell>
        </table:table-row>
        <table:table-row table:style-name="ro1">
          <table:table-cell office:value-type="float" office:value="103554352469802" calcext:value-type="float">
            <text:p>103554352469802</text:p>
          </table:table-cell>
          <table:table-cell office:value-type="float" office:value="8440391" calcext:value-type="float">
            <text:p>8440391</text:p>
          </table:table-cell>
          <table:table-cell office:value-type="float" office:value="341898449020688" calcext:value-type="float">
            <text:p>34189844902068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550886" calcext:value-type="float">
            <text:p>238344096550886</text:p>
          </table:table-cell>
        </table:table-row>
        <table:table-row table:style-name="ro1">
          <table:table-cell office:value-type="float" office:value="103554360527907" calcext:value-type="float">
            <text:p>103554360527907</text:p>
          </table:table-cell>
          <table:table-cell office:value-type="float" office:value="8058105" calcext:value-type="float">
            <text:p>8058105</text:p>
          </table:table-cell>
          <table:table-cell office:value-type="float" office:value="341898457443539" calcext:value-type="float">
            <text:p>34189845744353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6915632" calcext:value-type="float">
            <text:p>238344096915632</text:p>
          </table:table-cell>
        </table:table-row>
        <table:table-row table:style-name="ro1">
          <table:table-cell office:value-type="float" office:value="103554369204966" calcext:value-type="float">
            <text:p>103554369204966</text:p>
          </table:table-cell>
          <table:table-cell office:value-type="float" office:value="8677059" calcext:value-type="float">
            <text:p>8677059</text:p>
          </table:table-cell>
          <table:table-cell office:value-type="float" office:value="341898465835873" calcext:value-type="float">
            <text:p>3418984658358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630907" calcext:value-type="float">
            <text:p>238344096630907</text:p>
          </table:table-cell>
        </table:table-row>
        <table:table-row table:style-name="ro1">
          <table:table-cell office:value-type="float" office:value="103554377370038" calcext:value-type="float">
            <text:p>103554377370038</text:p>
          </table:table-cell>
          <table:table-cell office:value-type="float" office:value="8165072" calcext:value-type="float">
            <text:p>8165072</text:p>
          </table:table-cell>
          <table:table-cell office:value-type="float" office:value="341898474197690" calcext:value-type="float">
            <text:p>34189847419769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6827652" calcext:value-type="float">
            <text:p>238344096827652</text:p>
          </table:table-cell>
        </table:table-row>
        <table:table-row table:style-name="ro1">
          <table:table-cell office:value-type="float" office:value="103554389561046" calcext:value-type="float">
            <text:p>103554389561046</text:p>
          </table:table-cell>
          <table:table-cell office:value-type="float" office:value="12191008" calcext:value-type="float">
            <text:p>12191008</text:p>
          </table:table-cell>
          <table:table-cell office:value-type="float" office:value="341898482559506" calcext:value-type="float">
            <text:p>341898482559506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2998460" calcext:value-type="float">
            <text:p>238344092998460</text:p>
          </table:table-cell>
        </table:table-row>
        <table:table-row table:style-name="ro1">
          <table:table-cell office:value-type="float" office:value="103554396047525" calcext:value-type="float">
            <text:p>103554396047525</text:p>
          </table:table-cell>
          <table:table-cell office:value-type="float" office:value="6486479" calcext:value-type="float">
            <text:p>6486479</text:p>
          </table:table-cell>
          <table:table-cell office:value-type="float" office:value="341898491165463" calcext:value-type="float">
            <text:p>341898491165463</text:p>
          </table:table-cell>
          <table:table-cell office:value-type="float" office:value="8605957" calcext:value-type="float">
            <text:p>8605957</text:p>
          </table:table-cell>
          <table:table-cell office:value-type="float" office:value="238344095117938" calcext:value-type="float">
            <text:p>238344095117938</text:p>
          </table:table-cell>
        </table:table-row>
        <table:table-row table:style-name="ro1">
          <table:table-cell office:value-type="float" office:value="103554402787347" calcext:value-type="float">
            <text:p>103554402787347</text:p>
          </table:table-cell>
          <table:table-cell office:value-type="float" office:value="6739822" calcext:value-type="float">
            <text:p>6739822</text:p>
          </table:table-cell>
          <table:table-cell office:value-type="float" office:value="341898499344174" calcext:value-type="float">
            <text:p>341898499344174</text:p>
          </table:table-cell>
          <table:table-cell office:value-type="float" office:value="8178711" calcext:value-type="float">
            <text:p>8178711</text:p>
          </table:table-cell>
          <table:table-cell office:value-type="float" office:value="238344096556827" calcext:value-type="float">
            <text:p>238344096556827</text:p>
          </table:table-cell>
        </table:table-row>
        <table:table-row table:style-name="ro1">
          <table:table-cell office:value-type="float" office:value="103554411014483" calcext:value-type="float">
            <text:p>103554411014483</text:p>
          </table:table-cell>
          <table:table-cell office:value-type="float" office:value="8227136" calcext:value-type="float">
            <text:p>8227136</text:p>
          </table:table-cell>
          <table:table-cell office:value-type="float" office:value="341898507767026" calcext:value-type="float">
            <text:p>341898507767026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752543" calcext:value-type="float">
            <text:p>238344096752543</text:p>
          </table:table-cell>
        </table:table-row>
        <table:table-row table:style-name="ro1">
          <table:table-cell office:value-type="float" office:value="103554416281215" calcext:value-type="float">
            <text:p>103554416281215</text:p>
          </table:table-cell>
          <table:table-cell office:value-type="float" office:value="5266732" calcext:value-type="float">
            <text:p>5266732</text:p>
          </table:table-cell>
          <table:table-cell office:value-type="float" office:value="341898516128842" calcext:value-type="float">
            <text:p>34189851612884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847627" calcext:value-type="float">
            <text:p>238344099847627</text:p>
          </table:table-cell>
        </table:table-row>
        <table:table-row table:style-name="ro1">
          <table:table-cell office:value-type="float" office:value="103554424485017" calcext:value-type="float">
            <text:p>103554424485017</text:p>
          </table:table-cell>
          <table:table-cell office:value-type="float" office:value="8203802" calcext:value-type="float">
            <text:p>8203802</text:p>
          </table:table-cell>
          <table:table-cell office:value-type="float" office:value="341898524521176" calcext:value-type="float">
            <text:p>34189852452117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36159" calcext:value-type="float">
            <text:p>238344100036159</text:p>
          </table:table-cell>
        </table:table-row>
        <table:table-row table:style-name="ro1">
          <table:table-cell office:value-type="float" office:value="103554432970700" calcext:value-type="float">
            <text:p>103554432970700</text:p>
          </table:table-cell>
          <table:table-cell office:value-type="float" office:value="8485683" calcext:value-type="float">
            <text:p>8485683</text:p>
          </table:table-cell>
          <table:table-cell office:value-type="float" office:value="341898532913510" calcext:value-type="float">
            <text:p>34189853291351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42810" calcext:value-type="float">
            <text:p>238344099942810</text:p>
          </table:table-cell>
        </table:table-row>
        <table:table-row table:style-name="ro1">
          <table:table-cell office:value-type="float" office:value="103554441200383" calcext:value-type="float">
            <text:p>103554441200383</text:p>
          </table:table-cell>
          <table:table-cell office:value-type="float" office:value="8229683" calcext:value-type="float">
            <text:p>8229683</text:p>
          </table:table-cell>
          <table:table-cell office:value-type="float" office:value="341898541305844" calcext:value-type="float">
            <text:p>34189854130584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105461" calcext:value-type="float">
            <text:p>238344100105461</text:p>
          </table:table-cell>
        </table:table-row>
        <table:table-row table:style-name="ro1">
          <table:table-cell office:value-type="float" office:value="103554449978441" calcext:value-type="float">
            <text:p>103554449978441</text:p>
          </table:table-cell>
          <table:table-cell office:value-type="float" office:value="8778058" calcext:value-type="float">
            <text:p>8778058</text:p>
          </table:table-cell>
          <table:table-cell office:value-type="float" office:value="341898549942319" calcext:value-type="float">
            <text:p>341898549942319</text:p>
          </table:table-cell>
          <table:table-cell office:value-type="float" office:value="8636475" calcext:value-type="float">
            <text:p>8636475</text:p>
          </table:table-cell>
          <table:table-cell office:value-type="float" office:value="238344099963878" calcext:value-type="float">
            <text:p>238344099963878</text:p>
          </table:table-cell>
        </table:table-row>
        <table:table-row table:style-name="ro1">
          <table:table-cell office:value-type="float" office:value="103554458621312" calcext:value-type="float">
            <text:p>103554458621312</text:p>
          </table:table-cell>
          <table:table-cell office:value-type="float" office:value="8642871" calcext:value-type="float">
            <text:p>8642871</text:p>
          </table:table-cell>
          <table:table-cell office:value-type="float" office:value="341898558121030" calcext:value-type="float">
            <text:p>341898558121030</text:p>
          </table:table-cell>
          <table:table-cell office:value-type="float" office:value="8178711" calcext:value-type="float">
            <text:p>8178711</text:p>
          </table:table-cell>
          <table:table-cell office:value-type="float" office:value="238344099499718" calcext:value-type="float">
            <text:p>238344099499718</text:p>
          </table:table-cell>
        </table:table-row>
        <table:table-row table:style-name="ro1">
          <table:table-cell office:value-type="float" office:value="103554470491708" calcext:value-type="float">
            <text:p>103554470491708</text:p>
          </table:table-cell>
          <table:table-cell office:value-type="float" office:value="11870396" calcext:value-type="float">
            <text:p>11870396</text:p>
          </table:table-cell>
          <table:table-cell office:value-type="float" office:value="341898566543881" calcext:value-type="float">
            <text:p>341898566543881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6052173" calcext:value-type="float">
            <text:p>238344096052173</text:p>
          </table:table-cell>
        </table:table-row>
        <table:table-row table:style-name="ro1">
          <table:table-cell office:value-type="float" office:value="103554487409684" calcext:value-type="float">
            <text:p>103554487409684</text:p>
          </table:table-cell>
          <table:table-cell office:value-type="float" office:value="16917976" calcext:value-type="float">
            <text:p>16917976</text:p>
          </table:table-cell>
          <table:table-cell office:value-type="float" office:value="341898574936215" calcext:value-type="float">
            <text:p>34189857493621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7526531" calcext:value-type="float">
            <text:p>238344087526531</text:p>
          </table:table-cell>
        </table:table-row>
        <table:table-row table:style-name="ro1">
          <table:table-cell office:value-type="float" office:value="103554490521833" calcext:value-type="float">
            <text:p>103554490521833</text:p>
          </table:table-cell>
          <table:table-cell office:value-type="float" office:value="3112149" calcext:value-type="float">
            <text:p>3112149</text:p>
          </table:table-cell>
          <table:table-cell office:value-type="float" office:value="341898583298032" calcext:value-type="float">
            <text:p>341898583298032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2776199" calcext:value-type="float">
            <text:p>238344092776199</text:p>
          </table:table-cell>
        </table:table-row>
        <table:table-row table:style-name="ro1">
          <table:table-cell office:value-type="float" office:value="103554496775384" calcext:value-type="float">
            <text:p>103554496775384</text:p>
          </table:table-cell>
          <table:table-cell office:value-type="float" office:value="6253551" calcext:value-type="float">
            <text:p>6253551</text:p>
          </table:table-cell>
          <table:table-cell office:value-type="float" office:value="341898591659848" calcext:value-type="float">
            <text:p>341898591659848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884464" calcext:value-type="float">
            <text:p>238344094884464</text:p>
          </table:table-cell>
        </table:table-row>
        <table:table-row table:style-name="ro1">
          <table:table-cell office:value-type="float" office:value="103554500520333" calcext:value-type="float">
            <text:p>103554500520333</text:p>
          </table:table-cell>
          <table:table-cell office:value-type="float" office:value="3744949" calcext:value-type="float">
            <text:p>3744949</text:p>
          </table:table-cell>
          <table:table-cell office:value-type="float" office:value="341898600052182" calcext:value-type="float">
            <text:p>34189860005218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31849" calcext:value-type="float">
            <text:p>238344099531849</text:p>
          </table:table-cell>
        </table:table-row>
        <table:table-row table:style-name="ro1">
          <table:table-cell office:value-type="float" office:value="103554509199273" calcext:value-type="float">
            <text:p>103554509199273</text:p>
          </table:table-cell>
          <table:table-cell office:value-type="float" office:value="8678940" calcext:value-type="float">
            <text:p>8678940</text:p>
          </table:table-cell>
          <table:table-cell office:value-type="float" office:value="341898608749692" calcext:value-type="float">
            <text:p>341898608749692</text:p>
          </table:table-cell>
          <table:table-cell office:value-type="float" office:value="8697510" calcext:value-type="float">
            <text:p>8697510</text:p>
          </table:table-cell>
          <table:table-cell office:value-type="float" office:value="238344099550419" calcext:value-type="float">
            <text:p>238344099550419</text:p>
          </table:table-cell>
        </table:table-row>
        <table:table-row table:style-name="ro1">
          <table:table-cell office:value-type="float" office:value="103554532356999" calcext:value-type="float">
            <text:p>103554532356999</text:p>
          </table:table-cell>
          <table:table-cell office:value-type="float" office:value="23157726" calcext:value-type="float">
            <text:p>23157726</text:p>
          </table:table-cell>
          <table:table-cell office:value-type="float" office:value="341898616836850" calcext:value-type="float">
            <text:p>341898616836850</text:p>
          </table:table-cell>
          <table:table-cell office:value-type="float" office:value="8087158" calcext:value-type="float">
            <text:p>8087158</text:p>
          </table:table-cell>
          <table:table-cell office:value-type="float" office:value="238344084479851" calcext:value-type="float">
            <text:p>238344084479851</text:p>
          </table:table-cell>
        </table:table-row>
        <table:table-row table:style-name="ro1">
          <table:table-cell office:value-type="float" office:value="103554533865921" calcext:value-type="float">
            <text:p>103554533865921</text:p>
          </table:table-cell>
          <table:table-cell office:value-type="float" office:value="1508922" calcext:value-type="float">
            <text:p>1508922</text:p>
          </table:table-cell>
          <table:table-cell office:value-type="float" office:value="341898625259702" calcext:value-type="float">
            <text:p>341898625259702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1393781" calcext:value-type="float">
            <text:p>238344091393781</text:p>
          </table:table-cell>
        </table:table-row>
        <table:table-row table:style-name="ro1">
          <table:table-cell office:value-type="float" office:value="103554573804422" calcext:value-type="float">
            <text:p>103554573804422</text:p>
          </table:table-cell>
          <table:table-cell office:value-type="float" office:value="39938501" calcext:value-type="float">
            <text:p>39938501</text:p>
          </table:table-cell>
          <table:table-cell office:value-type="float" office:value="341898633621518" calcext:value-type="float">
            <text:p>341898633621518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59817096" calcext:value-type="float">
            <text:p>238344059817096</text:p>
          </table:table-cell>
        </table:table-row>
        <table:table-row table:style-name="ro1">
          <table:table-cell office:value-type="float" office:value="103554579578388" calcext:value-type="float">
            <text:p>103554579578388</text:p>
          </table:table-cell>
          <table:table-cell office:value-type="float" office:value="5773966" calcext:value-type="float">
            <text:p>5773966</text:p>
          </table:table-cell>
          <table:table-cell office:value-type="float" office:value="341898642044370" calcext:value-type="float">
            <text:p>341898642044370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62465982" calcext:value-type="float">
            <text:p>238344062465982</text:p>
          </table:table-cell>
        </table:table-row>
        <table:table-row table:style-name="ro1">
          <table:table-cell office:value-type="float" office:value="103554580366858" calcext:value-type="float">
            <text:p>103554580366858</text:p>
          </table:table-cell>
          <table:table-cell office:value-type="float" office:value="788470" calcext:value-type="float">
            <text:p>788470</text:p>
          </table:table-cell>
          <table:table-cell office:value-type="float" office:value="341898650406186" calcext:value-type="float">
            <text:p>341898650406186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70039328" calcext:value-type="float">
            <text:p>238344070039328</text:p>
          </table:table-cell>
        </table:table-row>
        <table:table-row table:style-name="ro1">
          <table:table-cell office:value-type="float" office:value="103554592730052" calcext:value-type="float">
            <text:p>103554592730052</text:p>
          </table:table-cell>
          <table:table-cell office:value-type="float" office:value="12363194" calcext:value-type="float">
            <text:p>12363194</text:p>
          </table:table-cell>
          <table:table-cell office:value-type="float" office:value="341898658768002" calcext:value-type="float">
            <text:p>34189865876800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6037950" calcext:value-type="float">
            <text:p>238344066037950</text:p>
          </table:table-cell>
        </table:table-row>
        <table:table-row table:style-name="ro1">
          <table:table-cell office:value-type="float" office:value="103554593150360" calcext:value-type="float">
            <text:p>103554593150360</text:p>
          </table:table-cell>
          <table:table-cell office:value-type="float" office:value="420308" calcext:value-type="float">
            <text:p>420308</text:p>
          </table:table-cell>
          <table:table-cell office:value-type="float" office:value="341898667862241" calcext:value-type="float">
            <text:p>341898667862241</text:p>
          </table:table-cell>
          <table:table-cell office:value-type="float" office:value="9094239" calcext:value-type="float">
            <text:p>9094239</text:p>
          </table:table-cell>
          <table:table-cell office:value-type="float" office:value="238344074711881" calcext:value-type="float">
            <text:p>238344074711881</text:p>
          </table:table-cell>
        </table:table-row>
        <table:table-row table:style-name="ro1">
          <table:table-cell office:value-type="float" office:value="103554593692617" calcext:value-type="float">
            <text:p>103554593692617</text:p>
          </table:table-cell>
          <table:table-cell office:value-type="float" office:value="542257" calcext:value-type="float">
            <text:p>542257</text:p>
          </table:table-cell>
          <table:table-cell office:value-type="float" office:value="341898675552670" calcext:value-type="float">
            <text:p>341898675552670</text:p>
          </table:table-cell>
          <table:table-cell office:value-type="float" office:value="7690429" calcext:value-type="float">
            <text:p>7690429</text:p>
          </table:table-cell>
          <table:table-cell office:value-type="float" office:value="238344081860053" calcext:value-type="float">
            <text:p>238344081860053</text:p>
          </table:table-cell>
        </table:table-row>
        <table:table-row table:style-name="ro1">
          <table:table-cell office:value-type="float" office:value="103554594162803" calcext:value-type="float">
            <text:p>103554594162803</text:p>
          </table:table-cell>
          <table:table-cell office:value-type="float" office:value="470186" calcext:value-type="float">
            <text:p>470186</text:p>
          </table:table-cell>
          <table:table-cell office:value-type="float" office:value="341898683975522" calcext:value-type="float">
            <text:p>341898683975522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89812719" calcext:value-type="float">
            <text:p>238344089812719</text:p>
          </table:table-cell>
        </table:table-row>
        <table:table-row table:style-name="ro1">
          <table:table-cell office:value-type="float" office:value="103554594527807" calcext:value-type="float">
            <text:p>103554594527807</text:p>
          </table:table-cell>
          <table:table-cell office:value-type="float" office:value="365004" calcext:value-type="float">
            <text:p>365004</text:p>
          </table:table-cell>
          <table:table-cell office:value-type="float" office:value="341898692367856" calcext:value-type="float">
            <text:p>34189869236785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840049" calcext:value-type="float">
            <text:p>238344097840049</text:p>
          </table:table-cell>
        </table:table-row>
        <table:table-row table:style-name="ro1">
          <table:table-cell office:value-type="float" office:value="103554601357259" calcext:value-type="float">
            <text:p>103554601357259</text:p>
          </table:table-cell>
          <table:table-cell office:value-type="float" office:value="6829452" calcext:value-type="float">
            <text:p>6829452</text:p>
          </table:table-cell>
          <table:table-cell office:value-type="float" office:value="341898700729672" calcext:value-type="float">
            <text:p>34189870072967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372413" calcext:value-type="float">
            <text:p>238344099372413</text:p>
          </table:table-cell>
        </table:table-row>
        <table:table-row table:style-name="ro1">
          <table:table-cell office:value-type="float" office:value="103554609773782" calcext:value-type="float">
            <text:p>103554609773782</text:p>
          </table:table-cell>
          <table:table-cell office:value-type="float" office:value="8416523" calcext:value-type="float">
            <text:p>8416523</text:p>
          </table:table-cell>
          <table:table-cell office:value-type="float" office:value="341898709122006" calcext:value-type="float">
            <text:p>34189870912200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348224" calcext:value-type="float">
            <text:p>238344099348224</text:p>
          </table:table-cell>
        </table:table-row>
        <table:table-row table:style-name="ro1">
          <table:table-cell office:value-type="float" office:value="103554617991870" calcext:value-type="float">
            <text:p>103554617991870</text:p>
          </table:table-cell>
          <table:table-cell office:value-type="float" office:value="8218088" calcext:value-type="float">
            <text:p>8218088</text:p>
          </table:table-cell>
          <table:table-cell office:value-type="float" office:value="341898717514340" calcext:value-type="float">
            <text:p>34189871751434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22470" calcext:value-type="float">
            <text:p>238344099522470</text:p>
          </table:table-cell>
        </table:table-row>
        <table:table-row table:style-name="ro1">
          <table:table-cell office:value-type="float" office:value="103554627122268" calcext:value-type="float">
            <text:p>103554627122268</text:p>
          </table:table-cell>
          <table:table-cell office:value-type="float" office:value="9130398" calcext:value-type="float">
            <text:p>9130398</text:p>
          </table:table-cell>
          <table:table-cell office:value-type="float" office:value="341898726578061" calcext:value-type="float">
            <text:p>341898726578061</text:p>
          </table:table-cell>
          <table:table-cell office:value-type="float" office:value="9063721" calcext:value-type="float">
            <text:p>9063721</text:p>
          </table:table-cell>
          <table:table-cell office:value-type="float" office:value="238344099455793" calcext:value-type="float">
            <text:p>238344099455793</text:p>
          </table:table-cell>
        </table:table-row>
        <table:table-row table:style-name="ro1">
          <table:table-cell office:value-type="float" office:value="103554634808599" calcext:value-type="float">
            <text:p>103554634808599</text:p>
          </table:table-cell>
          <table:table-cell office:value-type="float" office:value="7686331" calcext:value-type="float">
            <text:p>7686331</text:p>
          </table:table-cell>
          <table:table-cell office:value-type="float" office:value="341898734329526" calcext:value-type="float">
            <text:p>341898734329526</text:p>
          </table:table-cell>
          <table:table-cell office:value-type="float" office:value="7751465" calcext:value-type="float">
            <text:p>7751465</text:p>
          </table:table-cell>
          <table:table-cell office:value-type="float" office:value="238344099520927" calcext:value-type="float">
            <text:p>238344099520927</text:p>
          </table:table-cell>
        </table:table-row>
        <table:table-row table:style-name="ro1">
          <table:table-cell office:value-type="float" office:value="103554643301101" calcext:value-type="float">
            <text:p>103554643301101</text:p>
          </table:table-cell>
          <table:table-cell office:value-type="float" office:value="8492502" calcext:value-type="float">
            <text:p>8492502</text:p>
          </table:table-cell>
          <table:table-cell office:value-type="float" office:value="341898742721860" calcext:value-type="float">
            <text:p>34189874272186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20759" calcext:value-type="float">
            <text:p>238344099420759</text:p>
          </table:table-cell>
        </table:table-row>
        <table:table-row table:style-name="ro1">
          <table:table-cell office:value-type="float" office:value="103554652213733" calcext:value-type="float">
            <text:p>103554652213733</text:p>
          </table:table-cell>
          <table:table-cell office:value-type="float" office:value="8912632" calcext:value-type="float">
            <text:p>8912632</text:p>
          </table:table-cell>
          <table:table-cell office:value-type="float" office:value="341898751114194" calcext:value-type="float">
            <text:p>34189875111419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900461" calcext:value-type="float">
            <text:p>238344098900461</text:p>
          </table:table-cell>
        </table:table-row>
        <table:table-row table:style-name="ro1">
          <table:table-cell office:value-type="float" office:value="103554660400096" calcext:value-type="float">
            <text:p>103554660400096</text:p>
          </table:table-cell>
          <table:table-cell office:value-type="float" office:value="8186363" calcext:value-type="float">
            <text:p>8186363</text:p>
          </table:table-cell>
          <table:table-cell office:value-type="float" office:value="341898759476010" calcext:value-type="float">
            <text:p>34189875947601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075914" calcext:value-type="float">
            <text:p>238344099075914</text:p>
          </table:table-cell>
        </table:table-row>
        <table:table-row table:style-name="ro1">
          <table:table-cell office:value-type="float" office:value="103554669999991" calcext:value-type="float">
            <text:p>103554669999991</text:p>
          </table:table-cell>
          <table:table-cell office:value-type="float" office:value="9599895" calcext:value-type="float">
            <text:p>9599895</text:p>
          </table:table-cell>
          <table:table-cell office:value-type="float" office:value="341898767868344" calcext:value-type="float">
            <text:p>34189876786834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868353" calcext:value-type="float">
            <text:p>238344097868353</text:p>
          </table:table-cell>
        </table:table-row>
        <table:table-row table:style-name="ro1">
          <table:table-cell office:value-type="float" office:value="103554677519704" calcext:value-type="float">
            <text:p>103554677519704</text:p>
          </table:table-cell>
          <table:table-cell office:value-type="float" office:value="7519713" calcext:value-type="float">
            <text:p>7519713</text:p>
          </table:table-cell>
          <table:table-cell office:value-type="float" office:value="341898776260678" calcext:value-type="float">
            <text:p>34189877626067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40974" calcext:value-type="float">
            <text:p>238344098740974</text:p>
          </table:table-cell>
        </table:table-row>
        <table:table-row table:style-name="ro1">
          <table:table-cell office:value-type="float" office:value="103554686828798" calcext:value-type="float">
            <text:p>103554686828798</text:p>
          </table:table-cell>
          <table:table-cell office:value-type="float" office:value="9309094" calcext:value-type="float">
            <text:p>9309094</text:p>
          </table:table-cell>
          <table:table-cell office:value-type="float" office:value="341898785385434" calcext:value-type="float">
            <text:p>341898785385434</text:p>
          </table:table-cell>
          <table:table-cell office:value-type="float" office:value="9124756" calcext:value-type="float">
            <text:p>9124756</text:p>
          </table:table-cell>
          <table:table-cell office:value-type="float" office:value="238344098556636" calcext:value-type="float">
            <text:p>238344098556636</text:p>
          </table:table-cell>
        </table:table-row>
        <table:table-row table:style-name="ro1">
          <table:table-cell office:value-type="float" office:value="103554694106140" calcext:value-type="float">
            <text:p>103554694106140</text:p>
          </table:table-cell>
          <table:table-cell office:value-type="float" office:value="7277342" calcext:value-type="float">
            <text:p>7277342</text:p>
          </table:table-cell>
          <table:table-cell office:value-type="float" office:value="341898793075864" calcext:value-type="float">
            <text:p>341898793075864</text:p>
          </table:table-cell>
          <table:table-cell office:value-type="float" office:value="7690430" calcext:value-type="float">
            <text:p>7690430</text:p>
          </table:table-cell>
          <table:table-cell office:value-type="float" office:value="238344098969724" calcext:value-type="float">
            <text:p>238344098969724</text:p>
          </table:table-cell>
        </table:table-row>
        <table:table-row table:style-name="ro1">
          <table:table-cell office:value-type="float" office:value="103554702358654" calcext:value-type="float">
            <text:p>103554702358654</text:p>
          </table:table-cell>
          <table:table-cell office:value-type="float" office:value="8252514" calcext:value-type="float">
            <text:p>8252514</text:p>
          </table:table-cell>
          <table:table-cell office:value-type="float" office:value="341898801468198" calcext:value-type="float">
            <text:p>34189880146819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09544" calcext:value-type="float">
            <text:p>238344099109544</text:p>
          </table:table-cell>
        </table:table-row>
        <table:table-row table:style-name="ro1">
          <table:table-cell office:value-type="float" office:value="103554710546920" calcext:value-type="float">
            <text:p>103554710546920</text:p>
          </table:table-cell>
          <table:table-cell office:value-type="float" office:value="8188266" calcext:value-type="float">
            <text:p>8188266</text:p>
          </table:table-cell>
          <table:table-cell office:value-type="float" office:value="341898809891049" calcext:value-type="float">
            <text:p>34189880989104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344129" calcext:value-type="float">
            <text:p>238344099344129</text:p>
          </table:table-cell>
        </table:table-row>
        <table:table-row table:style-name="ro1">
          <table:table-cell office:value-type="float" office:value="103554719089729" calcext:value-type="float">
            <text:p>103554719089729</text:p>
          </table:table-cell>
          <table:table-cell office:value-type="float" office:value="8542809" calcext:value-type="float">
            <text:p>8542809</text:p>
          </table:table-cell>
          <table:table-cell office:value-type="float" office:value="341898818283383" calcext:value-type="float">
            <text:p>34189881828338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93654" calcext:value-type="float">
            <text:p>238344099193654</text:p>
          </table:table-cell>
        </table:table-row>
        <table:table-row table:style-name="ro1">
          <table:table-cell office:value-type="float" office:value="103554727181891" calcext:value-type="float">
            <text:p>103554727181891</text:p>
          </table:table-cell>
          <table:table-cell office:value-type="float" office:value="8092162" calcext:value-type="float">
            <text:p>8092162</text:p>
          </table:table-cell>
          <table:table-cell office:value-type="float" office:value="341898826645200" calcext:value-type="float">
            <text:p>34189882664520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9463309" calcext:value-type="float">
            <text:p>238344099463309</text:p>
          </table:table-cell>
        </table:table-row>
        <table:table-row table:style-name="ro1">
          <table:table-cell office:value-type="float" office:value="103554736234880" calcext:value-type="float">
            <text:p>103554736234880</text:p>
          </table:table-cell>
          <table:table-cell office:value-type="float" office:value="9052989" calcext:value-type="float">
            <text:p>9052989</text:p>
          </table:table-cell>
          <table:table-cell office:value-type="float" office:value="341898835037534" calcext:value-type="float">
            <text:p>34189883503753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802654" calcext:value-type="float">
            <text:p>238344098802654</text:p>
          </table:table-cell>
        </table:table-row>
        <table:table-row table:style-name="ro1">
          <table:table-cell office:value-type="float" office:value="103554745425560" calcext:value-type="float">
            <text:p>103554745425560</text:p>
          </table:table-cell>
          <table:table-cell office:value-type="float" office:value="9190680" calcext:value-type="float">
            <text:p>9190680</text:p>
          </table:table-cell>
          <table:table-cell office:value-type="float" office:value="341898844253842" calcext:value-type="float">
            <text:p>341898844253842</text:p>
          </table:table-cell>
          <table:table-cell office:value-type="float" office:value="9216308" calcext:value-type="float">
            <text:p>9216308</text:p>
          </table:table-cell>
          <table:table-cell office:value-type="float" office:value="238344098828282" calcext:value-type="float">
            <text:p>238344098828282</text:p>
          </table:table-cell>
        </table:table-row>
        <table:table-row table:style-name="ro1">
          <table:table-cell office:value-type="float" office:value="103554752765274" calcext:value-type="float">
            <text:p>103554752765274</text:p>
          </table:table-cell>
          <table:table-cell office:value-type="float" office:value="7339714" calcext:value-type="float">
            <text:p>7339714</text:p>
          </table:table-cell>
          <table:table-cell office:value-type="float" office:value="341898851883237" calcext:value-type="float">
            <text:p>341898851883237</text:p>
          </table:table-cell>
          <table:table-cell office:value-type="float" office:value="7629395" calcext:value-type="float">
            <text:p>7629395</text:p>
          </table:table-cell>
          <table:table-cell office:value-type="float" office:value="238344099117963" calcext:value-type="float">
            <text:p>238344099117963</text:p>
          </table:table-cell>
        </table:table-row>
        <table:table-row table:style-name="ro1">
          <table:table-cell office:value-type="float" office:value="103554761297190" calcext:value-type="float">
            <text:p>103554761297190</text:p>
          </table:table-cell>
          <table:table-cell office:value-type="float" office:value="8531916" calcext:value-type="float">
            <text:p>8531916</text:p>
          </table:table-cell>
          <table:table-cell office:value-type="float" office:value="341898860275571" calcext:value-type="float">
            <text:p>34189886027557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978381" calcext:value-type="float">
            <text:p>238344098978381</text:p>
          </table:table-cell>
        </table:table-row>
        <table:table-row table:style-name="ro1">
          <table:table-cell office:value-type="float" office:value="103554769841504" calcext:value-type="float">
            <text:p>103554769841504</text:p>
          </table:table-cell>
          <table:table-cell office:value-type="float" office:value="8544314" calcext:value-type="float">
            <text:p>8544314</text:p>
          </table:table-cell>
          <table:table-cell office:value-type="float" office:value="341898868667905" calcext:value-type="float">
            <text:p>34189886866790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826401" calcext:value-type="float">
            <text:p>238344098826401</text:p>
          </table:table-cell>
        </table:table-row>
        <table:table-row table:style-name="ro1">
          <table:table-cell office:value-type="float" office:value="103554778316946" calcext:value-type="float">
            <text:p>103554778316946</text:p>
          </table:table-cell>
          <table:table-cell office:value-type="float" office:value="8475442" calcext:value-type="float">
            <text:p>8475442</text:p>
          </table:table-cell>
          <table:table-cell office:value-type="float" office:value="341898877060239" calcext:value-type="float">
            <text:p>34189887706023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43293" calcext:value-type="float">
            <text:p>238344098743293</text:p>
          </table:table-cell>
        </table:table-row>
        <table:table-row table:style-name="ro1">
          <table:table-cell office:value-type="float" office:value="103554787415523" calcext:value-type="float">
            <text:p>103554787415523</text:p>
          </table:table-cell>
          <table:table-cell office:value-type="float" office:value="9098577" calcext:value-type="float">
            <text:p>9098577</text:p>
          </table:table-cell>
          <table:table-cell office:value-type="float" office:value="341898885391538" calcext:value-type="float">
            <text:p>341898885391538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7976015" calcext:value-type="float">
            <text:p>238344097976015</text:p>
          </table:table-cell>
        </table:table-row>
        <table:table-row table:style-name="ro1">
          <table:table-cell office:value-type="float" office:value="103554795759142" calcext:value-type="float">
            <text:p>103554795759142</text:p>
          </table:table-cell>
          <table:table-cell office:value-type="float" office:value="8343619" calcext:value-type="float">
            <text:p>8343619</text:p>
          </table:table-cell>
          <table:table-cell office:value-type="float" office:value="341898893753354" calcext:value-type="float">
            <text:p>341898893753354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994212" calcext:value-type="float">
            <text:p>238344097994212</text:p>
          </table:table-cell>
        </table:table-row>
        <table:table-row table:style-name="ro1">
          <table:table-cell office:value-type="float" office:value="103554803764564" calcext:value-type="float">
            <text:p>103554803764564</text:p>
          </table:table-cell>
          <table:table-cell office:value-type="float" office:value="8005422" calcext:value-type="float">
            <text:p>8005422</text:p>
          </table:table-cell>
          <table:table-cell office:value-type="float" office:value="341898903091733" calcext:value-type="float">
            <text:p>341898903091733</text:p>
          </table:table-cell>
          <table:table-cell office:value-type="float" office:value="9338379" calcext:value-type="float">
            <text:p>9338379</text:p>
          </table:table-cell>
          <table:table-cell office:value-type="float" office:value="238344099327169" calcext:value-type="float">
            <text:p>238344099327169</text:p>
          </table:table-cell>
        </table:table-row>
        <table:table-row table:style-name="ro1">
          <table:table-cell office:value-type="float" office:value="103554811814421" calcext:value-type="float">
            <text:p>103554811814421</text:p>
          </table:table-cell>
          <table:table-cell office:value-type="float" office:value="8049857" calcext:value-type="float">
            <text:p>8049857</text:p>
          </table:table-cell>
          <table:table-cell office:value-type="float" office:value="341898910599057" calcext:value-type="float">
            <text:p>341898910599057</text:p>
          </table:table-cell>
          <table:table-cell office:value-type="float" office:value="7507324" calcext:value-type="float">
            <text:p>7507324</text:p>
          </table:table-cell>
          <table:table-cell office:value-type="float" office:value="238344098784636" calcext:value-type="float">
            <text:p>238344098784636</text:p>
          </table:table-cell>
        </table:table-row>
        <table:table-row table:style-name="ro1">
          <table:table-cell office:value-type="float" office:value="103554841615772" calcext:value-type="float">
            <text:p>103554841615772</text:p>
          </table:table-cell>
          <table:table-cell office:value-type="float" office:value="29801351" calcext:value-type="float">
            <text:p>29801351</text:p>
          </table:table-cell>
          <table:table-cell office:value-type="float" office:value="341898918991391" calcext:value-type="float">
            <text:p>34189891899139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7375619" calcext:value-type="float">
            <text:p>238344077375619</text:p>
          </table:table-cell>
        </table:table-row>
        <table:table-row table:style-name="ro1">
          <table:table-cell office:value-type="float" office:value="103554847583703" calcext:value-type="float">
            <text:p>103554847583703</text:p>
          </table:table-cell>
          <table:table-cell office:value-type="float" office:value="5967931" calcext:value-type="float">
            <text:p>5967931</text:p>
          </table:table-cell>
          <table:table-cell office:value-type="float" office:value="341898927414243" calcext:value-type="float">
            <text:p>34189892741424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79830540" calcext:value-type="float">
            <text:p>238344079830540</text:p>
          </table:table-cell>
        </table:table-row>
        <table:table-row table:style-name="ro1">
          <table:table-cell office:value-type="float" office:value="103554847740204" calcext:value-type="float">
            <text:p>103554847740204</text:p>
          </table:table-cell>
          <table:table-cell office:value-type="float" office:value="156501" calcext:value-type="float">
            <text:p>156501</text:p>
          </table:table-cell>
          <table:table-cell office:value-type="float" office:value="341898935776059" calcext:value-type="float">
            <text:p>34189893577605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88035855" calcext:value-type="float">
            <text:p>238344088035855</text:p>
          </table:table-cell>
        </table:table-row>
        <table:table-row table:style-name="ro1">
          <table:table-cell office:value-type="float" office:value="103554849017377" calcext:value-type="float">
            <text:p>103554849017377</text:p>
          </table:table-cell>
          <table:table-cell office:value-type="float" office:value="1277173" calcext:value-type="float">
            <text:p>1277173</text:p>
          </table:table-cell>
          <table:table-cell office:value-type="float" office:value="341898944168393" calcext:value-type="float">
            <text:p>3418989441683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51016" calcext:value-type="float">
            <text:p>238344095151016</text:p>
          </table:table-cell>
        </table:table-row>
        <table:table-row table:style-name="ro1">
          <table:table-cell office:value-type="float" office:value="103554858449853" calcext:value-type="float">
            <text:p>103554858449853</text:p>
          </table:table-cell>
          <table:table-cell office:value-type="float" office:value="9432476" calcext:value-type="float">
            <text:p>9432476</text:p>
          </table:table-cell>
          <table:table-cell office:value-type="float" office:value="341898952530209" calcext:value-type="float">
            <text:p>34189895253020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080356" calcext:value-type="float">
            <text:p>238344094080356</text:p>
          </table:table-cell>
        </table:table-row>
        <table:table-row table:style-name="ro1">
          <table:table-cell office:value-type="float" office:value="103554863843620" calcext:value-type="float">
            <text:p>103554863843620</text:p>
          </table:table-cell>
          <table:table-cell office:value-type="float" office:value="5393767" calcext:value-type="float">
            <text:p>5393767</text:p>
          </table:table-cell>
          <table:table-cell office:value-type="float" office:value="341898962265317" calcext:value-type="float">
            <text:p>341898962265317</text:p>
          </table:table-cell>
          <table:table-cell office:value-type="float" office:value="9735108" calcext:value-type="float">
            <text:p>9735108</text:p>
          </table:table-cell>
          <table:table-cell office:value-type="float" office:value="238344098421697" calcext:value-type="float">
            <text:p>238344098421697</text:p>
          </table:table-cell>
        </table:table-row>
        <table:table-row table:style-name="ro1">
          <table:table-cell office:value-type="float" office:value="103554870221415" calcext:value-type="float">
            <text:p>103554870221415</text:p>
          </table:table-cell>
          <table:table-cell office:value-type="float" office:value="6377795" calcext:value-type="float">
            <text:p>6377795</text:p>
          </table:table-cell>
          <table:table-cell office:value-type="float" office:value="341898969314877" calcext:value-type="float">
            <text:p>341898969314877</text:p>
          </table:table-cell>
          <table:table-cell office:value-type="float" office:value="7049560" calcext:value-type="float">
            <text:p>7049560</text:p>
          </table:table-cell>
          <table:table-cell office:value-type="float" office:value="238344099093462" calcext:value-type="float">
            <text:p>238344099093462</text:p>
          </table:table-cell>
        </table:table-row>
        <table:table-row table:style-name="ro1">
          <table:table-cell office:value-type="float" office:value="103554878721810" calcext:value-type="float">
            <text:p>103554878721810</text:p>
          </table:table-cell>
          <table:table-cell office:value-type="float" office:value="8500395" calcext:value-type="float">
            <text:p>8500395</text:p>
          </table:table-cell>
          <table:table-cell office:value-type="float" office:value="341898977707211" calcext:value-type="float">
            <text:p>34189897770721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985401" calcext:value-type="float">
            <text:p>238344098985401</text:p>
          </table:table-cell>
        </table:table-row>
        <table:table-row table:style-name="ro1">
          <table:table-cell office:value-type="float" office:value="103554887016687" calcext:value-type="float">
            <text:p>103554887016687</text:p>
          </table:table-cell>
          <table:table-cell office:value-type="float" office:value="8294877" calcext:value-type="float">
            <text:p>8294877</text:p>
          </table:table-cell>
          <table:table-cell office:value-type="float" office:value="341898986099545" calcext:value-type="float">
            <text:p>34189898609954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082858" calcext:value-type="float">
            <text:p>238344099082858</text:p>
          </table:table-cell>
        </table:table-row>
        <table:table-row table:style-name="ro1">
          <table:table-cell office:value-type="float" office:value="103554895391595" calcext:value-type="float">
            <text:p>103554895391595</text:p>
          </table:table-cell>
          <table:table-cell office:value-type="float" office:value="8374908" calcext:value-type="float">
            <text:p>8374908</text:p>
          </table:table-cell>
          <table:table-cell office:value-type="float" office:value="341898994491879" calcext:value-type="float">
            <text:p>34189899449187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00284" calcext:value-type="float">
            <text:p>238344099100284</text:p>
          </table:table-cell>
        </table:table-row>
        <table:table-row table:style-name="ro1">
          <table:table-cell office:value-type="float" office:value="103554903806113" calcext:value-type="float">
            <text:p>103554903806113</text:p>
          </table:table-cell>
          <table:table-cell office:value-type="float" office:value="8414518" calcext:value-type="float">
            <text:p>8414518</text:p>
          </table:table-cell>
          <table:table-cell office:value-type="float" office:value="341899002884213" calcext:value-type="float">
            <text:p>34189900288421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078100" calcext:value-type="float">
            <text:p>238344099078100</text:p>
          </table:table-cell>
        </table:table-row>
        <table:table-row table:style-name="ro1">
          <table:table-cell office:value-type="float" office:value="103554913208870" calcext:value-type="float">
            <text:p>103554913208870</text:p>
          </table:table-cell>
          <table:table-cell office:value-type="float" office:value="9402757" calcext:value-type="float">
            <text:p>9402757</text:p>
          </table:table-cell>
          <table:table-cell office:value-type="float" office:value="341899011276547" calcext:value-type="float">
            <text:p>34189901127654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067677" calcext:value-type="float">
            <text:p>238344098067677</text:p>
          </table:table-cell>
        </table:table-row>
        <table:table-row table:style-name="ro1">
          <table:table-cell office:value-type="float" office:value="103554921469351" calcext:value-type="float">
            <text:p>103554921469351</text:p>
          </table:table-cell>
          <table:table-cell office:value-type="float" office:value="8260481" calcext:value-type="float">
            <text:p>8260481</text:p>
          </table:table-cell>
          <table:table-cell office:value-type="float" office:value="341899020340268" calcext:value-type="float">
            <text:p>341899020340268</text:p>
          </table:table-cell>
          <table:table-cell office:value-type="float" office:value="9063721" calcext:value-type="float">
            <text:p>9063721</text:p>
          </table:table-cell>
          <table:table-cell office:value-type="float" office:value="238344098870917" calcext:value-type="float">
            <text:p>238344098870917</text:p>
          </table:table-cell>
        </table:table-row>
        <table:table-row table:style-name="ro1">
          <table:table-cell office:value-type="float" office:value="103554928710767" calcext:value-type="float">
            <text:p>103554928710767</text:p>
          </table:table-cell>
          <table:table-cell office:value-type="float" office:value="7241416" calcext:value-type="float">
            <text:p>7241416</text:p>
          </table:table-cell>
          <table:table-cell office:value-type="float" office:value="341899028030698" calcext:value-type="float">
            <text:p>341899028030698</text:p>
          </table:table-cell>
          <table:table-cell office:value-type="float" office:value="7690430" calcext:value-type="float">
            <text:p>7690430</text:p>
          </table:table-cell>
          <table:table-cell office:value-type="float" office:value="238344099319931" calcext:value-type="float">
            <text:p>238344099319931</text:p>
          </table:table-cell>
        </table:table-row>
        <table:table-row table:style-name="ro1">
          <table:table-cell office:value-type="float" office:value="103554937080135" calcext:value-type="float">
            <text:p>103554937080135</text:p>
          </table:table-cell>
          <table:table-cell office:value-type="float" office:value="8369368" calcext:value-type="float">
            <text:p>8369368</text:p>
          </table:table-cell>
          <table:table-cell office:value-type="float" office:value="341899036423032" calcext:value-type="float">
            <text:p>34189903642303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342897" calcext:value-type="float">
            <text:p>238344099342897</text:p>
          </table:table-cell>
        </table:table-row>
        <table:table-row table:style-name="ro1">
          <table:table-cell office:value-type="float" office:value="103554945654319" calcext:value-type="float">
            <text:p>103554945654319</text:p>
          </table:table-cell>
          <table:table-cell office:value-type="float" office:value="8574184" calcext:value-type="float">
            <text:p>8574184</text:p>
          </table:table-cell>
          <table:table-cell office:value-type="float" office:value="341899044845883" calcext:value-type="float">
            <text:p>341899044845883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191564" calcext:value-type="float">
            <text:p>238344099191564</text:p>
          </table:table-cell>
        </table:table-row>
        <table:table-row table:style-name="ro1">
          <table:table-cell office:value-type="float" office:value="103554953543094" calcext:value-type="float">
            <text:p>103554953543094</text:p>
          </table:table-cell>
          <table:table-cell office:value-type="float" office:value="7888775" calcext:value-type="float">
            <text:p>7888775</text:p>
          </table:table-cell>
          <table:table-cell office:value-type="float" office:value="341899053238217" calcext:value-type="float">
            <text:p>34189905323821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695123" calcext:value-type="float">
            <text:p>238344099695123</text:p>
          </table:table-cell>
        </table:table-row>
        <table:table-row table:style-name="ro1">
          <table:table-cell office:value-type="float" office:value="103554962323123" calcext:value-type="float">
            <text:p>103554962323123</text:p>
          </table:table-cell>
          <table:table-cell office:value-type="float" office:value="8780029" calcext:value-type="float">
            <text:p>8780029</text:p>
          </table:table-cell>
          <table:table-cell office:value-type="float" office:value="341899061600034" calcext:value-type="float">
            <text:p>34189906160003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9276911" calcext:value-type="float">
            <text:p>238344099276911</text:p>
          </table:table-cell>
        </table:table-row>
        <table:table-row table:style-name="ro1">
          <table:table-cell office:value-type="float" office:value="103554970252945" calcext:value-type="float">
            <text:p>103554970252945</text:p>
          </table:table-cell>
          <table:table-cell office:value-type="float" office:value="7929822" calcext:value-type="float">
            <text:p>7929822</text:p>
          </table:table-cell>
          <table:table-cell office:value-type="float" office:value="341899069992368" calcext:value-type="float">
            <text:p>34189906999236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739423" calcext:value-type="float">
            <text:p>238344099739423</text:p>
          </table:table-cell>
        </table:table-row>
        <table:table-row table:style-name="ro1">
          <table:table-cell office:value-type="float" office:value="103554979698501" calcext:value-type="float">
            <text:p>103554979698501</text:p>
          </table:table-cell>
          <table:table-cell office:value-type="float" office:value="9445556" calcext:value-type="float">
            <text:p>9445556</text:p>
          </table:table-cell>
          <table:table-cell office:value-type="float" office:value="341899079208676" calcext:value-type="float">
            <text:p>341899079208676</text:p>
          </table:table-cell>
          <table:table-cell office:value-type="float" office:value="9216308" calcext:value-type="float">
            <text:p>9216308</text:p>
          </table:table-cell>
          <table:table-cell office:value-type="float" office:value="238344099510175" calcext:value-type="float">
            <text:p>238344099510175</text:p>
          </table:table-cell>
        </table:table-row>
        <table:table-row table:style-name="ro1">
          <table:table-cell office:value-type="float" office:value="103554987216774" calcext:value-type="float">
            <text:p>103554987216774</text:p>
          </table:table-cell>
          <table:table-cell office:value-type="float" office:value="7518273" calcext:value-type="float">
            <text:p>7518273</text:p>
          </table:table-cell>
          <table:table-cell office:value-type="float" office:value="341899086838071" calcext:value-type="float">
            <text:p>341899086838071</text:p>
          </table:table-cell>
          <table:table-cell office:value-type="float" office:value="7629395" calcext:value-type="float">
            <text:p>7629395</text:p>
          </table:table-cell>
          <table:table-cell office:value-type="float" office:value="238344099621297" calcext:value-type="float">
            <text:p>238344099621297</text:p>
          </table:table-cell>
        </table:table-row>
        <table:table-row table:style-name="ro1">
          <table:table-cell office:value-type="float" office:value="103554995467095" calcext:value-type="float">
            <text:p>103554995467095</text:p>
          </table:table-cell>
          <table:table-cell office:value-type="float" office:value="8250321" calcext:value-type="float">
            <text:p>8250321</text:p>
          </table:table-cell>
          <table:table-cell office:value-type="float" office:value="341899095199887" calcext:value-type="float">
            <text:p>341899095199887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732792" calcext:value-type="float">
            <text:p>238344099732792</text:p>
          </table:table-cell>
        </table:table-row>
        <table:table-row table:style-name="ro1">
          <table:table-cell office:value-type="float" office:value="103555003943229" calcext:value-type="float">
            <text:p>103555003943229</text:p>
          </table:table-cell>
          <table:table-cell office:value-type="float" office:value="8476134" calcext:value-type="float">
            <text:p>8476134</text:p>
          </table:table-cell>
          <table:table-cell office:value-type="float" office:value="341899103592221" calcext:value-type="float">
            <text:p>34189910359222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648992" calcext:value-type="float">
            <text:p>238344099648992</text:p>
          </table:table-cell>
        </table:table-row>
        <table:table-row table:style-name="ro1">
          <table:table-cell office:value-type="float" office:value="103555050212779" calcext:value-type="float">
            <text:p>103555050212779</text:p>
          </table:table-cell>
          <table:table-cell office:value-type="float" office:value="46269550" calcext:value-type="float">
            <text:p>46269550</text:p>
          </table:table-cell>
          <table:table-cell office:value-type="float" office:value="341899111984555" calcext:value-type="float">
            <text:p>34189911198455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61771776" calcext:value-type="float">
            <text:p>238344061771776</text:p>
          </table:table-cell>
        </table:table-row>
        <table:table-row table:style-name="ro1">
          <table:table-cell office:value-type="float" office:value="103555051110741" calcext:value-type="float">
            <text:p>103555051110741</text:p>
          </table:table-cell>
          <table:table-cell office:value-type="float" office:value="897962" calcext:value-type="float">
            <text:p>897962</text:p>
          </table:table-cell>
          <table:table-cell office:value-type="float" office:value="341899120346371" calcext:value-type="float">
            <text:p>341899120346371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9235630" calcext:value-type="float">
            <text:p>238344069235630</text:p>
          </table:table-cell>
        </table:table-row>
        <table:table-row table:style-name="ro1">
          <table:table-cell office:value-type="float" office:value="103555052021972" calcext:value-type="float">
            <text:p>103555052021972</text:p>
          </table:table-cell>
          <table:table-cell office:value-type="float" office:value="911231" calcext:value-type="float">
            <text:p>911231</text:p>
          </table:table-cell>
          <table:table-cell office:value-type="float" office:value="341899128738705" calcext:value-type="float">
            <text:p>34189912873870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6716733" calcext:value-type="float">
            <text:p>238344076716733</text:p>
          </table:table-cell>
        </table:table-row>
        <table:table-row table:style-name="ro1">
          <table:table-cell office:value-type="float" office:value="103555052779522" calcext:value-type="float">
            <text:p>103555052779522</text:p>
          </table:table-cell>
          <table:table-cell office:value-type="float" office:value="757550" calcext:value-type="float">
            <text:p>757550</text:p>
          </table:table-cell>
          <table:table-cell office:value-type="float" office:value="341899138321225" calcext:value-type="float">
            <text:p>341899138321225</text:p>
          </table:table-cell>
          <table:table-cell office:value-type="float" office:value="9582520" calcext:value-type="float">
            <text:p>9582520</text:p>
          </table:table-cell>
          <table:table-cell office:value-type="float" office:value="238344085541703" calcext:value-type="float">
            <text:p>238344085541703</text:p>
          </table:table-cell>
        </table:table-row>
        <table:table-row table:style-name="ro1">
          <table:table-cell office:value-type="float" office:value="103555068707456" calcext:value-type="float">
            <text:p>103555068707456</text:p>
          </table:table-cell>
          <table:table-cell office:value-type="float" office:value="15927934" calcext:value-type="float">
            <text:p>15927934</text:p>
          </table:table-cell>
          <table:table-cell office:value-type="float" office:value="341899145553891" calcext:value-type="float">
            <text:p>341899145553891</text:p>
          </table:table-cell>
          <table:table-cell office:value-type="float" office:value="7232666" calcext:value-type="float">
            <text:p>7232666</text:p>
          </table:table-cell>
          <table:table-cell office:value-type="float" office:value="238344076846435" calcext:value-type="float">
            <text:p>238344076846435</text:p>
          </table:table-cell>
        </table:table-row>
        <table:table-row table:style-name="ro1">
          <table:table-cell office:value-type="float" office:value="103555069016306" calcext:value-type="float">
            <text:p>103555069016306</text:p>
          </table:table-cell>
          <table:table-cell office:value-type="float" office:value="308850" calcext:value-type="float">
            <text:p>308850</text:p>
          </table:table-cell>
          <table:table-cell office:value-type="float" office:value="341899153946225" calcext:value-type="float">
            <text:p>34189915394622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4929919" calcext:value-type="float">
            <text:p>238344084929919</text:p>
          </table:table-cell>
        </table:table-row>
        <table:table-row table:style-name="ro1">
          <table:table-cell office:value-type="float" office:value="103555069447438" calcext:value-type="float">
            <text:p>103555069447438</text:p>
          </table:table-cell>
          <table:table-cell office:value-type="float" office:value="431132" calcext:value-type="float">
            <text:p>431132</text:p>
          </table:table-cell>
          <table:table-cell office:value-type="float" office:value="341899162338559" calcext:value-type="float">
            <text:p>34189916233855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2891121" calcext:value-type="float">
            <text:p>238344092891121</text:p>
          </table:table-cell>
        </table:table-row>
        <table:table-row table:style-name="ro1">
          <table:table-cell office:value-type="float" office:value="103555070457624" calcext:value-type="float">
            <text:p>103555070457624</text:p>
          </table:table-cell>
          <table:table-cell office:value-type="float" office:value="1010186" calcext:value-type="float">
            <text:p>1010186</text:p>
          </table:table-cell>
          <table:table-cell office:value-type="float" office:value="341899170730893" calcext:value-type="float">
            <text:p>3418991707308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273269" calcext:value-type="float">
            <text:p>238344100273269</text:p>
          </table:table-cell>
        </table:table-row>
        <table:table-row table:style-name="ro1">
          <table:table-cell office:value-type="float" office:value="103555079028016" calcext:value-type="float">
            <text:p>103555079028016</text:p>
          </table:table-cell>
          <table:table-cell office:value-type="float" office:value="8570392" calcext:value-type="float">
            <text:p>8570392</text:p>
          </table:table-cell>
          <table:table-cell office:value-type="float" office:value="341899179092709" calcext:value-type="float">
            <text:p>34189917909270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100064693" calcext:value-type="float">
            <text:p>238344100064693</text:p>
          </table:table-cell>
        </table:table-row>
        <table:table-row table:style-name="ro1">
          <table:table-cell office:value-type="float" office:value="103555087394660" calcext:value-type="float">
            <text:p>103555087394660</text:p>
          </table:table-cell>
          <table:table-cell office:value-type="float" office:value="8366644" calcext:value-type="float">
            <text:p>8366644</text:p>
          </table:table-cell>
          <table:table-cell office:value-type="float" office:value="341899187485043" calcext:value-type="float">
            <text:p>34189918748504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90383" calcext:value-type="float">
            <text:p>238344100090383</text:p>
          </table:table-cell>
        </table:table-row>
        <table:table-row table:style-name="ro1">
          <table:table-cell office:value-type="float" office:value="103555097049779" calcext:value-type="float">
            <text:p>103555097049779</text:p>
          </table:table-cell>
          <table:table-cell office:value-type="float" office:value="9655119" calcext:value-type="float">
            <text:p>9655119</text:p>
          </table:table-cell>
          <table:table-cell office:value-type="float" office:value="341899197128598" calcext:value-type="float">
            <text:p>341899197128598</text:p>
          </table:table-cell>
          <table:table-cell office:value-type="float" office:value="9643555" calcext:value-type="float">
            <text:p>9643555</text:p>
          </table:table-cell>
          <table:table-cell office:value-type="float" office:value="238344100078819" calcext:value-type="float">
            <text:p>238344100078819</text:p>
          </table:table-cell>
        </table:table-row>
        <table:table-row table:style-name="ro1">
          <table:table-cell office:value-type="float" office:value="103555104367094" calcext:value-type="float">
            <text:p>103555104367094</text:p>
          </table:table-cell>
          <table:table-cell office:value-type="float" office:value="7317315" calcext:value-type="float">
            <text:p>7317315</text:p>
          </table:table-cell>
          <table:table-cell office:value-type="float" office:value="341899204300229" calcext:value-type="float">
            <text:p>341899204300229</text:p>
          </table:table-cell>
          <table:table-cell office:value-type="float" office:value="7171631" calcext:value-type="float">
            <text:p>7171631</text:p>
          </table:table-cell>
          <table:table-cell office:value-type="float" office:value="238344099933135" calcext:value-type="float">
            <text:p>238344099933135</text:p>
          </table:table-cell>
        </table:table-row>
        <table:table-row table:style-name="ro1">
          <table:table-cell office:value-type="float" office:value="103555112373578" calcext:value-type="float">
            <text:p>103555112373578</text:p>
          </table:table-cell>
          <table:table-cell office:value-type="float" office:value="8006484" calcext:value-type="float">
            <text:p>8006484</text:p>
          </table:table-cell>
          <table:table-cell office:value-type="float" office:value="341899212692563" calcext:value-type="float">
            <text:p>34189921269256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318985" calcext:value-type="float">
            <text:p>238344100318985</text:p>
          </table:table-cell>
        </table:table-row>
        <table:table-row table:style-name="ro1">
          <table:table-cell office:value-type="float" office:value="103555120908960" calcext:value-type="float">
            <text:p>103555120908960</text:p>
          </table:table-cell>
          <table:table-cell office:value-type="float" office:value="8535382" calcext:value-type="float">
            <text:p>8535382</text:p>
          </table:table-cell>
          <table:table-cell office:value-type="float" office:value="341899221054379" calcext:value-type="float">
            <text:p>34189922105437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100145419" calcext:value-type="float">
            <text:p>238344100145419</text:p>
          </table:table-cell>
        </table:table-row>
        <table:table-row table:style-name="ro1">
          <table:table-cell office:value-type="float" office:value="103555136109765" calcext:value-type="float">
            <text:p>103555136109765</text:p>
          </table:table-cell>
          <table:table-cell office:value-type="float" office:value="15200805" calcext:value-type="float">
            <text:p>15200805</text:p>
          </table:table-cell>
          <table:table-cell office:value-type="float" office:value="341899229477231" calcext:value-type="float">
            <text:p>341899229477231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3367466" calcext:value-type="float">
            <text:p>238344093367466</text:p>
          </table:table-cell>
        </table:table-row>
        <table:table-row table:style-name="ro1">
          <table:table-cell office:value-type="float" office:value="103555141691487" calcext:value-type="float">
            <text:p>103555141691487</text:p>
          </table:table-cell>
          <table:table-cell office:value-type="float" office:value="5581722" calcext:value-type="float">
            <text:p>5581722</text:p>
          </table:table-cell>
          <table:table-cell office:value-type="float" office:value="341899237839047" calcext:value-type="float">
            <text:p>341899237839047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6147560" calcext:value-type="float">
            <text:p>238344096147560</text:p>
          </table:table-cell>
        </table:table-row>
        <table:table-row table:style-name="ro1">
          <table:table-cell office:value-type="float" office:value="103555149516927" calcext:value-type="float">
            <text:p>103555149516927</text:p>
          </table:table-cell>
          <table:table-cell office:value-type="float" office:value="7825440" calcext:value-type="float">
            <text:p>7825440</text:p>
          </table:table-cell>
          <table:table-cell office:value-type="float" office:value="341899246231381" calcext:value-type="float">
            <text:p>34189924623138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714454" calcext:value-type="float">
            <text:p>238344096714454</text:p>
          </table:table-cell>
        </table:table-row>
        <table:table-row table:style-name="ro1">
          <table:table-cell office:value-type="float" office:value="103555157270816" calcext:value-type="float">
            <text:p>103555157270816</text:p>
          </table:table-cell>
          <table:table-cell office:value-type="float" office:value="7753889" calcext:value-type="float">
            <text:p>7753889</text:p>
          </table:table-cell>
          <table:table-cell office:value-type="float" office:value="341899255935971" calcext:value-type="float">
            <text:p>341899255935971</text:p>
          </table:table-cell>
          <table:table-cell office:value-type="float" office:value="9704590" calcext:value-type="float">
            <text:p>9704590</text:p>
          </table:table-cell>
          <table:table-cell office:value-type="float" office:value="238344098665155" calcext:value-type="float">
            <text:p>238344098665155</text:p>
          </table:table-cell>
        </table:table-row>
        <table:table-row table:style-name="ro1">
          <table:table-cell office:value-type="float" office:value="103555163316206" calcext:value-type="float">
            <text:p>103555163316206</text:p>
          </table:table-cell>
          <table:table-cell office:value-type="float" office:value="6045390" calcext:value-type="float">
            <text:p>6045390</text:p>
          </table:table-cell>
          <table:table-cell office:value-type="float" office:value="341899263046567" calcext:value-type="float">
            <text:p>341899263046567</text:p>
          </table:table-cell>
          <table:table-cell office:value-type="float" office:value="7110596" calcext:value-type="float">
            <text:p>7110596</text:p>
          </table:table-cell>
          <table:table-cell office:value-type="float" office:value="238344099730361" calcext:value-type="float">
            <text:p>238344099730361</text:p>
          </table:table-cell>
        </table:table-row>
        <table:table-row table:style-name="ro1">
          <table:table-cell office:value-type="float" office:value="103555171725169" calcext:value-type="float">
            <text:p>103555171725169</text:p>
          </table:table-cell>
          <table:table-cell office:value-type="float" office:value="8408963" calcext:value-type="float">
            <text:p>8408963</text:p>
          </table:table-cell>
          <table:table-cell office:value-type="float" office:value="341899271408383" calcext:value-type="float">
            <text:p>34189927140838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683214" calcext:value-type="float">
            <text:p>238344099683214</text:p>
          </table:table-cell>
        </table:table-row>
        <table:table-row table:style-name="ro1">
          <table:table-cell office:value-type="float" office:value="103555180143673" calcext:value-type="float">
            <text:p>103555180143673</text:p>
          </table:table-cell>
          <table:table-cell office:value-type="float" office:value="8418504" calcext:value-type="float">
            <text:p>8418504</text:p>
          </table:table-cell>
          <table:table-cell office:value-type="float" office:value="341899279831235" calcext:value-type="float">
            <text:p>34189927983123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687562" calcext:value-type="float">
            <text:p>238344099687562</text:p>
          </table:table-cell>
        </table:table-row>
        <table:table-row table:style-name="ro1">
          <table:table-cell office:value-type="float" office:value="103555188814324" calcext:value-type="float">
            <text:p>103555188814324</text:p>
          </table:table-cell>
          <table:table-cell office:value-type="float" office:value="8670651" calcext:value-type="float">
            <text:p>8670651</text:p>
          </table:table-cell>
          <table:table-cell office:value-type="float" office:value="341899288223569" calcext:value-type="float">
            <text:p>34189928822356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09245" calcext:value-type="float">
            <text:p>238344099409245</text:p>
          </table:table-cell>
        </table:table-row>
        <table:table-row table:style-name="ro1">
          <table:table-cell office:value-type="float" office:value="103555196853313" calcext:value-type="float">
            <text:p>103555196853313</text:p>
          </table:table-cell>
          <table:table-cell office:value-type="float" office:value="8038989" calcext:value-type="float">
            <text:p>8038989</text:p>
          </table:table-cell>
          <table:table-cell office:value-type="float" office:value="341899296585385" calcext:value-type="float">
            <text:p>34189929658538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732072" calcext:value-type="float">
            <text:p>238344099732072</text:p>
          </table:table-cell>
        </table:table-row>
        <table:table-row table:style-name="ro1">
          <table:table-cell office:value-type="float" office:value="103555205300505" calcext:value-type="float">
            <text:p>103555205300505</text:p>
          </table:table-cell>
          <table:table-cell office:value-type="float" office:value="8447192" calcext:value-type="float">
            <text:p>8447192</text:p>
          </table:table-cell>
          <table:table-cell office:value-type="float" office:value="341899304977719" calcext:value-type="float">
            <text:p>34189930497771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677214" calcext:value-type="float">
            <text:p>238344099677214</text:p>
          </table:table-cell>
        </table:table-row>
        <table:table-row table:style-name="ro1">
          <table:table-cell office:value-type="float" office:value="103555215697237" calcext:value-type="float">
            <text:p>103555215697237</text:p>
          </table:table-cell>
          <table:table-cell office:value-type="float" office:value="10396732" calcext:value-type="float">
            <text:p>10396732</text:p>
          </table:table-cell>
          <table:table-cell office:value-type="float" office:value="341899314743344" calcext:value-type="float">
            <text:p>341899314743344</text:p>
          </table:table-cell>
          <table:table-cell office:value-type="float" office:value="9765625" calcext:value-type="float">
            <text:p>9765625</text:p>
          </table:table-cell>
          <table:table-cell office:value-type="float" office:value="238344099046107" calcext:value-type="float">
            <text:p>238344099046107</text:p>
          </table:table-cell>
        </table:table-row>
        <table:table-row table:style-name="ro1">
          <table:table-cell office:value-type="float" office:value="103555223125672" calcext:value-type="float">
            <text:p>103555223125672</text:p>
          </table:table-cell>
          <table:table-cell office:value-type="float" office:value="7428435" calcext:value-type="float">
            <text:p>7428435</text:p>
          </table:table-cell>
          <table:table-cell office:value-type="float" office:value="341899321792905" calcext:value-type="float">
            <text:p>341899321792905</text:p>
          </table:table-cell>
          <table:table-cell office:value-type="float" office:value="7049561" calcext:value-type="float">
            <text:p>7049561</text:p>
          </table:table-cell>
          <table:table-cell office:value-type="float" office:value="238344098667233" calcext:value-type="float">
            <text:p>238344098667233</text:p>
          </table:table-cell>
        </table:table-row>
        <table:table-row table:style-name="ro1">
          <table:table-cell office:value-type="float" office:value="103555231337170" calcext:value-type="float">
            <text:p>103555231337170</text:p>
          </table:table-cell>
          <table:table-cell office:value-type="float" office:value="8211498" calcext:value-type="float">
            <text:p>8211498</text:p>
          </table:table-cell>
          <table:table-cell office:value-type="float" office:value="341899330185239" calcext:value-type="float">
            <text:p>34189933018523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848069" calcext:value-type="float">
            <text:p>238344098848069</text:p>
          </table:table-cell>
        </table:table-row>
        <table:table-row table:style-name="ro1">
          <table:table-cell office:value-type="float" office:value="103555239851062" calcext:value-type="float">
            <text:p>103555239851062</text:p>
          </table:table-cell>
          <table:table-cell office:value-type="float" office:value="8513892" calcext:value-type="float">
            <text:p>8513892</text:p>
          </table:table-cell>
          <table:table-cell office:value-type="float" office:value="341899338577573" calcext:value-type="float">
            <text:p>3418993385775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26511" calcext:value-type="float">
            <text:p>238344098726511</text:p>
          </table:table-cell>
        </table:table-row>
        <table:table-row table:style-name="ro1">
          <table:table-cell office:value-type="float" office:value="103555248022567" calcext:value-type="float">
            <text:p>103555248022567</text:p>
          </table:table-cell>
          <table:table-cell office:value-type="float" office:value="8171505" calcext:value-type="float">
            <text:p>8171505</text:p>
          </table:table-cell>
          <table:table-cell office:value-type="float" office:value="341899346939389" calcext:value-type="float">
            <text:p>34189934693938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8916822" calcext:value-type="float">
            <text:p>238344098916822</text:p>
          </table:table-cell>
        </table:table-row>
        <table:table-row table:style-name="ro1">
          <table:table-cell office:value-type="float" office:value="103555256603438" calcext:value-type="float">
            <text:p>103555256603438</text:p>
          </table:table-cell>
          <table:table-cell office:value-type="float" office:value="8580871" calcext:value-type="float">
            <text:p>8580871</text:p>
          </table:table-cell>
          <table:table-cell office:value-type="float" office:value="341899355362241" calcext:value-type="float">
            <text:p>341899355362241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8758803" calcext:value-type="float">
            <text:p>238344098758803</text:p>
          </table:table-cell>
        </table:table-row>
        <table:table-row table:style-name="ro1">
          <table:table-cell office:value-type="float" office:value="103555264825391" calcext:value-type="float">
            <text:p>103555264825391</text:p>
          </table:table-cell>
          <table:table-cell office:value-type="float" office:value="8221953" calcext:value-type="float">
            <text:p>8221953</text:p>
          </table:table-cell>
          <table:table-cell office:value-type="float" office:value="341899363724057" calcext:value-type="float">
            <text:p>341899363724057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8898666" calcext:value-type="float">
            <text:p>238344098898666</text:p>
          </table:table-cell>
        </table:table-row>
        <table:table-row table:style-name="ro1">
          <table:table-cell office:value-type="float" office:value="103555273361832" calcext:value-type="float">
            <text:p>103555273361832</text:p>
          </table:table-cell>
          <table:table-cell office:value-type="float" office:value="8536441" calcext:value-type="float">
            <text:p>8536441</text:p>
          </table:table-cell>
          <table:table-cell office:value-type="float" office:value="341899372116391" calcext:value-type="float">
            <text:p>34189937211639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54559" calcext:value-type="float">
            <text:p>238344098754559</text:p>
          </table:table-cell>
        </table:table-row>
        <table:table-row table:style-name="ro1">
          <table:table-cell office:value-type="float" office:value="103555283899893" calcext:value-type="float">
            <text:p>103555283899893</text:p>
          </table:table-cell>
          <table:table-cell office:value-type="float" office:value="10538061" calcext:value-type="float">
            <text:p>10538061</text:p>
          </table:table-cell>
          <table:table-cell office:value-type="float" office:value="341899380539243" calcext:value-type="float">
            <text:p>34189938053924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639350" calcext:value-type="float">
            <text:p>238344096639350</text:p>
          </table:table-cell>
        </table:table-row>
        <table:table-row table:style-name="ro1">
          <table:table-cell office:value-type="float" office:value="103555291913096" calcext:value-type="float">
            <text:p>103555291913096</text:p>
          </table:table-cell>
          <table:table-cell office:value-type="float" office:value="8013203" calcext:value-type="float">
            <text:p>8013203</text:p>
          </table:table-cell>
          <table:table-cell office:value-type="float" office:value="341899388931577" calcext:value-type="float">
            <text:p>34189938893157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018481" calcext:value-type="float">
            <text:p>238344097018481</text:p>
          </table:table-cell>
        </table:table-row>
        <table:table-row table:style-name="ro1">
          <table:table-cell office:value-type="float" office:value="103555300123700" calcext:value-type="float">
            <text:p>103555300123700</text:p>
          </table:table-cell>
          <table:table-cell office:value-type="float" office:value="8210604" calcext:value-type="float">
            <text:p>8210604</text:p>
          </table:table-cell>
          <table:table-cell office:value-type="float" office:value="341899397323911" calcext:value-type="float">
            <text:p>34189939732391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200211" calcext:value-type="float">
            <text:p>238344097200211</text:p>
          </table:table-cell>
        </table:table-row>
        <table:table-row table:style-name="ro1">
          <table:table-cell office:value-type="float" office:value="103555308858636" calcext:value-type="float">
            <text:p>103555308858636</text:p>
          </table:table-cell>
          <table:table-cell office:value-type="float" office:value="8734936" calcext:value-type="float">
            <text:p>8734936</text:p>
          </table:table-cell>
          <table:table-cell office:value-type="float" office:value="341899405716245" calcext:value-type="float">
            <text:p>34189940571624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857609" calcext:value-type="float">
            <text:p>238344096857609</text:p>
          </table:table-cell>
        </table:table-row>
        <table:table-row table:style-name="ro1">
          <table:table-cell office:value-type="float" office:value="103555316882288" calcext:value-type="float">
            <text:p>103555316882288</text:p>
          </table:table-cell>
          <table:table-cell office:value-type="float" office:value="8023652" calcext:value-type="float">
            <text:p>8023652</text:p>
          </table:table-cell>
          <table:table-cell office:value-type="float" office:value="341899414078061" calcext:value-type="float">
            <text:p>341899414078061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195773" calcext:value-type="float">
            <text:p>238344097195773</text:p>
          </table:table-cell>
        </table:table-row>
        <table:table-row table:style-name="ro1">
          <table:table-cell office:value-type="float" office:value="103555325500636" calcext:value-type="float">
            <text:p>103555325500636</text:p>
          </table:table-cell>
          <table:table-cell office:value-type="float" office:value="8618348" calcext:value-type="float">
            <text:p>8618348</text:p>
          </table:table-cell>
          <table:table-cell office:value-type="float" office:value="341899422500913" calcext:value-type="float">
            <text:p>34189942250091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7000277" calcext:value-type="float">
            <text:p>238344097000277</text:p>
          </table:table-cell>
        </table:table-row>
        <table:table-row table:style-name="ro1">
          <table:table-cell office:value-type="float" office:value="103555333610096" calcext:value-type="float">
            <text:p>103555333610096</text:p>
          </table:table-cell>
          <table:table-cell office:value-type="float" office:value="8109460" calcext:value-type="float">
            <text:p>8109460</text:p>
          </table:table-cell>
          <table:table-cell office:value-type="float" office:value="341899430893246" calcext:value-type="float">
            <text:p>341899430893246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7283150" calcext:value-type="float">
            <text:p>238344097283150</text:p>
          </table:table-cell>
        </table:table-row>
        <table:table-row table:style-name="ro1">
          <table:table-cell office:value-type="float" office:value="103555342352234" calcext:value-type="float">
            <text:p>103555342352234</text:p>
          </table:table-cell>
          <table:table-cell office:value-type="float" office:value="8742138" calcext:value-type="float">
            <text:p>8742138</text:p>
          </table:table-cell>
          <table:table-cell office:value-type="float" office:value="341899439285580" calcext:value-type="float">
            <text:p>34189943928558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33346" calcext:value-type="float">
            <text:p>238344096933346</text:p>
          </table:table-cell>
        </table:table-row>
        <table:table-row table:style-name="ro1">
          <table:table-cell office:value-type="float" office:value="103555351025083" calcext:value-type="float">
            <text:p>103555351025083</text:p>
          </table:table-cell>
          <table:table-cell office:value-type="float" office:value="8672849" calcext:value-type="float">
            <text:p>8672849</text:p>
          </table:table-cell>
          <table:table-cell office:value-type="float" office:value="341899447708432" calcext:value-type="float">
            <text:p>341899447708432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683349" calcext:value-type="float">
            <text:p>238344096683349</text:p>
          </table:table-cell>
        </table:table-row>
        <table:table-row table:style-name="ro1">
          <table:table-cell office:value-type="float" office:value="103555359215217" calcext:value-type="float">
            <text:p>103555359215217</text:p>
          </table:table-cell>
          <table:table-cell office:value-type="float" office:value="8190134" calcext:value-type="float">
            <text:p>8190134</text:p>
          </table:table-cell>
          <table:table-cell office:value-type="float" office:value="341899456131284" calcext:value-type="float">
            <text:p>341899456131284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916067" calcext:value-type="float">
            <text:p>238344096916067</text:p>
          </table:table-cell>
        </table:table-row>
        <table:table-row table:style-name="ro1">
          <table:table-cell office:value-type="float" office:value="103555367479511" calcext:value-type="float">
            <text:p>103555367479511</text:p>
          </table:table-cell>
          <table:table-cell office:value-type="float" office:value="8264294" calcext:value-type="float">
            <text:p>8264294</text:p>
          </table:table-cell>
          <table:table-cell office:value-type="float" office:value="341899464493100" calcext:value-type="float">
            <text:p>34189946449310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013589" calcext:value-type="float">
            <text:p>238344097013589</text:p>
          </table:table-cell>
        </table:table-row>
        <table:table-row table:style-name="ro1">
          <table:table-cell office:value-type="float" office:value="103555375948756" calcext:value-type="float">
            <text:p>103555375948756</text:p>
          </table:table-cell>
          <table:table-cell office:value-type="float" office:value="8469245" calcext:value-type="float">
            <text:p>8469245</text:p>
          </table:table-cell>
          <table:table-cell office:value-type="float" office:value="341899472885434" calcext:value-type="float">
            <text:p>34189947288543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36678" calcext:value-type="float">
            <text:p>238344096936678</text:p>
          </table:table-cell>
        </table:table-row>
        <table:table-row table:style-name="ro1">
          <table:table-cell office:value-type="float" office:value="103555384244908" calcext:value-type="float">
            <text:p>103555384244908</text:p>
          </table:table-cell>
          <table:table-cell office:value-type="float" office:value="8296152" calcext:value-type="float">
            <text:p>8296152</text:p>
          </table:table-cell>
          <table:table-cell office:value-type="float" office:value="341899481247250" calcext:value-type="float">
            <text:p>34189948124725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002342" calcext:value-type="float">
            <text:p>238344097002342</text:p>
          </table:table-cell>
        </table:table-row>
        <table:table-row table:style-name="ro1">
          <table:table-cell office:value-type="float" office:value="103555393958370" calcext:value-type="float">
            <text:p>103555393958370</text:p>
          </table:table-cell>
          <table:table-cell office:value-type="float" office:value="9713462" calcext:value-type="float">
            <text:p>9713462</text:p>
          </table:table-cell>
          <table:table-cell office:value-type="float" office:value="341899489731137" calcext:value-type="float">
            <text:p>341899489731137</text:p>
          </table:table-cell>
          <table:table-cell office:value-type="float" office:value="8483887" calcext:value-type="float">
            <text:p>8483887</text:p>
          </table:table-cell>
          <table:table-cell office:value-type="float" office:value="238344095772767" calcext:value-type="float">
            <text:p>238344095772767</text:p>
          </table:table-cell>
        </table:table-row>
        <table:table-row table:style-name="ro1">
          <table:table-cell office:value-type="float" office:value="103555401280501" calcext:value-type="float">
            <text:p>103555401280501</text:p>
          </table:table-cell>
          <table:table-cell office:value-type="float" office:value="7322131" calcext:value-type="float">
            <text:p>7322131</text:p>
          </table:table-cell>
          <table:table-cell office:value-type="float" office:value="341899498092954" calcext:value-type="float">
            <text:p>34189949809295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6812453" calcext:value-type="float">
            <text:p>238344096812453</text:p>
          </table:table-cell>
        </table:table-row>
        <table:table-row table:style-name="ro1">
          <table:table-cell office:value-type="float" office:value="103555409603957" calcext:value-type="float">
            <text:p>103555409603957</text:p>
          </table:table-cell>
          <table:table-cell office:value-type="float" office:value="8323456" calcext:value-type="float">
            <text:p>8323456</text:p>
          </table:table-cell>
          <table:table-cell office:value-type="float" office:value="341899506485288" calcext:value-type="float">
            <text:p>34189950648528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881331" calcext:value-type="float">
            <text:p>238344096881331</text:p>
          </table:table-cell>
        </table:table-row>
        <table:table-row table:style-name="ro1">
          <table:table-cell office:value-type="float" office:value="103555417887977" calcext:value-type="float">
            <text:p>103555417887977</text:p>
          </table:table-cell>
          <table:table-cell office:value-type="float" office:value="8284020" calcext:value-type="float">
            <text:p>8284020</text:p>
          </table:table-cell>
          <table:table-cell office:value-type="float" office:value="341899514877621" calcext:value-type="float">
            <text:p>341899514877621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6989644" calcext:value-type="float">
            <text:p>238344096989644</text:p>
          </table:table-cell>
        </table:table-row>
        <table:table-row table:style-name="ro1">
          <table:table-cell office:value-type="float" office:value="103555426396343" calcext:value-type="float">
            <text:p>103555426396343</text:p>
          </table:table-cell>
          <table:table-cell office:value-type="float" office:value="8508366" calcext:value-type="float">
            <text:p>8508366</text:p>
          </table:table-cell>
          <table:table-cell office:value-type="float" office:value="341899523208920" calcext:value-type="float">
            <text:p>341899523208920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6812577" calcext:value-type="float">
            <text:p>238344096812577</text:p>
          </table:table-cell>
        </table:table-row>
        <table:table-row table:style-name="ro1">
          <table:table-cell office:value-type="float" office:value="103555434626631" calcext:value-type="float">
            <text:p>103555434626631</text:p>
          </table:table-cell>
          <table:table-cell office:value-type="float" office:value="8230288" calcext:value-type="float">
            <text:p>8230288</text:p>
          </table:table-cell>
          <table:table-cell office:value-type="float" office:value="341899531601254" calcext:value-type="float">
            <text:p>34189953160125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74623" calcext:value-type="float">
            <text:p>238344096974623</text:p>
          </table:table-cell>
        </table:table-row>
        <table:table-row table:style-name="ro1">
          <table:table-cell office:value-type="float" office:value="103555443064475" calcext:value-type="float">
            <text:p>103555443064475</text:p>
          </table:table-cell>
          <table:table-cell office:value-type="float" office:value="8437844" calcext:value-type="float">
            <text:p>8437844</text:p>
          </table:table-cell>
          <table:table-cell office:value-type="float" office:value="341899540024106" calcext:value-type="float">
            <text:p>341899540024106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959631" calcext:value-type="float">
            <text:p>238344096959631</text:p>
          </table:table-cell>
        </table:table-row>
        <table:table-row table:style-name="ro1">
          <table:table-cell office:value-type="float" office:value="103555451452866" calcext:value-type="float">
            <text:p>103555451452866</text:p>
          </table:table-cell>
          <table:table-cell office:value-type="float" office:value="8388391" calcext:value-type="float">
            <text:p>8388391</text:p>
          </table:table-cell>
          <table:table-cell office:value-type="float" office:value="341899548477475" calcext:value-type="float">
            <text:p>341899548477475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7024609" calcext:value-type="float">
            <text:p>238344097024609</text:p>
          </table:table-cell>
        </table:table-row>
        <table:table-row table:style-name="ro1">
          <table:table-cell office:value-type="float" office:value="103555459820450" calcext:value-type="float">
            <text:p>103555459820450</text:p>
          </table:table-cell>
          <table:table-cell office:value-type="float" office:value="8367584" calcext:value-type="float">
            <text:p>8367584</text:p>
          </table:table-cell>
          <table:table-cell office:value-type="float" office:value="341899556839291" calcext:value-type="float">
            <text:p>341899556839291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018841" calcext:value-type="float">
            <text:p>238344097018841</text:p>
          </table:table-cell>
        </table:table-row>
        <table:table-row table:style-name="ro1">
          <table:table-cell office:value-type="float" office:value="103555468293072" calcext:value-type="float">
            <text:p>103555468293072</text:p>
          </table:table-cell>
          <table:table-cell office:value-type="float" office:value="8472622" calcext:value-type="float">
            <text:p>8472622</text:p>
          </table:table-cell>
          <table:table-cell office:value-type="float" office:value="341899565201108" calcext:value-type="float">
            <text:p>34189956520110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6908036" calcext:value-type="float">
            <text:p>238344096908036</text:p>
          </table:table-cell>
        </table:table-row>
        <table:table-row table:style-name="ro1">
          <table:table-cell office:value-type="float" office:value="103555476672037" calcext:value-type="float">
            <text:p>103555476672037</text:p>
          </table:table-cell>
          <table:table-cell office:value-type="float" office:value="8378965" calcext:value-type="float">
            <text:p>8378965</text:p>
          </table:table-cell>
          <table:table-cell office:value-type="float" office:value="341899573623959" calcext:value-type="float">
            <text:p>34189957362395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6951922" calcext:value-type="float">
            <text:p>238344096951922</text:p>
          </table:table-cell>
        </table:table-row>
        <table:table-row table:style-name="ro1">
          <table:table-cell office:value-type="float" office:value="103555485229281" calcext:value-type="float">
            <text:p>103555485229281</text:p>
          </table:table-cell>
          <table:table-cell office:value-type="float" office:value="8557244" calcext:value-type="float">
            <text:p>8557244</text:p>
          </table:table-cell>
          <table:table-cell office:value-type="float" office:value="341899581955258" calcext:value-type="float">
            <text:p>341899581955258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6725977" calcext:value-type="float">
            <text:p>238344096725977</text:p>
          </table:table-cell>
        </table:table-row>
        <table:table-row table:style-name="ro1">
          <table:table-cell office:value-type="float" office:value="103555493304912" calcext:value-type="float">
            <text:p>103555493304912</text:p>
          </table:table-cell>
          <table:table-cell office:value-type="float" office:value="8075631" calcext:value-type="float">
            <text:p>8075631</text:p>
          </table:table-cell>
          <table:table-cell office:value-type="float" office:value="341899590347592" calcext:value-type="float">
            <text:p>34189959034759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042680" calcext:value-type="float">
            <text:p>238344097042680</text:p>
          </table:table-cell>
        </table:table-row>
        <table:table-row table:style-name="ro1">
          <table:table-cell office:value-type="float" office:value="103555501918096" calcext:value-type="float">
            <text:p>103555501918096</text:p>
          </table:table-cell>
          <table:table-cell office:value-type="float" office:value="8613184" calcext:value-type="float">
            <text:p>8613184</text:p>
          </table:table-cell>
          <table:table-cell office:value-type="float" office:value="341899598770444" calcext:value-type="float">
            <text:p>341899598770444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852348" calcext:value-type="float">
            <text:p>238344096852348</text:p>
          </table:table-cell>
        </table:table-row>
        <table:table-row table:style-name="ro1">
          <table:table-cell office:value-type="float" office:value="103555510160068" calcext:value-type="float">
            <text:p>103555510160068</text:p>
          </table:table-cell>
          <table:table-cell office:value-type="float" office:value="8241972" calcext:value-type="float">
            <text:p>8241972</text:p>
          </table:table-cell>
          <table:table-cell office:value-type="float" office:value="341899607223813" calcext:value-type="float">
            <text:p>341899607223813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7063745" calcext:value-type="float">
            <text:p>238344097063745</text:p>
          </table:table-cell>
        </table:table-row>
        <table:table-row table:style-name="ro1">
          <table:table-cell office:value-type="float" office:value="103555546197253" calcext:value-type="float">
            <text:p>103555546197253</text:p>
          </table:table-cell>
          <table:table-cell office:value-type="float" office:value="36037185" calcext:value-type="float">
            <text:p>36037185</text:p>
          </table:table-cell>
          <table:table-cell office:value-type="float" office:value="341899615585629" calcext:value-type="float">
            <text:p>34189961558562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9388376" calcext:value-type="float">
            <text:p>238344069388376</text:p>
          </table:table-cell>
        </table:table-row>
        <table:table-row table:style-name="ro1">
          <table:table-cell office:value-type="float" office:value="103555554467029" calcext:value-type="float">
            <text:p>103555554467029</text:p>
          </table:table-cell>
          <table:table-cell office:value-type="float" office:value="8269776" calcext:value-type="float">
            <text:p>8269776</text:p>
          </table:table-cell>
          <table:table-cell office:value-type="float" office:value="341899623977963" calcext:value-type="float">
            <text:p>34189962397796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69510934" calcext:value-type="float">
            <text:p>238344069510934</text:p>
          </table:table-cell>
        </table:table-row>
        <table:table-row table:style-name="ro1">
          <table:table-cell office:value-type="float" office:value="103555555574216" calcext:value-type="float">
            <text:p>103555555574216</text:p>
          </table:table-cell>
          <table:table-cell office:value-type="float" office:value="1107187" calcext:value-type="float">
            <text:p>1107187</text:p>
          </table:table-cell>
          <table:table-cell office:value-type="float" office:value="341899632339780" calcext:value-type="float">
            <text:p>34189963233978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76765564" calcext:value-type="float">
            <text:p>238344076765564</text:p>
          </table:table-cell>
        </table:table-row>
        <table:table-row table:style-name="ro1">
          <table:table-cell office:value-type="float" office:value="103555556427446" calcext:value-type="float">
            <text:p>103555556427446</text:p>
          </table:table-cell>
          <table:table-cell office:value-type="float" office:value="853230" calcext:value-type="float">
            <text:p>853230</text:p>
          </table:table-cell>
          <table:table-cell office:value-type="float" office:value="341899640732114" calcext:value-type="float">
            <text:p>34189964073211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4304668" calcext:value-type="float">
            <text:p>238344084304668</text:p>
          </table:table-cell>
        </table:table-row>
        <table:table-row table:style-name="ro1">
          <table:table-cell office:value-type="float" office:value="103555557921054" calcext:value-type="float">
            <text:p>103555557921054</text:p>
          </table:table-cell>
          <table:table-cell office:value-type="float" office:value="1493608" calcext:value-type="float">
            <text:p>1493608</text:p>
          </table:table-cell>
          <table:table-cell office:value-type="float" office:value="341899649093930" calcext:value-type="float">
            <text:p>34189964909393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1172876" calcext:value-type="float">
            <text:p>238344091172876</text:p>
          </table:table-cell>
        </table:table-row>
        <table:table-row table:style-name="ro1">
          <table:table-cell office:value-type="float" office:value="103555569227941" calcext:value-type="float">
            <text:p>103555569227941</text:p>
          </table:table-cell>
          <table:table-cell office:value-type="float" office:value="11306887" calcext:value-type="float">
            <text:p>11306887</text:p>
          </table:table-cell>
          <table:table-cell office:value-type="float" office:value="341899657486264" calcext:value-type="float">
            <text:p>34189965748626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8258323" calcext:value-type="float">
            <text:p>238344088258323</text:p>
          </table:table-cell>
        </table:table-row>
        <table:table-row table:style-name="ro1">
          <table:table-cell office:value-type="float" office:value="103555569773686" calcext:value-type="float">
            <text:p>103555569773686</text:p>
          </table:table-cell>
          <table:table-cell office:value-type="float" office:value="545745" calcext:value-type="float">
            <text:p>545745</text:p>
          </table:table-cell>
          <table:table-cell office:value-type="float" office:value="341899665878598" calcext:value-type="float">
            <text:p>34189966587859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104912" calcext:value-type="float">
            <text:p>238344096104912</text:p>
          </table:table-cell>
        </table:table-row>
        <table:table-row table:style-name="ro1">
          <table:table-cell office:value-type="float" office:value="103555575188322" calcext:value-type="float">
            <text:p>103555575188322</text:p>
          </table:table-cell>
          <table:table-cell office:value-type="float" office:value="5414636" calcext:value-type="float">
            <text:p>5414636</text:p>
          </table:table-cell>
          <table:table-cell office:value-type="float" office:value="341899674270932" calcext:value-type="float">
            <text:p>34189967427093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082610" calcext:value-type="float">
            <text:p>238344099082610</text:p>
          </table:table-cell>
        </table:table-row>
        <table:table-row table:style-name="ro1">
          <table:table-cell office:value-type="float" office:value="103555582900382" calcext:value-type="float">
            <text:p>103555582900382</text:p>
          </table:table-cell>
          <table:table-cell office:value-type="float" office:value="7712060" calcext:value-type="float">
            <text:p>7712060</text:p>
          </table:table-cell>
          <table:table-cell office:value-type="float" office:value="341899682663266" calcext:value-type="float">
            <text:p>34189968266326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762884" calcext:value-type="float">
            <text:p>238344099762884</text:p>
          </table:table-cell>
        </table:table-row>
        <table:table-row table:style-name="ro1">
          <table:table-cell office:value-type="float" office:value="103555595412182" calcext:value-type="float">
            <text:p>103555595412182</text:p>
          </table:table-cell>
          <table:table-cell office:value-type="float" office:value="12511800" calcext:value-type="float">
            <text:p>12511800</text:p>
          </table:table-cell>
          <table:table-cell office:value-type="float" office:value="341899691086118" calcext:value-type="float">
            <text:p>341899691086118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673936" calcext:value-type="float">
            <text:p>238344095673936</text:p>
          </table:table-cell>
        </table:table-row>
        <table:table-row table:style-name="ro1">
          <table:table-cell office:value-type="float" office:value="103555599660276" calcext:value-type="float">
            <text:p>103555599660276</text:p>
          </table:table-cell>
          <table:table-cell office:value-type="float" office:value="4248094" calcext:value-type="float">
            <text:p>4248094</text:p>
          </table:table-cell>
          <table:table-cell office:value-type="float" office:value="341899699447934" calcext:value-type="float">
            <text:p>341899699447934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787658" calcext:value-type="float">
            <text:p>238344099787658</text:p>
          </table:table-cell>
        </table:table-row>
        <table:table-row table:style-name="ro1">
          <table:table-cell office:value-type="float" office:value="103555607837833" calcext:value-type="float">
            <text:p>103555607837833</text:p>
          </table:table-cell>
          <table:table-cell office:value-type="float" office:value="8177557" calcext:value-type="float">
            <text:p>8177557</text:p>
          </table:table-cell>
          <table:table-cell office:value-type="float" office:value="341899707840268" calcext:value-type="float">
            <text:p>34189970784026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02435" calcext:value-type="float">
            <text:p>238344100002435</text:p>
          </table:table-cell>
        </table:table-row>
        <table:table-row table:style-name="ro1">
          <table:table-cell office:value-type="float" office:value="103555616508382" calcext:value-type="float">
            <text:p>103555616508382</text:p>
          </table:table-cell>
          <table:table-cell office:value-type="float" office:value="8670549" calcext:value-type="float">
            <text:p>8670549</text:p>
          </table:table-cell>
          <table:table-cell office:value-type="float" office:value="341899716232602" calcext:value-type="float">
            <text:p>34189971623260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724220" calcext:value-type="float">
            <text:p>238344099724220</text:p>
          </table:table-cell>
        </table:table-row>
        <table:table-row table:style-name="ro1">
          <table:table-cell office:value-type="float" office:value="103555624718110" calcext:value-type="float">
            <text:p>103555624718110</text:p>
          </table:table-cell>
          <table:table-cell office:value-type="float" office:value="8209728" calcext:value-type="float">
            <text:p>8209728</text:p>
          </table:table-cell>
          <table:table-cell office:value-type="float" office:value="341899724624936" calcext:value-type="float">
            <text:p>34189972462493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06826" calcext:value-type="float">
            <text:p>238344099906826</text:p>
          </table:table-cell>
        </table:table-row>
        <table:table-row table:style-name="ro1">
          <table:table-cell office:value-type="float" office:value="103555633084300" calcext:value-type="float">
            <text:p>103555633084300</text:p>
          </table:table-cell>
          <table:table-cell office:value-type="float" office:value="8366190" calcext:value-type="float">
            <text:p>8366190</text:p>
          </table:table-cell>
          <table:table-cell office:value-type="float" office:value="341899733047788" calcext:value-type="float">
            <text:p>341899733047788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963488" calcext:value-type="float">
            <text:p>238344099963488</text:p>
          </table:table-cell>
        </table:table-row>
        <table:table-row table:style-name="ro1">
          <table:table-cell office:value-type="float" office:value="103555643677104" calcext:value-type="float">
            <text:p>103555643677104</text:p>
          </table:table-cell>
          <table:table-cell office:value-type="float" office:value="10592804" calcext:value-type="float">
            <text:p>10592804</text:p>
          </table:table-cell>
          <table:table-cell office:value-type="float" office:value="341899741440121" calcext:value-type="float">
            <text:p>341899741440121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7763017" calcext:value-type="float">
            <text:p>238344097763017</text:p>
          </table:table-cell>
        </table:table-row>
        <table:table-row table:style-name="ro1">
          <table:table-cell office:value-type="float" office:value="103555652119474" calcext:value-type="float">
            <text:p>103555652119474</text:p>
          </table:table-cell>
          <table:table-cell office:value-type="float" office:value="8442370" calcext:value-type="float">
            <text:p>8442370</text:p>
          </table:table-cell>
          <table:table-cell office:value-type="float" office:value="341899749801938" calcext:value-type="float">
            <text:p>34189974980193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7682464" calcext:value-type="float">
            <text:p>238344097682464</text:p>
          </table:table-cell>
        </table:table-row>
        <table:table-row table:style-name="ro1">
          <table:table-cell office:value-type="float" office:value="103555660150940" calcext:value-type="float">
            <text:p>103555660150940</text:p>
          </table:table-cell>
          <table:table-cell office:value-type="float" office:value="8031466" calcext:value-type="float">
            <text:p>8031466</text:p>
          </table:table-cell>
          <table:table-cell office:value-type="float" office:value="341899758224789" calcext:value-type="float">
            <text:p>34189975822478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8073849" calcext:value-type="float">
            <text:p>238344098073849</text:p>
          </table:table-cell>
        </table:table-row>
        <table:table-row table:style-name="ro1">
          <table:table-cell office:value-type="float" office:value="103555668641544" calcext:value-type="float">
            <text:p>103555668641544</text:p>
          </table:table-cell>
          <table:table-cell office:value-type="float" office:value="8490604" calcext:value-type="float">
            <text:p>8490604</text:p>
          </table:table-cell>
          <table:table-cell office:value-type="float" office:value="341899766586606" calcext:value-type="float">
            <text:p>341899766586606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7945062" calcext:value-type="float">
            <text:p>238344097945062</text:p>
          </table:table-cell>
        </table:table-row>
        <table:table-row table:style-name="ro1">
          <table:table-cell office:value-type="float" office:value="103555676870870" calcext:value-type="float">
            <text:p>103555676870870</text:p>
          </table:table-cell>
          <table:table-cell office:value-type="float" office:value="8229326" calcext:value-type="float">
            <text:p>8229326</text:p>
          </table:table-cell>
          <table:table-cell office:value-type="float" office:value="341899775009457" calcext:value-type="float">
            <text:p>341899775009457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8138587" calcext:value-type="float">
            <text:p>238344098138587</text:p>
          </table:table-cell>
        </table:table-row>
        <table:table-row table:style-name="ro1">
          <table:table-cell office:value-type="float" office:value="103555685637716" calcext:value-type="float">
            <text:p>103555685637716</text:p>
          </table:table-cell>
          <table:table-cell office:value-type="float" office:value="8766846" calcext:value-type="float">
            <text:p>8766846</text:p>
          </table:table-cell>
          <table:table-cell office:value-type="float" office:value="341899783371274" calcext:value-type="float">
            <text:p>34189978337127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7733558" calcext:value-type="float">
            <text:p>238344097733558</text:p>
          </table:table-cell>
        </table:table-row>
        <table:table-row table:style-name="ro1">
          <table:table-cell office:value-type="float" office:value="103555694426280" calcext:value-type="float">
            <text:p>103555694426280</text:p>
          </table:table-cell>
          <table:table-cell office:value-type="float" office:value="8788564" calcext:value-type="float">
            <text:p>8788564</text:p>
          </table:table-cell>
          <table:table-cell office:value-type="float" office:value="341899791763608" calcext:value-type="float">
            <text:p>34189979176360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337328" calcext:value-type="float">
            <text:p>238344097337328</text:p>
          </table:table-cell>
        </table:table-row>
        <table:table-row table:style-name="ro1">
          <table:table-cell office:value-type="float" office:value="103555703410354" calcext:value-type="float">
            <text:p>103555703410354</text:p>
          </table:table-cell>
          <table:table-cell office:value-type="float" office:value="8984074" calcext:value-type="float">
            <text:p>8984074</text:p>
          </table:table-cell>
          <table:table-cell office:value-type="float" office:value="341899800216977" calcext:value-type="float">
            <text:p>341899800216977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6806623" calcext:value-type="float">
            <text:p>238344096806623</text:p>
          </table:table-cell>
        </table:table-row>
        <table:table-row table:style-name="ro1">
          <table:table-cell office:value-type="float" office:value="103555711632690" calcext:value-type="float">
            <text:p>103555711632690</text:p>
          </table:table-cell>
          <table:table-cell office:value-type="float" office:value="8222336" calcext:value-type="float">
            <text:p>8222336</text:p>
          </table:table-cell>
          <table:table-cell office:value-type="float" office:value="341899808609311" calcext:value-type="float">
            <text:p>34189980860931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76621" calcext:value-type="float">
            <text:p>238344096976621</text:p>
          </table:table-cell>
        </table:table-row>
        <table:table-row table:style-name="ro1">
          <table:table-cell office:value-type="float" office:value="103555720036711" calcext:value-type="float">
            <text:p>103555720036711</text:p>
          </table:table-cell>
          <table:table-cell office:value-type="float" office:value="8404021" calcext:value-type="float">
            <text:p>8404021</text:p>
          </table:table-cell>
          <table:table-cell office:value-type="float" office:value="341899816940610" calcext:value-type="float">
            <text:p>341899816940610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6903899" calcext:value-type="float">
            <text:p>238344096903899</text:p>
          </table:table-cell>
        </table:table-row>
        <table:table-row table:style-name="ro1">
          <table:table-cell office:value-type="float" office:value="103555728409853" calcext:value-type="float">
            <text:p>103555728409853</text:p>
          </table:table-cell>
          <table:table-cell office:value-type="float" office:value="8373142" calcext:value-type="float">
            <text:p>8373142</text:p>
          </table:table-cell>
          <table:table-cell office:value-type="float" office:value="341899825332944" calcext:value-type="float">
            <text:p>34189982533294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23091" calcext:value-type="float">
            <text:p>238344096923091</text:p>
          </table:table-cell>
        </table:table-row>
        <table:table-row table:style-name="ro1">
          <table:table-cell office:value-type="float" office:value="103555736948652" calcext:value-type="float">
            <text:p>103555736948652</text:p>
          </table:table-cell>
          <table:table-cell office:value-type="float" office:value="8538799" calcext:value-type="float">
            <text:p>8538799</text:p>
          </table:table-cell>
          <table:table-cell office:value-type="float" office:value="341899833847348" calcext:value-type="float">
            <text:p>341899833847348</text:p>
          </table:table-cell>
          <table:table-cell office:value-type="float" office:value="8514404" calcext:value-type="float">
            <text:p>8514404</text:p>
          </table:table-cell>
          <table:table-cell office:value-type="float" office:value="238344096898696" calcext:value-type="float">
            <text:p>238344096898696</text:p>
          </table:table-cell>
        </table:table-row>
        <table:table-row table:style-name="ro1">
          <table:table-cell office:value-type="float" office:value="103555745469042" calcext:value-type="float">
            <text:p>103555745469042</text:p>
          </table:table-cell>
          <table:table-cell office:value-type="float" office:value="8520390" calcext:value-type="float">
            <text:p>8520390</text:p>
          </table:table-cell>
          <table:table-cell office:value-type="float" office:value="341899842148129" calcext:value-type="float">
            <text:p>341899842148129</text:p>
          </table:table-cell>
          <table:table-cell office:value-type="float" office:value="8300781" calcext:value-type="float">
            <text:p>8300781</text:p>
          </table:table-cell>
          <table:table-cell office:value-type="float" office:value="238344096679087" calcext:value-type="float">
            <text:p>238344096679087</text:p>
          </table:table-cell>
        </table:table-row>
        <table:table-row table:style-name="ro1">
          <table:table-cell office:value-type="float" office:value="103555753503387" calcext:value-type="float">
            <text:p>103555753503387</text:p>
          </table:table-cell>
          <table:table-cell office:value-type="float" office:value="8034345" calcext:value-type="float">
            <text:p>8034345</text:p>
          </table:table-cell>
          <table:table-cell office:value-type="float" office:value="341899850540463" calcext:value-type="float">
            <text:p>34189985054046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037076" calcext:value-type="float">
            <text:p>238344097037076</text:p>
          </table:table-cell>
        </table:table-row>
        <table:table-row table:style-name="ro1">
          <table:table-cell office:value-type="float" office:value="103555762173972" calcext:value-type="float">
            <text:p>103555762173972</text:p>
          </table:table-cell>
          <table:table-cell office:value-type="float" office:value="8670585" calcext:value-type="float">
            <text:p>8670585</text:p>
          </table:table-cell>
          <table:table-cell office:value-type="float" office:value="341899858932797" calcext:value-type="float">
            <text:p>34189985893279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758825" calcext:value-type="float">
            <text:p>238344096758825</text:p>
          </table:table-cell>
        </table:table-row>
        <table:table-row table:style-name="ro1">
          <table:table-cell office:value-type="float" office:value="103555769986675" calcext:value-type="float">
            <text:p>103555769986675</text:p>
          </table:table-cell>
          <table:table-cell office:value-type="float" office:value="7812703" calcext:value-type="float">
            <text:p>7812703</text:p>
          </table:table-cell>
          <table:table-cell office:value-type="float" office:value="341899867355649" calcext:value-type="float">
            <text:p>341899867355649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7368974" calcext:value-type="float">
            <text:p>238344097368974</text:p>
          </table:table-cell>
        </table:table-row>
        <table:table-row table:style-name="ro1">
          <table:table-cell office:value-type="float" office:value="103555778516387" calcext:value-type="float">
            <text:p>103555778516387</text:p>
          </table:table-cell>
          <table:table-cell office:value-type="float" office:value="8529712" calcext:value-type="float">
            <text:p>8529712</text:p>
          </table:table-cell>
          <table:table-cell office:value-type="float" office:value="341899875686948" calcext:value-type="float">
            <text:p>341899875686948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7170561" calcext:value-type="float">
            <text:p>238344097170561</text:p>
          </table:table-cell>
        </table:table-row>
        <table:table-row table:style-name="ro1">
          <table:table-cell office:value-type="float" office:value="103555786654033" calcext:value-type="float">
            <text:p>103555786654033</text:p>
          </table:table-cell>
          <table:table-cell office:value-type="float" office:value="8137646" calcext:value-type="float">
            <text:p>8137646</text:p>
          </table:table-cell>
          <table:table-cell office:value-type="float" office:value="341899884079282" calcext:value-type="float">
            <text:p>34189988407928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425249" calcext:value-type="float">
            <text:p>238344097425249</text:p>
          </table:table-cell>
        </table:table-row>
        <table:table-row table:style-name="ro1">
          <table:table-cell office:value-type="float" office:value="103555795258737" calcext:value-type="float">
            <text:p>103555795258737</text:p>
          </table:table-cell>
          <table:table-cell office:value-type="float" office:value="8604704" calcext:value-type="float">
            <text:p>8604704</text:p>
          </table:table-cell>
          <table:table-cell office:value-type="float" office:value="341899892654721" calcext:value-type="float">
            <text:p>341899892654721</text:p>
          </table:table-cell>
          <table:table-cell office:value-type="float" office:value="8575439" calcext:value-type="float">
            <text:p>8575439</text:p>
          </table:table-cell>
          <table:table-cell office:value-type="float" office:value="238344097395984" calcext:value-type="float">
            <text:p>238344097395984</text:p>
          </table:table-cell>
        </table:table-row>
        <table:table-row table:style-name="ro1">
          <table:table-cell office:value-type="float" office:value="103555803625416" calcext:value-type="float">
            <text:p>103555803625416</text:p>
          </table:table-cell>
          <table:table-cell office:value-type="float" office:value="8366679" calcext:value-type="float">
            <text:p>8366679</text:p>
          </table:table-cell>
          <table:table-cell office:value-type="float" office:value="341899900894467" calcext:value-type="float">
            <text:p>341899900894467</text:p>
          </table:table-cell>
          <table:table-cell office:value-type="float" office:value="8239746" calcext:value-type="float">
            <text:p>8239746</text:p>
          </table:table-cell>
          <table:table-cell office:value-type="float" office:value="238344097269051" calcext:value-type="float">
            <text:p>238344097269051</text:p>
          </table:table-cell>
        </table:table-row>
        <table:table-row table:style-name="ro1">
          <table:table-cell office:value-type="float" office:value="103555867186604" calcext:value-type="float">
            <text:p>103555867186604</text:p>
          </table:table-cell>
          <table:table-cell office:value-type="float" office:value="63561188" calcext:value-type="float">
            <text:p>63561188</text:p>
          </table:table-cell>
          <table:table-cell office:value-type="float" office:value="341899909286801" calcext:value-type="float">
            <text:p>34189990928680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42100197" calcext:value-type="float">
            <text:p>238344042100197</text:p>
          </table:table-cell>
        </table:table-row>
        <table:table-row table:style-name="ro1">
          <table:table-cell office:value-type="float" office:value="103555870758473" calcext:value-type="float">
            <text:p>103555870758473</text:p>
          </table:table-cell>
          <table:table-cell office:value-type="float" office:value="3571869" calcext:value-type="float">
            <text:p>3571869</text:p>
          </table:table-cell>
          <table:table-cell office:value-type="float" office:value="341899917709653" calcext:value-type="float">
            <text:p>34189991770965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46951180" calcext:value-type="float">
            <text:p>238344046951180</text:p>
          </table:table-cell>
        </table:table-row>
        <table:table-row table:style-name="ro1">
          <table:table-cell office:value-type="float" office:value="103555871667889" calcext:value-type="float">
            <text:p>103555871667889</text:p>
          </table:table-cell>
          <table:table-cell office:value-type="float" office:value="909416" calcext:value-type="float">
            <text:p>909416</text:p>
          </table:table-cell>
          <table:table-cell office:value-type="float" office:value="341899926101987" calcext:value-type="float">
            <text:p>34189992610198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54434098" calcext:value-type="float">
            <text:p>238344054434098</text:p>
          </table:table-cell>
        </table:table-row>
        <table:table-row table:style-name="ro1">
          <table:table-cell office:value-type="float" office:value="103555872434467" calcext:value-type="float">
            <text:p>103555872434467</text:p>
          </table:table-cell>
          <table:table-cell office:value-type="float" office:value="766578" calcext:value-type="float">
            <text:p>766578</text:p>
          </table:table-cell>
          <table:table-cell office:value-type="float" office:value="341899934433286" calcext:value-type="float">
            <text:p>341899934433286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61998819" calcext:value-type="float">
            <text:p>238344061998819</text:p>
          </table:table-cell>
        </table:table-row>
        <table:table-row table:style-name="ro1">
          <table:table-cell office:value-type="float" office:value="103555873304335" calcext:value-type="float">
            <text:p>103555873304335</text:p>
          </table:table-cell>
          <table:table-cell office:value-type="float" office:value="869868" calcext:value-type="float">
            <text:p>869868</text:p>
          </table:table-cell>
          <table:table-cell office:value-type="float" office:value="341899942795102" calcext:value-type="float">
            <text:p>34189994279510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9490767" calcext:value-type="float">
            <text:p>238344069490767</text:p>
          </table:table-cell>
        </table:table-row>
        <table:table-row table:style-name="ro1">
          <table:table-cell office:value-type="float" office:value="103555874088709" calcext:value-type="float">
            <text:p>103555874088709</text:p>
          </table:table-cell>
          <table:table-cell office:value-type="float" office:value="784374" calcext:value-type="float">
            <text:p>784374</text:p>
          </table:table-cell>
          <table:table-cell office:value-type="float" office:value="341899951340024" calcext:value-type="float">
            <text:p>341899951340024</text:p>
          </table:table-cell>
          <table:table-cell office:value-type="float" office:value="8544922" calcext:value-type="float">
            <text:p>8544922</text:p>
          </table:table-cell>
          <table:table-cell office:value-type="float" office:value="238344077251315" calcext:value-type="float">
            <text:p>238344077251315</text:p>
          </table:table-cell>
        </table:table-row>
        <table:table-row table:style-name="ro1">
          <table:table-cell office:value-type="float" office:value="103555874869258" calcext:value-type="float">
            <text:p>103555874869258</text:p>
          </table:table-cell>
          <table:table-cell office:value-type="float" office:value="780549" calcext:value-type="float">
            <text:p>780549</text:p>
          </table:table-cell>
          <table:table-cell office:value-type="float" office:value="341899959579770" calcext:value-type="float">
            <text:p>341899959579770</text:p>
          </table:table-cell>
          <table:table-cell office:value-type="float" office:value="8239746" calcext:value-type="float">
            <text:p>8239746</text:p>
          </table:table-cell>
          <table:table-cell office:value-type="float" office:value="238344084710512" calcext:value-type="float">
            <text:p>238344084710512</text:p>
          </table:table-cell>
        </table:table-row>
        <table:table-row table:style-name="ro1">
          <table:table-cell office:value-type="float" office:value="103555880139641" calcext:value-type="float">
            <text:p>103555880139641</text:p>
          </table:table-cell>
          <table:table-cell office:value-type="float" office:value="5270383" calcext:value-type="float">
            <text:p>5270383</text:p>
          </table:table-cell>
          <table:table-cell office:value-type="float" office:value="341899968002621" calcext:value-type="float">
            <text:p>341899968002621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87862980" calcext:value-type="float">
            <text:p>238344087862980</text:p>
          </table:table-cell>
        </table:table-row>
        <table:table-row table:style-name="ro1">
          <table:table-cell office:value-type="float" office:value="103555880217464" calcext:value-type="float">
            <text:p>103555880217464</text:p>
          </table:table-cell>
          <table:table-cell office:value-type="float" office:value="77823" calcext:value-type="float">
            <text:p>77823</text:p>
          </table:table-cell>
          <table:table-cell office:value-type="float" office:value="341899976425473" calcext:value-type="float">
            <text:p>34189997642547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208009" calcext:value-type="float">
            <text:p>238344096208009</text:p>
          </table:table-cell>
        </table:table-row>
        <table:table-row table:style-name="ro1">
          <table:table-cell office:value-type="float" office:value="103555885035727" calcext:value-type="float">
            <text:p>103555885035727</text:p>
          </table:table-cell>
          <table:table-cell office:value-type="float" office:value="4818263" calcext:value-type="float">
            <text:p>4818263</text:p>
          </table:table-cell>
          <table:table-cell office:value-type="float" office:value="341899984787289" calcext:value-type="float">
            <text:p>34189998478728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751562" calcext:value-type="float">
            <text:p>238344099751562</text:p>
          </table:table-cell>
        </table:table-row>
        <table:table-row table:style-name="ro1">
          <table:table-cell office:value-type="float" office:value="103555893036603" calcext:value-type="float">
            <text:p>103555893036603</text:p>
          </table:table-cell>
          <table:table-cell office:value-type="float" office:value="8000876" calcext:value-type="float">
            <text:p>8000876</text:p>
          </table:table-cell>
          <table:table-cell office:value-type="float" office:value="341899993149106" calcext:value-type="float">
            <text:p>341899993149106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100112503" calcext:value-type="float">
            <text:p>238344100112503</text:p>
          </table:table-cell>
        </table:table-row>
        <table:table-row table:style-name="ro1">
          <table:table-cell office:value-type="float" office:value="103555901351467" calcext:value-type="float">
            <text:p>103555901351467</text:p>
          </table:table-cell>
          <table:table-cell office:value-type="float" office:value="8314864" calcext:value-type="float">
            <text:p>8314864</text:p>
          </table:table-cell>
          <table:table-cell office:value-type="float" office:value="341900001541440" calcext:value-type="float">
            <text:p>34190000154144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189973" calcext:value-type="float">
            <text:p>238344100189973</text:p>
          </table:table-cell>
        </table:table-row>
        <table:table-row table:style-name="ro1">
          <table:table-cell office:value-type="float" office:value="103555910040270" calcext:value-type="float">
            <text:p>103555910040270</text:p>
          </table:table-cell>
          <table:table-cell office:value-type="float" office:value="8688803" calcext:value-type="float">
            <text:p>8688803</text:p>
          </table:table-cell>
          <table:table-cell office:value-type="float" office:value="341900010147397" calcext:value-type="float">
            <text:p>341900010147397</text:p>
          </table:table-cell>
          <table:table-cell office:value-type="float" office:value="8605957" calcext:value-type="float">
            <text:p>8605957</text:p>
          </table:table-cell>
          <table:table-cell office:value-type="float" office:value="238344100107127" calcext:value-type="float">
            <text:p>238344100107127</text:p>
          </table:table-cell>
        </table:table-row>
        <table:table-row table:style-name="ro1">
          <table:table-cell office:value-type="float" office:value="103555918236548" calcext:value-type="float">
            <text:p>103555918236548</text:p>
          </table:table-cell>
          <table:table-cell office:value-type="float" office:value="8196278" calcext:value-type="float">
            <text:p>8196278</text:p>
          </table:table-cell>
          <table:table-cell office:value-type="float" office:value="341900018326108" calcext:value-type="float">
            <text:p>341900018326108</text:p>
          </table:table-cell>
          <table:table-cell office:value-type="float" office:value="8178711" calcext:value-type="float">
            <text:p>8178711</text:p>
          </table:table-cell>
          <table:table-cell office:value-type="float" office:value="238344100089560" calcext:value-type="float">
            <text:p>238344100089560</text:p>
          </table:table-cell>
        </table:table-row>
        <table:table-row table:style-name="ro1">
          <table:table-cell office:value-type="float" office:value="103555926534727" calcext:value-type="float">
            <text:p>103555926534727</text:p>
          </table:table-cell>
          <table:table-cell office:value-type="float" office:value="8298179" calcext:value-type="float">
            <text:p>8298179</text:p>
          </table:table-cell>
          <table:table-cell office:value-type="float" office:value="341900026748959" calcext:value-type="float">
            <text:p>34190002674895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100214232" calcext:value-type="float">
            <text:p>238344100214232</text:p>
          </table:table-cell>
        </table:table-row>
        <table:table-row table:style-name="ro1">
          <table:table-cell office:value-type="float" office:value="103555936203577" calcext:value-type="float">
            <text:p>103555936203577</text:p>
          </table:table-cell>
          <table:table-cell office:value-type="float" office:value="9668850" calcext:value-type="float">
            <text:p>9668850</text:p>
          </table:table-cell>
          <table:table-cell office:value-type="float" office:value="341900035141293" calcext:value-type="float">
            <text:p>3419000351412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937716" calcext:value-type="float">
            <text:p>238344098937716</text:p>
          </table:table-cell>
        </table:table-row>
        <table:table-row table:style-name="ro1">
          <table:table-cell office:value-type="float" office:value="103555948154932" calcext:value-type="float">
            <text:p>103555948154932</text:p>
          </table:table-cell>
          <table:table-cell office:value-type="float" office:value="11951355" calcext:value-type="float">
            <text:p>11951355</text:p>
          </table:table-cell>
          <table:table-cell office:value-type="float" office:value="341900043533627" calcext:value-type="float">
            <text:p>34190004353362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378695" calcext:value-type="float">
            <text:p>238344095378695</text:p>
          </table:table-cell>
        </table:table-row>
        <table:table-row table:style-name="ro1">
          <table:table-cell office:value-type="float" office:value="103555954097239" calcext:value-type="float">
            <text:p>103555954097239</text:p>
          </table:table-cell>
          <table:table-cell office:value-type="float" office:value="5942307" calcext:value-type="float">
            <text:p>5942307</text:p>
          </table:table-cell>
          <table:table-cell office:value-type="float" office:value="341900051925961" calcext:value-type="float">
            <text:p>34190005192596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828722" calcext:value-type="float">
            <text:p>238344097828722</text:p>
          </table:table-cell>
        </table:table-row>
        <table:table-row table:style-name="ro1">
          <table:table-cell office:value-type="float" office:value="103555962343026" calcext:value-type="float">
            <text:p>103555962343026</text:p>
          </table:table-cell>
          <table:table-cell office:value-type="float" office:value="8245787" calcext:value-type="float">
            <text:p>8245787</text:p>
          </table:table-cell>
          <table:table-cell office:value-type="float" office:value="341900060318295" calcext:value-type="float">
            <text:p>34190006031829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975269" calcext:value-type="float">
            <text:p>238344097975269</text:p>
          </table:table-cell>
        </table:table-row>
        <table:table-row table:style-name="ro1">
          <table:table-cell office:value-type="float" office:value="103555972067807" calcext:value-type="float">
            <text:p>103555972067807</text:p>
          </table:table-cell>
          <table:table-cell office:value-type="float" office:value="9724781" calcext:value-type="float">
            <text:p>9724781</text:p>
          </table:table-cell>
          <table:table-cell office:value-type="float" office:value="341900069412534" calcext:value-type="float">
            <text:p>341900069412534</text:p>
          </table:table-cell>
          <table:table-cell office:value-type="float" office:value="9094239" calcext:value-type="float">
            <text:p>9094239</text:p>
          </table:table-cell>
          <table:table-cell office:value-type="float" office:value="238344097344727" calcext:value-type="float">
            <text:p>238344097344727</text:p>
          </table:table-cell>
        </table:table-row>
        <table:table-row table:style-name="ro1">
          <table:table-cell office:value-type="float" office:value="103555977093673" calcext:value-type="float">
            <text:p>103555977093673</text:p>
          </table:table-cell>
          <table:table-cell office:value-type="float" office:value="5025866" calcext:value-type="float">
            <text:p>5025866</text:p>
          </table:table-cell>
          <table:table-cell office:value-type="float" office:value="341900077102963" calcext:value-type="float">
            <text:p>341900077102963</text:p>
          </table:table-cell>
          <table:table-cell office:value-type="float" office:value="7690429" calcext:value-type="float">
            <text:p>7690429</text:p>
          </table:table-cell>
          <table:table-cell office:value-type="float" office:value="238344100009290" calcext:value-type="float">
            <text:p>238344100009290</text:p>
          </table:table-cell>
        </table:table-row>
        <table:table-row table:style-name="ro1">
          <table:table-cell office:value-type="float" office:value="103555985441524" calcext:value-type="float">
            <text:p>103555985441524</text:p>
          </table:table-cell>
          <table:table-cell office:value-type="float" office:value="8347851" calcext:value-type="float">
            <text:p>8347851</text:p>
          </table:table-cell>
          <table:table-cell office:value-type="float" office:value="341900085525815" calcext:value-type="float">
            <text:p>34190008552581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100084291" calcext:value-type="float">
            <text:p>238344100084291</text:p>
          </table:table-cell>
        </table:table-row>
        <table:table-row table:style-name="ro1">
          <table:table-cell office:value-type="float" office:value="103555993808674" calcext:value-type="float">
            <text:p>103555993808674</text:p>
          </table:table-cell>
          <table:table-cell office:value-type="float" office:value="8367150" calcext:value-type="float">
            <text:p>8367150</text:p>
          </table:table-cell>
          <table:table-cell office:value-type="float" office:value="341900093918149" calcext:value-type="float">
            <text:p>34190009391814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109475" calcext:value-type="float">
            <text:p>238344100109475</text:p>
          </table:table-cell>
        </table:table-row>
        <table:table-row table:style-name="ro1">
          <table:table-cell office:value-type="float" office:value="103556002204065" calcext:value-type="float">
            <text:p>103556002204065</text:p>
          </table:table-cell>
          <table:table-cell office:value-type="float" office:value="8395391" calcext:value-type="float">
            <text:p>8395391</text:p>
          </table:table-cell>
          <table:table-cell office:value-type="float" office:value="341900102279965" calcext:value-type="float">
            <text:p>34190010227996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100075900" calcext:value-type="float">
            <text:p>238344100075900</text:p>
          </table:table-cell>
        </table:table-row>
        <table:table-row table:style-name="ro1">
          <table:table-cell office:value-type="float" office:value="103556010670659" calcext:value-type="float">
            <text:p>103556010670659</text:p>
          </table:table-cell>
          <table:table-cell office:value-type="float" office:value="8466594" calcext:value-type="float">
            <text:p>8466594</text:p>
          </table:table-cell>
          <table:table-cell office:value-type="float" office:value="341900110672299" calcext:value-type="float">
            <text:p>34190011067229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01640" calcext:value-type="float">
            <text:p>238344100001640</text:p>
          </table:table-cell>
        </table:table-row>
        <table:table-row table:style-name="ro1">
          <table:table-cell office:value-type="float" office:value="103556026178592" calcext:value-type="float">
            <text:p>103556026178592</text:p>
          </table:table-cell>
          <table:table-cell office:value-type="float" office:value="15507933" calcext:value-type="float">
            <text:p>15507933</text:p>
          </table:table-cell>
          <table:table-cell office:value-type="float" office:value="341900119064633" calcext:value-type="float">
            <text:p>34190011906463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2886041" calcext:value-type="float">
            <text:p>238344092886041</text:p>
          </table:table-cell>
        </table:table-row>
        <table:table-row table:style-name="ro1">
          <table:table-cell office:value-type="float" office:value="103556038636642" calcext:value-type="float">
            <text:p>103556038636642</text:p>
          </table:table-cell>
          <table:table-cell office:value-type="float" office:value="12458050" calcext:value-type="float">
            <text:p>12458050</text:p>
          </table:table-cell>
          <table:table-cell office:value-type="float" office:value="341900128219907" calcext:value-type="float">
            <text:p>341900128219907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238344089583265" calcext:value-type="float">
            <text:p>238344089583265</text:p>
          </table:table-cell>
        </table:table-row>
        <table:table-row table:style-name="ro1">
          <table:table-cell office:value-type="float" office:value="103556039328149" calcext:value-type="float">
            <text:p>103556039328149</text:p>
          </table:table-cell>
          <table:table-cell office:value-type="float" office:value="691507" calcext:value-type="float">
            <text:p>691507</text:p>
          </table:table-cell>
          <table:table-cell office:value-type="float" office:value="341900135879819" calcext:value-type="float">
            <text:p>341900135879819</text:p>
          </table:table-cell>
          <table:table-cell office:value-type="float" office:value="7659912" calcext:value-type="float">
            <text:p>7659912</text:p>
          </table:table-cell>
          <table:table-cell office:value-type="float" office:value="238344096551670" calcext:value-type="float">
            <text:p>238344096551670</text:p>
          </table:table-cell>
        </table:table-row>
        <table:table-row table:style-name="ro1">
          <table:table-cell office:value-type="float" office:value="103556044692873" calcext:value-type="float">
            <text:p>103556044692873</text:p>
          </table:table-cell>
          <table:table-cell office:value-type="float" office:value="5364724" calcext:value-type="float">
            <text:p>5364724</text:p>
          </table:table-cell>
          <table:table-cell office:value-type="float" office:value="341900144241635" calcext:value-type="float">
            <text:p>34190014424163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548762" calcext:value-type="float">
            <text:p>238344099548762</text:p>
          </table:table-cell>
        </table:table-row>
        <table:table-row table:style-name="ro1">
          <table:table-cell office:value-type="float" office:value="103556053050334" calcext:value-type="float">
            <text:p>103556053050334</text:p>
          </table:table-cell>
          <table:table-cell office:value-type="float" office:value="8357461" calcext:value-type="float">
            <text:p>8357461</text:p>
          </table:table-cell>
          <table:table-cell office:value-type="float" office:value="341900152633969" calcext:value-type="float">
            <text:p>34190015263396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83635" calcext:value-type="float">
            <text:p>238344099583635</text:p>
          </table:table-cell>
        </table:table-row>
        <table:table-row table:style-name="ro1">
          <table:table-cell office:value-type="float" office:value="103556061584759" calcext:value-type="float">
            <text:p>103556061584759</text:p>
          </table:table-cell>
          <table:table-cell office:value-type="float" office:value="8534425" calcext:value-type="float">
            <text:p>8534425</text:p>
          </table:table-cell>
          <table:table-cell office:value-type="float" office:value="341900161056821" calcext:value-type="float">
            <text:p>341900161056821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472062" calcext:value-type="float">
            <text:p>238344099472062</text:p>
          </table:table-cell>
        </table:table-row>
        <table:table-row table:style-name="ro1">
          <table:table-cell office:value-type="float" office:value="103556069516165" calcext:value-type="float">
            <text:p>103556069516165</text:p>
          </table:table-cell>
          <table:table-cell office:value-type="float" office:value="7931406" calcext:value-type="float">
            <text:p>7931406</text:p>
          </table:table-cell>
          <table:table-cell office:value-type="float" office:value="341900169418637" calcext:value-type="float">
            <text:p>341900169418637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902472" calcext:value-type="float">
            <text:p>238344099902472</text:p>
          </table:table-cell>
        </table:table-row>
        <table:table-row table:style-name="ro1">
          <table:table-cell office:value-type="float" office:value="103556077886622" calcext:value-type="float">
            <text:p>103556077886622</text:p>
          </table:table-cell>
          <table:table-cell office:value-type="float" office:value="8370457" calcext:value-type="float">
            <text:p>8370457</text:p>
          </table:table-cell>
          <table:table-cell office:value-type="float" office:value="341900177810971" calcext:value-type="float">
            <text:p>34190017781097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24349" calcext:value-type="float">
            <text:p>238344099924349</text:p>
          </table:table-cell>
        </table:table-row>
        <table:table-row table:style-name="ro1">
          <table:table-cell office:value-type="float" office:value="103556087247738" calcext:value-type="float">
            <text:p>103556087247738</text:p>
          </table:table-cell>
          <table:table-cell office:value-type="float" office:value="9361116" calcext:value-type="float">
            <text:p>9361116</text:p>
          </table:table-cell>
          <table:table-cell office:value-type="float" office:value="341900186966245" calcext:value-type="float">
            <text:p>341900186966245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238344099718507" calcext:value-type="float">
            <text:p>238344099718507</text:p>
          </table:table-cell>
        </table:table-row>
        <table:table-row table:style-name="ro1">
          <table:table-cell office:value-type="float" office:value="103556094886922" calcext:value-type="float">
            <text:p>103556094886922</text:p>
          </table:table-cell>
          <table:table-cell office:value-type="float" office:value="7639184" calcext:value-type="float">
            <text:p>7639184</text:p>
          </table:table-cell>
          <table:table-cell office:value-type="float" office:value="341900194656674" calcext:value-type="float">
            <text:p>341900194656674</text:p>
          </table:table-cell>
          <table:table-cell office:value-type="float" office:value="7690429" calcext:value-type="float">
            <text:p>7690429</text:p>
          </table:table-cell>
          <table:table-cell office:value-type="float" office:value="238344099769752" calcext:value-type="float">
            <text:p>238344099769752</text:p>
          </table:table-cell>
        </table:table-row>
        <table:table-row table:style-name="ro1">
          <table:table-cell office:value-type="float" office:value="103556103247297" calcext:value-type="float">
            <text:p>103556103247297</text:p>
          </table:table-cell>
          <table:table-cell office:value-type="float" office:value="8360375" calcext:value-type="float">
            <text:p>8360375</text:p>
          </table:table-cell>
          <table:table-cell office:value-type="float" office:value="341900203049008" calcext:value-type="float">
            <text:p>34190020304900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801711" calcext:value-type="float">
            <text:p>238344099801711</text:p>
          </table:table-cell>
        </table:table-row>
        <table:table-row table:style-name="ro1">
          <table:table-cell office:value-type="float" office:value="103556111584550" calcext:value-type="float">
            <text:p>103556111584550</text:p>
          </table:table-cell>
          <table:table-cell office:value-type="float" office:value="8337253" calcext:value-type="float">
            <text:p>8337253</text:p>
          </table:table-cell>
          <table:table-cell office:value-type="float" office:value="341900211441342" calcext:value-type="float">
            <text:p>34190021144134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856792" calcext:value-type="float">
            <text:p>238344099856792</text:p>
          </table:table-cell>
        </table:table-row>
        <table:table-row table:style-name="ro1">
          <table:table-cell office:value-type="float" office:value="103556123379171" calcext:value-type="float">
            <text:p>103556123379171</text:p>
          </table:table-cell>
          <table:table-cell office:value-type="float" office:value="11794621" calcext:value-type="float">
            <text:p>11794621</text:p>
          </table:table-cell>
          <table:table-cell office:value-type="float" office:value="341900219833676" calcext:value-type="float">
            <text:p>34190021983367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454505" calcext:value-type="float">
            <text:p>238344096454505</text:p>
          </table:table-cell>
        </table:table-row>
        <table:table-row table:style-name="ro1">
          <table:table-cell office:value-type="float" office:value="103556130420587" calcext:value-type="float">
            <text:p>103556130420587</text:p>
          </table:table-cell>
          <table:table-cell office:value-type="float" office:value="7041416" calcext:value-type="float">
            <text:p>7041416</text:p>
          </table:table-cell>
          <table:table-cell office:value-type="float" office:value="341900228195493" calcext:value-type="float">
            <text:p>341900228195493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7774906" calcext:value-type="float">
            <text:p>238344097774906</text:p>
          </table:table-cell>
        </table:table-row>
        <table:table-row table:style-name="ro1">
          <table:table-cell office:value-type="float" office:value="103556141179989" calcext:value-type="float">
            <text:p>103556141179989</text:p>
          </table:table-cell>
          <table:table-cell office:value-type="float" office:value="10759402" calcext:value-type="float">
            <text:p>10759402</text:p>
          </table:table-cell>
          <table:table-cell office:value-type="float" office:value="341900236587827" calcext:value-type="float">
            <text:p>34190023658782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407838" calcext:value-type="float">
            <text:p>238344095407838</text:p>
          </table:table-cell>
        </table:table-row>
        <table:table-row table:style-name="ro1">
          <table:table-cell office:value-type="float" office:value="103556147129373" calcext:value-type="float">
            <text:p>103556147129373</text:p>
          </table:table-cell>
          <table:table-cell office:value-type="float" office:value="5949384" calcext:value-type="float">
            <text:p>5949384</text:p>
          </table:table-cell>
          <table:table-cell office:value-type="float" office:value="341900245834653" calcext:value-type="float">
            <text:p>341900245834653</text:p>
          </table:table-cell>
          <table:table-cell office:value-type="float" office:value="9246826" calcext:value-type="float">
            <text:p>9246826</text:p>
          </table:table-cell>
          <table:table-cell office:value-type="float" office:value="238344098705280" calcext:value-type="float">
            <text:p>238344098705280</text:p>
          </table:table-cell>
        </table:table-row>
        <table:table-row table:style-name="ro1">
          <table:table-cell office:value-type="float" office:value="103556154588689" calcext:value-type="float">
            <text:p>103556154588689</text:p>
          </table:table-cell>
          <table:table-cell office:value-type="float" office:value="7459316" calcext:value-type="float">
            <text:p>7459316</text:p>
          </table:table-cell>
          <table:table-cell office:value-type="float" office:value="341900253372495" calcext:value-type="float">
            <text:p>341900253372495</text:p>
          </table:table-cell>
          <table:table-cell office:value-type="float" office:value="7537842" calcext:value-type="float">
            <text:p>7537842</text:p>
          </table:table-cell>
          <table:table-cell office:value-type="float" office:value="238344098783806" calcext:value-type="float">
            <text:p>238344098783806</text:p>
          </table:table-cell>
        </table:table-row>
        <table:table-row table:style-name="ro1">
          <table:table-cell office:value-type="float" office:value="103556162408169" calcext:value-type="float">
            <text:p>103556162408169</text:p>
          </table:table-cell>
          <table:table-cell office:value-type="float" office:value="7819480" calcext:value-type="float">
            <text:p>7819480</text:p>
          </table:table-cell>
          <table:table-cell office:value-type="float" office:value="341900261795346" calcext:value-type="float">
            <text:p>341900261795346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387177" calcext:value-type="float">
            <text:p>238344099387177</text:p>
          </table:table-cell>
        </table:table-row>
        <table:table-row table:style-name="ro1">
          <table:table-cell office:value-type="float" office:value="103556170747572" calcext:value-type="float">
            <text:p>103556170747572</text:p>
          </table:table-cell>
          <table:table-cell office:value-type="float" office:value="8339403" calcext:value-type="float">
            <text:p>8339403</text:p>
          </table:table-cell>
          <table:table-cell office:value-type="float" office:value="341900270187680" calcext:value-type="float">
            <text:p>34190027018768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40108" calcext:value-type="float">
            <text:p>238344099440108</text:p>
          </table:table-cell>
        </table:table-row>
        <table:table-row table:style-name="ro1">
          <table:table-cell office:value-type="float" office:value="103556179394893" calcext:value-type="float">
            <text:p>103556179394893</text:p>
          </table:table-cell>
          <table:table-cell office:value-type="float" office:value="8647321" calcext:value-type="float">
            <text:p>8647321</text:p>
          </table:table-cell>
          <table:table-cell office:value-type="float" office:value="341900278580014" calcext:value-type="float">
            <text:p>34190027858001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85121" calcext:value-type="float">
            <text:p>238344099185121</text:p>
          </table:table-cell>
        </table:table-row>
        <table:table-row table:style-name="ro1">
          <table:table-cell office:value-type="float" office:value="103556187434375" calcext:value-type="float">
            <text:p>103556187434375</text:p>
          </table:table-cell>
          <table:table-cell office:value-type="float" office:value="8039482" calcext:value-type="float">
            <text:p>8039482</text:p>
          </table:table-cell>
          <table:table-cell office:value-type="float" office:value="341900286941830" calcext:value-type="float">
            <text:p>34190028694183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507455" calcext:value-type="float">
            <text:p>238344099507455</text:p>
          </table:table-cell>
        </table:table-row>
        <table:table-row table:style-name="ro1">
          <table:table-cell office:value-type="float" office:value="103556195990523" calcext:value-type="float">
            <text:p>103556195990523</text:p>
          </table:table-cell>
          <table:table-cell office:value-type="float" office:value="8556148" calcext:value-type="float">
            <text:p>8556148</text:p>
          </table:table-cell>
          <table:table-cell office:value-type="float" office:value="341900295334164" calcext:value-type="float">
            <text:p>34190029533416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343641" calcext:value-type="float">
            <text:p>238344099343641</text:p>
          </table:table-cell>
        </table:table-row>
        <table:table-row table:style-name="ro1">
          <table:table-cell office:value-type="float" office:value="103556204867951" calcext:value-type="float">
            <text:p>103556204867951</text:p>
          </table:table-cell>
          <table:table-cell office:value-type="float" office:value="8877428" calcext:value-type="float">
            <text:p>8877428</text:p>
          </table:table-cell>
          <table:table-cell office:value-type="float" office:value="341900304489438" calcext:value-type="float">
            <text:p>341900304489438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238344099621487" calcext:value-type="float">
            <text:p>238344099621487</text:p>
          </table:table-cell>
        </table:table-row>
        <table:table-row table:style-name="ro1">
          <table:table-cell office:value-type="float" office:value="103556213277150" calcext:value-type="float">
            <text:p>103556213277150</text:p>
          </table:table-cell>
          <table:table-cell office:value-type="float" office:value="8409199" calcext:value-type="float">
            <text:p>8409199</text:p>
          </table:table-cell>
          <table:table-cell office:value-type="float" office:value="341900312088315" calcext:value-type="float">
            <text:p>341900312088315</text:p>
          </table:table-cell>
          <table:table-cell office:value-type="float" office:value="7598877" calcext:value-type="float">
            <text:p>7598877</text:p>
          </table:table-cell>
          <table:table-cell office:value-type="float" office:value="238344098811165" calcext:value-type="float">
            <text:p>238344098811165</text:p>
          </table:table-cell>
        </table:table-row>
        <table:table-row table:style-name="ro1">
          <table:table-cell office:value-type="float" office:value="103556221885787" calcext:value-type="float">
            <text:p>103556221885787</text:p>
          </table:table-cell>
          <table:table-cell office:value-type="float" office:value="8608637" calcext:value-type="float">
            <text:p>8608637</text:p>
          </table:table-cell>
          <table:table-cell office:value-type="float" office:value="341900320480649" calcext:value-type="float">
            <text:p>34190032048064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594862" calcext:value-type="float">
            <text:p>238344098594862</text:p>
          </table:table-cell>
        </table:table-row>
        <table:table-row table:style-name="ro1">
          <table:table-cell office:value-type="float" office:value="103556230391741" calcext:value-type="float">
            <text:p>103556230391741</text:p>
          </table:table-cell>
          <table:table-cell office:value-type="float" office:value="8505954" calcext:value-type="float">
            <text:p>8505954</text:p>
          </table:table-cell>
          <table:table-cell office:value-type="float" office:value="341900328872983" calcext:value-type="float">
            <text:p>34190032887298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481242" calcext:value-type="float">
            <text:p>238344098481242</text:p>
          </table:table-cell>
        </table:table-row>
        <table:table-row table:style-name="ro1">
          <table:table-cell office:value-type="float" office:value="103556238668553" calcext:value-type="float">
            <text:p>103556238668553</text:p>
          </table:table-cell>
          <table:table-cell office:value-type="float" office:value="8276812" calcext:value-type="float">
            <text:p>8276812</text:p>
          </table:table-cell>
          <table:table-cell office:value-type="float" office:value="341900337295834" calcext:value-type="float">
            <text:p>341900337295834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8627281" calcext:value-type="float">
            <text:p>238344098627281</text:p>
          </table:table-cell>
        </table:table-row>
        <table:table-row table:style-name="ro1">
          <table:table-cell office:value-type="float" office:value="103556246826735" calcext:value-type="float">
            <text:p>103556246826735</text:p>
          </table:table-cell>
          <table:table-cell office:value-type="float" office:value="8158182" calcext:value-type="float">
            <text:p>8158182</text:p>
          </table:table-cell>
          <table:table-cell office:value-type="float" office:value="341900345657651" calcext:value-type="float">
            <text:p>341900345657651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8830916" calcext:value-type="float">
            <text:p>238344098830916</text:p>
          </table:table-cell>
        </table:table-row>
        <table:table-row table:style-name="ro1">
          <table:table-cell office:value-type="float" office:value="103556255708360" calcext:value-type="float">
            <text:p>103556255708360</text:p>
          </table:table-cell>
          <table:table-cell office:value-type="float" office:value="8881625" calcext:value-type="float">
            <text:p>8881625</text:p>
          </table:table-cell>
          <table:table-cell office:value-type="float" office:value="341900354049985" calcext:value-type="float">
            <text:p>34190035404998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341625" calcext:value-type="float">
            <text:p>238344098341625</text:p>
          </table:table-cell>
        </table:table-row>
        <table:table-row table:style-name="ro1">
          <table:table-cell office:value-type="float" office:value="103556266267764" calcext:value-type="float">
            <text:p>103556266267764</text:p>
          </table:table-cell>
          <table:table-cell office:value-type="float" office:value="10559404" calcext:value-type="float">
            <text:p>10559404</text:p>
          </table:table-cell>
          <table:table-cell office:value-type="float" office:value="341900363907163" calcext:value-type="float">
            <text:p>341900363907163</text:p>
          </table:table-cell>
          <table:table-cell office:value-type="float" office:value="9857178" calcext:value-type="float">
            <text:p>9857178</text:p>
          </table:table-cell>
          <table:table-cell office:value-type="float" office:value="238344097639399" calcext:value-type="float">
            <text:p>238344097639399</text:p>
          </table:table-cell>
        </table:table-row>
      </table:table>
      <table:table table:name="SENSOR_DELAY_NORMAL" table:style-name="ta1">
        <table:shapes>
          <draw:frame draw:z-index="0" draw:style-name="gr1" draw:text-style-name="P1" svg:width="1085.58pt" svg:height="646.41pt" svg:x="634.96pt" svg:y="13.72pt">
            <loext:p draw:notify-on-update-of-ranges="SENSOR_DELAY_NORMAL.B1:SENSOR_DELAY_NORMAL.B1 SENSOR_DELAY_NORMAL.B2:SENSOR_DELAY_NORMAL.B425 SENSOR_DELAY_NORMAL.E1:SENSOR_DELAY_NORMAL.E1 SENSOR_DELAY_NORMAL.E2:SENSOR_DELAY_NORMAL.E4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w ts server</text:p>
          </table:table-cell>
          <table:table-cell office:value-type="string" calcext:value-type="string">
            <text:p>Lokale Zeitstempeldifferenz</text:p>
          </table:table-cell>
          <table:table-cell/>
          <table:table-cell office:value-type="string" calcext:value-type="string">
            <text:p>remote ts</text:p>
          </table:table-cell>
          <table:table-cell office:value-type="string" calcext:value-type="string">
            <text:p>Sensor-Zeitstempeldifferenz</text:p>
          </table:table-cell>
          <table:table-cell office:value-type="string" calcext:value-type="string">
            <text:p>diff local/remote</text:p>
          </table:table-cell>
        </table:table-row>
        <table:table-row table:style-name="ro1">
          <table:table-cell office:value-type="float" office:value="102744188251296" calcext:value-type="float">
            <text:p>102744188251296</text:p>
          </table:table-cell>
          <table:table-cell office:value-type="float" office:value="3.878819" calcext:value-type="float">
            <text:p>3.878819</text:p>
          </table:table-cell>
          <table:table-cell table:formula="of:=[.E2]/1000000" office:value-type="float" office:value="0.000019714355" calcext:value-type="float">
            <text:p>1.9714355E-05</text:p>
          </table:table-cell>
          <table:table-cell office:value-type="float" office:value="341088283235855" calcext:value-type="float">
            <text:p>341088283235855</text:p>
          </table:table-cell>
          <table:table-cell office:value-type="float" office:value="19.714355" calcext:value-type="float">
            <text:p>19.714355</text:p>
          </table:table-cell>
          <table:table-cell office:value-type="float" office:value="238344094984559" calcext:value-type="float">
            <text:p>238344094984559</text:p>
          </table:table-cell>
        </table:table-row>
        <table:table-row table:style-name="ro1">
          <table:table-cell office:value-type="float" office:value="102744208345403" calcext:value-type="float">
            <text:p>102744208345403</text:p>
          </table:table-cell>
          <table:table-cell office:value-type="float" office:value="20.094107" calcext:value-type="float">
            <text:p>20.094107</text:p>
          </table:table-cell>
          <table:table-cell table:formula="of:=[.E3]/1000000" office:value-type="float" office:value="0.000020141602" calcext:value-type="float">
            <text:p>2.0141602E-05</text:p>
          </table:table-cell>
          <table:table-cell office:value-type="float" office:value="341088303377457" calcext:value-type="float">
            <text:p>341088303377457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032054" calcext:value-type="float">
            <text:p>238344095032054</text:p>
          </table:table-cell>
        </table:table-row>
        <table:table-row table:style-name="ro1">
          <table:table-cell office:value-type="float" office:value="102744226150620" calcext:value-type="float">
            <text:p>102744226150620</text:p>
          </table:table-cell>
          <table:table-cell office:value-type="float" office:value="17.805217" calcext:value-type="float">
            <text:p>17.805217</text:p>
          </table:table-cell>
          <table:table-cell table:formula="of:=[.E4]/1000000" office:value-type="float" office:value="0.000020141601" calcext:value-type="float">
            <text:p>2.0141601E-05</text:p>
          </table:table-cell>
          <table:table-cell office:value-type="float" office:value="341088323519058" calcext:value-type="float">
            <text:p>341088323519058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7368438" calcext:value-type="float">
            <text:p>238344097368438</text:p>
          </table:table-cell>
        </table:table-row>
        <table:table-row table:style-name="ro1">
          <table:table-cell office:value-type="float" office:value="102744249195974" calcext:value-type="float">
            <text:p>102744249195974</text:p>
          </table:table-cell>
          <table:table-cell office:value-type="float" office:value="23.045354" calcext:value-type="float">
            <text:p>23.045354</text:p>
          </table:table-cell>
          <table:table-cell table:formula="of:=[.E5]/1000000" office:value-type="float" office:value="0.000020172119" calcext:value-type="float">
            <text:p>2.0172119E-05</text:p>
          </table:table-cell>
          <table:table-cell office:value-type="float" office:value="341088343691177" calcext:value-type="float">
            <text:p>341088343691177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4495203" calcext:value-type="float">
            <text:p>238344094495203</text:p>
          </table:table-cell>
        </table:table-row>
        <table:table-row table:style-name="ro1">
          <table:table-cell office:value-type="float" office:value="102744269191626" calcext:value-type="float">
            <text:p>102744269191626</text:p>
          </table:table-cell>
          <table:table-cell office:value-type="float" office:value="19.995652" calcext:value-type="float">
            <text:p>19.995652</text:p>
          </table:table-cell>
          <table:table-cell table:formula="of:=[.E6]/1000000" office:value-type="float" office:value="0.000020141602" calcext:value-type="float">
            <text:p>2.0141602E-05</text:p>
          </table:table-cell>
          <table:table-cell office:value-type="float" office:value="341088363832779" calcext:value-type="float">
            <text:p>341088363832779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4641153" calcext:value-type="float">
            <text:p>238344094641153</text:p>
          </table:table-cell>
        </table:table-row>
        <table:table-row table:style-name="ro1">
          <table:table-cell office:value-type="float" office:value="102744287154706" calcext:value-type="float">
            <text:p>102744287154706</text:p>
          </table:table-cell>
          <table:table-cell office:value-type="float" office:value="17.96308" calcext:value-type="float">
            <text:p>17.96308</text:p>
          </table:table-cell>
          <table:table-cell table:formula="of:=[.E7]/1000000" office:value-type="float" office:value="0.000020202637" calcext:value-type="float">
            <text:p>2.0202637E-05</text:p>
          </table:table-cell>
          <table:table-cell office:value-type="float" office:value="341088384035416" calcext:value-type="float">
            <text:p>341088384035416</text:p>
          </table:table-cell>
          <table:table-cell office:value-type="float" office:value="20.202637" calcext:value-type="float">
            <text:p>20.202637</text:p>
          </table:table-cell>
          <table:table-cell office:value-type="float" office:value="238344096880710" calcext:value-type="float">
            <text:p>238344096880710</text:p>
          </table:table-cell>
        </table:table-row>
        <table:table-row table:style-name="ro1">
          <table:table-cell office:value-type="float" office:value="102744352621947" calcext:value-type="float">
            <text:p>102744352621947</text:p>
          </table:table-cell>
          <table:table-cell office:value-type="float" office:value="65.467241" calcext:value-type="float">
            <text:p>65.467241</text:p>
          </table:table-cell>
          <table:table-cell table:formula="of:=[.E8]/1000000" office:value-type="float" office:value="0.000020111084" calcext:value-type="float">
            <text:p>2.0111084E-05</text:p>
          </table:table-cell>
          <table:table-cell office:value-type="float" office:value="341088404146500" calcext:value-type="float">
            <text:p>341088404146500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51524553" calcext:value-type="float">
            <text:p>238344051524553</text:p>
          </table:table-cell>
        </table:table-row>
        <table:table-row table:style-name="ro1">
          <table:table-cell office:value-type="float" office:value="102744352973815" calcext:value-type="float">
            <text:p>102744352973815</text:p>
          </table:table-cell>
          <table:table-cell office:value-type="float" office:value="0.351868" calcext:value-type="float">
            <text:p>0.351868</text:p>
          </table:table-cell>
          <table:table-cell table:formula="of:=[.E9]/1000000" office:value-type="float" office:value="0.000020141601" calcext:value-type="float">
            <text:p>2.0141601E-05</text:p>
          </table:table-cell>
          <table:table-cell office:value-type="float" office:value="341088424288101" calcext:value-type="float">
            <text:p>341088424288101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71314286" calcext:value-type="float">
            <text:p>238344071314286</text:p>
          </table:table-cell>
        </table:table-row>
        <table:table-row table:style-name="ro1">
          <table:table-cell office:value-type="float" office:value="102744353514348" calcext:value-type="float">
            <text:p>102744353514348</text:p>
          </table:table-cell>
          <table:table-cell office:value-type="float" office:value="0.540533" calcext:value-type="float">
            <text:p>0.540533</text:p>
          </table:table-cell>
          <table:table-cell table:formula="of:=[.E10]/1000000" office:value-type="float" office:value="0.000020141602" calcext:value-type="float">
            <text:p>2.0141602E-05</text:p>
          </table:table-cell>
          <table:table-cell office:value-type="float" office:value="341088444429703" calcext:value-type="float">
            <text:p>341088444429703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0915355" calcext:value-type="float">
            <text:p>238344090915355</text:p>
          </table:table-cell>
        </table:table-row>
        <table:table-row table:style-name="ro1">
          <table:table-cell office:value-type="float" office:value="102744369936371" calcext:value-type="float">
            <text:p>102744369936371</text:p>
          </table:table-cell>
          <table:table-cell office:value-type="float" office:value="16.422023" calcext:value-type="float">
            <text:p>16.422023</text:p>
          </table:table-cell>
          <table:table-cell table:formula="of:=[.E11]/1000000" office:value-type="float" office:value="0.000020141601" calcext:value-type="float">
            <text:p>2.0141601E-05</text:p>
          </table:table-cell>
          <table:table-cell office:value-type="float" office:value="341088464571304" calcext:value-type="float">
            <text:p>341088464571304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4634933" calcext:value-type="float">
            <text:p>238344094634933</text:p>
          </table:table-cell>
        </table:table-row>
        <table:table-row table:style-name="ro1">
          <table:table-cell office:value-type="float" office:value="102744391925873" calcext:value-type="float">
            <text:p>102744391925873</text:p>
          </table:table-cell>
          <table:table-cell office:value-type="float" office:value="21.989502" calcext:value-type="float">
            <text:p>21.989502</text:p>
          </table:table-cell>
          <table:table-cell table:formula="of:=[.E12]/1000000" office:value-type="float" office:value="0.000020141602" calcext:value-type="float">
            <text:p>2.0141602E-05</text:p>
          </table:table-cell>
          <table:table-cell office:value-type="float" office:value="341088484712906" calcext:value-type="float">
            <text:p>341088484712906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2787033" calcext:value-type="float">
            <text:p>238344092787033</text:p>
          </table:table-cell>
        </table:table-row>
        <table:table-row table:style-name="ro1">
          <table:table-cell office:value-type="float" office:value="102744407831021" calcext:value-type="float">
            <text:p>102744407831021</text:p>
          </table:table-cell>
          <table:table-cell office:value-type="float" office:value="15.905148" calcext:value-type="float">
            <text:p>15.905148</text:p>
          </table:table-cell>
          <table:table-cell table:formula="of:=[.E13]/1000000" office:value-type="float" office:value="0.000020172119" calcext:value-type="float">
            <text:p>2.0172119E-05</text:p>
          </table:table-cell>
          <table:table-cell office:value-type="float" office:value="341088504885025" calcext:value-type="float">
            <text:p>341088504885025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7054004" calcext:value-type="float">
            <text:p>238344097054004</text:p>
          </table:table-cell>
        </table:table-row>
        <table:table-row table:style-name="ro1">
          <table:table-cell office:value-type="float" office:value="102744429963074" calcext:value-type="float">
            <text:p>102744429963074</text:p>
          </table:table-cell>
          <table:table-cell office:value-type="float" office:value="22.132053" calcext:value-type="float">
            <text:p>22.132053</text:p>
          </table:table-cell>
          <table:table-cell table:formula="of:=[.E14]/1000000" office:value-type="float" office:value="0.000020080566" calcext:value-type="float">
            <text:p>2.0080566E-05</text:p>
          </table:table-cell>
          <table:table-cell office:value-type="float" office:value="341088524965591" calcext:value-type="float">
            <text:p>341088524965591</text:p>
          </table:table-cell>
          <table:table-cell office:value-type="float" office:value="20.080566" calcext:value-type="float">
            <text:p>20.080566</text:p>
          </table:table-cell>
          <table:table-cell office:value-type="float" office:value="238344095002517" calcext:value-type="float">
            <text:p>238344095002517</text:p>
          </table:table-cell>
        </table:table-row>
        <table:table-row table:style-name="ro1">
          <table:table-cell office:value-type="float" office:value="102744449357113" calcext:value-type="float">
            <text:p>102744449357113</text:p>
          </table:table-cell>
          <table:table-cell office:value-type="float" office:value="19.394039" calcext:value-type="float">
            <text:p>19.394039</text:p>
          </table:table-cell>
          <table:table-cell table:formula="of:=[.E15]/1000000" office:value-type="float" office:value="0.000020141602" calcext:value-type="float">
            <text:p>2.0141602E-05</text:p>
          </table:table-cell>
          <table:table-cell office:value-type="float" office:value="341088545107193" calcext:value-type="float">
            <text:p>341088545107193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750080" calcext:value-type="float">
            <text:p>238344095750080</text:p>
          </table:table-cell>
        </table:table-row>
        <table:table-row table:style-name="ro1">
          <table:table-cell office:value-type="float" office:value="102744467433395" calcext:value-type="float">
            <text:p>102744467433395</text:p>
          </table:table-cell>
          <table:table-cell office:value-type="float" office:value="18.076282" calcext:value-type="float">
            <text:p>18.076282</text:p>
          </table:table-cell>
          <table:table-cell table:formula="of:=[.E16]/1000000" office:value-type="float" office:value="0.000020111084" calcext:value-type="float">
            <text:p>2.0111084E-05</text:p>
          </table:table-cell>
          <table:table-cell office:value-type="float" office:value="341088565218277" calcext:value-type="float">
            <text:p>341088565218277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7784882" calcext:value-type="float">
            <text:p>238344097784882</text:p>
          </table:table-cell>
        </table:table-row>
        <table:table-row table:style-name="ro1">
          <table:table-cell office:value-type="float" office:value="102744490167332" calcext:value-type="float">
            <text:p>102744490167332</text:p>
          </table:table-cell>
          <table:table-cell office:value-type="float" office:value="22.733937" calcext:value-type="float">
            <text:p>22.733937</text:p>
          </table:table-cell>
          <table:table-cell table:formula="of:=[.E17]/1000000" office:value-type="float" office:value="0.000020172119" calcext:value-type="float">
            <text:p>2.0172119E-05</text:p>
          </table:table-cell>
          <table:table-cell office:value-type="float" office:value="341088585390396" calcext:value-type="float">
            <text:p>341088585390396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5223064" calcext:value-type="float">
            <text:p>238344095223064</text:p>
          </table:table-cell>
        </table:table-row>
        <table:table-row table:style-name="ro1">
          <table:table-cell office:value-type="float" office:value="102744511179323" calcext:value-type="float">
            <text:p>102744511179323</text:p>
          </table:table-cell>
          <table:table-cell office:value-type="float" office:value="21.011991" calcext:value-type="float">
            <text:p>21.011991</text:p>
          </table:table-cell>
          <table:table-cell table:formula="of:=[.E18]/1000000" office:value-type="float" office:value="0.000020141602" calcext:value-type="float">
            <text:p>2.0141602E-05</text:p>
          </table:table-cell>
          <table:table-cell office:value-type="float" office:value="341088605531998" calcext:value-type="float">
            <text:p>341088605531998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4352675" calcext:value-type="float">
            <text:p>238344094352675</text:p>
          </table:table-cell>
        </table:table-row>
        <table:table-row table:style-name="ro1">
          <table:table-cell office:value-type="float" office:value="102744528040730" calcext:value-type="float">
            <text:p>102744528040730</text:p>
          </table:table-cell>
          <table:table-cell office:value-type="float" office:value="16.861407" calcext:value-type="float">
            <text:p>16.861407</text:p>
          </table:table-cell>
          <table:table-cell table:formula="of:=[.E19]/1000000" office:value-type="float" office:value="0.000020141601" calcext:value-type="float">
            <text:p>2.0141601E-05</text:p>
          </table:table-cell>
          <table:table-cell office:value-type="float" office:value="341088625673599" calcext:value-type="float">
            <text:p>341088625673599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7632869" calcext:value-type="float">
            <text:p>238344097632869</text:p>
          </table:table-cell>
        </table:table-row>
        <table:table-row table:style-name="ro1">
          <table:table-cell office:value-type="float" office:value="102744548003656" calcext:value-type="float">
            <text:p>102744548003656</text:p>
          </table:table-cell>
          <table:table-cell office:value-type="float" office:value="19.962926" calcext:value-type="float">
            <text:p>19.962926</text:p>
          </table:table-cell>
          <table:table-cell table:formula="of:=[.E20]/1000000" office:value-type="float" office:value="0.000020141602" calcext:value-type="float">
            <text:p>2.0141602E-05</text:p>
          </table:table-cell>
          <table:table-cell office:value-type="float" office:value="341088645815201" calcext:value-type="float">
            <text:p>341088645815201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7811545" calcext:value-type="float">
            <text:p>238344097811545</text:p>
          </table:table-cell>
        </table:table-row>
        <table:table-row table:style-name="ro1">
          <table:table-cell office:value-type="float" office:value="102744569271830" calcext:value-type="float">
            <text:p>102744569271830</text:p>
          </table:table-cell>
          <table:table-cell office:value-type="float" office:value="21.268174" calcext:value-type="float">
            <text:p>21.268174</text:p>
          </table:table-cell>
          <table:table-cell table:formula="of:=[.E21]/1000000" office:value-type="float" office:value="0.000020141601" calcext:value-type="float">
            <text:p>2.0141601E-05</text:p>
          </table:table-cell>
          <table:table-cell office:value-type="float" office:value="341088665956802" calcext:value-type="float">
            <text:p>341088665956802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6684972" calcext:value-type="float">
            <text:p>238344096684972</text:p>
          </table:table-cell>
        </table:table-row>
        <table:table-row table:style-name="ro1">
          <table:table-cell office:value-type="float" office:value="102744588838140" calcext:value-type="float">
            <text:p>102744588838140</text:p>
          </table:table-cell>
          <table:table-cell office:value-type="float" office:value="19.56631" calcext:value-type="float">
            <text:p>19.56631</text:p>
          </table:table-cell>
          <table:table-cell table:formula="of:=[.E22]/1000000" office:value-type="float" office:value="0.000020141602" calcext:value-type="float">
            <text:p>2.0141602E-05</text:p>
          </table:table-cell>
          <table:table-cell office:value-type="float" office:value="341088686098404" calcext:value-type="float">
            <text:p>341088686098404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7260264" calcext:value-type="float">
            <text:p>238344097260264</text:p>
          </table:table-cell>
        </table:table-row>
        <table:table-row table:style-name="ro1">
          <table:table-cell office:value-type="float" office:value="102744609011025" calcext:value-type="float">
            <text:p>102744609011025</text:p>
          </table:table-cell>
          <table:table-cell office:value-type="float" office:value="20.172885" calcext:value-type="float">
            <text:p>20.172885</text:p>
          </table:table-cell>
          <table:table-cell table:formula="of:=[.E23]/1000000" office:value-type="float" office:value="0.000020141601" calcext:value-type="float">
            <text:p>2.0141601E-05</text:p>
          </table:table-cell>
          <table:table-cell office:value-type="float" office:value="341088706240005" calcext:value-type="float">
            <text:p>341088706240005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7228980" calcext:value-type="float">
            <text:p>238344097228980</text:p>
          </table:table-cell>
        </table:table-row>
        <table:table-row table:style-name="ro1">
          <table:table-cell office:value-type="float" office:value="102744629555920" calcext:value-type="float">
            <text:p>102744629555920</text:p>
          </table:table-cell>
          <table:table-cell office:value-type="float" office:value="20.544895" calcext:value-type="float">
            <text:p>20.544895</text:p>
          </table:table-cell>
          <table:table-cell table:formula="of:=[.E24]/1000000" office:value-type="float" office:value="0.00002017212" calcext:value-type="float">
            <text:p>2.017212E-05</text:p>
          </table:table-cell>
          <table:table-cell office:value-type="float" office:value="341088726412125" calcext:value-type="float">
            <text:p>341088726412125</text:p>
          </table:table-cell>
          <table:table-cell office:value-type="float" office:value="20.17212" calcext:value-type="float">
            <text:p>20.17212</text:p>
          </table:table-cell>
          <table:table-cell office:value-type="float" office:value="238344096856205" calcext:value-type="float">
            <text:p>238344096856205</text:p>
          </table:table-cell>
        </table:table-row>
        <table:table-row table:style-name="ro1">
          <table:table-cell office:value-type="float" office:value="102744649594828" calcext:value-type="float">
            <text:p>102744649594828</text:p>
          </table:table-cell>
          <table:table-cell office:value-type="float" office:value="20.038908" calcext:value-type="float">
            <text:p>20.038908</text:p>
          </table:table-cell>
          <table:table-cell table:formula="of:=[.E25]/1000000" office:value-type="float" office:value="0.000020172119" calcext:value-type="float">
            <text:p>2.0172119E-05</text:p>
          </table:table-cell>
          <table:table-cell office:value-type="float" office:value="341088746584244" calcext:value-type="float">
            <text:p>341088746584244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6989416" calcext:value-type="float">
            <text:p>238344096989416</text:p>
          </table:table-cell>
        </table:table-row>
        <table:table-row table:style-name="ro1">
          <table:table-cell office:value-type="float" office:value="102744669290963" calcext:value-type="float">
            <text:p>102744669290963</text:p>
          </table:table-cell>
          <table:table-cell office:value-type="float" office:value="19.696135" calcext:value-type="float">
            <text:p>19.696135</text:p>
          </table:table-cell>
          <table:table-cell table:formula="of:=[.E26]/1000000" office:value-type="float" office:value="0.000020111084" calcext:value-type="float">
            <text:p>2.0111084E-05</text:p>
          </table:table-cell>
          <table:table-cell office:value-type="float" office:value="341088766695328" calcext:value-type="float">
            <text:p>341088766695328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7404365" calcext:value-type="float">
            <text:p>238344097404365</text:p>
          </table:table-cell>
        </table:table-row>
        <table:table-row table:style-name="ro1">
          <table:table-cell office:value-type="float" office:value="102744689367755" calcext:value-type="float">
            <text:p>102744689367755</text:p>
          </table:table-cell>
          <table:table-cell office:value-type="float" office:value="20.076792" calcext:value-type="float">
            <text:p>20.076792</text:p>
          </table:table-cell>
          <table:table-cell table:formula="of:=[.E27]/1000000" office:value-type="float" office:value="0.000020111084" calcext:value-type="float">
            <text:p>2.0111084E-05</text:p>
          </table:table-cell>
          <table:table-cell office:value-type="float" office:value="341088786806412" calcext:value-type="float">
            <text:p>341088786806412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7438657" calcext:value-type="float">
            <text:p>238344097438657</text:p>
          </table:table-cell>
        </table:table-row>
        <table:table-row table:style-name="ro1">
          <table:table-cell office:value-type="float" office:value="102744710363893" calcext:value-type="float">
            <text:p>102744710363893</text:p>
          </table:table-cell>
          <table:table-cell office:value-type="float" office:value="20.996138" calcext:value-type="float">
            <text:p>20.996138</text:p>
          </table:table-cell>
          <table:table-cell table:formula="of:=[.E28]/1000000" office:value-type="float" office:value="0.000020111084" calcext:value-type="float">
            <text:p>2.0111084E-05</text:p>
          </table:table-cell>
          <table:table-cell office:value-type="float" office:value="341088806917496" calcext:value-type="float">
            <text:p>341088806917496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6553603" calcext:value-type="float">
            <text:p>238344096553603</text:p>
          </table:table-cell>
        </table:table-row>
        <table:table-row table:style-name="ro1">
          <table:table-cell office:value-type="float" office:value="102744729842989" calcext:value-type="float">
            <text:p>102744729842989</text:p>
          </table:table-cell>
          <table:table-cell office:value-type="float" office:value="19.479096" calcext:value-type="float">
            <text:p>19.479096</text:p>
          </table:table-cell>
          <table:table-cell table:formula="of:=[.E29]/1000000" office:value-type="float" office:value="0.000020172119" calcext:value-type="float">
            <text:p>2.0172119E-05</text:p>
          </table:table-cell>
          <table:table-cell office:value-type="float" office:value="341088827089615" calcext:value-type="float">
            <text:p>341088827089615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7246626" calcext:value-type="float">
            <text:p>238344097246626</text:p>
          </table:table-cell>
        </table:table-row>
        <table:table-row table:style-name="ro1">
          <table:table-cell office:value-type="float" office:value="102744751118029" calcext:value-type="float">
            <text:p>102744751118029</text:p>
          </table:table-cell>
          <table:table-cell office:value-type="float" office:value="21.27504" calcext:value-type="float">
            <text:p>21.27504</text:p>
          </table:table-cell>
          <table:table-cell table:formula="of:=[.E30]/1000000" office:value-type="float" office:value="0.000020141601" calcext:value-type="float">
            <text:p>2.0141601E-05</text:p>
          </table:table-cell>
          <table:table-cell office:value-type="float" office:value="341088847231216" calcext:value-type="float">
            <text:p>341088847231216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6113187" calcext:value-type="float">
            <text:p>238344096113187</text:p>
          </table:table-cell>
        </table:table-row>
        <table:table-row table:style-name="ro1">
          <table:table-cell office:value-type="float" office:value="102744769894576" calcext:value-type="float">
            <text:p>102744769894576</text:p>
          </table:table-cell>
          <table:table-cell office:value-type="float" office:value="18.776547" calcext:value-type="float">
            <text:p>18.776547</text:p>
          </table:table-cell>
          <table:table-cell table:formula="of:=[.E31]/1000000" office:value-type="float" office:value="0.000020141602" calcext:value-type="float">
            <text:p>2.0141602E-05</text:p>
          </table:table-cell>
          <table:table-cell office:value-type="float" office:value="341088867372818" calcext:value-type="float">
            <text:p>341088867372818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7478242" calcext:value-type="float">
            <text:p>238344097478242</text:p>
          </table:table-cell>
        </table:table-row>
        <table:table-row table:style-name="ro1">
          <table:table-cell office:value-type="float" office:value="102744790133817" calcext:value-type="float">
            <text:p>102744790133817</text:p>
          </table:table-cell>
          <table:table-cell office:value-type="float" office:value="20.239241" calcext:value-type="float">
            <text:p>20.239241</text:p>
          </table:table-cell>
          <table:table-cell table:formula="of:=[.E32]/1000000" office:value-type="float" office:value="0.000020141602" calcext:value-type="float">
            <text:p>2.0141602E-05</text:p>
          </table:table-cell>
          <table:table-cell office:value-type="float" office:value="341088887514420" calcext:value-type="float">
            <text:p>341088887514420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7380603" calcext:value-type="float">
            <text:p>238344097380603</text:p>
          </table:table-cell>
        </table:table-row>
        <table:table-row table:style-name="ro1">
          <table:table-cell office:value-type="float" office:value="102744810192067" calcext:value-type="float">
            <text:p>102744810192067</text:p>
          </table:table-cell>
          <table:table-cell office:value-type="float" office:value="20.05825" calcext:value-type="float">
            <text:p>20.05825</text:p>
          </table:table-cell>
          <table:table-cell table:formula="of:=[.E33]/1000000" office:value-type="float" office:value="0.000020141601" calcext:value-type="float">
            <text:p>2.0141601E-05</text:p>
          </table:table-cell>
          <table:table-cell office:value-type="float" office:value="341088907656021" calcext:value-type="float">
            <text:p>341088907656021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7463954" calcext:value-type="float">
            <text:p>238344097463954</text:p>
          </table:table-cell>
        </table:table-row>
        <table:table-row table:style-name="ro1">
          <table:table-cell office:value-type="float" office:value="102744833538036" calcext:value-type="float">
            <text:p>102744833538036</text:p>
          </table:table-cell>
          <table:table-cell office:value-type="float" office:value="23.345969" calcext:value-type="float">
            <text:p>23.345969</text:p>
          </table:table-cell>
          <table:table-cell table:formula="of:=[.E34]/1000000" office:value-type="float" office:value="0.000020141602" calcext:value-type="float">
            <text:p>2.0141602E-05</text:p>
          </table:table-cell>
          <table:table-cell office:value-type="float" office:value="341088927797623" calcext:value-type="float">
            <text:p>341088927797623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4259587" calcext:value-type="float">
            <text:p>238344094259587</text:p>
          </table:table-cell>
        </table:table-row>
        <table:table-row table:style-name="ro1">
          <table:table-cell office:value-type="float" office:value="102744852573627" calcext:value-type="float">
            <text:p>102744852573627</text:p>
          </table:table-cell>
          <table:table-cell office:value-type="float" office:value="19.035591" calcext:value-type="float">
            <text:p>19.035591</text:p>
          </table:table-cell>
          <table:table-cell table:formula="of:=[.E35]/1000000" office:value-type="float" office:value="0.000020141601" calcext:value-type="float">
            <text:p>2.0141601E-05</text:p>
          </table:table-cell>
          <table:table-cell office:value-type="float" office:value="341088947939224" calcext:value-type="float">
            <text:p>341088947939224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5365597" calcext:value-type="float">
            <text:p>238344095365597</text:p>
          </table:table-cell>
        </table:table-row>
        <table:table-row table:style-name="ro1">
          <table:table-cell office:value-type="float" office:value="102744870820592" calcext:value-type="float">
            <text:p>102744870820592</text:p>
          </table:table-cell>
          <table:table-cell office:value-type="float" office:value="18.246965" calcext:value-type="float">
            <text:p>18.246965</text:p>
          </table:table-cell>
          <table:table-cell table:formula="of:=[.E36]/1000000" office:value-type="float" office:value="0.000020111084" calcext:value-type="float">
            <text:p>2.0111084E-05</text:p>
          </table:table-cell>
          <table:table-cell office:value-type="float" office:value="341088968050308" calcext:value-type="float">
            <text:p>341088968050308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7229716" calcext:value-type="float">
            <text:p>238344097229716</text:p>
          </table:table-cell>
        </table:table-row>
        <table:table-row table:style-name="ro1">
          <table:table-cell office:value-type="float" office:value="102744891023096" calcext:value-type="float">
            <text:p>102744891023096</text:p>
          </table:table-cell>
          <table:table-cell office:value-type="float" office:value="20.202504" calcext:value-type="float">
            <text:p>20.202504</text:p>
          </table:table-cell>
          <table:table-cell table:formula="of:=[.E37]/1000000" office:value-type="float" office:value="0.000020172119" calcext:value-type="float">
            <text:p>2.0172119E-05</text:p>
          </table:table-cell>
          <table:table-cell office:value-type="float" office:value="341088988222427" calcext:value-type="float">
            <text:p>341088988222427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7199331" calcext:value-type="float">
            <text:p>238344097199331</text:p>
          </table:table-cell>
        </table:table-row>
        <table:table-row table:style-name="ro1">
          <table:table-cell office:value-type="float" office:value="102744910980971" calcext:value-type="float">
            <text:p>102744910980971</text:p>
          </table:table-cell>
          <table:table-cell office:value-type="float" office:value="19.957875" calcext:value-type="float">
            <text:p>19.957875</text:p>
          </table:table-cell>
          <table:table-cell table:formula="of:=[.E38]/1000000" office:value-type="float" office:value="0.000020141602" calcext:value-type="float">
            <text:p>2.0141602E-05</text:p>
          </table:table-cell>
          <table:table-cell office:value-type="float" office:value="341089008364029" calcext:value-type="float">
            <text:p>341089008364029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7383058" calcext:value-type="float">
            <text:p>238344097383058</text:p>
          </table:table-cell>
        </table:table-row>
        <table:table-row table:style-name="ro1">
          <table:table-cell office:value-type="float" office:value="102744931321243" calcext:value-type="float">
            <text:p>102744931321243</text:p>
          </table:table-cell>
          <table:table-cell office:value-type="float" office:value="20.340272" calcext:value-type="float">
            <text:p>20.340272</text:p>
          </table:table-cell>
          <table:table-cell table:formula="of:=[.E39]/1000000" office:value-type="float" office:value="0.000020141601" calcext:value-type="float">
            <text:p>2.0141601E-05</text:p>
          </table:table-cell>
          <table:table-cell office:value-type="float" office:value="341089028505630" calcext:value-type="float">
            <text:p>341089028505630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7184387" calcext:value-type="float">
            <text:p>238344097184387</text:p>
          </table:table-cell>
        </table:table-row>
        <table:table-row table:style-name="ro1">
          <table:table-cell office:value-type="float" office:value="102744951434683" calcext:value-type="float">
            <text:p>102744951434683</text:p>
          </table:table-cell>
          <table:table-cell office:value-type="float" office:value="20.11344" calcext:value-type="float">
            <text:p>20.11344</text:p>
          </table:table-cell>
          <table:table-cell table:formula="of:=[.E40]/1000000" office:value-type="float" office:value="0.000020141602" calcext:value-type="float">
            <text:p>2.0141602E-05</text:p>
          </table:table-cell>
          <table:table-cell office:value-type="float" office:value="341089048647232" calcext:value-type="float">
            <text:p>341089048647232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7212549" calcext:value-type="float">
            <text:p>238344097212549</text:p>
          </table:table-cell>
        </table:table-row>
        <table:table-row table:style-name="ro1">
          <table:table-cell office:value-type="float" office:value="102744971644227" calcext:value-type="float">
            <text:p>102744971644227</text:p>
          </table:table-cell>
          <table:table-cell office:value-type="float" office:value="20.209544" calcext:value-type="float">
            <text:p>20.209544</text:p>
          </table:table-cell>
          <table:table-cell table:formula="of:=[.E41]/1000000" office:value-type="float" office:value="0.000020111084" calcext:value-type="float">
            <text:p>2.0111084E-05</text:p>
          </table:table-cell>
          <table:table-cell office:value-type="float" office:value="341089068758316" calcext:value-type="float">
            <text:p>341089068758316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7114089" calcext:value-type="float">
            <text:p>238344097114089</text:p>
          </table:table-cell>
        </table:table-row>
        <table:table-row table:style-name="ro1">
          <table:table-cell office:value-type="float" office:value="102744991603393" calcext:value-type="float">
            <text:p>102744991603393</text:p>
          </table:table-cell>
          <table:table-cell office:value-type="float" office:value="19.959166" calcext:value-type="float">
            <text:p>19.959166</text:p>
          </table:table-cell>
          <table:table-cell table:formula="of:=[.E42]/1000000" office:value-type="float" office:value="0.000020172119" calcext:value-type="float">
            <text:p>2.0172119E-05</text:p>
          </table:table-cell>
          <table:table-cell office:value-type="float" office:value="341089088930435" calcext:value-type="float">
            <text:p>341089088930435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7327042" calcext:value-type="float">
            <text:p>238344097327042</text:p>
          </table:table-cell>
        </table:table-row>
        <table:table-row table:style-name="ro1">
          <table:table-cell office:value-type="float" office:value="102745012923295" calcext:value-type="float">
            <text:p>102745012923295</text:p>
          </table:table-cell>
          <table:table-cell office:value-type="float" office:value="21.319902" calcext:value-type="float">
            <text:p>21.319902</text:p>
          </table:table-cell>
          <table:table-cell table:formula="of:=[.E43]/1000000" office:value-type="float" office:value="0.000020141602" calcext:value-type="float">
            <text:p>2.0141602E-05</text:p>
          </table:table-cell>
          <table:table-cell office:value-type="float" office:value="341089109072037" calcext:value-type="float">
            <text:p>341089109072037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6148742" calcext:value-type="float">
            <text:p>238344096148742</text:p>
          </table:table-cell>
        </table:table-row>
        <table:table-row table:style-name="ro1">
          <table:table-cell office:value-type="float" office:value="102745031597645" calcext:value-type="float">
            <text:p>102745031597645</text:p>
          </table:table-cell>
          <table:table-cell office:value-type="float" office:value="18.67435" calcext:value-type="float">
            <text:p>18.67435</text:p>
          </table:table-cell>
          <table:table-cell table:formula="of:=[.E44]/1000000" office:value-type="float" office:value="0.000020141601" calcext:value-type="float">
            <text:p>2.0141601E-05</text:p>
          </table:table-cell>
          <table:table-cell office:value-type="float" office:value="341089129213638" calcext:value-type="float">
            <text:p>341089129213638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7615993" calcext:value-type="float">
            <text:p>238344097615993</text:p>
          </table:table-cell>
        </table:table-row>
        <table:table-row table:style-name="ro1">
          <table:table-cell office:value-type="float" office:value="102745054439020" calcext:value-type="float">
            <text:p>102745054439020</text:p>
          </table:table-cell>
          <table:table-cell office:value-type="float" office:value="22.841375" calcext:value-type="float">
            <text:p>22.841375</text:p>
          </table:table-cell>
          <table:table-cell table:formula="of:=[.E45]/1000000" office:value-type="float" office:value="0.000020141602" calcext:value-type="float">
            <text:p>2.0141602E-05</text:p>
          </table:table-cell>
          <table:table-cell office:value-type="float" office:value="341089149355240" calcext:value-type="float">
            <text:p>341089149355240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4916220" calcext:value-type="float">
            <text:p>238344094916220</text:p>
          </table:table-cell>
        </table:table-row>
        <table:table-row table:style-name="ro1">
          <table:table-cell office:value-type="float" office:value="102745071757346" calcext:value-type="float">
            <text:p>102745071757346</text:p>
          </table:table-cell>
          <table:table-cell office:value-type="float" office:value="17.318326" calcext:value-type="float">
            <text:p>17.318326</text:p>
          </table:table-cell>
          <table:table-cell table:formula="of:=[.E46]/1000000" office:value-type="float" office:value="0.000020111084" calcext:value-type="float">
            <text:p>2.0111084E-05</text:p>
          </table:table-cell>
          <table:table-cell office:value-type="float" office:value="341089169466324" calcext:value-type="float">
            <text:p>341089169466324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7708978" calcext:value-type="float">
            <text:p>238344097708978</text:p>
          </table:table-cell>
        </table:table-row>
        <table:table-row table:style-name="ro1">
          <table:table-cell office:value-type="float" office:value="102745092427496" calcext:value-type="float">
            <text:p>102745092427496</text:p>
          </table:table-cell>
          <table:table-cell office:value-type="float" office:value="20.67015" calcext:value-type="float">
            <text:p>20.67015</text:p>
          </table:table-cell>
          <table:table-cell table:formula="of:=[.E47]/1000000" office:value-type="float" office:value="0.000020141601" calcext:value-type="float">
            <text:p>2.0141601E-05</text:p>
          </table:table-cell>
          <table:table-cell office:value-type="float" office:value="341089189607925" calcext:value-type="float">
            <text:p>341089189607925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7180429" calcext:value-type="float">
            <text:p>238344097180429</text:p>
          </table:table-cell>
        </table:table-row>
        <table:table-row table:style-name="ro1">
          <table:table-cell office:value-type="float" office:value="102745112943931" calcext:value-type="float">
            <text:p>102745112943931</text:p>
          </table:table-cell>
          <table:table-cell office:value-type="float" office:value="20.516435" calcext:value-type="float">
            <text:p>20.516435</text:p>
          </table:table-cell>
          <table:table-cell table:formula="of:=[.E48]/1000000" office:value-type="float" office:value="0.000020141602" calcext:value-type="float">
            <text:p>2.0141602E-05</text:p>
          </table:table-cell>
          <table:table-cell office:value-type="float" office:value="341089209749527" calcext:value-type="float">
            <text:p>341089209749527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6805596" calcext:value-type="float">
            <text:p>238344096805596</text:p>
          </table:table-cell>
        </table:table-row>
        <table:table-row table:style-name="ro1">
          <table:table-cell office:value-type="float" office:value="102745134831912" calcext:value-type="float">
            <text:p>102745134831912</text:p>
          </table:table-cell>
          <table:table-cell office:value-type="float" office:value="21.887981" calcext:value-type="float">
            <text:p>21.887981</text:p>
          </table:table-cell>
          <table:table-cell table:formula="of:=[.E49]/1000000" office:value-type="float" office:value="0.000020172119" calcext:value-type="float">
            <text:p>2.0172119E-05</text:p>
          </table:table-cell>
          <table:table-cell office:value-type="float" office:value="341089229921646" calcext:value-type="float">
            <text:p>341089229921646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5089734" calcext:value-type="float">
            <text:p>238344095089734</text:p>
          </table:table-cell>
        </table:table-row>
        <table:table-row table:style-name="ro1">
          <table:table-cell office:value-type="float" office:value="102745153440608" calcext:value-type="float">
            <text:p>102745153440608</text:p>
          </table:table-cell>
          <table:table-cell office:value-type="float" office:value="18.608696" calcext:value-type="float">
            <text:p>18.608696</text:p>
          </table:table-cell>
          <table:table-cell table:formula="of:=[.E50]/1000000" office:value-type="float" office:value="0.000020111084" calcext:value-type="float">
            <text:p>2.0111084E-05</text:p>
          </table:table-cell>
          <table:table-cell office:value-type="float" office:value="341089250032730" calcext:value-type="float">
            <text:p>341089250032730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6592122" calcext:value-type="float">
            <text:p>238344096592122</text:p>
          </table:table-cell>
        </table:table-row>
        <table:table-row table:style-name="ro1">
          <table:table-cell office:value-type="float" office:value="102745172050724" calcext:value-type="float">
            <text:p>102745172050724</text:p>
          </table:table-cell>
          <table:table-cell office:value-type="float" office:value="18.610116" calcext:value-type="float">
            <text:p>18.610116</text:p>
          </table:table-cell>
          <table:table-cell table:formula="of:=[.E51]/1000000" office:value-type="float" office:value="0.000020141602" calcext:value-type="float">
            <text:p>2.0141602E-05</text:p>
          </table:table-cell>
          <table:table-cell office:value-type="float" office:value="341089270174332" calcext:value-type="float">
            <text:p>341089270174332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8123608" calcext:value-type="float">
            <text:p>238344098123608</text:p>
          </table:table-cell>
        </table:table-row>
        <table:table-row table:style-name="ro1">
          <table:table-cell office:value-type="float" office:value="102745192976830" calcext:value-type="float">
            <text:p>102745192976830</text:p>
          </table:table-cell>
          <table:table-cell office:value-type="float" office:value="20.926106" calcext:value-type="float">
            <text:p>20.926106</text:p>
          </table:table-cell>
          <table:table-cell table:formula="of:=[.E52]/1000000" office:value-type="float" office:value="0.000021148681" calcext:value-type="float">
            <text:p>2.1148681E-05</text:p>
          </table:table-cell>
          <table:table-cell office:value-type="float" office:value="341089291323013" calcext:value-type="float">
            <text:p>341089291323013</text:p>
          </table:table-cell>
          <table:table-cell office:value-type="float" office:value="21.148681" calcext:value-type="float">
            <text:p>21.148681</text:p>
          </table:table-cell>
          <table:table-cell office:value-type="float" office:value="238344098346183" calcext:value-type="float">
            <text:p>238344098346183</text:p>
          </table:table-cell>
        </table:table-row>
        <table:table-row table:style-name="ro1">
          <table:table-cell office:value-type="float" office:value="102745213182760" calcext:value-type="float">
            <text:p>102745213182760</text:p>
          </table:table-cell>
          <table:table-cell office:value-type="float" office:value="20.20593" calcext:value-type="float">
            <text:p>20.20593</text:p>
          </table:table-cell>
          <table:table-cell table:formula="of:=[.E53]/1000000" office:value-type="float" office:value="0.000020172119" calcext:value-type="float">
            <text:p>2.0172119E-05</text:p>
          </table:table-cell>
          <table:table-cell office:value-type="float" office:value="341089311495132" calcext:value-type="float">
            <text:p>341089311495132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8312372" calcext:value-type="float">
            <text:p>238344098312372</text:p>
          </table:table-cell>
        </table:table-row>
        <table:table-row table:style-name="ro1">
          <table:table-cell office:value-type="float" office:value="102745233719308" calcext:value-type="float">
            <text:p>102745233719308</text:p>
          </table:table-cell>
          <table:table-cell office:value-type="float" office:value="20.536548" calcext:value-type="float">
            <text:p>20.536548</text:p>
          </table:table-cell>
          <table:table-cell table:formula="of:=[.E54]/1000000" office:value-type="float" office:value="0.000019958497" calcext:value-type="float">
            <text:p>1.9958497E-05</text:p>
          </table:table-cell>
          <table:table-cell office:value-type="float" office:value="341089331453629" calcext:value-type="float">
            <text:p>341089331453629</text:p>
          </table:table-cell>
          <table:table-cell office:value-type="float" office:value="19.958497" calcext:value-type="float">
            <text:p>19.958497</text:p>
          </table:table-cell>
          <table:table-cell office:value-type="float" office:value="238344097734321" calcext:value-type="float">
            <text:p>238344097734321</text:p>
          </table:table-cell>
        </table:table-row>
        <table:table-row table:style-name="ro1">
          <table:table-cell office:value-type="float" office:value="102745252085051" calcext:value-type="float">
            <text:p>102745252085051</text:p>
          </table:table-cell>
          <table:table-cell office:value-type="float" office:value="18.365743" calcext:value-type="float">
            <text:p>18.365743</text:p>
          </table:table-cell>
          <table:table-cell table:formula="of:=[.E55]/1000000" office:value-type="float" office:value="0.000020141601" calcext:value-type="float">
            <text:p>2.0141601E-05</text:p>
          </table:table-cell>
          <table:table-cell office:value-type="float" office:value="341089351595230" calcext:value-type="float">
            <text:p>341089351595230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9510179" calcext:value-type="float">
            <text:p>238344099510179</text:p>
          </table:table-cell>
        </table:table-row>
        <table:table-row table:style-name="ro1">
          <table:table-cell office:value-type="float" office:value="102745272545900" calcext:value-type="float">
            <text:p>102745272545900</text:p>
          </table:table-cell>
          <table:table-cell office:value-type="float" office:value="20.460849" calcext:value-type="float">
            <text:p>20.460849</text:p>
          </table:table-cell>
          <table:table-cell table:formula="of:=[.E56]/1000000" office:value-type="float" office:value="0.000020172119" calcext:value-type="float">
            <text:p>2.0172119E-05</text:p>
          </table:table-cell>
          <table:table-cell office:value-type="float" office:value="341089371767349" calcext:value-type="float">
            <text:p>341089371767349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9221449" calcext:value-type="float">
            <text:p>238344099221449</text:p>
          </table:table-cell>
        </table:table-row>
        <table:table-row table:style-name="ro1">
          <table:table-cell office:value-type="float" office:value="102745295191530" calcext:value-type="float">
            <text:p>102745295191530</text:p>
          </table:table-cell>
          <table:table-cell office:value-type="float" office:value="22.64563" calcext:value-type="float">
            <text:p>22.64563</text:p>
          </table:table-cell>
          <table:table-cell table:formula="of:=[.E57]/1000000" office:value-type="float" office:value="0.000019317627" calcext:value-type="float">
            <text:p>1.9317627E-05</text:p>
          </table:table-cell>
          <table:table-cell office:value-type="float" office:value="341089391084976" calcext:value-type="float">
            <text:p>341089391084976</text:p>
          </table:table-cell>
          <table:table-cell office:value-type="float" office:value="19.317627" calcext:value-type="float">
            <text:p>19.317627</text:p>
          </table:table-cell>
          <table:table-cell office:value-type="float" office:value="238344095893446" calcext:value-type="float">
            <text:p>238344095893446</text:p>
          </table:table-cell>
        </table:table-row>
        <table:table-row table:style-name="ro1">
          <table:table-cell office:value-type="float" office:value="102745314325204" calcext:value-type="float">
            <text:p>102745314325204</text:p>
          </table:table-cell>
          <table:table-cell office:value-type="float" office:value="19.133674" calcext:value-type="float">
            <text:p>19.133674</text:p>
          </table:table-cell>
          <table:table-cell table:formula="of:=[.E58]/1000000" office:value-type="float" office:value="0.000020172119" calcext:value-type="float">
            <text:p>2.0172119E-05</text:p>
          </table:table-cell>
          <table:table-cell office:value-type="float" office:value="341089411257095" calcext:value-type="float">
            <text:p>341089411257095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6931891" calcext:value-type="float">
            <text:p>238344096931891</text:p>
          </table:table-cell>
        </table:table-row>
        <table:table-row table:style-name="ro1">
          <table:table-cell office:value-type="float" office:value="102745333055255" calcext:value-type="float">
            <text:p>102745333055255</text:p>
          </table:table-cell>
          <table:table-cell office:value-type="float" office:value="18.730051" calcext:value-type="float">
            <text:p>18.730051</text:p>
          </table:table-cell>
          <table:table-cell table:formula="of:=[.E59]/1000000" office:value-type="float" office:value="0.000020202637" calcext:value-type="float">
            <text:p>2.0202637E-05</text:p>
          </table:table-cell>
          <table:table-cell office:value-type="float" office:value="341089431459732" calcext:value-type="float">
            <text:p>341089431459732</text:p>
          </table:table-cell>
          <table:table-cell office:value-type="float" office:value="20.202637" calcext:value-type="float">
            <text:p>20.202637</text:p>
          </table:table-cell>
          <table:table-cell office:value-type="float" office:value="238344098404477" calcext:value-type="float">
            <text:p>238344098404477</text:p>
          </table:table-cell>
        </table:table-row>
        <table:table-row table:style-name="ro1">
          <table:table-cell office:value-type="float" office:value="102745356320184" calcext:value-type="float">
            <text:p>102745356320184</text:p>
          </table:table-cell>
          <table:table-cell office:value-type="float" office:value="23.264929" calcext:value-type="float">
            <text:p>23.264929</text:p>
          </table:table-cell>
          <table:table-cell table:formula="of:=[.E60]/1000000" office:value-type="float" office:value="0.000020172119" calcext:value-type="float">
            <text:p>2.0172119E-05</text:p>
          </table:table-cell>
          <table:table-cell office:value-type="float" office:value="341089451631851" calcext:value-type="float">
            <text:p>341089451631851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5311667" calcext:value-type="float">
            <text:p>238344095311667</text:p>
          </table:table-cell>
        </table:table-row>
        <table:table-row table:style-name="ro1">
          <table:table-cell office:value-type="float" office:value="102745376360844" calcext:value-type="float">
            <text:p>102745376360844</text:p>
          </table:table-cell>
          <table:table-cell office:value-type="float" office:value="20.04066" calcext:value-type="float">
            <text:p>20.04066</text:p>
          </table:table-cell>
          <table:table-cell table:formula="of:=[.E61]/1000000" office:value-type="float" office:value="0.000020141602" calcext:value-type="float">
            <text:p>2.0141602E-05</text:p>
          </table:table-cell>
          <table:table-cell office:value-type="float" office:value="341089471773453" calcext:value-type="float">
            <text:p>341089471773453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412609" calcext:value-type="float">
            <text:p>238344095412609</text:p>
          </table:table-cell>
        </table:table-row>
        <table:table-row table:style-name="ro1">
          <table:table-cell office:value-type="float" office:value="102745393773858" calcext:value-type="float">
            <text:p>102745393773858</text:p>
          </table:table-cell>
          <table:table-cell office:value-type="float" office:value="17.413014" calcext:value-type="float">
            <text:p>17.413014</text:p>
          </table:table-cell>
          <table:table-cell table:formula="of:=[.E62]/1000000" office:value-type="float" office:value="0.000020172119" calcext:value-type="float">
            <text:p>2.0172119E-05</text:p>
          </table:table-cell>
          <table:table-cell office:value-type="float" office:value="341089491945572" calcext:value-type="float">
            <text:p>341089491945572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8171714" calcext:value-type="float">
            <text:p>238344098171714</text:p>
          </table:table-cell>
        </table:table-row>
        <table:table-row table:style-name="ro1">
          <table:table-cell office:value-type="float" office:value="102745417101711" calcext:value-type="float">
            <text:p>102745417101711</text:p>
          </table:table-cell>
          <table:table-cell office:value-type="float" office:value="23.327853" calcext:value-type="float">
            <text:p>23.327853</text:p>
          </table:table-cell>
          <table:table-cell table:formula="of:=[.E63]/1000000" office:value-type="float" office:value="0.000020080566" calcext:value-type="float">
            <text:p>2.0080566E-05</text:p>
          </table:table-cell>
          <table:table-cell office:value-type="float" office:value="341089512026138" calcext:value-type="float">
            <text:p>341089512026138</text:p>
          </table:table-cell>
          <table:table-cell office:value-type="float" office:value="20.080566" calcext:value-type="float">
            <text:p>20.080566</text:p>
          </table:table-cell>
          <table:table-cell office:value-type="float" office:value="238344094924427" calcext:value-type="float">
            <text:p>238344094924427</text:p>
          </table:table-cell>
        </table:table-row>
        <table:table-row table:style-name="ro1">
          <table:table-cell office:value-type="float" office:value="102745437038874" calcext:value-type="float">
            <text:p>102745437038874</text:p>
          </table:table-cell>
          <table:table-cell office:value-type="float" office:value="19.937163" calcext:value-type="float">
            <text:p>19.937163</text:p>
          </table:table-cell>
          <table:table-cell table:formula="of:=[.E64]/1000000" office:value-type="float" office:value="0.000020172119" calcext:value-type="float">
            <text:p>2.0172119E-05</text:p>
          </table:table-cell>
          <table:table-cell office:value-type="float" office:value="341089532198257" calcext:value-type="float">
            <text:p>341089532198257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5159383" calcext:value-type="float">
            <text:p>238344095159383</text:p>
          </table:table-cell>
        </table:table-row>
        <table:table-row table:style-name="ro1">
          <table:table-cell office:value-type="float" office:value="102745454333447" calcext:value-type="float">
            <text:p>102745454333447</text:p>
          </table:table-cell>
          <table:table-cell office:value-type="float" office:value="17.294573" calcext:value-type="float">
            <text:p>17.294573</text:p>
          </table:table-cell>
          <table:table-cell table:formula="of:=[.E65]/1000000" office:value-type="float" office:value="0.000020111084" calcext:value-type="float">
            <text:p>2.0111084E-05</text:p>
          </table:table-cell>
          <table:table-cell office:value-type="float" office:value="341089552309341" calcext:value-type="float">
            <text:p>341089552309341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7975894" calcext:value-type="float">
            <text:p>238344097975894</text:p>
          </table:table-cell>
        </table:table-row>
        <table:table-row table:style-name="ro1">
          <table:table-cell office:value-type="float" office:value="102745477744095" calcext:value-type="float">
            <text:p>102745477744095</text:p>
          </table:table-cell>
          <table:table-cell office:value-type="float" office:value="23.410648" calcext:value-type="float">
            <text:p>23.410648</text:p>
          </table:table-cell>
          <table:table-cell table:formula="of:=[.E66]/1000000" office:value-type="float" office:value="0.000020141602" calcext:value-type="float">
            <text:p>2.0141602E-05</text:p>
          </table:table-cell>
          <table:table-cell office:value-type="float" office:value="341089572450943" calcext:value-type="float">
            <text:p>341089572450943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4706848" calcext:value-type="float">
            <text:p>238344094706848</text:p>
          </table:table-cell>
        </table:table-row>
        <table:table-row table:style-name="ro1">
          <table:table-cell office:value-type="float" office:value="102745498240454" calcext:value-type="float">
            <text:p>102745498240454</text:p>
          </table:table-cell>
          <table:table-cell office:value-type="float" office:value="20.496359" calcext:value-type="float">
            <text:p>20.496359</text:p>
          </table:table-cell>
          <table:table-cell table:formula="of:=[.E67]/1000000" office:value-type="float" office:value="0.000020172119" calcext:value-type="float">
            <text:p>2.0172119E-05</text:p>
          </table:table-cell>
          <table:table-cell office:value-type="float" office:value="341089592623062" calcext:value-type="float">
            <text:p>341089592623062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4382608" calcext:value-type="float">
            <text:p>238344094382608</text:p>
          </table:table-cell>
        </table:table-row>
        <table:table-row table:style-name="ro1">
          <table:table-cell office:value-type="float" office:value="102745521156587" calcext:value-type="float">
            <text:p>102745521156587</text:p>
          </table:table-cell>
          <table:table-cell office:value-type="float" office:value="22.916133" calcext:value-type="float">
            <text:p>22.916133</text:p>
          </table:table-cell>
          <table:table-cell table:formula="of:=[.E68]/1000000" office:value-type="float" office:value="0.000020172119" calcext:value-type="float">
            <text:p>2.0172119E-05</text:p>
          </table:table-cell>
          <table:table-cell office:value-type="float" office:value="341089612795181" calcext:value-type="float">
            <text:p>341089612795181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1638594" calcext:value-type="float">
            <text:p>238344091638594</text:p>
          </table:table-cell>
        </table:table-row>
        <table:table-row table:style-name="ro1">
          <table:table-cell office:value-type="float" office:value="102745537549160" calcext:value-type="float">
            <text:p>102745537549160</text:p>
          </table:table-cell>
          <table:table-cell office:value-type="float" office:value="16.392573" calcext:value-type="float">
            <text:p>16.392573</text:p>
          </table:table-cell>
          <table:table-cell table:formula="of:=[.E69]/1000000" office:value-type="float" office:value="0.000020080567" calcext:value-type="float">
            <text:p>2.0080567E-05</text:p>
          </table:table-cell>
          <table:table-cell office:value-type="float" office:value="341089632875748" calcext:value-type="float">
            <text:p>341089632875748</text:p>
          </table:table-cell>
          <table:table-cell office:value-type="float" office:value="20.080567" calcext:value-type="float">
            <text:p>20.080567</text:p>
          </table:table-cell>
          <table:table-cell office:value-type="float" office:value="238344095326588" calcext:value-type="float">
            <text:p>238344095326588</text:p>
          </table:table-cell>
        </table:table-row>
        <table:table-row table:style-name="ro1">
          <table:table-cell office:value-type="float" office:value="102745556950040" calcext:value-type="float">
            <text:p>102745556950040</text:p>
          </table:table-cell>
          <table:table-cell office:value-type="float" office:value="19.40088" calcext:value-type="float">
            <text:p>19.40088</text:p>
          </table:table-cell>
          <table:table-cell table:formula="of:=[.E70]/1000000" office:value-type="float" office:value="0.000020141601" calcext:value-type="float">
            <text:p>2.0141601E-05</text:p>
          </table:table-cell>
          <table:table-cell office:value-type="float" office:value="341089653017349" calcext:value-type="float">
            <text:p>341089653017349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6067309" calcext:value-type="float">
            <text:p>238344096067309</text:p>
          </table:table-cell>
        </table:table-row>
        <table:table-row table:style-name="ro1">
          <table:table-cell office:value-type="float" office:value="102745574790407" calcext:value-type="float">
            <text:p>102745574790407</text:p>
          </table:table-cell>
          <table:table-cell office:value-type="float" office:value="17.840367" calcext:value-type="float">
            <text:p>17.840367</text:p>
          </table:table-cell>
          <table:table-cell table:formula="of:=[.E71]/1000000" office:value-type="float" office:value="0.000020172119" calcext:value-type="float">
            <text:p>2.0172119E-05</text:p>
          </table:table-cell>
          <table:table-cell office:value-type="float" office:value="341089673189468" calcext:value-type="float">
            <text:p>341089673189468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8399061" calcext:value-type="float">
            <text:p>238344098399061</text:p>
          </table:table-cell>
        </table:table-row>
        <table:table-row table:style-name="ro1">
          <table:table-cell office:value-type="float" office:value="102745598201491" calcext:value-type="float">
            <text:p>102745598201491</text:p>
          </table:table-cell>
          <table:table-cell office:value-type="float" office:value="23.411084" calcext:value-type="float">
            <text:p>23.411084</text:p>
          </table:table-cell>
          <table:table-cell table:formula="of:=[.E72]/1000000" office:value-type="float" office:value="0.000020141602" calcext:value-type="float">
            <text:p>2.0141602E-05</text:p>
          </table:table-cell>
          <table:table-cell office:value-type="float" office:value="341089693331070" calcext:value-type="float">
            <text:p>341089693331070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129579" calcext:value-type="float">
            <text:p>238344095129579</text:p>
          </table:table-cell>
        </table:table-row>
        <table:table-row table:style-name="ro1">
          <table:table-cell office:value-type="float" office:value="102745618063350" calcext:value-type="float">
            <text:p>102745618063350</text:p>
          </table:table-cell>
          <table:table-cell office:value-type="float" office:value="19.861859" calcext:value-type="float">
            <text:p>19.861859</text:p>
          </table:table-cell>
          <table:table-cell table:formula="of:=[.E73]/1000000" office:value-type="float" office:value="0.000020111084" calcext:value-type="float">
            <text:p>2.0111084E-05</text:p>
          </table:table-cell>
          <table:table-cell office:value-type="float" office:value="341089713442154" calcext:value-type="float">
            <text:p>341089713442154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5378804" calcext:value-type="float">
            <text:p>238344095378804</text:p>
          </table:table-cell>
        </table:table-row>
        <table:table-row table:style-name="ro1">
          <table:table-cell office:value-type="float" office:value="102745635845097" calcext:value-type="float">
            <text:p>102745635845097</text:p>
          </table:table-cell>
          <table:table-cell office:value-type="float" office:value="17.781747" calcext:value-type="float">
            <text:p>17.781747</text:p>
          </table:table-cell>
          <table:table-cell table:formula="of:=[.E74]/1000000" office:value-type="float" office:value="0.000019989014" calcext:value-type="float">
            <text:p>0.000019989</text:p>
          </table:table-cell>
          <table:table-cell office:value-type="float" office:value="341089733431168" calcext:value-type="float">
            <text:p>341089733431168</text:p>
          </table:table-cell>
          <table:table-cell office:value-type="float" office:value="19.989014" calcext:value-type="float">
            <text:p>19.989014</text:p>
          </table:table-cell>
          <table:table-cell office:value-type="float" office:value="238344097586071" calcext:value-type="float">
            <text:p>238344097586071</text:p>
          </table:table-cell>
        </table:table-row>
        <table:table-row table:style-name="ro1">
          <table:table-cell office:value-type="float" office:value="102745658600184" calcext:value-type="float">
            <text:p>102745658600184</text:p>
          </table:table-cell>
          <table:table-cell office:value-type="float" office:value="22.755087" calcext:value-type="float">
            <text:p>22.755087</text:p>
          </table:table-cell>
          <table:table-cell table:formula="of:=[.E75]/1000000" office:value-type="float" office:value="0.000020141601" calcext:value-type="float">
            <text:p>2.0141601E-05</text:p>
          </table:table-cell>
          <table:table-cell office:value-type="float" office:value="341089753572769" calcext:value-type="float">
            <text:p>341089753572769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4972585" calcext:value-type="float">
            <text:p>238344094972585</text:p>
          </table:table-cell>
        </table:table-row>
        <table:table-row table:style-name="ro1">
          <table:table-cell office:value-type="float" office:value="102745678178257" calcext:value-type="float">
            <text:p>102745678178257</text:p>
          </table:table-cell>
          <table:table-cell office:value-type="float" office:value="19.578073" calcext:value-type="float">
            <text:p>19.578073</text:p>
          </table:table-cell>
          <table:table-cell table:formula="of:=[.E76]/1000000" office:value-type="float" office:value="0.000020141602" calcext:value-type="float">
            <text:p>2.0141602E-05</text:p>
          </table:table-cell>
          <table:table-cell office:value-type="float" office:value="341089773714371" calcext:value-type="float">
            <text:p>341089773714371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536114" calcext:value-type="float">
            <text:p>238344095536114</text:p>
          </table:table-cell>
        </table:table-row>
        <table:table-row table:style-name="ro1">
          <table:table-cell office:value-type="float" office:value="102745695965878" calcext:value-type="float">
            <text:p>102745695965878</text:p>
          </table:table-cell>
          <table:table-cell office:value-type="float" office:value="17.787621" calcext:value-type="float">
            <text:p>17.787621</text:p>
          </table:table-cell>
          <table:table-cell table:formula="of:=[.E77]/1000000" office:value-type="float" office:value="0.000020141601" calcext:value-type="float">
            <text:p>2.0141601E-05</text:p>
          </table:table-cell>
          <table:table-cell office:value-type="float" office:value="341089793855972" calcext:value-type="float">
            <text:p>341089793855972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7890094" calcext:value-type="float">
            <text:p>238344097890094</text:p>
          </table:table-cell>
        </table:table-row>
        <table:table-row table:style-name="ro1">
          <table:table-cell office:value-type="float" office:value="102745716271810" calcext:value-type="float">
            <text:p>102745716271810</text:p>
          </table:table-cell>
          <table:table-cell office:value-type="float" office:value="20.305932" calcext:value-type="float">
            <text:p>20.305932</text:p>
          </table:table-cell>
          <table:table-cell table:formula="of:=[.E78]/1000000" office:value-type="float" office:value="0.000020141602" calcext:value-type="float">
            <text:p>2.0141602E-05</text:p>
          </table:table-cell>
          <table:table-cell office:value-type="float" office:value="341089813997574" calcext:value-type="float">
            <text:p>341089813997574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7725764" calcext:value-type="float">
            <text:p>238344097725764</text:p>
          </table:table-cell>
        </table:table-row>
        <table:table-row table:style-name="ro1">
          <table:table-cell office:value-type="float" office:value="102745821227197" calcext:value-type="float">
            <text:p>102745821227197</text:p>
          </table:table-cell>
          <table:table-cell office:value-type="float" office:value="104.955387" calcext:value-type="float">
            <text:p>104.955387</text:p>
          </table:table-cell>
          <table:table-cell table:formula="of:=[.E79]/1000000" office:value-type="float" office:value="0.000020141601" calcext:value-type="float">
            <text:p>2.0141601E-05</text:p>
          </table:table-cell>
          <table:table-cell office:value-type="float" office:value="341089834139175" calcext:value-type="float">
            <text:p>341089834139175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12911978" calcext:value-type="float">
            <text:p>238344012911978</text:p>
          </table:table-cell>
        </table:table-row>
        <table:table-row table:style-name="ro1">
          <table:table-cell office:value-type="float" office:value="102745821456407" calcext:value-type="float">
            <text:p>102745821456407</text:p>
          </table:table-cell>
          <table:table-cell office:value-type="float" office:value="0.22921" calcext:value-type="float">
            <text:p>0.22921</text:p>
          </table:table-cell>
          <table:table-cell table:formula="of:=[.E80]/1000000" office:value-type="float" office:value="0.000020141602" calcext:value-type="float">
            <text:p>2.0141602E-05</text:p>
          </table:table-cell>
          <table:table-cell office:value-type="float" office:value="341089854280777" calcext:value-type="float">
            <text:p>341089854280777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32824370" calcext:value-type="float">
            <text:p>238344032824370</text:p>
          </table:table-cell>
        </table:table-row>
        <table:table-row table:style-name="ro1">
          <table:table-cell office:value-type="float" office:value="102745821583529" calcext:value-type="float">
            <text:p>102745821583529</text:p>
          </table:table-cell>
          <table:table-cell office:value-type="float" office:value="0.127122" calcext:value-type="float">
            <text:p>0.127122</text:p>
          </table:table-cell>
          <table:table-cell table:formula="of:=[.E81]/1000000" office:value-type="float" office:value="0.000020141602" calcext:value-type="float">
            <text:p>2.0141602E-05</text:p>
          </table:table-cell>
          <table:table-cell office:value-type="float" office:value="341089874422379" calcext:value-type="float">
            <text:p>341089874422379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52838850" calcext:value-type="float">
            <text:p>238344052838850</text:p>
          </table:table-cell>
        </table:table-row>
        <table:table-row table:style-name="ro1">
          <table:table-cell office:value-type="float" office:value="102745821704111" calcext:value-type="float">
            <text:p>102745821704111</text:p>
          </table:table-cell>
          <table:table-cell office:value-type="float" office:value="0.120582" calcext:value-type="float">
            <text:p>0.120582</text:p>
          </table:table-cell>
          <table:table-cell table:formula="of:=[.E82]/1000000" office:value-type="float" office:value="0.000020141601" calcext:value-type="float">
            <text:p>2.0141601E-05</text:p>
          </table:table-cell>
          <table:table-cell office:value-type="float" office:value="341089894563980" calcext:value-type="float">
            <text:p>341089894563980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72859869" calcext:value-type="float">
            <text:p>238344072859869</text:p>
          </table:table-cell>
        </table:table-row>
        <table:table-row table:style-name="ro1">
          <table:table-cell office:value-type="float" office:value="102745821839781" calcext:value-type="float">
            <text:p>102745821839781</text:p>
          </table:table-cell>
          <table:table-cell office:value-type="float" office:value="0.13567" calcext:value-type="float">
            <text:p>0.13567</text:p>
          </table:table-cell>
          <table:table-cell table:formula="of:=[.E83]/1000000" office:value-type="float" office:value="0.000020172119" calcext:value-type="float">
            <text:p>2.0172119E-05</text:p>
          </table:table-cell>
          <table:table-cell office:value-type="float" office:value="341089914736099" calcext:value-type="float">
            <text:p>341089914736099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2896318" calcext:value-type="float">
            <text:p>238344092896318</text:p>
          </table:table-cell>
        </table:table-row>
        <table:table-row table:style-name="ro1">
          <table:table-cell office:value-type="float" office:value="102745841151811" calcext:value-type="float">
            <text:p>102745841151811</text:p>
          </table:table-cell>
          <table:table-cell office:value-type="float" office:value="19.31203" calcext:value-type="float">
            <text:p>19.31203</text:p>
          </table:table-cell>
          <table:table-cell table:formula="of:=[.E84]/1000000" office:value-type="float" office:value="0.000020111084" calcext:value-type="float">
            <text:p>2.0111084E-05</text:p>
          </table:table-cell>
          <table:table-cell office:value-type="float" office:value="341089934847183" calcext:value-type="float">
            <text:p>341089934847183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3695372" calcext:value-type="float">
            <text:p>238344093695372</text:p>
          </table:table-cell>
        </table:table-row>
        <table:table-row table:style-name="ro1">
          <table:table-cell office:value-type="float" office:value="102745857919046" calcext:value-type="float">
            <text:p>102745857919046</text:p>
          </table:table-cell>
          <table:table-cell office:value-type="float" office:value="16.767235" calcext:value-type="float">
            <text:p>16.767235</text:p>
          </table:table-cell>
          <table:table-cell table:formula="of:=[.E85]/1000000" office:value-type="float" office:value="0.000020141602" calcext:value-type="float">
            <text:p>2.0141602E-05</text:p>
          </table:table-cell>
          <table:table-cell office:value-type="float" office:value="341089954988785" calcext:value-type="float">
            <text:p>341089954988785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7069739" calcext:value-type="float">
            <text:p>238344097069739</text:p>
          </table:table-cell>
        </table:table-row>
        <table:table-row table:style-name="ro1">
          <table:table-cell office:value-type="float" office:value="102745876152763" calcext:value-type="float">
            <text:p>102745876152763</text:p>
          </table:table-cell>
          <table:table-cell office:value-type="float" office:value="18.233717" calcext:value-type="float">
            <text:p>18.233717</text:p>
          </table:table-cell>
          <table:table-cell table:formula="of:=[.E86]/1000000" office:value-type="float" office:value="0.000020141601" calcext:value-type="float">
            <text:p>2.0141601E-05</text:p>
          </table:table-cell>
          <table:table-cell office:value-type="float" office:value="341089975130386" calcext:value-type="float">
            <text:p>341089975130386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8977623" calcext:value-type="float">
            <text:p>238344098977623</text:p>
          </table:table-cell>
        </table:table-row>
        <table:table-row table:style-name="ro1">
          <table:table-cell office:value-type="float" office:value="102745896026331" calcext:value-type="float">
            <text:p>102745896026331</text:p>
          </table:table-cell>
          <table:table-cell office:value-type="float" office:value="19.873568" calcext:value-type="float">
            <text:p>19.873568</text:p>
          </table:table-cell>
          <table:table-cell table:formula="of:=[.E87]/1000000" office:value-type="float" office:value="0.000020141602" calcext:value-type="float">
            <text:p>2.0141602E-05</text:p>
          </table:table-cell>
          <table:table-cell office:value-type="float" office:value="341089995271988" calcext:value-type="float">
            <text:p>341089995271988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9245657" calcext:value-type="float">
            <text:p>238344099245657</text:p>
          </table:table-cell>
        </table:table-row>
        <table:table-row table:style-name="ro1">
          <table:table-cell office:value-type="float" office:value="102745919159594" calcext:value-type="float">
            <text:p>102745919159594</text:p>
          </table:table-cell>
          <table:table-cell office:value-type="float" office:value="23.133263" calcext:value-type="float">
            <text:p>23.133263</text:p>
          </table:table-cell>
          <table:table-cell table:formula="of:=[.E88]/1000000" office:value-type="float" office:value="0.000020141601" calcext:value-type="float">
            <text:p>2.0141601E-05</text:p>
          </table:table-cell>
          <table:table-cell office:value-type="float" office:value="341090015413589" calcext:value-type="float">
            <text:p>341090015413589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6253995" calcext:value-type="float">
            <text:p>238344096253995</text:p>
          </table:table-cell>
        </table:table-row>
        <table:table-row table:style-name="ro1">
          <table:table-cell office:value-type="float" office:value="102745936661741" calcext:value-type="float">
            <text:p>102745936661741</text:p>
          </table:table-cell>
          <table:table-cell office:value-type="float" office:value="17.502147" calcext:value-type="float">
            <text:p>17.502147</text:p>
          </table:table-cell>
          <table:table-cell table:formula="of:=[.E89]/1000000" office:value-type="float" office:value="0.000020141602" calcext:value-type="float">
            <text:p>2.0141602E-05</text:p>
          </table:table-cell>
          <table:table-cell office:value-type="float" office:value="341090035555191" calcext:value-type="float">
            <text:p>341090035555191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8893450" calcext:value-type="float">
            <text:p>238344098893450</text:p>
          </table:table-cell>
        </table:table-row>
        <table:table-row table:style-name="ro1">
          <table:table-cell office:value-type="float" office:value="102745959477574" calcext:value-type="float">
            <text:p>102745959477574</text:p>
          </table:table-cell>
          <table:table-cell office:value-type="float" office:value="22.815833" calcext:value-type="float">
            <text:p>22.815833</text:p>
          </table:table-cell>
          <table:table-cell table:formula="of:=[.E90]/1000000" office:value-type="float" office:value="0.000020172119" calcext:value-type="float">
            <text:p>2.0172119E-05</text:p>
          </table:table-cell>
          <table:table-cell office:value-type="float" office:value="341090055727310" calcext:value-type="float">
            <text:p>341090055727310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6249736" calcext:value-type="float">
            <text:p>238344096249736</text:p>
          </table:table-cell>
        </table:table-row>
        <table:table-row table:style-name="ro1">
          <table:table-cell office:value-type="float" office:value="102745978614946" calcext:value-type="float">
            <text:p>102745978614946</text:p>
          </table:table-cell>
          <table:table-cell office:value-type="float" office:value="19.137372" calcext:value-type="float">
            <text:p>19.137372</text:p>
          </table:table-cell>
          <table:table-cell table:formula="of:=[.E91]/1000000" office:value-type="float" office:value="0.000020141602" calcext:value-type="float">
            <text:p>2.0141602E-05</text:p>
          </table:table-cell>
          <table:table-cell office:value-type="float" office:value="341090075868912" calcext:value-type="float">
            <text:p>341090075868912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7253966" calcext:value-type="float">
            <text:p>238344097253966</text:p>
          </table:table-cell>
        </table:table-row>
        <table:table-row table:style-name="ro1">
          <table:table-cell office:value-type="float" office:value="102745998790652" calcext:value-type="float">
            <text:p>102745998790652</text:p>
          </table:table-cell>
          <table:table-cell office:value-type="float" office:value="20.175706" calcext:value-type="float">
            <text:p>20.175706</text:p>
          </table:table-cell>
          <table:table-cell table:formula="of:=[.E92]/1000000" office:value-type="float" office:value="0.000020141601" calcext:value-type="float">
            <text:p>2.0141601E-05</text:p>
          </table:table-cell>
          <table:table-cell office:value-type="float" office:value="341090096010513" calcext:value-type="float">
            <text:p>341090096010513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7219861" calcext:value-type="float">
            <text:p>238344097219861</text:p>
          </table:table-cell>
        </table:table-row>
        <table:table-row table:style-name="ro1">
          <table:table-cell office:value-type="float" office:value="102746032681879" calcext:value-type="float">
            <text:p>102746032681879</text:p>
          </table:table-cell>
          <table:table-cell office:value-type="float" office:value="33.891227" calcext:value-type="float">
            <text:p>33.891227</text:p>
          </table:table-cell>
          <table:table-cell table:formula="of:=[.E93]/1000000" office:value-type="float" office:value="0.000020141602" calcext:value-type="float">
            <text:p>2.0141602E-05</text:p>
          </table:table-cell>
          <table:table-cell office:value-type="float" office:value="341090116152115" calcext:value-type="float">
            <text:p>341090116152115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83470236" calcext:value-type="float">
            <text:p>238344083470236</text:p>
          </table:table-cell>
        </table:table-row>
        <table:table-row table:style-name="ro1">
          <table:table-cell office:value-type="float" office:value="102746038041835" calcext:value-type="float">
            <text:p>102746038041835</text:p>
          </table:table-cell>
          <table:table-cell office:value-type="float" office:value="5.359956" calcext:value-type="float">
            <text:p>5.359956</text:p>
          </table:table-cell>
          <table:table-cell table:formula="of:=[.E94]/1000000" office:value-type="float" office:value="0.000020111084" calcext:value-type="float">
            <text:p>2.0111084E-05</text:p>
          </table:table-cell>
          <table:table-cell office:value-type="float" office:value="341090136263199" calcext:value-type="float">
            <text:p>341090136263199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8221364" calcext:value-type="float">
            <text:p>238344098221364</text:p>
          </table:table-cell>
        </table:table-row>
        <table:table-row table:style-name="ro1">
          <table:table-cell office:value-type="float" office:value="102746059455079" calcext:value-type="float">
            <text:p>102746059455079</text:p>
          </table:table-cell>
          <table:table-cell office:value-type="float" office:value="21.413244" calcext:value-type="float">
            <text:p>21.413244</text:p>
          </table:table-cell>
          <table:table-cell table:formula="of:=[.E95]/1000000" office:value-type="float" office:value="0.000020141601" calcext:value-type="float">
            <text:p>2.0141601E-05</text:p>
          </table:table-cell>
          <table:table-cell office:value-type="float" office:value="341090156404800" calcext:value-type="float">
            <text:p>341090156404800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6949721" calcext:value-type="float">
            <text:p>238344096949721</text:p>
          </table:table-cell>
        </table:table-row>
        <table:table-row table:style-name="ro1">
          <table:table-cell office:value-type="float" office:value="102746076610721" calcext:value-type="float">
            <text:p>102746076610721</text:p>
          </table:table-cell>
          <table:table-cell office:value-type="float" office:value="17.155642" calcext:value-type="float">
            <text:p>17.155642</text:p>
          </table:table-cell>
          <table:table-cell table:formula="of:=[.E96]/1000000" office:value-type="float" office:value="0.00002017212" calcext:value-type="float">
            <text:p>2.017212E-05</text:p>
          </table:table-cell>
          <table:table-cell office:value-type="float" office:value="341090176576920" calcext:value-type="float">
            <text:p>341090176576920</text:p>
          </table:table-cell>
          <table:table-cell office:value-type="float" office:value="20.17212" calcext:value-type="float">
            <text:p>20.17212</text:p>
          </table:table-cell>
          <table:table-cell office:value-type="float" office:value="238344099966199" calcext:value-type="float">
            <text:p>238344099966199</text:p>
          </table:table-cell>
        </table:table-row>
        <table:table-row table:style-name="ro1">
          <table:table-cell office:value-type="float" office:value="102746098606533" calcext:value-type="float">
            <text:p>102746098606533</text:p>
          </table:table-cell>
          <table:table-cell office:value-type="float" office:value="21.995812" calcext:value-type="float">
            <text:p>21.995812</text:p>
          </table:table-cell>
          <table:table-cell table:formula="of:=[.E97]/1000000" office:value-type="float" office:value="0.000020111084" calcext:value-type="float">
            <text:p>2.0111084E-05</text:p>
          </table:table-cell>
          <table:table-cell office:value-type="float" office:value="341090196688004" calcext:value-type="float">
            <text:p>341090196688004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8081471" calcext:value-type="float">
            <text:p>238344098081471</text:p>
          </table:table-cell>
        </table:table-row>
        <table:table-row table:style-name="ro1">
          <table:table-cell office:value-type="float" office:value="102746120062596" calcext:value-type="float">
            <text:p>102746120062596</text:p>
          </table:table-cell>
          <table:table-cell office:value-type="float" office:value="21.456063" calcext:value-type="float">
            <text:p>21.456063</text:p>
          </table:table-cell>
          <table:table-cell table:formula="of:=[.E98]/1000000" office:value-type="float" office:value="0.000020172119" calcext:value-type="float">
            <text:p>2.0172119E-05</text:p>
          </table:table-cell>
          <table:table-cell office:value-type="float" office:value="341090216860123" calcext:value-type="float">
            <text:p>341090216860123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6797527" calcext:value-type="float">
            <text:p>238344096797527</text:p>
          </table:table-cell>
        </table:table-row>
        <table:table-row table:style-name="ro1">
          <table:table-cell office:value-type="float" office:value="102746137132956" calcext:value-type="float">
            <text:p>102746137132956</text:p>
          </table:table-cell>
          <table:table-cell office:value-type="float" office:value="17.07036" calcext:value-type="float">
            <text:p>17.07036</text:p>
          </table:table-cell>
          <table:table-cell table:formula="of:=[.E99]/1000000" office:value-type="float" office:value="0.000020141601" calcext:value-type="float">
            <text:p>2.0141601E-05</text:p>
          </table:table-cell>
          <table:table-cell office:value-type="float" office:value="341090237001724" calcext:value-type="float">
            <text:p>341090237001724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9868768" calcext:value-type="float">
            <text:p>238344099868768</text:p>
          </table:table-cell>
        </table:table-row>
        <table:table-row table:style-name="ro1">
          <table:table-cell office:value-type="float" office:value="102746157069575" calcext:value-type="float">
            <text:p>102746157069575</text:p>
          </table:table-cell>
          <table:table-cell office:value-type="float" office:value="19.936619" calcext:value-type="float">
            <text:p>19.936619</text:p>
          </table:table-cell>
          <table:table-cell table:formula="of:=[.E100]/1000000" office:value-type="float" office:value="0.000020141602" calcext:value-type="float">
            <text:p>2.0141602E-05</text:p>
          </table:table-cell>
          <table:table-cell office:value-type="float" office:value="341090257143326" calcext:value-type="float">
            <text:p>341090257143326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100073751" calcext:value-type="float">
            <text:p>238344100073751</text:p>
          </table:table-cell>
        </table:table-row>
        <table:table-row table:style-name="ro1">
          <table:table-cell office:value-type="float" office:value="102746180158760" calcext:value-type="float">
            <text:p>102746180158760</text:p>
          </table:table-cell>
          <table:table-cell office:value-type="float" office:value="23.089185" calcext:value-type="float">
            <text:p>23.089185</text:p>
          </table:table-cell>
          <table:table-cell table:formula="of:=[.E101]/1000000" office:value-type="float" office:value="0.000020111084" calcext:value-type="float">
            <text:p>2.0111084E-05</text:p>
          </table:table-cell>
          <table:table-cell office:value-type="float" office:value="341090277254410" calcext:value-type="float">
            <text:p>341090277254410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7095650" calcext:value-type="float">
            <text:p>238344097095650</text:p>
          </table:table-cell>
        </table:table-row>
        <table:table-row table:style-name="ro1">
          <table:table-cell office:value-type="float" office:value="102746197424831" calcext:value-type="float">
            <text:p>102746197424831</text:p>
          </table:table-cell>
          <table:table-cell office:value-type="float" office:value="17.266071" calcext:value-type="float">
            <text:p>17.266071</text:p>
          </table:table-cell>
          <table:table-cell table:formula="of:=[.E102]/1000000" office:value-type="float" office:value="0.000020172119" calcext:value-type="float">
            <text:p>2.0172119E-05</text:p>
          </table:table-cell>
          <table:table-cell office:value-type="float" office:value="341090297426529" calcext:value-type="float">
            <text:p>341090297426529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100001698" calcext:value-type="float">
            <text:p>238344100001698</text:p>
          </table:table-cell>
        </table:table-row>
        <table:table-row table:style-name="ro1">
          <table:table-cell office:value-type="float" office:value="102746218010486" calcext:value-type="float">
            <text:p>102746218010486</text:p>
          </table:table-cell>
          <table:table-cell office:value-type="float" office:value="20.585655" calcext:value-type="float">
            <text:p>20.585655</text:p>
          </table:table-cell>
          <table:table-cell table:formula="of:=[.E103]/1000000" office:value-type="float" office:value="0.000020141601" calcext:value-type="float">
            <text:p>2.0141601E-05</text:p>
          </table:table-cell>
          <table:table-cell office:value-type="float" office:value="341090317568130" calcext:value-type="float">
            <text:p>341090317568130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9557644" calcext:value-type="float">
            <text:p>238344099557644</text:p>
          </table:table-cell>
        </table:table-row>
        <table:table-row table:style-name="ro1">
          <table:table-cell office:value-type="float" office:value="102746240738925" calcext:value-type="float">
            <text:p>102746240738925</text:p>
          </table:table-cell>
          <table:table-cell office:value-type="float" office:value="22.728439" calcext:value-type="float">
            <text:p>22.728439</text:p>
          </table:table-cell>
          <table:table-cell table:formula="of:=[.E104]/1000000" office:value-type="float" office:value="0.000020141602" calcext:value-type="float">
            <text:p>2.0141602E-05</text:p>
          </table:table-cell>
          <table:table-cell office:value-type="float" office:value="341090337709732" calcext:value-type="float">
            <text:p>341090337709732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6970807" calcext:value-type="float">
            <text:p>238344096970807</text:p>
          </table:table-cell>
        </table:table-row>
        <table:table-row table:style-name="ro1">
          <table:table-cell office:value-type="float" office:value="102746257939498" calcext:value-type="float">
            <text:p>102746257939498</text:p>
          </table:table-cell>
          <table:table-cell office:value-type="float" office:value="17.200573" calcext:value-type="float">
            <text:p>17.200573</text:p>
          </table:table-cell>
          <table:table-cell table:formula="of:=[.E105]/1000000" office:value-type="float" office:value="0.000020141602" calcext:value-type="float">
            <text:p>2.0141602E-05</text:p>
          </table:table-cell>
          <table:table-cell office:value-type="float" office:value="341090357851334" calcext:value-type="float">
            <text:p>341090357851334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9911836" calcext:value-type="float">
            <text:p>238344099911836</text:p>
          </table:table-cell>
        </table:table-row>
        <table:table-row table:style-name="ro1">
          <table:table-cell office:value-type="float" office:value="102746278322501" calcext:value-type="float">
            <text:p>102746278322501</text:p>
          </table:table-cell>
          <table:table-cell office:value-type="float" office:value="20.383003" calcext:value-type="float">
            <text:p>20.383003</text:p>
          </table:table-cell>
          <table:table-cell table:formula="of:=[.E106]/1000000" office:value-type="float" office:value="0.000020172119" calcext:value-type="float">
            <text:p>2.0172119E-05</text:p>
          </table:table-cell>
          <table:table-cell office:value-type="float" office:value="341090378023453" calcext:value-type="float">
            <text:p>341090378023453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9700952" calcext:value-type="float">
            <text:p>238344099700952</text:p>
          </table:table-cell>
        </table:table-row>
        <table:table-row table:style-name="ro1">
          <table:table-cell office:value-type="float" office:value="102746301220467" calcext:value-type="float">
            <text:p>102746301220467</text:p>
          </table:table-cell>
          <table:table-cell office:value-type="float" office:value="22.897966" calcext:value-type="float">
            <text:p>22.897966</text:p>
          </table:table-cell>
          <table:table-cell table:formula="of:=[.E107]/1000000" office:value-type="float" office:value="0.000020141601" calcext:value-type="float">
            <text:p>2.0141601E-05</text:p>
          </table:table-cell>
          <table:table-cell office:value-type="float" office:value="341090398165054" calcext:value-type="float">
            <text:p>341090398165054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6944587" calcext:value-type="float">
            <text:p>238344096944587</text:p>
          </table:table-cell>
        </table:table-row>
        <table:table-row table:style-name="ro1">
          <table:table-cell office:value-type="float" office:value="102746318631556" calcext:value-type="float">
            <text:p>102746318631556</text:p>
          </table:table-cell>
          <table:table-cell office:value-type="float" office:value="17.411089" calcext:value-type="float">
            <text:p>17.411089</text:p>
          </table:table-cell>
          <table:table-cell table:formula="of:=[.E108]/1000000" office:value-type="float" office:value="0.000020172119" calcext:value-type="float">
            <text:p>2.0172119E-05</text:p>
          </table:table-cell>
          <table:table-cell office:value-type="float" office:value="341090418337173" calcext:value-type="float">
            <text:p>341090418337173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9705617" calcext:value-type="float">
            <text:p>238344099705617</text:p>
          </table:table-cell>
        </table:table-row>
        <table:table-row table:style-name="ro1">
          <table:table-cell office:value-type="float" office:value="102746338803086" calcext:value-type="float">
            <text:p>102746338803086</text:p>
          </table:table-cell>
          <table:table-cell office:value-type="float" office:value="20.17153" calcext:value-type="float">
            <text:p>20.17153</text:p>
          </table:table-cell>
          <table:table-cell table:formula="of:=[.E109]/1000000" office:value-type="float" office:value="0.000020141602" calcext:value-type="float">
            <text:p>2.0141602E-05</text:p>
          </table:table-cell>
          <table:table-cell office:value-type="float" office:value="341090438478775" calcext:value-type="float">
            <text:p>341090438478775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9675689" calcext:value-type="float">
            <text:p>238344099675689</text:p>
          </table:table-cell>
        </table:table-row>
        <table:table-row table:style-name="ro1">
          <table:table-cell office:value-type="float" office:value="102746362031292" calcext:value-type="float">
            <text:p>102746362031292</text:p>
          </table:table-cell>
          <table:table-cell office:value-type="float" office:value="23.228206" calcext:value-type="float">
            <text:p>23.228206</text:p>
          </table:table-cell>
          <table:table-cell table:formula="of:=[.E110]/1000000" office:value-type="float" office:value="0.000020050049" calcext:value-type="float">
            <text:p>0.00002005</text:p>
          </table:table-cell>
          <table:table-cell office:value-type="float" office:value="341090458528824" calcext:value-type="float">
            <text:p>341090458528824</text:p>
          </table:table-cell>
          <table:table-cell office:value-type="float" office:value="20.050049" calcext:value-type="float">
            <text:p>20.050049</text:p>
          </table:table-cell>
          <table:table-cell office:value-type="float" office:value="238344096497532" calcext:value-type="float">
            <text:p>238344096497532</text:p>
          </table:table-cell>
        </table:table-row>
        <table:table-row table:style-name="ro1">
          <table:table-cell office:value-type="float" office:value="102746378301921" calcext:value-type="float">
            <text:p>102746378301921</text:p>
          </table:table-cell>
          <table:table-cell office:value-type="float" office:value="16.270629" calcext:value-type="float">
            <text:p>16.270629</text:p>
          </table:table-cell>
          <table:table-cell table:formula="of:=[.E111]/1000000" office:value-type="float" office:value="0.000020141601" calcext:value-type="float">
            <text:p>2.0141601E-05</text:p>
          </table:table-cell>
          <table:table-cell office:value-type="float" office:value="341090478670425" calcext:value-type="float">
            <text:p>341090478670425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100368504" calcext:value-type="float">
            <text:p>238344100368504</text:p>
          </table:table-cell>
        </table:table-row>
        <table:table-row table:style-name="ro1">
          <table:table-cell office:value-type="float" office:value="102746399159948" calcext:value-type="float">
            <text:p>102746399159948</text:p>
          </table:table-cell>
          <table:table-cell office:value-type="float" office:value="20.858027" calcext:value-type="float">
            <text:p>20.858027</text:p>
          </table:table-cell>
          <table:table-cell table:formula="of:=[.E112]/1000000" office:value-type="float" office:value="0.00002017212" calcext:value-type="float">
            <text:p>2.017212E-05</text:p>
          </table:table-cell>
          <table:table-cell office:value-type="float" office:value="341090498842545" calcext:value-type="float">
            <text:p>341090498842545</text:p>
          </table:table-cell>
          <table:table-cell office:value-type="float" office:value="20.17212" calcext:value-type="float">
            <text:p>20.17212</text:p>
          </table:table-cell>
          <table:table-cell office:value-type="float" office:value="238344099682597" calcext:value-type="float">
            <text:p>238344099682597</text:p>
          </table:table-cell>
        </table:table-row>
        <table:table-row table:style-name="ro1">
          <table:table-cell office:value-type="float" office:value="102746421632729" calcext:value-type="float">
            <text:p>102746421632729</text:p>
          </table:table-cell>
          <table:table-cell office:value-type="float" office:value="22.472781" calcext:value-type="float">
            <text:p>22.472781</text:p>
          </table:table-cell>
          <table:table-cell table:formula="of:=[.E113]/1000000" office:value-type="float" office:value="0.000020141601" calcext:value-type="float">
            <text:p>2.0141601E-05</text:p>
          </table:table-cell>
          <table:table-cell office:value-type="float" office:value="341090518984146" calcext:value-type="float">
            <text:p>341090518984146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7351417" calcext:value-type="float">
            <text:p>238344097351417</text:p>
          </table:table-cell>
        </table:table-row>
        <table:table-row table:style-name="ro1">
          <table:table-cell office:value-type="float" office:value="102746438771193" calcext:value-type="float">
            <text:p>102746438771193</text:p>
          </table:table-cell>
          <table:table-cell office:value-type="float" office:value="17.138464" calcext:value-type="float">
            <text:p>17.138464</text:p>
          </table:table-cell>
          <table:table-cell table:formula="of:=[.E114]/1000000" office:value-type="float" office:value="0.000020111084" calcext:value-type="float">
            <text:p>2.0111084E-05</text:p>
          </table:table-cell>
          <table:table-cell office:value-type="float" office:value="341090539095230" calcext:value-type="float">
            <text:p>341090539095230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100324037" calcext:value-type="float">
            <text:p>238344100324037</text:p>
          </table:table-cell>
        </table:table-row>
        <table:table-row table:style-name="ro1">
          <table:table-cell office:value-type="float" office:value="102746459128129" calcext:value-type="float">
            <text:p>102746459128129</text:p>
          </table:table-cell>
          <table:table-cell office:value-type="float" office:value="20.356936" calcext:value-type="float">
            <text:p>20.356936</text:p>
          </table:table-cell>
          <table:table-cell table:formula="of:=[.E115]/1000000" office:value-type="float" office:value="0.000020172119" calcext:value-type="float">
            <text:p>2.0172119E-05</text:p>
          </table:table-cell>
          <table:table-cell office:value-type="float" office:value="341090559267349" calcext:value-type="float">
            <text:p>341090559267349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100139220" calcext:value-type="float">
            <text:p>238344100139220</text:p>
          </table:table-cell>
        </table:table-row>
        <table:table-row table:style-name="ro1">
          <table:table-cell office:value-type="float" office:value="102746486698038" calcext:value-type="float">
            <text:p>102746486698038</text:p>
          </table:table-cell>
          <table:table-cell office:value-type="float" office:value="27.569909" calcext:value-type="float">
            <text:p>27.569909</text:p>
          </table:table-cell>
          <table:table-cell table:formula="of:=[.E116]/1000000" office:value-type="float" office:value="0.000020111084" calcext:value-type="float">
            <text:p>2.0111084E-05</text:p>
          </table:table-cell>
          <table:table-cell office:value-type="float" office:value="341090579378433" calcext:value-type="float">
            <text:p>341090579378433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2680395" calcext:value-type="float">
            <text:p>238344092680395</text:p>
          </table:table-cell>
        </table:table-row>
        <table:table-row table:style-name="ro1">
          <table:table-cell office:value-type="float" office:value="102746505286833" calcext:value-type="float">
            <text:p>102746505286833</text:p>
          </table:table-cell>
          <table:table-cell office:value-type="float" office:value="18.588795" calcext:value-type="float">
            <text:p>18.588795</text:p>
          </table:table-cell>
          <table:table-cell table:formula="of:=[.E117]/1000000" office:value-type="float" office:value="0.000020141602" calcext:value-type="float">
            <text:p>2.0141602E-05</text:p>
          </table:table-cell>
          <table:table-cell office:value-type="float" office:value="341090599520035" calcext:value-type="float">
            <text:p>341090599520035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4233202" calcext:value-type="float">
            <text:p>238344094233202</text:p>
          </table:table-cell>
        </table:table-row>
        <table:table-row table:style-name="ro1">
          <table:table-cell office:value-type="float" office:value="102746519707577" calcext:value-type="float">
            <text:p>102746519707577</text:p>
          </table:table-cell>
          <table:table-cell office:value-type="float" office:value="14.420744" calcext:value-type="float">
            <text:p>14.420744</text:p>
          </table:table-cell>
          <table:table-cell table:formula="of:=[.E118]/1000000" office:value-type="float" office:value="0.000020172119" calcext:value-type="float">
            <text:p>2.0172119E-05</text:p>
          </table:table-cell>
          <table:table-cell office:value-type="float" office:value="341090619692154" calcext:value-type="float">
            <text:p>341090619692154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9984577" calcext:value-type="float">
            <text:p>238344099984577</text:p>
          </table:table-cell>
        </table:table-row>
        <table:table-row table:style-name="ro1">
          <table:table-cell office:value-type="float" office:value="102746550315091" calcext:value-type="float">
            <text:p>102746550315091</text:p>
          </table:table-cell>
          <table:table-cell office:value-type="float" office:value="30.607514" calcext:value-type="float">
            <text:p>30.607514</text:p>
          </table:table-cell>
          <table:table-cell table:formula="of:=[.E119]/1000000" office:value-type="float" office:value="0.000020141601" calcext:value-type="float">
            <text:p>2.0141601E-05</text:p>
          </table:table-cell>
          <table:table-cell office:value-type="float" office:value="341090639833755" calcext:value-type="float">
            <text:p>341090639833755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89518664" calcext:value-type="float">
            <text:p>238344089518664</text:p>
          </table:table-cell>
        </table:table-row>
        <table:table-row table:style-name="ro1">
          <table:table-cell office:value-type="float" office:value="102746560099695" calcext:value-type="float">
            <text:p>102746560099695</text:p>
          </table:table-cell>
          <table:table-cell office:value-type="float" office:value="9.784604" calcext:value-type="float">
            <text:p>9.784604</text:p>
          </table:table-cell>
          <table:table-cell table:formula="of:=[.E120]/1000000" office:value-type="float" office:value="0.000020111084" calcext:value-type="float">
            <text:p>2.0111084E-05</text:p>
          </table:table-cell>
          <table:table-cell office:value-type="float" office:value="341090659944839" calcext:value-type="float">
            <text:p>341090659944839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9845144" calcext:value-type="float">
            <text:p>238344099845144</text:p>
          </table:table-cell>
        </table:table-row>
        <table:table-row table:style-name="ro1">
          <table:table-cell office:value-type="float" office:value="102746580841286" calcext:value-type="float">
            <text:p>102746580841286</text:p>
          </table:table-cell>
          <table:table-cell office:value-type="float" office:value="20.741591" calcext:value-type="float">
            <text:p>20.741591</text:p>
          </table:table-cell>
          <table:table-cell table:formula="of:=[.E121]/1000000" office:value-type="float" office:value="0.00002017212" calcext:value-type="float">
            <text:p>2.017212E-05</text:p>
          </table:table-cell>
          <table:table-cell office:value-type="float" office:value="341090680116959" calcext:value-type="float">
            <text:p>341090680116959</text:p>
          </table:table-cell>
          <table:table-cell office:value-type="float" office:value="20.17212" calcext:value-type="float">
            <text:p>20.17212</text:p>
          </table:table-cell>
          <table:table-cell office:value-type="float" office:value="238344099275673" calcext:value-type="float">
            <text:p>238344099275673</text:p>
          </table:table-cell>
        </table:table-row>
        <table:table-row table:style-name="ro1">
          <table:table-cell office:value-type="float" office:value="102746599491279" calcext:value-type="float">
            <text:p>102746599491279</text:p>
          </table:table-cell>
          <table:table-cell office:value-type="float" office:value="18.649993" calcext:value-type="float">
            <text:p>18.649993</text:p>
          </table:table-cell>
          <table:table-cell table:formula="of:=[.E122]/1000000" office:value-type="float" office:value="0.000020080566" calcext:value-type="float">
            <text:p>2.0080566E-05</text:p>
          </table:table-cell>
          <table:table-cell office:value-type="float" office:value="341090700197525" calcext:value-type="float">
            <text:p>341090700197525</text:p>
          </table:table-cell>
          <table:table-cell office:value-type="float" office:value="20.080566" calcext:value-type="float">
            <text:p>20.080566</text:p>
          </table:table-cell>
          <table:table-cell office:value-type="float" office:value="238344100706246" calcext:value-type="float">
            <text:p>238344100706246</text:p>
          </table:table-cell>
        </table:table-row>
        <table:table-row table:style-name="ro1">
          <table:table-cell office:value-type="float" office:value="102746619705450" calcext:value-type="float">
            <text:p>102746619705450</text:p>
          </table:table-cell>
          <table:table-cell office:value-type="float" office:value="20.214171" calcext:value-type="float">
            <text:p>20.214171</text:p>
          </table:table-cell>
          <table:table-cell table:formula="of:=[.E123]/1000000" office:value-type="float" office:value="0.000020172119" calcext:value-type="float">
            <text:p>2.0172119E-05</text:p>
          </table:table-cell>
          <table:table-cell office:value-type="float" office:value="341090720369644" calcext:value-type="float">
            <text:p>341090720369644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100664194" calcext:value-type="float">
            <text:p>238344100664194</text:p>
          </table:table-cell>
        </table:table-row>
        <table:table-row table:style-name="ro1">
          <table:table-cell office:value-type="float" office:value="102746643040401" calcext:value-type="float">
            <text:p>102746643040401</text:p>
          </table:table-cell>
          <table:table-cell office:value-type="float" office:value="23.334951" calcext:value-type="float">
            <text:p>23.334951</text:p>
          </table:table-cell>
          <table:table-cell table:formula="of:=[.E124]/1000000" office:value-type="float" office:value="0.000020141602" calcext:value-type="float">
            <text:p>2.0141602E-05</text:p>
          </table:table-cell>
          <table:table-cell office:value-type="float" office:value="341090740511246" calcext:value-type="float">
            <text:p>341090740511246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7470845" calcext:value-type="float">
            <text:p>238344097470845</text:p>
          </table:table-cell>
        </table:table-row>
        <table:table-row table:style-name="ro1">
          <table:table-cell office:value-type="float" office:value="102746662478244" calcext:value-type="float">
            <text:p>102746662478244</text:p>
          </table:table-cell>
          <table:table-cell office:value-type="float" office:value="19.437843" calcext:value-type="float">
            <text:p>19.437843</text:p>
          </table:table-cell>
          <table:table-cell table:formula="of:=[.E125]/1000000" office:value-type="float" office:value="0.000020141601" calcext:value-type="float">
            <text:p>2.0141601E-05</text:p>
          </table:table-cell>
          <table:table-cell office:value-type="float" office:value="341090760652847" calcext:value-type="float">
            <text:p>341090760652847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8174603" calcext:value-type="float">
            <text:p>238344098174603</text:p>
          </table:table-cell>
        </table:table-row>
        <table:table-row table:style-name="ro1">
          <table:table-cell office:value-type="float" office:value="102746682466554" calcext:value-type="float">
            <text:p>102746682466554</text:p>
          </table:table-cell>
          <table:table-cell office:value-type="float" office:value="19.98831" calcext:value-type="float">
            <text:p>19.98831</text:p>
          </table:table-cell>
          <table:table-cell table:formula="of:=[.E126]/1000000" office:value-type="float" office:value="0.000020172119" calcext:value-type="float">
            <text:p>2.0172119E-05</text:p>
          </table:table-cell>
          <table:table-cell office:value-type="float" office:value="341090780824966" calcext:value-type="float">
            <text:p>341090780824966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8358412" calcext:value-type="float">
            <text:p>238344098358412</text:p>
          </table:table-cell>
        </table:table-row>
        <table:table-row table:style-name="ro1">
          <table:table-cell office:value-type="float" office:value="102746706424600" calcext:value-type="float">
            <text:p>102746706424600</text:p>
          </table:table-cell>
          <table:table-cell office:value-type="float" office:value="23.958046" calcext:value-type="float">
            <text:p>23.958046</text:p>
          </table:table-cell>
          <table:table-cell table:formula="of:=[.E127]/1000000" office:value-type="float" office:value="0.000020111084" calcext:value-type="float">
            <text:p>2.0111084E-05</text:p>
          </table:table-cell>
          <table:table-cell office:value-type="float" office:value="341090800936050" calcext:value-type="float">
            <text:p>341090800936050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4511450" calcext:value-type="float">
            <text:p>238344094511450</text:p>
          </table:table-cell>
        </table:table-row>
        <table:table-row table:style-name="ro1">
          <table:table-cell office:value-type="float" office:value="102746726845558" calcext:value-type="float">
            <text:p>102746726845558</text:p>
          </table:table-cell>
          <table:table-cell office:value-type="float" office:value="20.420958" calcext:value-type="float">
            <text:p>20.420958</text:p>
          </table:table-cell>
          <table:table-cell table:formula="of:=[.E128]/1000000" office:value-type="float" office:value="0.00002017212" calcext:value-type="float">
            <text:p>2.017212E-05</text:p>
          </table:table-cell>
          <table:table-cell office:value-type="float" office:value="341090821108170" calcext:value-type="float">
            <text:p>341090821108170</text:p>
          </table:table-cell>
          <table:table-cell office:value-type="float" office:value="20.17212" calcext:value-type="float">
            <text:p>20.17212</text:p>
          </table:table-cell>
          <table:table-cell office:value-type="float" office:value="238344094262612" calcext:value-type="float">
            <text:p>238344094262612</text:p>
          </table:table-cell>
        </table:table-row>
        <table:table-row table:style-name="ro1">
          <table:table-cell office:value-type="float" office:value="102746746693819" calcext:value-type="float">
            <text:p>102746746693819</text:p>
          </table:table-cell>
          <table:table-cell office:value-type="float" office:value="19.848261" calcext:value-type="float">
            <text:p>19.848261</text:p>
          </table:table-cell>
          <table:table-cell table:formula="of:=[.E129]/1000000" office:value-type="float" office:value="0.000020141601" calcext:value-type="float">
            <text:p>2.0141601E-05</text:p>
          </table:table-cell>
          <table:table-cell office:value-type="float" office:value="341090841249771" calcext:value-type="float">
            <text:p>341090841249771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4555952" calcext:value-type="float">
            <text:p>238344094555952</text:p>
          </table:table-cell>
        </table:table-row>
        <table:table-row table:style-name="ro1">
          <table:table-cell office:value-type="float" office:value="102746766797015" calcext:value-type="float">
            <text:p>102746766797015</text:p>
          </table:table-cell>
          <table:table-cell office:value-type="float" office:value="20.103196" calcext:value-type="float">
            <text:p>20.103196</text:p>
          </table:table-cell>
          <table:table-cell table:formula="of:=[.E130]/1000000" office:value-type="float" office:value="0.000020111084" calcext:value-type="float">
            <text:p>2.0111084E-05</text:p>
          </table:table-cell>
          <table:table-cell office:value-type="float" office:value="341090861360855" calcext:value-type="float">
            <text:p>341090861360855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4563840" calcext:value-type="float">
            <text:p>238344094563840</text:p>
          </table:table-cell>
        </table:table-row>
        <table:table-row table:style-name="ro1">
          <table:table-cell office:value-type="float" office:value="102746793932620" calcext:value-type="float">
            <text:p>102746793932620</text:p>
          </table:table-cell>
          <table:table-cell office:value-type="float" office:value="27.135605" calcext:value-type="float">
            <text:p>27.135605</text:p>
          </table:table-cell>
          <table:table-cell table:formula="of:=[.E131]/1000000" office:value-type="float" office:value="0.000020141602" calcext:value-type="float">
            <text:p>2.0141602E-05</text:p>
          </table:table-cell>
          <table:table-cell office:value-type="float" office:value="341090881502457" calcext:value-type="float">
            <text:p>341090881502457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87569837" calcext:value-type="float">
            <text:p>238344087569837</text:p>
          </table:table-cell>
        </table:table-row>
        <table:table-row table:style-name="ro1">
          <table:table-cell office:value-type="float" office:value="102746808068933" calcext:value-type="float">
            <text:p>102746808068933</text:p>
          </table:table-cell>
          <table:table-cell office:value-type="float" office:value="14.136313" calcext:value-type="float">
            <text:p>14.136313</text:p>
          </table:table-cell>
          <table:table-cell table:formula="of:=[.E132]/1000000" office:value-type="float" office:value="0.000020141601" calcext:value-type="float">
            <text:p>2.0141601E-05</text:p>
          </table:table-cell>
          <table:table-cell office:value-type="float" office:value="341090901644058" calcext:value-type="float">
            <text:p>341090901644058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3575125" calcext:value-type="float">
            <text:p>238344093575125</text:p>
          </table:table-cell>
        </table:table-row>
        <table:table-row table:style-name="ro1">
          <table:table-cell office:value-type="float" office:value="102746823458570" calcext:value-type="float">
            <text:p>102746823458570</text:p>
          </table:table-cell>
          <table:table-cell office:value-type="float" office:value="15.389637" calcext:value-type="float">
            <text:p>15.389637</text:p>
          </table:table-cell>
          <table:table-cell table:formula="of:=[.E133]/1000000" office:value-type="float" office:value="0.000020172119" calcext:value-type="float">
            <text:p>2.0172119E-05</text:p>
          </table:table-cell>
          <table:table-cell office:value-type="float" office:value="341090921816177" calcext:value-type="float">
            <text:p>341090921816177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8357607" calcext:value-type="float">
            <text:p>238344098357607</text:p>
          </table:table-cell>
        </table:table-row>
        <table:table-row table:style-name="ro1">
          <table:table-cell office:value-type="float" office:value="102746845137832" calcext:value-type="float">
            <text:p>102746845137832</text:p>
          </table:table-cell>
          <table:table-cell office:value-type="float" office:value="21.679262" calcext:value-type="float">
            <text:p>21.679262</text:p>
          </table:table-cell>
          <table:table-cell table:formula="of:=[.E134]/1000000" office:value-type="float" office:value="0.000020141602" calcext:value-type="float">
            <text:p>2.0141602E-05</text:p>
          </table:table-cell>
          <table:table-cell office:value-type="float" office:value="341090941957779" calcext:value-type="float">
            <text:p>341090941957779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6819947" calcext:value-type="float">
            <text:p>238344096819947</text:p>
          </table:table-cell>
        </table:table-row>
        <table:table-row table:style-name="ro1">
          <table:table-cell office:value-type="float" office:value="102746862370940" calcext:value-type="float">
            <text:p>102746862370940</text:p>
          </table:table-cell>
          <table:table-cell office:value-type="float" office:value="17.233108" calcext:value-type="float">
            <text:p>17.233108</text:p>
          </table:table-cell>
          <table:table-cell table:formula="of:=[.E135]/1000000" office:value-type="float" office:value="0.000020111084" calcext:value-type="float">
            <text:p>2.0111084E-05</text:p>
          </table:table-cell>
          <table:table-cell office:value-type="float" office:value="341090962068863" calcext:value-type="float">
            <text:p>341090962068863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9697923" calcext:value-type="float">
            <text:p>238344099697923</text:p>
          </table:table-cell>
        </table:table-row>
        <table:table-row table:style-name="ro1">
          <table:table-cell office:value-type="float" office:value="102746887793234" calcext:value-type="float">
            <text:p>102746887793234</text:p>
          </table:table-cell>
          <table:table-cell office:value-type="float" office:value="25.422294" calcext:value-type="float">
            <text:p>25.422294</text:p>
          </table:table-cell>
          <table:table-cell table:formula="of:=[.E136]/1000000" office:value-type="float" office:value="0.000020172119" calcext:value-type="float">
            <text:p>2.0172119E-05</text:p>
          </table:table-cell>
          <table:table-cell office:value-type="float" office:value="341090982240982" calcext:value-type="float">
            <text:p>341090982240982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4447748" calcext:value-type="float">
            <text:p>238344094447748</text:p>
          </table:table-cell>
        </table:table-row>
        <table:table-row table:style-name="ro1">
          <table:table-cell office:value-type="float" office:value="102746908551828" calcext:value-type="float">
            <text:p>102746908551828</text:p>
          </table:table-cell>
          <table:table-cell office:value-type="float" office:value="20.758594" calcext:value-type="float">
            <text:p>20.758594</text:p>
          </table:table-cell>
          <table:table-cell table:formula="of:=[.E137]/1000000" office:value-type="float" office:value="0.000020172119" calcext:value-type="float">
            <text:p>2.0172119E-05</text:p>
          </table:table-cell>
          <table:table-cell office:value-type="float" office:value="341091002413101" calcext:value-type="float">
            <text:p>341091002413101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3861273" calcext:value-type="float">
            <text:p>238344093861273</text:p>
          </table:table-cell>
        </table:table-row>
        <table:table-row table:style-name="ro1">
          <table:table-cell office:value-type="float" office:value="102746928494213" calcext:value-type="float">
            <text:p>102746928494213</text:p>
          </table:table-cell>
          <table:table-cell office:value-type="float" office:value="19.942385" calcext:value-type="float">
            <text:p>19.942385</text:p>
          </table:table-cell>
          <table:table-cell table:formula="of:=[.E138]/1000000" office:value-type="float" office:value="0.000020141602" calcext:value-type="float">
            <text:p>2.0141602E-05</text:p>
          </table:table-cell>
          <table:table-cell office:value-type="float" office:value="341091022554703" calcext:value-type="float">
            <text:p>341091022554703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4060490" calcext:value-type="float">
            <text:p>238344094060490</text:p>
          </table:table-cell>
        </table:table-row>
        <table:table-row table:style-name="ro1">
          <table:table-cell office:value-type="float" office:value="102746948702129" calcext:value-type="float">
            <text:p>102746948702129</text:p>
          </table:table-cell>
          <table:table-cell office:value-type="float" office:value="20.207916" calcext:value-type="float">
            <text:p>20.207916</text:p>
          </table:table-cell>
          <table:table-cell table:formula="of:=[.E139]/1000000" office:value-type="float" office:value="0.000020141601" calcext:value-type="float">
            <text:p>2.0141601E-05</text:p>
          </table:table-cell>
          <table:table-cell office:value-type="float" office:value="341091042696304" calcext:value-type="float">
            <text:p>341091042696304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3994175" calcext:value-type="float">
            <text:p>238344093994175</text:p>
          </table:table-cell>
        </table:table-row>
        <table:table-row table:style-name="ro1">
          <table:table-cell office:value-type="float" office:value="102746969181165" calcext:value-type="float">
            <text:p>102746969181165</text:p>
          </table:table-cell>
          <table:table-cell office:value-type="float" office:value="20.479036" calcext:value-type="float">
            <text:p>20.479036</text:p>
          </table:table-cell>
          <table:table-cell table:formula="of:=[.E140]/1000000" office:value-type="float" office:value="0.000020141602" calcext:value-type="float">
            <text:p>2.0141602E-05</text:p>
          </table:table-cell>
          <table:table-cell office:value-type="float" office:value="341091062837906" calcext:value-type="float">
            <text:p>341091062837906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3656741" calcext:value-type="float">
            <text:p>238344093656741</text:p>
          </table:table-cell>
        </table:table-row>
        <table:table-row table:style-name="ro1">
          <table:table-cell office:value-type="float" office:value="102746994538207" calcext:value-type="float">
            <text:p>102746994538207</text:p>
          </table:table-cell>
          <table:table-cell office:value-type="float" office:value="25.357042" calcext:value-type="float">
            <text:p>25.357042</text:p>
          </table:table-cell>
          <table:table-cell table:formula="of:=[.E141]/1000000" office:value-type="float" office:value="0.000020111084" calcext:value-type="float">
            <text:p>2.0111084E-05</text:p>
          </table:table-cell>
          <table:table-cell office:value-type="float" office:value="341091082948990" calcext:value-type="float">
            <text:p>341091082948990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88410783" calcext:value-type="float">
            <text:p>238344088410783</text:p>
          </table:table-cell>
        </table:table-row>
        <table:table-row table:style-name="ro1">
          <table:table-cell office:value-type="float" office:value="102747003866239" calcext:value-type="float">
            <text:p>102747003866239</text:p>
          </table:table-cell>
          <table:table-cell office:value-type="float" office:value="9.328032" calcext:value-type="float">
            <text:p>9.328032</text:p>
          </table:table-cell>
          <table:table-cell table:formula="of:=[.E142]/1000000" office:value-type="float" office:value="0.000020111084" calcext:value-type="float">
            <text:p>2.0111084E-05</text:p>
          </table:table-cell>
          <table:table-cell office:value-type="float" office:value="341091103060074" calcext:value-type="float">
            <text:p>341091103060074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9193835" calcext:value-type="float">
            <text:p>238344099193835</text:p>
          </table:table-cell>
        </table:table-row>
        <table:table-row table:style-name="ro1">
          <table:table-cell office:value-type="float" office:value="102747026189278" calcext:value-type="float">
            <text:p>102747026189278</text:p>
          </table:table-cell>
          <table:table-cell office:value-type="float" office:value="22.323039" calcext:value-type="float">
            <text:p>22.323039</text:p>
          </table:table-cell>
          <table:table-cell table:formula="of:=[.E143]/1000000" office:value-type="float" office:value="0.000020172119" calcext:value-type="float">
            <text:p>2.0172119E-05</text:p>
          </table:table-cell>
          <table:table-cell office:value-type="float" office:value="341091123232193" calcext:value-type="float">
            <text:p>341091123232193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7042915" calcext:value-type="float">
            <text:p>238344097042915</text:p>
          </table:table-cell>
        </table:table-row>
        <table:table-row table:style-name="ro1">
          <table:table-cell office:value-type="float" office:value="102747049692238" calcext:value-type="float">
            <text:p>102747049692238</text:p>
          </table:table-cell>
          <table:table-cell office:value-type="float" office:value="23.50296" calcext:value-type="float">
            <text:p>23.50296</text:p>
          </table:table-cell>
          <table:table-cell table:formula="of:=[.E144]/1000000" office:value-type="float" office:value="0.000020111084" calcext:value-type="float">
            <text:p>2.0111084E-05</text:p>
          </table:table-cell>
          <table:table-cell office:value-type="float" office:value="341091143343277" calcext:value-type="float">
            <text:p>341091143343277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3651039" calcext:value-type="float">
            <text:p>238344093651039</text:p>
          </table:table-cell>
        </table:table-row>
        <table:table-row table:style-name="ro1">
          <table:table-cell office:value-type="float" office:value="102747066682195" calcext:value-type="float">
            <text:p>102747066682195</text:p>
          </table:table-cell>
          <table:table-cell office:value-type="float" office:value="16.989957" calcext:value-type="float">
            <text:p>16.989957</text:p>
          </table:table-cell>
          <table:table-cell table:formula="of:=[.E145]/1000000" office:value-type="float" office:value="0.000020141602" calcext:value-type="float">
            <text:p>2.0141602E-05</text:p>
          </table:table-cell>
          <table:table-cell office:value-type="float" office:value="341091163484879" calcext:value-type="float">
            <text:p>341091163484879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6802684" calcext:value-type="float">
            <text:p>238344096802684</text:p>
          </table:table-cell>
        </table:table-row>
        <table:table-row table:style-name="ro1">
          <table:table-cell office:value-type="float" office:value="102747084600633" calcext:value-type="float">
            <text:p>102747084600633</text:p>
          </table:table-cell>
          <table:table-cell office:value-type="float" office:value="17.918438" calcext:value-type="float">
            <text:p>17.918438</text:p>
          </table:table-cell>
          <table:table-cell table:formula="of:=[.E146]/1000000" office:value-type="float" office:value="0.000020172119" calcext:value-type="float">
            <text:p>2.0172119E-05</text:p>
          </table:table-cell>
          <table:table-cell office:value-type="float" office:value="341091183656998" calcext:value-type="float">
            <text:p>341091183656998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9056365" calcext:value-type="float">
            <text:p>238344099056365</text:p>
          </table:table-cell>
        </table:table-row>
        <table:table-row table:style-name="ro1">
          <table:table-cell office:value-type="float" office:value="102747109037095" calcext:value-type="float">
            <text:p>102747109037095</text:p>
          </table:table-cell>
          <table:table-cell office:value-type="float" office:value="24.436462" calcext:value-type="float">
            <text:p>24.436462</text:p>
          </table:table-cell>
          <table:table-cell table:formula="of:=[.E147]/1000000" office:value-type="float" office:value="0.000020111084" calcext:value-type="float">
            <text:p>2.0111084E-05</text:p>
          </table:table-cell>
          <table:table-cell office:value-type="float" office:value="341091203768082" calcext:value-type="float">
            <text:p>341091203768082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4730987" calcext:value-type="float">
            <text:p>238344094730987</text:p>
          </table:table-cell>
        </table:table-row>
        <table:table-row table:style-name="ro1">
          <table:table-cell office:value-type="float" office:value="102747130529403" calcext:value-type="float">
            <text:p>102747130529403</text:p>
          </table:table-cell>
          <table:table-cell office:value-type="float" office:value="21.492308" calcext:value-type="float">
            <text:p>21.492308</text:p>
          </table:table-cell>
          <table:table-cell table:formula="of:=[.E148]/1000000" office:value-type="float" office:value="0.000020172119" calcext:value-type="float">
            <text:p>2.0172119E-05</text:p>
          </table:table-cell>
          <table:table-cell office:value-type="float" office:value="341091223940201" calcext:value-type="float">
            <text:p>341091223940201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3410798" calcext:value-type="float">
            <text:p>238344093410798</text:p>
          </table:table-cell>
        </table:table-row>
        <table:table-row table:style-name="ro1">
          <table:table-cell office:value-type="float" office:value="102747149955727" calcext:value-type="float">
            <text:p>102747149955727</text:p>
          </table:table-cell>
          <table:table-cell office:value-type="float" office:value="19.426324" calcext:value-type="float">
            <text:p>19.426324</text:p>
          </table:table-cell>
          <table:table-cell table:formula="of:=[.E149]/1000000" office:value-type="float" office:value="0.000020141601" calcext:value-type="float">
            <text:p>2.0141601E-05</text:p>
          </table:table-cell>
          <table:table-cell office:value-type="float" office:value="341091244081802" calcext:value-type="float">
            <text:p>341091244081802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4126075" calcext:value-type="float">
            <text:p>238344094126075</text:p>
          </table:table-cell>
        </table:table-row>
        <table:table-row table:style-name="ro1">
          <table:table-cell office:value-type="float" office:value="102747170272496" calcext:value-type="float">
            <text:p>102747170272496</text:p>
          </table:table-cell>
          <table:table-cell office:value-type="float" office:value="20.316769" calcext:value-type="float">
            <text:p>20.316769</text:p>
          </table:table-cell>
          <table:table-cell table:formula="of:=[.E150]/1000000" office:value-type="float" office:value="0.000020141602" calcext:value-type="float">
            <text:p>2.0141602E-05</text:p>
          </table:table-cell>
          <table:table-cell office:value-type="float" office:value="341091264223404" calcext:value-type="float">
            <text:p>341091264223404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3950908" calcext:value-type="float">
            <text:p>238344093950908</text:p>
          </table:table-cell>
        </table:table-row>
        <table:table-row table:style-name="ro1">
          <table:table-cell office:value-type="float" office:value="102747190161558" calcext:value-type="float">
            <text:p>102747190161558</text:p>
          </table:table-cell>
          <table:table-cell office:value-type="float" office:value="19.889062" calcext:value-type="float">
            <text:p>19.889062</text:p>
          </table:table-cell>
          <table:table-cell table:formula="of:=[.E151]/1000000" office:value-type="float" office:value="0.000020141601" calcext:value-type="float">
            <text:p>2.0141601E-05</text:p>
          </table:table-cell>
          <table:table-cell office:value-type="float" office:value="341091284365005" calcext:value-type="float">
            <text:p>341091284365005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4203447" calcext:value-type="float">
            <text:p>238344094203447</text:p>
          </table:table-cell>
        </table:table-row>
        <table:table-row table:style-name="ro1">
          <table:table-cell office:value-type="float" office:value="102747210325168" calcext:value-type="float">
            <text:p>102747210325168</text:p>
          </table:table-cell>
          <table:table-cell office:value-type="float" office:value="20.16361" calcext:value-type="float">
            <text:p>20.16361</text:p>
          </table:table-cell>
          <table:table-cell table:formula="of:=[.E152]/1000000" office:value-type="float" office:value="0.00002017212" calcext:value-type="float">
            <text:p>2.017212E-05</text:p>
          </table:table-cell>
          <table:table-cell office:value-type="float" office:value="341091304537125" calcext:value-type="float">
            <text:p>341091304537125</text:p>
          </table:table-cell>
          <table:table-cell office:value-type="float" office:value="20.17212" calcext:value-type="float">
            <text:p>20.17212</text:p>
          </table:table-cell>
          <table:table-cell office:value-type="float" office:value="238344094211957" calcext:value-type="float">
            <text:p>238344094211957</text:p>
          </table:table-cell>
        </table:table-row>
        <table:table-row table:style-name="ro1">
          <table:table-cell office:value-type="float" office:value="102747230134878" calcext:value-type="float">
            <text:p>102747230134878</text:p>
          </table:table-cell>
          <table:table-cell office:value-type="float" office:value="19.80971" calcext:value-type="float">
            <text:p>19.80971</text:p>
          </table:table-cell>
          <table:table-cell table:formula="of:=[.E153]/1000000" office:value-type="float" office:value="0.000020080566" calcext:value-type="float">
            <text:p>2.0080566E-05</text:p>
          </table:table-cell>
          <table:table-cell office:value-type="float" office:value="341091324617691" calcext:value-type="float">
            <text:p>341091324617691</text:p>
          </table:table-cell>
          <table:table-cell office:value-type="float" office:value="20.080566" calcext:value-type="float">
            <text:p>20.080566</text:p>
          </table:table-cell>
          <table:table-cell office:value-type="float" office:value="238344094482813" calcext:value-type="float">
            <text:p>238344094482813</text:p>
          </table:table-cell>
        </table:table-row>
        <table:table-row table:style-name="ro1">
          <table:table-cell office:value-type="float" office:value="102747249995045" calcext:value-type="float">
            <text:p>102747249995045</text:p>
          </table:table-cell>
          <table:table-cell office:value-type="float" office:value="19.860167" calcext:value-type="float">
            <text:p>19.860167</text:p>
          </table:table-cell>
          <table:table-cell table:formula="of:=[.E154]/1000000" office:value-type="float" office:value="0.000020141602" calcext:value-type="float">
            <text:p>2.0141602E-05</text:p>
          </table:table-cell>
          <table:table-cell office:value-type="float" office:value="341091344759293" calcext:value-type="float">
            <text:p>341091344759293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4764248" calcext:value-type="float">
            <text:p>238344094764248</text:p>
          </table:table-cell>
        </table:table-row>
        <table:table-row table:style-name="ro1">
          <table:table-cell office:value-type="float" office:value="102747270753641" calcext:value-type="float">
            <text:p>102747270753641</text:p>
          </table:table-cell>
          <table:table-cell office:value-type="float" office:value="20.758596" calcext:value-type="float">
            <text:p>20.758596</text:p>
          </table:table-cell>
          <table:table-cell table:formula="of:=[.E155]/1000000" office:value-type="float" office:value="0.000020202636" calcext:value-type="float">
            <text:p>2.0202636E-05</text:p>
          </table:table-cell>
          <table:table-cell office:value-type="float" office:value="341091364961929" calcext:value-type="float">
            <text:p>341091364961929</text:p>
          </table:table-cell>
          <table:table-cell office:value-type="float" office:value="20.202636" calcext:value-type="float">
            <text:p>20.202636</text:p>
          </table:table-cell>
          <table:table-cell office:value-type="float" office:value="238344094208288" calcext:value-type="float">
            <text:p>238344094208288</text:p>
          </table:table-cell>
        </table:table-row>
        <table:table-row table:style-name="ro1">
          <table:table-cell office:value-type="float" office:value="102747291071040" calcext:value-type="float">
            <text:p>102747291071040</text:p>
          </table:table-cell>
          <table:table-cell office:value-type="float" office:value="20.317399" calcext:value-type="float">
            <text:p>20.317399</text:p>
          </table:table-cell>
          <table:table-cell table:formula="of:=[.E156]/1000000" office:value-type="float" office:value="0.000020111084" calcext:value-type="float">
            <text:p>2.0111084E-05</text:p>
          </table:table-cell>
          <table:table-cell office:value-type="float" office:value="341091385073013" calcext:value-type="float">
            <text:p>341091385073013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4001973" calcext:value-type="float">
            <text:p>238344094001973</text:p>
          </table:table-cell>
        </table:table-row>
        <table:table-row table:style-name="ro1">
          <table:table-cell office:value-type="float" office:value="102747346274791" calcext:value-type="float">
            <text:p>102747346274791</text:p>
          </table:table-cell>
          <table:table-cell office:value-type="float" office:value="55.203751" calcext:value-type="float">
            <text:p>55.203751</text:p>
          </table:table-cell>
          <table:table-cell table:formula="of:=[.E157]/1000000" office:value-type="float" office:value="0.000020172119" calcext:value-type="float">
            <text:p>2.0172119E-05</text:p>
          </table:table-cell>
          <table:table-cell office:value-type="float" office:value="341091405245132" calcext:value-type="float">
            <text:p>341091405245132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58970341" calcext:value-type="float">
            <text:p>238344058970341</text:p>
          </table:table-cell>
        </table:table-row>
        <table:table-row table:style-name="ro1">
          <table:table-cell office:value-type="float" office:value="102747351645707" calcext:value-type="float">
            <text:p>102747351645707</text:p>
          </table:table-cell>
          <table:table-cell office:value-type="float" office:value="5.370916" calcext:value-type="float">
            <text:p>5.370916</text:p>
          </table:table-cell>
          <table:table-cell table:formula="of:=[.E158]/1000000" office:value-type="float" office:value="0.000020111084" calcext:value-type="float">
            <text:p>2.0111084E-05</text:p>
          </table:table-cell>
          <table:table-cell office:value-type="float" office:value="341091425356216" calcext:value-type="float">
            <text:p>341091425356216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73710509" calcext:value-type="float">
            <text:p>238344073710509</text:p>
          </table:table-cell>
        </table:table-row>
        <table:table-row table:style-name="ro1">
          <table:table-cell office:value-type="float" office:value="102747358153422" calcext:value-type="float">
            <text:p>102747358153422</text:p>
          </table:table-cell>
          <table:table-cell office:value-type="float" office:value="6.507715" calcext:value-type="float">
            <text:p>6.507715</text:p>
          </table:table-cell>
          <table:table-cell table:formula="of:=[.E159]/1000000" office:value-type="float" office:value="0.000020111084" calcext:value-type="float">
            <text:p>2.0111084E-05</text:p>
          </table:table-cell>
          <table:table-cell office:value-type="float" office:value="341091445467300" calcext:value-type="float">
            <text:p>341091445467300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87313878" calcext:value-type="float">
            <text:p>238344087313878</text:p>
          </table:table-cell>
        </table:table-row>
        <table:table-row table:style-name="ro1">
          <table:table-cell office:value-type="float" office:value="102747364688241" calcext:value-type="float">
            <text:p>102747364688241</text:p>
          </table:table-cell>
          <table:table-cell office:value-type="float" office:value="6.534819" calcext:value-type="float">
            <text:p>6.534819</text:p>
          </table:table-cell>
          <table:table-cell table:formula="of:=[.E160]/1000000" office:value-type="float" office:value="0.000020141602" calcext:value-type="float">
            <text:p>2.0141602E-05</text:p>
          </table:table-cell>
          <table:table-cell office:value-type="float" office:value="341091465608902" calcext:value-type="float">
            <text:p>341091465608902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100920661" calcext:value-type="float">
            <text:p>238344100920661</text:p>
          </table:table-cell>
        </table:table-row>
        <table:table-row table:style-name="ro1">
          <table:table-cell office:value-type="float" office:value="102747388334772" calcext:value-type="float">
            <text:p>102747388334772</text:p>
          </table:table-cell>
          <table:table-cell office:value-type="float" office:value="23.646531" calcext:value-type="float">
            <text:p>23.646531</text:p>
          </table:table-cell>
          <table:table-cell table:formula="of:=[.E161]/1000000" office:value-type="float" office:value="0.000020141602" calcext:value-type="float">
            <text:p>2.0141602E-05</text:p>
          </table:table-cell>
          <table:table-cell office:value-type="float" office:value="341091485750504" calcext:value-type="float">
            <text:p>341091485750504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7415732" calcext:value-type="float">
            <text:p>238344097415732</text:p>
          </table:table-cell>
        </table:table-row>
        <table:table-row table:style-name="ro1">
          <table:table-cell office:value-type="float" office:value="102747411321900" calcext:value-type="float">
            <text:p>102747411321900</text:p>
          </table:table-cell>
          <table:table-cell office:value-type="float" office:value="22.987128" calcext:value-type="float">
            <text:p>22.987128</text:p>
          </table:table-cell>
          <table:table-cell table:formula="of:=[.E162]/1000000" office:value-type="float" office:value="0.000020141601" calcext:value-type="float">
            <text:p>2.0141601E-05</text:p>
          </table:table-cell>
          <table:table-cell office:value-type="float" office:value="341091505892105" calcext:value-type="float">
            <text:p>341091505892105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4570205" calcext:value-type="float">
            <text:p>238344094570205</text:p>
          </table:table-cell>
        </table:table-row>
        <table:table-row table:style-name="ro1">
          <table:table-cell office:value-type="float" office:value="102747431676640" calcext:value-type="float">
            <text:p>102747431676640</text:p>
          </table:table-cell>
          <table:table-cell office:value-type="float" office:value="20.35474" calcext:value-type="float">
            <text:p>20.35474</text:p>
          </table:table-cell>
          <table:table-cell table:formula="of:=[.E163]/1000000" office:value-type="float" office:value="0.000020172119" calcext:value-type="float">
            <text:p>2.0172119E-05</text:p>
          </table:table-cell>
          <table:table-cell office:value-type="float" office:value="341091526064224" calcext:value-type="float">
            <text:p>341091526064224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4387584" calcext:value-type="float">
            <text:p>238344094387584</text:p>
          </table:table-cell>
        </table:table-row>
        <table:table-row table:style-name="ro1">
          <table:table-cell office:value-type="float" office:value="102747451700336" calcext:value-type="float">
            <text:p>102747451700336</text:p>
          </table:table-cell>
          <table:table-cell office:value-type="float" office:value="20.023696" calcext:value-type="float">
            <text:p>20.023696</text:p>
          </table:table-cell>
          <table:table-cell table:formula="of:=[.E164]/1000000" office:value-type="float" office:value="0.000020141602" calcext:value-type="float">
            <text:p>2.0141602E-05</text:p>
          </table:table-cell>
          <table:table-cell office:value-type="float" office:value="341091546205826" calcext:value-type="float">
            <text:p>341091546205826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4505490" calcext:value-type="float">
            <text:p>238344094505490</text:p>
          </table:table-cell>
        </table:table-row>
        <table:table-row table:style-name="ro1">
          <table:table-cell office:value-type="float" office:value="102747471828539" calcext:value-type="float">
            <text:p>102747471828539</text:p>
          </table:table-cell>
          <table:table-cell office:value-type="float" office:value="20.128203" calcext:value-type="float">
            <text:p>20.128203</text:p>
          </table:table-cell>
          <table:table-cell table:formula="of:=[.E165]/1000000" office:value-type="float" office:value="0.000020141601" calcext:value-type="float">
            <text:p>2.0141601E-05</text:p>
          </table:table-cell>
          <table:table-cell office:value-type="float" office:value="341091566347427" calcext:value-type="float">
            <text:p>341091566347427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4518888" calcext:value-type="float">
            <text:p>238344094518888</text:p>
          </table:table-cell>
        </table:table-row>
        <table:table-row table:style-name="ro1">
          <table:table-cell office:value-type="float" office:value="102747495283240" calcext:value-type="float">
            <text:p>102747495283240</text:p>
          </table:table-cell>
          <table:table-cell office:value-type="float" office:value="23.454701" calcext:value-type="float">
            <text:p>23.454701</text:p>
          </table:table-cell>
          <table:table-cell table:formula="of:=[.E166]/1000000" office:value-type="float" office:value="0.000020111084" calcext:value-type="float">
            <text:p>2.0111084E-05</text:p>
          </table:table-cell>
          <table:table-cell office:value-type="float" office:value="341091586458511" calcext:value-type="float">
            <text:p>341091586458511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1175271" calcext:value-type="float">
            <text:p>238344091175271</text:p>
          </table:table-cell>
        </table:table-row>
        <table:table-row table:style-name="ro1">
          <table:table-cell office:value-type="float" office:value="102747512880413" calcext:value-type="float">
            <text:p>102747512880413</text:p>
          </table:table-cell>
          <table:table-cell office:value-type="float" office:value="17.597173" calcext:value-type="float">
            <text:p>17.597173</text:p>
          </table:table-cell>
          <table:table-cell table:formula="of:=[.E167]/1000000" office:value-type="float" office:value="0.000020172119" calcext:value-type="float">
            <text:p>2.0172119E-05</text:p>
          </table:table-cell>
          <table:table-cell office:value-type="float" office:value="341091606630630" calcext:value-type="float">
            <text:p>341091606630630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3750217" calcext:value-type="float">
            <text:p>238344093750217</text:p>
          </table:table-cell>
        </table:table-row>
        <table:table-row table:style-name="ro1">
          <table:table-cell office:value-type="float" office:value="102747531746109" calcext:value-type="float">
            <text:p>102747531746109</text:p>
          </table:table-cell>
          <table:table-cell office:value-type="float" office:value="18.865696" calcext:value-type="float">
            <text:p>18.865696</text:p>
          </table:table-cell>
          <table:table-cell table:formula="of:=[.E168]/1000000" office:value-type="float" office:value="0.000020141602" calcext:value-type="float">
            <text:p>2.0141602E-05</text:p>
          </table:table-cell>
          <table:table-cell office:value-type="float" office:value="341091626772232" calcext:value-type="float">
            <text:p>341091626772232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026123" calcext:value-type="float">
            <text:p>238344095026123</text:p>
          </table:table-cell>
        </table:table-row>
        <table:table-row table:style-name="ro1">
          <table:table-cell office:value-type="float" office:value="102747548756709" calcext:value-type="float">
            <text:p>102747548756709</text:p>
          </table:table-cell>
          <table:table-cell office:value-type="float" office:value="17.0106" calcext:value-type="float">
            <text:p>17.0106</text:p>
          </table:table-cell>
          <table:table-cell table:formula="of:=[.E169]/1000000" office:value-type="float" office:value="0.000020111084" calcext:value-type="float">
            <text:p>2.0111084E-05</text:p>
          </table:table-cell>
          <table:table-cell office:value-type="float" office:value="341091646883316" calcext:value-type="float">
            <text:p>341091646883316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8126607" calcext:value-type="float">
            <text:p>238344098126607</text:p>
          </table:table-cell>
        </table:table-row>
        <table:table-row table:style-name="ro1">
          <table:table-cell office:value-type="float" office:value="102747570787793" calcext:value-type="float">
            <text:p>102747570787793</text:p>
          </table:table-cell>
          <table:table-cell office:value-type="float" office:value="22.031084" calcext:value-type="float">
            <text:p>22.031084</text:p>
          </table:table-cell>
          <table:table-cell table:formula="of:=[.E170]/1000000" office:value-type="float" office:value="0.000020172119" calcext:value-type="float">
            <text:p>2.0172119E-05</text:p>
          </table:table-cell>
          <table:table-cell office:value-type="float" office:value="341091667055435" calcext:value-type="float">
            <text:p>341091667055435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6267642" calcext:value-type="float">
            <text:p>238344096267642</text:p>
          </table:table-cell>
        </table:table-row>
        <table:table-row table:style-name="ro1">
          <table:table-cell office:value-type="float" office:value="102747588377142" calcext:value-type="float">
            <text:p>102747588377142</text:p>
          </table:table-cell>
          <table:table-cell office:value-type="float" office:value="17.589349" calcext:value-type="float">
            <text:p>17.589349</text:p>
          </table:table-cell>
          <table:table-cell table:formula="of:=[.E171]/1000000" office:value-type="float" office:value="0.000020141602" calcext:value-type="float">
            <text:p>2.0141602E-05</text:p>
          </table:table-cell>
          <table:table-cell office:value-type="float" office:value="341091687197037" calcext:value-type="float">
            <text:p>341091687197037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8819895" calcext:value-type="float">
            <text:p>238344098819895</text:p>
          </table:table-cell>
        </table:table-row>
        <table:table-row table:style-name="ro1">
          <table:table-cell office:value-type="float" office:value="102747608274978" calcext:value-type="float">
            <text:p>102747608274978</text:p>
          </table:table-cell>
          <table:table-cell office:value-type="float" office:value="19.897836" calcext:value-type="float">
            <text:p>19.897836</text:p>
          </table:table-cell>
          <table:table-cell table:formula="of:=[.E172]/1000000" office:value-type="float" office:value="0.000020111084" calcext:value-type="float">
            <text:p>2.0111084E-05</text:p>
          </table:table-cell>
          <table:table-cell office:value-type="float" office:value="341091707308121" calcext:value-type="float">
            <text:p>341091707308121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9033143" calcext:value-type="float">
            <text:p>238344099033143</text:p>
          </table:table-cell>
        </table:table-row>
        <table:table-row table:style-name="ro1">
          <table:table-cell office:value-type="float" office:value="102747633371429" calcext:value-type="float">
            <text:p>102747633371429</text:p>
          </table:table-cell>
          <table:table-cell office:value-type="float" office:value="25.096451" calcext:value-type="float">
            <text:p>25.096451</text:p>
          </table:table-cell>
          <table:table-cell table:formula="of:=[.E173]/1000000" office:value-type="float" office:value="0.000020172119" calcext:value-type="float">
            <text:p>2.0172119E-05</text:p>
          </table:table-cell>
          <table:table-cell office:value-type="float" office:value="341091727480240" calcext:value-type="float">
            <text:p>341091727480240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4108811" calcext:value-type="float">
            <text:p>238344094108811</text:p>
          </table:table-cell>
        </table:table-row>
        <table:table-row table:style-name="ro1">
          <table:table-cell office:value-type="float" office:value="102747649456645" calcext:value-type="float">
            <text:p>102747649456645</text:p>
          </table:table-cell>
          <table:table-cell office:value-type="float" office:value="16.085216" calcext:value-type="float">
            <text:p>16.085216</text:p>
          </table:table-cell>
          <table:table-cell table:formula="of:=[.E174]/1000000" office:value-type="float" office:value="0.000020141601" calcext:value-type="float">
            <text:p>2.0141601E-05</text:p>
          </table:table-cell>
          <table:table-cell office:value-type="float" office:value="341091747621841" calcext:value-type="float">
            <text:p>341091747621841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8165196" calcext:value-type="float">
            <text:p>238344098165196</text:p>
          </table:table-cell>
        </table:table-row>
        <table:table-row table:style-name="ro1">
          <table:table-cell office:value-type="float" office:value="102747667747210" calcext:value-type="float">
            <text:p>102747667747210</text:p>
          </table:table-cell>
          <table:table-cell office:value-type="float" office:value="18.290565" calcext:value-type="float">
            <text:p>18.290565</text:p>
          </table:table-cell>
          <table:table-cell table:formula="of:=[.E175]/1000000" office:value-type="float" office:value="0.000020141602" calcext:value-type="float">
            <text:p>2.0141602E-05</text:p>
          </table:table-cell>
          <table:table-cell office:value-type="float" office:value="341091767763443" calcext:value-type="float">
            <text:p>341091767763443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100016233" calcext:value-type="float">
            <text:p>238344100016233</text:p>
          </table:table-cell>
        </table:table-row>
        <table:table-row table:style-name="ro1">
          <table:table-cell office:value-type="float" office:value="102747693095209" calcext:value-type="float">
            <text:p>102747693095209</text:p>
          </table:table-cell>
          <table:table-cell office:value-type="float" office:value="25.347999" calcext:value-type="float">
            <text:p>25.347999</text:p>
          </table:table-cell>
          <table:table-cell table:formula="of:=[.E176]/1000000" office:value-type="float" office:value="0.000020141602" calcext:value-type="float">
            <text:p>2.0141602E-05</text:p>
          </table:table-cell>
          <table:table-cell office:value-type="float" office:value="341091787905045" calcext:value-type="float">
            <text:p>341091787905045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4809836" calcext:value-type="float">
            <text:p>238344094809836</text:p>
          </table:table-cell>
        </table:table-row>
        <table:table-row table:style-name="ro1">
          <table:table-cell office:value-type="float" office:value="102747713241640" calcext:value-type="float">
            <text:p>102747713241640</text:p>
          </table:table-cell>
          <table:table-cell office:value-type="float" office:value="20.146431" calcext:value-type="float">
            <text:p>20.146431</text:p>
          </table:table-cell>
          <table:table-cell table:formula="of:=[.E177]/1000000" office:value-type="float" office:value="0.000020111084" calcext:value-type="float">
            <text:p>2.0111084E-05</text:p>
          </table:table-cell>
          <table:table-cell office:value-type="float" office:value="341091808016129" calcext:value-type="float">
            <text:p>341091808016129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4774489" calcext:value-type="float">
            <text:p>238344094774489</text:p>
          </table:table-cell>
        </table:table-row>
        <table:table-row table:style-name="ro1">
          <table:table-cell office:value-type="float" office:value="102747730171785" calcext:value-type="float">
            <text:p>102747730171785</text:p>
          </table:table-cell>
          <table:table-cell office:value-type="float" office:value="16.930145" calcext:value-type="float">
            <text:p>16.930145</text:p>
          </table:table-cell>
          <table:table-cell table:formula="of:=[.E178]/1000000" office:value-type="float" office:value="0.000021759033" calcext:value-type="float">
            <text:p>0.000021759</text:p>
          </table:table-cell>
          <table:table-cell office:value-type="float" office:value="341091829775162" calcext:value-type="float">
            <text:p>341091829775162</text:p>
          </table:table-cell>
          <table:table-cell office:value-type="float" office:value="21.759033" calcext:value-type="float">
            <text:p>21.759033</text:p>
          </table:table-cell>
          <table:table-cell office:value-type="float" office:value="238344099603377" calcext:value-type="float">
            <text:p>238344099603377</text:p>
          </table:table-cell>
        </table:table-row>
        <table:table-row table:style-name="ro1">
          <table:table-cell office:value-type="float" office:value="102747754313800" calcext:value-type="float">
            <text:p>102747754313800</text:p>
          </table:table-cell>
          <table:table-cell office:value-type="float" office:value="24.142015" calcext:value-type="float">
            <text:p>24.142015</text:p>
          </table:table-cell>
          <table:table-cell table:formula="of:=[.E179]/1000000" office:value-type="float" office:value="0.000019714355" calcext:value-type="float">
            <text:p>1.9714355E-05</text:p>
          </table:table-cell>
          <table:table-cell office:value-type="float" office:value="341091849489517" calcext:value-type="float">
            <text:p>341091849489517</text:p>
          </table:table-cell>
          <table:table-cell office:value-type="float" office:value="19.714355" calcext:value-type="float">
            <text:p>19.714355</text:p>
          </table:table-cell>
          <table:table-cell office:value-type="float" office:value="238344095175717" calcext:value-type="float">
            <text:p>238344095175717</text:p>
          </table:table-cell>
        </table:table-row>
        <table:table-row table:style-name="ro1">
          <table:table-cell office:value-type="float" office:value="102747775357362" calcext:value-type="float">
            <text:p>102747775357362</text:p>
          </table:table-cell>
          <table:table-cell office:value-type="float" office:value="21.043562" calcext:value-type="float">
            <text:p>21.043562</text:p>
          </table:table-cell>
          <table:table-cell table:formula="of:=[.E180]/1000000" office:value-type="float" office:value="0.000020141602" calcext:value-type="float">
            <text:p>2.0141602E-05</text:p>
          </table:table-cell>
          <table:table-cell office:value-type="float" office:value="341091869631119" calcext:value-type="float">
            <text:p>341091869631119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4273757" calcext:value-type="float">
            <text:p>238344094273757</text:p>
          </table:table-cell>
        </table:table-row>
        <table:table-row table:style-name="ro1">
          <table:table-cell office:value-type="float" office:value="102747794699267" calcext:value-type="float">
            <text:p>102747794699267</text:p>
          </table:table-cell>
          <table:table-cell office:value-type="float" office:value="19.341905" calcext:value-type="float">
            <text:p>19.341905</text:p>
          </table:table-cell>
          <table:table-cell table:formula="of:=[.E181]/1000000" office:value-type="float" office:value="0.000020141601" calcext:value-type="float">
            <text:p>2.0141601E-05</text:p>
          </table:table-cell>
          <table:table-cell office:value-type="float" office:value="341091889772720" calcext:value-type="float">
            <text:p>341091889772720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5073453" calcext:value-type="float">
            <text:p>238344095073453</text:p>
          </table:table-cell>
        </table:table-row>
        <table:table-row table:style-name="ro1">
          <table:table-cell office:value-type="float" office:value="102747813717653" calcext:value-type="float">
            <text:p>102747813717653</text:p>
          </table:table-cell>
          <table:table-cell office:value-type="float" office:value="19.018386" calcext:value-type="float">
            <text:p>19.018386</text:p>
          </table:table-cell>
          <table:table-cell table:formula="of:=[.E182]/1000000" office:value-type="float" office:value="0.000020141602" calcext:value-type="float">
            <text:p>2.0141602E-05</text:p>
          </table:table-cell>
          <table:table-cell office:value-type="float" office:value="341091909914322" calcext:value-type="float">
            <text:p>341091909914322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6196669" calcext:value-type="float">
            <text:p>238344096196669</text:p>
          </table:table-cell>
        </table:table-row>
        <table:table-row table:style-name="ro1">
          <table:table-cell office:value-type="float" office:value="102747833869793" calcext:value-type="float">
            <text:p>102747833869793</text:p>
          </table:table-cell>
          <table:table-cell office:value-type="float" office:value="20.15214" calcext:value-type="float">
            <text:p>20.15214</text:p>
          </table:table-cell>
          <table:table-cell table:formula="of:=[.E183]/1000000" office:value-type="float" office:value="0.000020050049" calcext:value-type="float">
            <text:p>0.00002005</text:p>
          </table:table-cell>
          <table:table-cell office:value-type="float" office:value="341091929964371" calcext:value-type="float">
            <text:p>341091929964371</text:p>
          </table:table-cell>
          <table:table-cell office:value-type="float" office:value="20.050049" calcext:value-type="float">
            <text:p>20.050049</text:p>
          </table:table-cell>
          <table:table-cell office:value-type="float" office:value="238344096094578" calcext:value-type="float">
            <text:p>238344096094578</text:p>
          </table:table-cell>
        </table:table-row>
        <table:table-row table:style-name="ro1">
          <table:table-cell office:value-type="float" office:value="102747854390127" calcext:value-type="float">
            <text:p>102747854390127</text:p>
          </table:table-cell>
          <table:table-cell office:value-type="float" office:value="20.520334" calcext:value-type="float">
            <text:p>20.520334</text:p>
          </table:table-cell>
          <table:table-cell table:formula="of:=[.E184]/1000000" office:value-type="float" office:value="0.000019165039" calcext:value-type="float">
            <text:p>0.000019165</text:p>
          </table:table-cell>
          <table:table-cell office:value-type="float" office:value="341091949129410" calcext:value-type="float">
            <text:p>341091949129410</text:p>
          </table:table-cell>
          <table:table-cell office:value-type="float" office:value="19.165039" calcext:value-type="float">
            <text:p>19.165039</text:p>
          </table:table-cell>
          <table:table-cell office:value-type="float" office:value="238344094739283" calcext:value-type="float">
            <text:p>238344094739283</text:p>
          </table:table-cell>
        </table:table-row>
        <table:table-row table:style-name="ro1">
          <table:table-cell office:value-type="float" office:value="102747874470527" calcext:value-type="float">
            <text:p>102747874470527</text:p>
          </table:table-cell>
          <table:table-cell office:value-type="float" office:value="20.0804" calcext:value-type="float">
            <text:p>20.0804</text:p>
          </table:table-cell>
          <table:table-cell table:formula="of:=[.E185]/1000000" office:value-type="float" office:value="0.000020019531" calcext:value-type="float">
            <text:p>2.0019531E-05</text:p>
          </table:table-cell>
          <table:table-cell office:value-type="float" office:value="341091969148941" calcext:value-type="float">
            <text:p>341091969148941</text:p>
          </table:table-cell>
          <table:table-cell office:value-type="float" office:value="20.019531" calcext:value-type="float">
            <text:p>20.019531</text:p>
          </table:table-cell>
          <table:table-cell office:value-type="float" office:value="238344094678414" calcext:value-type="float">
            <text:p>238344094678414</text:p>
          </table:table-cell>
        </table:table-row>
        <table:table-row table:style-name="ro1">
          <table:table-cell office:value-type="float" office:value="102747894875125" calcext:value-type="float">
            <text:p>102747894875125</text:p>
          </table:table-cell>
          <table:table-cell office:value-type="float" office:value="20.404598" calcext:value-type="float">
            <text:p>20.404598</text:p>
          </table:table-cell>
          <table:table-cell table:formula="of:=[.E186]/1000000" office:value-type="float" office:value="0.000020263672" calcext:value-type="float">
            <text:p>2.0263672E-05</text:p>
          </table:table-cell>
          <table:table-cell office:value-type="float" office:value="341091989412613" calcext:value-type="float">
            <text:p>341091989412613</text:p>
          </table:table-cell>
          <table:table-cell office:value-type="float" office:value="20.263672" calcext:value-type="float">
            <text:p>20.263672</text:p>
          </table:table-cell>
          <table:table-cell office:value-type="float" office:value="238344094537488" calcext:value-type="float">
            <text:p>238344094537488</text:p>
          </table:table-cell>
        </table:table-row>
        <table:table-row table:style-name="ro1">
          <table:table-cell office:value-type="float" office:value="102747914996157" calcext:value-type="float">
            <text:p>102747914996157</text:p>
          </table:table-cell>
          <table:table-cell office:value-type="float" office:value="20.121032" calcext:value-type="float">
            <text:p>20.121032</text:p>
          </table:table-cell>
          <table:table-cell table:formula="of:=[.E187]/1000000" office:value-type="float" office:value="0.000020202637" calcext:value-type="float">
            <text:p>2.0202637E-05</text:p>
          </table:table-cell>
          <table:table-cell office:value-type="float" office:value="341092009615250" calcext:value-type="float">
            <text:p>341092009615250</text:p>
          </table:table-cell>
          <table:table-cell office:value-type="float" office:value="20.202637" calcext:value-type="float">
            <text:p>20.202637</text:p>
          </table:table-cell>
          <table:table-cell office:value-type="float" office:value="238344094619093" calcext:value-type="float">
            <text:p>238344094619093</text:p>
          </table:table-cell>
        </table:table-row>
        <table:table-row table:style-name="ro1">
          <table:table-cell office:value-type="float" office:value="102747935157369" calcext:value-type="float">
            <text:p>102747935157369</text:p>
          </table:table-cell>
          <table:table-cell office:value-type="float" office:value="20.161212" calcext:value-type="float">
            <text:p>20.161212</text:p>
          </table:table-cell>
          <table:table-cell table:formula="of:=[.E188]/1000000" office:value-type="float" office:value="0.000020172119" calcext:value-type="float">
            <text:p>2.0172119E-05</text:p>
          </table:table-cell>
          <table:table-cell office:value-type="float" office:value="341092029787369" calcext:value-type="float">
            <text:p>341092029787369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4630000" calcext:value-type="float">
            <text:p>238344094630000</text:p>
          </table:table-cell>
        </table:table-row>
        <table:table-row table:style-name="ro1">
          <table:table-cell office:value-type="float" office:value="102747955106574" calcext:value-type="float">
            <text:p>102747955106574</text:p>
          </table:table-cell>
          <table:table-cell office:value-type="float" office:value="19.949205" calcext:value-type="float">
            <text:p>19.949205</text:p>
          </table:table-cell>
          <table:table-cell table:formula="of:=[.E189]/1000000" office:value-type="float" office:value="0.000020111084" calcext:value-type="float">
            <text:p>2.0111084E-05</text:p>
          </table:table-cell>
          <table:table-cell office:value-type="float" office:value="341092049898453" calcext:value-type="float">
            <text:p>341092049898453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4791879" calcext:value-type="float">
            <text:p>238344094791879</text:p>
          </table:table-cell>
        </table:table-row>
        <table:table-row table:style-name="ro1">
          <table:table-cell office:value-type="float" office:value="102747975406093" calcext:value-type="float">
            <text:p>102747975406093</text:p>
          </table:table-cell>
          <table:table-cell office:value-type="float" office:value="20.299519" calcext:value-type="float">
            <text:p>20.299519</text:p>
          </table:table-cell>
          <table:table-cell table:formula="of:=[.E190]/1000000" office:value-type="float" office:value="0.000020172119" calcext:value-type="float">
            <text:p>2.0172119E-05</text:p>
          </table:table-cell>
          <table:table-cell office:value-type="float" office:value="341092070070572" calcext:value-type="float">
            <text:p>341092070070572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4664479" calcext:value-type="float">
            <text:p>238344094664479</text:p>
          </table:table-cell>
        </table:table-row>
        <table:table-row table:style-name="ro1">
          <table:table-cell office:value-type="float" office:value="102747995613818" calcext:value-type="float">
            <text:p>102747995613818</text:p>
          </table:table-cell>
          <table:table-cell office:value-type="float" office:value="20.207725" calcext:value-type="float">
            <text:p>20.207725</text:p>
          </table:table-cell>
          <table:table-cell table:formula="of:=[.E191]/1000000" office:value-type="float" office:value="0.000020172119" calcext:value-type="float">
            <text:p>2.0172119E-05</text:p>
          </table:table-cell>
          <table:table-cell office:value-type="float" office:value="341092090242691" calcext:value-type="float">
            <text:p>341092090242691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4628873" calcext:value-type="float">
            <text:p>238344094628873</text:p>
          </table:table-cell>
        </table:table-row>
        <table:table-row table:style-name="ro1">
          <table:table-cell office:value-type="float" office:value="102748016309497" calcext:value-type="float">
            <text:p>102748016309497</text:p>
          </table:table-cell>
          <table:table-cell office:value-type="float" office:value="20.695679" calcext:value-type="float">
            <text:p>20.695679</text:p>
          </table:table-cell>
          <table:table-cell table:formula="of:=[.E192]/1000000" office:value-type="float" office:value="0.000020111084" calcext:value-type="float">
            <text:p>2.0111084E-05</text:p>
          </table:table-cell>
          <table:table-cell office:value-type="float" office:value="341092110353775" calcext:value-type="float">
            <text:p>341092110353775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4044278" calcext:value-type="float">
            <text:p>238344094044278</text:p>
          </table:table-cell>
        </table:table-row>
        <table:table-row table:style-name="ro1">
          <table:table-cell office:value-type="float" office:value="102748035834992" calcext:value-type="float">
            <text:p>102748035834992</text:p>
          </table:table-cell>
          <table:table-cell office:value-type="float" office:value="19.525495" calcext:value-type="float">
            <text:p>19.525495</text:p>
          </table:table-cell>
          <table:table-cell table:formula="of:=[.E193]/1000000" office:value-type="float" office:value="0.000020172119" calcext:value-type="float">
            <text:p>2.0172119E-05</text:p>
          </table:table-cell>
          <table:table-cell office:value-type="float" office:value="341092130525894" calcext:value-type="float">
            <text:p>341092130525894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4690902" calcext:value-type="float">
            <text:p>238344094690902</text:p>
          </table:table-cell>
        </table:table-row>
        <table:table-row table:style-name="ro1">
          <table:table-cell office:value-type="float" office:value="102748064564387" calcext:value-type="float">
            <text:p>102748064564387</text:p>
          </table:table-cell>
          <table:table-cell office:value-type="float" office:value="28.729395" calcext:value-type="float">
            <text:p>28.729395</text:p>
          </table:table-cell>
          <table:table-cell table:formula="of:=[.E194]/1000000" office:value-type="float" office:value="0.000020080567" calcext:value-type="float">
            <text:p>2.0080567E-05</text:p>
          </table:table-cell>
          <table:table-cell office:value-type="float" office:value="341092150606461" calcext:value-type="float">
            <text:p>341092150606461</text:p>
          </table:table-cell>
          <table:table-cell office:value-type="float" office:value="20.080567" calcext:value-type="float">
            <text:p>20.080567</text:p>
          </table:table-cell>
          <table:table-cell office:value-type="float" office:value="238344086042074" calcext:value-type="float">
            <text:p>238344086042074</text:p>
          </table:table-cell>
        </table:table-row>
        <table:table-row table:style-name="ro1">
          <table:table-cell office:value-type="float" office:value="102748070718864" calcext:value-type="float">
            <text:p>102748070718864</text:p>
          </table:table-cell>
          <table:table-cell office:value-type="float" office:value="6.154477" calcext:value-type="float">
            <text:p>6.154477</text:p>
          </table:table-cell>
          <table:table-cell table:formula="of:=[.E195]/1000000" office:value-type="float" office:value="0.000020141601" calcext:value-type="float">
            <text:p>2.0141601E-05</text:p>
          </table:table-cell>
          <table:table-cell office:value-type="float" office:value="341092170748062" calcext:value-type="float">
            <text:p>341092170748062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100029198" calcext:value-type="float">
            <text:p>238344100029198</text:p>
          </table:table-cell>
        </table:table-row>
        <table:table-row table:style-name="ro1">
          <table:table-cell office:value-type="float" office:value="102748091124435" calcext:value-type="float">
            <text:p>102748091124435</text:p>
          </table:table-cell>
          <table:table-cell office:value-type="float" office:value="20.405571" calcext:value-type="float">
            <text:p>20.405571</text:p>
          </table:table-cell>
          <table:table-cell table:formula="of:=[.E196]/1000000" office:value-type="float" office:value="0.000020141602" calcext:value-type="float">
            <text:p>2.0141602E-05</text:p>
          </table:table-cell>
          <table:table-cell office:value-type="float" office:value="341092190889664" calcext:value-type="float">
            <text:p>341092190889664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9765229" calcext:value-type="float">
            <text:p>238344099765229</text:p>
          </table:table-cell>
        </table:table-row>
        <table:table-row table:style-name="ro1">
          <table:table-cell office:value-type="float" office:value="102748110832315" calcext:value-type="float">
            <text:p>102748110832315</text:p>
          </table:table-cell>
          <table:table-cell office:value-type="float" office:value="19.70788" calcext:value-type="float">
            <text:p>19.70788</text:p>
          </table:table-cell>
          <table:table-cell table:formula="of:=[.E197]/1000000" office:value-type="float" office:value="0.000020111084" calcext:value-type="float">
            <text:p>2.0111084E-05</text:p>
          </table:table-cell>
          <table:table-cell office:value-type="float" office:value="341092211000748" calcext:value-type="float">
            <text:p>341092211000748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100168433" calcext:value-type="float">
            <text:p>238344100168433</text:p>
          </table:table-cell>
        </table:table-row>
        <table:table-row table:style-name="ro1">
          <table:table-cell office:value-type="float" office:value="102748135084523" calcext:value-type="float">
            <text:p>102748135084523</text:p>
          </table:table-cell>
          <table:table-cell office:value-type="float" office:value="24.252208" calcext:value-type="float">
            <text:p>24.252208</text:p>
          </table:table-cell>
          <table:table-cell table:formula="of:=[.E198]/1000000" office:value-type="float" office:value="0.000020202636" calcext:value-type="float">
            <text:p>2.0202636E-05</text:p>
          </table:table-cell>
          <table:table-cell office:value-type="float" office:value="341092231203384" calcext:value-type="float">
            <text:p>341092231203384</text:p>
          </table:table-cell>
          <table:table-cell office:value-type="float" office:value="20.202636" calcext:value-type="float">
            <text:p>20.202636</text:p>
          </table:table-cell>
          <table:table-cell office:value-type="float" office:value="238344096118861" calcext:value-type="float">
            <text:p>238344096118861</text:p>
          </table:table-cell>
        </table:table-row>
        <table:table-row table:style-name="ro1">
          <table:table-cell office:value-type="float" office:value="102748156540983" calcext:value-type="float">
            <text:p>102748156540983</text:p>
          </table:table-cell>
          <table:table-cell office:value-type="float" office:value="21.45646" calcext:value-type="float">
            <text:p>21.45646</text:p>
          </table:table-cell>
          <table:table-cell table:formula="of:=[.E199]/1000000" office:value-type="float" office:value="0.000020233155" calcext:value-type="float">
            <text:p>2.0233155E-05</text:p>
          </table:table-cell>
          <table:table-cell office:value-type="float" office:value="341092251436539" calcext:value-type="float">
            <text:p>341092251436539</text:p>
          </table:table-cell>
          <table:table-cell office:value-type="float" office:value="20.233155" calcext:value-type="float">
            <text:p>20.233155</text:p>
          </table:table-cell>
          <table:table-cell office:value-type="float" office:value="238344094895556" calcext:value-type="float">
            <text:p>238344094895556</text:p>
          </table:table-cell>
        </table:table-row>
        <table:table-row table:style-name="ro1">
          <table:table-cell office:value-type="float" office:value="102748179981218" calcext:value-type="float">
            <text:p>102748179981218</text:p>
          </table:table-cell>
          <table:table-cell office:value-type="float" office:value="23.440235" calcext:value-type="float">
            <text:p>23.440235</text:p>
          </table:table-cell>
          <table:table-cell table:formula="of:=[.E200]/1000000" office:value-type="float" office:value="0.000019866943" calcext:value-type="float">
            <text:p>1.9866943E-05</text:p>
          </table:table-cell>
          <table:table-cell office:value-type="float" office:value="341092271303482" calcext:value-type="float">
            <text:p>341092271303482</text:p>
          </table:table-cell>
          <table:table-cell office:value-type="float" office:value="19.866943" calcext:value-type="float">
            <text:p>19.866943</text:p>
          </table:table-cell>
          <table:table-cell office:value-type="float" office:value="238344091322264" calcext:value-type="float">
            <text:p>238344091322264</text:p>
          </table:table-cell>
        </table:table-row>
        <table:table-row table:style-name="ro1">
          <table:table-cell office:value-type="float" office:value="102748196956636" calcext:value-type="float">
            <text:p>102748196956636</text:p>
          </table:table-cell>
          <table:table-cell office:value-type="float" office:value="16.975418" calcext:value-type="float">
            <text:p>16.975418</text:p>
          </table:table-cell>
          <table:table-cell table:formula="of:=[.E201]/1000000" office:value-type="float" office:value="0.000020111084" calcext:value-type="float">
            <text:p>2.0111084E-05</text:p>
          </table:table-cell>
          <table:table-cell office:value-type="float" office:value="341092291414566" calcext:value-type="float">
            <text:p>341092291414566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4457930" calcext:value-type="float">
            <text:p>238344094457930</text:p>
          </table:table-cell>
        </table:table-row>
        <table:table-row table:style-name="ro1">
          <table:table-cell office:value-type="float" office:value="102748217270628" calcext:value-type="float">
            <text:p>102748217270628</text:p>
          </table:table-cell>
          <table:table-cell office:value-type="float" office:value="20.313992" calcext:value-type="float">
            <text:p>20.313992</text:p>
          </table:table-cell>
          <table:table-cell table:formula="of:=[.E202]/1000000" office:value-type="float" office:value="0.000020141602" calcext:value-type="float">
            <text:p>2.0141602E-05</text:p>
          </table:table-cell>
          <table:table-cell office:value-type="float" office:value="341092311556168" calcext:value-type="float">
            <text:p>341092311556168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4285540" calcext:value-type="float">
            <text:p>238344094285540</text:p>
          </table:table-cell>
        </table:table-row>
        <table:table-row table:style-name="ro1">
          <table:table-cell office:value-type="float" office:value="102748237217270" calcext:value-type="float">
            <text:p>102748237217270</text:p>
          </table:table-cell>
          <table:table-cell office:value-type="float" office:value="19.946642" calcext:value-type="float">
            <text:p>19.946642</text:p>
          </table:table-cell>
          <table:table-cell table:formula="of:=[.E203]/1000000" office:value-type="float" office:value="0.000020141601" calcext:value-type="float">
            <text:p>2.0141601E-05</text:p>
          </table:table-cell>
          <table:table-cell office:value-type="float" office:value="341092331697769" calcext:value-type="float">
            <text:p>341092331697769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4480499" calcext:value-type="float">
            <text:p>238344094480499</text:p>
          </table:table-cell>
        </table:table-row>
        <table:table-row table:style-name="ro1">
          <table:table-cell office:value-type="float" office:value="102748257068734" calcext:value-type="float">
            <text:p>102748257068734</text:p>
          </table:table-cell>
          <table:table-cell office:value-type="float" office:value="19.851464" calcext:value-type="float">
            <text:p>19.851464</text:p>
          </table:table-cell>
          <table:table-cell table:formula="of:=[.E204]/1000000" office:value-type="float" office:value="0.000020141602" calcext:value-type="float">
            <text:p>2.0141602E-05</text:p>
          </table:table-cell>
          <table:table-cell office:value-type="float" office:value="341092351839371" calcext:value-type="float">
            <text:p>341092351839371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4770637" calcext:value-type="float">
            <text:p>238344094770637</text:p>
          </table:table-cell>
        </table:table-row>
        <table:table-row table:style-name="ro1">
          <table:table-cell office:value-type="float" office:value="102748277301276" calcext:value-type="float">
            <text:p>102748277301276</text:p>
          </table:table-cell>
          <table:table-cell office:value-type="float" office:value="20.232542" calcext:value-type="float">
            <text:p>20.232542</text:p>
          </table:table-cell>
          <table:table-cell table:formula="of:=[.E205]/1000000" office:value-type="float" office:value="0.000020141601" calcext:value-type="float">
            <text:p>2.0141601E-05</text:p>
          </table:table-cell>
          <table:table-cell office:value-type="float" office:value="341092371980972" calcext:value-type="float">
            <text:p>341092371980972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4679696" calcext:value-type="float">
            <text:p>238344094679696</text:p>
          </table:table-cell>
        </table:table-row>
        <table:table-row table:style-name="ro1">
          <table:table-cell office:value-type="float" office:value="102748297744710" calcext:value-type="float">
            <text:p>102748297744710</text:p>
          </table:table-cell>
          <table:table-cell office:value-type="float" office:value="20.443434" calcext:value-type="float">
            <text:p>20.443434</text:p>
          </table:table-cell>
          <table:table-cell table:formula="of:=[.E206]/1000000" office:value-type="float" office:value="0.000020172119" calcext:value-type="float">
            <text:p>2.0172119E-05</text:p>
          </table:table-cell>
          <table:table-cell office:value-type="float" office:value="341092392153091" calcext:value-type="float">
            <text:p>341092392153091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4408381" calcext:value-type="float">
            <text:p>238344094408381</text:p>
          </table:table-cell>
        </table:table-row>
        <table:table-row table:style-name="ro1">
          <table:table-cell office:value-type="float" office:value="102748317557588" calcext:value-type="float">
            <text:p>102748317557588</text:p>
          </table:table-cell>
          <table:table-cell office:value-type="float" office:value="19.812878" calcext:value-type="float">
            <text:p>19.812878</text:p>
          </table:table-cell>
          <table:table-cell table:formula="of:=[.E207]/1000000" office:value-type="float" office:value="0.000020111084" calcext:value-type="float">
            <text:p>2.0111084E-05</text:p>
          </table:table-cell>
          <table:table-cell office:value-type="float" office:value="341092412264175" calcext:value-type="float">
            <text:p>341092412264175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4706587" calcext:value-type="float">
            <text:p>238344094706587</text:p>
          </table:table-cell>
        </table:table-row>
        <table:table-row table:style-name="ro1">
          <table:table-cell office:value-type="float" office:value="102748337669577" calcext:value-type="float">
            <text:p>102748337669577</text:p>
          </table:table-cell>
          <table:table-cell office:value-type="float" office:value="20.111989" calcext:value-type="float">
            <text:p>20.111989</text:p>
          </table:table-cell>
          <table:table-cell table:formula="of:=[.E208]/1000000" office:value-type="float" office:value="0.000020141602" calcext:value-type="float">
            <text:p>2.0141602E-05</text:p>
          </table:table-cell>
          <table:table-cell office:value-type="float" office:value="341092432405777" calcext:value-type="float">
            <text:p>341092432405777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4736200" calcext:value-type="float">
            <text:p>238344094736200</text:p>
          </table:table-cell>
        </table:table-row>
        <table:table-row table:style-name="ro1">
          <table:table-cell office:value-type="float" office:value="102748358359608" calcext:value-type="float">
            <text:p>102748358359608</text:p>
          </table:table-cell>
          <table:table-cell office:value-type="float" office:value="20.690031" calcext:value-type="float">
            <text:p>20.690031</text:p>
          </table:table-cell>
          <table:table-cell table:formula="of:=[.E209]/1000000" office:value-type="float" office:value="0.000020202637" calcext:value-type="float">
            <text:p>2.0202637E-05</text:p>
          </table:table-cell>
          <table:table-cell office:value-type="float" office:value="341092452608414" calcext:value-type="float">
            <text:p>341092452608414</text:p>
          </table:table-cell>
          <table:table-cell office:value-type="float" office:value="20.202637" calcext:value-type="float">
            <text:p>20.202637</text:p>
          </table:table-cell>
          <table:table-cell office:value-type="float" office:value="238344094248806" calcext:value-type="float">
            <text:p>238344094248806</text:p>
          </table:table-cell>
        </table:table-row>
        <table:table-row table:style-name="ro1">
          <table:table-cell office:value-type="float" office:value="102748378174877" calcext:value-type="float">
            <text:p>102748378174877</text:p>
          </table:table-cell>
          <table:table-cell office:value-type="float" office:value="19.815269" calcext:value-type="float">
            <text:p>19.815269</text:p>
          </table:table-cell>
          <table:table-cell table:formula="of:=[.E210]/1000000" office:value-type="float" office:value="0.000020141601" calcext:value-type="float">
            <text:p>2.0141601E-05</text:p>
          </table:table-cell>
          <table:table-cell office:value-type="float" office:value="341092472750015" calcext:value-type="float">
            <text:p>341092472750015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4575138" calcext:value-type="float">
            <text:p>238344094575138</text:p>
          </table:table-cell>
        </table:table-row>
        <table:table-row table:style-name="ro1">
          <table:table-cell office:value-type="float" office:value="102748398177528" calcext:value-type="float">
            <text:p>102748398177528</text:p>
          </table:table-cell>
          <table:table-cell office:value-type="float" office:value="20.002651" calcext:value-type="float">
            <text:p>20.002651</text:p>
          </table:table-cell>
          <table:table-cell table:formula="of:=[.E211]/1000000" office:value-type="float" office:value="0.000020141602" calcext:value-type="float">
            <text:p>2.0141602E-05</text:p>
          </table:table-cell>
          <table:table-cell office:value-type="float" office:value="341092492891617" calcext:value-type="float">
            <text:p>341092492891617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4714089" calcext:value-type="float">
            <text:p>238344094714089</text:p>
          </table:table-cell>
        </table:table-row>
        <table:table-row table:style-name="ro1">
          <table:table-cell office:value-type="float" office:value="102748421349540" calcext:value-type="float">
            <text:p>102748421349540</text:p>
          </table:table-cell>
          <table:table-cell office:value-type="float" office:value="23.172012" calcext:value-type="float">
            <text:p>23.172012</text:p>
          </table:table-cell>
          <table:table-cell table:formula="of:=[.E212]/1000000" office:value-type="float" office:value="0.000020141601" calcext:value-type="float">
            <text:p>2.0141601E-05</text:p>
          </table:table-cell>
          <table:table-cell office:value-type="float" office:value="341092513033218" calcext:value-type="float">
            <text:p>341092513033218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1683678" calcext:value-type="float">
            <text:p>238344091683678</text:p>
          </table:table-cell>
        </table:table-row>
        <table:table-row table:style-name="ro1">
          <table:table-cell office:value-type="float" office:value="102748438827783" calcext:value-type="float">
            <text:p>102748438827783</text:p>
          </table:table-cell>
          <table:table-cell office:value-type="float" office:value="17.478243" calcext:value-type="float">
            <text:p>17.478243</text:p>
          </table:table-cell>
          <table:table-cell table:formula="of:=[.E213]/1000000" office:value-type="float" office:value="0.00002017212" calcext:value-type="float">
            <text:p>2.017212E-05</text:p>
          </table:table-cell>
          <table:table-cell office:value-type="float" office:value="341092533205338" calcext:value-type="float">
            <text:p>341092533205338</text:p>
          </table:table-cell>
          <table:table-cell office:value-type="float" office:value="20.17212" calcext:value-type="float">
            <text:p>20.17212</text:p>
          </table:table-cell>
          <table:table-cell office:value-type="float" office:value="238344094377555" calcext:value-type="float">
            <text:p>238344094377555</text:p>
          </table:table-cell>
        </table:table-row>
        <table:table-row table:style-name="ro1">
          <table:table-cell office:value-type="float" office:value="102748458560835" calcext:value-type="float">
            <text:p>102748458560835</text:p>
          </table:table-cell>
          <table:table-cell office:value-type="float" office:value="19.733052" calcext:value-type="float">
            <text:p>19.733052</text:p>
          </table:table-cell>
          <table:table-cell table:formula="of:=[.E214]/1000000" office:value-type="float" office:value="0.000020141601" calcext:value-type="float">
            <text:p>2.0141601E-05</text:p>
          </table:table-cell>
          <table:table-cell office:value-type="float" office:value="341092553346939" calcext:value-type="float">
            <text:p>341092553346939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4786104" calcext:value-type="float">
            <text:p>238344094786104</text:p>
          </table:table-cell>
        </table:table-row>
        <table:table-row table:style-name="ro1">
          <table:table-cell office:value-type="float" office:value="102748478259427" calcext:value-type="float">
            <text:p>102748478259427</text:p>
          </table:table-cell>
          <table:table-cell office:value-type="float" office:value="19.698592" calcext:value-type="float">
            <text:p>19.698592</text:p>
          </table:table-cell>
          <table:table-cell table:formula="of:=[.E215]/1000000" office:value-type="float" office:value="0.000020080566" calcext:value-type="float">
            <text:p>2.0080566E-05</text:p>
          </table:table-cell>
          <table:table-cell office:value-type="float" office:value="341092573427505" calcext:value-type="float">
            <text:p>341092573427505</text:p>
          </table:table-cell>
          <table:table-cell office:value-type="float" office:value="20.080566" calcext:value-type="float">
            <text:p>20.080566</text:p>
          </table:table-cell>
          <table:table-cell office:value-type="float" office:value="238344095168078" calcext:value-type="float">
            <text:p>238344095168078</text:p>
          </table:table-cell>
        </table:table-row>
        <table:table-row table:style-name="ro1">
          <table:table-cell office:value-type="float" office:value="102748501176341" calcext:value-type="float">
            <text:p>102748501176341</text:p>
          </table:table-cell>
          <table:table-cell office:value-type="float" office:value="22.916914" calcext:value-type="float">
            <text:p>22.916914</text:p>
          </table:table-cell>
          <table:table-cell table:formula="of:=[.E216]/1000000" office:value-type="float" office:value="0.00002017212" calcext:value-type="float">
            <text:p>2.017212E-05</text:p>
          </table:table-cell>
          <table:table-cell office:value-type="float" office:value="341092593599625" calcext:value-type="float">
            <text:p>341092593599625</text:p>
          </table:table-cell>
          <table:table-cell office:value-type="float" office:value="20.17212" calcext:value-type="float">
            <text:p>20.17212</text:p>
          </table:table-cell>
          <table:table-cell office:value-type="float" office:value="238344092423284" calcext:value-type="float">
            <text:p>238344092423284</text:p>
          </table:table-cell>
        </table:table-row>
        <table:table-row table:style-name="ro1">
          <table:table-cell office:value-type="float" office:value="102748518997131" calcext:value-type="float">
            <text:p>102748518997131</text:p>
          </table:table-cell>
          <table:table-cell office:value-type="float" office:value="17.82079" calcext:value-type="float">
            <text:p>17.82079</text:p>
          </table:table-cell>
          <table:table-cell table:formula="of:=[.E217]/1000000" office:value-type="float" office:value="0.000020111084" calcext:value-type="float">
            <text:p>2.0111084E-05</text:p>
          </table:table-cell>
          <table:table-cell office:value-type="float" office:value="341092613710709" calcext:value-type="float">
            <text:p>341092613710709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4713578" calcext:value-type="float">
            <text:p>238344094713578</text:p>
          </table:table-cell>
        </table:table-row>
        <table:table-row table:style-name="ro1">
          <table:table-cell office:value-type="float" office:value="102748538790515" calcext:value-type="float">
            <text:p>102748538790515</text:p>
          </table:table-cell>
          <table:table-cell office:value-type="float" office:value="19.793384" calcext:value-type="float">
            <text:p>19.793384</text:p>
          </table:table-cell>
          <table:table-cell table:formula="of:=[.E218]/1000000" office:value-type="float" office:value="0.000020141601" calcext:value-type="float">
            <text:p>2.0141601E-05</text:p>
          </table:table-cell>
          <table:table-cell office:value-type="float" office:value="341092633852310" calcext:value-type="float">
            <text:p>341092633852310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5061795" calcext:value-type="float">
            <text:p>238344095061795</text:p>
          </table:table-cell>
        </table:table-row>
        <table:table-row table:style-name="ro1">
          <table:table-cell office:value-type="float" office:value="102748559625350" calcext:value-type="float">
            <text:p>102748559625350</text:p>
          </table:table-cell>
          <table:table-cell office:value-type="float" office:value="20.834835" calcext:value-type="float">
            <text:p>20.834835</text:p>
          </table:table-cell>
          <table:table-cell table:formula="of:=[.E219]/1000000" office:value-type="float" office:value="0.000020141602" calcext:value-type="float">
            <text:p>2.0141602E-05</text:p>
          </table:table-cell>
          <table:table-cell office:value-type="float" office:value="341092653993912" calcext:value-type="float">
            <text:p>341092653993912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4368562" calcext:value-type="float">
            <text:p>238344094368562</text:p>
          </table:table-cell>
        </table:table-row>
        <table:table-row table:style-name="ro1">
          <table:table-cell office:value-type="float" office:value="102748577790694" calcext:value-type="float">
            <text:p>102748577790694</text:p>
          </table:table-cell>
          <table:table-cell office:value-type="float" office:value="18.165344" calcext:value-type="float">
            <text:p>18.165344</text:p>
          </table:table-cell>
          <table:table-cell table:formula="of:=[.E220]/1000000" office:value-type="float" office:value="0.000020141601" calcext:value-type="float">
            <text:p>2.0141601E-05</text:p>
          </table:table-cell>
          <table:table-cell office:value-type="float" office:value="341092674135513" calcext:value-type="float">
            <text:p>341092674135513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6344819" calcext:value-type="float">
            <text:p>238344096344819</text:p>
          </table:table-cell>
        </table:table-row>
        <table:table-row table:style-name="ro1">
          <table:table-cell office:value-type="float" office:value="102748597681939" calcext:value-type="float">
            <text:p>102748597681939</text:p>
          </table:table-cell>
          <table:table-cell office:value-type="float" office:value="19.891245" calcext:value-type="float">
            <text:p>19.891245</text:p>
          </table:table-cell>
          <table:table-cell table:formula="of:=[.E221]/1000000" office:value-type="float" office:value="0.000020141602" calcext:value-type="float">
            <text:p>2.0141602E-05</text:p>
          </table:table-cell>
          <table:table-cell office:value-type="float" office:value="341092694277115" calcext:value-type="float">
            <text:p>341092694277115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6595176" calcext:value-type="float">
            <text:p>238344096595176</text:p>
          </table:table-cell>
        </table:table-row>
        <table:table-row table:style-name="ro1">
          <table:table-cell office:value-type="float" office:value="102748622729424" calcext:value-type="float">
            <text:p>102748622729424</text:p>
          </table:table-cell>
          <table:table-cell office:value-type="float" office:value="25.047485" calcext:value-type="float">
            <text:p>25.047485</text:p>
          </table:table-cell>
          <table:table-cell table:formula="of:=[.E222]/1000000" office:value-type="float" office:value="0.000020111084" calcext:value-type="float">
            <text:p>2.0111084E-05</text:p>
          </table:table-cell>
          <table:table-cell office:value-type="float" office:value="341092714388199" calcext:value-type="float">
            <text:p>341092714388199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1658775" calcext:value-type="float">
            <text:p>238344091658775</text:p>
          </table:table-cell>
        </table:table-row>
        <table:table-row table:style-name="ro1">
          <table:table-cell office:value-type="float" office:value="102748639306878" calcext:value-type="float">
            <text:p>102748639306878</text:p>
          </table:table-cell>
          <table:table-cell office:value-type="float" office:value="16.577454" calcext:value-type="float">
            <text:p>16.577454</text:p>
          </table:table-cell>
          <table:table-cell table:formula="of:=[.E223]/1000000" office:value-type="float" office:value="0.000020172119" calcext:value-type="float">
            <text:p>2.0172119E-05</text:p>
          </table:table-cell>
          <table:table-cell office:value-type="float" office:value="341092734560318" calcext:value-type="float">
            <text:p>341092734560318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5253440" calcext:value-type="float">
            <text:p>238344095253440</text:p>
          </table:table-cell>
        </table:table-row>
        <table:table-row table:style-name="ro1">
          <table:table-cell office:value-type="float" office:value="102748660073708" calcext:value-type="float">
            <text:p>102748660073708</text:p>
          </table:table-cell>
          <table:table-cell office:value-type="float" office:value="20.76683" calcext:value-type="float">
            <text:p>20.76683</text:p>
          </table:table-cell>
          <table:table-cell table:formula="of:=[.E224]/1000000" office:value-type="float" office:value="0.000020172119" calcext:value-type="float">
            <text:p>2.0172119E-05</text:p>
          </table:table-cell>
          <table:table-cell office:value-type="float" office:value="341092754732437" calcext:value-type="float">
            <text:p>341092754732437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4658729" calcext:value-type="float">
            <text:p>238344094658729</text:p>
          </table:table-cell>
        </table:table-row>
        <table:table-row table:style-name="ro1">
          <table:table-cell office:value-type="float" office:value="102748680476188" calcext:value-type="float">
            <text:p>102748680476188</text:p>
          </table:table-cell>
          <table:table-cell office:value-type="float" office:value="20.40248" calcext:value-type="float">
            <text:p>20.40248</text:p>
          </table:table-cell>
          <table:table-cell table:formula="of:=[.E225]/1000000" office:value-type="float" office:value="0.000020141602" calcext:value-type="float">
            <text:p>2.0141602E-05</text:p>
          </table:table-cell>
          <table:table-cell office:value-type="float" office:value="341092774874039" calcext:value-type="float">
            <text:p>341092774874039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4397851" calcext:value-type="float">
            <text:p>238344094397851</text:p>
          </table:table-cell>
        </table:table-row>
        <table:table-row table:style-name="ro1">
          <table:table-cell office:value-type="float" office:value="102748699460822" calcext:value-type="float">
            <text:p>102748699460822</text:p>
          </table:table-cell>
          <table:table-cell office:value-type="float" office:value="18.984634" calcext:value-type="float">
            <text:p>18.984634</text:p>
          </table:table-cell>
          <table:table-cell table:formula="of:=[.E226]/1000000" office:value-type="float" office:value="0.000020141601" calcext:value-type="float">
            <text:p>2.0141601E-05</text:p>
          </table:table-cell>
          <table:table-cell office:value-type="float" office:value="341092795015640" calcext:value-type="float">
            <text:p>341092795015640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5554818" calcext:value-type="float">
            <text:p>238344095554818</text:p>
          </table:table-cell>
        </table:table-row>
        <table:table-row table:style-name="ro1">
          <table:table-cell office:value-type="float" office:value="102748720907915" calcext:value-type="float">
            <text:p>102748720907915</text:p>
          </table:table-cell>
          <table:table-cell office:value-type="float" office:value="21.447093" calcext:value-type="float">
            <text:p>21.447093</text:p>
          </table:table-cell>
          <table:table-cell table:formula="of:=[.E227]/1000000" office:value-type="float" office:value="0.000020111084" calcext:value-type="float">
            <text:p>2.0111084E-05</text:p>
          </table:table-cell>
          <table:table-cell office:value-type="float" office:value="341092815126724" calcext:value-type="float">
            <text:p>341092815126724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4218809" calcext:value-type="float">
            <text:p>238344094218809</text:p>
          </table:table-cell>
        </table:table-row>
        <table:table-row table:style-name="ro1">
          <table:table-cell office:value-type="float" office:value="102748740552205" calcext:value-type="float">
            <text:p>102748740552205</text:p>
          </table:table-cell>
          <table:table-cell office:value-type="float" office:value="19.64429" calcext:value-type="float">
            <text:p>19.64429</text:p>
          </table:table-cell>
          <table:table-cell table:formula="of:=[.E228]/1000000" office:value-type="float" office:value="0.000020172119" calcext:value-type="float">
            <text:p>2.0172119E-05</text:p>
          </table:table-cell>
          <table:table-cell office:value-type="float" office:value="341092835298843" calcext:value-type="float">
            <text:p>341092835298843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4746638" calcext:value-type="float">
            <text:p>238344094746638</text:p>
          </table:table-cell>
        </table:table-row>
        <table:table-row table:style-name="ro1">
          <table:table-cell office:value-type="float" office:value="102748760801431" calcext:value-type="float">
            <text:p>102748760801431</text:p>
          </table:table-cell>
          <table:table-cell office:value-type="float" office:value="20.249226" calcext:value-type="float">
            <text:p>20.249226</text:p>
          </table:table-cell>
          <table:table-cell table:formula="of:=[.E229]/1000000" office:value-type="float" office:value="0.000020111084" calcext:value-type="float">
            <text:p>2.0111084E-05</text:p>
          </table:table-cell>
          <table:table-cell office:value-type="float" office:value="341092855409927" calcext:value-type="float">
            <text:p>341092855409927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4608496" calcext:value-type="float">
            <text:p>238344094608496</text:p>
          </table:table-cell>
        </table:table-row>
        <table:table-row table:style-name="ro1">
          <table:table-cell office:value-type="float" office:value="102748780707093" calcext:value-type="float">
            <text:p>102748780707093</text:p>
          </table:table-cell>
          <table:table-cell office:value-type="float" office:value="19.905662" calcext:value-type="float">
            <text:p>19.905662</text:p>
          </table:table-cell>
          <table:table-cell table:formula="of:=[.E230]/1000000" office:value-type="float" office:value="0.000020111084" calcext:value-type="float">
            <text:p>2.0111084E-05</text:p>
          </table:table-cell>
          <table:table-cell office:value-type="float" office:value="341092875521011" calcext:value-type="float">
            <text:p>341092875521011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4813918" calcext:value-type="float">
            <text:p>238344094813918</text:p>
          </table:table-cell>
        </table:table-row>
        <table:table-row table:style-name="ro1">
          <table:table-cell office:value-type="float" office:value="102748800596438" calcext:value-type="float">
            <text:p>102748800596438</text:p>
          </table:table-cell>
          <table:table-cell office:value-type="float" office:value="19.889345" calcext:value-type="float">
            <text:p>19.889345</text:p>
          </table:table-cell>
          <table:table-cell table:formula="of:=[.E231]/1000000" office:value-type="float" office:value="0.000020172119" calcext:value-type="float">
            <text:p>2.0172119E-05</text:p>
          </table:table-cell>
          <table:table-cell office:value-type="float" office:value="341092895693130" calcext:value-type="float">
            <text:p>341092895693130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5096692" calcext:value-type="float">
            <text:p>238344095096692</text:p>
          </table:table-cell>
        </table:table-row>
        <table:table-row table:style-name="ro1">
          <table:table-cell office:value-type="float" office:value="102748827933775" calcext:value-type="float">
            <text:p>102748827933775</text:p>
          </table:table-cell>
          <table:table-cell office:value-type="float" office:value="27.337337" calcext:value-type="float">
            <text:p>27.337337</text:p>
          </table:table-cell>
          <table:table-cell table:formula="of:=[.E232]/1000000" office:value-type="float" office:value="0.000020141602" calcext:value-type="float">
            <text:p>2.0141602E-05</text:p>
          </table:table-cell>
          <table:table-cell office:value-type="float" office:value="341092915834732" calcext:value-type="float">
            <text:p>341092915834732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87900957" calcext:value-type="float">
            <text:p>238344087900957</text:p>
          </table:table-cell>
        </table:table-row>
        <table:table-row table:style-name="ro1">
          <table:table-cell office:value-type="float" office:value="102748841422029" calcext:value-type="float">
            <text:p>102748841422029</text:p>
          </table:table-cell>
          <table:table-cell office:value-type="float" office:value="13.488254" calcext:value-type="float">
            <text:p>13.488254</text:p>
          </table:table-cell>
          <table:table-cell table:formula="of:=[.E233]/1000000" office:value-type="float" office:value="0.000020202637" calcext:value-type="float">
            <text:p>2.0202637E-05</text:p>
          </table:table-cell>
          <table:table-cell office:value-type="float" office:value="341092936037369" calcext:value-type="float">
            <text:p>341092936037369</text:p>
          </table:table-cell>
          <table:table-cell office:value-type="float" office:value="20.202637" calcext:value-type="float">
            <text:p>20.202637</text:p>
          </table:table-cell>
          <table:table-cell office:value-type="float" office:value="238344094615340" calcext:value-type="float">
            <text:p>238344094615340</text:p>
          </table:table-cell>
        </table:table-row>
        <table:table-row table:style-name="ro1">
          <table:table-cell office:value-type="float" office:value="102748861248692" calcext:value-type="float">
            <text:p>102748861248692</text:p>
          </table:table-cell>
          <table:table-cell office:value-type="float" office:value="19.826663" calcext:value-type="float">
            <text:p>19.826663</text:p>
          </table:table-cell>
          <table:table-cell table:formula="of:=[.E234]/1000000" office:value-type="float" office:value="0.000020111084" calcext:value-type="float">
            <text:p>2.0111084E-05</text:p>
          </table:table-cell>
          <table:table-cell office:value-type="float" office:value="341092956148453" calcext:value-type="float">
            <text:p>341092956148453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4899761" calcext:value-type="float">
            <text:p>238344094899761</text:p>
          </table:table-cell>
        </table:table-row>
        <table:table-row table:style-name="ro1">
          <table:table-cell office:value-type="float" office:value="102748881032758" calcext:value-type="float">
            <text:p>102748881032758</text:p>
          </table:table-cell>
          <table:table-cell office:value-type="float" office:value="19.784066" calcext:value-type="float">
            <text:p>19.784066</text:p>
          </table:table-cell>
          <table:table-cell table:formula="of:=[.E235]/1000000" office:value-type="float" office:value="0.000020111084" calcext:value-type="float">
            <text:p>2.0111084E-05</text:p>
          </table:table-cell>
          <table:table-cell office:value-type="float" office:value="341092976259537" calcext:value-type="float">
            <text:p>341092976259537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5226779" calcext:value-type="float">
            <text:p>238344095226779</text:p>
          </table:table-cell>
        </table:table-row>
        <table:table-row table:style-name="ro1">
          <table:table-cell office:value-type="float" office:value="102748902496237" calcext:value-type="float">
            <text:p>102748902496237</text:p>
          </table:table-cell>
          <table:table-cell office:value-type="float" office:value="21.463479" calcext:value-type="float">
            <text:p>21.463479</text:p>
          </table:table-cell>
          <table:table-cell table:formula="of:=[.E236]/1000000" office:value-type="float" office:value="0.000020141601" calcext:value-type="float">
            <text:p>2.0141601E-05</text:p>
          </table:table-cell>
          <table:table-cell office:value-type="float" office:value="341092996401138" calcext:value-type="float">
            <text:p>341092996401138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3904901" calcext:value-type="float">
            <text:p>238344093904901</text:p>
          </table:table-cell>
        </table:table-row>
        <table:table-row table:style-name="ro1">
          <table:table-cell office:value-type="float" office:value="102748921757072" calcext:value-type="float">
            <text:p>102748921757072</text:p>
          </table:table-cell>
          <table:table-cell office:value-type="float" office:value="19.260835" calcext:value-type="float">
            <text:p>19.260835</text:p>
          </table:table-cell>
          <table:table-cell table:formula="of:=[.E237]/1000000" office:value-type="float" office:value="0.000020141602" calcext:value-type="float">
            <text:p>2.0141602E-05</text:p>
          </table:table-cell>
          <table:table-cell office:value-type="float" office:value="341093016542740" calcext:value-type="float">
            <text:p>341093016542740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4785668" calcext:value-type="float">
            <text:p>238344094785668</text:p>
          </table:table-cell>
        </table:table-row>
        <table:table-row table:style-name="ro1">
          <table:table-cell office:value-type="float" office:value="102748941586984" calcext:value-type="float">
            <text:p>102748941586984</text:p>
          </table:table-cell>
          <table:table-cell office:value-type="float" office:value="19.829912" calcext:value-type="float">
            <text:p>19.829912</text:p>
          </table:table-cell>
          <table:table-cell table:formula="of:=[.E238]/1000000" office:value-type="float" office:value="0.000020141601" calcext:value-type="float">
            <text:p>2.0141601E-05</text:p>
          </table:table-cell>
          <table:table-cell office:value-type="float" office:value="341093036684341" calcext:value-type="float">
            <text:p>341093036684341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5097357" calcext:value-type="float">
            <text:p>238344095097357</text:p>
          </table:table-cell>
        </table:table-row>
        <table:table-row table:style-name="ro1">
          <table:table-cell office:value-type="float" office:value="102748962355104" calcext:value-type="float">
            <text:p>102748962355104</text:p>
          </table:table-cell>
          <table:table-cell office:value-type="float" office:value="20.76812" calcext:value-type="float">
            <text:p>20.76812</text:p>
          </table:table-cell>
          <table:table-cell table:formula="of:=[.E239]/1000000" office:value-type="float" office:value="0.000020111084" calcext:value-type="float">
            <text:p>2.0111084E-05</text:p>
          </table:table-cell>
          <table:table-cell office:value-type="float" office:value="341093056795425" calcext:value-type="float">
            <text:p>341093056795425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4440321" calcext:value-type="float">
            <text:p>238344094440321</text:p>
          </table:table-cell>
        </table:table-row>
        <table:table-row table:style-name="ro1">
          <table:table-cell office:value-type="float" office:value="102748982088362" calcext:value-type="float">
            <text:p>102748982088362</text:p>
          </table:table-cell>
          <table:table-cell office:value-type="float" office:value="19.733258" calcext:value-type="float">
            <text:p>19.733258</text:p>
          </table:table-cell>
          <table:table-cell table:formula="of:=[.E240]/1000000" office:value-type="float" office:value="0.000020233155" calcext:value-type="float">
            <text:p>2.0233155E-05</text:p>
          </table:table-cell>
          <table:table-cell office:value-type="float" office:value="341093077028580" calcext:value-type="float">
            <text:p>341093077028580</text:p>
          </table:table-cell>
          <table:table-cell office:value-type="float" office:value="20.233155" calcext:value-type="float">
            <text:p>20.233155</text:p>
          </table:table-cell>
          <table:table-cell office:value-type="float" office:value="238344094940218" calcext:value-type="float">
            <text:p>238344094940218</text:p>
          </table:table-cell>
        </table:table-row>
        <table:table-row table:style-name="ro1">
          <table:table-cell office:value-type="float" office:value="102749002908206" calcext:value-type="float">
            <text:p>102749002908206</text:p>
          </table:table-cell>
          <table:table-cell office:value-type="float" office:value="20.819844" calcext:value-type="float">
            <text:p>20.819844</text:p>
          </table:table-cell>
          <table:table-cell table:formula="of:=[.E241]/1000000" office:value-type="float" office:value="0.000020111084" calcext:value-type="float">
            <text:p>2.0111084E-05</text:p>
          </table:table-cell>
          <table:table-cell office:value-type="float" office:value="341093097139664" calcext:value-type="float">
            <text:p>341093097139664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4231458" calcext:value-type="float">
            <text:p>238344094231458</text:p>
          </table:table-cell>
        </table:table-row>
        <table:table-row table:style-name="ro1">
          <table:table-cell office:value-type="float" office:value="102749022406629" calcext:value-type="float">
            <text:p>102749022406629</text:p>
          </table:table-cell>
          <table:table-cell office:value-type="float" office:value="19.498423" calcext:value-type="float">
            <text:p>19.498423</text:p>
          </table:table-cell>
          <table:table-cell table:formula="of:=[.E242]/1000000" office:value-type="float" office:value="0.000020111084" calcext:value-type="float">
            <text:p>2.0111084E-05</text:p>
          </table:table-cell>
          <table:table-cell office:value-type="float" office:value="341093117250748" calcext:value-type="float">
            <text:p>341093117250748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4844119" calcext:value-type="float">
            <text:p>238344094844119</text:p>
          </table:table-cell>
        </table:table-row>
        <table:table-row table:style-name="ro1">
          <table:table-cell office:value-type="float" office:value="102749044944769" calcext:value-type="float">
            <text:p>102749044944769</text:p>
          </table:table-cell>
          <table:table-cell office:value-type="float" office:value="22.53814" calcext:value-type="float">
            <text:p>22.53814</text:p>
          </table:table-cell>
          <table:table-cell table:formula="of:=[.E243]/1000000" office:value-type="float" office:value="0.000020141601" calcext:value-type="float">
            <text:p>2.0141601E-05</text:p>
          </table:table-cell>
          <table:table-cell office:value-type="float" office:value="341093137392349" calcext:value-type="float">
            <text:p>341093137392349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2447580" calcext:value-type="float">
            <text:p>238344092447580</text:p>
          </table:table-cell>
        </table:table-row>
        <table:table-row table:style-name="ro1">
          <table:table-cell office:value-type="float" office:value="102749060444624" calcext:value-type="float">
            <text:p>102749060444624</text:p>
          </table:table-cell>
          <table:table-cell office:value-type="float" office:value="15.499855" calcext:value-type="float">
            <text:p>15.499855</text:p>
          </table:table-cell>
          <table:table-cell table:formula="of:=[.E244]/1000000" office:value-type="float" office:value="0.000020141602" calcext:value-type="float">
            <text:p>2.0141602E-05</text:p>
          </table:table-cell>
          <table:table-cell office:value-type="float" office:value="341093157533951" calcext:value-type="float">
            <text:p>341093157533951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7089327" calcext:value-type="float">
            <text:p>238344097089327</text:p>
          </table:table-cell>
        </table:table-row>
        <table:table-row table:style-name="ro1">
          <table:table-cell office:value-type="float" office:value="102749078138225" calcext:value-type="float">
            <text:p>102749078138225</text:p>
          </table:table-cell>
          <table:table-cell office:value-type="float" office:value="17.693601" calcext:value-type="float">
            <text:p>17.693601</text:p>
          </table:table-cell>
          <table:table-cell table:formula="of:=[.E245]/1000000" office:value-type="float" office:value="0.000020111084" calcext:value-type="float">
            <text:p>2.0111084E-05</text:p>
          </table:table-cell>
          <table:table-cell office:value-type="float" office:value="341093177645035" calcext:value-type="float">
            <text:p>341093177645035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9506810" calcext:value-type="float">
            <text:p>238344099506810</text:p>
          </table:table-cell>
        </table:table-row>
        <table:table-row table:style-name="ro1">
          <table:table-cell office:value-type="float" office:value="102749101990392" calcext:value-type="float">
            <text:p>102749101990392</text:p>
          </table:table-cell>
          <table:table-cell office:value-type="float" office:value="23.852167" calcext:value-type="float">
            <text:p>23.852167</text:p>
          </table:table-cell>
          <table:table-cell table:formula="of:=[.E246]/1000000" office:value-type="float" office:value="0.000020172119" calcext:value-type="float">
            <text:p>2.0172119E-05</text:p>
          </table:table-cell>
          <table:table-cell office:value-type="float" office:value="341093197817154" calcext:value-type="float">
            <text:p>341093197817154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5826762" calcext:value-type="float">
            <text:p>238344095826762</text:p>
          </table:table-cell>
        </table:table-row>
        <table:table-row table:style-name="ro1">
          <table:table-cell office:value-type="float" office:value="102749126762381" calcext:value-type="float">
            <text:p>102749126762381</text:p>
          </table:table-cell>
          <table:table-cell office:value-type="float" office:value="24.771989" calcext:value-type="float">
            <text:p>24.771989</text:p>
          </table:table-cell>
          <table:table-cell table:formula="of:=[.E247]/1000000" office:value-type="float" office:value="0.000020111084" calcext:value-type="float">
            <text:p>2.0111084E-05</text:p>
          </table:table-cell>
          <table:table-cell office:value-type="float" office:value="341093217928238" calcext:value-type="float">
            <text:p>341093217928238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1165857" calcext:value-type="float">
            <text:p>238344091165857</text:p>
          </table:table-cell>
        </table:table-row>
        <table:table-row table:style-name="ro1">
          <table:table-cell office:value-type="float" office:value="102749142685580" calcext:value-type="float">
            <text:p>102749142685580</text:p>
          </table:table-cell>
          <table:table-cell office:value-type="float" office:value="15.923199" calcext:value-type="float">
            <text:p>15.923199</text:p>
          </table:table-cell>
          <table:table-cell table:formula="of:=[.E248]/1000000" office:value-type="float" office:value="0.000020172119" calcext:value-type="float">
            <text:p>2.0172119E-05</text:p>
          </table:table-cell>
          <table:table-cell office:value-type="float" office:value="341093238100357" calcext:value-type="float">
            <text:p>341093238100357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5414777" calcext:value-type="float">
            <text:p>238344095414777</text:p>
          </table:table-cell>
        </table:table-row>
        <table:table-row table:style-name="ro1">
          <table:table-cell office:value-type="float" office:value="102749160797604" calcext:value-type="float">
            <text:p>102749160797604</text:p>
          </table:table-cell>
          <table:table-cell office:value-type="float" office:value="18.112024" calcext:value-type="float">
            <text:p>18.112024</text:p>
          </table:table-cell>
          <table:table-cell table:formula="of:=[.E249]/1000000" office:value-type="float" office:value="0.000020111084" calcext:value-type="float">
            <text:p>2.0111084E-05</text:p>
          </table:table-cell>
          <table:table-cell office:value-type="float" office:value="341093258211441" calcext:value-type="float">
            <text:p>341093258211441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7413837" calcext:value-type="float">
            <text:p>238344097413837</text:p>
          </table:table-cell>
        </table:table-row>
        <table:table-row table:style-name="ro1">
          <table:table-cell office:value-type="float" office:value="102749180861286" calcext:value-type="float">
            <text:p>102749180861286</text:p>
          </table:table-cell>
          <table:table-cell office:value-type="float" office:value="20.063682" calcext:value-type="float">
            <text:p>20.063682</text:p>
          </table:table-cell>
          <table:table-cell table:formula="of:=[.E250]/1000000" office:value-type="float" office:value="0.000020141602" calcext:value-type="float">
            <text:p>2.0141602E-05</text:p>
          </table:table-cell>
          <table:table-cell office:value-type="float" office:value="341093278353043" calcext:value-type="float">
            <text:p>341093278353043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7491757" calcext:value-type="float">
            <text:p>238344097491757</text:p>
          </table:table-cell>
        </table:table-row>
        <table:table-row table:style-name="ro1">
          <table:table-cell office:value-type="float" office:value="102749201861796" calcext:value-type="float">
            <text:p>102749201861796</text:p>
          </table:table-cell>
          <table:table-cell office:value-type="float" office:value="21.00051" calcext:value-type="float">
            <text:p>21.00051</text:p>
          </table:table-cell>
          <table:table-cell table:formula="of:=[.E251]/1000000" office:value-type="float" office:value="0.000020172119" calcext:value-type="float">
            <text:p>2.0172119E-05</text:p>
          </table:table-cell>
          <table:table-cell office:value-type="float" office:value="341093298525162" calcext:value-type="float">
            <text:p>341093298525162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6663366" calcext:value-type="float">
            <text:p>238344096663366</text:p>
          </table:table-cell>
        </table:table-row>
        <table:table-row table:style-name="ro1">
          <table:table-cell office:value-type="float" office:value="102749223360805" calcext:value-type="float">
            <text:p>102749223360805</text:p>
          </table:table-cell>
          <table:table-cell office:value-type="float" office:value="21.499009" calcext:value-type="float">
            <text:p>21.499009</text:p>
          </table:table-cell>
          <table:table-cell table:formula="of:=[.E252]/1000000" office:value-type="float" office:value="0.000020111084" calcext:value-type="float">
            <text:p>2.0111084E-05</text:p>
          </table:table-cell>
          <table:table-cell office:value-type="float" office:value="341093318636246" calcext:value-type="float">
            <text:p>341093318636246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5275441" calcext:value-type="float">
            <text:p>238344095275441</text:p>
          </table:table-cell>
        </table:table-row>
        <table:table-row table:style-name="ro1">
          <table:table-cell office:value-type="float" office:value="102749243456789" calcext:value-type="float">
            <text:p>102749243456789</text:p>
          </table:table-cell>
          <table:table-cell office:value-type="float" office:value="20.095984" calcext:value-type="float">
            <text:p>20.095984</text:p>
          </table:table-cell>
          <table:table-cell table:formula="of:=[.E253]/1000000" office:value-type="float" office:value="0.000020172119" calcext:value-type="float">
            <text:p>2.0172119E-05</text:p>
          </table:table-cell>
          <table:table-cell office:value-type="float" office:value="341093338808365" calcext:value-type="float">
            <text:p>341093338808365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5351576" calcext:value-type="float">
            <text:p>238344095351576</text:p>
          </table:table-cell>
        </table:table-row>
        <table:table-row table:style-name="ro1">
          <table:table-cell office:value-type="float" office:value="102749264395917" calcext:value-type="float">
            <text:p>102749264395917</text:p>
          </table:table-cell>
          <table:table-cell office:value-type="float" office:value="20.939128" calcext:value-type="float">
            <text:p>20.939128</text:p>
          </table:table-cell>
          <table:table-cell table:formula="of:=[.E254]/1000000" office:value-type="float" office:value="0.000020141601" calcext:value-type="float">
            <text:p>2.0141601E-05</text:p>
          </table:table-cell>
          <table:table-cell office:value-type="float" office:value="341093358949966" calcext:value-type="float">
            <text:p>341093358949966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4554049" calcext:value-type="float">
            <text:p>238344094554049</text:p>
          </table:table-cell>
        </table:table-row>
        <table:table-row table:style-name="ro1">
          <table:table-cell office:value-type="float" office:value="102749284774257" calcext:value-type="float">
            <text:p>102749284774257</text:p>
          </table:table-cell>
          <table:table-cell office:value-type="float" office:value="20.37834" calcext:value-type="float">
            <text:p>20.37834</text:p>
          </table:table-cell>
          <table:table-cell table:formula="of:=[.E255]/1000000" office:value-type="float" office:value="0.000020141602" calcext:value-type="float">
            <text:p>2.0141602E-05</text:p>
          </table:table-cell>
          <table:table-cell office:value-type="float" office:value="341093379091568" calcext:value-type="float">
            <text:p>341093379091568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4317311" calcext:value-type="float">
            <text:p>238344094317311</text:p>
          </table:table-cell>
        </table:table-row>
        <table:table-row table:style-name="ro1">
          <table:table-cell office:value-type="float" office:value="102749304577891" calcext:value-type="float">
            <text:p>102749304577891</text:p>
          </table:table-cell>
          <table:table-cell office:value-type="float" office:value="19.803634" calcext:value-type="float">
            <text:p>19.803634</text:p>
          </table:table-cell>
          <table:table-cell table:formula="of:=[.E256]/1000000" office:value-type="float" office:value="0.000020111084" calcext:value-type="float">
            <text:p>2.0111084E-05</text:p>
          </table:table-cell>
          <table:table-cell office:value-type="float" office:value="341093399202652" calcext:value-type="float">
            <text:p>341093399202652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4624761" calcext:value-type="float">
            <text:p>238344094624761</text:p>
          </table:table-cell>
        </table:table-row>
        <table:table-row table:style-name="ro1">
          <table:table-cell office:value-type="float" office:value="102749324063454" calcext:value-type="float">
            <text:p>102749324063454</text:p>
          </table:table-cell>
          <table:table-cell office:value-type="float" office:value="19.485563" calcext:value-type="float">
            <text:p>19.485563</text:p>
          </table:table-cell>
          <table:table-cell table:formula="of:=[.E257]/1000000" office:value-type="float" office:value="0.000020141602" calcext:value-type="float">
            <text:p>2.0141602E-05</text:p>
          </table:table-cell>
          <table:table-cell office:value-type="float" office:value="341093419344254" calcext:value-type="float">
            <text:p>341093419344254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280800" calcext:value-type="float">
            <text:p>238344095280800</text:p>
          </table:table-cell>
        </table:table-row>
        <table:table-row table:style-name="ro1">
          <table:table-cell office:value-type="float" office:value="102749344397583" calcext:value-type="float">
            <text:p>102749344397583</text:p>
          </table:table-cell>
          <table:table-cell office:value-type="float" office:value="20.334129" calcext:value-type="float">
            <text:p>20.334129</text:p>
          </table:table-cell>
          <table:table-cell table:formula="of:=[.E258]/1000000" office:value-type="float" office:value="0.000020172119" calcext:value-type="float">
            <text:p>2.0172119E-05</text:p>
          </table:table-cell>
          <table:table-cell office:value-type="float" office:value="341093439516373" calcext:value-type="float">
            <text:p>341093439516373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5118790" calcext:value-type="float">
            <text:p>238344095118790</text:p>
          </table:table-cell>
        </table:table-row>
        <table:table-row table:style-name="ro1">
          <table:table-cell office:value-type="float" office:value="102749364523617" calcext:value-type="float">
            <text:p>102749364523617</text:p>
          </table:table-cell>
          <table:table-cell office:value-type="float" office:value="20.126034" calcext:value-type="float">
            <text:p>20.126034</text:p>
          </table:table-cell>
          <table:table-cell table:formula="of:=[.E259]/1000000" office:value-type="float" office:value="0.000020111084" calcext:value-type="float">
            <text:p>2.0111084E-05</text:p>
          </table:table-cell>
          <table:table-cell office:value-type="float" office:value="341093459627457" calcext:value-type="float">
            <text:p>341093459627457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5103840" calcext:value-type="float">
            <text:p>238344095103840</text:p>
          </table:table-cell>
        </table:table-row>
        <table:table-row table:style-name="ro1">
          <table:table-cell office:value-type="float" office:value="102749384879224" calcext:value-type="float">
            <text:p>102749384879224</text:p>
          </table:table-cell>
          <table:table-cell office:value-type="float" office:value="20.355607" calcext:value-type="float">
            <text:p>20.355607</text:p>
          </table:table-cell>
          <table:table-cell table:formula="of:=[.E260]/1000000" office:value-type="float" office:value="0.000020172119" calcext:value-type="float">
            <text:p>2.0172119E-05</text:p>
          </table:table-cell>
          <table:table-cell office:value-type="float" office:value="341093479799576" calcext:value-type="float">
            <text:p>341093479799576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4920352" calcext:value-type="float">
            <text:p>238344094920352</text:p>
          </table:table-cell>
        </table:table-row>
        <table:table-row table:style-name="ro1">
          <table:table-cell office:value-type="float" office:value="102749405087791" calcext:value-type="float">
            <text:p>102749405087791</text:p>
          </table:table-cell>
          <table:table-cell office:value-type="float" office:value="20.208567" calcext:value-type="float">
            <text:p>20.208567</text:p>
          </table:table-cell>
          <table:table-cell table:formula="of:=[.E261]/1000000" office:value-type="float" office:value="0.000020172119" calcext:value-type="float">
            <text:p>2.0172119E-05</text:p>
          </table:table-cell>
          <table:table-cell office:value-type="float" office:value="341093499971695" calcext:value-type="float">
            <text:p>341093499971695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4883904" calcext:value-type="float">
            <text:p>238344094883904</text:p>
          </table:table-cell>
        </table:table-row>
        <table:table-row table:style-name="ro1">
          <table:table-cell office:value-type="float" office:value="102749425395611" calcext:value-type="float">
            <text:p>102749425395611</text:p>
          </table:table-cell>
          <table:table-cell office:value-type="float" office:value="20.30782" calcext:value-type="float">
            <text:p>20.30782</text:p>
          </table:table-cell>
          <table:table-cell table:formula="of:=[.E262]/1000000" office:value-type="float" office:value="0.000020141602" calcext:value-type="float">
            <text:p>2.0141602E-05</text:p>
          </table:table-cell>
          <table:table-cell office:value-type="float" office:value="341093520113297" calcext:value-type="float">
            <text:p>341093520113297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4717686" calcext:value-type="float">
            <text:p>238344094717686</text:p>
          </table:table-cell>
        </table:table-row>
        <table:table-row table:style-name="ro1">
          <table:table-cell office:value-type="float" office:value="102749445328672" calcext:value-type="float">
            <text:p>102749445328672</text:p>
          </table:table-cell>
          <table:table-cell office:value-type="float" office:value="19.933061" calcext:value-type="float">
            <text:p>19.933061</text:p>
          </table:table-cell>
          <table:table-cell table:formula="of:=[.E263]/1000000" office:value-type="float" office:value="0.000020111083" calcext:value-type="float">
            <text:p>2.0111083E-05</text:p>
          </table:table-cell>
          <table:table-cell office:value-type="float" office:value="341093540224380" calcext:value-type="float">
            <text:p>341093540224380</text:p>
          </table:table-cell>
          <table:table-cell office:value-type="float" office:value="20.111083" calcext:value-type="float">
            <text:p>20.111083</text:p>
          </table:table-cell>
          <table:table-cell office:value-type="float" office:value="238344094895708" calcext:value-type="float">
            <text:p>238344094895708</text:p>
          </table:table-cell>
        </table:table-row>
        <table:table-row table:style-name="ro1">
          <table:table-cell office:value-type="float" office:value="102749465066386" calcext:value-type="float">
            <text:p>102749465066386</text:p>
          </table:table-cell>
          <table:table-cell office:value-type="float" office:value="19.737714" calcext:value-type="float">
            <text:p>19.737714</text:p>
          </table:table-cell>
          <table:table-cell table:formula="of:=[.E264]/1000000" office:value-type="float" office:value="0.000020111084" calcext:value-type="float">
            <text:p>2.0111084E-05</text:p>
          </table:table-cell>
          <table:table-cell office:value-type="float" office:value="341093560335464" calcext:value-type="float">
            <text:p>341093560335464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5269078" calcext:value-type="float">
            <text:p>238344095269078</text:p>
          </table:table-cell>
        </table:table-row>
        <table:table-row table:style-name="ro1">
          <table:table-cell office:value-type="float" office:value="102749493611845" calcext:value-type="float">
            <text:p>102749493611845</text:p>
          </table:table-cell>
          <table:table-cell office:value-type="float" office:value="28.545459" calcext:value-type="float">
            <text:p>28.545459</text:p>
          </table:table-cell>
          <table:table-cell table:formula="of:=[.E265]/1000000" office:value-type="float" office:value="0.00002017212" calcext:value-type="float">
            <text:p>2.017212E-05</text:p>
          </table:table-cell>
          <table:table-cell office:value-type="float" office:value="341093580507584" calcext:value-type="float">
            <text:p>341093580507584</text:p>
          </table:table-cell>
          <table:table-cell office:value-type="float" office:value="20.17212" calcext:value-type="float">
            <text:p>20.17212</text:p>
          </table:table-cell>
          <table:table-cell office:value-type="float" office:value="238344086895739" calcext:value-type="float">
            <text:p>238344086895739</text:p>
          </table:table-cell>
        </table:table-row>
        <table:table-row table:style-name="ro1">
          <table:table-cell office:value-type="float" office:value="102749511069950" calcext:value-type="float">
            <text:p>102749511069950</text:p>
          </table:table-cell>
          <table:table-cell office:value-type="float" office:value="17.458105" calcext:value-type="float">
            <text:p>17.458105</text:p>
          </table:table-cell>
          <table:table-cell table:formula="of:=[.E266]/1000000" office:value-type="float" office:value="0.000020141601" calcext:value-type="float">
            <text:p>2.0141601E-05</text:p>
          </table:table-cell>
          <table:table-cell office:value-type="float" office:value="341093600649185" calcext:value-type="float">
            <text:p>341093600649185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89579235" calcext:value-type="float">
            <text:p>238344089579235</text:p>
          </table:table-cell>
        </table:table-row>
        <table:table-row table:style-name="ro1">
          <table:table-cell office:value-type="float" office:value="102749524867857" calcext:value-type="float">
            <text:p>102749524867857</text:p>
          </table:table-cell>
          <table:table-cell office:value-type="float" office:value="13.797907" calcext:value-type="float">
            <text:p>13.797907</text:p>
          </table:table-cell>
          <table:table-cell table:formula="of:=[.E267]/1000000" office:value-type="float" office:value="0.000020111084" calcext:value-type="float">
            <text:p>2.0111084E-05</text:p>
          </table:table-cell>
          <table:table-cell office:value-type="float" office:value="341093620760269" calcext:value-type="float">
            <text:p>341093620760269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5892412" calcext:value-type="float">
            <text:p>238344095892412</text:p>
          </table:table-cell>
        </table:table-row>
        <table:table-row table:style-name="ro1">
          <table:table-cell office:value-type="float" office:value="102749545050367" calcext:value-type="float">
            <text:p>102749545050367</text:p>
          </table:table-cell>
          <table:table-cell office:value-type="float" office:value="20.18251" calcext:value-type="float">
            <text:p>20.18251</text:p>
          </table:table-cell>
          <table:table-cell table:formula="of:=[.E268]/1000000" office:value-type="float" office:value="0.000020172119" calcext:value-type="float">
            <text:p>2.0172119E-05</text:p>
          </table:table-cell>
          <table:table-cell office:value-type="float" office:value="341093640932388" calcext:value-type="float">
            <text:p>341093640932388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5882021" calcext:value-type="float">
            <text:p>238344095882021</text:p>
          </table:table-cell>
        </table:table-row>
        <table:table-row table:style-name="ro1">
          <table:table-cell office:value-type="float" office:value="102749572270878" calcext:value-type="float">
            <text:p>102749572270878</text:p>
          </table:table-cell>
          <table:table-cell office:value-type="float" office:value="27.220511" calcext:value-type="float">
            <text:p>27.220511</text:p>
          </table:table-cell>
          <table:table-cell table:formula="of:=[.E269]/1000000" office:value-type="float" office:value="0.000020141602" calcext:value-type="float">
            <text:p>2.0141602E-05</text:p>
          </table:table-cell>
          <table:table-cell office:value-type="float" office:value="341093661073990" calcext:value-type="float">
            <text:p>341093661073990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88803112" calcext:value-type="float">
            <text:p>238344088803112</text:p>
          </table:table-cell>
        </table:table-row>
        <table:table-row table:style-name="ro1">
          <table:table-cell office:value-type="float" office:value="102749584580178" calcext:value-type="float">
            <text:p>102749584580178</text:p>
          </table:table-cell>
          <table:table-cell office:value-type="float" office:value="12.3093" calcext:value-type="float">
            <text:p>12.3093</text:p>
          </table:table-cell>
          <table:table-cell table:formula="of:=[.E270]/1000000" office:value-type="float" office:value="0.000020111084" calcext:value-type="float">
            <text:p>2.0111084E-05</text:p>
          </table:table-cell>
          <table:table-cell office:value-type="float" office:value="341093681185074" calcext:value-type="float">
            <text:p>341093681185074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6604896" calcext:value-type="float">
            <text:p>238344096604896</text:p>
          </table:table-cell>
        </table:table-row>
        <table:table-row table:style-name="ro1">
          <table:table-cell office:value-type="float" office:value="102749604905152" calcext:value-type="float">
            <text:p>102749604905152</text:p>
          </table:table-cell>
          <table:table-cell office:value-type="float" office:value="20.324974" calcext:value-type="float">
            <text:p>20.324974</text:p>
          </table:table-cell>
          <table:table-cell table:formula="of:=[.E271]/1000000" office:value-type="float" office:value="0.000020172119" calcext:value-type="float">
            <text:p>2.0172119E-05</text:p>
          </table:table-cell>
          <table:table-cell office:value-type="float" office:value="341093701357193" calcext:value-type="float">
            <text:p>341093701357193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6452041" calcext:value-type="float">
            <text:p>238344096452041</text:p>
          </table:table-cell>
        </table:table-row>
        <table:table-row table:style-name="ro1">
          <table:table-cell office:value-type="float" office:value="102749625712878" calcext:value-type="float">
            <text:p>102749625712878</text:p>
          </table:table-cell>
          <table:table-cell office:value-type="float" office:value="20.807726" calcext:value-type="float">
            <text:p>20.807726</text:p>
          </table:table-cell>
          <table:table-cell table:formula="of:=[.E272]/1000000" office:value-type="float" office:value="0.000020141602" calcext:value-type="float">
            <text:p>2.0141602E-05</text:p>
          </table:table-cell>
          <table:table-cell office:value-type="float" office:value="341093721498795" calcext:value-type="float">
            <text:p>341093721498795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785917" calcext:value-type="float">
            <text:p>238344095785917</text:p>
          </table:table-cell>
        </table:table-row>
        <table:table-row table:style-name="ro1">
          <table:table-cell office:value-type="float" office:value="102749645865150" calcext:value-type="float">
            <text:p>102749645865150</text:p>
          </table:table-cell>
          <table:table-cell office:value-type="float" office:value="20.152272" calcext:value-type="float">
            <text:p>20.152272</text:p>
          </table:table-cell>
          <table:table-cell table:formula="of:=[.E273]/1000000" office:value-type="float" office:value="0.000020141601" calcext:value-type="float">
            <text:p>2.0141601E-05</text:p>
          </table:table-cell>
          <table:table-cell office:value-type="float" office:value="341093741640396" calcext:value-type="float">
            <text:p>341093741640396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5775246" calcext:value-type="float">
            <text:p>238344095775246</text:p>
          </table:table-cell>
        </table:table-row>
        <table:table-row table:style-name="ro1">
          <table:table-cell office:value-type="float" office:value="102749666241345" calcext:value-type="float">
            <text:p>102749666241345</text:p>
          </table:table-cell>
          <table:table-cell office:value-type="float" office:value="20.376195" calcext:value-type="float">
            <text:p>20.376195</text:p>
          </table:table-cell>
          <table:table-cell table:formula="of:=[.E274]/1000000" office:value-type="float" office:value="0.000020172119" calcext:value-type="float">
            <text:p>2.0172119E-05</text:p>
          </table:table-cell>
          <table:table-cell office:value-type="float" office:value="341093761812515" calcext:value-type="float">
            <text:p>341093761812515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5571170" calcext:value-type="float">
            <text:p>238344095571170</text:p>
          </table:table-cell>
        </table:table-row>
        <table:table-row table:style-name="ro1">
          <table:table-cell office:value-type="float" office:value="102749686275544" calcext:value-type="float">
            <text:p>102749686275544</text:p>
          </table:table-cell>
          <table:table-cell office:value-type="float" office:value="20.034199" calcext:value-type="float">
            <text:p>20.034199</text:p>
          </table:table-cell>
          <table:table-cell table:formula="of:=[.E275]/1000000" office:value-type="float" office:value="0.000020141602" calcext:value-type="float">
            <text:p>2.0141602E-05</text:p>
          </table:table-cell>
          <table:table-cell office:value-type="float" office:value="341093781954117" calcext:value-type="float">
            <text:p>341093781954117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678573" calcext:value-type="float">
            <text:p>238344095678573</text:p>
          </table:table-cell>
        </table:table-row>
        <table:table-row table:style-name="ro1">
          <table:table-cell office:value-type="float" office:value="102749706475963" calcext:value-type="float">
            <text:p>102749706475963</text:p>
          </table:table-cell>
          <table:table-cell office:value-type="float" office:value="20.200419" calcext:value-type="float">
            <text:p>20.200419</text:p>
          </table:table-cell>
          <table:table-cell table:formula="of:=[.E276]/1000000" office:value-type="float" office:value="0.000020141601" calcext:value-type="float">
            <text:p>2.0141601E-05</text:p>
          </table:table-cell>
          <table:table-cell office:value-type="float" office:value="341093802095718" calcext:value-type="float">
            <text:p>341093802095718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5619755" calcext:value-type="float">
            <text:p>238344095619755</text:p>
          </table:table-cell>
        </table:table-row>
        <table:table-row table:style-name="ro1">
          <table:table-cell office:value-type="float" office:value="102749726911137" calcext:value-type="float">
            <text:p>102749726911137</text:p>
          </table:table-cell>
          <table:table-cell office:value-type="float" office:value="20.435174" calcext:value-type="float">
            <text:p>20.435174</text:p>
          </table:table-cell>
          <table:table-cell table:formula="of:=[.E277]/1000000" office:value-type="float" office:value="0.00002017212" calcext:value-type="float">
            <text:p>2.017212E-05</text:p>
          </table:table-cell>
          <table:table-cell office:value-type="float" office:value="341093822267838" calcext:value-type="float">
            <text:p>341093822267838</text:p>
          </table:table-cell>
          <table:table-cell office:value-type="float" office:value="20.17212" calcext:value-type="float">
            <text:p>20.17212</text:p>
          </table:table-cell>
          <table:table-cell office:value-type="float" office:value="238344095356701" calcext:value-type="float">
            <text:p>238344095356701</text:p>
          </table:table-cell>
        </table:table-row>
        <table:table-row table:style-name="ro1">
          <table:table-cell office:value-type="float" office:value="102749746325975" calcext:value-type="float">
            <text:p>102749746325975</text:p>
          </table:table-cell>
          <table:table-cell office:value-type="float" office:value="19.414838" calcext:value-type="float">
            <text:p>19.414838</text:p>
          </table:table-cell>
          <table:table-cell table:formula="of:=[.E278]/1000000" office:value-type="float" office:value="0.000020111084" calcext:value-type="float">
            <text:p>2.0111084E-05</text:p>
          </table:table-cell>
          <table:table-cell office:value-type="float" office:value="341093842378922" calcext:value-type="float">
            <text:p>341093842378922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6052947" calcext:value-type="float">
            <text:p>238344096052947</text:p>
          </table:table-cell>
        </table:table-row>
        <table:table-row table:style-name="ro1">
          <table:table-cell office:value-type="float" office:value="102749765902932" calcext:value-type="float">
            <text:p>102749765902932</text:p>
          </table:table-cell>
          <table:table-cell office:value-type="float" office:value="19.576957" calcext:value-type="float">
            <text:p>19.576957</text:p>
          </table:table-cell>
          <table:table-cell table:formula="of:=[.E279]/1000000" office:value-type="float" office:value="0.000020111083" calcext:value-type="float">
            <text:p>2.0111083E-05</text:p>
          </table:table-cell>
          <table:table-cell office:value-type="float" office:value="341093862490005" calcext:value-type="float">
            <text:p>341093862490005</text:p>
          </table:table-cell>
          <table:table-cell office:value-type="float" office:value="20.111083" calcext:value-type="float">
            <text:p>20.111083</text:p>
          </table:table-cell>
          <table:table-cell office:value-type="float" office:value="238344096587073" calcext:value-type="float">
            <text:p>238344096587073</text:p>
          </table:table-cell>
        </table:table-row>
        <table:table-row table:style-name="ro1">
          <table:table-cell office:value-type="float" office:value="102749786119781" calcext:value-type="float">
            <text:p>102749786119781</text:p>
          </table:table-cell>
          <table:table-cell office:value-type="float" office:value="20.216849" calcext:value-type="float">
            <text:p>20.216849</text:p>
          </table:table-cell>
          <table:table-cell table:formula="of:=[.E280]/1000000" office:value-type="float" office:value="0.000020141602" calcext:value-type="float">
            <text:p>2.0141602E-05</text:p>
          </table:table-cell>
          <table:table-cell office:value-type="float" office:value="341093882631607" calcext:value-type="float">
            <text:p>341093882631607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6511826" calcext:value-type="float">
            <text:p>238344096511826</text:p>
          </table:table-cell>
        </table:table-row>
        <table:table-row table:style-name="ro1">
          <table:table-cell office:value-type="float" office:value="102749807796003" calcext:value-type="float">
            <text:p>102749807796003</text:p>
          </table:table-cell>
          <table:table-cell office:value-type="float" office:value="21.676222" calcext:value-type="float">
            <text:p>21.676222</text:p>
          </table:table-cell>
          <table:table-cell table:formula="of:=[.E281]/1000000" office:value-type="float" office:value="0.000020111084" calcext:value-type="float">
            <text:p>2.0111084E-05</text:p>
          </table:table-cell>
          <table:table-cell office:value-type="float" office:value="341093902742691" calcext:value-type="float">
            <text:p>341093902742691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4946688" calcext:value-type="float">
            <text:p>238344094946688</text:p>
          </table:table-cell>
        </table:table-row>
        <table:table-row table:style-name="ro1">
          <table:table-cell office:value-type="float" office:value="102749828064728" calcext:value-type="float">
            <text:p>102749828064728</text:p>
          </table:table-cell>
          <table:table-cell office:value-type="float" office:value="20.268725" calcext:value-type="float">
            <text:p>20.268725</text:p>
          </table:table-cell>
          <table:table-cell table:formula="of:=[.E282]/1000000" office:value-type="float" office:value="0.000020172119" calcext:value-type="float">
            <text:p>2.0172119E-05</text:p>
          </table:table-cell>
          <table:table-cell office:value-type="float" office:value="341093922914810" calcext:value-type="float">
            <text:p>341093922914810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4850082" calcext:value-type="float">
            <text:p>238344094850082</text:p>
          </table:table-cell>
        </table:table-row>
        <table:table-row table:style-name="ro1">
          <table:table-cell office:value-type="float" office:value="102749847777641" calcext:value-type="float">
            <text:p>102749847777641</text:p>
          </table:table-cell>
          <table:table-cell office:value-type="float" office:value="19.712913" calcext:value-type="float">
            <text:p>19.712913</text:p>
          </table:table-cell>
          <table:table-cell table:formula="of:=[.E283]/1000000" office:value-type="float" office:value="0.000020141602" calcext:value-type="float">
            <text:p>2.0141602E-05</text:p>
          </table:table-cell>
          <table:table-cell office:value-type="float" office:value="341093943056412" calcext:value-type="float">
            <text:p>341093943056412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278771" calcext:value-type="float">
            <text:p>238344095278771</text:p>
          </table:table-cell>
        </table:table-row>
        <table:table-row table:style-name="ro1">
          <table:table-cell office:value-type="float" office:value="102749867956587" calcext:value-type="float">
            <text:p>102749867956587</text:p>
          </table:table-cell>
          <table:table-cell office:value-type="float" office:value="20.178946" calcext:value-type="float">
            <text:p>20.178946</text:p>
          </table:table-cell>
          <table:table-cell table:formula="of:=[.E284]/1000000" office:value-type="float" office:value="0.000020141601" calcext:value-type="float">
            <text:p>2.0141601E-05</text:p>
          </table:table-cell>
          <table:table-cell office:value-type="float" office:value="341093963198013" calcext:value-type="float">
            <text:p>341093963198013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5241426" calcext:value-type="float">
            <text:p>238344095241426</text:p>
          </table:table-cell>
        </table:table-row>
        <table:table-row table:style-name="ro1">
          <table:table-cell office:value-type="float" office:value="102749888787433" calcext:value-type="float">
            <text:p>102749888787433</text:p>
          </table:table-cell>
          <table:table-cell office:value-type="float" office:value="20.830846" calcext:value-type="float">
            <text:p>20.830846</text:p>
          </table:table-cell>
          <table:table-cell table:formula="of:=[.E285]/1000000" office:value-type="float" office:value="0.000020141602" calcext:value-type="float">
            <text:p>2.0141602E-05</text:p>
          </table:table-cell>
          <table:table-cell office:value-type="float" office:value="341093983339615" calcext:value-type="float">
            <text:p>341093983339615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4552182" calcext:value-type="float">
            <text:p>238344094552182</text:p>
          </table:table-cell>
        </table:table-row>
        <table:table-row table:style-name="ro1">
          <table:table-cell office:value-type="float" office:value="102749908210134" calcext:value-type="float">
            <text:p>102749908210134</text:p>
          </table:table-cell>
          <table:table-cell office:value-type="float" office:value="19.422701" calcext:value-type="float">
            <text:p>19.422701</text:p>
          </table:table-cell>
          <table:table-cell table:formula="of:=[.E286]/1000000" office:value-type="float" office:value="0.000020141601" calcext:value-type="float">
            <text:p>2.0141601E-05</text:p>
          </table:table-cell>
          <table:table-cell office:value-type="float" office:value="341094003481216" calcext:value-type="float">
            <text:p>341094003481216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5271082" calcext:value-type="float">
            <text:p>238344095271082</text:p>
          </table:table-cell>
        </table:table-row>
        <table:table-row table:style-name="ro1">
          <table:table-cell office:value-type="float" office:value="102749928198523" calcext:value-type="float">
            <text:p>102749928198523</text:p>
          </table:table-cell>
          <table:table-cell office:value-type="float" office:value="19.988389" calcext:value-type="float">
            <text:p>19.988389</text:p>
          </table:table-cell>
          <table:table-cell table:formula="of:=[.E287]/1000000" office:value-type="float" office:value="0.000020141602" calcext:value-type="float">
            <text:p>2.0141602E-05</text:p>
          </table:table-cell>
          <table:table-cell office:value-type="float" office:value="341094023622818" calcext:value-type="float">
            <text:p>341094023622818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424295" calcext:value-type="float">
            <text:p>238344095424295</text:p>
          </table:table-cell>
        </table:table-row>
        <table:table-row table:style-name="ro1">
          <table:table-cell office:value-type="float" office:value="102749948452528" calcext:value-type="float">
            <text:p>102749948452528</text:p>
          </table:table-cell>
          <table:table-cell office:value-type="float" office:value="20.254005" calcext:value-type="float">
            <text:p>20.254005</text:p>
          </table:table-cell>
          <table:table-cell table:formula="of:=[.E288]/1000000" office:value-type="float" office:value="0.000020141602" calcext:value-type="float">
            <text:p>2.0141602E-05</text:p>
          </table:table-cell>
          <table:table-cell office:value-type="float" office:value="341094043764420" calcext:value-type="float">
            <text:p>341094043764420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311892" calcext:value-type="float">
            <text:p>238344095311892</text:p>
          </table:table-cell>
        </table:table-row>
        <table:table-row table:style-name="ro1">
          <table:table-cell office:value-type="float" office:value="102749968620937" calcext:value-type="float">
            <text:p>102749968620937</text:p>
          </table:table-cell>
          <table:table-cell office:value-type="float" office:value="20.168409" calcext:value-type="float">
            <text:p>20.168409</text:p>
          </table:table-cell>
          <table:table-cell table:formula="of:=[.E289]/1000000" office:value-type="float" office:value="0.000020141601" calcext:value-type="float">
            <text:p>2.0141601E-05</text:p>
          </table:table-cell>
          <table:table-cell office:value-type="float" office:value="341094063906021" calcext:value-type="float">
            <text:p>341094063906021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5285084" calcext:value-type="float">
            <text:p>238344095285084</text:p>
          </table:table-cell>
        </table:table-row>
        <table:table-row table:style-name="ro1">
          <table:table-cell office:value-type="float" office:value="102749994870405" calcext:value-type="float">
            <text:p>102749994870405</text:p>
          </table:table-cell>
          <table:table-cell office:value-type="float" office:value="26.249468" calcext:value-type="float">
            <text:p>26.249468</text:p>
          </table:table-cell>
          <table:table-cell table:formula="of:=[.E290]/1000000" office:value-type="float" office:value="0.000020141602" calcext:value-type="float">
            <text:p>2.0141602E-05</text:p>
          </table:table-cell>
          <table:table-cell office:value-type="float" office:value="341094084047623" calcext:value-type="float">
            <text:p>341094084047623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89177218" calcext:value-type="float">
            <text:p>238344089177218</text:p>
          </table:table-cell>
        </table:table-row>
        <table:table-row table:style-name="ro1">
          <table:table-cell office:value-type="float" office:value="102750009584940" calcext:value-type="float">
            <text:p>102750009584940</text:p>
          </table:table-cell>
          <table:table-cell office:value-type="float" office:value="14.714535" calcext:value-type="float">
            <text:p>14.714535</text:p>
          </table:table-cell>
          <table:table-cell table:formula="of:=[.E291]/1000000" office:value-type="float" office:value="0.000020172119" calcext:value-type="float">
            <text:p>2.0172119E-05</text:p>
          </table:table-cell>
          <table:table-cell office:value-type="float" office:value="341094104219742" calcext:value-type="float">
            <text:p>341094104219742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4634802" calcext:value-type="float">
            <text:p>238344094634802</text:p>
          </table:table-cell>
        </table:table-row>
        <table:table-row table:style-name="ro1">
          <table:table-cell office:value-type="float" office:value="102750027257470" calcext:value-type="float">
            <text:p>102750027257470</text:p>
          </table:table-cell>
          <table:table-cell office:value-type="float" office:value="17.67253" calcext:value-type="float">
            <text:p>17.67253</text:p>
          </table:table-cell>
          <table:table-cell table:formula="of:=[.E292]/1000000" office:value-type="float" office:value="0.000020111084" calcext:value-type="float">
            <text:p>2.0111084E-05</text:p>
          </table:table-cell>
          <table:table-cell office:value-type="float" office:value="341094124330826" calcext:value-type="float">
            <text:p>341094124330826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7073356" calcext:value-type="float">
            <text:p>238344097073356</text:p>
          </table:table-cell>
        </table:table-row>
        <table:table-row table:style-name="ro1">
          <table:table-cell office:value-type="float" office:value="102750048092437" calcext:value-type="float">
            <text:p>102750048092437</text:p>
          </table:table-cell>
          <table:table-cell office:value-type="float" office:value="20.834967" calcext:value-type="float">
            <text:p>20.834967</text:p>
          </table:table-cell>
          <table:table-cell table:formula="of:=[.E293]/1000000" office:value-type="float" office:value="0.000020141601" calcext:value-type="float">
            <text:p>2.0141601E-05</text:p>
          </table:table-cell>
          <table:table-cell office:value-type="float" office:value="341094144472427" calcext:value-type="float">
            <text:p>341094144472427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6379990" calcext:value-type="float">
            <text:p>238344096379990</text:p>
          </table:table-cell>
        </table:table-row>
        <table:table-row table:style-name="ro1">
          <table:table-cell office:value-type="float" office:value="102750064280326" calcext:value-type="float">
            <text:p>102750064280326</text:p>
          </table:table-cell>
          <table:table-cell office:value-type="float" office:value="16.187889" calcext:value-type="float">
            <text:p>16.187889</text:p>
          </table:table-cell>
          <table:table-cell table:formula="of:=[.E294]/1000000" office:value-type="float" office:value="0.000020141602" calcext:value-type="float">
            <text:p>2.0141602E-05</text:p>
          </table:table-cell>
          <table:table-cell office:value-type="float" office:value="341094164614029" calcext:value-type="float">
            <text:p>341094164614029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100333703" calcext:value-type="float">
            <text:p>238344100333703</text:p>
          </table:table-cell>
        </table:table-row>
        <table:table-row table:style-name="ro1">
          <table:table-cell office:value-type="float" office:value="102750084326492" calcext:value-type="float">
            <text:p>102750084326492</text:p>
          </table:table-cell>
          <table:table-cell office:value-type="float" office:value="20.046166" calcext:value-type="float">
            <text:p>20.046166</text:p>
          </table:table-cell>
          <table:table-cell table:formula="of:=[.E295]/1000000" office:value-type="float" office:value="0.000020141601" calcext:value-type="float">
            <text:p>2.0141601E-05</text:p>
          </table:table-cell>
          <table:table-cell office:value-type="float" office:value="341094184755630" calcext:value-type="float">
            <text:p>341094184755630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100429138" calcext:value-type="float">
            <text:p>238344100429138</text:p>
          </table:table-cell>
        </table:table-row>
        <table:table-row table:style-name="ro1">
          <table:table-cell office:value-type="float" office:value="102750108594000" calcext:value-type="float">
            <text:p>102750108594000</text:p>
          </table:table-cell>
          <table:table-cell office:value-type="float" office:value="24.267508" calcext:value-type="float">
            <text:p>24.267508</text:p>
          </table:table-cell>
          <table:table-cell table:formula="of:=[.E296]/1000000" office:value-type="float" office:value="0.000020141602" calcext:value-type="float">
            <text:p>2.0141602E-05</text:p>
          </table:table-cell>
          <table:table-cell office:value-type="float" office:value="341094204897232" calcext:value-type="float">
            <text:p>341094204897232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6303232" calcext:value-type="float">
            <text:p>238344096303232</text:p>
          </table:table-cell>
        </table:table-row>
        <table:table-row table:style-name="ro1">
          <table:table-cell office:value-type="float" office:value="102750130536842" calcext:value-type="float">
            <text:p>102750130536842</text:p>
          </table:table-cell>
          <table:table-cell office:value-type="float" office:value="21.942842" calcext:value-type="float">
            <text:p>21.942842</text:p>
          </table:table-cell>
          <table:table-cell table:formula="of:=[.E297]/1000000" office:value-type="float" office:value="0.000020111084" calcext:value-type="float">
            <text:p>2.0111084E-05</text:p>
          </table:table-cell>
          <table:table-cell office:value-type="float" office:value="341094225008316" calcext:value-type="float">
            <text:p>341094225008316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4471474" calcext:value-type="float">
            <text:p>238344094471474</text:p>
          </table:table-cell>
        </table:table-row>
        <table:table-row table:style-name="ro1">
          <table:table-cell office:value-type="float" office:value="102750145190560" calcext:value-type="float">
            <text:p>102750145190560</text:p>
          </table:table-cell>
          <table:table-cell office:value-type="float" office:value="14.653718" calcext:value-type="float">
            <text:p>14.653718</text:p>
          </table:table-cell>
          <table:table-cell table:formula="of:=[.E298]/1000000" office:value-type="float" office:value="0.000020172119" calcext:value-type="float">
            <text:p>2.0172119E-05</text:p>
          </table:table-cell>
          <table:table-cell office:value-type="float" office:value="341094245180435" calcext:value-type="float">
            <text:p>341094245180435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9989875" calcext:value-type="float">
            <text:p>238344099989875</text:p>
          </table:table-cell>
        </table:table-row>
        <table:table-row table:style-name="ro1">
          <table:table-cell office:value-type="float" office:value="102750165402909" calcext:value-type="float">
            <text:p>102750165402909</text:p>
          </table:table-cell>
          <table:table-cell office:value-type="float" office:value="20.212349" calcext:value-type="float">
            <text:p>20.212349</text:p>
          </table:table-cell>
          <table:table-cell table:formula="of:=[.E299]/1000000" office:value-type="float" office:value="0.000020141602" calcext:value-type="float">
            <text:p>2.0141602E-05</text:p>
          </table:table-cell>
          <table:table-cell office:value-type="float" office:value="341094265322037" calcext:value-type="float">
            <text:p>341094265322037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9919128" calcext:value-type="float">
            <text:p>238344099919128</text:p>
          </table:table-cell>
        </table:table-row>
        <table:table-row table:style-name="ro1">
          <table:table-cell office:value-type="float" office:value="102750185328435" calcext:value-type="float">
            <text:p>102750185328435</text:p>
          </table:table-cell>
          <table:table-cell office:value-type="float" office:value="19.925526" calcext:value-type="float">
            <text:p>19.925526</text:p>
          </table:table-cell>
          <table:table-cell table:formula="of:=[.E300]/1000000" office:value-type="float" office:value="0.000020111084" calcext:value-type="float">
            <text:p>2.0111084E-05</text:p>
          </table:table-cell>
          <table:table-cell office:value-type="float" office:value="341094285433121" calcext:value-type="float">
            <text:p>341094285433121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100104686" calcext:value-type="float">
            <text:p>238344100104686</text:p>
          </table:table-cell>
        </table:table-row>
        <table:table-row table:style-name="ro1">
          <table:table-cell office:value-type="float" office:value="102750210001211" calcext:value-type="float">
            <text:p>102750210001211</text:p>
          </table:table-cell>
          <table:table-cell office:value-type="float" office:value="24.672776" calcext:value-type="float">
            <text:p>24.672776</text:p>
          </table:table-cell>
          <table:table-cell table:formula="of:=[.E301]/1000000" office:value-type="float" office:value="0.000020172119" calcext:value-type="float">
            <text:p>2.0172119E-05</text:p>
          </table:table-cell>
          <table:table-cell office:value-type="float" office:value="341094305605240" calcext:value-type="float">
            <text:p>341094305605240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5604029" calcext:value-type="float">
            <text:p>238344095604029</text:p>
          </table:table-cell>
        </table:table-row>
        <table:table-row table:style-name="ro1">
          <table:table-cell office:value-type="float" office:value="102750230612505" calcext:value-type="float">
            <text:p>102750230612505</text:p>
          </table:table-cell>
          <table:table-cell office:value-type="float" office:value="20.611294" calcext:value-type="float">
            <text:p>20.611294</text:p>
          </table:table-cell>
          <table:table-cell table:formula="of:=[.E302]/1000000" office:value-type="float" office:value="0.000020141601" calcext:value-type="float">
            <text:p>2.0141601E-05</text:p>
          </table:table-cell>
          <table:table-cell office:value-type="float" office:value="341094325746841" calcext:value-type="float">
            <text:p>341094325746841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5134336" calcext:value-type="float">
            <text:p>238344095134336</text:p>
          </table:table-cell>
        </table:table-row>
        <table:table-row table:style-name="ro1">
          <table:table-cell office:value-type="float" office:value="102750250760402" calcext:value-type="float">
            <text:p>102750250760402</text:p>
          </table:table-cell>
          <table:table-cell office:value-type="float" office:value="20.147897" calcext:value-type="float">
            <text:p>20.147897</text:p>
          </table:table-cell>
          <table:table-cell table:formula="of:=[.E303]/1000000" office:value-type="float" office:value="0.00002017212" calcext:value-type="float">
            <text:p>2.017212E-05</text:p>
          </table:table-cell>
          <table:table-cell office:value-type="float" office:value="341094345918961" calcext:value-type="float">
            <text:p>341094345918961</text:p>
          </table:table-cell>
          <table:table-cell office:value-type="float" office:value="20.17212" calcext:value-type="float">
            <text:p>20.17212</text:p>
          </table:table-cell>
          <table:table-cell office:value-type="float" office:value="238344095158559" calcext:value-type="float">
            <text:p>238344095158559</text:p>
          </table:table-cell>
        </table:table-row>
        <table:table-row table:style-name="ro1">
          <table:table-cell office:value-type="float" office:value="102750271866327" calcext:value-type="float">
            <text:p>102750271866327</text:p>
          </table:table-cell>
          <table:table-cell office:value-type="float" office:value="21.105925" calcext:value-type="float">
            <text:p>21.105925</text:p>
          </table:table-cell>
          <table:table-cell table:formula="of:=[.E304]/1000000" office:value-type="float" office:value="0.000021423339" calcext:value-type="float">
            <text:p>2.1423339E-05</text:p>
          </table:table-cell>
          <table:table-cell office:value-type="float" office:value="341094367342300" calcext:value-type="float">
            <text:p>341094367342300</text:p>
          </table:table-cell>
          <table:table-cell office:value-type="float" office:value="21.423339" calcext:value-type="float">
            <text:p>21.423339</text:p>
          </table:table-cell>
          <table:table-cell office:value-type="float" office:value="238344095475973" calcext:value-type="float">
            <text:p>238344095475973</text:p>
          </table:table-cell>
        </table:table-row>
        <table:table-row table:style-name="ro1">
          <table:table-cell office:value-type="float" office:value="102750292619345" calcext:value-type="float">
            <text:p>102750292619345</text:p>
          </table:table-cell>
          <table:table-cell office:value-type="float" office:value="20.753018" calcext:value-type="float">
            <text:p>20.753018</text:p>
          </table:table-cell>
          <table:table-cell table:formula="of:=[.E305]/1000000" office:value-type="float" office:value="0.000020019532" calcext:value-type="float">
            <text:p>2.0019532E-05</text:p>
          </table:table-cell>
          <table:table-cell office:value-type="float" office:value="341094387361832" calcext:value-type="float">
            <text:p>341094387361832</text:p>
          </table:table-cell>
          <table:table-cell office:value-type="float" office:value="20.019532" calcext:value-type="float">
            <text:p>20.019532</text:p>
          </table:table-cell>
          <table:table-cell office:value-type="float" office:value="238344094742487" calcext:value-type="float">
            <text:p>238344094742487</text:p>
          </table:table-cell>
        </table:table-row>
        <table:table-row table:style-name="ro1">
          <table:table-cell office:value-type="float" office:value="102750318934264" calcext:value-type="float">
            <text:p>102750318934264</text:p>
          </table:table-cell>
          <table:table-cell office:value-type="float" office:value="26.314919" calcext:value-type="float">
            <text:p>26.314919</text:p>
          </table:table-cell>
          <table:table-cell table:formula="of:=[.E306]/1000000" office:value-type="float" office:value="0.000020111084" calcext:value-type="float">
            <text:p>2.0111084E-05</text:p>
          </table:table-cell>
          <table:table-cell office:value-type="float" office:value="341094407472916" calcext:value-type="float">
            <text:p>341094407472916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88538652" calcext:value-type="float">
            <text:p>238344088538652</text:p>
          </table:table-cell>
        </table:table-row>
        <table:table-row table:style-name="ro1">
          <table:table-cell office:value-type="float" office:value="102750336844250" calcext:value-type="float">
            <text:p>102750336844250</text:p>
          </table:table-cell>
          <table:table-cell office:value-type="float" office:value="17.909986" calcext:value-type="float">
            <text:p>17.909986</text:p>
          </table:table-cell>
          <table:table-cell table:formula="of:=[.E307]/1000000" office:value-type="float" office:value="0.000020172119" calcext:value-type="float">
            <text:p>2.0172119E-05</text:p>
          </table:table-cell>
          <table:table-cell office:value-type="float" office:value="341094427645035" calcext:value-type="float">
            <text:p>341094427645035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0800785" calcext:value-type="float">
            <text:p>238344090800785</text:p>
          </table:table-cell>
        </table:table-row>
        <table:table-row table:style-name="ro1">
          <table:table-cell office:value-type="float" office:value="102750348966043" calcext:value-type="float">
            <text:p>102750348966043</text:p>
          </table:table-cell>
          <table:table-cell office:value-type="float" office:value="12.121793" calcext:value-type="float">
            <text:p>12.121793</text:p>
          </table:table-cell>
          <table:table-cell table:formula="of:=[.E308]/1000000" office:value-type="float" office:value="0.000020019531" calcext:value-type="float">
            <text:p>2.0019531E-05</text:p>
          </table:table-cell>
          <table:table-cell office:value-type="float" office:value="341094447664566" calcext:value-type="float">
            <text:p>341094447664566</text:p>
          </table:table-cell>
          <table:table-cell office:value-type="float" office:value="20.019531" calcext:value-type="float">
            <text:p>20.019531</text:p>
          </table:table-cell>
          <table:table-cell office:value-type="float" office:value="238344098698523" calcext:value-type="float">
            <text:p>238344098698523</text:p>
          </table:table-cell>
        </table:table-row>
        <table:table-row table:style-name="ro1">
          <table:table-cell office:value-type="float" office:value="102750367447734" calcext:value-type="float">
            <text:p>102750367447734</text:p>
          </table:table-cell>
          <table:table-cell office:value-type="float" office:value="18.481691" calcext:value-type="float">
            <text:p>18.481691</text:p>
          </table:table-cell>
          <table:table-cell table:formula="of:=[.E309]/1000000" office:value-type="float" office:value="0.000020080566" calcext:value-type="float">
            <text:p>2.0080566E-05</text:p>
          </table:table-cell>
          <table:table-cell office:value-type="float" office:value="341094467745132" calcext:value-type="float">
            <text:p>341094467745132</text:p>
          </table:table-cell>
          <table:table-cell office:value-type="float" office:value="20.080566" calcext:value-type="float">
            <text:p>20.080566</text:p>
          </table:table-cell>
          <table:table-cell office:value-type="float" office:value="238344100297398" calcext:value-type="float">
            <text:p>238344100297398</text:p>
          </table:table-cell>
        </table:table-row>
        <table:table-row table:style-name="ro1">
          <table:table-cell office:value-type="float" office:value="102750386953862" calcext:value-type="float">
            <text:p>102750386953862</text:p>
          </table:table-cell>
          <table:table-cell office:value-type="float" office:value="19.506128" calcext:value-type="float">
            <text:p>19.506128</text:p>
          </table:table-cell>
          <table:table-cell table:formula="of:=[.E310]/1000000" office:value-type="float" office:value="0.00001928711" calcext:value-type="float">
            <text:p>1.928711E-05</text:p>
          </table:table-cell>
          <table:table-cell office:value-type="float" office:value="341094487032242" calcext:value-type="float">
            <text:p>341094487032242</text:p>
          </table:table-cell>
          <table:table-cell office:value-type="float" office:value="19.28711" calcext:value-type="float">
            <text:p>19.28711</text:p>
          </table:table-cell>
          <table:table-cell office:value-type="float" office:value="238344100078380" calcext:value-type="float">
            <text:p>238344100078380</text:p>
          </table:table-cell>
        </table:table-row>
        <table:table-row table:style-name="ro1">
          <table:table-cell office:value-type="float" office:value="102750410726563" calcext:value-type="float">
            <text:p>102750410726563</text:p>
          </table:table-cell>
          <table:table-cell office:value-type="float" office:value="23.772701" calcext:value-type="float">
            <text:p>23.772701</text:p>
          </table:table-cell>
          <table:table-cell table:formula="of:=[.E311]/1000000" office:value-type="float" office:value="0.000020172119" calcext:value-type="float">
            <text:p>2.0172119E-05</text:p>
          </table:table-cell>
          <table:table-cell office:value-type="float" office:value="341094507204361" calcext:value-type="float">
            <text:p>341094507204361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6477798" calcext:value-type="float">
            <text:p>238344096477798</text:p>
          </table:table-cell>
        </table:table-row>
        <table:table-row table:style-name="ro1">
          <table:table-cell office:value-type="float" office:value="102750432192122" calcext:value-type="float">
            <text:p>102750432192122</text:p>
          </table:table-cell>
          <table:table-cell office:value-type="float" office:value="21.465559" calcext:value-type="float">
            <text:p>21.465559</text:p>
          </table:table-cell>
          <table:table-cell table:formula="of:=[.E312]/1000000" office:value-type="float" office:value="0.000020202637" calcext:value-type="float">
            <text:p>2.0202637E-05</text:p>
          </table:table-cell>
          <table:table-cell office:value-type="float" office:value="341094527406998" calcext:value-type="float">
            <text:p>341094527406998</text:p>
          </table:table-cell>
          <table:table-cell office:value-type="float" office:value="20.202637" calcext:value-type="float">
            <text:p>20.202637</text:p>
          </table:table-cell>
          <table:table-cell office:value-type="float" office:value="238344095214876" calcext:value-type="float">
            <text:p>238344095214876</text:p>
          </table:table-cell>
        </table:table-row>
        <table:table-row table:style-name="ro1">
          <table:table-cell office:value-type="float" office:value="102750447279170" calcext:value-type="float">
            <text:p>102750447279170</text:p>
          </table:table-cell>
          <table:table-cell office:value-type="float" office:value="15.087048" calcext:value-type="float">
            <text:p>15.087048</text:p>
          </table:table-cell>
          <table:table-cell table:formula="of:=[.E313]/1000000" office:value-type="float" office:value="0.000019989013" calcext:value-type="float">
            <text:p>0.000019989</text:p>
          </table:table-cell>
          <table:table-cell office:value-type="float" office:value="341094547396011" calcext:value-type="float">
            <text:p>341094547396011</text:p>
          </table:table-cell>
          <table:table-cell office:value-type="float" office:value="19.989013" calcext:value-type="float">
            <text:p>19.989013</text:p>
          </table:table-cell>
          <table:table-cell office:value-type="float" office:value="238344100116841" calcext:value-type="float">
            <text:p>238344100116841</text:p>
          </table:table-cell>
        </table:table-row>
        <table:table-row table:style-name="ro1">
          <table:table-cell office:value-type="float" office:value="102750468200676" calcext:value-type="float">
            <text:p>102750468200676</text:p>
          </table:table-cell>
          <table:table-cell office:value-type="float" office:value="20.921506" calcext:value-type="float">
            <text:p>20.921506</text:p>
          </table:table-cell>
          <table:table-cell table:formula="of:=[.E314]/1000000" office:value-type="float" office:value="0.00002029419" calcext:value-type="float">
            <text:p>2.029419E-05</text:p>
          </table:table-cell>
          <table:table-cell office:value-type="float" office:value="341094567690201" calcext:value-type="float">
            <text:p>341094567690201</text:p>
          </table:table-cell>
          <table:table-cell office:value-type="float" office:value="20.29419" calcext:value-type="float">
            <text:p>20.29419</text:p>
          </table:table-cell>
          <table:table-cell office:value-type="float" office:value="238344099489525" calcext:value-type="float">
            <text:p>238344099489525</text:p>
          </table:table-cell>
        </table:table-row>
        <table:table-row table:style-name="ro1">
          <table:table-cell office:value-type="float" office:value="102750491826263" calcext:value-type="float">
            <text:p>102750491826263</text:p>
          </table:table-cell>
          <table:table-cell office:value-type="float" office:value="23.625587" calcext:value-type="float">
            <text:p>23.625587</text:p>
          </table:table-cell>
          <table:table-cell table:formula="of:=[.E315]/1000000" office:value-type="float" office:value="0.000020141601" calcext:value-type="float">
            <text:p>2.0141601E-05</text:p>
          </table:table-cell>
          <table:table-cell office:value-type="float" office:value="341094587831802" calcext:value-type="float">
            <text:p>341094587831802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6005539" calcext:value-type="float">
            <text:p>238344096005539</text:p>
          </table:table-cell>
        </table:table-row>
        <table:table-row table:style-name="ro1">
          <table:table-cell office:value-type="float" office:value="102750511066783" calcext:value-type="float">
            <text:p>102750511066783</text:p>
          </table:table-cell>
          <table:table-cell office:value-type="float" office:value="19.24052" calcext:value-type="float">
            <text:p>19.24052</text:p>
          </table:table-cell>
          <table:table-cell table:formula="of:=[.E316]/1000000" office:value-type="float" office:value="0.000020019532" calcext:value-type="float">
            <text:p>2.0019532E-05</text:p>
          </table:table-cell>
          <table:table-cell office:value-type="float" office:value="341094607851334" calcext:value-type="float">
            <text:p>341094607851334</text:p>
          </table:table-cell>
          <table:table-cell office:value-type="float" office:value="20.019532" calcext:value-type="float">
            <text:p>20.019532</text:p>
          </table:table-cell>
          <table:table-cell office:value-type="float" office:value="238344096784551" calcext:value-type="float">
            <text:p>238344096784551</text:p>
          </table:table-cell>
        </table:table-row>
        <table:table-row table:style-name="ro1">
          <table:table-cell office:value-type="float" office:value="102750539352432" calcext:value-type="float">
            <text:p>102750539352432</text:p>
          </table:table-cell>
          <table:table-cell office:value-type="float" office:value="28.285649" calcext:value-type="float">
            <text:p>28.285649</text:p>
          </table:table-cell>
          <table:table-cell table:formula="of:=[.E317]/1000000" office:value-type="float" office:value="0.000020172119" calcext:value-type="float">
            <text:p>2.0172119E-05</text:p>
          </table:table-cell>
          <table:table-cell office:value-type="float" office:value="341094628023453" calcext:value-type="float">
            <text:p>341094628023453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88671021" calcext:value-type="float">
            <text:p>238344088671021</text:p>
          </table:table-cell>
        </table:table-row>
        <table:table-row table:style-name="ro1">
          <table:table-cell office:value-type="float" office:value="102750550054111" calcext:value-type="float">
            <text:p>102750550054111</text:p>
          </table:table-cell>
          <table:table-cell office:value-type="float" office:value="10.701679" calcext:value-type="float">
            <text:p>10.701679</text:p>
          </table:table-cell>
          <table:table-cell table:formula="of:=[.E318]/1000000" office:value-type="float" office:value="0.000020202636" calcext:value-type="float">
            <text:p>2.0202636E-05</text:p>
          </table:table-cell>
          <table:table-cell office:value-type="float" office:value="341094648226089" calcext:value-type="float">
            <text:p>341094648226089</text:p>
          </table:table-cell>
          <table:table-cell office:value-type="float" office:value="20.202636" calcext:value-type="float">
            <text:p>20.202636</text:p>
          </table:table-cell>
          <table:table-cell office:value-type="float" office:value="238344098171978" calcext:value-type="float">
            <text:p>238344098171978</text:p>
          </table:table-cell>
        </table:table-row>
        <table:table-row table:style-name="ro1">
          <table:table-cell office:value-type="float" office:value="102750568404641" calcext:value-type="float">
            <text:p>102750568404641</text:p>
          </table:table-cell>
          <table:table-cell office:value-type="float" office:value="18.35053" calcext:value-type="float">
            <text:p>18.35053</text:p>
          </table:table-cell>
          <table:table-cell table:formula="of:=[.E319]/1000000" office:value-type="float" office:value="0.000020050049" calcext:value-type="float">
            <text:p>0.00002005</text:p>
          </table:table-cell>
          <table:table-cell office:value-type="float" office:value="341094668276138" calcext:value-type="float">
            <text:p>341094668276138</text:p>
          </table:table-cell>
          <table:table-cell office:value-type="float" office:value="20.050049" calcext:value-type="float">
            <text:p>20.050049</text:p>
          </table:table-cell>
          <table:table-cell office:value-type="float" office:value="238344099871497" calcext:value-type="float">
            <text:p>238344099871497</text:p>
          </table:table-cell>
        </table:table-row>
        <table:table-row table:style-name="ro1">
          <table:table-cell office:value-type="float" office:value="102750592352658" calcext:value-type="float">
            <text:p>102750592352658</text:p>
          </table:table-cell>
          <table:table-cell office:value-type="float" office:value="23.948017" calcext:value-type="float">
            <text:p>23.948017</text:p>
          </table:table-cell>
          <table:table-cell table:formula="of:=[.E320]/1000000" office:value-type="float" office:value="0.000020202637" calcext:value-type="float">
            <text:p>2.0202637E-05</text:p>
          </table:table-cell>
          <table:table-cell office:value-type="float" office:value="341094688478775" calcext:value-type="float">
            <text:p>341094688478775</text:p>
          </table:table-cell>
          <table:table-cell office:value-type="float" office:value="20.202637" calcext:value-type="float">
            <text:p>20.202637</text:p>
          </table:table-cell>
          <table:table-cell office:value-type="float" office:value="238344096126117" calcext:value-type="float">
            <text:p>238344096126117</text:p>
          </table:table-cell>
        </table:table-row>
        <table:table-row table:style-name="ro1">
          <table:table-cell office:value-type="float" office:value="102750613673070" calcext:value-type="float">
            <text:p>102750613673070</text:p>
          </table:table-cell>
          <table:table-cell office:value-type="float" office:value="21.320412" calcext:value-type="float">
            <text:p>21.320412</text:p>
          </table:table-cell>
          <table:table-cell table:formula="of:=[.E321]/1000000" office:value-type="float" office:value="0.000020172119" calcext:value-type="float">
            <text:p>2.0172119E-05</text:p>
          </table:table-cell>
          <table:table-cell office:value-type="float" office:value="341094708650894" calcext:value-type="float">
            <text:p>341094708650894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4977824" calcext:value-type="float">
            <text:p>238344094977824</text:p>
          </table:table-cell>
        </table:table-row>
        <table:table-row table:style-name="ro1">
          <table:table-cell office:value-type="float" office:value="102750634163640" calcext:value-type="float">
            <text:p>102750634163640</text:p>
          </table:table-cell>
          <table:table-cell office:value-type="float" office:value="20.49057" calcext:value-type="float">
            <text:p>20.49057</text:p>
          </table:table-cell>
          <table:table-cell table:formula="of:=[.E322]/1000000" office:value-type="float" office:value="0.000020172119" calcext:value-type="float">
            <text:p>2.0172119E-05</text:p>
          </table:table-cell>
          <table:table-cell office:value-type="float" office:value="341094728823013" calcext:value-type="float">
            <text:p>341094728823013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4659373" calcext:value-type="float">
            <text:p>238344094659373</text:p>
          </table:table-cell>
        </table:table-row>
        <table:table-row table:style-name="ro1">
          <table:table-cell office:value-type="float" office:value="102750653458533" calcext:value-type="float">
            <text:p>102750653458533</text:p>
          </table:table-cell>
          <table:table-cell office:value-type="float" office:value="19.294893" calcext:value-type="float">
            <text:p>19.294893</text:p>
          </table:table-cell>
          <table:table-cell table:formula="of:=[.E323]/1000000" office:value-type="float" office:value="0.000020080567" calcext:value-type="float">
            <text:p>2.0080567E-05</text:p>
          </table:table-cell>
          <table:table-cell office:value-type="float" office:value="341094748903580" calcext:value-type="float">
            <text:p>341094748903580</text:p>
          </table:table-cell>
          <table:table-cell office:value-type="float" office:value="20.080567" calcext:value-type="float">
            <text:p>20.080567</text:p>
          </table:table-cell>
          <table:table-cell office:value-type="float" office:value="238344095445047" calcext:value-type="float">
            <text:p>238344095445047</text:p>
          </table:table-cell>
        </table:table-row>
        <table:table-row table:style-name="ro1">
          <table:table-cell office:value-type="float" office:value="102750673765008" calcext:value-type="float">
            <text:p>102750673765008</text:p>
          </table:table-cell>
          <table:table-cell office:value-type="float" office:value="20.306475" calcext:value-type="float">
            <text:p>20.306475</text:p>
          </table:table-cell>
          <table:table-cell table:formula="of:=[.E324]/1000000" office:value-type="float" office:value="0.000020172119" calcext:value-type="float">
            <text:p>2.0172119E-05</text:p>
          </table:table-cell>
          <table:table-cell office:value-type="float" office:value="341094769075699" calcext:value-type="float">
            <text:p>341094769075699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5310691" calcext:value-type="float">
            <text:p>238344095310691</text:p>
          </table:table-cell>
        </table:table-row>
        <table:table-row table:style-name="ro1">
          <table:table-cell office:value-type="float" office:value="102750693577278" calcext:value-type="float">
            <text:p>102750693577278</text:p>
          </table:table-cell>
          <table:table-cell office:value-type="float" office:value="19.81227" calcext:value-type="float">
            <text:p>19.81227</text:p>
          </table:table-cell>
          <table:table-cell table:formula="of:=[.E325]/1000000" office:value-type="float" office:value="0.000020141601" calcext:value-type="float">
            <text:p>2.0141601E-05</text:p>
          </table:table-cell>
          <table:table-cell office:value-type="float" office:value="341094789217300" calcext:value-type="float">
            <text:p>341094789217300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5640022" calcext:value-type="float">
            <text:p>238344095640022</text:p>
          </table:table-cell>
        </table:table-row>
        <table:table-row table:style-name="ro1">
          <table:table-cell office:value-type="float" office:value="102750714094488" calcext:value-type="float">
            <text:p>102750714094488</text:p>
          </table:table-cell>
          <table:table-cell office:value-type="float" office:value="20.51721" calcext:value-type="float">
            <text:p>20.51721</text:p>
          </table:table-cell>
          <table:table-cell table:formula="of:=[.E326]/1000000" office:value-type="float" office:value="0.00002017212" calcext:value-type="float">
            <text:p>2.017212E-05</text:p>
          </table:table-cell>
          <table:table-cell office:value-type="float" office:value="341094809389420" calcext:value-type="float">
            <text:p>341094809389420</text:p>
          </table:table-cell>
          <table:table-cell office:value-type="float" office:value="20.17212" calcext:value-type="float">
            <text:p>20.17212</text:p>
          </table:table-cell>
          <table:table-cell office:value-type="float" office:value="238344095294932" calcext:value-type="float">
            <text:p>238344095294932</text:p>
          </table:table-cell>
        </table:table-row>
        <table:table-row table:style-name="ro1">
          <table:table-cell office:value-type="float" office:value="102750733675200" calcext:value-type="float">
            <text:p>102750733675200</text:p>
          </table:table-cell>
          <table:table-cell office:value-type="float" office:value="19.580712" calcext:value-type="float">
            <text:p>19.580712</text:p>
          </table:table-cell>
          <table:table-cell table:formula="of:=[.E327]/1000000" office:value-type="float" office:value="0.00001989746" calcext:value-type="float">
            <text:p>1.989746E-05</text:p>
          </table:table-cell>
          <table:table-cell office:value-type="float" office:value="341094829286880" calcext:value-type="float">
            <text:p>341094829286880</text:p>
          </table:table-cell>
          <table:table-cell office:value-type="float" office:value="19.89746" calcext:value-type="float">
            <text:p>19.89746</text:p>
          </table:table-cell>
          <table:table-cell office:value-type="float" office:value="238344095611680" calcext:value-type="float">
            <text:p>238344095611680</text:p>
          </table:table-cell>
        </table:table-row>
        <table:table-row table:style-name="ro1">
          <table:table-cell office:value-type="float" office:value="102750753835812" calcext:value-type="float">
            <text:p>102750753835812</text:p>
          </table:table-cell>
          <table:table-cell office:value-type="float" office:value="20.160612" calcext:value-type="float">
            <text:p>20.160612</text:p>
          </table:table-cell>
          <table:table-cell table:formula="of:=[.E328]/1000000" office:value-type="float" office:value="0.000020141602" calcext:value-type="float">
            <text:p>2.0141602E-05</text:p>
          </table:table-cell>
          <table:table-cell office:value-type="float" office:value="341094849428482" calcext:value-type="float">
            <text:p>341094849428482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592670" calcext:value-type="float">
            <text:p>238344095592670</text:p>
          </table:table-cell>
        </table:table-row>
        <table:table-row table:style-name="ro1">
          <table:table-cell office:value-type="float" office:value="102750774204349" calcext:value-type="float">
            <text:p>102750774204349</text:p>
          </table:table-cell>
          <table:table-cell office:value-type="float" office:value="20.368537" calcext:value-type="float">
            <text:p>20.368537</text:p>
          </table:table-cell>
          <table:table-cell table:formula="of:=[.E329]/1000000" office:value-type="float" office:value="0.000020141602" calcext:value-type="float">
            <text:p>2.0141602E-05</text:p>
          </table:table-cell>
          <table:table-cell office:value-type="float" office:value="341094869570084" calcext:value-type="float">
            <text:p>341094869570084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365735" calcext:value-type="float">
            <text:p>238344095365735</text:p>
          </table:table-cell>
        </table:table-row>
        <table:table-row table:style-name="ro1">
          <table:table-cell office:value-type="float" office:value="102750794157969" calcext:value-type="float">
            <text:p>102750794157969</text:p>
          </table:table-cell>
          <table:table-cell office:value-type="float" office:value="19.95362" calcext:value-type="float">
            <text:p>19.95362</text:p>
          </table:table-cell>
          <table:table-cell table:formula="of:=[.E330]/1000000" office:value-type="float" office:value="0.000020141601" calcext:value-type="float">
            <text:p>2.0141601E-05</text:p>
          </table:table-cell>
          <table:table-cell office:value-type="float" office:value="341094889711685" calcext:value-type="float">
            <text:p>341094889711685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5553716" calcext:value-type="float">
            <text:p>238344095553716</text:p>
          </table:table-cell>
        </table:table-row>
        <table:table-row table:style-name="ro1">
          <table:table-cell office:value-type="float" office:value="102750813137051" calcext:value-type="float">
            <text:p>102750813137051</text:p>
          </table:table-cell>
          <table:table-cell office:value-type="float" office:value="18.979082" calcext:value-type="float">
            <text:p>18.979082</text:p>
          </table:table-cell>
          <table:table-cell table:formula="of:=[.E331]/1000000" office:value-type="float" office:value="0.000020111084" calcext:value-type="float">
            <text:p>2.0111084E-05</text:p>
          </table:table-cell>
          <table:table-cell office:value-type="float" office:value="341094909822769" calcext:value-type="float">
            <text:p>341094909822769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6685718" calcext:value-type="float">
            <text:p>238344096685718</text:p>
          </table:table-cell>
        </table:table-row>
        <table:table-row table:style-name="ro1">
          <table:table-cell office:value-type="float" office:value="102750833392988" calcext:value-type="float">
            <text:p>102750833392988</text:p>
          </table:table-cell>
          <table:table-cell office:value-type="float" office:value="20.255937" calcext:value-type="float">
            <text:p>20.255937</text:p>
          </table:table-cell>
          <table:table-cell table:formula="of:=[.E332]/1000000" office:value-type="float" office:value="0.000020141602" calcext:value-type="float">
            <text:p>2.0141602E-05</text:p>
          </table:table-cell>
          <table:table-cell office:value-type="float" office:value="341094929964371" calcext:value-type="float">
            <text:p>341094929964371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6571383" calcext:value-type="float">
            <text:p>238344096571383</text:p>
          </table:table-cell>
        </table:table-row>
        <table:table-row table:style-name="ro1">
          <table:table-cell office:value-type="float" office:value="102750854734588" calcext:value-type="float">
            <text:p>102750854734588</text:p>
          </table:table-cell>
          <table:table-cell office:value-type="float" office:value="21.3416" calcext:value-type="float">
            <text:p>21.3416</text:p>
          </table:table-cell>
          <table:table-cell table:formula="of:=[.E333]/1000000" office:value-type="float" office:value="0.000020172119" calcext:value-type="float">
            <text:p>2.0172119E-05</text:p>
          </table:table-cell>
          <table:table-cell office:value-type="float" office:value="341094950136490" calcext:value-type="float">
            <text:p>341094950136490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5401902" calcext:value-type="float">
            <text:p>238344095401902</text:p>
          </table:table-cell>
        </table:table-row>
        <table:table-row table:style-name="ro1">
          <table:table-cell office:value-type="float" office:value="102750884975918" calcext:value-type="float">
            <text:p>102750884975918</text:p>
          </table:table-cell>
          <table:table-cell office:value-type="float" office:value="30.24133" calcext:value-type="float">
            <text:p>30.24133</text:p>
          </table:table-cell>
          <table:table-cell table:formula="of:=[.E334]/1000000" office:value-type="float" office:value="0.000020111084" calcext:value-type="float">
            <text:p>2.0111084E-05</text:p>
          </table:table-cell>
          <table:table-cell office:value-type="float" office:value="341094970247574" calcext:value-type="float">
            <text:p>341094970247574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85271656" calcext:value-type="float">
            <text:p>238344085271656</text:p>
          </table:table-cell>
        </table:table-row>
        <table:table-row table:style-name="ro1">
          <table:table-cell office:value-type="float" office:value="102750895625888" calcext:value-type="float">
            <text:p>102750895625888</text:p>
          </table:table-cell>
          <table:table-cell office:value-type="float" office:value="10.64997" calcext:value-type="float">
            <text:p>10.64997</text:p>
          </table:table-cell>
          <table:table-cell table:formula="of:=[.E335]/1000000" office:value-type="float" office:value="0.000020141601" calcext:value-type="float">
            <text:p>2.0141601E-05</text:p>
          </table:table-cell>
          <table:table-cell office:value-type="float" office:value="341094990389175" calcext:value-type="float">
            <text:p>341094990389175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4763287" calcext:value-type="float">
            <text:p>238344094763287</text:p>
          </table:table-cell>
        </table:table-row>
        <table:table-row table:style-name="ro1">
          <table:table-cell office:value-type="float" office:value="102750914763595" calcext:value-type="float">
            <text:p>102750914763595</text:p>
          </table:table-cell>
          <table:table-cell office:value-type="float" office:value="19.137707" calcext:value-type="float">
            <text:p>19.137707</text:p>
          </table:table-cell>
          <table:table-cell table:formula="of:=[.E336]/1000000" office:value-type="float" office:value="0.000020141602" calcext:value-type="float">
            <text:p>2.0141602E-05</text:p>
          </table:table-cell>
          <table:table-cell office:value-type="float" office:value="341095010530777" calcext:value-type="float">
            <text:p>341095010530777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767182" calcext:value-type="float">
            <text:p>238344095767182</text:p>
          </table:table-cell>
        </table:table-row>
        <table:table-row table:style-name="ro1">
          <table:table-cell office:value-type="float" office:value="102750934756730" calcext:value-type="float">
            <text:p>102750934756730</text:p>
          </table:table-cell>
          <table:table-cell office:value-type="float" office:value="19.993135" calcext:value-type="float">
            <text:p>19.993135</text:p>
          </table:table-cell>
          <table:table-cell table:formula="of:=[.E337]/1000000" office:value-type="float" office:value="0.000020141602" calcext:value-type="float">
            <text:p>2.0141602E-05</text:p>
          </table:table-cell>
          <table:table-cell office:value-type="float" office:value="341095030672379" calcext:value-type="float">
            <text:p>341095030672379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915649" calcext:value-type="float">
            <text:p>238344095915649</text:p>
          </table:table-cell>
        </table:table-row>
        <table:table-row table:style-name="ro1">
          <table:table-cell office:value-type="float" office:value="102750955491987" calcext:value-type="float">
            <text:p>102750955491987</text:p>
          </table:table-cell>
          <table:table-cell office:value-type="float" office:value="20.735257" calcext:value-type="float">
            <text:p>20.735257</text:p>
          </table:table-cell>
          <table:table-cell table:formula="of:=[.E338]/1000000" office:value-type="float" office:value="0.000020141601" calcext:value-type="float">
            <text:p>2.0141601E-05</text:p>
          </table:table-cell>
          <table:table-cell office:value-type="float" office:value="341095050813980" calcext:value-type="float">
            <text:p>341095050813980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5321993" calcext:value-type="float">
            <text:p>238344095321993</text:p>
          </table:table-cell>
        </table:table-row>
        <table:table-row table:style-name="ro1">
          <table:table-cell office:value-type="float" office:value="102750975142069" calcext:value-type="float">
            <text:p>102750975142069</text:p>
          </table:table-cell>
          <table:table-cell office:value-type="float" office:value="19.650082" calcext:value-type="float">
            <text:p>19.650082</text:p>
          </table:table-cell>
          <table:table-cell table:formula="of:=[.E339]/1000000" office:value-type="float" office:value="0.000020141602" calcext:value-type="float">
            <text:p>2.0141602E-05</text:p>
          </table:table-cell>
          <table:table-cell office:value-type="float" office:value="341095070955582" calcext:value-type="float">
            <text:p>341095070955582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813513" calcext:value-type="float">
            <text:p>238344095813513</text:p>
          </table:table-cell>
        </table:table-row>
        <table:table-row table:style-name="ro1">
          <table:table-cell office:value-type="float" office:value="102750997366079" calcext:value-type="float">
            <text:p>102750997366079</text:p>
          </table:table-cell>
          <table:table-cell office:value-type="float" office:value="22.22401" calcext:value-type="float">
            <text:p>22.22401</text:p>
          </table:table-cell>
          <table:table-cell table:formula="of:=[.E340]/1000000" office:value-type="float" office:value="0.000020141601" calcext:value-type="float">
            <text:p>2.0141601E-05</text:p>
          </table:table-cell>
          <table:table-cell office:value-type="float" office:value="341095091097183" calcext:value-type="float">
            <text:p>341095091097183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3731104" calcext:value-type="float">
            <text:p>238344093731104</text:p>
          </table:table-cell>
        </table:table-row>
        <table:table-row table:style-name="ro1">
          <table:table-cell office:value-type="float" office:value="102751015672923" calcext:value-type="float">
            <text:p>102751015672923</text:p>
          </table:table-cell>
          <table:table-cell office:value-type="float" office:value="18.306844" calcext:value-type="float">
            <text:p>18.306844</text:p>
          </table:table-cell>
          <table:table-cell table:formula="of:=[.E341]/1000000" office:value-type="float" office:value="0.000020172119" calcext:value-type="float">
            <text:p>2.0172119E-05</text:p>
          </table:table-cell>
          <table:table-cell office:value-type="float" office:value="341095111269302" calcext:value-type="float">
            <text:p>341095111269302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5596379" calcext:value-type="float">
            <text:p>238344095596379</text:p>
          </table:table-cell>
        </table:table-row>
        <table:table-row table:style-name="ro1">
          <table:table-cell office:value-type="float" office:value="102751036016731" calcext:value-type="float">
            <text:p>102751036016731</text:p>
          </table:table-cell>
          <table:table-cell office:value-type="float" office:value="20.343808" calcext:value-type="float">
            <text:p>20.343808</text:p>
          </table:table-cell>
          <table:table-cell table:formula="of:=[.E342]/1000000" office:value-type="float" office:value="0.000020141602" calcext:value-type="float">
            <text:p>2.0141602E-05</text:p>
          </table:table-cell>
          <table:table-cell office:value-type="float" office:value="341095131410904" calcext:value-type="float">
            <text:p>341095131410904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394173" calcext:value-type="float">
            <text:p>238344095394173</text:p>
          </table:table-cell>
        </table:table-row>
        <table:table-row table:style-name="ro1">
          <table:table-cell office:value-type="float" office:value="102751066721759" calcext:value-type="float">
            <text:p>102751066721759</text:p>
          </table:table-cell>
          <table:table-cell office:value-type="float" office:value="30.705028" calcext:value-type="float">
            <text:p>30.705028</text:p>
          </table:table-cell>
          <table:table-cell table:formula="of:=[.E343]/1000000" office:value-type="float" office:value="0.000020141601" calcext:value-type="float">
            <text:p>2.0141601E-05</text:p>
          </table:table-cell>
          <table:table-cell office:value-type="float" office:value="341095151552505" calcext:value-type="float">
            <text:p>341095151552505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84830746" calcext:value-type="float">
            <text:p>238344084830746</text:p>
          </table:table-cell>
        </table:table-row>
        <table:table-row table:style-name="ro1">
          <table:table-cell office:value-type="float" office:value="102751070526779" calcext:value-type="float">
            <text:p>102751070526779</text:p>
          </table:table-cell>
          <table:table-cell office:value-type="float" office:value="3.80502" calcext:value-type="float">
            <text:p>3.80502</text:p>
          </table:table-cell>
          <table:table-cell table:formula="of:=[.E344]/1000000" office:value-type="float" office:value="0.000020141602" calcext:value-type="float">
            <text:p>2.0141602E-05</text:p>
          </table:table-cell>
          <table:table-cell office:value-type="float" office:value="341095171694107" calcext:value-type="float">
            <text:p>341095171694107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101167328" calcext:value-type="float">
            <text:p>238344101167328</text:p>
          </table:table-cell>
        </table:table-row>
        <table:table-row table:style-name="ro1">
          <table:table-cell office:value-type="float" office:value="102751090668730" calcext:value-type="float">
            <text:p>102751090668730</text:p>
          </table:table-cell>
          <table:table-cell office:value-type="float" office:value="20.141951" calcext:value-type="float">
            <text:p>20.141951</text:p>
          </table:table-cell>
          <table:table-cell table:formula="of:=[.E345]/1000000" office:value-type="float" office:value="0.000020111084" calcext:value-type="float">
            <text:p>2.0111084E-05</text:p>
          </table:table-cell>
          <table:table-cell office:value-type="float" office:value="341095191805191" calcext:value-type="float">
            <text:p>341095191805191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101136461" calcext:value-type="float">
            <text:p>238344101136461</text:p>
          </table:table-cell>
        </table:table-row>
        <table:table-row table:style-name="ro1">
          <table:table-cell office:value-type="float" office:value="102751113146157" calcext:value-type="float">
            <text:p>102751113146157</text:p>
          </table:table-cell>
          <table:table-cell office:value-type="float" office:value="22.477427" calcext:value-type="float">
            <text:p>22.477427</text:p>
          </table:table-cell>
          <table:table-cell table:formula="of:=[.E346]/1000000" office:value-type="float" office:value="0.000020172119" calcext:value-type="float">
            <text:p>2.0172119E-05</text:p>
          </table:table-cell>
          <table:table-cell office:value-type="float" office:value="341095211977310" calcext:value-type="float">
            <text:p>341095211977310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8831153" calcext:value-type="float">
            <text:p>238344098831153</text:p>
          </table:table-cell>
        </table:table-row>
        <table:table-row table:style-name="ro1">
          <table:table-cell office:value-type="float" office:value="102751136128751" calcext:value-type="float">
            <text:p>102751136128751</text:p>
          </table:table-cell>
          <table:table-cell office:value-type="float" office:value="22.982594" calcext:value-type="float">
            <text:p>22.982594</text:p>
          </table:table-cell>
          <table:table-cell table:formula="of:=[.E347]/1000000" office:value-type="float" office:value="0.000020111084" calcext:value-type="float">
            <text:p>2.0111084E-05</text:p>
          </table:table-cell>
          <table:table-cell office:value-type="float" office:value="341095232088394" calcext:value-type="float">
            <text:p>341095232088394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5959643" calcext:value-type="float">
            <text:p>238344095959643</text:p>
          </table:table-cell>
        </table:table-row>
        <table:table-row table:style-name="ro1">
          <table:table-cell office:value-type="float" office:value="102751156388114" calcext:value-type="float">
            <text:p>102751156388114</text:p>
          </table:table-cell>
          <table:table-cell office:value-type="float" office:value="20.259363" calcext:value-type="float">
            <text:p>20.259363</text:p>
          </table:table-cell>
          <table:table-cell table:formula="of:=[.E348]/1000000" office:value-type="float" office:value="0.000020141602" calcext:value-type="float">
            <text:p>2.0141602E-05</text:p>
          </table:table-cell>
          <table:table-cell office:value-type="float" office:value="341095252229996" calcext:value-type="float">
            <text:p>341095252229996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841882" calcext:value-type="float">
            <text:p>238344095841882</text:p>
          </table:table-cell>
        </table:table-row>
        <table:table-row table:style-name="ro1">
          <table:table-cell office:value-type="float" office:value="102751176221590" calcext:value-type="float">
            <text:p>102751176221590</text:p>
          </table:table-cell>
          <table:table-cell office:value-type="float" office:value="19.833476" calcext:value-type="float">
            <text:p>19.833476</text:p>
          </table:table-cell>
          <table:table-cell table:formula="of:=[.E349]/1000000" office:value-type="float" office:value="0.000020202636" calcext:value-type="float">
            <text:p>2.0202636E-05</text:p>
          </table:table-cell>
          <table:table-cell office:value-type="float" office:value="341095272432632" calcext:value-type="float">
            <text:p>341095272432632</text:p>
          </table:table-cell>
          <table:table-cell office:value-type="float" office:value="20.202636" calcext:value-type="float">
            <text:p>20.202636</text:p>
          </table:table-cell>
          <table:table-cell office:value-type="float" office:value="238344096211042" calcext:value-type="float">
            <text:p>238344096211042</text:p>
          </table:table-cell>
        </table:table-row>
        <table:table-row table:style-name="ro1">
          <table:table-cell office:value-type="float" office:value="102751196418840" calcext:value-type="float">
            <text:p>102751196418840</text:p>
          </table:table-cell>
          <table:table-cell office:value-type="float" office:value="20.19725" calcext:value-type="float">
            <text:p>20.19725</text:p>
          </table:table-cell>
          <table:table-cell table:formula="of:=[.E350]/1000000" office:value-type="float" office:value="0.00002017212" calcext:value-type="float">
            <text:p>2.017212E-05</text:p>
          </table:table-cell>
          <table:table-cell office:value-type="float" office:value="341095292604752" calcext:value-type="float">
            <text:p>341095292604752</text:p>
          </table:table-cell>
          <table:table-cell office:value-type="float" office:value="20.17212" calcext:value-type="float">
            <text:p>20.17212</text:p>
          </table:table-cell>
          <table:table-cell office:value-type="float" office:value="238344096185912" calcext:value-type="float">
            <text:p>238344096185912</text:p>
          </table:table-cell>
        </table:table-row>
        <table:table-row table:style-name="ro1">
          <table:table-cell office:value-type="float" office:value="102751216329936" calcext:value-type="float">
            <text:p>102751216329936</text:p>
          </table:table-cell>
          <table:table-cell office:value-type="float" office:value="19.911096" calcext:value-type="float">
            <text:p>19.911096</text:p>
          </table:table-cell>
          <table:table-cell table:formula="of:=[.E351]/1000000" office:value-type="float" office:value="0.000020111084" calcext:value-type="float">
            <text:p>2.0111084E-05</text:p>
          </table:table-cell>
          <table:table-cell office:value-type="float" office:value="341095312715836" calcext:value-type="float">
            <text:p>341095312715836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6385900" calcext:value-type="float">
            <text:p>238344096385900</text:p>
          </table:table-cell>
        </table:table-row>
        <table:table-row table:style-name="ro1">
          <table:table-cell office:value-type="float" office:value="102751236875453" calcext:value-type="float">
            <text:p>102751236875453</text:p>
          </table:table-cell>
          <table:table-cell office:value-type="float" office:value="20.545517" calcext:value-type="float">
            <text:p>20.545517</text:p>
          </table:table-cell>
          <table:table-cell table:formula="of:=[.E352]/1000000" office:value-type="float" office:value="0.000020141601" calcext:value-type="float">
            <text:p>2.0141601E-05</text:p>
          </table:table-cell>
          <table:table-cell office:value-type="float" office:value="341095332857437" calcext:value-type="float">
            <text:p>341095332857437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5981984" calcext:value-type="float">
            <text:p>238344095981984</text:p>
          </table:table-cell>
        </table:table-row>
        <table:table-row table:style-name="ro1">
          <table:table-cell office:value-type="float" office:value="102751257018643" calcext:value-type="float">
            <text:p>102751257018643</text:p>
          </table:table-cell>
          <table:table-cell office:value-type="float" office:value="20.14319" calcext:value-type="float">
            <text:p>20.14319</text:p>
          </table:table-cell>
          <table:table-cell table:formula="of:=[.E353]/1000000" office:value-type="float" office:value="0.000020141602" calcext:value-type="float">
            <text:p>2.0141602E-05</text:p>
          </table:table-cell>
          <table:table-cell office:value-type="float" office:value="341095352999039" calcext:value-type="float">
            <text:p>341095352999039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980396" calcext:value-type="float">
            <text:p>238344095980396</text:p>
          </table:table-cell>
        </table:table-row>
        <table:table-row table:style-name="ro1">
          <table:table-cell office:value-type="float" office:value="102751277275499" calcext:value-type="float">
            <text:p>102751277275499</text:p>
          </table:table-cell>
          <table:table-cell office:value-type="float" office:value="20.256856" calcext:value-type="float">
            <text:p>20.256856</text:p>
          </table:table-cell>
          <table:table-cell table:formula="of:=[.E354]/1000000" office:value-type="float" office:value="0.000020141601" calcext:value-type="float">
            <text:p>2.0141601E-05</text:p>
          </table:table-cell>
          <table:table-cell office:value-type="float" office:value="341095373140640" calcext:value-type="float">
            <text:p>341095373140640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5865141" calcext:value-type="float">
            <text:p>238344095865141</text:p>
          </table:table-cell>
        </table:table-row>
        <table:table-row table:style-name="ro1">
          <table:table-cell office:value-type="float" office:value="102751297070512" calcext:value-type="float">
            <text:p>102751297070512</text:p>
          </table:table-cell>
          <table:table-cell office:value-type="float" office:value="19.795013" calcext:value-type="float">
            <text:p>19.795013</text:p>
          </table:table-cell>
          <table:table-cell table:formula="of:=[.E355]/1000000" office:value-type="float" office:value="0.000020141602" calcext:value-type="float">
            <text:p>2.0141602E-05</text:p>
          </table:table-cell>
          <table:table-cell office:value-type="float" office:value="341095393282242" calcext:value-type="float">
            <text:p>341095393282242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6211730" calcext:value-type="float">
            <text:p>238344096211730</text:p>
          </table:table-cell>
        </table:table-row>
        <table:table-row table:style-name="ro1">
          <table:table-cell office:value-type="float" office:value="102751317085947" calcext:value-type="float">
            <text:p>102751317085947</text:p>
          </table:table-cell>
          <table:table-cell office:value-type="float" office:value="20.015435" calcext:value-type="float">
            <text:p>20.015435</text:p>
          </table:table-cell>
          <table:table-cell table:formula="of:=[.E356]/1000000" office:value-type="float" office:value="0.000020141601" calcext:value-type="float">
            <text:p>2.0141601E-05</text:p>
          </table:table-cell>
          <table:table-cell office:value-type="float" office:value="341095413423843" calcext:value-type="float">
            <text:p>341095413423843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6337896" calcext:value-type="float">
            <text:p>238344096337896</text:p>
          </table:table-cell>
        </table:table-row>
        <table:table-row table:style-name="ro1">
          <table:table-cell office:value-type="float" office:value="102751337700441" calcext:value-type="float">
            <text:p>102751337700441</text:p>
          </table:table-cell>
          <table:table-cell office:value-type="float" office:value="20.614494" calcext:value-type="float">
            <text:p>20.614494</text:p>
          </table:table-cell>
          <table:table-cell table:formula="of:=[.E357]/1000000" office:value-type="float" office:value="0.000020141602" calcext:value-type="float">
            <text:p>2.0141602E-05</text:p>
          </table:table-cell>
          <table:table-cell office:value-type="float" office:value="341095433565445" calcext:value-type="float">
            <text:p>341095433565445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865004" calcext:value-type="float">
            <text:p>238344095865004</text:p>
          </table:table-cell>
        </table:table-row>
        <table:table-row table:style-name="ro1">
          <table:table-cell office:value-type="float" office:value="102751357868848" calcext:value-type="float">
            <text:p>102751357868848</text:p>
          </table:table-cell>
          <table:table-cell office:value-type="float" office:value="20.168407" calcext:value-type="float">
            <text:p>20.168407</text:p>
          </table:table-cell>
          <table:table-cell table:formula="of:=[.E358]/1000000" office:value-type="float" office:value="0.000020141602" calcext:value-type="float">
            <text:p>2.0141602E-05</text:p>
          </table:table-cell>
          <table:table-cell office:value-type="float" office:value="341095453707047" calcext:value-type="float">
            <text:p>341095453707047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838199" calcext:value-type="float">
            <text:p>238344095838199</text:p>
          </table:table-cell>
        </table:table-row>
        <table:table-row table:style-name="ro1">
          <table:table-cell office:value-type="float" office:value="102751377251879" calcext:value-type="float">
            <text:p>102751377251879</text:p>
          </table:table-cell>
          <table:table-cell office:value-type="float" office:value="19.383031" calcext:value-type="float">
            <text:p>19.383031</text:p>
          </table:table-cell>
          <table:table-cell table:formula="of:=[.E359]/1000000" office:value-type="float" office:value="0.000020111083" calcext:value-type="float">
            <text:p>2.0111083E-05</text:p>
          </table:table-cell>
          <table:table-cell office:value-type="float" office:value="341095473818130" calcext:value-type="float">
            <text:p>341095473818130</text:p>
          </table:table-cell>
          <table:table-cell office:value-type="float" office:value="20.111083" calcext:value-type="float">
            <text:p>20.111083</text:p>
          </table:table-cell>
          <table:table-cell office:value-type="float" office:value="238344096566251" calcext:value-type="float">
            <text:p>238344096566251</text:p>
          </table:table-cell>
        </table:table-row>
        <table:table-row table:style-name="ro1">
          <table:table-cell office:value-type="float" office:value="102751397760027" calcext:value-type="float">
            <text:p>102751397760027</text:p>
          </table:table-cell>
          <table:table-cell office:value-type="float" office:value="20.508148" calcext:value-type="float">
            <text:p>20.508148</text:p>
          </table:table-cell>
          <table:table-cell table:formula="of:=[.E360]/1000000" office:value-type="float" office:value="0.000020111084" calcext:value-type="float">
            <text:p>2.0111084E-05</text:p>
          </table:table-cell>
          <table:table-cell office:value-type="float" office:value="341095493929214" calcext:value-type="float">
            <text:p>341095493929214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6169187" calcext:value-type="float">
            <text:p>238344096169187</text:p>
          </table:table-cell>
        </table:table-row>
        <table:table-row table:style-name="ro1">
          <table:table-cell office:value-type="float" office:value="102751418449813" calcext:value-type="float">
            <text:p>102751418449813</text:p>
          </table:table-cell>
          <table:table-cell office:value-type="float" office:value="20.689786" calcext:value-type="float">
            <text:p>20.689786</text:p>
          </table:table-cell>
          <table:table-cell table:formula="of:=[.E361]/1000000" office:value-type="float" office:value="0.000020141602" calcext:value-type="float">
            <text:p>2.0141602E-05</text:p>
          </table:table-cell>
          <table:table-cell office:value-type="float" office:value="341095514070816" calcext:value-type="float">
            <text:p>341095514070816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621003" calcext:value-type="float">
            <text:p>238344095621003</text:p>
          </table:table-cell>
        </table:table-row>
        <table:table-row table:style-name="ro1">
          <table:table-cell office:value-type="float" office:value="102751438921060" calcext:value-type="float">
            <text:p>102751438921060</text:p>
          </table:table-cell>
          <table:table-cell office:value-type="float" office:value="20.471247" calcext:value-type="float">
            <text:p>20.471247</text:p>
          </table:table-cell>
          <table:table-cell table:formula="of:=[.E362]/1000000" office:value-type="float" office:value="0.000020141602" calcext:value-type="float">
            <text:p>2.0141602E-05</text:p>
          </table:table-cell>
          <table:table-cell office:value-type="float" office:value="341095534212418" calcext:value-type="float">
            <text:p>341095534212418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291358" calcext:value-type="float">
            <text:p>238344095291358</text:p>
          </table:table-cell>
        </table:table-row>
        <table:table-row table:style-name="ro1">
          <table:table-cell office:value-type="float" office:value="102751457952131" calcext:value-type="float">
            <text:p>102751457952131</text:p>
          </table:table-cell>
          <table:table-cell office:value-type="float" office:value="19.031071" calcext:value-type="float">
            <text:p>19.031071</text:p>
          </table:table-cell>
          <table:table-cell table:formula="of:=[.E363]/1000000" office:value-type="float" office:value="0.000020141601" calcext:value-type="float">
            <text:p>2.0141601E-05</text:p>
          </table:table-cell>
          <table:table-cell office:value-type="float" office:value="341095554354019" calcext:value-type="float">
            <text:p>341095554354019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6401888" calcext:value-type="float">
            <text:p>238344096401888</text:p>
          </table:table-cell>
        </table:table-row>
        <table:table-row table:style-name="ro1">
          <table:table-cell office:value-type="float" office:value="102751478124491" calcext:value-type="float">
            <text:p>102751478124491</text:p>
          </table:table-cell>
          <table:table-cell office:value-type="float" office:value="20.17236" calcext:value-type="float">
            <text:p>20.17236</text:p>
          </table:table-cell>
          <table:table-cell table:formula="of:=[.E364]/1000000" office:value-type="float" office:value="0.000020141602" calcext:value-type="float">
            <text:p>2.0141602E-05</text:p>
          </table:table-cell>
          <table:table-cell office:value-type="float" office:value="341095574495621" calcext:value-type="float">
            <text:p>341095574495621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6371130" calcext:value-type="float">
            <text:p>238344096371130</text:p>
          </table:table-cell>
        </table:table-row>
        <table:table-row table:style-name="ro1">
          <table:table-cell office:value-type="float" office:value="102751499709208" calcext:value-type="float">
            <text:p>102751499709208</text:p>
          </table:table-cell>
          <table:table-cell office:value-type="float" office:value="21.584717" calcext:value-type="float">
            <text:p>21.584717</text:p>
          </table:table-cell>
          <table:table-cell table:formula="of:=[.E365]/1000000" office:value-type="float" office:value="0.000020141601" calcext:value-type="float">
            <text:p>2.0141601E-05</text:p>
          </table:table-cell>
          <table:table-cell office:value-type="float" office:value="341095594637222" calcext:value-type="float">
            <text:p>341095594637222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4928014" calcext:value-type="float">
            <text:p>238344094928014</text:p>
          </table:table-cell>
        </table:table-row>
        <table:table-row table:style-name="ro1">
          <table:table-cell office:value-type="float" office:value="102751518544946" calcext:value-type="float">
            <text:p>102751518544946</text:p>
          </table:table-cell>
          <table:table-cell office:value-type="float" office:value="18.835738" calcext:value-type="float">
            <text:p>18.835738</text:p>
          </table:table-cell>
          <table:table-cell table:formula="of:=[.E366]/1000000" office:value-type="float" office:value="0.000020141602" calcext:value-type="float">
            <text:p>2.0141602E-05</text:p>
          </table:table-cell>
          <table:table-cell office:value-type="float" office:value="341095614778824" calcext:value-type="float">
            <text:p>341095614778824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6233878" calcext:value-type="float">
            <text:p>238344096233878</text:p>
          </table:table-cell>
        </table:table-row>
        <table:table-row table:style-name="ro1">
          <table:table-cell office:value-type="float" office:value="102751537394542" calcext:value-type="float">
            <text:p>102751537394542</text:p>
          </table:table-cell>
          <table:table-cell office:value-type="float" office:value="18.849596" calcext:value-type="float">
            <text:p>18.849596</text:p>
          </table:table-cell>
          <table:table-cell table:formula="of:=[.E367]/1000000" office:value-type="float" office:value="0.000020141601" calcext:value-type="float">
            <text:p>2.0141601E-05</text:p>
          </table:table-cell>
          <table:table-cell office:value-type="float" office:value="341095634920425" calcext:value-type="float">
            <text:p>341095634920425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7525883" calcext:value-type="float">
            <text:p>238344097525883</text:p>
          </table:table-cell>
        </table:table-row>
        <table:table-row table:style-name="ro1">
          <table:table-cell office:value-type="float" office:value="102751558898068" calcext:value-type="float">
            <text:p>102751558898068</text:p>
          </table:table-cell>
          <table:table-cell office:value-type="float" office:value="21.503526" calcext:value-type="float">
            <text:p>21.503526</text:p>
          </table:table-cell>
          <table:table-cell table:formula="of:=[.E368]/1000000" office:value-type="float" office:value="0.00002017212" calcext:value-type="float">
            <text:p>2.017212E-05</text:p>
          </table:table-cell>
          <table:table-cell office:value-type="float" office:value="341095655092545" calcext:value-type="float">
            <text:p>341095655092545</text:p>
          </table:table-cell>
          <table:table-cell office:value-type="float" office:value="20.17212" calcext:value-type="float">
            <text:p>20.17212</text:p>
          </table:table-cell>
          <table:table-cell office:value-type="float" office:value="238344096194477" calcext:value-type="float">
            <text:p>238344096194477</text:p>
          </table:table-cell>
        </table:table-row>
        <table:table-row table:style-name="ro1">
          <table:table-cell office:value-type="float" office:value="102751578977398" calcext:value-type="float">
            <text:p>102751578977398</text:p>
          </table:table-cell>
          <table:table-cell office:value-type="float" office:value="20.07933" calcext:value-type="float">
            <text:p>20.07933</text:p>
          </table:table-cell>
          <table:table-cell table:formula="of:=[.E369]/1000000" office:value-type="float" office:value="0.000020111084" calcext:value-type="float">
            <text:p>2.0111084E-05</text:p>
          </table:table-cell>
          <table:table-cell office:value-type="float" office:value="341095675203629" calcext:value-type="float">
            <text:p>341095675203629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6226231" calcext:value-type="float">
            <text:p>238344096226231</text:p>
          </table:table-cell>
        </table:table-row>
        <table:table-row table:style-name="ro1">
          <table:table-cell office:value-type="float" office:value="102751602775999" calcext:value-type="float">
            <text:p>102751602775999</text:p>
          </table:table-cell>
          <table:table-cell office:value-type="float" office:value="23.798601" calcext:value-type="float">
            <text:p>23.798601</text:p>
          </table:table-cell>
          <table:table-cell table:formula="of:=[.E370]/1000000" office:value-type="float" office:value="0.000020141601" calcext:value-type="float">
            <text:p>2.0141601E-05</text:p>
          </table:table-cell>
          <table:table-cell office:value-type="float" office:value="341095695345230" calcext:value-type="float">
            <text:p>341095695345230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2569231" calcext:value-type="float">
            <text:p>238344092569231</text:p>
          </table:table-cell>
        </table:table-row>
        <table:table-row table:style-name="ro1">
          <table:table-cell office:value-type="float" office:value="102751619068285" calcext:value-type="float">
            <text:p>102751619068285</text:p>
          </table:table-cell>
          <table:table-cell office:value-type="float" office:value="16.292286" calcext:value-type="float">
            <text:p>16.292286</text:p>
          </table:table-cell>
          <table:table-cell table:formula="of:=[.E371]/1000000" office:value-type="float" office:value="0.000020141602" calcext:value-type="float">
            <text:p>2.0141602E-05</text:p>
          </table:table-cell>
          <table:table-cell office:value-type="float" office:value="341095715486832" calcext:value-type="float">
            <text:p>341095715486832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6418547" calcext:value-type="float">
            <text:p>238344096418547</text:p>
          </table:table-cell>
        </table:table-row>
        <table:table-row table:style-name="ro1">
          <table:table-cell office:value-type="float" office:value="102751639492578" calcext:value-type="float">
            <text:p>102751639492578</text:p>
          </table:table-cell>
          <table:table-cell office:value-type="float" office:value="20.424293" calcext:value-type="float">
            <text:p>20.424293</text:p>
          </table:table-cell>
          <table:table-cell table:formula="of:=[.E372]/1000000" office:value-type="float" office:value="0.000020141601" calcext:value-type="float">
            <text:p>2.0141601E-05</text:p>
          </table:table-cell>
          <table:table-cell office:value-type="float" office:value="341095735628433" calcext:value-type="float">
            <text:p>341095735628433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6135855" calcext:value-type="float">
            <text:p>238344096135855</text:p>
          </table:table-cell>
        </table:table-row>
        <table:table-row table:style-name="ro1">
          <table:table-cell office:value-type="float" office:value="102751659487343" calcext:value-type="float">
            <text:p>102751659487343</text:p>
          </table:table-cell>
          <table:table-cell office:value-type="float" office:value="19.994765" calcext:value-type="float">
            <text:p>19.994765</text:p>
          </table:table-cell>
          <table:table-cell table:formula="of:=[.E373]/1000000" office:value-type="float" office:value="0.000020141602" calcext:value-type="float">
            <text:p>2.0141602E-05</text:p>
          </table:table-cell>
          <table:table-cell office:value-type="float" office:value="341095755770035" calcext:value-type="float">
            <text:p>341095755770035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6282692" calcext:value-type="float">
            <text:p>238344096282692</text:p>
          </table:table-cell>
        </table:table-row>
        <table:table-row table:style-name="ro1">
          <table:table-cell office:value-type="float" office:value="102751679926888" calcext:value-type="float">
            <text:p>102751679926888</text:p>
          </table:table-cell>
          <table:table-cell office:value-type="float" office:value="20.439545" calcext:value-type="float">
            <text:p>20.439545</text:p>
          </table:table-cell>
          <table:table-cell table:formula="of:=[.E374]/1000000" office:value-type="float" office:value="0.000020141601" calcext:value-type="float">
            <text:p>2.0141601E-05</text:p>
          </table:table-cell>
          <table:table-cell office:value-type="float" office:value="341095775911636" calcext:value-type="float">
            <text:p>341095775911636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5984748" calcext:value-type="float">
            <text:p>238344095984748</text:p>
          </table:table-cell>
        </table:table-row>
        <table:table-row table:style-name="ro1">
          <table:table-cell office:value-type="float" office:value="102751699689510" calcext:value-type="float">
            <text:p>102751699689510</text:p>
          </table:table-cell>
          <table:table-cell office:value-type="float" office:value="19.762622" calcext:value-type="float">
            <text:p>19.762622</text:p>
          </table:table-cell>
          <table:table-cell table:formula="of:=[.E375]/1000000" office:value-type="float" office:value="0.000020141602" calcext:value-type="float">
            <text:p>2.0141602E-05</text:p>
          </table:table-cell>
          <table:table-cell office:value-type="float" office:value="341095796053238" calcext:value-type="float">
            <text:p>341095796053238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6363728" calcext:value-type="float">
            <text:p>238344096363728</text:p>
          </table:table-cell>
        </table:table-row>
        <table:table-row table:style-name="ro1">
          <table:table-cell office:value-type="float" office:value="102751719956387" calcext:value-type="float">
            <text:p>102751719956387</text:p>
          </table:table-cell>
          <table:table-cell office:value-type="float" office:value="20.266877" calcext:value-type="float">
            <text:p>20.266877</text:p>
          </table:table-cell>
          <table:table-cell table:formula="of:=[.E376]/1000000" office:value-type="float" office:value="0.000020111084" calcext:value-type="float">
            <text:p>2.0111084E-05</text:p>
          </table:table-cell>
          <table:table-cell office:value-type="float" office:value="341095816164322" calcext:value-type="float">
            <text:p>341095816164322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6207935" calcext:value-type="float">
            <text:p>238344096207935</text:p>
          </table:table-cell>
        </table:table-row>
        <table:table-row table:style-name="ro1">
          <table:table-cell office:value-type="float" office:value="102751740408866" calcext:value-type="float">
            <text:p>102751740408866</text:p>
          </table:table-cell>
          <table:table-cell office:value-type="float" office:value="20.452479" calcext:value-type="float">
            <text:p>20.452479</text:p>
          </table:table-cell>
          <table:table-cell table:formula="of:=[.E377]/1000000" office:value-type="float" office:value="0.000020202637" calcext:value-type="float">
            <text:p>2.0202637E-05</text:p>
          </table:table-cell>
          <table:table-cell office:value-type="float" office:value="341095836366959" calcext:value-type="float">
            <text:p>341095836366959</text:p>
          </table:table-cell>
          <table:table-cell office:value-type="float" office:value="20.202637" calcext:value-type="float">
            <text:p>20.202637</text:p>
          </table:table-cell>
          <table:table-cell office:value-type="float" office:value="238344095958093" calcext:value-type="float">
            <text:p>238344095958093</text:p>
          </table:table-cell>
        </table:table-row>
        <table:table-row table:style-name="ro1">
          <table:table-cell office:value-type="float" office:value="102751760315811" calcext:value-type="float">
            <text:p>102751760315811</text:p>
          </table:table-cell>
          <table:table-cell office:value-type="float" office:value="19.906945" calcext:value-type="float">
            <text:p>19.906945</text:p>
          </table:table-cell>
          <table:table-cell table:formula="of:=[.E378]/1000000" office:value-type="float" office:value="0.000020111084" calcext:value-type="float">
            <text:p>2.0111084E-05</text:p>
          </table:table-cell>
          <table:table-cell office:value-type="float" office:value="341095856478043" calcext:value-type="float">
            <text:p>341095856478043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6162232" calcext:value-type="float">
            <text:p>238344096162232</text:p>
          </table:table-cell>
        </table:table-row>
        <table:table-row table:style-name="ro1">
          <table:table-cell office:value-type="float" office:value="102751781712048" calcext:value-type="float">
            <text:p>102751781712048</text:p>
          </table:table-cell>
          <table:table-cell office:value-type="float" office:value="21.396237" calcext:value-type="float">
            <text:p>21.396237</text:p>
          </table:table-cell>
          <table:table-cell table:formula="of:=[.E379]/1000000" office:value-type="float" office:value="0.000020141601" calcext:value-type="float">
            <text:p>2.0141601E-05</text:p>
          </table:table-cell>
          <table:table-cell office:value-type="float" office:value="341095876619644" calcext:value-type="float">
            <text:p>341095876619644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4907596" calcext:value-type="float">
            <text:p>238344094907596</text:p>
          </table:table-cell>
        </table:table-row>
        <table:table-row table:style-name="ro1">
          <table:table-cell office:value-type="float" office:value="102751800729050" calcext:value-type="float">
            <text:p>102751800729050</text:p>
          </table:table-cell>
          <table:table-cell office:value-type="float" office:value="19.017002" calcext:value-type="float">
            <text:p>19.017002</text:p>
          </table:table-cell>
          <table:table-cell table:formula="of:=[.E380]/1000000" office:value-type="float" office:value="0.000020141602" calcext:value-type="float">
            <text:p>2.0141602E-05</text:p>
          </table:table-cell>
          <table:table-cell office:value-type="float" office:value="341095896761246" calcext:value-type="float">
            <text:p>341095896761246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6032196" calcext:value-type="float">
            <text:p>238344096032196</text:p>
          </table:table-cell>
        </table:table-row>
        <table:table-row table:style-name="ro1">
          <table:table-cell office:value-type="float" office:value="102751821805563" calcext:value-type="float">
            <text:p>102751821805563</text:p>
          </table:table-cell>
          <table:table-cell office:value-type="float" office:value="21.076513" calcext:value-type="float">
            <text:p>21.076513</text:p>
          </table:table-cell>
          <table:table-cell table:formula="of:=[.E381]/1000000" office:value-type="float" office:value="0.000020202636" calcext:value-type="float">
            <text:p>2.0202636E-05</text:p>
          </table:table-cell>
          <table:table-cell office:value-type="float" office:value="341095916963882" calcext:value-type="float">
            <text:p>341095916963882</text:p>
          </table:table-cell>
          <table:table-cell office:value-type="float" office:value="20.202636" calcext:value-type="float">
            <text:p>20.202636</text:p>
          </table:table-cell>
          <table:table-cell office:value-type="float" office:value="238344095158319" calcext:value-type="float">
            <text:p>238344095158319</text:p>
          </table:table-cell>
        </table:table-row>
        <table:table-row table:style-name="ro1">
          <table:table-cell office:value-type="float" office:value="102751841728540" calcext:value-type="float">
            <text:p>102751841728540</text:p>
          </table:table-cell>
          <table:table-cell office:value-type="float" office:value="19.922977" calcext:value-type="float">
            <text:p>19.922977</text:p>
          </table:table-cell>
          <table:table-cell table:formula="of:=[.E382]/1000000" office:value-type="float" office:value="0.000020141602" calcext:value-type="float">
            <text:p>2.0141602E-05</text:p>
          </table:table-cell>
          <table:table-cell office:value-type="float" office:value="341095937105484" calcext:value-type="float">
            <text:p>341095937105484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376944" calcext:value-type="float">
            <text:p>238344095376944</text:p>
          </table:table-cell>
        </table:table-row>
        <table:table-row table:style-name="ro1">
          <table:table-cell office:value-type="float" office:value="102751860617088" calcext:value-type="float">
            <text:p>102751860617088</text:p>
          </table:table-cell>
          <table:table-cell office:value-type="float" office:value="18.888548" calcext:value-type="float">
            <text:p>18.888548</text:p>
          </table:table-cell>
          <table:table-cell table:formula="of:=[.E383]/1000000" office:value-type="float" office:value="0.000020141602" calcext:value-type="float">
            <text:p>2.0141602E-05</text:p>
          </table:table-cell>
          <table:table-cell office:value-type="float" office:value="341095957247086" calcext:value-type="float">
            <text:p>341095957247086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6629998" calcext:value-type="float">
            <text:p>238344096629998</text:p>
          </table:table-cell>
        </table:table-row>
        <table:table-row table:style-name="ro1">
          <table:table-cell office:value-type="float" office:value="102751880939349" calcext:value-type="float">
            <text:p>102751880939349</text:p>
          </table:table-cell>
          <table:table-cell office:value-type="float" office:value="20.322261" calcext:value-type="float">
            <text:p>20.322261</text:p>
          </table:table-cell>
          <table:table-cell table:formula="of:=[.E384]/1000000" office:value-type="float" office:value="0.000020141601" calcext:value-type="float">
            <text:p>2.0141601E-05</text:p>
          </table:table-cell>
          <table:table-cell office:value-type="float" office:value="341095977388687" calcext:value-type="float">
            <text:p>341095977388687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6449338" calcext:value-type="float">
            <text:p>238344096449338</text:p>
          </table:table-cell>
        </table:table-row>
        <table:table-row table:style-name="ro1">
          <table:table-cell office:value-type="float" office:value="102751901993710" calcext:value-type="float">
            <text:p>102751901993710</text:p>
          </table:table-cell>
          <table:table-cell office:value-type="float" office:value="21.054361" calcext:value-type="float">
            <text:p>21.054361</text:p>
          </table:table-cell>
          <table:table-cell table:formula="of:=[.E385]/1000000" office:value-type="float" office:value="0.000020141602" calcext:value-type="float">
            <text:p>2.0141602E-05</text:p>
          </table:table-cell>
          <table:table-cell office:value-type="float" office:value="341095997530289" calcext:value-type="float">
            <text:p>341095997530289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536579" calcext:value-type="float">
            <text:p>238344095536579</text:p>
          </table:table-cell>
        </table:table-row>
        <table:table-row table:style-name="ro1">
          <table:table-cell office:value-type="float" office:value="102751921694119" calcext:value-type="float">
            <text:p>102751921694119</text:p>
          </table:table-cell>
          <table:table-cell office:value-type="float" office:value="19.700409" calcext:value-type="float">
            <text:p>19.700409</text:p>
          </table:table-cell>
          <table:table-cell table:formula="of:=[.E386]/1000000" office:value-type="float" office:value="0.000020111084" calcext:value-type="float">
            <text:p>2.0111084E-05</text:p>
          </table:table-cell>
          <table:table-cell office:value-type="float" office:value="341096017641373" calcext:value-type="float">
            <text:p>341096017641373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5947254" calcext:value-type="float">
            <text:p>238344095947254</text:p>
          </table:table-cell>
        </table:table-row>
        <table:table-row table:style-name="ro1">
          <table:table-cell office:value-type="float" office:value="102751942437500" calcext:value-type="float">
            <text:p>102751942437500</text:p>
          </table:table-cell>
          <table:table-cell office:value-type="float" office:value="20.743381" calcext:value-type="float">
            <text:p>20.743381</text:p>
          </table:table-cell>
          <table:table-cell table:formula="of:=[.E387]/1000000" office:value-type="float" office:value="0.000020202636" calcext:value-type="float">
            <text:p>2.0202636E-05</text:p>
          </table:table-cell>
          <table:table-cell office:value-type="float" office:value="341096037844009" calcext:value-type="float">
            <text:p>341096037844009</text:p>
          </table:table-cell>
          <table:table-cell office:value-type="float" office:value="20.202636" calcext:value-type="float">
            <text:p>20.202636</text:p>
          </table:table-cell>
          <table:table-cell office:value-type="float" office:value="238344095406509" calcext:value-type="float">
            <text:p>238344095406509</text:p>
          </table:table-cell>
        </table:table-row>
        <table:table-row table:style-name="ro1">
          <table:table-cell office:value-type="float" office:value="102751964773513" calcext:value-type="float">
            <text:p>102751964773513</text:p>
          </table:table-cell>
          <table:table-cell office:value-type="float" office:value="22.336013" calcext:value-type="float">
            <text:p>22.336013</text:p>
          </table:table-cell>
          <table:table-cell table:formula="of:=[.E388]/1000000" office:value-type="float" office:value="0.000020111084" calcext:value-type="float">
            <text:p>2.0111084E-05</text:p>
          </table:table-cell>
          <table:table-cell office:value-type="float" office:value="341096057955093" calcext:value-type="float">
            <text:p>341096057955093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3181580" calcext:value-type="float">
            <text:p>238344093181580</text:p>
          </table:table-cell>
        </table:table-row>
        <table:table-row table:style-name="ro1">
          <table:table-cell office:value-type="float" office:value="102751982999566" calcext:value-type="float">
            <text:p>102751982999566</text:p>
          </table:table-cell>
          <table:table-cell office:value-type="float" office:value="18.226053" calcext:value-type="float">
            <text:p>18.226053</text:p>
          </table:table-cell>
          <table:table-cell table:formula="of:=[.E389]/1000000" office:value-type="float" office:value="0.000020141602" calcext:value-type="float">
            <text:p>2.0141602E-05</text:p>
          </table:table-cell>
          <table:table-cell office:value-type="float" office:value="341096078096695" calcext:value-type="float">
            <text:p>341096078096695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097129" calcext:value-type="float">
            <text:p>238344095097129</text:p>
          </table:table-cell>
        </table:table-row>
        <table:table-row table:style-name="ro1">
          <table:table-cell office:value-type="float" office:value="102752003366558" calcext:value-type="float">
            <text:p>102752003366558</text:p>
          </table:table-cell>
          <table:table-cell office:value-type="float" office:value="20.366992" calcext:value-type="float">
            <text:p>20.366992</text:p>
          </table:table-cell>
          <table:table-cell table:formula="of:=[.E390]/1000000" office:value-type="float" office:value="0.000020111084" calcext:value-type="float">
            <text:p>2.0111084E-05</text:p>
          </table:table-cell>
          <table:table-cell office:value-type="float" office:value="341096098207779" calcext:value-type="float">
            <text:p>341096098207779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4841221" calcext:value-type="float">
            <text:p>238344094841221</text:p>
          </table:table-cell>
        </table:table-row>
        <table:table-row table:style-name="ro1">
          <table:table-cell office:value-type="float" office:value="102752025697652" calcext:value-type="float">
            <text:p>102752025697652</text:p>
          </table:table-cell>
          <table:table-cell office:value-type="float" office:value="22.331094" calcext:value-type="float">
            <text:p>22.331094</text:p>
          </table:table-cell>
          <table:table-cell table:formula="of:=[.E391]/1000000" office:value-type="float" office:value="0.000020141601" calcext:value-type="float">
            <text:p>2.0141601E-05</text:p>
          </table:table-cell>
          <table:table-cell office:value-type="float" office:value="341096118349380" calcext:value-type="float">
            <text:p>341096118349380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2651728" calcext:value-type="float">
            <text:p>238344092651728</text:p>
          </table:table-cell>
        </table:table-row>
        <table:table-row table:style-name="ro1">
          <table:table-cell office:value-type="float" office:value="102752055923950" calcext:value-type="float">
            <text:p>102752055923950</text:p>
          </table:table-cell>
          <table:table-cell office:value-type="float" office:value="30.226298" calcext:value-type="float">
            <text:p>30.226298</text:p>
          </table:table-cell>
          <table:table-cell table:formula="of:=[.E392]/1000000" office:value-type="float" office:value="0.000020141602" calcext:value-type="float">
            <text:p>2.0141602E-05</text:p>
          </table:table-cell>
          <table:table-cell office:value-type="float" office:value="341096138490982" calcext:value-type="float">
            <text:p>341096138490982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82567032" calcext:value-type="float">
            <text:p>238344082567032</text:p>
          </table:table-cell>
        </table:table-row>
        <table:table-row table:style-name="ro1">
          <table:table-cell office:value-type="float" office:value="102752058264908" calcext:value-type="float">
            <text:p>102752058264908</text:p>
          </table:table-cell>
          <table:table-cell office:value-type="float" office:value="2.340958" calcext:value-type="float">
            <text:p>2.340958</text:p>
          </table:table-cell>
          <table:table-cell table:formula="of:=[.E393]/1000000" office:value-type="float" office:value="0.000020141602" calcext:value-type="float">
            <text:p>2.0141602E-05</text:p>
          </table:table-cell>
          <table:table-cell office:value-type="float" office:value="341096158632584" calcext:value-type="float">
            <text:p>341096158632584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100367676" calcext:value-type="float">
            <text:p>238344100367676</text:p>
          </table:table-cell>
        </table:table-row>
        <table:table-row table:style-name="ro1">
          <table:table-cell office:value-type="float" office:value="102752080915462" calcext:value-type="float">
            <text:p>102752080915462</text:p>
          </table:table-cell>
          <table:table-cell office:value-type="float" office:value="22.650554" calcext:value-type="float">
            <text:p>22.650554</text:p>
          </table:table-cell>
          <table:table-cell table:formula="of:=[.E394]/1000000" office:value-type="float" office:value="0.000020141601" calcext:value-type="float">
            <text:p>2.0141601E-05</text:p>
          </table:table-cell>
          <table:table-cell office:value-type="float" office:value="341096178774185" calcext:value-type="float">
            <text:p>341096178774185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7858723" calcext:value-type="float">
            <text:p>238344097858723</text:p>
          </table:table-cell>
        </table:table-row>
        <table:table-row table:style-name="ro1">
          <table:table-cell office:value-type="float" office:value="102752100702499" calcext:value-type="float">
            <text:p>102752100702499</text:p>
          </table:table-cell>
          <table:table-cell office:value-type="float" office:value="19.787037" calcext:value-type="float">
            <text:p>19.787037</text:p>
          </table:table-cell>
          <table:table-cell table:formula="of:=[.E395]/1000000" office:value-type="float" office:value="0.000020111084" calcext:value-type="float">
            <text:p>2.0111084E-05</text:p>
          </table:table-cell>
          <table:table-cell office:value-type="float" office:value="341096198885269" calcext:value-type="float">
            <text:p>341096198885269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8182770" calcext:value-type="float">
            <text:p>238344098182770</text:p>
          </table:table-cell>
        </table:table-row>
        <table:table-row table:style-name="ro1">
          <table:table-cell office:value-type="float" office:value="102752126744834" calcext:value-type="float">
            <text:p>102752126744834</text:p>
          </table:table-cell>
          <table:table-cell office:value-type="float" office:value="26.042335" calcext:value-type="float">
            <text:p>26.042335</text:p>
          </table:table-cell>
          <table:table-cell table:formula="of:=[.E396]/1000000" office:value-type="float" office:value="0.000020172119" calcext:value-type="float">
            <text:p>2.0172119E-05</text:p>
          </table:table-cell>
          <table:table-cell office:value-type="float" office:value="341096219057388" calcext:value-type="float">
            <text:p>341096219057388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2312554" calcext:value-type="float">
            <text:p>238344092312554</text:p>
          </table:table-cell>
        </table:table-row>
        <table:table-row table:style-name="ro1">
          <table:table-cell office:value-type="float" office:value="102752143843621" calcext:value-type="float">
            <text:p>102752143843621</text:p>
          </table:table-cell>
          <table:table-cell office:value-type="float" office:value="17.098787" calcext:value-type="float">
            <text:p>17.098787</text:p>
          </table:table-cell>
          <table:table-cell table:formula="of:=[.E397]/1000000" office:value-type="float" office:value="0.000020141602" calcext:value-type="float">
            <text:p>2.0141602E-05</text:p>
          </table:table-cell>
          <table:table-cell office:value-type="float" office:value="341096239198990" calcext:value-type="float">
            <text:p>341096239198990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355369" calcext:value-type="float">
            <text:p>238344095355369</text:p>
          </table:table-cell>
        </table:table-row>
        <table:table-row table:style-name="ro1">
          <table:table-cell office:value-type="float" office:value="102752161001774" calcext:value-type="float">
            <text:p>102752161001774</text:p>
          </table:table-cell>
          <table:table-cell office:value-type="float" office:value="17.158153" calcext:value-type="float">
            <text:p>17.158153</text:p>
          </table:table-cell>
          <table:table-cell table:formula="of:=[.E398]/1000000" office:value-type="float" office:value="0.000020111084" calcext:value-type="float">
            <text:p>2.0111084E-05</text:p>
          </table:table-cell>
          <table:table-cell office:value-type="float" office:value="341096259310074" calcext:value-type="float">
            <text:p>341096259310074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8308300" calcext:value-type="float">
            <text:p>238344098308300</text:p>
          </table:table-cell>
        </table:table-row>
        <table:table-row table:style-name="ro1">
          <table:table-cell office:value-type="float" office:value="102752181161538" calcext:value-type="float">
            <text:p>102752181161538</text:p>
          </table:table-cell>
          <table:table-cell office:value-type="float" office:value="20.159764" calcext:value-type="float">
            <text:p>20.159764</text:p>
          </table:table-cell>
          <table:table-cell table:formula="of:=[.E399]/1000000" office:value-type="float" office:value="0.000020172119" calcext:value-type="float">
            <text:p>2.0172119E-05</text:p>
          </table:table-cell>
          <table:table-cell office:value-type="float" office:value="341096279482193" calcext:value-type="float">
            <text:p>341096279482193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8320655" calcext:value-type="float">
            <text:p>238344098320655</text:p>
          </table:table-cell>
        </table:table-row>
        <table:table-row table:style-name="ro1">
          <table:table-cell office:value-type="float" office:value="102752201245772" calcext:value-type="float">
            <text:p>102752201245772</text:p>
          </table:table-cell>
          <table:table-cell office:value-type="float" office:value="20.084234" calcext:value-type="float">
            <text:p>20.084234</text:p>
          </table:table-cell>
          <table:table-cell table:formula="of:=[.E400]/1000000" office:value-type="float" office:value="0.000020141602" calcext:value-type="float">
            <text:p>2.0141602E-05</text:p>
          </table:table-cell>
          <table:table-cell office:value-type="float" office:value="341096299623795" calcext:value-type="float">
            <text:p>341096299623795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8378023" calcext:value-type="float">
            <text:p>238344098378023</text:p>
          </table:table-cell>
        </table:table-row>
        <table:table-row table:style-name="ro1">
          <table:table-cell office:value-type="float" office:value="102752223745069" calcext:value-type="float">
            <text:p>102752223745069</text:p>
          </table:table-cell>
          <table:table-cell office:value-type="float" office:value="22.499297" calcext:value-type="float">
            <text:p>22.499297</text:p>
          </table:table-cell>
          <table:table-cell table:formula="of:=[.E401]/1000000" office:value-type="float" office:value="0.000020111084" calcext:value-type="float">
            <text:p>2.0111084E-05</text:p>
          </table:table-cell>
          <table:table-cell office:value-type="float" office:value="341096319734879" calcext:value-type="float">
            <text:p>341096319734879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5989810" calcext:value-type="float">
            <text:p>238344095989810</text:p>
          </table:table-cell>
        </table:table-row>
        <table:table-row table:style-name="ro1">
          <table:table-cell office:value-type="float" office:value="102752244108609" calcext:value-type="float">
            <text:p>102752244108609</text:p>
          </table:table-cell>
          <table:table-cell office:value-type="float" office:value="20.36354" calcext:value-type="float">
            <text:p>20.36354</text:p>
          </table:table-cell>
          <table:table-cell table:formula="of:=[.E402]/1000000" office:value-type="float" office:value="0.000020202636" calcext:value-type="float">
            <text:p>2.0202636E-05</text:p>
          </table:table-cell>
          <table:table-cell office:value-type="float" office:value="341096339937515" calcext:value-type="float">
            <text:p>341096339937515</text:p>
          </table:table-cell>
          <table:table-cell office:value-type="float" office:value="20.202636" calcext:value-type="float">
            <text:p>20.202636</text:p>
          </table:table-cell>
          <table:table-cell office:value-type="float" office:value="238344095828906" calcext:value-type="float">
            <text:p>238344095828906</text:p>
          </table:table-cell>
        </table:table-row>
        <table:table-row table:style-name="ro1">
          <table:table-cell office:value-type="float" office:value="102752263666293" calcext:value-type="float">
            <text:p>102752263666293</text:p>
          </table:table-cell>
          <table:table-cell office:value-type="float" office:value="19.557684" calcext:value-type="float">
            <text:p>19.557684</text:p>
          </table:table-cell>
          <table:table-cell table:formula="of:=[.E403]/1000000" office:value-type="float" office:value="0.000020141602" calcext:value-type="float">
            <text:p>2.0141602E-05</text:p>
          </table:table-cell>
          <table:table-cell office:value-type="float" office:value="341096360079117" calcext:value-type="float">
            <text:p>341096360079117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6412824" calcext:value-type="float">
            <text:p>238344096412824</text:p>
          </table:table-cell>
        </table:table-row>
        <table:table-row table:style-name="ro1">
          <table:table-cell office:value-type="float" office:value="102752284318753" calcext:value-type="float">
            <text:p>102752284318753</text:p>
          </table:table-cell>
          <table:table-cell office:value-type="float" office:value="20.65246" calcext:value-type="float">
            <text:p>20.65246</text:p>
          </table:table-cell>
          <table:table-cell table:formula="of:=[.E404]/1000000" office:value-type="float" office:value="0.000020141601" calcext:value-type="float">
            <text:p>2.0141601E-05</text:p>
          </table:table-cell>
          <table:table-cell office:value-type="float" office:value="341096380220718" calcext:value-type="float">
            <text:p>341096380220718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5901965" calcext:value-type="float">
            <text:p>238344095901965</text:p>
          </table:table-cell>
        </table:table-row>
        <table:table-row table:style-name="ro1">
          <table:table-cell office:value-type="float" office:value="102752304930043" calcext:value-type="float">
            <text:p>102752304930043</text:p>
          </table:table-cell>
          <table:table-cell office:value-type="float" office:value="20.61129" calcext:value-type="float">
            <text:p>20.61129</text:p>
          </table:table-cell>
          <table:table-cell table:formula="of:=[.E405]/1000000" office:value-type="float" office:value="0.000020111084" calcext:value-type="float">
            <text:p>2.0111084E-05</text:p>
          </table:table-cell>
          <table:table-cell office:value-type="float" office:value="341096400331802" calcext:value-type="float">
            <text:p>341096400331802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5401759" calcext:value-type="float">
            <text:p>238344095401759</text:p>
          </table:table-cell>
        </table:table-row>
        <table:table-row table:style-name="ro1">
          <table:table-cell office:value-type="float" office:value="102752324464277" calcext:value-type="float">
            <text:p>102752324464277</text:p>
          </table:table-cell>
          <table:table-cell office:value-type="float" office:value="19.534234" calcext:value-type="float">
            <text:p>19.534234</text:p>
          </table:table-cell>
          <table:table-cell table:formula="of:=[.E406]/1000000" office:value-type="float" office:value="0.000020141602" calcext:value-type="float">
            <text:p>2.0141602E-05</text:p>
          </table:table-cell>
          <table:table-cell office:value-type="float" office:value="341096420473404" calcext:value-type="float">
            <text:p>341096420473404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6009127" calcext:value-type="float">
            <text:p>238344096009127</text:p>
          </table:table-cell>
        </table:table-row>
        <table:table-row table:style-name="ro1">
          <table:table-cell office:value-type="float" office:value="102752344699212" calcext:value-type="float">
            <text:p>102752344699212</text:p>
          </table:table-cell>
          <table:table-cell office:value-type="float" office:value="20.234935" calcext:value-type="float">
            <text:p>20.234935</text:p>
          </table:table-cell>
          <table:table-cell table:formula="of:=[.E407]/1000000" office:value-type="float" office:value="0.000020141601" calcext:value-type="float">
            <text:p>2.0141601E-05</text:p>
          </table:table-cell>
          <table:table-cell office:value-type="float" office:value="341096440615005" calcext:value-type="float">
            <text:p>341096440615005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5915793" calcext:value-type="float">
            <text:p>238344095915793</text:p>
          </table:table-cell>
        </table:table-row>
        <table:table-row table:style-name="ro1">
          <table:table-cell office:value-type="float" office:value="102752364590283" calcext:value-type="float">
            <text:p>102752364590283</text:p>
          </table:table-cell>
          <table:table-cell office:value-type="float" office:value="19.891071" calcext:value-type="float">
            <text:p>19.891071</text:p>
          </table:table-cell>
          <table:table-cell table:formula="of:=[.E408]/1000000" office:value-type="float" office:value="0.000020111084" calcext:value-type="float">
            <text:p>2.0111084E-05</text:p>
          </table:table-cell>
          <table:table-cell office:value-type="float" office:value="341096460726089" calcext:value-type="float">
            <text:p>341096460726089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6135806" calcext:value-type="float">
            <text:p>238344096135806</text:p>
          </table:table-cell>
        </table:table-row>
        <table:table-row table:style-name="ro1">
          <table:table-cell office:value-type="float" office:value="102752384369511" calcext:value-type="float">
            <text:p>102752384369511</text:p>
          </table:table-cell>
          <table:table-cell office:value-type="float" office:value="19.779228" calcext:value-type="float">
            <text:p>19.779228</text:p>
          </table:table-cell>
          <table:table-cell table:formula="of:=[.E409]/1000000" office:value-type="float" office:value="0.00002017212" calcext:value-type="float">
            <text:p>2.017212E-05</text:p>
          </table:table-cell>
          <table:table-cell office:value-type="float" office:value="341096480898209" calcext:value-type="float">
            <text:p>341096480898209</text:p>
          </table:table-cell>
          <table:table-cell office:value-type="float" office:value="20.17212" calcext:value-type="float">
            <text:p>20.17212</text:p>
          </table:table-cell>
          <table:table-cell office:value-type="float" office:value="238344096528698" calcext:value-type="float">
            <text:p>238344096528698</text:p>
          </table:table-cell>
        </table:table-row>
        <table:table-row table:style-name="ro1">
          <table:table-cell office:value-type="float" office:value="102752405055957" calcext:value-type="float">
            <text:p>102752405055957</text:p>
          </table:table-cell>
          <table:table-cell office:value-type="float" office:value="20.686446" calcext:value-type="float">
            <text:p>20.686446</text:p>
          </table:table-cell>
          <table:table-cell table:formula="of:=[.E410]/1000000" office:value-type="float" office:value="0.000020141601" calcext:value-type="float">
            <text:p>2.0141601E-05</text:p>
          </table:table-cell>
          <table:table-cell office:value-type="float" office:value="341096501039810" calcext:value-type="float">
            <text:p>341096501039810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5983853" calcext:value-type="float">
            <text:p>238344095983853</text:p>
          </table:table-cell>
        </table:table-row>
        <table:table-row table:style-name="ro1">
          <table:table-cell office:value-type="float" office:value="102752425275618" calcext:value-type="float">
            <text:p>102752425275618</text:p>
          </table:table-cell>
          <table:table-cell office:value-type="float" office:value="20.219661" calcext:value-type="float">
            <text:p>20.219661</text:p>
          </table:table-cell>
          <table:table-cell table:formula="of:=[.E411]/1000000" office:value-type="float" office:value="0.000020141602" calcext:value-type="float">
            <text:p>2.0141602E-05</text:p>
          </table:table-cell>
          <table:table-cell office:value-type="float" office:value="341096521181412" calcext:value-type="float">
            <text:p>341096521181412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5905794" calcext:value-type="float">
            <text:p>238344095905794</text:p>
          </table:table-cell>
        </table:table-row>
        <table:table-row table:style-name="ro1">
          <table:table-cell office:value-type="float" office:value="102752445212094" calcext:value-type="float">
            <text:p>102752445212094</text:p>
          </table:table-cell>
          <table:table-cell office:value-type="float" office:value="19.936476" calcext:value-type="float">
            <text:p>19.936476</text:p>
          </table:table-cell>
          <table:table-cell table:formula="of:=[.E412]/1000000" office:value-type="float" office:value="0.000020141601" calcext:value-type="float">
            <text:p>2.0141601E-05</text:p>
          </table:table-cell>
          <table:table-cell office:value-type="float" office:value="341096541323013" calcext:value-type="float">
            <text:p>341096541323013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6110919" calcext:value-type="float">
            <text:p>238344096110919</text:p>
          </table:table-cell>
        </table:table-row>
        <table:table-row table:style-name="ro1">
          <table:table-cell office:value-type="float" office:value="102752465686220" calcext:value-type="float">
            <text:p>102752465686220</text:p>
          </table:table-cell>
          <table:table-cell office:value-type="float" office:value="20.474126" calcext:value-type="float">
            <text:p>20.474126</text:p>
          </table:table-cell>
          <table:table-cell table:formula="of:=[.E413]/1000000" office:value-type="float" office:value="0.000020172119" calcext:value-type="float">
            <text:p>2.0172119E-05</text:p>
          </table:table-cell>
          <table:table-cell office:value-type="float" office:value="341096561495132" calcext:value-type="float">
            <text:p>341096561495132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5808912" calcext:value-type="float">
            <text:p>238344095808912</text:p>
          </table:table-cell>
        </table:table-row>
        <table:table-row table:style-name="ro1">
          <table:table-cell office:value-type="float" office:value="102752489205895" calcext:value-type="float">
            <text:p>102752489205895</text:p>
          </table:table-cell>
          <table:table-cell office:value-type="float" office:value="23.519675" calcext:value-type="float">
            <text:p>23.519675</text:p>
          </table:table-cell>
          <table:table-cell table:formula="of:=[.E414]/1000000" office:value-type="float" office:value="0.000020141602" calcext:value-type="float">
            <text:p>2.0141602E-05</text:p>
          </table:table-cell>
          <table:table-cell office:value-type="float" office:value="341096581636734" calcext:value-type="float">
            <text:p>341096581636734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2430839" calcext:value-type="float">
            <text:p>238344092430839</text:p>
          </table:table-cell>
        </table:table-row>
        <table:table-row table:style-name="ro1">
          <table:table-cell office:value-type="float" office:value="102752522606283" calcext:value-type="float">
            <text:p>102752522606283</text:p>
          </table:table-cell>
          <table:table-cell office:value-type="float" office:value="33.400388" calcext:value-type="float">
            <text:p>33.400388</text:p>
          </table:table-cell>
          <table:table-cell table:formula="of:=[.E415]/1000000" office:value-type="float" office:value="0.000020111084" calcext:value-type="float">
            <text:p>2.0111084E-05</text:p>
          </table:table-cell>
          <table:table-cell office:value-type="float" office:value="341096601747818" calcext:value-type="float">
            <text:p>341096601747818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79141535" calcext:value-type="float">
            <text:p>238344079141535</text:p>
          </table:table-cell>
        </table:table-row>
        <table:table-row table:style-name="ro1">
          <table:table-cell office:value-type="float" office:value="102752523517967" calcext:value-type="float">
            <text:p>102752523517967</text:p>
          </table:table-cell>
          <table:table-cell office:value-type="float" office:value="0.911684" calcext:value-type="float">
            <text:p>0.911684</text:p>
          </table:table-cell>
          <table:table-cell table:formula="of:=[.E416]/1000000" office:value-type="float" office:value="0.000020141602" calcext:value-type="float">
            <text:p>2.0141602E-05</text:p>
          </table:table-cell>
          <table:table-cell office:value-type="float" office:value="341096621889420" calcext:value-type="float">
            <text:p>341096621889420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8371453" calcext:value-type="float">
            <text:p>238344098371453</text:p>
          </table:table-cell>
        </table:table-row>
        <table:table-row table:style-name="ro1">
          <table:table-cell office:value-type="float" office:value="102752540961731" calcext:value-type="float">
            <text:p>102752540961731</text:p>
          </table:table-cell>
          <table:table-cell office:value-type="float" office:value="17.443764" calcext:value-type="float">
            <text:p>17.443764</text:p>
          </table:table-cell>
          <table:table-cell table:formula="of:=[.E417]/1000000" office:value-type="float" office:value="0.000020111084" calcext:value-type="float">
            <text:p>2.0111084E-05</text:p>
          </table:table-cell>
          <table:table-cell office:value-type="float" office:value="341096642000504" calcext:value-type="float">
            <text:p>341096642000504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101038773" calcext:value-type="float">
            <text:p>238344101038773</text:p>
          </table:table-cell>
        </table:table-row>
        <table:table-row table:style-name="ro1">
          <table:table-cell office:value-type="float" office:value="102752560717622" calcext:value-type="float">
            <text:p>102752560717622</text:p>
          </table:table-cell>
          <table:table-cell office:value-type="float" office:value="19.755891" calcext:value-type="float">
            <text:p>19.755891</text:p>
          </table:table-cell>
          <table:table-cell table:formula="of:=[.E418]/1000000" office:value-type="float" office:value="0.000020172119" calcext:value-type="float">
            <text:p>2.0172119E-05</text:p>
          </table:table-cell>
          <table:table-cell office:value-type="float" office:value="341096662172623" calcext:value-type="float">
            <text:p>341096662172623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101455001" calcext:value-type="float">
            <text:p>238344101455001</text:p>
          </table:table-cell>
        </table:table-row>
        <table:table-row table:style-name="ro1">
          <table:table-cell office:value-type="float" office:value="102752584449853" calcext:value-type="float">
            <text:p>102752584449853</text:p>
          </table:table-cell>
          <table:table-cell office:value-type="float" office:value="23.732231" calcext:value-type="float">
            <text:p>23.732231</text:p>
          </table:table-cell>
          <table:table-cell table:formula="of:=[.E419]/1000000" office:value-type="float" office:value="0.000020141601" calcext:value-type="float">
            <text:p>2.0141601E-05</text:p>
          </table:table-cell>
          <table:table-cell office:value-type="float" office:value="341096682314224" calcext:value-type="float">
            <text:p>341096682314224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7864371" calcext:value-type="float">
            <text:p>238344097864371</text:p>
          </table:table-cell>
        </table:table-row>
        <table:table-row table:style-name="ro1">
          <table:table-cell office:value-type="float" office:value="102752604808437" calcext:value-type="float">
            <text:p>102752604808437</text:p>
          </table:table-cell>
          <table:table-cell office:value-type="float" office:value="20.358584" calcext:value-type="float">
            <text:p>20.358584</text:p>
          </table:table-cell>
          <table:table-cell table:formula="of:=[.E420]/1000000" office:value-type="float" office:value="0.000020111084" calcext:value-type="float">
            <text:p>2.0111084E-05</text:p>
          </table:table-cell>
          <table:table-cell office:value-type="float" office:value="341096702425308" calcext:value-type="float">
            <text:p>341096702425308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7616871" calcext:value-type="float">
            <text:p>238344097616871</text:p>
          </table:table-cell>
        </table:table-row>
        <table:table-row table:style-name="ro1">
          <table:table-cell office:value-type="float" office:value="102752625529786" calcext:value-type="float">
            <text:p>102752625529786</text:p>
          </table:table-cell>
          <table:table-cell office:value-type="float" office:value="20.721349" calcext:value-type="float">
            <text:p>20.721349</text:p>
          </table:table-cell>
          <table:table-cell table:formula="of:=[.E421]/1000000" office:value-type="float" office:value="0.000020172119" calcext:value-type="float">
            <text:p>2.0172119E-05</text:p>
          </table:table-cell>
          <table:table-cell office:value-type="float" office:value="341096722597427" calcext:value-type="float">
            <text:p>341096722597427</text:p>
          </table:table-cell>
          <table:table-cell office:value-type="float" office:value="20.172119" calcext:value-type="float">
            <text:p>20.172119</text:p>
          </table:table-cell>
          <table:table-cell office:value-type="float" office:value="238344097067641" calcext:value-type="float">
            <text:p>238344097067641</text:p>
          </table:table-cell>
        </table:table-row>
        <table:table-row table:style-name="ro1">
          <table:table-cell office:value-type="float" office:value="102752646584267" calcext:value-type="float">
            <text:p>102752646584267</text:p>
          </table:table-cell>
          <table:table-cell office:value-type="float" office:value="21.054481" calcext:value-type="float">
            <text:p>21.054481</text:p>
          </table:table-cell>
          <table:table-cell table:formula="of:=[.E422]/1000000" office:value-type="float" office:value="0.000020141602" calcext:value-type="float">
            <text:p>2.0141602E-05</text:p>
          </table:table-cell>
          <table:table-cell office:value-type="float" office:value="341096742739029" calcext:value-type="float">
            <text:p>341096742739029</text:p>
          </table:table-cell>
          <table:table-cell office:value-type="float" office:value="20.141602" calcext:value-type="float">
            <text:p>20.141602</text:p>
          </table:table-cell>
          <table:table-cell office:value-type="float" office:value="238344096154762" calcext:value-type="float">
            <text:p>238344096154762</text:p>
          </table:table-cell>
        </table:table-row>
        <table:table-row table:style-name="ro1">
          <table:table-cell office:value-type="float" office:value="102752667017573" calcext:value-type="float">
            <text:p>102752667017573</text:p>
          </table:table-cell>
          <table:table-cell office:value-type="float" office:value="20.433306" calcext:value-type="float">
            <text:p>20.433306</text:p>
          </table:table-cell>
          <table:table-cell table:formula="of:=[.E423]/1000000" office:value-type="float" office:value="0.000020111084" calcext:value-type="float">
            <text:p>2.0111084E-05</text:p>
          </table:table-cell>
          <table:table-cell office:value-type="float" office:value="341096762850113" calcext:value-type="float">
            <text:p>341096762850113</text:p>
          </table:table-cell>
          <table:table-cell office:value-type="float" office:value="20.111084" calcext:value-type="float">
            <text:p>20.111084</text:p>
          </table:table-cell>
          <table:table-cell office:value-type="float" office:value="238344095832540" calcext:value-type="float">
            <text:p>238344095832540</text:p>
          </table:table-cell>
        </table:table-row>
        <table:table-row table:style-name="ro1">
          <table:table-cell office:value-type="float" office:value="102752686249100" calcext:value-type="float">
            <text:p>102752686249100</text:p>
          </table:table-cell>
          <table:table-cell office:value-type="float" office:value="19.231527" calcext:value-type="float">
            <text:p>19.231527</text:p>
          </table:table-cell>
          <table:table-cell table:formula="of:=[.E424]/1000000" office:value-type="float" office:value="0.000020141601" calcext:value-type="float">
            <text:p>2.0141601E-05</text:p>
          </table:table-cell>
          <table:table-cell office:value-type="float" office:value="341096782991714" calcext:value-type="float">
            <text:p>341096782991714</text:p>
          </table:table-cell>
          <table:table-cell office:value-type="float" office:value="20.141601" calcext:value-type="float">
            <text:p>20.141601</text:p>
          </table:table-cell>
          <table:table-cell office:value-type="float" office:value="238344096742614" calcext:value-type="float">
            <text:p>238344096742614</text:p>
          </table:table-cell>
        </table:table-row>
        <table:table-row table:style-name="ro1">
          <table:table-cell office:value-type="float" office:value="102752706743702" calcext:value-type="float">
            <text:p>102752706743702</text:p>
          </table:table-cell>
          <table:table-cell office:value-type="float" office:value="20.494602" calcext:value-type="float">
            <text:p>20.494602</text:p>
          </table:table-cell>
          <table:table-cell table:formula="of:=[.E425]/1000000" office:value-type="float" office:value="0.00002017212" calcext:value-type="float">
            <text:p>2.017212E-05</text:p>
          </table:table-cell>
          <table:table-cell office:value-type="float" office:value="341096803163834" calcext:value-type="float">
            <text:p>341096803163834</text:p>
          </table:table-cell>
          <table:table-cell office:value-type="float" office:value="20.17212" calcext:value-type="float">
            <text:p>20.17212</text:p>
          </table:table-cell>
          <table:table-cell office:value-type="float" office:value="238344096420132" calcext:value-type="float">
            <text:p>238344096420132</text:p>
          </table:table-cell>
        </table:table-row>
      </table:table>
      <table:table table:name="ROUND_TRIP_TIME" table:style-name="ta1">
        <table:shapes>
          <draw:frame draw:z-index="0" draw:style-name="gr1" draw:text-style-name="P1" svg:width="1277.94pt" svg:height="600.83pt" svg:x="126.94pt" svg:y="0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rtt</text:p>
          </table:table-cell>
        </table:table-row>
        <table:table-row table:style-name="ro1">
          <table:table-cell office:value-type="float" office:value="1486226080320" calcext:value-type="float">
            <text:p>1486226080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226080349" calcext:value-type="float">
            <text:p>148622608034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86226080822" calcext:value-type="float">
            <text:p>14862260808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6226081323" calcext:value-type="float">
            <text:p>148622608132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86226081826" calcext:value-type="float">
            <text:p>148622608182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486226082322" calcext:value-type="float">
            <text:p>14862260823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6226082825" calcext:value-type="float">
            <text:p>14862260828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083323" calcext:value-type="float">
            <text:p>14862260833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86226083822" calcext:value-type="float">
            <text:p>14862260838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6226084322" calcext:value-type="float">
            <text:p>14862260843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86226084837" calcext:value-type="float">
            <text:p>14862260848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085325" calcext:value-type="float">
            <text:p>14862260853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085827" calcext:value-type="float">
            <text:p>14862260858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086323" calcext:value-type="float">
            <text:p>14862260863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86226086821" calcext:value-type="float">
            <text:p>14862260868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86226087323" calcext:value-type="float">
            <text:p>14862260873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087824" calcext:value-type="float">
            <text:p>14862260878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088325" calcext:value-type="float">
            <text:p>14862260883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86226088823" calcext:value-type="float">
            <text:p>14862260888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089322" calcext:value-type="float">
            <text:p>14862260893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089827" calcext:value-type="float">
            <text:p>148622608982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86226090323" calcext:value-type="float">
            <text:p>14862260903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090831" calcext:value-type="float">
            <text:p>148622609083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86226091328" calcext:value-type="float">
            <text:p>14862260913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86226091822" calcext:value-type="float">
            <text:p>14862260918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6226092323" calcext:value-type="float">
            <text:p>14862260923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86226092823" calcext:value-type="float">
            <text:p>148622609282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86226093323" calcext:value-type="float">
            <text:p>14862260933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093823" calcext:value-type="float">
            <text:p>14862260938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094326" calcext:value-type="float">
            <text:p>148622609432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86226094822" calcext:value-type="float">
            <text:p>14862260948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095321" calcext:value-type="float">
            <text:p>14862260953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86226095823" calcext:value-type="float">
            <text:p>148622609582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486226096324" calcext:value-type="float">
            <text:p>1486226096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096824" calcext:value-type="float">
            <text:p>14862260968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097323" calcext:value-type="float">
            <text:p>148622609732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86226097822" calcext:value-type="float">
            <text:p>148622609782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86226098324" calcext:value-type="float">
            <text:p>1486226098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098823" calcext:value-type="float">
            <text:p>14862260988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099323" calcext:value-type="float">
            <text:p>14862260993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099821" calcext:value-type="float">
            <text:p>14862260998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6226100322" calcext:value-type="float">
            <text:p>14862261003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100823" calcext:value-type="float">
            <text:p>14862261008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86226101324" calcext:value-type="float">
            <text:p>148622610132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86226101823" calcext:value-type="float">
            <text:p>14862261018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102323" calcext:value-type="float">
            <text:p>14862261023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102821" calcext:value-type="float">
            <text:p>14862261028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6226103322" calcext:value-type="float">
            <text:p>14862261033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103822" calcext:value-type="float">
            <text:p>148622610382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86226104323" calcext:value-type="float">
            <text:p>148622610432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86226104823" calcext:value-type="float">
            <text:p>14862261048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86226105325" calcext:value-type="float">
            <text:p>14862261053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05823" calcext:value-type="float">
            <text:p>14862261058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06322" calcext:value-type="float">
            <text:p>14862261063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86226106824" calcext:value-type="float">
            <text:p>14862261068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86226107322" calcext:value-type="float">
            <text:p>14862261073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107822" calcext:value-type="float">
            <text:p>14862261078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08325" calcext:value-type="float">
            <text:p>14862261083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108823" calcext:value-type="float">
            <text:p>148622610882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486226109323" calcext:value-type="float">
            <text:p>14862261093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86226109822" calcext:value-type="float">
            <text:p>14862261098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86226110322" calcext:value-type="float">
            <text:p>14862261103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86226110823" calcext:value-type="float">
            <text:p>148622611082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486226111326" calcext:value-type="float">
            <text:p>14862261113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86226111823" calcext:value-type="float">
            <text:p>14862261118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86226112323" calcext:value-type="float">
            <text:p>14862261123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12821" calcext:value-type="float">
            <text:p>14862261128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13323" calcext:value-type="float">
            <text:p>148622611332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86226113824" calcext:value-type="float">
            <text:p>14862261138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86226114328" calcext:value-type="float">
            <text:p>14862261143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86226114823" calcext:value-type="float">
            <text:p>14862261148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86226115322" calcext:value-type="float">
            <text:p>14862261153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86226115823" calcext:value-type="float">
            <text:p>148622611582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86226116322" calcext:value-type="float">
            <text:p>14862261163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16825" calcext:value-type="float">
            <text:p>14862261168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86226117323" calcext:value-type="float">
            <text:p>14862261173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117822" calcext:value-type="float">
            <text:p>14862261178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86226118323" calcext:value-type="float">
            <text:p>14862261183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86226118823" calcext:value-type="float">
            <text:p>14862261188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6226119322" calcext:value-type="float">
            <text:p>14862261193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86226119825" calcext:value-type="float">
            <text:p>14862261198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86226120324" calcext:value-type="float">
            <text:p>14862261203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20822" calcext:value-type="float">
            <text:p>14862261208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21324" calcext:value-type="float">
            <text:p>14862261213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86226121821" calcext:value-type="float">
            <text:p>14862261218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122322" calcext:value-type="float">
            <text:p>14862261223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86226122826" calcext:value-type="float">
            <text:p>14862261228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86226123323" calcext:value-type="float">
            <text:p>14862261233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123823" calcext:value-type="float">
            <text:p>14862261238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24323" calcext:value-type="float">
            <text:p>14862261243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86226124822" calcext:value-type="float">
            <text:p>14862261248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86226125324" calcext:value-type="float">
            <text:p>148622612532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486226125822" calcext:value-type="float">
            <text:p>14862261258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86226126322" calcext:value-type="float">
            <text:p>14862261263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86226126823" calcext:value-type="float">
            <text:p>14862261268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27322" calcext:value-type="float">
            <text:p>14862261273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86226127829" calcext:value-type="float">
            <text:p>148622612782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86226128325" calcext:value-type="float">
            <text:p>14862261283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86226128823" calcext:value-type="float">
            <text:p>14862261288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29324" calcext:value-type="float">
            <text:p>14862261293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29821" calcext:value-type="float">
            <text:p>14862261298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6226130324" calcext:value-type="float">
            <text:p>148622613032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86226130823" calcext:value-type="float">
            <text:p>14862261308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31326" calcext:value-type="float">
            <text:p>14862261313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86226131823" calcext:value-type="float">
            <text:p>14862261318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32323" calcext:value-type="float">
            <text:p>14862261323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32822" calcext:value-type="float">
            <text:p>14862261328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133323" calcext:value-type="float">
            <text:p>148622613332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86226133824" calcext:value-type="float">
            <text:p>14862261338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134335" calcext:value-type="float">
            <text:p>14862261343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134822" calcext:value-type="float">
            <text:p>14862261348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6226135321" calcext:value-type="float">
            <text:p>14862261353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6226135822" calcext:value-type="float">
            <text:p>14862261358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86226136323" calcext:value-type="float">
            <text:p>148622613632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86226136825" calcext:value-type="float">
            <text:p>14862261368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37332" calcext:value-type="float">
            <text:p>1486226137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86226137823" calcext:value-type="float">
            <text:p>14862261378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138322" calcext:value-type="float">
            <text:p>14862261383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6226138823" calcext:value-type="float">
            <text:p>148622613882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486226139323" calcext:value-type="float">
            <text:p>14862261393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86226139826" calcext:value-type="float">
            <text:p>14862261398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140323" calcext:value-type="float">
            <text:p>14862261403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86226140822" calcext:value-type="float">
            <text:p>14862261408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141321" calcext:value-type="float">
            <text:p>14862261413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141823" calcext:value-type="float">
            <text:p>14862261418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142325" calcext:value-type="float">
            <text:p>14862261423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86226142823" calcext:value-type="float">
            <text:p>14862261428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43325" calcext:value-type="float">
            <text:p>14862261433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143821" calcext:value-type="float">
            <text:p>14862261438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86226144324" calcext:value-type="float">
            <text:p>148622614432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86226144823" calcext:value-type="float">
            <text:p>14862261448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145325" calcext:value-type="float">
            <text:p>14862261453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86226145830" calcext:value-type="float">
            <text:p>14862261458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86226146322" calcext:value-type="float">
            <text:p>14862261463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146823" calcext:value-type="float">
            <text:p>148622614682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486226147323" calcext:value-type="float">
            <text:p>14862261473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47823" calcext:value-type="float">
            <text:p>14862261478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86226148326" calcext:value-type="float">
            <text:p>14862261483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86226148822" calcext:value-type="float">
            <text:p>14862261488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149321" calcext:value-type="float">
            <text:p>148622614932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86226149824" calcext:value-type="float">
            <text:p>14862261498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50323" calcext:value-type="float">
            <text:p>14862261503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50824" calcext:value-type="float">
            <text:p>14862261508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151325" calcext:value-type="float">
            <text:p>14862261513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86226151823" calcext:value-type="float">
            <text:p>14862261518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52322" calcext:value-type="float">
            <text:p>14862261523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86226152825" calcext:value-type="float">
            <text:p>148622615282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86226153324" calcext:value-type="float">
            <text:p>1486226153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53825" calcext:value-type="float">
            <text:p>14862261538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154323" calcext:value-type="float">
            <text:p>14862261543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54822" calcext:value-type="float">
            <text:p>14862261548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155321" calcext:value-type="float">
            <text:p>14862261553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86226155823" calcext:value-type="float">
            <text:p>14862261558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86226156323" calcext:value-type="float">
            <text:p>1486226156323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JITTER" table:style-name="ta1">
        <table:shapes>
          <draw:frame draw:z-index="0" draw:style-name="gr1" draw:text-style-name="P1" svg:width="961.46pt" svg:height="602.65pt" svg:x="354.05pt" svg:y="0pt">
            <loext:p draw:notify-on-update-of-ranges="JITTER.C1:JITTER.C1 JITTER.C2:JITTER.C42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kale Zeitstempeldifferenz</text:p>
          </table:table-cell>
          <table:table-cell office:value-type="string" calcext:value-type="string">
            <text:p>Sensor-Zeitstempeldifferenz</text:p>
          </table:table-cell>
          <table:table-cell office:value-type="string" calcext:value-type="string">
            <text:p>Jitter</text:p>
          </table:table-cell>
        </table:table-row>
        <table:table-row table:style-name="ro1">
          <table:table-cell office:value-type="float" office:value="3878819" calcext:value-type="float">
            <text:p>3878819</text:p>
          </table:table-cell>
          <table:table-cell office:value-type="float" office:value="19714355" calcext:value-type="float">
            <text:p>19714355</text:p>
          </table:table-cell>
          <table:table-cell table:formula="of:=ABS([.A2]-[.B2])/1000000" office:value-type="float" office:value="15.835536" calcext:value-type="float">
            <text:p>15.835536</text:p>
          </table:table-cell>
        </table:table-row>
        <table:table-row table:style-name="ro1">
          <table:table-cell office:value-type="float" office:value="20094107" calcext:value-type="float">
            <text:p>20094107</text:p>
          </table:table-cell>
          <table:table-cell office:value-type="float" office:value="20141602" calcext:value-type="float">
            <text:p>20141602</text:p>
          </table:table-cell>
          <table:table-cell table:formula="of:=ABS([.A3]-[.B3])/1000000" office:value-type="float" office:value="0.047495" calcext:value-type="float">
            <text:p>0.047495</text:p>
          </table:table-cell>
        </table:table-row>
        <table:table-row table:style-name="ro1">
          <table:table-cell office:value-type="float" office:value="17805217" calcext:value-type="float">
            <text:p>17805217</text:p>
          </table:table-cell>
          <table:table-cell office:value-type="float" office:value="20141601" calcext:value-type="float">
            <text:p>20141601</text:p>
          </table:table-cell>
          <table:table-cell table:formula="of:=ABS([.A4]-[.B4])/1000000" office:value-type="float" office:value="2.336384" calcext:value-type="float">
            <text:p>2.336384</text:p>
          </table:table-cell>
        </table:table-row>
        <table:table-row table:style-name="ro1">
          <table:table-cell office:value-type="float" office:value="23045354" calcext:value-type="float">
            <text:p>23045354</text:p>
          </table:table-cell>
          <table:table-cell office:value-type="float" office:value="20172119" calcext:value-type="float">
            <text:p>20172119</text:p>
          </table:table-cell>
          <table:table-cell table:formula="of:=ABS([.A5]-[.B5])/1000000" office:value-type="float" office:value="2.873235" calcext:value-type="float">
            <text:p>2.873235</text:p>
          </table:table-cell>
        </table:table-row>
        <table:table-row table:style-name="ro1">
          <table:table-cell office:value-type="float" office:value="19995652" calcext:value-type="float">
            <text:p>19995652</text:p>
          </table:table-cell>
          <table:table-cell office:value-type="float" office:value="20141602" calcext:value-type="float">
            <text:p>20141602</text:p>
          </table:table-cell>
          <table:table-cell table:formula="of:=ABS([.A6]-[.B6])/1000000" office:value-type="float" office:value="0.14595" calcext:value-type="float">
            <text:p>0.14595</text:p>
          </table:table-cell>
        </table:table-row>
        <table:table-row table:style-name="ro1">
          <table:table-cell office:value-type="float" office:value="17963080" calcext:value-type="float">
            <text:p>17963080</text:p>
          </table:table-cell>
          <table:table-cell office:value-type="float" office:value="20202637" calcext:value-type="float">
            <text:p>20202637</text:p>
          </table:table-cell>
          <table:table-cell table:formula="of:=ABS([.A7]-[.B7])/1000000" office:value-type="float" office:value="2.239557" calcext:value-type="float">
            <text:p>2.239557</text:p>
          </table:table-cell>
        </table:table-row>
        <table:table-row table:style-name="ro1">
          <table:table-cell office:value-type="float" office:value="65467241" calcext:value-type="float">
            <text:p>65467241</text:p>
          </table:table-cell>
          <table:table-cell office:value-type="float" office:value="20111084" calcext:value-type="float">
            <text:p>20111084</text:p>
          </table:table-cell>
          <table:table-cell table:formula="of:=ABS([.A8]-[.B8])/1000000" office:value-type="float" office:value="45.356157" calcext:value-type="float">
            <text:p>45.356157</text:p>
          </table:table-cell>
        </table:table-row>
        <table:table-row table:style-name="ro1">
          <table:table-cell office:value-type="float" office:value="351868" calcext:value-type="float">
            <text:p>351868</text:p>
          </table:table-cell>
          <table:table-cell office:value-type="float" office:value="20141601" calcext:value-type="float">
            <text:p>20141601</text:p>
          </table:table-cell>
          <table:table-cell table:formula="of:=ABS([.A9]-[.B9])/1000000" office:value-type="float" office:value="19.789733" calcext:value-type="float">
            <text:p>19.789733</text:p>
          </table:table-cell>
        </table:table-row>
        <table:table-row table:style-name="ro1">
          <table:table-cell office:value-type="float" office:value="540533" calcext:value-type="float">
            <text:p>540533</text:p>
          </table:table-cell>
          <table:table-cell office:value-type="float" office:value="20141602" calcext:value-type="float">
            <text:p>20141602</text:p>
          </table:table-cell>
          <table:table-cell table:formula="of:=ABS([.A10]-[.B10])/1000000" office:value-type="float" office:value="19.601069" calcext:value-type="float">
            <text:p>19.601069</text:p>
          </table:table-cell>
        </table:table-row>
        <table:table-row table:style-name="ro1">
          <table:table-cell office:value-type="float" office:value="16422023" calcext:value-type="float">
            <text:p>16422023</text:p>
          </table:table-cell>
          <table:table-cell office:value-type="float" office:value="20141601" calcext:value-type="float">
            <text:p>20141601</text:p>
          </table:table-cell>
          <table:table-cell table:formula="of:=ABS([.A11]-[.B11])/1000000" office:value-type="float" office:value="3.719578" calcext:value-type="float">
            <text:p>3.719578</text:p>
          </table:table-cell>
        </table:table-row>
        <table:table-row table:style-name="ro1">
          <table:table-cell office:value-type="float" office:value="21989502" calcext:value-type="float">
            <text:p>21989502</text:p>
          </table:table-cell>
          <table:table-cell office:value-type="float" office:value="20141602" calcext:value-type="float">
            <text:p>20141602</text:p>
          </table:table-cell>
          <table:table-cell table:formula="of:=ABS([.A12]-[.B12])/1000000" office:value-type="float" office:value="1.8479" calcext:value-type="float">
            <text:p>1.8479</text:p>
          </table:table-cell>
        </table:table-row>
        <table:table-row table:style-name="ro1">
          <table:table-cell office:value-type="float" office:value="15905148" calcext:value-type="float">
            <text:p>15905148</text:p>
          </table:table-cell>
          <table:table-cell office:value-type="float" office:value="20172119" calcext:value-type="float">
            <text:p>20172119</text:p>
          </table:table-cell>
          <table:table-cell table:formula="of:=ABS([.A13]-[.B13])/1000000" office:value-type="float" office:value="4.266971" calcext:value-type="float">
            <text:p>4.266971</text:p>
          </table:table-cell>
        </table:table-row>
        <table:table-row table:style-name="ro1">
          <table:table-cell office:value-type="float" office:value="22132053" calcext:value-type="float">
            <text:p>22132053</text:p>
          </table:table-cell>
          <table:table-cell office:value-type="float" office:value="20080566" calcext:value-type="float">
            <text:p>20080566</text:p>
          </table:table-cell>
          <table:table-cell table:formula="of:=ABS([.A14]-[.B14])/1000000" office:value-type="float" office:value="2.051487" calcext:value-type="float">
            <text:p>2.051487</text:p>
          </table:table-cell>
        </table:table-row>
        <table:table-row table:style-name="ro1">
          <table:table-cell office:value-type="float" office:value="19394039" calcext:value-type="float">
            <text:p>19394039</text:p>
          </table:table-cell>
          <table:table-cell office:value-type="float" office:value="20141602" calcext:value-type="float">
            <text:p>20141602</text:p>
          </table:table-cell>
          <table:table-cell table:formula="of:=ABS([.A15]-[.B15])/1000000" office:value-type="float" office:value="0.747563" calcext:value-type="float">
            <text:p>0.747563</text:p>
          </table:table-cell>
        </table:table-row>
        <table:table-row table:style-name="ro1">
          <table:table-cell office:value-type="float" office:value="18076282" calcext:value-type="float">
            <text:p>18076282</text:p>
          </table:table-cell>
          <table:table-cell office:value-type="float" office:value="20111084" calcext:value-type="float">
            <text:p>20111084</text:p>
          </table:table-cell>
          <table:table-cell table:formula="of:=ABS([.A16]-[.B16])/1000000" office:value-type="float" office:value="2.034802" calcext:value-type="float">
            <text:p>2.034802</text:p>
          </table:table-cell>
        </table:table-row>
        <table:table-row table:style-name="ro1">
          <table:table-cell office:value-type="float" office:value="22733937" calcext:value-type="float">
            <text:p>22733937</text:p>
          </table:table-cell>
          <table:table-cell office:value-type="float" office:value="20172119" calcext:value-type="float">
            <text:p>20172119</text:p>
          </table:table-cell>
          <table:table-cell table:formula="of:=ABS([.A17]-[.B17])/1000000" office:value-type="float" office:value="2.561818" calcext:value-type="float">
            <text:p>2.561818</text:p>
          </table:table-cell>
        </table:table-row>
        <table:table-row table:style-name="ro1">
          <table:table-cell office:value-type="float" office:value="21011991" calcext:value-type="float">
            <text:p>21011991</text:p>
          </table:table-cell>
          <table:table-cell office:value-type="float" office:value="20141602" calcext:value-type="float">
            <text:p>20141602</text:p>
          </table:table-cell>
          <table:table-cell table:formula="of:=ABS([.A18]-[.B18])/1000000" office:value-type="float" office:value="0.870389" calcext:value-type="float">
            <text:p>0.870389</text:p>
          </table:table-cell>
        </table:table-row>
        <table:table-row table:style-name="ro1">
          <table:table-cell office:value-type="float" office:value="16861407" calcext:value-type="float">
            <text:p>16861407</text:p>
          </table:table-cell>
          <table:table-cell office:value-type="float" office:value="20141601" calcext:value-type="float">
            <text:p>20141601</text:p>
          </table:table-cell>
          <table:table-cell table:formula="of:=ABS([.A19]-[.B19])/1000000" office:value-type="float" office:value="3.280194" calcext:value-type="float">
            <text:p>3.280194</text:p>
          </table:table-cell>
        </table:table-row>
        <table:table-row table:style-name="ro1">
          <table:table-cell office:value-type="float" office:value="19962926" calcext:value-type="float">
            <text:p>19962926</text:p>
          </table:table-cell>
          <table:table-cell office:value-type="float" office:value="20141602" calcext:value-type="float">
            <text:p>20141602</text:p>
          </table:table-cell>
          <table:table-cell table:formula="of:=ABS([.A20]-[.B20])/1000000" office:value-type="float" office:value="0.178676" calcext:value-type="float">
            <text:p>0.178676</text:p>
          </table:table-cell>
        </table:table-row>
        <table:table-row table:style-name="ro1">
          <table:table-cell office:value-type="float" office:value="21268174" calcext:value-type="float">
            <text:p>21268174</text:p>
          </table:table-cell>
          <table:table-cell office:value-type="float" office:value="20141601" calcext:value-type="float">
            <text:p>20141601</text:p>
          </table:table-cell>
          <table:table-cell table:formula="of:=ABS([.A21]-[.B21])/1000000" office:value-type="float" office:value="1.126573" calcext:value-type="float">
            <text:p>1.126573</text:p>
          </table:table-cell>
        </table:table-row>
        <table:table-row table:style-name="ro1">
          <table:table-cell office:value-type="float" office:value="19566310" calcext:value-type="float">
            <text:p>19566310</text:p>
          </table:table-cell>
          <table:table-cell office:value-type="float" office:value="20141602" calcext:value-type="float">
            <text:p>20141602</text:p>
          </table:table-cell>
          <table:table-cell table:formula="of:=ABS([.A22]-[.B22])/1000000" office:value-type="float" office:value="0.575292" calcext:value-type="float">
            <text:p>0.575292</text:p>
          </table:table-cell>
        </table:table-row>
        <table:table-row table:style-name="ro1">
          <table:table-cell office:value-type="float" office:value="20172885" calcext:value-type="float">
            <text:p>20172885</text:p>
          </table:table-cell>
          <table:table-cell office:value-type="float" office:value="20141601" calcext:value-type="float">
            <text:p>20141601</text:p>
          </table:table-cell>
          <table:table-cell table:formula="of:=ABS([.A23]-[.B23])/1000000" office:value-type="float" office:value="0.031284" calcext:value-type="float">
            <text:p>0.031284</text:p>
          </table:table-cell>
        </table:table-row>
        <table:table-row table:style-name="ro1">
          <table:table-cell office:value-type="float" office:value="20544895" calcext:value-type="float">
            <text:p>20544895</text:p>
          </table:table-cell>
          <table:table-cell office:value-type="float" office:value="20172120" calcext:value-type="float">
            <text:p>20172120</text:p>
          </table:table-cell>
          <table:table-cell table:formula="of:=ABS([.A24]-[.B24])/1000000" office:value-type="float" office:value="0.372775" calcext:value-type="float">
            <text:p>0.372775</text:p>
          </table:table-cell>
        </table:table-row>
        <table:table-row table:style-name="ro1">
          <table:table-cell office:value-type="float" office:value="20038908" calcext:value-type="float">
            <text:p>20038908</text:p>
          </table:table-cell>
          <table:table-cell office:value-type="float" office:value="20172119" calcext:value-type="float">
            <text:p>20172119</text:p>
          </table:table-cell>
          <table:table-cell table:formula="of:=ABS([.A25]-[.B25])/1000000" office:value-type="float" office:value="0.133211" calcext:value-type="float">
            <text:p>0.133211</text:p>
          </table:table-cell>
        </table:table-row>
        <table:table-row table:style-name="ro1">
          <table:table-cell office:value-type="float" office:value="19696135" calcext:value-type="float">
            <text:p>19696135</text:p>
          </table:table-cell>
          <table:table-cell office:value-type="float" office:value="20111084" calcext:value-type="float">
            <text:p>20111084</text:p>
          </table:table-cell>
          <table:table-cell table:formula="of:=ABS([.A26]-[.B26])/1000000" office:value-type="float" office:value="0.414949" calcext:value-type="float">
            <text:p>0.414949</text:p>
          </table:table-cell>
        </table:table-row>
        <table:table-row table:style-name="ro1">
          <table:table-cell office:value-type="float" office:value="20076792" calcext:value-type="float">
            <text:p>20076792</text:p>
          </table:table-cell>
          <table:table-cell office:value-type="float" office:value="20111084" calcext:value-type="float">
            <text:p>20111084</text:p>
          </table:table-cell>
          <table:table-cell table:formula="of:=ABS([.A27]-[.B27])/1000000" office:value-type="float" office:value="0.034292" calcext:value-type="float">
            <text:p>0.034292</text:p>
          </table:table-cell>
        </table:table-row>
        <table:table-row table:style-name="ro1">
          <table:table-cell office:value-type="float" office:value="20996138" calcext:value-type="float">
            <text:p>20996138</text:p>
          </table:table-cell>
          <table:table-cell office:value-type="float" office:value="20111084" calcext:value-type="float">
            <text:p>20111084</text:p>
          </table:table-cell>
          <table:table-cell table:formula="of:=ABS([.A28]-[.B28])/1000000" office:value-type="float" office:value="0.885054" calcext:value-type="float">
            <text:p>0.885054</text:p>
          </table:table-cell>
        </table:table-row>
        <table:table-row table:style-name="ro1">
          <table:table-cell office:value-type="float" office:value="19479096" calcext:value-type="float">
            <text:p>19479096</text:p>
          </table:table-cell>
          <table:table-cell office:value-type="float" office:value="20172119" calcext:value-type="float">
            <text:p>20172119</text:p>
          </table:table-cell>
          <table:table-cell table:formula="of:=ABS([.A29]-[.B29])/1000000" office:value-type="float" office:value="0.693023" calcext:value-type="float">
            <text:p>0.693023</text:p>
          </table:table-cell>
        </table:table-row>
        <table:table-row table:style-name="ro1">
          <table:table-cell office:value-type="float" office:value="21275040" calcext:value-type="float">
            <text:p>21275040</text:p>
          </table:table-cell>
          <table:table-cell office:value-type="float" office:value="20141601" calcext:value-type="float">
            <text:p>20141601</text:p>
          </table:table-cell>
          <table:table-cell table:formula="of:=ABS([.A30]-[.B30])/1000000" office:value-type="float" office:value="1.133439" calcext:value-type="float">
            <text:p>1.133439</text:p>
          </table:table-cell>
        </table:table-row>
        <table:table-row table:style-name="ro1">
          <table:table-cell office:value-type="float" office:value="18776547" calcext:value-type="float">
            <text:p>18776547</text:p>
          </table:table-cell>
          <table:table-cell office:value-type="float" office:value="20141602" calcext:value-type="float">
            <text:p>20141602</text:p>
          </table:table-cell>
          <table:table-cell table:formula="of:=ABS([.A31]-[.B31])/1000000" office:value-type="float" office:value="1.365055" calcext:value-type="float">
            <text:p>1.365055</text:p>
          </table:table-cell>
        </table:table-row>
        <table:table-row table:style-name="ro1">
          <table:table-cell office:value-type="float" office:value="20239241" calcext:value-type="float">
            <text:p>20239241</text:p>
          </table:table-cell>
          <table:table-cell office:value-type="float" office:value="20141602" calcext:value-type="float">
            <text:p>20141602</text:p>
          </table:table-cell>
          <table:table-cell table:formula="of:=ABS([.A32]-[.B32])/1000000" office:value-type="float" office:value="0.097639" calcext:value-type="float">
            <text:p>0.097639</text:p>
          </table:table-cell>
        </table:table-row>
        <table:table-row table:style-name="ro1">
          <table:table-cell office:value-type="float" office:value="20058250" calcext:value-type="float">
            <text:p>20058250</text:p>
          </table:table-cell>
          <table:table-cell office:value-type="float" office:value="20141601" calcext:value-type="float">
            <text:p>20141601</text:p>
          </table:table-cell>
          <table:table-cell table:formula="of:=ABS([.A33]-[.B33])/1000000" office:value-type="float" office:value="0.083351" calcext:value-type="float">
            <text:p>0.083351</text:p>
          </table:table-cell>
        </table:table-row>
        <table:table-row table:style-name="ro1">
          <table:table-cell office:value-type="float" office:value="23345969" calcext:value-type="float">
            <text:p>23345969</text:p>
          </table:table-cell>
          <table:table-cell office:value-type="float" office:value="20141602" calcext:value-type="float">
            <text:p>20141602</text:p>
          </table:table-cell>
          <table:table-cell table:formula="of:=ABS([.A34]-[.B34])/1000000" office:value-type="float" office:value="3.204367" calcext:value-type="float">
            <text:p>3.204367</text:p>
          </table:table-cell>
        </table:table-row>
        <table:table-row table:style-name="ro1">
          <table:table-cell office:value-type="float" office:value="19035591" calcext:value-type="float">
            <text:p>19035591</text:p>
          </table:table-cell>
          <table:table-cell office:value-type="float" office:value="20141601" calcext:value-type="float">
            <text:p>20141601</text:p>
          </table:table-cell>
          <table:table-cell table:formula="of:=ABS([.A35]-[.B35])/1000000" office:value-type="float" office:value="1.10601" calcext:value-type="float">
            <text:p>1.10601</text:p>
          </table:table-cell>
        </table:table-row>
        <table:table-row table:style-name="ro1">
          <table:table-cell office:value-type="float" office:value="18246965" calcext:value-type="float">
            <text:p>18246965</text:p>
          </table:table-cell>
          <table:table-cell office:value-type="float" office:value="20111084" calcext:value-type="float">
            <text:p>20111084</text:p>
          </table:table-cell>
          <table:table-cell table:formula="of:=ABS([.A36]-[.B36])/1000000" office:value-type="float" office:value="1.864119" calcext:value-type="float">
            <text:p>1.864119</text:p>
          </table:table-cell>
        </table:table-row>
        <table:table-row table:style-name="ro1">
          <table:table-cell office:value-type="float" office:value="20202504" calcext:value-type="float">
            <text:p>20202504</text:p>
          </table:table-cell>
          <table:table-cell office:value-type="float" office:value="20172119" calcext:value-type="float">
            <text:p>20172119</text:p>
          </table:table-cell>
          <table:table-cell table:formula="of:=ABS([.A37]-[.B37])/1000000" office:value-type="float" office:value="0.030385" calcext:value-type="float">
            <text:p>0.030385</text:p>
          </table:table-cell>
        </table:table-row>
        <table:table-row table:style-name="ro1">
          <table:table-cell office:value-type="float" office:value="19957875" calcext:value-type="float">
            <text:p>19957875</text:p>
          </table:table-cell>
          <table:table-cell office:value-type="float" office:value="20141602" calcext:value-type="float">
            <text:p>20141602</text:p>
          </table:table-cell>
          <table:table-cell table:formula="of:=ABS([.A38]-[.B38])/1000000" office:value-type="float" office:value="0.183727" calcext:value-type="float">
            <text:p>0.183727</text:p>
          </table:table-cell>
        </table:table-row>
        <table:table-row table:style-name="ro1">
          <table:table-cell office:value-type="float" office:value="20340272" calcext:value-type="float">
            <text:p>20340272</text:p>
          </table:table-cell>
          <table:table-cell office:value-type="float" office:value="20141601" calcext:value-type="float">
            <text:p>20141601</text:p>
          </table:table-cell>
          <table:table-cell table:formula="of:=ABS([.A39]-[.B39])/1000000" office:value-type="float" office:value="0.198671" calcext:value-type="float">
            <text:p>0.198671</text:p>
          </table:table-cell>
        </table:table-row>
        <table:table-row table:style-name="ro1">
          <table:table-cell office:value-type="float" office:value="20113440" calcext:value-type="float">
            <text:p>20113440</text:p>
          </table:table-cell>
          <table:table-cell office:value-type="float" office:value="20141602" calcext:value-type="float">
            <text:p>20141602</text:p>
          </table:table-cell>
          <table:table-cell table:formula="of:=ABS([.A40]-[.B40])/1000000" office:value-type="float" office:value="0.028162" calcext:value-type="float">
            <text:p>0.028162</text:p>
          </table:table-cell>
        </table:table-row>
        <table:table-row table:style-name="ro1">
          <table:table-cell office:value-type="float" office:value="20209544" calcext:value-type="float">
            <text:p>20209544</text:p>
          </table:table-cell>
          <table:table-cell office:value-type="float" office:value="20111084" calcext:value-type="float">
            <text:p>20111084</text:p>
          </table:table-cell>
          <table:table-cell table:formula="of:=ABS([.A41]-[.B41])/1000000" office:value-type="float" office:value="0.09846" calcext:value-type="float">
            <text:p>0.09846</text:p>
          </table:table-cell>
        </table:table-row>
        <table:table-row table:style-name="ro1">
          <table:table-cell office:value-type="float" office:value="19959166" calcext:value-type="float">
            <text:p>19959166</text:p>
          </table:table-cell>
          <table:table-cell office:value-type="float" office:value="20172119" calcext:value-type="float">
            <text:p>20172119</text:p>
          </table:table-cell>
          <table:table-cell table:formula="of:=ABS([.A42]-[.B42])/1000000" office:value-type="float" office:value="0.212953" calcext:value-type="float">
            <text:p>0.212953</text:p>
          </table:table-cell>
        </table:table-row>
        <table:table-row table:style-name="ro1">
          <table:table-cell office:value-type="float" office:value="21319902" calcext:value-type="float">
            <text:p>21319902</text:p>
          </table:table-cell>
          <table:table-cell office:value-type="float" office:value="20141602" calcext:value-type="float">
            <text:p>20141602</text:p>
          </table:table-cell>
          <table:table-cell table:formula="of:=ABS([.A43]-[.B43])/1000000" office:value-type="float" office:value="1.1783" calcext:value-type="float">
            <text:p>1.1783</text:p>
          </table:table-cell>
        </table:table-row>
        <table:table-row table:style-name="ro1">
          <table:table-cell office:value-type="float" office:value="18674350" calcext:value-type="float">
            <text:p>18674350</text:p>
          </table:table-cell>
          <table:table-cell office:value-type="float" office:value="20141601" calcext:value-type="float">
            <text:p>20141601</text:p>
          </table:table-cell>
          <table:table-cell table:formula="of:=ABS([.A44]-[.B44])/1000000" office:value-type="float" office:value="1.467251" calcext:value-type="float">
            <text:p>1.467251</text:p>
          </table:table-cell>
        </table:table-row>
        <table:table-row table:style-name="ro1">
          <table:table-cell office:value-type="float" office:value="22841375" calcext:value-type="float">
            <text:p>22841375</text:p>
          </table:table-cell>
          <table:table-cell office:value-type="float" office:value="20141602" calcext:value-type="float">
            <text:p>20141602</text:p>
          </table:table-cell>
          <table:table-cell table:formula="of:=ABS([.A45]-[.B45])/1000000" office:value-type="float" office:value="2.699773" calcext:value-type="float">
            <text:p>2.699773</text:p>
          </table:table-cell>
        </table:table-row>
        <table:table-row table:style-name="ro1">
          <table:table-cell office:value-type="float" office:value="17318326" calcext:value-type="float">
            <text:p>17318326</text:p>
          </table:table-cell>
          <table:table-cell office:value-type="float" office:value="20111084" calcext:value-type="float">
            <text:p>20111084</text:p>
          </table:table-cell>
          <table:table-cell table:formula="of:=ABS([.A46]-[.B46])/1000000" office:value-type="float" office:value="2.792758" calcext:value-type="float">
            <text:p>2.792758</text:p>
          </table:table-cell>
        </table:table-row>
        <table:table-row table:style-name="ro1">
          <table:table-cell office:value-type="float" office:value="20670150" calcext:value-type="float">
            <text:p>20670150</text:p>
          </table:table-cell>
          <table:table-cell office:value-type="float" office:value="20141601" calcext:value-type="float">
            <text:p>20141601</text:p>
          </table:table-cell>
          <table:table-cell table:formula="of:=ABS([.A47]-[.B47])/1000000" office:value-type="float" office:value="0.528549" calcext:value-type="float">
            <text:p>0.528549</text:p>
          </table:table-cell>
        </table:table-row>
        <table:table-row table:style-name="ro1">
          <table:table-cell office:value-type="float" office:value="20516435" calcext:value-type="float">
            <text:p>20516435</text:p>
          </table:table-cell>
          <table:table-cell office:value-type="float" office:value="20141602" calcext:value-type="float">
            <text:p>20141602</text:p>
          </table:table-cell>
          <table:table-cell table:formula="of:=ABS([.A48]-[.B48])/1000000" office:value-type="float" office:value="0.374833" calcext:value-type="float">
            <text:p>0.374833</text:p>
          </table:table-cell>
        </table:table-row>
        <table:table-row table:style-name="ro1">
          <table:table-cell office:value-type="float" office:value="21887981" calcext:value-type="float">
            <text:p>21887981</text:p>
          </table:table-cell>
          <table:table-cell office:value-type="float" office:value="20172119" calcext:value-type="float">
            <text:p>20172119</text:p>
          </table:table-cell>
          <table:table-cell table:formula="of:=ABS([.A49]-[.B49])/1000000" office:value-type="float" office:value="1.715862" calcext:value-type="float">
            <text:p>1.715862</text:p>
          </table:table-cell>
        </table:table-row>
        <table:table-row table:style-name="ro1">
          <table:table-cell office:value-type="float" office:value="18608696" calcext:value-type="float">
            <text:p>18608696</text:p>
          </table:table-cell>
          <table:table-cell office:value-type="float" office:value="20111084" calcext:value-type="float">
            <text:p>20111084</text:p>
          </table:table-cell>
          <table:table-cell table:formula="of:=ABS([.A50]-[.B50])/1000000" office:value-type="float" office:value="1.502388" calcext:value-type="float">
            <text:p>1.502388</text:p>
          </table:table-cell>
        </table:table-row>
        <table:table-row table:style-name="ro1">
          <table:table-cell office:value-type="float" office:value="18610116" calcext:value-type="float">
            <text:p>18610116</text:p>
          </table:table-cell>
          <table:table-cell office:value-type="float" office:value="20141602" calcext:value-type="float">
            <text:p>20141602</text:p>
          </table:table-cell>
          <table:table-cell table:formula="of:=ABS([.A51]-[.B51])/1000000" office:value-type="float" office:value="1.531486" calcext:value-type="float">
            <text:p>1.531486</text:p>
          </table:table-cell>
        </table:table-row>
        <table:table-row table:style-name="ro1">
          <table:table-cell office:value-type="float" office:value="20926106" calcext:value-type="float">
            <text:p>20926106</text:p>
          </table:table-cell>
          <table:table-cell office:value-type="float" office:value="21148681" calcext:value-type="float">
            <text:p>21148681</text:p>
          </table:table-cell>
          <table:table-cell table:formula="of:=ABS([.A52]-[.B52])/1000000" office:value-type="float" office:value="0.222575" calcext:value-type="float">
            <text:p>0.222575</text:p>
          </table:table-cell>
        </table:table-row>
        <table:table-row table:style-name="ro1">
          <table:table-cell office:value-type="float" office:value="20205930" calcext:value-type="float">
            <text:p>20205930</text:p>
          </table:table-cell>
          <table:table-cell office:value-type="float" office:value="20172119" calcext:value-type="float">
            <text:p>20172119</text:p>
          </table:table-cell>
          <table:table-cell table:formula="of:=ABS([.A53]-[.B53])/1000000" office:value-type="float" office:value="0.033811" calcext:value-type="float">
            <text:p>0.033811</text:p>
          </table:table-cell>
        </table:table-row>
        <table:table-row table:style-name="ro1">
          <table:table-cell office:value-type="float" office:value="20536548" calcext:value-type="float">
            <text:p>20536548</text:p>
          </table:table-cell>
          <table:table-cell office:value-type="float" office:value="19958497" calcext:value-type="float">
            <text:p>19958497</text:p>
          </table:table-cell>
          <table:table-cell table:formula="of:=ABS([.A54]-[.B54])/1000000" office:value-type="float" office:value="0.578051" calcext:value-type="float">
            <text:p>0.578051</text:p>
          </table:table-cell>
        </table:table-row>
        <table:table-row table:style-name="ro1">
          <table:table-cell office:value-type="float" office:value="18365743" calcext:value-type="float">
            <text:p>18365743</text:p>
          </table:table-cell>
          <table:table-cell office:value-type="float" office:value="20141601" calcext:value-type="float">
            <text:p>20141601</text:p>
          </table:table-cell>
          <table:table-cell table:formula="of:=ABS([.A55]-[.B55])/1000000" office:value-type="float" office:value="1.775858" calcext:value-type="float">
            <text:p>1.775858</text:p>
          </table:table-cell>
        </table:table-row>
        <table:table-row table:style-name="ro1">
          <table:table-cell office:value-type="float" office:value="20460849" calcext:value-type="float">
            <text:p>20460849</text:p>
          </table:table-cell>
          <table:table-cell office:value-type="float" office:value="20172119" calcext:value-type="float">
            <text:p>20172119</text:p>
          </table:table-cell>
          <table:table-cell table:formula="of:=ABS([.A56]-[.B56])/1000000" office:value-type="float" office:value="0.28873" calcext:value-type="float">
            <text:p>0.28873</text:p>
          </table:table-cell>
        </table:table-row>
        <table:table-row table:style-name="ro1">
          <table:table-cell office:value-type="float" office:value="22645630" calcext:value-type="float">
            <text:p>22645630</text:p>
          </table:table-cell>
          <table:table-cell office:value-type="float" office:value="19317627" calcext:value-type="float">
            <text:p>19317627</text:p>
          </table:table-cell>
          <table:table-cell table:formula="of:=ABS([.A57]-[.B57])/1000000" office:value-type="float" office:value="3.328003" calcext:value-type="float">
            <text:p>3.328003</text:p>
          </table:table-cell>
        </table:table-row>
        <table:table-row table:style-name="ro1">
          <table:table-cell office:value-type="float" office:value="19133674" calcext:value-type="float">
            <text:p>19133674</text:p>
          </table:table-cell>
          <table:table-cell office:value-type="float" office:value="20172119" calcext:value-type="float">
            <text:p>20172119</text:p>
          </table:table-cell>
          <table:table-cell table:formula="of:=ABS([.A58]-[.B58])/1000000" office:value-type="float" office:value="1.038445" calcext:value-type="float">
            <text:p>1.038445</text:p>
          </table:table-cell>
        </table:table-row>
        <table:table-row table:style-name="ro1">
          <table:table-cell office:value-type="float" office:value="18730051" calcext:value-type="float">
            <text:p>18730051</text:p>
          </table:table-cell>
          <table:table-cell office:value-type="float" office:value="20202637" calcext:value-type="float">
            <text:p>20202637</text:p>
          </table:table-cell>
          <table:table-cell table:formula="of:=ABS([.A59]-[.B59])/1000000" office:value-type="float" office:value="1.472586" calcext:value-type="float">
            <text:p>1.472586</text:p>
          </table:table-cell>
        </table:table-row>
        <table:table-row table:style-name="ro1">
          <table:table-cell office:value-type="float" office:value="23264929" calcext:value-type="float">
            <text:p>23264929</text:p>
          </table:table-cell>
          <table:table-cell office:value-type="float" office:value="20172119" calcext:value-type="float">
            <text:p>20172119</text:p>
          </table:table-cell>
          <table:table-cell table:formula="of:=ABS([.A60]-[.B60])/1000000" office:value-type="float" office:value="3.09281" calcext:value-type="float">
            <text:p>3.09281</text:p>
          </table:table-cell>
        </table:table-row>
        <table:table-row table:style-name="ro1">
          <table:table-cell office:value-type="float" office:value="20040660" calcext:value-type="float">
            <text:p>20040660</text:p>
          </table:table-cell>
          <table:table-cell office:value-type="float" office:value="20141602" calcext:value-type="float">
            <text:p>20141602</text:p>
          </table:table-cell>
          <table:table-cell table:formula="of:=ABS([.A61]-[.B61])/1000000" office:value-type="float" office:value="0.100942" calcext:value-type="float">
            <text:p>0.100942</text:p>
          </table:table-cell>
        </table:table-row>
        <table:table-row table:style-name="ro1">
          <table:table-cell office:value-type="float" office:value="17413014" calcext:value-type="float">
            <text:p>17413014</text:p>
          </table:table-cell>
          <table:table-cell office:value-type="float" office:value="20172119" calcext:value-type="float">
            <text:p>20172119</text:p>
          </table:table-cell>
          <table:table-cell table:formula="of:=ABS([.A62]-[.B62])/1000000" office:value-type="float" office:value="2.759105" calcext:value-type="float">
            <text:p>2.759105</text:p>
          </table:table-cell>
        </table:table-row>
        <table:table-row table:style-name="ro1">
          <table:table-cell office:value-type="float" office:value="23327853" calcext:value-type="float">
            <text:p>23327853</text:p>
          </table:table-cell>
          <table:table-cell office:value-type="float" office:value="20080566" calcext:value-type="float">
            <text:p>20080566</text:p>
          </table:table-cell>
          <table:table-cell table:formula="of:=ABS([.A63]-[.B63])/1000000" office:value-type="float" office:value="3.247287" calcext:value-type="float">
            <text:p>3.247287</text:p>
          </table:table-cell>
        </table:table-row>
        <table:table-row table:style-name="ro1">
          <table:table-cell office:value-type="float" office:value="19937163" calcext:value-type="float">
            <text:p>19937163</text:p>
          </table:table-cell>
          <table:table-cell office:value-type="float" office:value="20172119" calcext:value-type="float">
            <text:p>20172119</text:p>
          </table:table-cell>
          <table:table-cell table:formula="of:=ABS([.A64]-[.B64])/1000000" office:value-type="float" office:value="0.234956" calcext:value-type="float">
            <text:p>0.234956</text:p>
          </table:table-cell>
        </table:table-row>
        <table:table-row table:style-name="ro1">
          <table:table-cell office:value-type="float" office:value="17294573" calcext:value-type="float">
            <text:p>17294573</text:p>
          </table:table-cell>
          <table:table-cell office:value-type="float" office:value="20111084" calcext:value-type="float">
            <text:p>20111084</text:p>
          </table:table-cell>
          <table:table-cell table:formula="of:=ABS([.A65]-[.B65])/1000000" office:value-type="float" office:value="2.816511" calcext:value-type="float">
            <text:p>2.816511</text:p>
          </table:table-cell>
        </table:table-row>
        <table:table-row table:style-name="ro1">
          <table:table-cell office:value-type="float" office:value="23410648" calcext:value-type="float">
            <text:p>23410648</text:p>
          </table:table-cell>
          <table:table-cell office:value-type="float" office:value="20141602" calcext:value-type="float">
            <text:p>20141602</text:p>
          </table:table-cell>
          <table:table-cell table:formula="of:=ABS([.A66]-[.B66])/1000000" office:value-type="float" office:value="3.269046" calcext:value-type="float">
            <text:p>3.269046</text:p>
          </table:table-cell>
        </table:table-row>
        <table:table-row table:style-name="ro1">
          <table:table-cell office:value-type="float" office:value="20496359" calcext:value-type="float">
            <text:p>20496359</text:p>
          </table:table-cell>
          <table:table-cell office:value-type="float" office:value="20172119" calcext:value-type="float">
            <text:p>20172119</text:p>
          </table:table-cell>
          <table:table-cell table:formula="of:=ABS([.A67]-[.B67])/1000000" office:value-type="float" office:value="0.32424" calcext:value-type="float">
            <text:p>0.32424</text:p>
          </table:table-cell>
        </table:table-row>
        <table:table-row table:style-name="ro1">
          <table:table-cell office:value-type="float" office:value="22916133" calcext:value-type="float">
            <text:p>22916133</text:p>
          </table:table-cell>
          <table:table-cell office:value-type="float" office:value="20172119" calcext:value-type="float">
            <text:p>20172119</text:p>
          </table:table-cell>
          <table:table-cell table:formula="of:=ABS([.A68]-[.B68])/1000000" office:value-type="float" office:value="2.744014" calcext:value-type="float">
            <text:p>2.744014</text:p>
          </table:table-cell>
        </table:table-row>
        <table:table-row table:style-name="ro1">
          <table:table-cell office:value-type="float" office:value="16392573" calcext:value-type="float">
            <text:p>16392573</text:p>
          </table:table-cell>
          <table:table-cell office:value-type="float" office:value="20080567" calcext:value-type="float">
            <text:p>20080567</text:p>
          </table:table-cell>
          <table:table-cell table:formula="of:=ABS([.A69]-[.B69])/1000000" office:value-type="float" office:value="3.687994" calcext:value-type="float">
            <text:p>3.687994</text:p>
          </table:table-cell>
        </table:table-row>
        <table:table-row table:style-name="ro1">
          <table:table-cell office:value-type="float" office:value="19400880" calcext:value-type="float">
            <text:p>19400880</text:p>
          </table:table-cell>
          <table:table-cell office:value-type="float" office:value="20141601" calcext:value-type="float">
            <text:p>20141601</text:p>
          </table:table-cell>
          <table:table-cell table:formula="of:=ABS([.A70]-[.B70])/1000000" office:value-type="float" office:value="0.740721" calcext:value-type="float">
            <text:p>0.740721</text:p>
          </table:table-cell>
        </table:table-row>
        <table:table-row table:style-name="ro1">
          <table:table-cell office:value-type="float" office:value="17840367" calcext:value-type="float">
            <text:p>17840367</text:p>
          </table:table-cell>
          <table:table-cell office:value-type="float" office:value="20172119" calcext:value-type="float">
            <text:p>20172119</text:p>
          </table:table-cell>
          <table:table-cell table:formula="of:=ABS([.A71]-[.B71])/1000000" office:value-type="float" office:value="2.331752" calcext:value-type="float">
            <text:p>2.331752</text:p>
          </table:table-cell>
        </table:table-row>
        <table:table-row table:style-name="ro1">
          <table:table-cell office:value-type="float" office:value="23411084" calcext:value-type="float">
            <text:p>23411084</text:p>
          </table:table-cell>
          <table:table-cell office:value-type="float" office:value="20141602" calcext:value-type="float">
            <text:p>20141602</text:p>
          </table:table-cell>
          <table:table-cell table:formula="of:=ABS([.A72]-[.B72])/1000000" office:value-type="float" office:value="3.269482" calcext:value-type="float">
            <text:p>3.269482</text:p>
          </table:table-cell>
        </table:table-row>
        <table:table-row table:style-name="ro1">
          <table:table-cell office:value-type="float" office:value="19861859" calcext:value-type="float">
            <text:p>19861859</text:p>
          </table:table-cell>
          <table:table-cell office:value-type="float" office:value="20111084" calcext:value-type="float">
            <text:p>20111084</text:p>
          </table:table-cell>
          <table:table-cell table:formula="of:=ABS([.A73]-[.B73])/1000000" office:value-type="float" office:value="0.249225" calcext:value-type="float">
            <text:p>0.249225</text:p>
          </table:table-cell>
        </table:table-row>
        <table:table-row table:style-name="ro1">
          <table:table-cell office:value-type="float" office:value="17781747" calcext:value-type="float">
            <text:p>17781747</text:p>
          </table:table-cell>
          <table:table-cell office:value-type="float" office:value="19989014" calcext:value-type="float">
            <text:p>19989014</text:p>
          </table:table-cell>
          <table:table-cell table:formula="of:=ABS([.A74]-[.B74])/1000000" office:value-type="float" office:value="2.207267" calcext:value-type="float">
            <text:p>2.207267</text:p>
          </table:table-cell>
        </table:table-row>
        <table:table-row table:style-name="ro1">
          <table:table-cell office:value-type="float" office:value="22755087" calcext:value-type="float">
            <text:p>22755087</text:p>
          </table:table-cell>
          <table:table-cell office:value-type="float" office:value="20141601" calcext:value-type="float">
            <text:p>20141601</text:p>
          </table:table-cell>
          <table:table-cell table:formula="of:=ABS([.A75]-[.B75])/1000000" office:value-type="float" office:value="2.613486" calcext:value-type="float">
            <text:p>2.613486</text:p>
          </table:table-cell>
        </table:table-row>
        <table:table-row table:style-name="ro1">
          <table:table-cell office:value-type="float" office:value="19578073" calcext:value-type="float">
            <text:p>19578073</text:p>
          </table:table-cell>
          <table:table-cell office:value-type="float" office:value="20141602" calcext:value-type="float">
            <text:p>20141602</text:p>
          </table:table-cell>
          <table:table-cell table:formula="of:=ABS([.A76]-[.B76])/1000000" office:value-type="float" office:value="0.563529" calcext:value-type="float">
            <text:p>0.563529</text:p>
          </table:table-cell>
        </table:table-row>
        <table:table-row table:style-name="ro1">
          <table:table-cell office:value-type="float" office:value="17787621" calcext:value-type="float">
            <text:p>17787621</text:p>
          </table:table-cell>
          <table:table-cell office:value-type="float" office:value="20141601" calcext:value-type="float">
            <text:p>20141601</text:p>
          </table:table-cell>
          <table:table-cell table:formula="of:=ABS([.A77]-[.B77])/1000000" office:value-type="float" office:value="2.35398" calcext:value-type="float">
            <text:p>2.35398</text:p>
          </table:table-cell>
        </table:table-row>
        <table:table-row table:style-name="ro1">
          <table:table-cell office:value-type="float" office:value="20305932" calcext:value-type="float">
            <text:p>20305932</text:p>
          </table:table-cell>
          <table:table-cell office:value-type="float" office:value="20141602" calcext:value-type="float">
            <text:p>20141602</text:p>
          </table:table-cell>
          <table:table-cell table:formula="of:=ABS([.A78]-[.B78])/1000000" office:value-type="float" office:value="0.16433" calcext:value-type="float">
            <text:p>0.16433</text:p>
          </table:table-cell>
        </table:table-row>
        <table:table-row table:style-name="ro1">
          <table:table-cell office:value-type="float" office:value="104955387" calcext:value-type="float">
            <text:p>104955387</text:p>
          </table:table-cell>
          <table:table-cell office:value-type="float" office:value="20141601" calcext:value-type="float">
            <text:p>20141601</text:p>
          </table:table-cell>
          <table:table-cell table:formula="of:=ABS([.A79]-[.B79])/1000000" office:value-type="float" office:value="84.813786" calcext:value-type="float">
            <text:p>84.813786</text:p>
          </table:table-cell>
        </table:table-row>
        <table:table-row table:style-name="ro1">
          <table:table-cell office:value-type="float" office:value="229210" calcext:value-type="float">
            <text:p>229210</text:p>
          </table:table-cell>
          <table:table-cell office:value-type="float" office:value="20141602" calcext:value-type="float">
            <text:p>20141602</text:p>
          </table:table-cell>
          <table:table-cell table:formula="of:=ABS([.A80]-[.B80])/1000000" office:value-type="float" office:value="19.912392" calcext:value-type="float">
            <text:p>19.912392</text:p>
          </table:table-cell>
        </table:table-row>
        <table:table-row table:style-name="ro1">
          <table:table-cell office:value-type="float" office:value="127122" calcext:value-type="float">
            <text:p>127122</text:p>
          </table:table-cell>
          <table:table-cell office:value-type="float" office:value="20141602" calcext:value-type="float">
            <text:p>20141602</text:p>
          </table:table-cell>
          <table:table-cell table:formula="of:=ABS([.A81]-[.B81])/1000000" office:value-type="float" office:value="20.01448" calcext:value-type="float">
            <text:p>20.01448</text:p>
          </table:table-cell>
        </table:table-row>
        <table:table-row table:style-name="ro1">
          <table:table-cell office:value-type="float" office:value="120582" calcext:value-type="float">
            <text:p>120582</text:p>
          </table:table-cell>
          <table:table-cell office:value-type="float" office:value="20141601" calcext:value-type="float">
            <text:p>20141601</text:p>
          </table:table-cell>
          <table:table-cell table:formula="of:=ABS([.A82]-[.B82])/1000000" office:value-type="float" office:value="20.021019" calcext:value-type="float">
            <text:p>20.021019</text:p>
          </table:table-cell>
        </table:table-row>
        <table:table-row table:style-name="ro1">
          <table:table-cell office:value-type="float" office:value="135670" calcext:value-type="float">
            <text:p>135670</text:p>
          </table:table-cell>
          <table:table-cell office:value-type="float" office:value="20172119" calcext:value-type="float">
            <text:p>20172119</text:p>
          </table:table-cell>
          <table:table-cell table:formula="of:=ABS([.A83]-[.B83])/1000000" office:value-type="float" office:value="20.036449" calcext:value-type="float">
            <text:p>20.036449</text:p>
          </table:table-cell>
        </table:table-row>
        <table:table-row table:style-name="ro1">
          <table:table-cell office:value-type="float" office:value="19312030" calcext:value-type="float">
            <text:p>19312030</text:p>
          </table:table-cell>
          <table:table-cell office:value-type="float" office:value="20111084" calcext:value-type="float">
            <text:p>20111084</text:p>
          </table:table-cell>
          <table:table-cell table:formula="of:=ABS([.A84]-[.B84])/1000000" office:value-type="float" office:value="0.799054" calcext:value-type="float">
            <text:p>0.799054</text:p>
          </table:table-cell>
        </table:table-row>
        <table:table-row table:style-name="ro1">
          <table:table-cell office:value-type="float" office:value="16767235" calcext:value-type="float">
            <text:p>16767235</text:p>
          </table:table-cell>
          <table:table-cell office:value-type="float" office:value="20141602" calcext:value-type="float">
            <text:p>20141602</text:p>
          </table:table-cell>
          <table:table-cell table:formula="of:=ABS([.A85]-[.B85])/1000000" office:value-type="float" office:value="3.374367" calcext:value-type="float">
            <text:p>3.374367</text:p>
          </table:table-cell>
        </table:table-row>
        <table:table-row table:style-name="ro1">
          <table:table-cell office:value-type="float" office:value="18233717" calcext:value-type="float">
            <text:p>18233717</text:p>
          </table:table-cell>
          <table:table-cell office:value-type="float" office:value="20141601" calcext:value-type="float">
            <text:p>20141601</text:p>
          </table:table-cell>
          <table:table-cell table:formula="of:=ABS([.A86]-[.B86])/1000000" office:value-type="float" office:value="1.907884" calcext:value-type="float">
            <text:p>1.907884</text:p>
          </table:table-cell>
        </table:table-row>
        <table:table-row table:style-name="ro1">
          <table:table-cell office:value-type="float" office:value="19873568" calcext:value-type="float">
            <text:p>19873568</text:p>
          </table:table-cell>
          <table:table-cell office:value-type="float" office:value="20141602" calcext:value-type="float">
            <text:p>20141602</text:p>
          </table:table-cell>
          <table:table-cell table:formula="of:=ABS([.A87]-[.B87])/1000000" office:value-type="float" office:value="0.268034" calcext:value-type="float">
            <text:p>0.268034</text:p>
          </table:table-cell>
        </table:table-row>
        <table:table-row table:style-name="ro1">
          <table:table-cell office:value-type="float" office:value="23133263" calcext:value-type="float">
            <text:p>23133263</text:p>
          </table:table-cell>
          <table:table-cell office:value-type="float" office:value="20141601" calcext:value-type="float">
            <text:p>20141601</text:p>
          </table:table-cell>
          <table:table-cell table:formula="of:=ABS([.A88]-[.B88])/1000000" office:value-type="float" office:value="2.991662" calcext:value-type="float">
            <text:p>2.991662</text:p>
          </table:table-cell>
        </table:table-row>
        <table:table-row table:style-name="ro1">
          <table:table-cell office:value-type="float" office:value="17502147" calcext:value-type="float">
            <text:p>17502147</text:p>
          </table:table-cell>
          <table:table-cell office:value-type="float" office:value="20141602" calcext:value-type="float">
            <text:p>20141602</text:p>
          </table:table-cell>
          <table:table-cell table:formula="of:=ABS([.A89]-[.B89])/1000000" office:value-type="float" office:value="2.639455" calcext:value-type="float">
            <text:p>2.639455</text:p>
          </table:table-cell>
        </table:table-row>
        <table:table-row table:style-name="ro1">
          <table:table-cell office:value-type="float" office:value="22815833" calcext:value-type="float">
            <text:p>22815833</text:p>
          </table:table-cell>
          <table:table-cell office:value-type="float" office:value="20172119" calcext:value-type="float">
            <text:p>20172119</text:p>
          </table:table-cell>
          <table:table-cell table:formula="of:=ABS([.A90]-[.B90])/1000000" office:value-type="float" office:value="2.643714" calcext:value-type="float">
            <text:p>2.643714</text:p>
          </table:table-cell>
        </table:table-row>
        <table:table-row table:style-name="ro1">
          <table:table-cell office:value-type="float" office:value="19137372" calcext:value-type="float">
            <text:p>19137372</text:p>
          </table:table-cell>
          <table:table-cell office:value-type="float" office:value="20141602" calcext:value-type="float">
            <text:p>20141602</text:p>
          </table:table-cell>
          <table:table-cell table:formula="of:=ABS([.A91]-[.B91])/1000000" office:value-type="float" office:value="1.00423" calcext:value-type="float">
            <text:p>1.00423</text:p>
          </table:table-cell>
        </table:table-row>
        <table:table-row table:style-name="ro1">
          <table:table-cell office:value-type="float" office:value="20175706" calcext:value-type="float">
            <text:p>20175706</text:p>
          </table:table-cell>
          <table:table-cell office:value-type="float" office:value="20141601" calcext:value-type="float">
            <text:p>20141601</text:p>
          </table:table-cell>
          <table:table-cell table:formula="of:=ABS([.A92]-[.B92])/1000000" office:value-type="float" office:value="0.034105" calcext:value-type="float">
            <text:p>0.034105</text:p>
          </table:table-cell>
        </table:table-row>
        <table:table-row table:style-name="ro1">
          <table:table-cell office:value-type="float" office:value="33891227" calcext:value-type="float">
            <text:p>33891227</text:p>
          </table:table-cell>
          <table:table-cell office:value-type="float" office:value="20141602" calcext:value-type="float">
            <text:p>20141602</text:p>
          </table:table-cell>
          <table:table-cell table:formula="of:=ABS([.A93]-[.B93])/1000000" office:value-type="float" office:value="13.749625" calcext:value-type="float">
            <text:p>13.749625</text:p>
          </table:table-cell>
        </table:table-row>
        <table:table-row table:style-name="ro1">
          <table:table-cell office:value-type="float" office:value="5359956" calcext:value-type="float">
            <text:p>5359956</text:p>
          </table:table-cell>
          <table:table-cell office:value-type="float" office:value="20111084" calcext:value-type="float">
            <text:p>20111084</text:p>
          </table:table-cell>
          <table:table-cell table:formula="of:=ABS([.A94]-[.B94])/1000000" office:value-type="float" office:value="14.751128" calcext:value-type="float">
            <text:p>14.751128</text:p>
          </table:table-cell>
        </table:table-row>
        <table:table-row table:style-name="ro1">
          <table:table-cell office:value-type="float" office:value="21413244" calcext:value-type="float">
            <text:p>21413244</text:p>
          </table:table-cell>
          <table:table-cell office:value-type="float" office:value="20141601" calcext:value-type="float">
            <text:p>20141601</text:p>
          </table:table-cell>
          <table:table-cell table:formula="of:=ABS([.A95]-[.B95])/1000000" office:value-type="float" office:value="1.271643" calcext:value-type="float">
            <text:p>1.271643</text:p>
          </table:table-cell>
        </table:table-row>
        <table:table-row table:style-name="ro1">
          <table:table-cell office:value-type="float" office:value="17155642" calcext:value-type="float">
            <text:p>17155642</text:p>
          </table:table-cell>
          <table:table-cell office:value-type="float" office:value="20172120" calcext:value-type="float">
            <text:p>20172120</text:p>
          </table:table-cell>
          <table:table-cell table:formula="of:=ABS([.A96]-[.B96])/1000000" office:value-type="float" office:value="3.016478" calcext:value-type="float">
            <text:p>3.016478</text:p>
          </table:table-cell>
        </table:table-row>
        <table:table-row table:style-name="ro1">
          <table:table-cell office:value-type="float" office:value="21995812" calcext:value-type="float">
            <text:p>21995812</text:p>
          </table:table-cell>
          <table:table-cell office:value-type="float" office:value="20111084" calcext:value-type="float">
            <text:p>20111084</text:p>
          </table:table-cell>
          <table:table-cell table:formula="of:=ABS([.A97]-[.B97])/1000000" office:value-type="float" office:value="1.884728" calcext:value-type="float">
            <text:p>1.884728</text:p>
          </table:table-cell>
        </table:table-row>
        <table:table-row table:style-name="ro1">
          <table:table-cell office:value-type="float" office:value="21456063" calcext:value-type="float">
            <text:p>21456063</text:p>
          </table:table-cell>
          <table:table-cell office:value-type="float" office:value="20172119" calcext:value-type="float">
            <text:p>20172119</text:p>
          </table:table-cell>
          <table:table-cell table:formula="of:=ABS([.A98]-[.B98])/1000000" office:value-type="float" office:value="1.283944" calcext:value-type="float">
            <text:p>1.283944</text:p>
          </table:table-cell>
        </table:table-row>
        <table:table-row table:style-name="ro1">
          <table:table-cell office:value-type="float" office:value="17070360" calcext:value-type="float">
            <text:p>17070360</text:p>
          </table:table-cell>
          <table:table-cell office:value-type="float" office:value="20141601" calcext:value-type="float">
            <text:p>20141601</text:p>
          </table:table-cell>
          <table:table-cell table:formula="of:=ABS([.A99]-[.B99])/1000000" office:value-type="float" office:value="3.071241" calcext:value-type="float">
            <text:p>3.071241</text:p>
          </table:table-cell>
        </table:table-row>
        <table:table-row table:style-name="ro1">
          <table:table-cell office:value-type="float" office:value="19936619" calcext:value-type="float">
            <text:p>19936619</text:p>
          </table:table-cell>
          <table:table-cell office:value-type="float" office:value="20141602" calcext:value-type="float">
            <text:p>20141602</text:p>
          </table:table-cell>
          <table:table-cell table:formula="of:=ABS([.A100]-[.B100])/1000000" office:value-type="float" office:value="0.204983" calcext:value-type="float">
            <text:p>0.204983</text:p>
          </table:table-cell>
        </table:table-row>
        <table:table-row table:style-name="ro1">
          <table:table-cell office:value-type="float" office:value="23089185" calcext:value-type="float">
            <text:p>23089185</text:p>
          </table:table-cell>
          <table:table-cell office:value-type="float" office:value="20111084" calcext:value-type="float">
            <text:p>20111084</text:p>
          </table:table-cell>
          <table:table-cell table:formula="of:=ABS([.A101]-[.B101])/1000000" office:value-type="float" office:value="2.978101" calcext:value-type="float">
            <text:p>2.978101</text:p>
          </table:table-cell>
        </table:table-row>
        <table:table-row table:style-name="ro1">
          <table:table-cell office:value-type="float" office:value="17266071" calcext:value-type="float">
            <text:p>17266071</text:p>
          </table:table-cell>
          <table:table-cell office:value-type="float" office:value="20172119" calcext:value-type="float">
            <text:p>20172119</text:p>
          </table:table-cell>
          <table:table-cell table:formula="of:=ABS([.A102]-[.B102])/1000000" office:value-type="float" office:value="2.906048" calcext:value-type="float">
            <text:p>2.906048</text:p>
          </table:table-cell>
        </table:table-row>
        <table:table-row table:style-name="ro1">
          <table:table-cell office:value-type="float" office:value="20585655" calcext:value-type="float">
            <text:p>20585655</text:p>
          </table:table-cell>
          <table:table-cell office:value-type="float" office:value="20141601" calcext:value-type="float">
            <text:p>20141601</text:p>
          </table:table-cell>
          <table:table-cell table:formula="of:=ABS([.A103]-[.B103])/1000000" office:value-type="float" office:value="0.444054" calcext:value-type="float">
            <text:p>0.444054</text:p>
          </table:table-cell>
        </table:table-row>
        <table:table-row table:style-name="ro1">
          <table:table-cell office:value-type="float" office:value="22728439" calcext:value-type="float">
            <text:p>22728439</text:p>
          </table:table-cell>
          <table:table-cell office:value-type="float" office:value="20141602" calcext:value-type="float">
            <text:p>20141602</text:p>
          </table:table-cell>
          <table:table-cell table:formula="of:=ABS([.A104]-[.B104])/1000000" office:value-type="float" office:value="2.586837" calcext:value-type="float">
            <text:p>2.586837</text:p>
          </table:table-cell>
        </table:table-row>
        <table:table-row table:style-name="ro1">
          <table:table-cell office:value-type="float" office:value="17200573" calcext:value-type="float">
            <text:p>17200573</text:p>
          </table:table-cell>
          <table:table-cell office:value-type="float" office:value="20141602" calcext:value-type="float">
            <text:p>20141602</text:p>
          </table:table-cell>
          <table:table-cell table:formula="of:=ABS([.A105]-[.B105])/1000000" office:value-type="float" office:value="2.941029" calcext:value-type="float">
            <text:p>2.941029</text:p>
          </table:table-cell>
        </table:table-row>
        <table:table-row table:style-name="ro1">
          <table:table-cell office:value-type="float" office:value="20383003" calcext:value-type="float">
            <text:p>20383003</text:p>
          </table:table-cell>
          <table:table-cell office:value-type="float" office:value="20172119" calcext:value-type="float">
            <text:p>20172119</text:p>
          </table:table-cell>
          <table:table-cell table:formula="of:=ABS([.A106]-[.B106])/1000000" office:value-type="float" office:value="0.210884" calcext:value-type="float">
            <text:p>0.210884</text:p>
          </table:table-cell>
        </table:table-row>
        <table:table-row table:style-name="ro1">
          <table:table-cell office:value-type="float" office:value="22897966" calcext:value-type="float">
            <text:p>22897966</text:p>
          </table:table-cell>
          <table:table-cell office:value-type="float" office:value="20141601" calcext:value-type="float">
            <text:p>20141601</text:p>
          </table:table-cell>
          <table:table-cell table:formula="of:=ABS([.A107]-[.B107])/1000000" office:value-type="float" office:value="2.756365" calcext:value-type="float">
            <text:p>2.756365</text:p>
          </table:table-cell>
        </table:table-row>
        <table:table-row table:style-name="ro1">
          <table:table-cell office:value-type="float" office:value="17411089" calcext:value-type="float">
            <text:p>17411089</text:p>
          </table:table-cell>
          <table:table-cell office:value-type="float" office:value="20172119" calcext:value-type="float">
            <text:p>20172119</text:p>
          </table:table-cell>
          <table:table-cell table:formula="of:=ABS([.A108]-[.B108])/1000000" office:value-type="float" office:value="2.76103" calcext:value-type="float">
            <text:p>2.76103</text:p>
          </table:table-cell>
        </table:table-row>
        <table:table-row table:style-name="ro1">
          <table:table-cell office:value-type="float" office:value="20171530" calcext:value-type="float">
            <text:p>20171530</text:p>
          </table:table-cell>
          <table:table-cell office:value-type="float" office:value="20141602" calcext:value-type="float">
            <text:p>20141602</text:p>
          </table:table-cell>
          <table:table-cell table:formula="of:=ABS([.A109]-[.B109])/1000000" office:value-type="float" office:value="0.029928" calcext:value-type="float">
            <text:p>0.029928</text:p>
          </table:table-cell>
        </table:table-row>
        <table:table-row table:style-name="ro1">
          <table:table-cell office:value-type="float" office:value="23228206" calcext:value-type="float">
            <text:p>23228206</text:p>
          </table:table-cell>
          <table:table-cell office:value-type="float" office:value="20050049" calcext:value-type="float">
            <text:p>20050049</text:p>
          </table:table-cell>
          <table:table-cell table:formula="of:=ABS([.A110]-[.B110])/1000000" office:value-type="float" office:value="3.178157" calcext:value-type="float">
            <text:p>3.178157</text:p>
          </table:table-cell>
        </table:table-row>
        <table:table-row table:style-name="ro1">
          <table:table-cell office:value-type="float" office:value="16270629" calcext:value-type="float">
            <text:p>16270629</text:p>
          </table:table-cell>
          <table:table-cell office:value-type="float" office:value="20141601" calcext:value-type="float">
            <text:p>20141601</text:p>
          </table:table-cell>
          <table:table-cell table:formula="of:=ABS([.A111]-[.B111])/1000000" office:value-type="float" office:value="3.870972" calcext:value-type="float">
            <text:p>3.870972</text:p>
          </table:table-cell>
        </table:table-row>
        <table:table-row table:style-name="ro1">
          <table:table-cell office:value-type="float" office:value="20858027" calcext:value-type="float">
            <text:p>20858027</text:p>
          </table:table-cell>
          <table:table-cell office:value-type="float" office:value="20172120" calcext:value-type="float">
            <text:p>20172120</text:p>
          </table:table-cell>
          <table:table-cell table:formula="of:=ABS([.A112]-[.B112])/1000000" office:value-type="float" office:value="0.685907" calcext:value-type="float">
            <text:p>0.685907</text:p>
          </table:table-cell>
        </table:table-row>
        <table:table-row table:style-name="ro1">
          <table:table-cell office:value-type="float" office:value="22472781" calcext:value-type="float">
            <text:p>22472781</text:p>
          </table:table-cell>
          <table:table-cell office:value-type="float" office:value="20141601" calcext:value-type="float">
            <text:p>20141601</text:p>
          </table:table-cell>
          <table:table-cell table:formula="of:=ABS([.A113]-[.B113])/1000000" office:value-type="float" office:value="2.33118" calcext:value-type="float">
            <text:p>2.33118</text:p>
          </table:table-cell>
        </table:table-row>
        <table:table-row table:style-name="ro1">
          <table:table-cell office:value-type="float" office:value="17138464" calcext:value-type="float">
            <text:p>17138464</text:p>
          </table:table-cell>
          <table:table-cell office:value-type="float" office:value="20111084" calcext:value-type="float">
            <text:p>20111084</text:p>
          </table:table-cell>
          <table:table-cell table:formula="of:=ABS([.A114]-[.B114])/1000000" office:value-type="float" office:value="2.97262" calcext:value-type="float">
            <text:p>2.97262</text:p>
          </table:table-cell>
        </table:table-row>
        <table:table-row table:style-name="ro1">
          <table:table-cell office:value-type="float" office:value="20356936" calcext:value-type="float">
            <text:p>20356936</text:p>
          </table:table-cell>
          <table:table-cell office:value-type="float" office:value="20172119" calcext:value-type="float">
            <text:p>20172119</text:p>
          </table:table-cell>
          <table:table-cell table:formula="of:=ABS([.A115]-[.B115])/1000000" office:value-type="float" office:value="0.184817" calcext:value-type="float">
            <text:p>0.184817</text:p>
          </table:table-cell>
        </table:table-row>
        <table:table-row table:style-name="ro1">
          <table:table-cell office:value-type="float" office:value="27569909" calcext:value-type="float">
            <text:p>27569909</text:p>
          </table:table-cell>
          <table:table-cell office:value-type="float" office:value="20111084" calcext:value-type="float">
            <text:p>20111084</text:p>
          </table:table-cell>
          <table:table-cell table:formula="of:=ABS([.A116]-[.B116])/1000000" office:value-type="float" office:value="7.458825" calcext:value-type="float">
            <text:p>7.458825</text:p>
          </table:table-cell>
        </table:table-row>
        <table:table-row table:style-name="ro1">
          <table:table-cell office:value-type="float" office:value="18588795" calcext:value-type="float">
            <text:p>18588795</text:p>
          </table:table-cell>
          <table:table-cell office:value-type="float" office:value="20141602" calcext:value-type="float">
            <text:p>20141602</text:p>
          </table:table-cell>
          <table:table-cell table:formula="of:=ABS([.A117]-[.B117])/1000000" office:value-type="float" office:value="1.552807" calcext:value-type="float">
            <text:p>1.552807</text:p>
          </table:table-cell>
        </table:table-row>
        <table:table-row table:style-name="ro1">
          <table:table-cell office:value-type="float" office:value="14420744" calcext:value-type="float">
            <text:p>14420744</text:p>
          </table:table-cell>
          <table:table-cell office:value-type="float" office:value="20172119" calcext:value-type="float">
            <text:p>20172119</text:p>
          </table:table-cell>
          <table:table-cell table:formula="of:=ABS([.A118]-[.B118])/1000000" office:value-type="float" office:value="5.751375" calcext:value-type="float">
            <text:p>5.751375</text:p>
          </table:table-cell>
        </table:table-row>
        <table:table-row table:style-name="ro1">
          <table:table-cell office:value-type="float" office:value="30607514" calcext:value-type="float">
            <text:p>30607514</text:p>
          </table:table-cell>
          <table:table-cell office:value-type="float" office:value="20141601" calcext:value-type="float">
            <text:p>20141601</text:p>
          </table:table-cell>
          <table:table-cell table:formula="of:=ABS([.A119]-[.B119])/1000000" office:value-type="float" office:value="10.465913" calcext:value-type="float">
            <text:p>10.465913</text:p>
          </table:table-cell>
        </table:table-row>
        <table:table-row table:style-name="ro1">
          <table:table-cell office:value-type="float" office:value="9784604" calcext:value-type="float">
            <text:p>9784604</text:p>
          </table:table-cell>
          <table:table-cell office:value-type="float" office:value="20111084" calcext:value-type="float">
            <text:p>20111084</text:p>
          </table:table-cell>
          <table:table-cell table:formula="of:=ABS([.A120]-[.B120])/1000000" office:value-type="float" office:value="10.32648" calcext:value-type="float">
            <text:p>10.32648</text:p>
          </table:table-cell>
        </table:table-row>
        <table:table-row table:style-name="ro1">
          <table:table-cell office:value-type="float" office:value="20741591" calcext:value-type="float">
            <text:p>20741591</text:p>
          </table:table-cell>
          <table:table-cell office:value-type="float" office:value="20172120" calcext:value-type="float">
            <text:p>20172120</text:p>
          </table:table-cell>
          <table:table-cell table:formula="of:=ABS([.A121]-[.B121])/1000000" office:value-type="float" office:value="0.569471" calcext:value-type="float">
            <text:p>0.569471</text:p>
          </table:table-cell>
        </table:table-row>
        <table:table-row table:style-name="ro1">
          <table:table-cell office:value-type="float" office:value="18649993" calcext:value-type="float">
            <text:p>18649993</text:p>
          </table:table-cell>
          <table:table-cell office:value-type="float" office:value="20080566" calcext:value-type="float">
            <text:p>20080566</text:p>
          </table:table-cell>
          <table:table-cell table:formula="of:=ABS([.A122]-[.B122])/1000000" office:value-type="float" office:value="1.430573" calcext:value-type="float">
            <text:p>1.430573</text:p>
          </table:table-cell>
        </table:table-row>
        <table:table-row table:style-name="ro1">
          <table:table-cell office:value-type="float" office:value="20214171" calcext:value-type="float">
            <text:p>20214171</text:p>
          </table:table-cell>
          <table:table-cell office:value-type="float" office:value="20172119" calcext:value-type="float">
            <text:p>20172119</text:p>
          </table:table-cell>
          <table:table-cell table:formula="of:=ABS([.A123]-[.B123])/1000000" office:value-type="float" office:value="0.042052" calcext:value-type="float">
            <text:p>0.042052</text:p>
          </table:table-cell>
        </table:table-row>
        <table:table-row table:style-name="ro1">
          <table:table-cell office:value-type="float" office:value="23334951" calcext:value-type="float">
            <text:p>23334951</text:p>
          </table:table-cell>
          <table:table-cell office:value-type="float" office:value="20141602" calcext:value-type="float">
            <text:p>20141602</text:p>
          </table:table-cell>
          <table:table-cell table:formula="of:=ABS([.A124]-[.B124])/1000000" office:value-type="float" office:value="3.193349" calcext:value-type="float">
            <text:p>3.193349</text:p>
          </table:table-cell>
        </table:table-row>
        <table:table-row table:style-name="ro1">
          <table:table-cell office:value-type="float" office:value="19437843" calcext:value-type="float">
            <text:p>19437843</text:p>
          </table:table-cell>
          <table:table-cell office:value-type="float" office:value="20141601" calcext:value-type="float">
            <text:p>20141601</text:p>
          </table:table-cell>
          <table:table-cell table:formula="of:=ABS([.A125]-[.B125])/1000000" office:value-type="float" office:value="0.703758" calcext:value-type="float">
            <text:p>0.703758</text:p>
          </table:table-cell>
        </table:table-row>
        <table:table-row table:style-name="ro1">
          <table:table-cell office:value-type="float" office:value="19988310" calcext:value-type="float">
            <text:p>19988310</text:p>
          </table:table-cell>
          <table:table-cell office:value-type="float" office:value="20172119" calcext:value-type="float">
            <text:p>20172119</text:p>
          </table:table-cell>
          <table:table-cell table:formula="of:=ABS([.A126]-[.B126])/1000000" office:value-type="float" office:value="0.183809" calcext:value-type="float">
            <text:p>0.183809</text:p>
          </table:table-cell>
        </table:table-row>
        <table:table-row table:style-name="ro1">
          <table:table-cell office:value-type="float" office:value="23958046" calcext:value-type="float">
            <text:p>23958046</text:p>
          </table:table-cell>
          <table:table-cell office:value-type="float" office:value="20111084" calcext:value-type="float">
            <text:p>20111084</text:p>
          </table:table-cell>
          <table:table-cell table:formula="of:=ABS([.A127]-[.B127])/1000000" office:value-type="float" office:value="3.846962" calcext:value-type="float">
            <text:p>3.846962</text:p>
          </table:table-cell>
        </table:table-row>
        <table:table-row table:style-name="ro1">
          <table:table-cell office:value-type="float" office:value="20420958" calcext:value-type="float">
            <text:p>20420958</text:p>
          </table:table-cell>
          <table:table-cell office:value-type="float" office:value="20172120" calcext:value-type="float">
            <text:p>20172120</text:p>
          </table:table-cell>
          <table:table-cell table:formula="of:=ABS([.A128]-[.B128])/1000000" office:value-type="float" office:value="0.248838" calcext:value-type="float">
            <text:p>0.248838</text:p>
          </table:table-cell>
        </table:table-row>
        <table:table-row table:style-name="ro1">
          <table:table-cell office:value-type="float" office:value="19848261" calcext:value-type="float">
            <text:p>19848261</text:p>
          </table:table-cell>
          <table:table-cell office:value-type="float" office:value="20141601" calcext:value-type="float">
            <text:p>20141601</text:p>
          </table:table-cell>
          <table:table-cell table:formula="of:=ABS([.A129]-[.B129])/1000000" office:value-type="float" office:value="0.29334" calcext:value-type="float">
            <text:p>0.29334</text:p>
          </table:table-cell>
        </table:table-row>
        <table:table-row table:style-name="ro1">
          <table:table-cell office:value-type="float" office:value="20103196" calcext:value-type="float">
            <text:p>20103196</text:p>
          </table:table-cell>
          <table:table-cell office:value-type="float" office:value="20111084" calcext:value-type="float">
            <text:p>20111084</text:p>
          </table:table-cell>
          <table:table-cell table:formula="of:=ABS([.A130]-[.B130])/1000000" office:value-type="float" office:value="0.007888" calcext:value-type="float">
            <text:p>0.007888</text:p>
          </table:table-cell>
        </table:table-row>
        <table:table-row table:style-name="ro1">
          <table:table-cell office:value-type="float" office:value="27135605" calcext:value-type="float">
            <text:p>27135605</text:p>
          </table:table-cell>
          <table:table-cell office:value-type="float" office:value="20141602" calcext:value-type="float">
            <text:p>20141602</text:p>
          </table:table-cell>
          <table:table-cell table:formula="of:=ABS([.A131]-[.B131])/1000000" office:value-type="float" office:value="6.994003" calcext:value-type="float">
            <text:p>6.994003</text:p>
          </table:table-cell>
        </table:table-row>
        <table:table-row table:style-name="ro1">
          <table:table-cell office:value-type="float" office:value="14136313" calcext:value-type="float">
            <text:p>14136313</text:p>
          </table:table-cell>
          <table:table-cell office:value-type="float" office:value="20141601" calcext:value-type="float">
            <text:p>20141601</text:p>
          </table:table-cell>
          <table:table-cell table:formula="of:=ABS([.A132]-[.B132])/1000000" office:value-type="float" office:value="6.005288" calcext:value-type="float">
            <text:p>6.005288</text:p>
          </table:table-cell>
        </table:table-row>
        <table:table-row table:style-name="ro1">
          <table:table-cell office:value-type="float" office:value="15389637" calcext:value-type="float">
            <text:p>15389637</text:p>
          </table:table-cell>
          <table:table-cell office:value-type="float" office:value="20172119" calcext:value-type="float">
            <text:p>20172119</text:p>
          </table:table-cell>
          <table:table-cell table:formula="of:=ABS([.A133]-[.B133])/1000000" office:value-type="float" office:value="4.782482" calcext:value-type="float">
            <text:p>4.782482</text:p>
          </table:table-cell>
        </table:table-row>
        <table:table-row table:style-name="ro1">
          <table:table-cell office:value-type="float" office:value="21679262" calcext:value-type="float">
            <text:p>21679262</text:p>
          </table:table-cell>
          <table:table-cell office:value-type="float" office:value="20141602" calcext:value-type="float">
            <text:p>20141602</text:p>
          </table:table-cell>
          <table:table-cell table:formula="of:=ABS([.A134]-[.B134])/1000000" office:value-type="float" office:value="1.53766" calcext:value-type="float">
            <text:p>1.53766</text:p>
          </table:table-cell>
        </table:table-row>
        <table:table-row table:style-name="ro1">
          <table:table-cell office:value-type="float" office:value="17233108" calcext:value-type="float">
            <text:p>17233108</text:p>
          </table:table-cell>
          <table:table-cell office:value-type="float" office:value="20111084" calcext:value-type="float">
            <text:p>20111084</text:p>
          </table:table-cell>
          <table:table-cell table:formula="of:=ABS([.A135]-[.B135])/1000000" office:value-type="float" office:value="2.877976" calcext:value-type="float">
            <text:p>2.877976</text:p>
          </table:table-cell>
        </table:table-row>
        <table:table-row table:style-name="ro1">
          <table:table-cell office:value-type="float" office:value="25422294" calcext:value-type="float">
            <text:p>25422294</text:p>
          </table:table-cell>
          <table:table-cell office:value-type="float" office:value="20172119" calcext:value-type="float">
            <text:p>20172119</text:p>
          </table:table-cell>
          <table:table-cell table:formula="of:=ABS([.A136]-[.B136])/1000000" office:value-type="float" office:value="5.250175" calcext:value-type="float">
            <text:p>5.250175</text:p>
          </table:table-cell>
        </table:table-row>
        <table:table-row table:style-name="ro1">
          <table:table-cell office:value-type="float" office:value="20758594" calcext:value-type="float">
            <text:p>20758594</text:p>
          </table:table-cell>
          <table:table-cell office:value-type="float" office:value="20172119" calcext:value-type="float">
            <text:p>20172119</text:p>
          </table:table-cell>
          <table:table-cell table:formula="of:=ABS([.A137]-[.B137])/1000000" office:value-type="float" office:value="0.586475" calcext:value-type="float">
            <text:p>0.586475</text:p>
          </table:table-cell>
        </table:table-row>
        <table:table-row table:style-name="ro1">
          <table:table-cell office:value-type="float" office:value="19942385" calcext:value-type="float">
            <text:p>19942385</text:p>
          </table:table-cell>
          <table:table-cell office:value-type="float" office:value="20141602" calcext:value-type="float">
            <text:p>20141602</text:p>
          </table:table-cell>
          <table:table-cell table:formula="of:=ABS([.A138]-[.B138])/1000000" office:value-type="float" office:value="0.199217" calcext:value-type="float">
            <text:p>0.199217</text:p>
          </table:table-cell>
        </table:table-row>
        <table:table-row table:style-name="ro1">
          <table:table-cell office:value-type="float" office:value="20207916" calcext:value-type="float">
            <text:p>20207916</text:p>
          </table:table-cell>
          <table:table-cell office:value-type="float" office:value="20141601" calcext:value-type="float">
            <text:p>20141601</text:p>
          </table:table-cell>
          <table:table-cell table:formula="of:=ABS([.A139]-[.B139])/1000000" office:value-type="float" office:value="0.066315" calcext:value-type="float">
            <text:p>0.066315</text:p>
          </table:table-cell>
        </table:table-row>
        <table:table-row table:style-name="ro1">
          <table:table-cell office:value-type="float" office:value="20479036" calcext:value-type="float">
            <text:p>20479036</text:p>
          </table:table-cell>
          <table:table-cell office:value-type="float" office:value="20141602" calcext:value-type="float">
            <text:p>20141602</text:p>
          </table:table-cell>
          <table:table-cell table:formula="of:=ABS([.A140]-[.B140])/1000000" office:value-type="float" office:value="0.337434" calcext:value-type="float">
            <text:p>0.337434</text:p>
          </table:table-cell>
        </table:table-row>
        <table:table-row table:style-name="ro1">
          <table:table-cell office:value-type="float" office:value="25357042" calcext:value-type="float">
            <text:p>25357042</text:p>
          </table:table-cell>
          <table:table-cell office:value-type="float" office:value="20111084" calcext:value-type="float">
            <text:p>20111084</text:p>
          </table:table-cell>
          <table:table-cell table:formula="of:=ABS([.A141]-[.B141])/1000000" office:value-type="float" office:value="5.245958" calcext:value-type="float">
            <text:p>5.245958</text:p>
          </table:table-cell>
        </table:table-row>
        <table:table-row table:style-name="ro1">
          <table:table-cell office:value-type="float" office:value="9328032" calcext:value-type="float">
            <text:p>9328032</text:p>
          </table:table-cell>
          <table:table-cell office:value-type="float" office:value="20111084" calcext:value-type="float">
            <text:p>20111084</text:p>
          </table:table-cell>
          <table:table-cell table:formula="of:=ABS([.A142]-[.B142])/1000000" office:value-type="float" office:value="10.783052" calcext:value-type="float">
            <text:p>10.783052</text:p>
          </table:table-cell>
        </table:table-row>
        <table:table-row table:style-name="ro1">
          <table:table-cell office:value-type="float" office:value="22323039" calcext:value-type="float">
            <text:p>22323039</text:p>
          </table:table-cell>
          <table:table-cell office:value-type="float" office:value="20172119" calcext:value-type="float">
            <text:p>20172119</text:p>
          </table:table-cell>
          <table:table-cell table:formula="of:=ABS([.A143]-[.B143])/1000000" office:value-type="float" office:value="2.15092" calcext:value-type="float">
            <text:p>2.15092</text:p>
          </table:table-cell>
        </table:table-row>
        <table:table-row table:style-name="ro1">
          <table:table-cell office:value-type="float" office:value="23502960" calcext:value-type="float">
            <text:p>23502960</text:p>
          </table:table-cell>
          <table:table-cell office:value-type="float" office:value="20111084" calcext:value-type="float">
            <text:p>20111084</text:p>
          </table:table-cell>
          <table:table-cell table:formula="of:=ABS([.A144]-[.B144])/1000000" office:value-type="float" office:value="3.391876" calcext:value-type="float">
            <text:p>3.391876</text:p>
          </table:table-cell>
        </table:table-row>
        <table:table-row table:style-name="ro1">
          <table:table-cell office:value-type="float" office:value="16989957" calcext:value-type="float">
            <text:p>16989957</text:p>
          </table:table-cell>
          <table:table-cell office:value-type="float" office:value="20141602" calcext:value-type="float">
            <text:p>20141602</text:p>
          </table:table-cell>
          <table:table-cell table:formula="of:=ABS([.A145]-[.B145])/1000000" office:value-type="float" office:value="3.151645" calcext:value-type="float">
            <text:p>3.151645</text:p>
          </table:table-cell>
        </table:table-row>
        <table:table-row table:style-name="ro1">
          <table:table-cell office:value-type="float" office:value="17918438" calcext:value-type="float">
            <text:p>17918438</text:p>
          </table:table-cell>
          <table:table-cell office:value-type="float" office:value="20172119" calcext:value-type="float">
            <text:p>20172119</text:p>
          </table:table-cell>
          <table:table-cell table:formula="of:=ABS([.A146]-[.B146])/1000000" office:value-type="float" office:value="2.253681" calcext:value-type="float">
            <text:p>2.253681</text:p>
          </table:table-cell>
        </table:table-row>
        <table:table-row table:style-name="ro1">
          <table:table-cell office:value-type="float" office:value="24436462" calcext:value-type="float">
            <text:p>24436462</text:p>
          </table:table-cell>
          <table:table-cell office:value-type="float" office:value="20111084" calcext:value-type="float">
            <text:p>20111084</text:p>
          </table:table-cell>
          <table:table-cell table:formula="of:=ABS([.A147]-[.B147])/1000000" office:value-type="float" office:value="4.325378" calcext:value-type="float">
            <text:p>4.325378</text:p>
          </table:table-cell>
        </table:table-row>
        <table:table-row table:style-name="ro1">
          <table:table-cell office:value-type="float" office:value="21492308" calcext:value-type="float">
            <text:p>21492308</text:p>
          </table:table-cell>
          <table:table-cell office:value-type="float" office:value="20172119" calcext:value-type="float">
            <text:p>20172119</text:p>
          </table:table-cell>
          <table:table-cell table:formula="of:=ABS([.A148]-[.B148])/1000000" office:value-type="float" office:value="1.320189" calcext:value-type="float">
            <text:p>1.320189</text:p>
          </table:table-cell>
        </table:table-row>
        <table:table-row table:style-name="ro1">
          <table:table-cell office:value-type="float" office:value="19426324" calcext:value-type="float">
            <text:p>19426324</text:p>
          </table:table-cell>
          <table:table-cell office:value-type="float" office:value="20141601" calcext:value-type="float">
            <text:p>20141601</text:p>
          </table:table-cell>
          <table:table-cell table:formula="of:=ABS([.A149]-[.B149])/1000000" office:value-type="float" office:value="0.715277" calcext:value-type="float">
            <text:p>0.715277</text:p>
          </table:table-cell>
        </table:table-row>
        <table:table-row table:style-name="ro1">
          <table:table-cell office:value-type="float" office:value="20316769" calcext:value-type="float">
            <text:p>20316769</text:p>
          </table:table-cell>
          <table:table-cell office:value-type="float" office:value="20141602" calcext:value-type="float">
            <text:p>20141602</text:p>
          </table:table-cell>
          <table:table-cell table:formula="of:=ABS([.A150]-[.B150])/1000000" office:value-type="float" office:value="0.175167" calcext:value-type="float">
            <text:p>0.175167</text:p>
          </table:table-cell>
        </table:table-row>
        <table:table-row table:style-name="ro1">
          <table:table-cell office:value-type="float" office:value="19889062" calcext:value-type="float">
            <text:p>19889062</text:p>
          </table:table-cell>
          <table:table-cell office:value-type="float" office:value="20141601" calcext:value-type="float">
            <text:p>20141601</text:p>
          </table:table-cell>
          <table:table-cell table:formula="of:=ABS([.A151]-[.B151])/1000000" office:value-type="float" office:value="0.252539" calcext:value-type="float">
            <text:p>0.252539</text:p>
          </table:table-cell>
        </table:table-row>
        <table:table-row table:style-name="ro1">
          <table:table-cell office:value-type="float" office:value="20163610" calcext:value-type="float">
            <text:p>20163610</text:p>
          </table:table-cell>
          <table:table-cell office:value-type="float" office:value="20172120" calcext:value-type="float">
            <text:p>20172120</text:p>
          </table:table-cell>
          <table:table-cell table:formula="of:=ABS([.A152]-[.B152])/1000000" office:value-type="float" office:value="0.00851" calcext:value-type="float">
            <text:p>0.00851</text:p>
          </table:table-cell>
        </table:table-row>
        <table:table-row table:style-name="ro1">
          <table:table-cell office:value-type="float" office:value="19809710" calcext:value-type="float">
            <text:p>19809710</text:p>
          </table:table-cell>
          <table:table-cell office:value-type="float" office:value="20080566" calcext:value-type="float">
            <text:p>20080566</text:p>
          </table:table-cell>
          <table:table-cell table:formula="of:=ABS([.A153]-[.B153])/1000000" office:value-type="float" office:value="0.270856" calcext:value-type="float">
            <text:p>0.270856</text:p>
          </table:table-cell>
        </table:table-row>
        <table:table-row table:style-name="ro1">
          <table:table-cell office:value-type="float" office:value="19860167" calcext:value-type="float">
            <text:p>19860167</text:p>
          </table:table-cell>
          <table:table-cell office:value-type="float" office:value="20141602" calcext:value-type="float">
            <text:p>20141602</text:p>
          </table:table-cell>
          <table:table-cell table:formula="of:=ABS([.A154]-[.B154])/1000000" office:value-type="float" office:value="0.281435" calcext:value-type="float">
            <text:p>0.281435</text:p>
          </table:table-cell>
        </table:table-row>
        <table:table-row table:style-name="ro1">
          <table:table-cell office:value-type="float" office:value="20758596" calcext:value-type="float">
            <text:p>20758596</text:p>
          </table:table-cell>
          <table:table-cell office:value-type="float" office:value="20202636" calcext:value-type="float">
            <text:p>20202636</text:p>
          </table:table-cell>
          <table:table-cell table:formula="of:=ABS([.A155]-[.B155])/1000000" office:value-type="float" office:value="0.55596" calcext:value-type="float">
            <text:p>0.55596</text:p>
          </table:table-cell>
        </table:table-row>
        <table:table-row table:style-name="ro1">
          <table:table-cell office:value-type="float" office:value="20317399" calcext:value-type="float">
            <text:p>20317399</text:p>
          </table:table-cell>
          <table:table-cell office:value-type="float" office:value="20111084" calcext:value-type="float">
            <text:p>20111084</text:p>
          </table:table-cell>
          <table:table-cell table:formula="of:=ABS([.A156]-[.B156])/1000000" office:value-type="float" office:value="0.206315" calcext:value-type="float">
            <text:p>0.206315</text:p>
          </table:table-cell>
        </table:table-row>
        <table:table-row table:style-name="ro1">
          <table:table-cell office:value-type="float" office:value="55203751" calcext:value-type="float">
            <text:p>55203751</text:p>
          </table:table-cell>
          <table:table-cell office:value-type="float" office:value="20172119" calcext:value-type="float">
            <text:p>20172119</text:p>
          </table:table-cell>
          <table:table-cell table:formula="of:=ABS([.A157]-[.B157])/1000000" office:value-type="float" office:value="35.031632" calcext:value-type="float">
            <text:p>35.031632</text:p>
          </table:table-cell>
        </table:table-row>
        <table:table-row table:style-name="ro1">
          <table:table-cell office:value-type="float" office:value="5370916" calcext:value-type="float">
            <text:p>5370916</text:p>
          </table:table-cell>
          <table:table-cell office:value-type="float" office:value="20111084" calcext:value-type="float">
            <text:p>20111084</text:p>
          </table:table-cell>
          <table:table-cell table:formula="of:=ABS([.A158]-[.B158])/1000000" office:value-type="float" office:value="14.740168" calcext:value-type="float">
            <text:p>14.740168</text:p>
          </table:table-cell>
        </table:table-row>
        <table:table-row table:style-name="ro1">
          <table:table-cell office:value-type="float" office:value="6507715" calcext:value-type="float">
            <text:p>6507715</text:p>
          </table:table-cell>
          <table:table-cell office:value-type="float" office:value="20111084" calcext:value-type="float">
            <text:p>20111084</text:p>
          </table:table-cell>
          <table:table-cell table:formula="of:=ABS([.A159]-[.B159])/1000000" office:value-type="float" office:value="13.603369" calcext:value-type="float">
            <text:p>13.603369</text:p>
          </table:table-cell>
        </table:table-row>
        <table:table-row table:style-name="ro1">
          <table:table-cell office:value-type="float" office:value="6534819" calcext:value-type="float">
            <text:p>6534819</text:p>
          </table:table-cell>
          <table:table-cell office:value-type="float" office:value="20141602" calcext:value-type="float">
            <text:p>20141602</text:p>
          </table:table-cell>
          <table:table-cell table:formula="of:=ABS([.A160]-[.B160])/1000000" office:value-type="float" office:value="13.606783" calcext:value-type="float">
            <text:p>13.606783</text:p>
          </table:table-cell>
        </table:table-row>
        <table:table-row table:style-name="ro1">
          <table:table-cell office:value-type="float" office:value="23646531" calcext:value-type="float">
            <text:p>23646531</text:p>
          </table:table-cell>
          <table:table-cell office:value-type="float" office:value="20141602" calcext:value-type="float">
            <text:p>20141602</text:p>
          </table:table-cell>
          <table:table-cell table:formula="of:=ABS([.A161]-[.B161])/1000000" office:value-type="float" office:value="3.504929" calcext:value-type="float">
            <text:p>3.504929</text:p>
          </table:table-cell>
        </table:table-row>
        <table:table-row table:style-name="ro1">
          <table:table-cell office:value-type="float" office:value="22987128" calcext:value-type="float">
            <text:p>22987128</text:p>
          </table:table-cell>
          <table:table-cell office:value-type="float" office:value="20141601" calcext:value-type="float">
            <text:p>20141601</text:p>
          </table:table-cell>
          <table:table-cell table:formula="of:=ABS([.A162]-[.B162])/1000000" office:value-type="float" office:value="2.845527" calcext:value-type="float">
            <text:p>2.845527</text:p>
          </table:table-cell>
        </table:table-row>
        <table:table-row table:style-name="ro1">
          <table:table-cell office:value-type="float" office:value="20354740" calcext:value-type="float">
            <text:p>20354740</text:p>
          </table:table-cell>
          <table:table-cell office:value-type="float" office:value="20172119" calcext:value-type="float">
            <text:p>20172119</text:p>
          </table:table-cell>
          <table:table-cell table:formula="of:=ABS([.A163]-[.B163])/1000000" office:value-type="float" office:value="0.182621" calcext:value-type="float">
            <text:p>0.182621</text:p>
          </table:table-cell>
        </table:table-row>
        <table:table-row table:style-name="ro1">
          <table:table-cell office:value-type="float" office:value="20023696" calcext:value-type="float">
            <text:p>20023696</text:p>
          </table:table-cell>
          <table:table-cell office:value-type="float" office:value="20141602" calcext:value-type="float">
            <text:p>20141602</text:p>
          </table:table-cell>
          <table:table-cell table:formula="of:=ABS([.A164]-[.B164])/1000000" office:value-type="float" office:value="0.117906" calcext:value-type="float">
            <text:p>0.117906</text:p>
          </table:table-cell>
        </table:table-row>
        <table:table-row table:style-name="ro1">
          <table:table-cell office:value-type="float" office:value="20128203" calcext:value-type="float">
            <text:p>20128203</text:p>
          </table:table-cell>
          <table:table-cell office:value-type="float" office:value="20141601" calcext:value-type="float">
            <text:p>20141601</text:p>
          </table:table-cell>
          <table:table-cell table:formula="of:=ABS([.A165]-[.B165])/1000000" office:value-type="float" office:value="0.013398" calcext:value-type="float">
            <text:p>0.013398</text:p>
          </table:table-cell>
        </table:table-row>
        <table:table-row table:style-name="ro1">
          <table:table-cell office:value-type="float" office:value="23454701" calcext:value-type="float">
            <text:p>23454701</text:p>
          </table:table-cell>
          <table:table-cell office:value-type="float" office:value="20111084" calcext:value-type="float">
            <text:p>20111084</text:p>
          </table:table-cell>
          <table:table-cell table:formula="of:=ABS([.A166]-[.B166])/1000000" office:value-type="float" office:value="3.343617" calcext:value-type="float">
            <text:p>3.343617</text:p>
          </table:table-cell>
        </table:table-row>
        <table:table-row table:style-name="ro1">
          <table:table-cell office:value-type="float" office:value="17597173" calcext:value-type="float">
            <text:p>17597173</text:p>
          </table:table-cell>
          <table:table-cell office:value-type="float" office:value="20172119" calcext:value-type="float">
            <text:p>20172119</text:p>
          </table:table-cell>
          <table:table-cell table:formula="of:=ABS([.A167]-[.B167])/1000000" office:value-type="float" office:value="2.574946" calcext:value-type="float">
            <text:p>2.574946</text:p>
          </table:table-cell>
        </table:table-row>
        <table:table-row table:style-name="ro1">
          <table:table-cell office:value-type="float" office:value="18865696" calcext:value-type="float">
            <text:p>18865696</text:p>
          </table:table-cell>
          <table:table-cell office:value-type="float" office:value="20141602" calcext:value-type="float">
            <text:p>20141602</text:p>
          </table:table-cell>
          <table:table-cell table:formula="of:=ABS([.A168]-[.B168])/1000000" office:value-type="float" office:value="1.275906" calcext:value-type="float">
            <text:p>1.275906</text:p>
          </table:table-cell>
        </table:table-row>
        <table:table-row table:style-name="ro1">
          <table:table-cell office:value-type="float" office:value="17010600" calcext:value-type="float">
            <text:p>17010600</text:p>
          </table:table-cell>
          <table:table-cell office:value-type="float" office:value="20111084" calcext:value-type="float">
            <text:p>20111084</text:p>
          </table:table-cell>
          <table:table-cell table:formula="of:=ABS([.A169]-[.B169])/1000000" office:value-type="float" office:value="3.100484" calcext:value-type="float">
            <text:p>3.100484</text:p>
          </table:table-cell>
        </table:table-row>
        <table:table-row table:style-name="ro1">
          <table:table-cell office:value-type="float" office:value="22031084" calcext:value-type="float">
            <text:p>22031084</text:p>
          </table:table-cell>
          <table:table-cell office:value-type="float" office:value="20172119" calcext:value-type="float">
            <text:p>20172119</text:p>
          </table:table-cell>
          <table:table-cell table:formula="of:=ABS([.A170]-[.B170])/1000000" office:value-type="float" office:value="1.858965" calcext:value-type="float">
            <text:p>1.858965</text:p>
          </table:table-cell>
        </table:table-row>
        <table:table-row table:style-name="ro1">
          <table:table-cell office:value-type="float" office:value="17589349" calcext:value-type="float">
            <text:p>17589349</text:p>
          </table:table-cell>
          <table:table-cell office:value-type="float" office:value="20141602" calcext:value-type="float">
            <text:p>20141602</text:p>
          </table:table-cell>
          <table:table-cell table:formula="of:=ABS([.A171]-[.B171])/1000000" office:value-type="float" office:value="2.552253" calcext:value-type="float">
            <text:p>2.552253</text:p>
          </table:table-cell>
        </table:table-row>
        <table:table-row table:style-name="ro1">
          <table:table-cell office:value-type="float" office:value="19897836" calcext:value-type="float">
            <text:p>19897836</text:p>
          </table:table-cell>
          <table:table-cell office:value-type="float" office:value="20111084" calcext:value-type="float">
            <text:p>20111084</text:p>
          </table:table-cell>
          <table:table-cell table:formula="of:=ABS([.A172]-[.B172])/1000000" office:value-type="float" office:value="0.213248" calcext:value-type="float">
            <text:p>0.213248</text:p>
          </table:table-cell>
        </table:table-row>
        <table:table-row table:style-name="ro1">
          <table:table-cell office:value-type="float" office:value="25096451" calcext:value-type="float">
            <text:p>25096451</text:p>
          </table:table-cell>
          <table:table-cell office:value-type="float" office:value="20172119" calcext:value-type="float">
            <text:p>20172119</text:p>
          </table:table-cell>
          <table:table-cell table:formula="of:=ABS([.A173]-[.B173])/1000000" office:value-type="float" office:value="4.924332" calcext:value-type="float">
            <text:p>4.924332</text:p>
          </table:table-cell>
        </table:table-row>
        <table:table-row table:style-name="ro1">
          <table:table-cell office:value-type="float" office:value="16085216" calcext:value-type="float">
            <text:p>16085216</text:p>
          </table:table-cell>
          <table:table-cell office:value-type="float" office:value="20141601" calcext:value-type="float">
            <text:p>20141601</text:p>
          </table:table-cell>
          <table:table-cell table:formula="of:=ABS([.A174]-[.B174])/1000000" office:value-type="float" office:value="4.056385" calcext:value-type="float">
            <text:p>4.056385</text:p>
          </table:table-cell>
        </table:table-row>
        <table:table-row table:style-name="ro1">
          <table:table-cell office:value-type="float" office:value="18290565" calcext:value-type="float">
            <text:p>18290565</text:p>
          </table:table-cell>
          <table:table-cell office:value-type="float" office:value="20141602" calcext:value-type="float">
            <text:p>20141602</text:p>
          </table:table-cell>
          <table:table-cell table:formula="of:=ABS([.A175]-[.B175])/1000000" office:value-type="float" office:value="1.851037" calcext:value-type="float">
            <text:p>1.851037</text:p>
          </table:table-cell>
        </table:table-row>
        <table:table-row table:style-name="ro1">
          <table:table-cell office:value-type="float" office:value="25347999" calcext:value-type="float">
            <text:p>25347999</text:p>
          </table:table-cell>
          <table:table-cell office:value-type="float" office:value="20141602" calcext:value-type="float">
            <text:p>20141602</text:p>
          </table:table-cell>
          <table:table-cell table:formula="of:=ABS([.A176]-[.B176])/1000000" office:value-type="float" office:value="5.206397" calcext:value-type="float">
            <text:p>5.206397</text:p>
          </table:table-cell>
        </table:table-row>
        <table:table-row table:style-name="ro1">
          <table:table-cell office:value-type="float" office:value="20146431" calcext:value-type="float">
            <text:p>20146431</text:p>
          </table:table-cell>
          <table:table-cell office:value-type="float" office:value="20111084" calcext:value-type="float">
            <text:p>20111084</text:p>
          </table:table-cell>
          <table:table-cell table:formula="of:=ABS([.A177]-[.B177])/1000000" office:value-type="float" office:value="0.035347" calcext:value-type="float">
            <text:p>0.035347</text:p>
          </table:table-cell>
        </table:table-row>
        <table:table-row table:style-name="ro1">
          <table:table-cell office:value-type="float" office:value="16930145" calcext:value-type="float">
            <text:p>16930145</text:p>
          </table:table-cell>
          <table:table-cell office:value-type="float" office:value="21759033" calcext:value-type="float">
            <text:p>21759033</text:p>
          </table:table-cell>
          <table:table-cell table:formula="of:=ABS([.A178]-[.B178])/1000000" office:value-type="float" office:value="4.828888" calcext:value-type="float">
            <text:p>4.828888</text:p>
          </table:table-cell>
        </table:table-row>
        <table:table-row table:style-name="ro1">
          <table:table-cell office:value-type="float" office:value="24142015" calcext:value-type="float">
            <text:p>24142015</text:p>
          </table:table-cell>
          <table:table-cell office:value-type="float" office:value="19714355" calcext:value-type="float">
            <text:p>19714355</text:p>
          </table:table-cell>
          <table:table-cell table:formula="of:=ABS([.A179]-[.B179])/1000000" office:value-type="float" office:value="4.42766" calcext:value-type="float">
            <text:p>4.42766</text:p>
          </table:table-cell>
        </table:table-row>
        <table:table-row table:style-name="ro1">
          <table:table-cell office:value-type="float" office:value="21043562" calcext:value-type="float">
            <text:p>21043562</text:p>
          </table:table-cell>
          <table:table-cell office:value-type="float" office:value="20141602" calcext:value-type="float">
            <text:p>20141602</text:p>
          </table:table-cell>
          <table:table-cell table:formula="of:=ABS([.A180]-[.B180])/1000000" office:value-type="float" office:value="0.90196" calcext:value-type="float">
            <text:p>0.90196</text:p>
          </table:table-cell>
        </table:table-row>
        <table:table-row table:style-name="ro1">
          <table:table-cell office:value-type="float" office:value="19341905" calcext:value-type="float">
            <text:p>19341905</text:p>
          </table:table-cell>
          <table:table-cell office:value-type="float" office:value="20141601" calcext:value-type="float">
            <text:p>20141601</text:p>
          </table:table-cell>
          <table:table-cell table:formula="of:=ABS([.A181]-[.B181])/1000000" office:value-type="float" office:value="0.799696" calcext:value-type="float">
            <text:p>0.799696</text:p>
          </table:table-cell>
        </table:table-row>
        <table:table-row table:style-name="ro1">
          <table:table-cell office:value-type="float" office:value="19018386" calcext:value-type="float">
            <text:p>19018386</text:p>
          </table:table-cell>
          <table:table-cell office:value-type="float" office:value="20141602" calcext:value-type="float">
            <text:p>20141602</text:p>
          </table:table-cell>
          <table:table-cell table:formula="of:=ABS([.A182]-[.B182])/1000000" office:value-type="float" office:value="1.123216" calcext:value-type="float">
            <text:p>1.123216</text:p>
          </table:table-cell>
        </table:table-row>
        <table:table-row table:style-name="ro1">
          <table:table-cell office:value-type="float" office:value="20152140" calcext:value-type="float">
            <text:p>20152140</text:p>
          </table:table-cell>
          <table:table-cell office:value-type="float" office:value="20050049" calcext:value-type="float">
            <text:p>20050049</text:p>
          </table:table-cell>
          <table:table-cell table:formula="of:=ABS([.A183]-[.B183])/1000000" office:value-type="float" office:value="0.102091" calcext:value-type="float">
            <text:p>0.102091</text:p>
          </table:table-cell>
        </table:table-row>
        <table:table-row table:style-name="ro1">
          <table:table-cell office:value-type="float" office:value="20520334" calcext:value-type="float">
            <text:p>20520334</text:p>
          </table:table-cell>
          <table:table-cell office:value-type="float" office:value="19165039" calcext:value-type="float">
            <text:p>19165039</text:p>
          </table:table-cell>
          <table:table-cell table:formula="of:=ABS([.A184]-[.B184])/1000000" office:value-type="float" office:value="1.355295" calcext:value-type="float">
            <text:p>1.355295</text:p>
          </table:table-cell>
        </table:table-row>
        <table:table-row table:style-name="ro1">
          <table:table-cell office:value-type="float" office:value="20080400" calcext:value-type="float">
            <text:p>20080400</text:p>
          </table:table-cell>
          <table:table-cell office:value-type="float" office:value="20019531" calcext:value-type="float">
            <text:p>20019531</text:p>
          </table:table-cell>
          <table:table-cell table:formula="of:=ABS([.A185]-[.B185])/1000000" office:value-type="float" office:value="0.060869" calcext:value-type="float">
            <text:p>0.060869</text:p>
          </table:table-cell>
        </table:table-row>
        <table:table-row table:style-name="ro1">
          <table:table-cell office:value-type="float" office:value="20404598" calcext:value-type="float">
            <text:p>20404598</text:p>
          </table:table-cell>
          <table:table-cell office:value-type="float" office:value="20263672" calcext:value-type="float">
            <text:p>20263672</text:p>
          </table:table-cell>
          <table:table-cell table:formula="of:=ABS([.A186]-[.B186])/1000000" office:value-type="float" office:value="0.140926" calcext:value-type="float">
            <text:p>0.140926</text:p>
          </table:table-cell>
        </table:table-row>
        <table:table-row table:style-name="ro1">
          <table:table-cell office:value-type="float" office:value="20121032" calcext:value-type="float">
            <text:p>20121032</text:p>
          </table:table-cell>
          <table:table-cell office:value-type="float" office:value="20202637" calcext:value-type="float">
            <text:p>20202637</text:p>
          </table:table-cell>
          <table:table-cell table:formula="of:=ABS([.A187]-[.B187])/1000000" office:value-type="float" office:value="0.081605" calcext:value-type="float">
            <text:p>0.081605</text:p>
          </table:table-cell>
        </table:table-row>
        <table:table-row table:style-name="ro1">
          <table:table-cell office:value-type="float" office:value="20161212" calcext:value-type="float">
            <text:p>20161212</text:p>
          </table:table-cell>
          <table:table-cell office:value-type="float" office:value="20172119" calcext:value-type="float">
            <text:p>20172119</text:p>
          </table:table-cell>
          <table:table-cell table:formula="of:=ABS([.A188]-[.B188])/1000000" office:value-type="float" office:value="0.010907" calcext:value-type="float">
            <text:p>0.010907</text:p>
          </table:table-cell>
        </table:table-row>
        <table:table-row table:style-name="ro1">
          <table:table-cell office:value-type="float" office:value="19949205" calcext:value-type="float">
            <text:p>19949205</text:p>
          </table:table-cell>
          <table:table-cell office:value-type="float" office:value="20111084" calcext:value-type="float">
            <text:p>20111084</text:p>
          </table:table-cell>
          <table:table-cell table:formula="of:=ABS([.A189]-[.B189])/1000000" office:value-type="float" office:value="0.161879" calcext:value-type="float">
            <text:p>0.161879</text:p>
          </table:table-cell>
        </table:table-row>
        <table:table-row table:style-name="ro1">
          <table:table-cell office:value-type="float" office:value="20299519" calcext:value-type="float">
            <text:p>20299519</text:p>
          </table:table-cell>
          <table:table-cell office:value-type="float" office:value="20172119" calcext:value-type="float">
            <text:p>20172119</text:p>
          </table:table-cell>
          <table:table-cell table:formula="of:=ABS([.A190]-[.B190])/1000000" office:value-type="float" office:value="0.1274" calcext:value-type="float">
            <text:p>0.1274</text:p>
          </table:table-cell>
        </table:table-row>
        <table:table-row table:style-name="ro1">
          <table:table-cell office:value-type="float" office:value="20207725" calcext:value-type="float">
            <text:p>20207725</text:p>
          </table:table-cell>
          <table:table-cell office:value-type="float" office:value="20172119" calcext:value-type="float">
            <text:p>20172119</text:p>
          </table:table-cell>
          <table:table-cell table:formula="of:=ABS([.A191]-[.B191])/1000000" office:value-type="float" office:value="0.035606" calcext:value-type="float">
            <text:p>0.035606</text:p>
          </table:table-cell>
        </table:table-row>
        <table:table-row table:style-name="ro1">
          <table:table-cell office:value-type="float" office:value="20695679" calcext:value-type="float">
            <text:p>20695679</text:p>
          </table:table-cell>
          <table:table-cell office:value-type="float" office:value="20111084" calcext:value-type="float">
            <text:p>20111084</text:p>
          </table:table-cell>
          <table:table-cell table:formula="of:=ABS([.A192]-[.B192])/1000000" office:value-type="float" office:value="0.584595" calcext:value-type="float">
            <text:p>0.584595</text:p>
          </table:table-cell>
        </table:table-row>
        <table:table-row table:style-name="ro1">
          <table:table-cell office:value-type="float" office:value="19525495" calcext:value-type="float">
            <text:p>19525495</text:p>
          </table:table-cell>
          <table:table-cell office:value-type="float" office:value="20172119" calcext:value-type="float">
            <text:p>20172119</text:p>
          </table:table-cell>
          <table:table-cell table:formula="of:=ABS([.A193]-[.B193])/1000000" office:value-type="float" office:value="0.646624" calcext:value-type="float">
            <text:p>0.646624</text:p>
          </table:table-cell>
        </table:table-row>
        <table:table-row table:style-name="ro1">
          <table:table-cell office:value-type="float" office:value="28729395" calcext:value-type="float">
            <text:p>28729395</text:p>
          </table:table-cell>
          <table:table-cell office:value-type="float" office:value="20080567" calcext:value-type="float">
            <text:p>20080567</text:p>
          </table:table-cell>
          <table:table-cell table:formula="of:=ABS([.A194]-[.B194])/1000000" office:value-type="float" office:value="8.648828" calcext:value-type="float">
            <text:p>8.648828</text:p>
          </table:table-cell>
        </table:table-row>
        <table:table-row table:style-name="ro1">
          <table:table-cell office:value-type="float" office:value="6154477" calcext:value-type="float">
            <text:p>6154477</text:p>
          </table:table-cell>
          <table:table-cell office:value-type="float" office:value="20141601" calcext:value-type="float">
            <text:p>20141601</text:p>
          </table:table-cell>
          <table:table-cell table:formula="of:=ABS([.A195]-[.B195])/1000000" office:value-type="float" office:value="13.987124" calcext:value-type="float">
            <text:p>13.987124</text:p>
          </table:table-cell>
        </table:table-row>
        <table:table-row table:style-name="ro1">
          <table:table-cell office:value-type="float" office:value="20405571" calcext:value-type="float">
            <text:p>20405571</text:p>
          </table:table-cell>
          <table:table-cell office:value-type="float" office:value="20141602" calcext:value-type="float">
            <text:p>20141602</text:p>
          </table:table-cell>
          <table:table-cell table:formula="of:=ABS([.A196]-[.B196])/1000000" office:value-type="float" office:value="0.263969" calcext:value-type="float">
            <text:p>0.263969</text:p>
          </table:table-cell>
        </table:table-row>
        <table:table-row table:style-name="ro1">
          <table:table-cell office:value-type="float" office:value="19707880" calcext:value-type="float">
            <text:p>19707880</text:p>
          </table:table-cell>
          <table:table-cell office:value-type="float" office:value="20111084" calcext:value-type="float">
            <text:p>20111084</text:p>
          </table:table-cell>
          <table:table-cell table:formula="of:=ABS([.A197]-[.B197])/1000000" office:value-type="float" office:value="0.403204" calcext:value-type="float">
            <text:p>0.403204</text:p>
          </table:table-cell>
        </table:table-row>
        <table:table-row table:style-name="ro1">
          <table:table-cell office:value-type="float" office:value="24252208" calcext:value-type="float">
            <text:p>24252208</text:p>
          </table:table-cell>
          <table:table-cell office:value-type="float" office:value="20202636" calcext:value-type="float">
            <text:p>20202636</text:p>
          </table:table-cell>
          <table:table-cell table:formula="of:=ABS([.A198]-[.B198])/1000000" office:value-type="float" office:value="4.049572" calcext:value-type="float">
            <text:p>4.049572</text:p>
          </table:table-cell>
        </table:table-row>
        <table:table-row table:style-name="ro1">
          <table:table-cell office:value-type="float" office:value="21456460" calcext:value-type="float">
            <text:p>21456460</text:p>
          </table:table-cell>
          <table:table-cell office:value-type="float" office:value="20233155" calcext:value-type="float">
            <text:p>20233155</text:p>
          </table:table-cell>
          <table:table-cell table:formula="of:=ABS([.A199]-[.B199])/1000000" office:value-type="float" office:value="1.223305" calcext:value-type="float">
            <text:p>1.223305</text:p>
          </table:table-cell>
        </table:table-row>
        <table:table-row table:style-name="ro1">
          <table:table-cell office:value-type="float" office:value="23440235" calcext:value-type="float">
            <text:p>23440235</text:p>
          </table:table-cell>
          <table:table-cell office:value-type="float" office:value="19866943" calcext:value-type="float">
            <text:p>19866943</text:p>
          </table:table-cell>
          <table:table-cell table:formula="of:=ABS([.A200]-[.B200])/1000000" office:value-type="float" office:value="3.573292" calcext:value-type="float">
            <text:p>3.573292</text:p>
          </table:table-cell>
        </table:table-row>
        <table:table-row table:style-name="ro1">
          <table:table-cell office:value-type="float" office:value="16975418" calcext:value-type="float">
            <text:p>16975418</text:p>
          </table:table-cell>
          <table:table-cell office:value-type="float" office:value="20111084" calcext:value-type="float">
            <text:p>20111084</text:p>
          </table:table-cell>
          <table:table-cell table:formula="of:=ABS([.A201]-[.B201])/1000000" office:value-type="float" office:value="3.135666" calcext:value-type="float">
            <text:p>3.135666</text:p>
          </table:table-cell>
        </table:table-row>
        <table:table-row table:style-name="ro1">
          <table:table-cell office:value-type="float" office:value="20313992" calcext:value-type="float">
            <text:p>20313992</text:p>
          </table:table-cell>
          <table:table-cell office:value-type="float" office:value="20141602" calcext:value-type="float">
            <text:p>20141602</text:p>
          </table:table-cell>
          <table:table-cell table:formula="of:=ABS([.A202]-[.B202])/1000000" office:value-type="float" office:value="0.17239" calcext:value-type="float">
            <text:p>0.17239</text:p>
          </table:table-cell>
        </table:table-row>
        <table:table-row table:style-name="ro1">
          <table:table-cell office:value-type="float" office:value="19946642" calcext:value-type="float">
            <text:p>19946642</text:p>
          </table:table-cell>
          <table:table-cell office:value-type="float" office:value="20141601" calcext:value-type="float">
            <text:p>20141601</text:p>
          </table:table-cell>
          <table:table-cell table:formula="of:=ABS([.A203]-[.B203])/1000000" office:value-type="float" office:value="0.194959" calcext:value-type="float">
            <text:p>0.194959</text:p>
          </table:table-cell>
        </table:table-row>
        <table:table-row table:style-name="ro1">
          <table:table-cell office:value-type="float" office:value="19851464" calcext:value-type="float">
            <text:p>19851464</text:p>
          </table:table-cell>
          <table:table-cell office:value-type="float" office:value="20141602" calcext:value-type="float">
            <text:p>20141602</text:p>
          </table:table-cell>
          <table:table-cell table:formula="of:=ABS([.A204]-[.B204])/1000000" office:value-type="float" office:value="0.290138" calcext:value-type="float">
            <text:p>0.290138</text:p>
          </table:table-cell>
        </table:table-row>
        <table:table-row table:style-name="ro1">
          <table:table-cell office:value-type="float" office:value="20232542" calcext:value-type="float">
            <text:p>20232542</text:p>
          </table:table-cell>
          <table:table-cell office:value-type="float" office:value="20141601" calcext:value-type="float">
            <text:p>20141601</text:p>
          </table:table-cell>
          <table:table-cell table:formula="of:=ABS([.A205]-[.B205])/1000000" office:value-type="float" office:value="0.090941" calcext:value-type="float">
            <text:p>0.090941</text:p>
          </table:table-cell>
        </table:table-row>
        <table:table-row table:style-name="ro1">
          <table:table-cell office:value-type="float" office:value="20443434" calcext:value-type="float">
            <text:p>20443434</text:p>
          </table:table-cell>
          <table:table-cell office:value-type="float" office:value="20172119" calcext:value-type="float">
            <text:p>20172119</text:p>
          </table:table-cell>
          <table:table-cell table:formula="of:=ABS([.A206]-[.B206])/1000000" office:value-type="float" office:value="0.271315" calcext:value-type="float">
            <text:p>0.271315</text:p>
          </table:table-cell>
        </table:table-row>
        <table:table-row table:style-name="ro1">
          <table:table-cell office:value-type="float" office:value="19812878" calcext:value-type="float">
            <text:p>19812878</text:p>
          </table:table-cell>
          <table:table-cell office:value-type="float" office:value="20111084" calcext:value-type="float">
            <text:p>20111084</text:p>
          </table:table-cell>
          <table:table-cell table:formula="of:=ABS([.A207]-[.B207])/1000000" office:value-type="float" office:value="0.298206" calcext:value-type="float">
            <text:p>0.298206</text:p>
          </table:table-cell>
        </table:table-row>
        <table:table-row table:style-name="ro1">
          <table:table-cell office:value-type="float" office:value="20111989" calcext:value-type="float">
            <text:p>20111989</text:p>
          </table:table-cell>
          <table:table-cell office:value-type="float" office:value="20141602" calcext:value-type="float">
            <text:p>20141602</text:p>
          </table:table-cell>
          <table:table-cell table:formula="of:=ABS([.A208]-[.B208])/1000000" office:value-type="float" office:value="0.029613" calcext:value-type="float">
            <text:p>0.029613</text:p>
          </table:table-cell>
        </table:table-row>
        <table:table-row table:style-name="ro1">
          <table:table-cell office:value-type="float" office:value="20690031" calcext:value-type="float">
            <text:p>20690031</text:p>
          </table:table-cell>
          <table:table-cell office:value-type="float" office:value="20202637" calcext:value-type="float">
            <text:p>20202637</text:p>
          </table:table-cell>
          <table:table-cell table:formula="of:=ABS([.A209]-[.B209])/1000000" office:value-type="float" office:value="0.487394" calcext:value-type="float">
            <text:p>0.487394</text:p>
          </table:table-cell>
        </table:table-row>
        <table:table-row table:style-name="ro1">
          <table:table-cell office:value-type="float" office:value="19815269" calcext:value-type="float">
            <text:p>19815269</text:p>
          </table:table-cell>
          <table:table-cell office:value-type="float" office:value="20141601" calcext:value-type="float">
            <text:p>20141601</text:p>
          </table:table-cell>
          <table:table-cell table:formula="of:=ABS([.A210]-[.B210])/1000000" office:value-type="float" office:value="0.326332" calcext:value-type="float">
            <text:p>0.326332</text:p>
          </table:table-cell>
        </table:table-row>
        <table:table-row table:style-name="ro1">
          <table:table-cell office:value-type="float" office:value="20002651" calcext:value-type="float">
            <text:p>20002651</text:p>
          </table:table-cell>
          <table:table-cell office:value-type="float" office:value="20141602" calcext:value-type="float">
            <text:p>20141602</text:p>
          </table:table-cell>
          <table:table-cell table:formula="of:=ABS([.A211]-[.B211])/1000000" office:value-type="float" office:value="0.138951" calcext:value-type="float">
            <text:p>0.138951</text:p>
          </table:table-cell>
        </table:table-row>
        <table:table-row table:style-name="ro1">
          <table:table-cell office:value-type="float" office:value="23172012" calcext:value-type="float">
            <text:p>23172012</text:p>
          </table:table-cell>
          <table:table-cell office:value-type="float" office:value="20141601" calcext:value-type="float">
            <text:p>20141601</text:p>
          </table:table-cell>
          <table:table-cell table:formula="of:=ABS([.A212]-[.B212])/1000000" office:value-type="float" office:value="3.030411" calcext:value-type="float">
            <text:p>3.030411</text:p>
          </table:table-cell>
        </table:table-row>
        <table:table-row table:style-name="ro1">
          <table:table-cell office:value-type="float" office:value="17478243" calcext:value-type="float">
            <text:p>17478243</text:p>
          </table:table-cell>
          <table:table-cell office:value-type="float" office:value="20172120" calcext:value-type="float">
            <text:p>20172120</text:p>
          </table:table-cell>
          <table:table-cell table:formula="of:=ABS([.A213]-[.B213])/1000000" office:value-type="float" office:value="2.693877" calcext:value-type="float">
            <text:p>2.693877</text:p>
          </table:table-cell>
        </table:table-row>
        <table:table-row table:style-name="ro1">
          <table:table-cell office:value-type="float" office:value="19733052" calcext:value-type="float">
            <text:p>19733052</text:p>
          </table:table-cell>
          <table:table-cell office:value-type="float" office:value="20141601" calcext:value-type="float">
            <text:p>20141601</text:p>
          </table:table-cell>
          <table:table-cell table:formula="of:=ABS([.A214]-[.B214])/1000000" office:value-type="float" office:value="0.408549" calcext:value-type="float">
            <text:p>0.408549</text:p>
          </table:table-cell>
        </table:table-row>
        <table:table-row table:style-name="ro1">
          <table:table-cell office:value-type="float" office:value="19698592" calcext:value-type="float">
            <text:p>19698592</text:p>
          </table:table-cell>
          <table:table-cell office:value-type="float" office:value="20080566" calcext:value-type="float">
            <text:p>20080566</text:p>
          </table:table-cell>
          <table:table-cell table:formula="of:=ABS([.A215]-[.B215])/1000000" office:value-type="float" office:value="0.381974" calcext:value-type="float">
            <text:p>0.381974</text:p>
          </table:table-cell>
        </table:table-row>
        <table:table-row table:style-name="ro1">
          <table:table-cell office:value-type="float" office:value="22916914" calcext:value-type="float">
            <text:p>22916914</text:p>
          </table:table-cell>
          <table:table-cell office:value-type="float" office:value="20172120" calcext:value-type="float">
            <text:p>20172120</text:p>
          </table:table-cell>
          <table:table-cell table:formula="of:=ABS([.A216]-[.B216])/1000000" office:value-type="float" office:value="2.744794" calcext:value-type="float">
            <text:p>2.744794</text:p>
          </table:table-cell>
        </table:table-row>
        <table:table-row table:style-name="ro1">
          <table:table-cell office:value-type="float" office:value="17820790" calcext:value-type="float">
            <text:p>17820790</text:p>
          </table:table-cell>
          <table:table-cell office:value-type="float" office:value="20111084" calcext:value-type="float">
            <text:p>20111084</text:p>
          </table:table-cell>
          <table:table-cell table:formula="of:=ABS([.A217]-[.B217])/1000000" office:value-type="float" office:value="2.290294" calcext:value-type="float">
            <text:p>2.290294</text:p>
          </table:table-cell>
        </table:table-row>
        <table:table-row table:style-name="ro1">
          <table:table-cell office:value-type="float" office:value="19793384" calcext:value-type="float">
            <text:p>19793384</text:p>
          </table:table-cell>
          <table:table-cell office:value-type="float" office:value="20141601" calcext:value-type="float">
            <text:p>20141601</text:p>
          </table:table-cell>
          <table:table-cell table:formula="of:=ABS([.A218]-[.B218])/1000000" office:value-type="float" office:value="0.348217" calcext:value-type="float">
            <text:p>0.348217</text:p>
          </table:table-cell>
        </table:table-row>
        <table:table-row table:style-name="ro1">
          <table:table-cell office:value-type="float" office:value="20834835" calcext:value-type="float">
            <text:p>20834835</text:p>
          </table:table-cell>
          <table:table-cell office:value-type="float" office:value="20141602" calcext:value-type="float">
            <text:p>20141602</text:p>
          </table:table-cell>
          <table:table-cell table:formula="of:=ABS([.A219]-[.B219])/1000000" office:value-type="float" office:value="0.693233" calcext:value-type="float">
            <text:p>0.693233</text:p>
          </table:table-cell>
        </table:table-row>
        <table:table-row table:style-name="ro1">
          <table:table-cell office:value-type="float" office:value="18165344" calcext:value-type="float">
            <text:p>18165344</text:p>
          </table:table-cell>
          <table:table-cell office:value-type="float" office:value="20141601" calcext:value-type="float">
            <text:p>20141601</text:p>
          </table:table-cell>
          <table:table-cell table:formula="of:=ABS([.A220]-[.B220])/1000000" office:value-type="float" office:value="1.976257" calcext:value-type="float">
            <text:p>1.976257</text:p>
          </table:table-cell>
        </table:table-row>
        <table:table-row table:style-name="ro1">
          <table:table-cell office:value-type="float" office:value="19891245" calcext:value-type="float">
            <text:p>19891245</text:p>
          </table:table-cell>
          <table:table-cell office:value-type="float" office:value="20141602" calcext:value-type="float">
            <text:p>20141602</text:p>
          </table:table-cell>
          <table:table-cell table:formula="of:=ABS([.A221]-[.B221])/1000000" office:value-type="float" office:value="0.250357" calcext:value-type="float">
            <text:p>0.250357</text:p>
          </table:table-cell>
        </table:table-row>
        <table:table-row table:style-name="ro1">
          <table:table-cell office:value-type="float" office:value="25047485" calcext:value-type="float">
            <text:p>25047485</text:p>
          </table:table-cell>
          <table:table-cell office:value-type="float" office:value="20111084" calcext:value-type="float">
            <text:p>20111084</text:p>
          </table:table-cell>
          <table:table-cell table:formula="of:=ABS([.A222]-[.B222])/1000000" office:value-type="float" office:value="4.936401" calcext:value-type="float">
            <text:p>4.936401</text:p>
          </table:table-cell>
        </table:table-row>
        <table:table-row table:style-name="ro1">
          <table:table-cell office:value-type="float" office:value="16577454" calcext:value-type="float">
            <text:p>16577454</text:p>
          </table:table-cell>
          <table:table-cell office:value-type="float" office:value="20172119" calcext:value-type="float">
            <text:p>20172119</text:p>
          </table:table-cell>
          <table:table-cell table:formula="of:=ABS([.A223]-[.B223])/1000000" office:value-type="float" office:value="3.594665" calcext:value-type="float">
            <text:p>3.594665</text:p>
          </table:table-cell>
        </table:table-row>
        <table:table-row table:style-name="ro1">
          <table:table-cell office:value-type="float" office:value="20766830" calcext:value-type="float">
            <text:p>20766830</text:p>
          </table:table-cell>
          <table:table-cell office:value-type="float" office:value="20172119" calcext:value-type="float">
            <text:p>20172119</text:p>
          </table:table-cell>
          <table:table-cell table:formula="of:=ABS([.A224]-[.B224])/1000000" office:value-type="float" office:value="0.594711" calcext:value-type="float">
            <text:p>0.594711</text:p>
          </table:table-cell>
        </table:table-row>
        <table:table-row table:style-name="ro1">
          <table:table-cell office:value-type="float" office:value="20402480" calcext:value-type="float">
            <text:p>20402480</text:p>
          </table:table-cell>
          <table:table-cell office:value-type="float" office:value="20141602" calcext:value-type="float">
            <text:p>20141602</text:p>
          </table:table-cell>
          <table:table-cell table:formula="of:=ABS([.A225]-[.B225])/1000000" office:value-type="float" office:value="0.260878" calcext:value-type="float">
            <text:p>0.260878</text:p>
          </table:table-cell>
        </table:table-row>
        <table:table-row table:style-name="ro1">
          <table:table-cell office:value-type="float" office:value="18984634" calcext:value-type="float">
            <text:p>18984634</text:p>
          </table:table-cell>
          <table:table-cell office:value-type="float" office:value="20141601" calcext:value-type="float">
            <text:p>20141601</text:p>
          </table:table-cell>
          <table:table-cell table:formula="of:=ABS([.A226]-[.B226])/1000000" office:value-type="float" office:value="1.156967" calcext:value-type="float">
            <text:p>1.156967</text:p>
          </table:table-cell>
        </table:table-row>
        <table:table-row table:style-name="ro1">
          <table:table-cell office:value-type="float" office:value="21447093" calcext:value-type="float">
            <text:p>21447093</text:p>
          </table:table-cell>
          <table:table-cell office:value-type="float" office:value="20111084" calcext:value-type="float">
            <text:p>20111084</text:p>
          </table:table-cell>
          <table:table-cell table:formula="of:=ABS([.A227]-[.B227])/1000000" office:value-type="float" office:value="1.336009" calcext:value-type="float">
            <text:p>1.336009</text:p>
          </table:table-cell>
        </table:table-row>
        <table:table-row table:style-name="ro1">
          <table:table-cell office:value-type="float" office:value="19644290" calcext:value-type="float">
            <text:p>19644290</text:p>
          </table:table-cell>
          <table:table-cell office:value-type="float" office:value="20172119" calcext:value-type="float">
            <text:p>20172119</text:p>
          </table:table-cell>
          <table:table-cell table:formula="of:=ABS([.A228]-[.B228])/1000000" office:value-type="float" office:value="0.527829" calcext:value-type="float">
            <text:p>0.527829</text:p>
          </table:table-cell>
        </table:table-row>
        <table:table-row table:style-name="ro1">
          <table:table-cell office:value-type="float" office:value="20249226" calcext:value-type="float">
            <text:p>20249226</text:p>
          </table:table-cell>
          <table:table-cell office:value-type="float" office:value="20111084" calcext:value-type="float">
            <text:p>20111084</text:p>
          </table:table-cell>
          <table:table-cell table:formula="of:=ABS([.A229]-[.B229])/1000000" office:value-type="float" office:value="0.138142" calcext:value-type="float">
            <text:p>0.138142</text:p>
          </table:table-cell>
        </table:table-row>
        <table:table-row table:style-name="ro1">
          <table:table-cell office:value-type="float" office:value="19905662" calcext:value-type="float">
            <text:p>19905662</text:p>
          </table:table-cell>
          <table:table-cell office:value-type="float" office:value="20111084" calcext:value-type="float">
            <text:p>20111084</text:p>
          </table:table-cell>
          <table:table-cell table:formula="of:=ABS([.A230]-[.B230])/1000000" office:value-type="float" office:value="0.205422" calcext:value-type="float">
            <text:p>0.205422</text:p>
          </table:table-cell>
        </table:table-row>
        <table:table-row table:style-name="ro1">
          <table:table-cell office:value-type="float" office:value="19889345" calcext:value-type="float">
            <text:p>19889345</text:p>
          </table:table-cell>
          <table:table-cell office:value-type="float" office:value="20172119" calcext:value-type="float">
            <text:p>20172119</text:p>
          </table:table-cell>
          <table:table-cell table:formula="of:=ABS([.A231]-[.B231])/1000000" office:value-type="float" office:value="0.282774" calcext:value-type="float">
            <text:p>0.282774</text:p>
          </table:table-cell>
        </table:table-row>
        <table:table-row table:style-name="ro1">
          <table:table-cell office:value-type="float" office:value="27337337" calcext:value-type="float">
            <text:p>27337337</text:p>
          </table:table-cell>
          <table:table-cell office:value-type="float" office:value="20141602" calcext:value-type="float">
            <text:p>20141602</text:p>
          </table:table-cell>
          <table:table-cell table:formula="of:=ABS([.A232]-[.B232])/1000000" office:value-type="float" office:value="7.195735" calcext:value-type="float">
            <text:p>7.195735</text:p>
          </table:table-cell>
        </table:table-row>
        <table:table-row table:style-name="ro1">
          <table:table-cell office:value-type="float" office:value="13488254" calcext:value-type="float">
            <text:p>13488254</text:p>
          </table:table-cell>
          <table:table-cell office:value-type="float" office:value="20202637" calcext:value-type="float">
            <text:p>20202637</text:p>
          </table:table-cell>
          <table:table-cell table:formula="of:=ABS([.A233]-[.B233])/1000000" office:value-type="float" office:value="6.714383" calcext:value-type="float">
            <text:p>6.714383</text:p>
          </table:table-cell>
        </table:table-row>
        <table:table-row table:style-name="ro1">
          <table:table-cell office:value-type="float" office:value="19826663" calcext:value-type="float">
            <text:p>19826663</text:p>
          </table:table-cell>
          <table:table-cell office:value-type="float" office:value="20111084" calcext:value-type="float">
            <text:p>20111084</text:p>
          </table:table-cell>
          <table:table-cell table:formula="of:=ABS([.A234]-[.B234])/1000000" office:value-type="float" office:value="0.284421" calcext:value-type="float">
            <text:p>0.284421</text:p>
          </table:table-cell>
        </table:table-row>
        <table:table-row table:style-name="ro1">
          <table:table-cell office:value-type="float" office:value="19784066" calcext:value-type="float">
            <text:p>19784066</text:p>
          </table:table-cell>
          <table:table-cell office:value-type="float" office:value="20111084" calcext:value-type="float">
            <text:p>20111084</text:p>
          </table:table-cell>
          <table:table-cell table:formula="of:=ABS([.A235]-[.B235])/1000000" office:value-type="float" office:value="0.327018" calcext:value-type="float">
            <text:p>0.327018</text:p>
          </table:table-cell>
        </table:table-row>
        <table:table-row table:style-name="ro1">
          <table:table-cell office:value-type="float" office:value="21463479" calcext:value-type="float">
            <text:p>21463479</text:p>
          </table:table-cell>
          <table:table-cell office:value-type="float" office:value="20141601" calcext:value-type="float">
            <text:p>20141601</text:p>
          </table:table-cell>
          <table:table-cell table:formula="of:=ABS([.A236]-[.B236])/1000000" office:value-type="float" office:value="1.321878" calcext:value-type="float">
            <text:p>1.321878</text:p>
          </table:table-cell>
        </table:table-row>
        <table:table-row table:style-name="ro1">
          <table:table-cell office:value-type="float" office:value="19260835" calcext:value-type="float">
            <text:p>19260835</text:p>
          </table:table-cell>
          <table:table-cell office:value-type="float" office:value="20141602" calcext:value-type="float">
            <text:p>20141602</text:p>
          </table:table-cell>
          <table:table-cell table:formula="of:=ABS([.A237]-[.B237])/1000000" office:value-type="float" office:value="0.880767" calcext:value-type="float">
            <text:p>0.880767</text:p>
          </table:table-cell>
        </table:table-row>
        <table:table-row table:style-name="ro1">
          <table:table-cell office:value-type="float" office:value="19829912" calcext:value-type="float">
            <text:p>19829912</text:p>
          </table:table-cell>
          <table:table-cell office:value-type="float" office:value="20141601" calcext:value-type="float">
            <text:p>20141601</text:p>
          </table:table-cell>
          <table:table-cell table:formula="of:=ABS([.A238]-[.B238])/1000000" office:value-type="float" office:value="0.311689" calcext:value-type="float">
            <text:p>0.311689</text:p>
          </table:table-cell>
        </table:table-row>
        <table:table-row table:style-name="ro1">
          <table:table-cell office:value-type="float" office:value="20768120" calcext:value-type="float">
            <text:p>20768120</text:p>
          </table:table-cell>
          <table:table-cell office:value-type="float" office:value="20111084" calcext:value-type="float">
            <text:p>20111084</text:p>
          </table:table-cell>
          <table:table-cell table:formula="of:=ABS([.A239]-[.B239])/1000000" office:value-type="float" office:value="0.657036" calcext:value-type="float">
            <text:p>0.657036</text:p>
          </table:table-cell>
        </table:table-row>
        <table:table-row table:style-name="ro1">
          <table:table-cell office:value-type="float" office:value="19733258" calcext:value-type="float">
            <text:p>19733258</text:p>
          </table:table-cell>
          <table:table-cell office:value-type="float" office:value="20233155" calcext:value-type="float">
            <text:p>20233155</text:p>
          </table:table-cell>
          <table:table-cell table:formula="of:=ABS([.A240]-[.B240])/1000000" office:value-type="float" office:value="0.499897" calcext:value-type="float">
            <text:p>0.499897</text:p>
          </table:table-cell>
        </table:table-row>
        <table:table-row table:style-name="ro1">
          <table:table-cell office:value-type="float" office:value="20819844" calcext:value-type="float">
            <text:p>20819844</text:p>
          </table:table-cell>
          <table:table-cell office:value-type="float" office:value="20111084" calcext:value-type="float">
            <text:p>20111084</text:p>
          </table:table-cell>
          <table:table-cell table:formula="of:=ABS([.A241]-[.B241])/1000000" office:value-type="float" office:value="0.70876" calcext:value-type="float">
            <text:p>0.70876</text:p>
          </table:table-cell>
        </table:table-row>
        <table:table-row table:style-name="ro1">
          <table:table-cell office:value-type="float" office:value="19498423" calcext:value-type="float">
            <text:p>19498423</text:p>
          </table:table-cell>
          <table:table-cell office:value-type="float" office:value="20111084" calcext:value-type="float">
            <text:p>20111084</text:p>
          </table:table-cell>
          <table:table-cell table:formula="of:=ABS([.A242]-[.B242])/1000000" office:value-type="float" office:value="0.612661" calcext:value-type="float">
            <text:p>0.612661</text:p>
          </table:table-cell>
        </table:table-row>
        <table:table-row table:style-name="ro1">
          <table:table-cell office:value-type="float" office:value="22538140" calcext:value-type="float">
            <text:p>22538140</text:p>
          </table:table-cell>
          <table:table-cell office:value-type="float" office:value="20141601" calcext:value-type="float">
            <text:p>20141601</text:p>
          </table:table-cell>
          <table:table-cell table:formula="of:=ABS([.A243]-[.B243])/1000000" office:value-type="float" office:value="2.396539" calcext:value-type="float">
            <text:p>2.396539</text:p>
          </table:table-cell>
        </table:table-row>
        <table:table-row table:style-name="ro1">
          <table:table-cell office:value-type="float" office:value="15499855" calcext:value-type="float">
            <text:p>15499855</text:p>
          </table:table-cell>
          <table:table-cell office:value-type="float" office:value="20141602" calcext:value-type="float">
            <text:p>20141602</text:p>
          </table:table-cell>
          <table:table-cell table:formula="of:=ABS([.A244]-[.B244])/1000000" office:value-type="float" office:value="4.641747" calcext:value-type="float">
            <text:p>4.641747</text:p>
          </table:table-cell>
        </table:table-row>
        <table:table-row table:style-name="ro1">
          <table:table-cell office:value-type="float" office:value="17693601" calcext:value-type="float">
            <text:p>17693601</text:p>
          </table:table-cell>
          <table:table-cell office:value-type="float" office:value="20111084" calcext:value-type="float">
            <text:p>20111084</text:p>
          </table:table-cell>
          <table:table-cell table:formula="of:=ABS([.A245]-[.B245])/1000000" office:value-type="float" office:value="2.417483" calcext:value-type="float">
            <text:p>2.417483</text:p>
          </table:table-cell>
        </table:table-row>
        <table:table-row table:style-name="ro1">
          <table:table-cell office:value-type="float" office:value="23852167" calcext:value-type="float">
            <text:p>23852167</text:p>
          </table:table-cell>
          <table:table-cell office:value-type="float" office:value="20172119" calcext:value-type="float">
            <text:p>20172119</text:p>
          </table:table-cell>
          <table:table-cell table:formula="of:=ABS([.A246]-[.B246])/1000000" office:value-type="float" office:value="3.680048" calcext:value-type="float">
            <text:p>3.680048</text:p>
          </table:table-cell>
        </table:table-row>
        <table:table-row table:style-name="ro1">
          <table:table-cell office:value-type="float" office:value="24771989" calcext:value-type="float">
            <text:p>24771989</text:p>
          </table:table-cell>
          <table:table-cell office:value-type="float" office:value="20111084" calcext:value-type="float">
            <text:p>20111084</text:p>
          </table:table-cell>
          <table:table-cell table:formula="of:=ABS([.A247]-[.B247])/1000000" office:value-type="float" office:value="4.660905" calcext:value-type="float">
            <text:p>4.660905</text:p>
          </table:table-cell>
        </table:table-row>
        <table:table-row table:style-name="ro1">
          <table:table-cell office:value-type="float" office:value="15923199" calcext:value-type="float">
            <text:p>15923199</text:p>
          </table:table-cell>
          <table:table-cell office:value-type="float" office:value="20172119" calcext:value-type="float">
            <text:p>20172119</text:p>
          </table:table-cell>
          <table:table-cell table:formula="of:=ABS([.A248]-[.B248])/1000000" office:value-type="float" office:value="4.24892" calcext:value-type="float">
            <text:p>4.24892</text:p>
          </table:table-cell>
        </table:table-row>
        <table:table-row table:style-name="ro1">
          <table:table-cell office:value-type="float" office:value="18112024" calcext:value-type="float">
            <text:p>18112024</text:p>
          </table:table-cell>
          <table:table-cell office:value-type="float" office:value="20111084" calcext:value-type="float">
            <text:p>20111084</text:p>
          </table:table-cell>
          <table:table-cell table:formula="of:=ABS([.A249]-[.B249])/1000000" office:value-type="float" office:value="1.99906" calcext:value-type="float">
            <text:p>1.99906</text:p>
          </table:table-cell>
        </table:table-row>
        <table:table-row table:style-name="ro1">
          <table:table-cell office:value-type="float" office:value="20063682" calcext:value-type="float">
            <text:p>20063682</text:p>
          </table:table-cell>
          <table:table-cell office:value-type="float" office:value="20141602" calcext:value-type="float">
            <text:p>20141602</text:p>
          </table:table-cell>
          <table:table-cell table:formula="of:=ABS([.A250]-[.B250])/1000000" office:value-type="float" office:value="0.07792" calcext:value-type="float">
            <text:p>0.07792</text:p>
          </table:table-cell>
        </table:table-row>
        <table:table-row table:style-name="ro1">
          <table:table-cell office:value-type="float" office:value="21000510" calcext:value-type="float">
            <text:p>21000510</text:p>
          </table:table-cell>
          <table:table-cell office:value-type="float" office:value="20172119" calcext:value-type="float">
            <text:p>20172119</text:p>
          </table:table-cell>
          <table:table-cell table:formula="of:=ABS([.A251]-[.B251])/1000000" office:value-type="float" office:value="0.828391" calcext:value-type="float">
            <text:p>0.828391</text:p>
          </table:table-cell>
        </table:table-row>
        <table:table-row table:style-name="ro1">
          <table:table-cell office:value-type="float" office:value="21499009" calcext:value-type="float">
            <text:p>21499009</text:p>
          </table:table-cell>
          <table:table-cell office:value-type="float" office:value="20111084" calcext:value-type="float">
            <text:p>20111084</text:p>
          </table:table-cell>
          <table:table-cell table:formula="of:=ABS([.A252]-[.B252])/1000000" office:value-type="float" office:value="1.387925" calcext:value-type="float">
            <text:p>1.387925</text:p>
          </table:table-cell>
        </table:table-row>
        <table:table-row table:style-name="ro1">
          <table:table-cell office:value-type="float" office:value="20095984" calcext:value-type="float">
            <text:p>20095984</text:p>
          </table:table-cell>
          <table:table-cell office:value-type="float" office:value="20172119" calcext:value-type="float">
            <text:p>20172119</text:p>
          </table:table-cell>
          <table:table-cell table:formula="of:=ABS([.A253]-[.B253])/1000000" office:value-type="float" office:value="0.076135" calcext:value-type="float">
            <text:p>0.076135</text:p>
          </table:table-cell>
        </table:table-row>
        <table:table-row table:style-name="ro1">
          <table:table-cell office:value-type="float" office:value="20939128" calcext:value-type="float">
            <text:p>20939128</text:p>
          </table:table-cell>
          <table:table-cell office:value-type="float" office:value="20141601" calcext:value-type="float">
            <text:p>20141601</text:p>
          </table:table-cell>
          <table:table-cell table:formula="of:=ABS([.A254]-[.B254])/1000000" office:value-type="float" office:value="0.797527" calcext:value-type="float">
            <text:p>0.797527</text:p>
          </table:table-cell>
        </table:table-row>
        <table:table-row table:style-name="ro1">
          <table:table-cell office:value-type="float" office:value="20378340" calcext:value-type="float">
            <text:p>20378340</text:p>
          </table:table-cell>
          <table:table-cell office:value-type="float" office:value="20141602" calcext:value-type="float">
            <text:p>20141602</text:p>
          </table:table-cell>
          <table:table-cell table:formula="of:=ABS([.A255]-[.B255])/1000000" office:value-type="float" office:value="0.236738" calcext:value-type="float">
            <text:p>0.236738</text:p>
          </table:table-cell>
        </table:table-row>
        <table:table-row table:style-name="ro1">
          <table:table-cell office:value-type="float" office:value="19803634" calcext:value-type="float">
            <text:p>19803634</text:p>
          </table:table-cell>
          <table:table-cell office:value-type="float" office:value="20111084" calcext:value-type="float">
            <text:p>20111084</text:p>
          </table:table-cell>
          <table:table-cell table:formula="of:=ABS([.A256]-[.B256])/1000000" office:value-type="float" office:value="0.30745" calcext:value-type="float">
            <text:p>0.30745</text:p>
          </table:table-cell>
        </table:table-row>
        <table:table-row table:style-name="ro1">
          <table:table-cell office:value-type="float" office:value="19485563" calcext:value-type="float">
            <text:p>19485563</text:p>
          </table:table-cell>
          <table:table-cell office:value-type="float" office:value="20141602" calcext:value-type="float">
            <text:p>20141602</text:p>
          </table:table-cell>
          <table:table-cell table:formula="of:=ABS([.A257]-[.B257])/1000000" office:value-type="float" office:value="0.656039" calcext:value-type="float">
            <text:p>0.656039</text:p>
          </table:table-cell>
        </table:table-row>
        <table:table-row table:style-name="ro1">
          <table:table-cell office:value-type="float" office:value="20334129" calcext:value-type="float">
            <text:p>20334129</text:p>
          </table:table-cell>
          <table:table-cell office:value-type="float" office:value="20172119" calcext:value-type="float">
            <text:p>20172119</text:p>
          </table:table-cell>
          <table:table-cell table:formula="of:=ABS([.A258]-[.B258])/1000000" office:value-type="float" office:value="0.16201" calcext:value-type="float">
            <text:p>0.16201</text:p>
          </table:table-cell>
        </table:table-row>
        <table:table-row table:style-name="ro1">
          <table:table-cell office:value-type="float" office:value="20126034" calcext:value-type="float">
            <text:p>20126034</text:p>
          </table:table-cell>
          <table:table-cell office:value-type="float" office:value="20111084" calcext:value-type="float">
            <text:p>20111084</text:p>
          </table:table-cell>
          <table:table-cell table:formula="of:=ABS([.A259]-[.B259])/1000000" office:value-type="float" office:value="0.01495" calcext:value-type="float">
            <text:p>0.01495</text:p>
          </table:table-cell>
        </table:table-row>
        <table:table-row table:style-name="ro1">
          <table:table-cell office:value-type="float" office:value="20355607" calcext:value-type="float">
            <text:p>20355607</text:p>
          </table:table-cell>
          <table:table-cell office:value-type="float" office:value="20172119" calcext:value-type="float">
            <text:p>20172119</text:p>
          </table:table-cell>
          <table:table-cell table:formula="of:=ABS([.A260]-[.B260])/1000000" office:value-type="float" office:value="0.183488" calcext:value-type="float">
            <text:p>0.183488</text:p>
          </table:table-cell>
        </table:table-row>
        <table:table-row table:style-name="ro1">
          <table:table-cell office:value-type="float" office:value="20208567" calcext:value-type="float">
            <text:p>20208567</text:p>
          </table:table-cell>
          <table:table-cell office:value-type="float" office:value="20172119" calcext:value-type="float">
            <text:p>20172119</text:p>
          </table:table-cell>
          <table:table-cell table:formula="of:=ABS([.A261]-[.B261])/1000000" office:value-type="float" office:value="0.036448" calcext:value-type="float">
            <text:p>0.036448</text:p>
          </table:table-cell>
        </table:table-row>
        <table:table-row table:style-name="ro1">
          <table:table-cell office:value-type="float" office:value="20307820" calcext:value-type="float">
            <text:p>20307820</text:p>
          </table:table-cell>
          <table:table-cell office:value-type="float" office:value="20141602" calcext:value-type="float">
            <text:p>20141602</text:p>
          </table:table-cell>
          <table:table-cell table:formula="of:=ABS([.A262]-[.B262])/1000000" office:value-type="float" office:value="0.166218" calcext:value-type="float">
            <text:p>0.166218</text:p>
          </table:table-cell>
        </table:table-row>
        <table:table-row table:style-name="ro1">
          <table:table-cell office:value-type="float" office:value="19933061" calcext:value-type="float">
            <text:p>19933061</text:p>
          </table:table-cell>
          <table:table-cell office:value-type="float" office:value="20111083" calcext:value-type="float">
            <text:p>20111083</text:p>
          </table:table-cell>
          <table:table-cell table:formula="of:=ABS([.A263]-[.B263])/1000000" office:value-type="float" office:value="0.178022" calcext:value-type="float">
            <text:p>0.178022</text:p>
          </table:table-cell>
        </table:table-row>
        <table:table-row table:style-name="ro1">
          <table:table-cell office:value-type="float" office:value="19737714" calcext:value-type="float">
            <text:p>19737714</text:p>
          </table:table-cell>
          <table:table-cell office:value-type="float" office:value="20111084" calcext:value-type="float">
            <text:p>20111084</text:p>
          </table:table-cell>
          <table:table-cell table:formula="of:=ABS([.A264]-[.B264])/1000000" office:value-type="float" office:value="0.37337" calcext:value-type="float">
            <text:p>0.37337</text:p>
          </table:table-cell>
        </table:table-row>
        <table:table-row table:style-name="ro1">
          <table:table-cell office:value-type="float" office:value="28545459" calcext:value-type="float">
            <text:p>28545459</text:p>
          </table:table-cell>
          <table:table-cell office:value-type="float" office:value="20172120" calcext:value-type="float">
            <text:p>20172120</text:p>
          </table:table-cell>
          <table:table-cell table:formula="of:=ABS([.A265]-[.B265])/1000000" office:value-type="float" office:value="8.373339" calcext:value-type="float">
            <text:p>8.373339</text:p>
          </table:table-cell>
        </table:table-row>
        <table:table-row table:style-name="ro1">
          <table:table-cell office:value-type="float" office:value="17458105" calcext:value-type="float">
            <text:p>17458105</text:p>
          </table:table-cell>
          <table:table-cell office:value-type="float" office:value="20141601" calcext:value-type="float">
            <text:p>20141601</text:p>
          </table:table-cell>
          <table:table-cell table:formula="of:=ABS([.A266]-[.B266])/1000000" office:value-type="float" office:value="2.683496" calcext:value-type="float">
            <text:p>2.683496</text:p>
          </table:table-cell>
        </table:table-row>
        <table:table-row table:style-name="ro1">
          <table:table-cell office:value-type="float" office:value="13797907" calcext:value-type="float">
            <text:p>13797907</text:p>
          </table:table-cell>
          <table:table-cell office:value-type="float" office:value="20111084" calcext:value-type="float">
            <text:p>20111084</text:p>
          </table:table-cell>
          <table:table-cell table:formula="of:=ABS([.A267]-[.B267])/1000000" office:value-type="float" office:value="6.313177" calcext:value-type="float">
            <text:p>6.313177</text:p>
          </table:table-cell>
        </table:table-row>
        <table:table-row table:style-name="ro1">
          <table:table-cell office:value-type="float" office:value="20182510" calcext:value-type="float">
            <text:p>20182510</text:p>
          </table:table-cell>
          <table:table-cell office:value-type="float" office:value="20172119" calcext:value-type="float">
            <text:p>20172119</text:p>
          </table:table-cell>
          <table:table-cell table:formula="of:=ABS([.A268]-[.B268])/1000000" office:value-type="float" office:value="0.010391" calcext:value-type="float">
            <text:p>0.010391</text:p>
          </table:table-cell>
        </table:table-row>
        <table:table-row table:style-name="ro1">
          <table:table-cell office:value-type="float" office:value="27220511" calcext:value-type="float">
            <text:p>27220511</text:p>
          </table:table-cell>
          <table:table-cell office:value-type="float" office:value="20141602" calcext:value-type="float">
            <text:p>20141602</text:p>
          </table:table-cell>
          <table:table-cell table:formula="of:=ABS([.A269]-[.B269])/1000000" office:value-type="float" office:value="7.078909" calcext:value-type="float">
            <text:p>7.078909</text:p>
          </table:table-cell>
        </table:table-row>
        <table:table-row table:style-name="ro1">
          <table:table-cell office:value-type="float" office:value="12309300" calcext:value-type="float">
            <text:p>12309300</text:p>
          </table:table-cell>
          <table:table-cell office:value-type="float" office:value="20111084" calcext:value-type="float">
            <text:p>20111084</text:p>
          </table:table-cell>
          <table:table-cell table:formula="of:=ABS([.A270]-[.B270])/1000000" office:value-type="float" office:value="7.801784" calcext:value-type="float">
            <text:p>7.801784</text:p>
          </table:table-cell>
        </table:table-row>
        <table:table-row table:style-name="ro1">
          <table:table-cell office:value-type="float" office:value="20324974" calcext:value-type="float">
            <text:p>20324974</text:p>
          </table:table-cell>
          <table:table-cell office:value-type="float" office:value="20172119" calcext:value-type="float">
            <text:p>20172119</text:p>
          </table:table-cell>
          <table:table-cell table:formula="of:=ABS([.A271]-[.B271])/1000000" office:value-type="float" office:value="0.152855" calcext:value-type="float">
            <text:p>0.152855</text:p>
          </table:table-cell>
        </table:table-row>
        <table:table-row table:style-name="ro1">
          <table:table-cell office:value-type="float" office:value="20807726" calcext:value-type="float">
            <text:p>20807726</text:p>
          </table:table-cell>
          <table:table-cell office:value-type="float" office:value="20141602" calcext:value-type="float">
            <text:p>20141602</text:p>
          </table:table-cell>
          <table:table-cell table:formula="of:=ABS([.A272]-[.B272])/1000000" office:value-type="float" office:value="0.666124" calcext:value-type="float">
            <text:p>0.666124</text:p>
          </table:table-cell>
        </table:table-row>
        <table:table-row table:style-name="ro1">
          <table:table-cell office:value-type="float" office:value="20152272" calcext:value-type="float">
            <text:p>20152272</text:p>
          </table:table-cell>
          <table:table-cell office:value-type="float" office:value="20141601" calcext:value-type="float">
            <text:p>20141601</text:p>
          </table:table-cell>
          <table:table-cell table:formula="of:=ABS([.A273]-[.B273])/1000000" office:value-type="float" office:value="0.010671" calcext:value-type="float">
            <text:p>0.010671</text:p>
          </table:table-cell>
        </table:table-row>
        <table:table-row table:style-name="ro1">
          <table:table-cell office:value-type="float" office:value="20376195" calcext:value-type="float">
            <text:p>20376195</text:p>
          </table:table-cell>
          <table:table-cell office:value-type="float" office:value="20172119" calcext:value-type="float">
            <text:p>20172119</text:p>
          </table:table-cell>
          <table:table-cell table:formula="of:=ABS([.A274]-[.B274])/1000000" office:value-type="float" office:value="0.204076" calcext:value-type="float">
            <text:p>0.204076</text:p>
          </table:table-cell>
        </table:table-row>
        <table:table-row table:style-name="ro1">
          <table:table-cell office:value-type="float" office:value="20034199" calcext:value-type="float">
            <text:p>20034199</text:p>
          </table:table-cell>
          <table:table-cell office:value-type="float" office:value="20141602" calcext:value-type="float">
            <text:p>20141602</text:p>
          </table:table-cell>
          <table:table-cell table:formula="of:=ABS([.A275]-[.B275])/1000000" office:value-type="float" office:value="0.107403" calcext:value-type="float">
            <text:p>0.107403</text:p>
          </table:table-cell>
        </table:table-row>
        <table:table-row table:style-name="ro1">
          <table:table-cell office:value-type="float" office:value="20200419" calcext:value-type="float">
            <text:p>20200419</text:p>
          </table:table-cell>
          <table:table-cell office:value-type="float" office:value="20141601" calcext:value-type="float">
            <text:p>20141601</text:p>
          </table:table-cell>
          <table:table-cell table:formula="of:=ABS([.A276]-[.B276])/1000000" office:value-type="float" office:value="0.058818" calcext:value-type="float">
            <text:p>0.058818</text:p>
          </table:table-cell>
        </table:table-row>
        <table:table-row table:style-name="ro1">
          <table:table-cell office:value-type="float" office:value="20435174" calcext:value-type="float">
            <text:p>20435174</text:p>
          </table:table-cell>
          <table:table-cell office:value-type="float" office:value="20172120" calcext:value-type="float">
            <text:p>20172120</text:p>
          </table:table-cell>
          <table:table-cell table:formula="of:=ABS([.A277]-[.B277])/1000000" office:value-type="float" office:value="0.263054" calcext:value-type="float">
            <text:p>0.263054</text:p>
          </table:table-cell>
        </table:table-row>
        <table:table-row table:style-name="ro1">
          <table:table-cell office:value-type="float" office:value="19414838" calcext:value-type="float">
            <text:p>19414838</text:p>
          </table:table-cell>
          <table:table-cell office:value-type="float" office:value="20111084" calcext:value-type="float">
            <text:p>20111084</text:p>
          </table:table-cell>
          <table:table-cell table:formula="of:=ABS([.A278]-[.B278])/1000000" office:value-type="float" office:value="0.696246" calcext:value-type="float">
            <text:p>0.696246</text:p>
          </table:table-cell>
        </table:table-row>
        <table:table-row table:style-name="ro1">
          <table:table-cell office:value-type="float" office:value="19576957" calcext:value-type="float">
            <text:p>19576957</text:p>
          </table:table-cell>
          <table:table-cell office:value-type="float" office:value="20111083" calcext:value-type="float">
            <text:p>20111083</text:p>
          </table:table-cell>
          <table:table-cell table:formula="of:=ABS([.A279]-[.B279])/1000000" office:value-type="float" office:value="0.534126" calcext:value-type="float">
            <text:p>0.534126</text:p>
          </table:table-cell>
        </table:table-row>
        <table:table-row table:style-name="ro1">
          <table:table-cell office:value-type="float" office:value="20216849" calcext:value-type="float">
            <text:p>20216849</text:p>
          </table:table-cell>
          <table:table-cell office:value-type="float" office:value="20141602" calcext:value-type="float">
            <text:p>20141602</text:p>
          </table:table-cell>
          <table:table-cell table:formula="of:=ABS([.A280]-[.B280])/1000000" office:value-type="float" office:value="0.075247" calcext:value-type="float">
            <text:p>0.075247</text:p>
          </table:table-cell>
        </table:table-row>
        <table:table-row table:style-name="ro1">
          <table:table-cell office:value-type="float" office:value="21676222" calcext:value-type="float">
            <text:p>21676222</text:p>
          </table:table-cell>
          <table:table-cell office:value-type="float" office:value="20111084" calcext:value-type="float">
            <text:p>20111084</text:p>
          </table:table-cell>
          <table:table-cell table:formula="of:=ABS([.A281]-[.B281])/1000000" office:value-type="float" office:value="1.565138" calcext:value-type="float">
            <text:p>1.565138</text:p>
          </table:table-cell>
        </table:table-row>
        <table:table-row table:style-name="ro1">
          <table:table-cell office:value-type="float" office:value="20268725" calcext:value-type="float">
            <text:p>20268725</text:p>
          </table:table-cell>
          <table:table-cell office:value-type="float" office:value="20172119" calcext:value-type="float">
            <text:p>20172119</text:p>
          </table:table-cell>
          <table:table-cell table:formula="of:=ABS([.A282]-[.B282])/1000000" office:value-type="float" office:value="0.096606" calcext:value-type="float">
            <text:p>0.096606</text:p>
          </table:table-cell>
        </table:table-row>
        <table:table-row table:style-name="ro1">
          <table:table-cell office:value-type="float" office:value="19712913" calcext:value-type="float">
            <text:p>19712913</text:p>
          </table:table-cell>
          <table:table-cell office:value-type="float" office:value="20141602" calcext:value-type="float">
            <text:p>20141602</text:p>
          </table:table-cell>
          <table:table-cell table:formula="of:=ABS([.A283]-[.B283])/1000000" office:value-type="float" office:value="0.428689" calcext:value-type="float">
            <text:p>0.428689</text:p>
          </table:table-cell>
        </table:table-row>
        <table:table-row table:style-name="ro1">
          <table:table-cell office:value-type="float" office:value="20178946" calcext:value-type="float">
            <text:p>20178946</text:p>
          </table:table-cell>
          <table:table-cell office:value-type="float" office:value="20141601" calcext:value-type="float">
            <text:p>20141601</text:p>
          </table:table-cell>
          <table:table-cell table:formula="of:=ABS([.A284]-[.B284])/1000000" office:value-type="float" office:value="0.037345" calcext:value-type="float">
            <text:p>0.037345</text:p>
          </table:table-cell>
        </table:table-row>
        <table:table-row table:style-name="ro1">
          <table:table-cell office:value-type="float" office:value="20830846" calcext:value-type="float">
            <text:p>20830846</text:p>
          </table:table-cell>
          <table:table-cell office:value-type="float" office:value="20141602" calcext:value-type="float">
            <text:p>20141602</text:p>
          </table:table-cell>
          <table:table-cell table:formula="of:=ABS([.A285]-[.B285])/1000000" office:value-type="float" office:value="0.689244" calcext:value-type="float">
            <text:p>0.689244</text:p>
          </table:table-cell>
        </table:table-row>
        <table:table-row table:style-name="ro1">
          <table:table-cell office:value-type="float" office:value="19422701" calcext:value-type="float">
            <text:p>19422701</text:p>
          </table:table-cell>
          <table:table-cell office:value-type="float" office:value="20141601" calcext:value-type="float">
            <text:p>20141601</text:p>
          </table:table-cell>
          <table:table-cell table:formula="of:=ABS([.A286]-[.B286])/1000000" office:value-type="float" office:value="0.7189" calcext:value-type="float">
            <text:p>0.7189</text:p>
          </table:table-cell>
        </table:table-row>
        <table:table-row table:style-name="ro1">
          <table:table-cell office:value-type="float" office:value="19988389" calcext:value-type="float">
            <text:p>19988389</text:p>
          </table:table-cell>
          <table:table-cell office:value-type="float" office:value="20141602" calcext:value-type="float">
            <text:p>20141602</text:p>
          </table:table-cell>
          <table:table-cell table:formula="of:=ABS([.A287]-[.B287])/1000000" office:value-type="float" office:value="0.153213" calcext:value-type="float">
            <text:p>0.153213</text:p>
          </table:table-cell>
        </table:table-row>
        <table:table-row table:style-name="ro1">
          <table:table-cell office:value-type="float" office:value="20254005" calcext:value-type="float">
            <text:p>20254005</text:p>
          </table:table-cell>
          <table:table-cell office:value-type="float" office:value="20141602" calcext:value-type="float">
            <text:p>20141602</text:p>
          </table:table-cell>
          <table:table-cell table:formula="of:=ABS([.A288]-[.B288])/1000000" office:value-type="float" office:value="0.112403" calcext:value-type="float">
            <text:p>0.112403</text:p>
          </table:table-cell>
        </table:table-row>
        <table:table-row table:style-name="ro1">
          <table:table-cell office:value-type="float" office:value="20168409" calcext:value-type="float">
            <text:p>20168409</text:p>
          </table:table-cell>
          <table:table-cell office:value-type="float" office:value="20141601" calcext:value-type="float">
            <text:p>20141601</text:p>
          </table:table-cell>
          <table:table-cell table:formula="of:=ABS([.A289]-[.B289])/1000000" office:value-type="float" office:value="0.026808" calcext:value-type="float">
            <text:p>0.026808</text:p>
          </table:table-cell>
        </table:table-row>
        <table:table-row table:style-name="ro1">
          <table:table-cell office:value-type="float" office:value="26249468" calcext:value-type="float">
            <text:p>26249468</text:p>
          </table:table-cell>
          <table:table-cell office:value-type="float" office:value="20141602" calcext:value-type="float">
            <text:p>20141602</text:p>
          </table:table-cell>
          <table:table-cell table:formula="of:=ABS([.A290]-[.B290])/1000000" office:value-type="float" office:value="6.107866" calcext:value-type="float">
            <text:p>6.107866</text:p>
          </table:table-cell>
        </table:table-row>
        <table:table-row table:style-name="ro1">
          <table:table-cell office:value-type="float" office:value="14714535" calcext:value-type="float">
            <text:p>14714535</text:p>
          </table:table-cell>
          <table:table-cell office:value-type="float" office:value="20172119" calcext:value-type="float">
            <text:p>20172119</text:p>
          </table:table-cell>
          <table:table-cell table:formula="of:=ABS([.A291]-[.B291])/1000000" office:value-type="float" office:value="5.457584" calcext:value-type="float">
            <text:p>5.457584</text:p>
          </table:table-cell>
        </table:table-row>
        <table:table-row table:style-name="ro1">
          <table:table-cell office:value-type="float" office:value="17672530" calcext:value-type="float">
            <text:p>17672530</text:p>
          </table:table-cell>
          <table:table-cell office:value-type="float" office:value="20111084" calcext:value-type="float">
            <text:p>20111084</text:p>
          </table:table-cell>
          <table:table-cell table:formula="of:=ABS([.A292]-[.B292])/1000000" office:value-type="float" office:value="2.438554" calcext:value-type="float">
            <text:p>2.438554</text:p>
          </table:table-cell>
        </table:table-row>
        <table:table-row table:style-name="ro1">
          <table:table-cell office:value-type="float" office:value="20834967" calcext:value-type="float">
            <text:p>20834967</text:p>
          </table:table-cell>
          <table:table-cell office:value-type="float" office:value="20141601" calcext:value-type="float">
            <text:p>20141601</text:p>
          </table:table-cell>
          <table:table-cell table:formula="of:=ABS([.A293]-[.B293])/1000000" office:value-type="float" office:value="0.693366" calcext:value-type="float">
            <text:p>0.693366</text:p>
          </table:table-cell>
        </table:table-row>
        <table:table-row table:style-name="ro1">
          <table:table-cell office:value-type="float" office:value="16187889" calcext:value-type="float">
            <text:p>16187889</text:p>
          </table:table-cell>
          <table:table-cell office:value-type="float" office:value="20141602" calcext:value-type="float">
            <text:p>20141602</text:p>
          </table:table-cell>
          <table:table-cell table:formula="of:=ABS([.A294]-[.B294])/1000000" office:value-type="float" office:value="3.953713" calcext:value-type="float">
            <text:p>3.953713</text:p>
          </table:table-cell>
        </table:table-row>
        <table:table-row table:style-name="ro1">
          <table:table-cell office:value-type="float" office:value="20046166" calcext:value-type="float">
            <text:p>20046166</text:p>
          </table:table-cell>
          <table:table-cell office:value-type="float" office:value="20141601" calcext:value-type="float">
            <text:p>20141601</text:p>
          </table:table-cell>
          <table:table-cell table:formula="of:=ABS([.A295]-[.B295])/1000000" office:value-type="float" office:value="0.095435" calcext:value-type="float">
            <text:p>0.095435</text:p>
          </table:table-cell>
        </table:table-row>
        <table:table-row table:style-name="ro1">
          <table:table-cell office:value-type="float" office:value="24267508" calcext:value-type="float">
            <text:p>24267508</text:p>
          </table:table-cell>
          <table:table-cell office:value-type="float" office:value="20141602" calcext:value-type="float">
            <text:p>20141602</text:p>
          </table:table-cell>
          <table:table-cell table:formula="of:=ABS([.A296]-[.B296])/1000000" office:value-type="float" office:value="4.125906" calcext:value-type="float">
            <text:p>4.125906</text:p>
          </table:table-cell>
        </table:table-row>
        <table:table-row table:style-name="ro1">
          <table:table-cell office:value-type="float" office:value="21942842" calcext:value-type="float">
            <text:p>21942842</text:p>
          </table:table-cell>
          <table:table-cell office:value-type="float" office:value="20111084" calcext:value-type="float">
            <text:p>20111084</text:p>
          </table:table-cell>
          <table:table-cell table:formula="of:=ABS([.A297]-[.B297])/1000000" office:value-type="float" office:value="1.831758" calcext:value-type="float">
            <text:p>1.831758</text:p>
          </table:table-cell>
        </table:table-row>
        <table:table-row table:style-name="ro1">
          <table:table-cell office:value-type="float" office:value="14653718" calcext:value-type="float">
            <text:p>14653718</text:p>
          </table:table-cell>
          <table:table-cell office:value-type="float" office:value="20172119" calcext:value-type="float">
            <text:p>20172119</text:p>
          </table:table-cell>
          <table:table-cell table:formula="of:=ABS([.A298]-[.B298])/1000000" office:value-type="float" office:value="5.518401" calcext:value-type="float">
            <text:p>5.518401</text:p>
          </table:table-cell>
        </table:table-row>
        <table:table-row table:style-name="ro1">
          <table:table-cell office:value-type="float" office:value="20212349" calcext:value-type="float">
            <text:p>20212349</text:p>
          </table:table-cell>
          <table:table-cell office:value-type="float" office:value="20141602" calcext:value-type="float">
            <text:p>20141602</text:p>
          </table:table-cell>
          <table:table-cell table:formula="of:=ABS([.A299]-[.B299])/1000000" office:value-type="float" office:value="0.070747" calcext:value-type="float">
            <text:p>0.070747</text:p>
          </table:table-cell>
        </table:table-row>
        <table:table-row table:style-name="ro1">
          <table:table-cell office:value-type="float" office:value="19925526" calcext:value-type="float">
            <text:p>19925526</text:p>
          </table:table-cell>
          <table:table-cell office:value-type="float" office:value="20111084" calcext:value-type="float">
            <text:p>20111084</text:p>
          </table:table-cell>
          <table:table-cell table:formula="of:=ABS([.A300]-[.B300])/1000000" office:value-type="float" office:value="0.185558" calcext:value-type="float">
            <text:p>0.185558</text:p>
          </table:table-cell>
        </table:table-row>
        <table:table-row table:style-name="ro1">
          <table:table-cell office:value-type="float" office:value="24672776" calcext:value-type="float">
            <text:p>24672776</text:p>
          </table:table-cell>
          <table:table-cell office:value-type="float" office:value="20172119" calcext:value-type="float">
            <text:p>20172119</text:p>
          </table:table-cell>
          <table:table-cell table:formula="of:=ABS([.A301]-[.B301])/1000000" office:value-type="float" office:value="4.500657" calcext:value-type="float">
            <text:p>4.500657</text:p>
          </table:table-cell>
        </table:table-row>
        <table:table-row table:style-name="ro1">
          <table:table-cell office:value-type="float" office:value="20611294" calcext:value-type="float">
            <text:p>20611294</text:p>
          </table:table-cell>
          <table:table-cell office:value-type="float" office:value="20141601" calcext:value-type="float">
            <text:p>20141601</text:p>
          </table:table-cell>
          <table:table-cell table:formula="of:=ABS([.A302]-[.B302])/1000000" office:value-type="float" office:value="0.469693" calcext:value-type="float">
            <text:p>0.469693</text:p>
          </table:table-cell>
        </table:table-row>
        <table:table-row table:style-name="ro1">
          <table:table-cell office:value-type="float" office:value="20147897" calcext:value-type="float">
            <text:p>20147897</text:p>
          </table:table-cell>
          <table:table-cell office:value-type="float" office:value="20172120" calcext:value-type="float">
            <text:p>20172120</text:p>
          </table:table-cell>
          <table:table-cell table:formula="of:=ABS([.A303]-[.B303])/1000000" office:value-type="float" office:value="0.024223" calcext:value-type="float">
            <text:p>0.024223</text:p>
          </table:table-cell>
        </table:table-row>
        <table:table-row table:style-name="ro1">
          <table:table-cell office:value-type="float" office:value="21105925" calcext:value-type="float">
            <text:p>21105925</text:p>
          </table:table-cell>
          <table:table-cell office:value-type="float" office:value="21423339" calcext:value-type="float">
            <text:p>21423339</text:p>
          </table:table-cell>
          <table:table-cell table:formula="of:=ABS([.A304]-[.B304])/1000000" office:value-type="float" office:value="0.317414" calcext:value-type="float">
            <text:p>0.317414</text:p>
          </table:table-cell>
        </table:table-row>
        <table:table-row table:style-name="ro1">
          <table:table-cell office:value-type="float" office:value="20753018" calcext:value-type="float">
            <text:p>20753018</text:p>
          </table:table-cell>
          <table:table-cell office:value-type="float" office:value="20019532" calcext:value-type="float">
            <text:p>20019532</text:p>
          </table:table-cell>
          <table:table-cell table:formula="of:=ABS([.A305]-[.B305])/1000000" office:value-type="float" office:value="0.733486" calcext:value-type="float">
            <text:p>0.733486</text:p>
          </table:table-cell>
        </table:table-row>
        <table:table-row table:style-name="ro1">
          <table:table-cell office:value-type="float" office:value="26314919" calcext:value-type="float">
            <text:p>26314919</text:p>
          </table:table-cell>
          <table:table-cell office:value-type="float" office:value="20111084" calcext:value-type="float">
            <text:p>20111084</text:p>
          </table:table-cell>
          <table:table-cell table:formula="of:=ABS([.A306]-[.B306])/1000000" office:value-type="float" office:value="6.203835" calcext:value-type="float">
            <text:p>6.203835</text:p>
          </table:table-cell>
        </table:table-row>
        <table:table-row table:style-name="ro1">
          <table:table-cell office:value-type="float" office:value="17909986" calcext:value-type="float">
            <text:p>17909986</text:p>
          </table:table-cell>
          <table:table-cell office:value-type="float" office:value="20172119" calcext:value-type="float">
            <text:p>20172119</text:p>
          </table:table-cell>
          <table:table-cell table:formula="of:=ABS([.A307]-[.B307])/1000000" office:value-type="float" office:value="2.262133" calcext:value-type="float">
            <text:p>2.262133</text:p>
          </table:table-cell>
        </table:table-row>
        <table:table-row table:style-name="ro1">
          <table:table-cell office:value-type="float" office:value="12121793" calcext:value-type="float">
            <text:p>12121793</text:p>
          </table:table-cell>
          <table:table-cell office:value-type="float" office:value="20019531" calcext:value-type="float">
            <text:p>20019531</text:p>
          </table:table-cell>
          <table:table-cell table:formula="of:=ABS([.A308]-[.B308])/1000000" office:value-type="float" office:value="7.897738" calcext:value-type="float">
            <text:p>7.897738</text:p>
          </table:table-cell>
        </table:table-row>
        <table:table-row table:style-name="ro1">
          <table:table-cell office:value-type="float" office:value="18481691" calcext:value-type="float">
            <text:p>18481691</text:p>
          </table:table-cell>
          <table:table-cell office:value-type="float" office:value="20080566" calcext:value-type="float">
            <text:p>20080566</text:p>
          </table:table-cell>
          <table:table-cell table:formula="of:=ABS([.A309]-[.B309])/1000000" office:value-type="float" office:value="1.598875" calcext:value-type="float">
            <text:p>1.598875</text:p>
          </table:table-cell>
        </table:table-row>
        <table:table-row table:style-name="ro1">
          <table:table-cell office:value-type="float" office:value="19506128" calcext:value-type="float">
            <text:p>19506128</text:p>
          </table:table-cell>
          <table:table-cell office:value-type="float" office:value="19287110" calcext:value-type="float">
            <text:p>19287110</text:p>
          </table:table-cell>
          <table:table-cell table:formula="of:=ABS([.A310]-[.B310])/1000000" office:value-type="float" office:value="0.219018" calcext:value-type="float">
            <text:p>0.219018</text:p>
          </table:table-cell>
        </table:table-row>
        <table:table-row table:style-name="ro1">
          <table:table-cell office:value-type="float" office:value="23772701" calcext:value-type="float">
            <text:p>23772701</text:p>
          </table:table-cell>
          <table:table-cell office:value-type="float" office:value="20172119" calcext:value-type="float">
            <text:p>20172119</text:p>
          </table:table-cell>
          <table:table-cell table:formula="of:=ABS([.A311]-[.B311])/1000000" office:value-type="float" office:value="3.600582" calcext:value-type="float">
            <text:p>3.600582</text:p>
          </table:table-cell>
        </table:table-row>
        <table:table-row table:style-name="ro1">
          <table:table-cell office:value-type="float" office:value="21465559" calcext:value-type="float">
            <text:p>21465559</text:p>
          </table:table-cell>
          <table:table-cell office:value-type="float" office:value="20202637" calcext:value-type="float">
            <text:p>20202637</text:p>
          </table:table-cell>
          <table:table-cell table:formula="of:=ABS([.A312]-[.B312])/1000000" office:value-type="float" office:value="1.262922" calcext:value-type="float">
            <text:p>1.262922</text:p>
          </table:table-cell>
        </table:table-row>
        <table:table-row table:style-name="ro1">
          <table:table-cell office:value-type="float" office:value="15087048" calcext:value-type="float">
            <text:p>15087048</text:p>
          </table:table-cell>
          <table:table-cell office:value-type="float" office:value="19989013" calcext:value-type="float">
            <text:p>19989013</text:p>
          </table:table-cell>
          <table:table-cell table:formula="of:=ABS([.A313]-[.B313])/1000000" office:value-type="float" office:value="4.901965" calcext:value-type="float">
            <text:p>4.901965</text:p>
          </table:table-cell>
        </table:table-row>
        <table:table-row table:style-name="ro1">
          <table:table-cell office:value-type="float" office:value="20921506" calcext:value-type="float">
            <text:p>20921506</text:p>
          </table:table-cell>
          <table:table-cell office:value-type="float" office:value="20294190" calcext:value-type="float">
            <text:p>20294190</text:p>
          </table:table-cell>
          <table:table-cell table:formula="of:=ABS([.A314]-[.B314])/1000000" office:value-type="float" office:value="0.627316" calcext:value-type="float">
            <text:p>0.627316</text:p>
          </table:table-cell>
        </table:table-row>
        <table:table-row table:style-name="ro1">
          <table:table-cell office:value-type="float" office:value="23625587" calcext:value-type="float">
            <text:p>23625587</text:p>
          </table:table-cell>
          <table:table-cell office:value-type="float" office:value="20141601" calcext:value-type="float">
            <text:p>20141601</text:p>
          </table:table-cell>
          <table:table-cell table:formula="of:=ABS([.A315]-[.B315])/1000000" office:value-type="float" office:value="3.483986" calcext:value-type="float">
            <text:p>3.483986</text:p>
          </table:table-cell>
        </table:table-row>
        <table:table-row table:style-name="ro1">
          <table:table-cell office:value-type="float" office:value="19240520" calcext:value-type="float">
            <text:p>19240520</text:p>
          </table:table-cell>
          <table:table-cell office:value-type="float" office:value="20019532" calcext:value-type="float">
            <text:p>20019532</text:p>
          </table:table-cell>
          <table:table-cell table:formula="of:=ABS([.A316]-[.B316])/1000000" office:value-type="float" office:value="0.779012" calcext:value-type="float">
            <text:p>0.779012</text:p>
          </table:table-cell>
        </table:table-row>
        <table:table-row table:style-name="ro1">
          <table:table-cell office:value-type="float" office:value="28285649" calcext:value-type="float">
            <text:p>28285649</text:p>
          </table:table-cell>
          <table:table-cell office:value-type="float" office:value="20172119" calcext:value-type="float">
            <text:p>20172119</text:p>
          </table:table-cell>
          <table:table-cell table:formula="of:=ABS([.A317]-[.B317])/1000000" office:value-type="float" office:value="8.11353" calcext:value-type="float">
            <text:p>8.11353</text:p>
          </table:table-cell>
        </table:table-row>
        <table:table-row table:style-name="ro1">
          <table:table-cell office:value-type="float" office:value="10701679" calcext:value-type="float">
            <text:p>10701679</text:p>
          </table:table-cell>
          <table:table-cell office:value-type="float" office:value="20202636" calcext:value-type="float">
            <text:p>20202636</text:p>
          </table:table-cell>
          <table:table-cell table:formula="of:=ABS([.A318]-[.B318])/1000000" office:value-type="float" office:value="9.500957" calcext:value-type="float">
            <text:p>9.500957</text:p>
          </table:table-cell>
        </table:table-row>
        <table:table-row table:style-name="ro1">
          <table:table-cell office:value-type="float" office:value="18350530" calcext:value-type="float">
            <text:p>18350530</text:p>
          </table:table-cell>
          <table:table-cell office:value-type="float" office:value="20050049" calcext:value-type="float">
            <text:p>20050049</text:p>
          </table:table-cell>
          <table:table-cell table:formula="of:=ABS([.A319]-[.B319])/1000000" office:value-type="float" office:value="1.699519" calcext:value-type="float">
            <text:p>1.699519</text:p>
          </table:table-cell>
        </table:table-row>
        <table:table-row table:style-name="ro1">
          <table:table-cell office:value-type="float" office:value="23948017" calcext:value-type="float">
            <text:p>23948017</text:p>
          </table:table-cell>
          <table:table-cell office:value-type="float" office:value="20202637" calcext:value-type="float">
            <text:p>20202637</text:p>
          </table:table-cell>
          <table:table-cell table:formula="of:=ABS([.A320]-[.B320])/1000000" office:value-type="float" office:value="3.74538" calcext:value-type="float">
            <text:p>3.74538</text:p>
          </table:table-cell>
        </table:table-row>
        <table:table-row table:style-name="ro1">
          <table:table-cell office:value-type="float" office:value="21320412" calcext:value-type="float">
            <text:p>21320412</text:p>
          </table:table-cell>
          <table:table-cell office:value-type="float" office:value="20172119" calcext:value-type="float">
            <text:p>20172119</text:p>
          </table:table-cell>
          <table:table-cell table:formula="of:=ABS([.A321]-[.B321])/1000000" office:value-type="float" office:value="1.148293" calcext:value-type="float">
            <text:p>1.148293</text:p>
          </table:table-cell>
        </table:table-row>
        <table:table-row table:style-name="ro1">
          <table:table-cell office:value-type="float" office:value="20490570" calcext:value-type="float">
            <text:p>20490570</text:p>
          </table:table-cell>
          <table:table-cell office:value-type="float" office:value="20172119" calcext:value-type="float">
            <text:p>20172119</text:p>
          </table:table-cell>
          <table:table-cell table:formula="of:=ABS([.A322]-[.B322])/1000000" office:value-type="float" office:value="0.318451" calcext:value-type="float">
            <text:p>0.318451</text:p>
          </table:table-cell>
        </table:table-row>
        <table:table-row table:style-name="ro1">
          <table:table-cell office:value-type="float" office:value="19294893" calcext:value-type="float">
            <text:p>19294893</text:p>
          </table:table-cell>
          <table:table-cell office:value-type="float" office:value="20080567" calcext:value-type="float">
            <text:p>20080567</text:p>
          </table:table-cell>
          <table:table-cell table:formula="of:=ABS([.A323]-[.B323])/1000000" office:value-type="float" office:value="0.785674" calcext:value-type="float">
            <text:p>0.785674</text:p>
          </table:table-cell>
        </table:table-row>
        <table:table-row table:style-name="ro1">
          <table:table-cell office:value-type="float" office:value="20306475" calcext:value-type="float">
            <text:p>20306475</text:p>
          </table:table-cell>
          <table:table-cell office:value-type="float" office:value="20172119" calcext:value-type="float">
            <text:p>20172119</text:p>
          </table:table-cell>
          <table:table-cell table:formula="of:=ABS([.A324]-[.B324])/1000000" office:value-type="float" office:value="0.134356" calcext:value-type="float">
            <text:p>0.134356</text:p>
          </table:table-cell>
        </table:table-row>
        <table:table-row table:style-name="ro1">
          <table:table-cell office:value-type="float" office:value="19812270" calcext:value-type="float">
            <text:p>19812270</text:p>
          </table:table-cell>
          <table:table-cell office:value-type="float" office:value="20141601" calcext:value-type="float">
            <text:p>20141601</text:p>
          </table:table-cell>
          <table:table-cell table:formula="of:=ABS([.A325]-[.B325])/1000000" office:value-type="float" office:value="0.329331" calcext:value-type="float">
            <text:p>0.329331</text:p>
          </table:table-cell>
        </table:table-row>
        <table:table-row table:style-name="ro1">
          <table:table-cell office:value-type="float" office:value="20517210" calcext:value-type="float">
            <text:p>20517210</text:p>
          </table:table-cell>
          <table:table-cell office:value-type="float" office:value="20172120" calcext:value-type="float">
            <text:p>20172120</text:p>
          </table:table-cell>
          <table:table-cell table:formula="of:=ABS([.A326]-[.B326])/1000000" office:value-type="float" office:value="0.34509" calcext:value-type="float">
            <text:p>0.34509</text:p>
          </table:table-cell>
        </table:table-row>
        <table:table-row table:style-name="ro1">
          <table:table-cell office:value-type="float" office:value="19580712" calcext:value-type="float">
            <text:p>19580712</text:p>
          </table:table-cell>
          <table:table-cell office:value-type="float" office:value="19897460" calcext:value-type="float">
            <text:p>19897460</text:p>
          </table:table-cell>
          <table:table-cell table:formula="of:=ABS([.A327]-[.B327])/1000000" office:value-type="float" office:value="0.316748" calcext:value-type="float">
            <text:p>0.316748</text:p>
          </table:table-cell>
        </table:table-row>
        <table:table-row table:style-name="ro1">
          <table:table-cell office:value-type="float" office:value="20160612" calcext:value-type="float">
            <text:p>20160612</text:p>
          </table:table-cell>
          <table:table-cell office:value-type="float" office:value="20141602" calcext:value-type="float">
            <text:p>20141602</text:p>
          </table:table-cell>
          <table:table-cell table:formula="of:=ABS([.A328]-[.B328])/1000000" office:value-type="float" office:value="0.01901" calcext:value-type="float">
            <text:p>0.01901</text:p>
          </table:table-cell>
        </table:table-row>
        <table:table-row table:style-name="ro1">
          <table:table-cell office:value-type="float" office:value="20368537" calcext:value-type="float">
            <text:p>20368537</text:p>
          </table:table-cell>
          <table:table-cell office:value-type="float" office:value="20141602" calcext:value-type="float">
            <text:p>20141602</text:p>
          </table:table-cell>
          <table:table-cell table:formula="of:=ABS([.A329]-[.B329])/1000000" office:value-type="float" office:value="0.226935" calcext:value-type="float">
            <text:p>0.226935</text:p>
          </table:table-cell>
        </table:table-row>
        <table:table-row table:style-name="ro1">
          <table:table-cell office:value-type="float" office:value="19953620" calcext:value-type="float">
            <text:p>19953620</text:p>
          </table:table-cell>
          <table:table-cell office:value-type="float" office:value="20141601" calcext:value-type="float">
            <text:p>20141601</text:p>
          </table:table-cell>
          <table:table-cell table:formula="of:=ABS([.A330]-[.B330])/1000000" office:value-type="float" office:value="0.187981" calcext:value-type="float">
            <text:p>0.187981</text:p>
          </table:table-cell>
        </table:table-row>
        <table:table-row table:style-name="ro1">
          <table:table-cell office:value-type="float" office:value="18979082" calcext:value-type="float">
            <text:p>18979082</text:p>
          </table:table-cell>
          <table:table-cell office:value-type="float" office:value="20111084" calcext:value-type="float">
            <text:p>20111084</text:p>
          </table:table-cell>
          <table:table-cell table:formula="of:=ABS([.A331]-[.B331])/1000000" office:value-type="float" office:value="1.132002" calcext:value-type="float">
            <text:p>1.132002</text:p>
          </table:table-cell>
        </table:table-row>
        <table:table-row table:style-name="ro1">
          <table:table-cell office:value-type="float" office:value="20255937" calcext:value-type="float">
            <text:p>20255937</text:p>
          </table:table-cell>
          <table:table-cell office:value-type="float" office:value="20141602" calcext:value-type="float">
            <text:p>20141602</text:p>
          </table:table-cell>
          <table:table-cell table:formula="of:=ABS([.A332]-[.B332])/1000000" office:value-type="float" office:value="0.114335" calcext:value-type="float">
            <text:p>0.114335</text:p>
          </table:table-cell>
        </table:table-row>
        <table:table-row table:style-name="ro1">
          <table:table-cell office:value-type="float" office:value="21341600" calcext:value-type="float">
            <text:p>21341600</text:p>
          </table:table-cell>
          <table:table-cell office:value-type="float" office:value="20172119" calcext:value-type="float">
            <text:p>20172119</text:p>
          </table:table-cell>
          <table:table-cell table:formula="of:=ABS([.A333]-[.B333])/1000000" office:value-type="float" office:value="1.169481" calcext:value-type="float">
            <text:p>1.169481</text:p>
          </table:table-cell>
        </table:table-row>
        <table:table-row table:style-name="ro1">
          <table:table-cell office:value-type="float" office:value="30241330" calcext:value-type="float">
            <text:p>30241330</text:p>
          </table:table-cell>
          <table:table-cell office:value-type="float" office:value="20111084" calcext:value-type="float">
            <text:p>20111084</text:p>
          </table:table-cell>
          <table:table-cell table:formula="of:=ABS([.A334]-[.B334])/1000000" office:value-type="float" office:value="10.130246" calcext:value-type="float">
            <text:p>10.130246</text:p>
          </table:table-cell>
        </table:table-row>
        <table:table-row table:style-name="ro1">
          <table:table-cell office:value-type="float" office:value="10649970" calcext:value-type="float">
            <text:p>10649970</text:p>
          </table:table-cell>
          <table:table-cell office:value-type="float" office:value="20141601" calcext:value-type="float">
            <text:p>20141601</text:p>
          </table:table-cell>
          <table:table-cell table:formula="of:=ABS([.A335]-[.B335])/1000000" office:value-type="float" office:value="9.491631" calcext:value-type="float">
            <text:p>9.491631</text:p>
          </table:table-cell>
        </table:table-row>
        <table:table-row table:style-name="ro1">
          <table:table-cell office:value-type="float" office:value="19137707" calcext:value-type="float">
            <text:p>19137707</text:p>
          </table:table-cell>
          <table:table-cell office:value-type="float" office:value="20141602" calcext:value-type="float">
            <text:p>20141602</text:p>
          </table:table-cell>
          <table:table-cell table:formula="of:=ABS([.A336]-[.B336])/1000000" office:value-type="float" office:value="1.003895" calcext:value-type="float">
            <text:p>1.003895</text:p>
          </table:table-cell>
        </table:table-row>
        <table:table-row table:style-name="ro1">
          <table:table-cell office:value-type="float" office:value="19993135" calcext:value-type="float">
            <text:p>19993135</text:p>
          </table:table-cell>
          <table:table-cell office:value-type="float" office:value="20141602" calcext:value-type="float">
            <text:p>20141602</text:p>
          </table:table-cell>
          <table:table-cell table:formula="of:=ABS([.A337]-[.B337])/1000000" office:value-type="float" office:value="0.148467" calcext:value-type="float">
            <text:p>0.148467</text:p>
          </table:table-cell>
        </table:table-row>
        <table:table-row table:style-name="ro1">
          <table:table-cell office:value-type="float" office:value="20735257" calcext:value-type="float">
            <text:p>20735257</text:p>
          </table:table-cell>
          <table:table-cell office:value-type="float" office:value="20141601" calcext:value-type="float">
            <text:p>20141601</text:p>
          </table:table-cell>
          <table:table-cell table:formula="of:=ABS([.A338]-[.B338])/1000000" office:value-type="float" office:value="0.593656" calcext:value-type="float">
            <text:p>0.593656</text:p>
          </table:table-cell>
        </table:table-row>
        <table:table-row table:style-name="ro1">
          <table:table-cell office:value-type="float" office:value="19650082" calcext:value-type="float">
            <text:p>19650082</text:p>
          </table:table-cell>
          <table:table-cell office:value-type="float" office:value="20141602" calcext:value-type="float">
            <text:p>20141602</text:p>
          </table:table-cell>
          <table:table-cell table:formula="of:=ABS([.A339]-[.B339])/1000000" office:value-type="float" office:value="0.49152" calcext:value-type="float">
            <text:p>0.49152</text:p>
          </table:table-cell>
        </table:table-row>
        <table:table-row table:style-name="ro1">
          <table:table-cell office:value-type="float" office:value="22224010" calcext:value-type="float">
            <text:p>22224010</text:p>
          </table:table-cell>
          <table:table-cell office:value-type="float" office:value="20141601" calcext:value-type="float">
            <text:p>20141601</text:p>
          </table:table-cell>
          <table:table-cell table:formula="of:=ABS([.A340]-[.B340])/1000000" office:value-type="float" office:value="2.082409" calcext:value-type="float">
            <text:p>2.082409</text:p>
          </table:table-cell>
        </table:table-row>
        <table:table-row table:style-name="ro1">
          <table:table-cell office:value-type="float" office:value="18306844" calcext:value-type="float">
            <text:p>18306844</text:p>
          </table:table-cell>
          <table:table-cell office:value-type="float" office:value="20172119" calcext:value-type="float">
            <text:p>20172119</text:p>
          </table:table-cell>
          <table:table-cell table:formula="of:=ABS([.A341]-[.B341])/1000000" office:value-type="float" office:value="1.865275" calcext:value-type="float">
            <text:p>1.865275</text:p>
          </table:table-cell>
        </table:table-row>
        <table:table-row table:style-name="ro1">
          <table:table-cell office:value-type="float" office:value="20343808" calcext:value-type="float">
            <text:p>20343808</text:p>
          </table:table-cell>
          <table:table-cell office:value-type="float" office:value="20141602" calcext:value-type="float">
            <text:p>20141602</text:p>
          </table:table-cell>
          <table:table-cell table:formula="of:=ABS([.A342]-[.B342])/1000000" office:value-type="float" office:value="0.202206" calcext:value-type="float">
            <text:p>0.202206</text:p>
          </table:table-cell>
        </table:table-row>
        <table:table-row table:style-name="ro1">
          <table:table-cell office:value-type="float" office:value="30705028" calcext:value-type="float">
            <text:p>30705028</text:p>
          </table:table-cell>
          <table:table-cell office:value-type="float" office:value="20141601" calcext:value-type="float">
            <text:p>20141601</text:p>
          </table:table-cell>
          <table:table-cell table:formula="of:=ABS([.A343]-[.B343])/1000000" office:value-type="float" office:value="10.563427" calcext:value-type="float">
            <text:p>10.563427</text:p>
          </table:table-cell>
        </table:table-row>
        <table:table-row table:style-name="ro1">
          <table:table-cell office:value-type="float" office:value="3805020" calcext:value-type="float">
            <text:p>3805020</text:p>
          </table:table-cell>
          <table:table-cell office:value-type="float" office:value="20141602" calcext:value-type="float">
            <text:p>20141602</text:p>
          </table:table-cell>
          <table:table-cell table:formula="of:=ABS([.A344]-[.B344])/1000000" office:value-type="float" office:value="16.336582" calcext:value-type="float">
            <text:p>16.336582</text:p>
          </table:table-cell>
        </table:table-row>
        <table:table-row table:style-name="ro1">
          <table:table-cell office:value-type="float" office:value="20141951" calcext:value-type="float">
            <text:p>20141951</text:p>
          </table:table-cell>
          <table:table-cell office:value-type="float" office:value="20111084" calcext:value-type="float">
            <text:p>20111084</text:p>
          </table:table-cell>
          <table:table-cell table:formula="of:=ABS([.A345]-[.B345])/1000000" office:value-type="float" office:value="0.030867" calcext:value-type="float">
            <text:p>0.030867</text:p>
          </table:table-cell>
        </table:table-row>
        <table:table-row table:style-name="ro1">
          <table:table-cell office:value-type="float" office:value="22477427" calcext:value-type="float">
            <text:p>22477427</text:p>
          </table:table-cell>
          <table:table-cell office:value-type="float" office:value="20172119" calcext:value-type="float">
            <text:p>20172119</text:p>
          </table:table-cell>
          <table:table-cell table:formula="of:=ABS([.A346]-[.B346])/1000000" office:value-type="float" office:value="2.305308" calcext:value-type="float">
            <text:p>2.305308</text:p>
          </table:table-cell>
        </table:table-row>
        <table:table-row table:style-name="ro1">
          <table:table-cell office:value-type="float" office:value="22982594" calcext:value-type="float">
            <text:p>22982594</text:p>
          </table:table-cell>
          <table:table-cell office:value-type="float" office:value="20111084" calcext:value-type="float">
            <text:p>20111084</text:p>
          </table:table-cell>
          <table:table-cell table:formula="of:=ABS([.A347]-[.B347])/1000000" office:value-type="float" office:value="2.87151" calcext:value-type="float">
            <text:p>2.87151</text:p>
          </table:table-cell>
        </table:table-row>
        <table:table-row table:style-name="ro1">
          <table:table-cell office:value-type="float" office:value="20259363" calcext:value-type="float">
            <text:p>20259363</text:p>
          </table:table-cell>
          <table:table-cell office:value-type="float" office:value="20141602" calcext:value-type="float">
            <text:p>20141602</text:p>
          </table:table-cell>
          <table:table-cell table:formula="of:=ABS([.A348]-[.B348])/1000000" office:value-type="float" office:value="0.117761" calcext:value-type="float">
            <text:p>0.117761</text:p>
          </table:table-cell>
        </table:table-row>
        <table:table-row table:style-name="ro1">
          <table:table-cell office:value-type="float" office:value="19833476" calcext:value-type="float">
            <text:p>19833476</text:p>
          </table:table-cell>
          <table:table-cell office:value-type="float" office:value="20202636" calcext:value-type="float">
            <text:p>20202636</text:p>
          </table:table-cell>
          <table:table-cell table:formula="of:=ABS([.A349]-[.B349])/1000000" office:value-type="float" office:value="0.36916" calcext:value-type="float">
            <text:p>0.36916</text:p>
          </table:table-cell>
        </table:table-row>
        <table:table-row table:style-name="ro1">
          <table:table-cell office:value-type="float" office:value="20197250" calcext:value-type="float">
            <text:p>20197250</text:p>
          </table:table-cell>
          <table:table-cell office:value-type="float" office:value="20172120" calcext:value-type="float">
            <text:p>20172120</text:p>
          </table:table-cell>
          <table:table-cell table:formula="of:=ABS([.A350]-[.B350])/1000000" office:value-type="float" office:value="0.02513" calcext:value-type="float">
            <text:p>0.02513</text:p>
          </table:table-cell>
        </table:table-row>
        <table:table-row table:style-name="ro1">
          <table:table-cell office:value-type="float" office:value="19911096" calcext:value-type="float">
            <text:p>19911096</text:p>
          </table:table-cell>
          <table:table-cell office:value-type="float" office:value="20111084" calcext:value-type="float">
            <text:p>20111084</text:p>
          </table:table-cell>
          <table:table-cell table:formula="of:=ABS([.A351]-[.B351])/1000000" office:value-type="float" office:value="0.199988" calcext:value-type="float">
            <text:p>0.199988</text:p>
          </table:table-cell>
        </table:table-row>
        <table:table-row table:style-name="ro1">
          <table:table-cell office:value-type="float" office:value="20545517" calcext:value-type="float">
            <text:p>20545517</text:p>
          </table:table-cell>
          <table:table-cell office:value-type="float" office:value="20141601" calcext:value-type="float">
            <text:p>20141601</text:p>
          </table:table-cell>
          <table:table-cell table:formula="of:=ABS([.A352]-[.B352])/1000000" office:value-type="float" office:value="0.403916" calcext:value-type="float">
            <text:p>0.403916</text:p>
          </table:table-cell>
        </table:table-row>
        <table:table-row table:style-name="ro1">
          <table:table-cell office:value-type="float" office:value="20143190" calcext:value-type="float">
            <text:p>20143190</text:p>
          </table:table-cell>
          <table:table-cell office:value-type="float" office:value="20141602" calcext:value-type="float">
            <text:p>20141602</text:p>
          </table:table-cell>
          <table:table-cell table:formula="of:=ABS([.A353]-[.B353])/1000000" office:value-type="float" office:value="0.001588" calcext:value-type="float">
            <text:p>0.001588</text:p>
          </table:table-cell>
        </table:table-row>
        <table:table-row table:style-name="ro1">
          <table:table-cell office:value-type="float" office:value="20256856" calcext:value-type="float">
            <text:p>20256856</text:p>
          </table:table-cell>
          <table:table-cell office:value-type="float" office:value="20141601" calcext:value-type="float">
            <text:p>20141601</text:p>
          </table:table-cell>
          <table:table-cell table:formula="of:=ABS([.A354]-[.B354])/1000000" office:value-type="float" office:value="0.115255" calcext:value-type="float">
            <text:p>0.115255</text:p>
          </table:table-cell>
        </table:table-row>
        <table:table-row table:style-name="ro1">
          <table:table-cell office:value-type="float" office:value="19795013" calcext:value-type="float">
            <text:p>19795013</text:p>
          </table:table-cell>
          <table:table-cell office:value-type="float" office:value="20141602" calcext:value-type="float">
            <text:p>20141602</text:p>
          </table:table-cell>
          <table:table-cell table:formula="of:=ABS([.A355]-[.B355])/1000000" office:value-type="float" office:value="0.346589" calcext:value-type="float">
            <text:p>0.346589</text:p>
          </table:table-cell>
        </table:table-row>
        <table:table-row table:style-name="ro1">
          <table:table-cell office:value-type="float" office:value="20015435" calcext:value-type="float">
            <text:p>20015435</text:p>
          </table:table-cell>
          <table:table-cell office:value-type="float" office:value="20141601" calcext:value-type="float">
            <text:p>20141601</text:p>
          </table:table-cell>
          <table:table-cell table:formula="of:=ABS([.A356]-[.B356])/1000000" office:value-type="float" office:value="0.126166" calcext:value-type="float">
            <text:p>0.126166</text:p>
          </table:table-cell>
        </table:table-row>
        <table:table-row table:style-name="ro1">
          <table:table-cell office:value-type="float" office:value="20614494" calcext:value-type="float">
            <text:p>20614494</text:p>
          </table:table-cell>
          <table:table-cell office:value-type="float" office:value="20141602" calcext:value-type="float">
            <text:p>20141602</text:p>
          </table:table-cell>
          <table:table-cell table:formula="of:=ABS([.A357]-[.B357])/1000000" office:value-type="float" office:value="0.472892" calcext:value-type="float">
            <text:p>0.472892</text:p>
          </table:table-cell>
        </table:table-row>
        <table:table-row table:style-name="ro1">
          <table:table-cell office:value-type="float" office:value="20168407" calcext:value-type="float">
            <text:p>20168407</text:p>
          </table:table-cell>
          <table:table-cell office:value-type="float" office:value="20141602" calcext:value-type="float">
            <text:p>20141602</text:p>
          </table:table-cell>
          <table:table-cell table:formula="of:=ABS([.A358]-[.B358])/1000000" office:value-type="float" office:value="0.026805" calcext:value-type="float">
            <text:p>0.026805</text:p>
          </table:table-cell>
        </table:table-row>
        <table:table-row table:style-name="ro1">
          <table:table-cell office:value-type="float" office:value="19383031" calcext:value-type="float">
            <text:p>19383031</text:p>
          </table:table-cell>
          <table:table-cell office:value-type="float" office:value="20111083" calcext:value-type="float">
            <text:p>20111083</text:p>
          </table:table-cell>
          <table:table-cell table:formula="of:=ABS([.A359]-[.B359])/1000000" office:value-type="float" office:value="0.728052" calcext:value-type="float">
            <text:p>0.728052</text:p>
          </table:table-cell>
        </table:table-row>
        <table:table-row table:style-name="ro1">
          <table:table-cell office:value-type="float" office:value="20508148" calcext:value-type="float">
            <text:p>20508148</text:p>
          </table:table-cell>
          <table:table-cell office:value-type="float" office:value="20111084" calcext:value-type="float">
            <text:p>20111084</text:p>
          </table:table-cell>
          <table:table-cell table:formula="of:=ABS([.A360]-[.B360])/1000000" office:value-type="float" office:value="0.397064" calcext:value-type="float">
            <text:p>0.397064</text:p>
          </table:table-cell>
        </table:table-row>
        <table:table-row table:style-name="ro1">
          <table:table-cell office:value-type="float" office:value="20689786" calcext:value-type="float">
            <text:p>20689786</text:p>
          </table:table-cell>
          <table:table-cell office:value-type="float" office:value="20141602" calcext:value-type="float">
            <text:p>20141602</text:p>
          </table:table-cell>
          <table:table-cell table:formula="of:=ABS([.A361]-[.B361])/1000000" office:value-type="float" office:value="0.548184" calcext:value-type="float">
            <text:p>0.548184</text:p>
          </table:table-cell>
        </table:table-row>
        <table:table-row table:style-name="ro1">
          <table:table-cell office:value-type="float" office:value="20471247" calcext:value-type="float">
            <text:p>20471247</text:p>
          </table:table-cell>
          <table:table-cell office:value-type="float" office:value="20141602" calcext:value-type="float">
            <text:p>20141602</text:p>
          </table:table-cell>
          <table:table-cell table:formula="of:=ABS([.A362]-[.B362])/1000000" office:value-type="float" office:value="0.329645" calcext:value-type="float">
            <text:p>0.329645</text:p>
          </table:table-cell>
        </table:table-row>
        <table:table-row table:style-name="ro1">
          <table:table-cell office:value-type="float" office:value="19031071" calcext:value-type="float">
            <text:p>19031071</text:p>
          </table:table-cell>
          <table:table-cell office:value-type="float" office:value="20141601" calcext:value-type="float">
            <text:p>20141601</text:p>
          </table:table-cell>
          <table:table-cell table:formula="of:=ABS([.A363]-[.B363])/1000000" office:value-type="float" office:value="1.11053" calcext:value-type="float">
            <text:p>1.11053</text:p>
          </table:table-cell>
        </table:table-row>
        <table:table-row table:style-name="ro1">
          <table:table-cell office:value-type="float" office:value="20172360" calcext:value-type="float">
            <text:p>20172360</text:p>
          </table:table-cell>
          <table:table-cell office:value-type="float" office:value="20141602" calcext:value-type="float">
            <text:p>20141602</text:p>
          </table:table-cell>
          <table:table-cell table:formula="of:=ABS([.A364]-[.B364])/1000000" office:value-type="float" office:value="0.030758" calcext:value-type="float">
            <text:p>0.030758</text:p>
          </table:table-cell>
        </table:table-row>
        <table:table-row table:style-name="ro1">
          <table:table-cell office:value-type="float" office:value="21584717" calcext:value-type="float">
            <text:p>21584717</text:p>
          </table:table-cell>
          <table:table-cell office:value-type="float" office:value="20141601" calcext:value-type="float">
            <text:p>20141601</text:p>
          </table:table-cell>
          <table:table-cell table:formula="of:=ABS([.A365]-[.B365])/1000000" office:value-type="float" office:value="1.443116" calcext:value-type="float">
            <text:p>1.443116</text:p>
          </table:table-cell>
        </table:table-row>
        <table:table-row table:style-name="ro1">
          <table:table-cell office:value-type="float" office:value="18835738" calcext:value-type="float">
            <text:p>18835738</text:p>
          </table:table-cell>
          <table:table-cell office:value-type="float" office:value="20141602" calcext:value-type="float">
            <text:p>20141602</text:p>
          </table:table-cell>
          <table:table-cell table:formula="of:=ABS([.A366]-[.B366])/1000000" office:value-type="float" office:value="1.305864" calcext:value-type="float">
            <text:p>1.305864</text:p>
          </table:table-cell>
        </table:table-row>
        <table:table-row table:style-name="ro1">
          <table:table-cell office:value-type="float" office:value="18849596" calcext:value-type="float">
            <text:p>18849596</text:p>
          </table:table-cell>
          <table:table-cell office:value-type="float" office:value="20141601" calcext:value-type="float">
            <text:p>20141601</text:p>
          </table:table-cell>
          <table:table-cell table:formula="of:=ABS([.A367]-[.B367])/1000000" office:value-type="float" office:value="1.292005" calcext:value-type="float">
            <text:p>1.292005</text:p>
          </table:table-cell>
        </table:table-row>
        <table:table-row table:style-name="ro1">
          <table:table-cell office:value-type="float" office:value="21503526" calcext:value-type="float">
            <text:p>21503526</text:p>
          </table:table-cell>
          <table:table-cell office:value-type="float" office:value="20172120" calcext:value-type="float">
            <text:p>20172120</text:p>
          </table:table-cell>
          <table:table-cell table:formula="of:=ABS([.A368]-[.B368])/1000000" office:value-type="float" office:value="1.331406" calcext:value-type="float">
            <text:p>1.331406</text:p>
          </table:table-cell>
        </table:table-row>
        <table:table-row table:style-name="ro1">
          <table:table-cell office:value-type="float" office:value="20079330" calcext:value-type="float">
            <text:p>20079330</text:p>
          </table:table-cell>
          <table:table-cell office:value-type="float" office:value="20111084" calcext:value-type="float">
            <text:p>20111084</text:p>
          </table:table-cell>
          <table:table-cell table:formula="of:=ABS([.A369]-[.B369])/1000000" office:value-type="float" office:value="0.031754" calcext:value-type="float">
            <text:p>0.031754</text:p>
          </table:table-cell>
        </table:table-row>
        <table:table-row table:style-name="ro1">
          <table:table-cell office:value-type="float" office:value="23798601" calcext:value-type="float">
            <text:p>23798601</text:p>
          </table:table-cell>
          <table:table-cell office:value-type="float" office:value="20141601" calcext:value-type="float">
            <text:p>20141601</text:p>
          </table:table-cell>
          <table:table-cell table:formula="of:=ABS([.A370]-[.B370])/1000000" office:value-type="float" office:value="3.657" calcext:value-type="float">
            <text:p>3.657</text:p>
          </table:table-cell>
        </table:table-row>
        <table:table-row table:style-name="ro1">
          <table:table-cell office:value-type="float" office:value="16292286" calcext:value-type="float">
            <text:p>16292286</text:p>
          </table:table-cell>
          <table:table-cell office:value-type="float" office:value="20141602" calcext:value-type="float">
            <text:p>20141602</text:p>
          </table:table-cell>
          <table:table-cell table:formula="of:=ABS([.A371]-[.B371])/1000000" office:value-type="float" office:value="3.849316" calcext:value-type="float">
            <text:p>3.849316</text:p>
          </table:table-cell>
        </table:table-row>
        <table:table-row table:style-name="ro1">
          <table:table-cell office:value-type="float" office:value="20424293" calcext:value-type="float">
            <text:p>20424293</text:p>
          </table:table-cell>
          <table:table-cell office:value-type="float" office:value="20141601" calcext:value-type="float">
            <text:p>20141601</text:p>
          </table:table-cell>
          <table:table-cell table:formula="of:=ABS([.A372]-[.B372])/1000000" office:value-type="float" office:value="0.282692" calcext:value-type="float">
            <text:p>0.282692</text:p>
          </table:table-cell>
        </table:table-row>
        <table:table-row table:style-name="ro1">
          <table:table-cell office:value-type="float" office:value="19994765" calcext:value-type="float">
            <text:p>19994765</text:p>
          </table:table-cell>
          <table:table-cell office:value-type="float" office:value="20141602" calcext:value-type="float">
            <text:p>20141602</text:p>
          </table:table-cell>
          <table:table-cell table:formula="of:=ABS([.A373]-[.B373])/1000000" office:value-type="float" office:value="0.146837" calcext:value-type="float">
            <text:p>0.146837</text:p>
          </table:table-cell>
        </table:table-row>
        <table:table-row table:style-name="ro1">
          <table:table-cell office:value-type="float" office:value="20439545" calcext:value-type="float">
            <text:p>20439545</text:p>
          </table:table-cell>
          <table:table-cell office:value-type="float" office:value="20141601" calcext:value-type="float">
            <text:p>20141601</text:p>
          </table:table-cell>
          <table:table-cell table:formula="of:=ABS([.A374]-[.B374])/1000000" office:value-type="float" office:value="0.297944" calcext:value-type="float">
            <text:p>0.297944</text:p>
          </table:table-cell>
        </table:table-row>
        <table:table-row table:style-name="ro1">
          <table:table-cell office:value-type="float" office:value="19762622" calcext:value-type="float">
            <text:p>19762622</text:p>
          </table:table-cell>
          <table:table-cell office:value-type="float" office:value="20141602" calcext:value-type="float">
            <text:p>20141602</text:p>
          </table:table-cell>
          <table:table-cell table:formula="of:=ABS([.A375]-[.B375])/1000000" office:value-type="float" office:value="0.37898" calcext:value-type="float">
            <text:p>0.37898</text:p>
          </table:table-cell>
        </table:table-row>
        <table:table-row table:style-name="ro1">
          <table:table-cell office:value-type="float" office:value="20266877" calcext:value-type="float">
            <text:p>20266877</text:p>
          </table:table-cell>
          <table:table-cell office:value-type="float" office:value="20111084" calcext:value-type="float">
            <text:p>20111084</text:p>
          </table:table-cell>
          <table:table-cell table:formula="of:=ABS([.A376]-[.B376])/1000000" office:value-type="float" office:value="0.155793" calcext:value-type="float">
            <text:p>0.155793</text:p>
          </table:table-cell>
        </table:table-row>
        <table:table-row table:style-name="ro1">
          <table:table-cell office:value-type="float" office:value="20452479" calcext:value-type="float">
            <text:p>20452479</text:p>
          </table:table-cell>
          <table:table-cell office:value-type="float" office:value="20202637" calcext:value-type="float">
            <text:p>20202637</text:p>
          </table:table-cell>
          <table:table-cell table:formula="of:=ABS([.A377]-[.B377])/1000000" office:value-type="float" office:value="0.249842" calcext:value-type="float">
            <text:p>0.249842</text:p>
          </table:table-cell>
        </table:table-row>
        <table:table-row table:style-name="ro1">
          <table:table-cell office:value-type="float" office:value="19906945" calcext:value-type="float">
            <text:p>19906945</text:p>
          </table:table-cell>
          <table:table-cell office:value-type="float" office:value="20111084" calcext:value-type="float">
            <text:p>20111084</text:p>
          </table:table-cell>
          <table:table-cell table:formula="of:=ABS([.A378]-[.B378])/1000000" office:value-type="float" office:value="0.204139" calcext:value-type="float">
            <text:p>0.204139</text:p>
          </table:table-cell>
        </table:table-row>
        <table:table-row table:style-name="ro1">
          <table:table-cell office:value-type="float" office:value="21396237" calcext:value-type="float">
            <text:p>21396237</text:p>
          </table:table-cell>
          <table:table-cell office:value-type="float" office:value="20141601" calcext:value-type="float">
            <text:p>20141601</text:p>
          </table:table-cell>
          <table:table-cell table:formula="of:=ABS([.A379]-[.B379])/1000000" office:value-type="float" office:value="1.254636" calcext:value-type="float">
            <text:p>1.254636</text:p>
          </table:table-cell>
        </table:table-row>
        <table:table-row table:style-name="ro1">
          <table:table-cell office:value-type="float" office:value="19017002" calcext:value-type="float">
            <text:p>19017002</text:p>
          </table:table-cell>
          <table:table-cell office:value-type="float" office:value="20141602" calcext:value-type="float">
            <text:p>20141602</text:p>
          </table:table-cell>
          <table:table-cell table:formula="of:=ABS([.A380]-[.B380])/1000000" office:value-type="float" office:value="1.1246" calcext:value-type="float">
            <text:p>1.1246</text:p>
          </table:table-cell>
        </table:table-row>
        <table:table-row table:style-name="ro1">
          <table:table-cell office:value-type="float" office:value="21076513" calcext:value-type="float">
            <text:p>21076513</text:p>
          </table:table-cell>
          <table:table-cell office:value-type="float" office:value="20202636" calcext:value-type="float">
            <text:p>20202636</text:p>
          </table:table-cell>
          <table:table-cell table:formula="of:=ABS([.A381]-[.B381])/1000000" office:value-type="float" office:value="0.873877" calcext:value-type="float">
            <text:p>0.873877</text:p>
          </table:table-cell>
        </table:table-row>
        <table:table-row table:style-name="ro1">
          <table:table-cell office:value-type="float" office:value="19922977" calcext:value-type="float">
            <text:p>19922977</text:p>
          </table:table-cell>
          <table:table-cell office:value-type="float" office:value="20141602" calcext:value-type="float">
            <text:p>20141602</text:p>
          </table:table-cell>
          <table:table-cell table:formula="of:=ABS([.A382]-[.B382])/1000000" office:value-type="float" office:value="0.218625" calcext:value-type="float">
            <text:p>0.218625</text:p>
          </table:table-cell>
        </table:table-row>
        <table:table-row table:style-name="ro1">
          <table:table-cell office:value-type="float" office:value="18888548" calcext:value-type="float">
            <text:p>18888548</text:p>
          </table:table-cell>
          <table:table-cell office:value-type="float" office:value="20141602" calcext:value-type="float">
            <text:p>20141602</text:p>
          </table:table-cell>
          <table:table-cell table:formula="of:=ABS([.A383]-[.B383])/1000000" office:value-type="float" office:value="1.253054" calcext:value-type="float">
            <text:p>1.253054</text:p>
          </table:table-cell>
        </table:table-row>
        <table:table-row table:style-name="ro1">
          <table:table-cell office:value-type="float" office:value="20322261" calcext:value-type="float">
            <text:p>20322261</text:p>
          </table:table-cell>
          <table:table-cell office:value-type="float" office:value="20141601" calcext:value-type="float">
            <text:p>20141601</text:p>
          </table:table-cell>
          <table:table-cell table:formula="of:=ABS([.A384]-[.B384])/1000000" office:value-type="float" office:value="0.18066" calcext:value-type="float">
            <text:p>0.18066</text:p>
          </table:table-cell>
        </table:table-row>
        <table:table-row table:style-name="ro1">
          <table:table-cell office:value-type="float" office:value="21054361" calcext:value-type="float">
            <text:p>21054361</text:p>
          </table:table-cell>
          <table:table-cell office:value-type="float" office:value="20141602" calcext:value-type="float">
            <text:p>20141602</text:p>
          </table:table-cell>
          <table:table-cell table:formula="of:=ABS([.A385]-[.B385])/1000000" office:value-type="float" office:value="0.912759" calcext:value-type="float">
            <text:p>0.912759</text:p>
          </table:table-cell>
        </table:table-row>
        <table:table-row table:style-name="ro1">
          <table:table-cell office:value-type="float" office:value="19700409" calcext:value-type="float">
            <text:p>19700409</text:p>
          </table:table-cell>
          <table:table-cell office:value-type="float" office:value="20111084" calcext:value-type="float">
            <text:p>20111084</text:p>
          </table:table-cell>
          <table:table-cell table:formula="of:=ABS([.A386]-[.B386])/1000000" office:value-type="float" office:value="0.410675" calcext:value-type="float">
            <text:p>0.410675</text:p>
          </table:table-cell>
        </table:table-row>
        <table:table-row table:style-name="ro1">
          <table:table-cell office:value-type="float" office:value="20743381" calcext:value-type="float">
            <text:p>20743381</text:p>
          </table:table-cell>
          <table:table-cell office:value-type="float" office:value="20202636" calcext:value-type="float">
            <text:p>20202636</text:p>
          </table:table-cell>
          <table:table-cell table:formula="of:=ABS([.A387]-[.B387])/1000000" office:value-type="float" office:value="0.540745" calcext:value-type="float">
            <text:p>0.540745</text:p>
          </table:table-cell>
        </table:table-row>
        <table:table-row table:style-name="ro1">
          <table:table-cell office:value-type="float" office:value="22336013" calcext:value-type="float">
            <text:p>22336013</text:p>
          </table:table-cell>
          <table:table-cell office:value-type="float" office:value="20111084" calcext:value-type="float">
            <text:p>20111084</text:p>
          </table:table-cell>
          <table:table-cell table:formula="of:=ABS([.A388]-[.B388])/1000000" office:value-type="float" office:value="2.224929" calcext:value-type="float">
            <text:p>2.224929</text:p>
          </table:table-cell>
        </table:table-row>
        <table:table-row table:style-name="ro1">
          <table:table-cell office:value-type="float" office:value="18226053" calcext:value-type="float">
            <text:p>18226053</text:p>
          </table:table-cell>
          <table:table-cell office:value-type="float" office:value="20141602" calcext:value-type="float">
            <text:p>20141602</text:p>
          </table:table-cell>
          <table:table-cell table:formula="of:=ABS([.A389]-[.B389])/1000000" office:value-type="float" office:value="1.915549" calcext:value-type="float">
            <text:p>1.915549</text:p>
          </table:table-cell>
        </table:table-row>
        <table:table-row table:style-name="ro1">
          <table:table-cell office:value-type="float" office:value="20366992" calcext:value-type="float">
            <text:p>20366992</text:p>
          </table:table-cell>
          <table:table-cell office:value-type="float" office:value="20111084" calcext:value-type="float">
            <text:p>20111084</text:p>
          </table:table-cell>
          <table:table-cell table:formula="of:=ABS([.A390]-[.B390])/1000000" office:value-type="float" office:value="0.255908" calcext:value-type="float">
            <text:p>0.255908</text:p>
          </table:table-cell>
        </table:table-row>
        <table:table-row table:style-name="ro1">
          <table:table-cell office:value-type="float" office:value="22331094" calcext:value-type="float">
            <text:p>22331094</text:p>
          </table:table-cell>
          <table:table-cell office:value-type="float" office:value="20141601" calcext:value-type="float">
            <text:p>20141601</text:p>
          </table:table-cell>
          <table:table-cell table:formula="of:=ABS([.A391]-[.B391])/1000000" office:value-type="float" office:value="2.189493" calcext:value-type="float">
            <text:p>2.189493</text:p>
          </table:table-cell>
        </table:table-row>
        <table:table-row table:style-name="ro1">
          <table:table-cell office:value-type="float" office:value="30226298" calcext:value-type="float">
            <text:p>30226298</text:p>
          </table:table-cell>
          <table:table-cell office:value-type="float" office:value="20141602" calcext:value-type="float">
            <text:p>20141602</text:p>
          </table:table-cell>
          <table:table-cell table:formula="of:=ABS([.A392]-[.B392])/1000000" office:value-type="float" office:value="10.084696" calcext:value-type="float">
            <text:p>10.084696</text:p>
          </table:table-cell>
        </table:table-row>
        <table:table-row table:style-name="ro1">
          <table:table-cell office:value-type="float" office:value="2340958" calcext:value-type="float">
            <text:p>2340958</text:p>
          </table:table-cell>
          <table:table-cell office:value-type="float" office:value="20141602" calcext:value-type="float">
            <text:p>20141602</text:p>
          </table:table-cell>
          <table:table-cell table:formula="of:=ABS([.A393]-[.B393])/1000000" office:value-type="float" office:value="17.800644" calcext:value-type="float">
            <text:p>17.800644</text:p>
          </table:table-cell>
        </table:table-row>
        <table:table-row table:style-name="ro1">
          <table:table-cell office:value-type="float" office:value="22650554" calcext:value-type="float">
            <text:p>22650554</text:p>
          </table:table-cell>
          <table:table-cell office:value-type="float" office:value="20141601" calcext:value-type="float">
            <text:p>20141601</text:p>
          </table:table-cell>
          <table:table-cell table:formula="of:=ABS([.A394]-[.B394])/1000000" office:value-type="float" office:value="2.508953" calcext:value-type="float">
            <text:p>2.508953</text:p>
          </table:table-cell>
        </table:table-row>
        <table:table-row table:style-name="ro1">
          <table:table-cell office:value-type="float" office:value="19787037" calcext:value-type="float">
            <text:p>19787037</text:p>
          </table:table-cell>
          <table:table-cell office:value-type="float" office:value="20111084" calcext:value-type="float">
            <text:p>20111084</text:p>
          </table:table-cell>
          <table:table-cell table:formula="of:=ABS([.A395]-[.B395])/1000000" office:value-type="float" office:value="0.324047" calcext:value-type="float">
            <text:p>0.324047</text:p>
          </table:table-cell>
        </table:table-row>
        <table:table-row table:style-name="ro1">
          <table:table-cell office:value-type="float" office:value="26042335" calcext:value-type="float">
            <text:p>26042335</text:p>
          </table:table-cell>
          <table:table-cell office:value-type="float" office:value="20172119" calcext:value-type="float">
            <text:p>20172119</text:p>
          </table:table-cell>
          <table:table-cell table:formula="of:=ABS([.A396]-[.B396])/1000000" office:value-type="float" office:value="5.870216" calcext:value-type="float">
            <text:p>5.870216</text:p>
          </table:table-cell>
        </table:table-row>
        <table:table-row table:style-name="ro1">
          <table:table-cell office:value-type="float" office:value="17098787" calcext:value-type="float">
            <text:p>17098787</text:p>
          </table:table-cell>
          <table:table-cell office:value-type="float" office:value="20141602" calcext:value-type="float">
            <text:p>20141602</text:p>
          </table:table-cell>
          <table:table-cell table:formula="of:=ABS([.A397]-[.B397])/1000000" office:value-type="float" office:value="3.042815" calcext:value-type="float">
            <text:p>3.042815</text:p>
          </table:table-cell>
        </table:table-row>
        <table:table-row table:style-name="ro1">
          <table:table-cell office:value-type="float" office:value="17158153" calcext:value-type="float">
            <text:p>17158153</text:p>
          </table:table-cell>
          <table:table-cell office:value-type="float" office:value="20111084" calcext:value-type="float">
            <text:p>20111084</text:p>
          </table:table-cell>
          <table:table-cell table:formula="of:=ABS([.A398]-[.B398])/1000000" office:value-type="float" office:value="2.952931" calcext:value-type="float">
            <text:p>2.952931</text:p>
          </table:table-cell>
        </table:table-row>
        <table:table-row table:style-name="ro1">
          <table:table-cell office:value-type="float" office:value="20159764" calcext:value-type="float">
            <text:p>20159764</text:p>
          </table:table-cell>
          <table:table-cell office:value-type="float" office:value="20172119" calcext:value-type="float">
            <text:p>20172119</text:p>
          </table:table-cell>
          <table:table-cell table:formula="of:=ABS([.A399]-[.B399])/1000000" office:value-type="float" office:value="0.012355" calcext:value-type="float">
            <text:p>0.012355</text:p>
          </table:table-cell>
        </table:table-row>
        <table:table-row table:style-name="ro1">
          <table:table-cell office:value-type="float" office:value="20084234" calcext:value-type="float">
            <text:p>20084234</text:p>
          </table:table-cell>
          <table:table-cell office:value-type="float" office:value="20141602" calcext:value-type="float">
            <text:p>20141602</text:p>
          </table:table-cell>
          <table:table-cell table:formula="of:=ABS([.A400]-[.B400])/1000000" office:value-type="float" office:value="0.057368" calcext:value-type="float">
            <text:p>0.057368</text:p>
          </table:table-cell>
        </table:table-row>
        <table:table-row table:style-name="ro1">
          <table:table-cell office:value-type="float" office:value="22499297" calcext:value-type="float">
            <text:p>22499297</text:p>
          </table:table-cell>
          <table:table-cell office:value-type="float" office:value="20111084" calcext:value-type="float">
            <text:p>20111084</text:p>
          </table:table-cell>
          <table:table-cell table:formula="of:=ABS([.A401]-[.B401])/1000000" office:value-type="float" office:value="2.388213" calcext:value-type="float">
            <text:p>2.388213</text:p>
          </table:table-cell>
        </table:table-row>
        <table:table-row table:style-name="ro1">
          <table:table-cell office:value-type="float" office:value="20363540" calcext:value-type="float">
            <text:p>20363540</text:p>
          </table:table-cell>
          <table:table-cell office:value-type="float" office:value="20202636" calcext:value-type="float">
            <text:p>20202636</text:p>
          </table:table-cell>
          <table:table-cell table:formula="of:=ABS([.A402]-[.B402])/1000000" office:value-type="float" office:value="0.160904" calcext:value-type="float">
            <text:p>0.160904</text:p>
          </table:table-cell>
        </table:table-row>
        <table:table-row table:style-name="ro1">
          <table:table-cell office:value-type="float" office:value="19557684" calcext:value-type="float">
            <text:p>19557684</text:p>
          </table:table-cell>
          <table:table-cell office:value-type="float" office:value="20141602" calcext:value-type="float">
            <text:p>20141602</text:p>
          </table:table-cell>
          <table:table-cell table:formula="of:=ABS([.A403]-[.B403])/1000000" office:value-type="float" office:value="0.583918" calcext:value-type="float">
            <text:p>0.583918</text:p>
          </table:table-cell>
        </table:table-row>
        <table:table-row table:style-name="ro1">
          <table:table-cell office:value-type="float" office:value="20652460" calcext:value-type="float">
            <text:p>20652460</text:p>
          </table:table-cell>
          <table:table-cell office:value-type="float" office:value="20141601" calcext:value-type="float">
            <text:p>20141601</text:p>
          </table:table-cell>
          <table:table-cell table:formula="of:=ABS([.A404]-[.B404])/1000000" office:value-type="float" office:value="0.510859" calcext:value-type="float">
            <text:p>0.510859</text:p>
          </table:table-cell>
        </table:table-row>
        <table:table-row table:style-name="ro1">
          <table:table-cell office:value-type="float" office:value="20611290" calcext:value-type="float">
            <text:p>20611290</text:p>
          </table:table-cell>
          <table:table-cell office:value-type="float" office:value="20111084" calcext:value-type="float">
            <text:p>20111084</text:p>
          </table:table-cell>
          <table:table-cell table:formula="of:=ABS([.A405]-[.B405])/1000000" office:value-type="float" office:value="0.500206" calcext:value-type="float">
            <text:p>0.500206</text:p>
          </table:table-cell>
        </table:table-row>
        <table:table-row table:style-name="ro1">
          <table:table-cell office:value-type="float" office:value="19534234" calcext:value-type="float">
            <text:p>19534234</text:p>
          </table:table-cell>
          <table:table-cell office:value-type="float" office:value="20141602" calcext:value-type="float">
            <text:p>20141602</text:p>
          </table:table-cell>
          <table:table-cell table:formula="of:=ABS([.A406]-[.B406])/1000000" office:value-type="float" office:value="0.607368" calcext:value-type="float">
            <text:p>0.607368</text:p>
          </table:table-cell>
        </table:table-row>
        <table:table-row table:style-name="ro1">
          <table:table-cell office:value-type="float" office:value="20234935" calcext:value-type="float">
            <text:p>20234935</text:p>
          </table:table-cell>
          <table:table-cell office:value-type="float" office:value="20141601" calcext:value-type="float">
            <text:p>20141601</text:p>
          </table:table-cell>
          <table:table-cell table:formula="of:=ABS([.A407]-[.B407])/1000000" office:value-type="float" office:value="0.093334" calcext:value-type="float">
            <text:p>0.093334</text:p>
          </table:table-cell>
        </table:table-row>
        <table:table-row table:style-name="ro1">
          <table:table-cell office:value-type="float" office:value="19891071" calcext:value-type="float">
            <text:p>19891071</text:p>
          </table:table-cell>
          <table:table-cell office:value-type="float" office:value="20111084" calcext:value-type="float">
            <text:p>20111084</text:p>
          </table:table-cell>
          <table:table-cell table:formula="of:=ABS([.A408]-[.B408])/1000000" office:value-type="float" office:value="0.220013" calcext:value-type="float">
            <text:p>0.220013</text:p>
          </table:table-cell>
        </table:table-row>
        <table:table-row table:style-name="ro1">
          <table:table-cell office:value-type="float" office:value="19779228" calcext:value-type="float">
            <text:p>19779228</text:p>
          </table:table-cell>
          <table:table-cell office:value-type="float" office:value="20172120" calcext:value-type="float">
            <text:p>20172120</text:p>
          </table:table-cell>
          <table:table-cell table:formula="of:=ABS([.A409]-[.B409])/1000000" office:value-type="float" office:value="0.392892" calcext:value-type="float">
            <text:p>0.392892</text:p>
          </table:table-cell>
        </table:table-row>
        <table:table-row table:style-name="ro1">
          <table:table-cell office:value-type="float" office:value="20686446" calcext:value-type="float">
            <text:p>20686446</text:p>
          </table:table-cell>
          <table:table-cell office:value-type="float" office:value="20141601" calcext:value-type="float">
            <text:p>20141601</text:p>
          </table:table-cell>
          <table:table-cell table:formula="of:=ABS([.A410]-[.B410])/1000000" office:value-type="float" office:value="0.544845" calcext:value-type="float">
            <text:p>0.544845</text:p>
          </table:table-cell>
        </table:table-row>
        <table:table-row table:style-name="ro1">
          <table:table-cell office:value-type="float" office:value="20219661" calcext:value-type="float">
            <text:p>20219661</text:p>
          </table:table-cell>
          <table:table-cell office:value-type="float" office:value="20141602" calcext:value-type="float">
            <text:p>20141602</text:p>
          </table:table-cell>
          <table:table-cell table:formula="of:=ABS([.A411]-[.B411])/1000000" office:value-type="float" office:value="0.078059" calcext:value-type="float">
            <text:p>0.078059</text:p>
          </table:table-cell>
        </table:table-row>
        <table:table-row table:style-name="ro1">
          <table:table-cell office:value-type="float" office:value="19936476" calcext:value-type="float">
            <text:p>19936476</text:p>
          </table:table-cell>
          <table:table-cell office:value-type="float" office:value="20141601" calcext:value-type="float">
            <text:p>20141601</text:p>
          </table:table-cell>
          <table:table-cell table:formula="of:=ABS([.A412]-[.B412])/1000000" office:value-type="float" office:value="0.205125" calcext:value-type="float">
            <text:p>0.205125</text:p>
          </table:table-cell>
        </table:table-row>
        <table:table-row table:style-name="ro1">
          <table:table-cell office:value-type="float" office:value="20474126" calcext:value-type="float">
            <text:p>20474126</text:p>
          </table:table-cell>
          <table:table-cell office:value-type="float" office:value="20172119" calcext:value-type="float">
            <text:p>20172119</text:p>
          </table:table-cell>
          <table:table-cell table:formula="of:=ABS([.A413]-[.B413])/1000000" office:value-type="float" office:value="0.302007" calcext:value-type="float">
            <text:p>0.302007</text:p>
          </table:table-cell>
        </table:table-row>
        <table:table-row table:style-name="ro1">
          <table:table-cell office:value-type="float" office:value="23519675" calcext:value-type="float">
            <text:p>23519675</text:p>
          </table:table-cell>
          <table:table-cell office:value-type="float" office:value="20141602" calcext:value-type="float">
            <text:p>20141602</text:p>
          </table:table-cell>
          <table:table-cell table:formula="of:=ABS([.A414]-[.B414])/1000000" office:value-type="float" office:value="3.378073" calcext:value-type="float">
            <text:p>3.378073</text:p>
          </table:table-cell>
        </table:table-row>
        <table:table-row table:style-name="ro1">
          <table:table-cell office:value-type="float" office:value="33400388" calcext:value-type="float">
            <text:p>33400388</text:p>
          </table:table-cell>
          <table:table-cell office:value-type="float" office:value="20111084" calcext:value-type="float">
            <text:p>20111084</text:p>
          </table:table-cell>
          <table:table-cell table:formula="of:=ABS([.A415]-[.B415])/1000000" office:value-type="float" office:value="13.289304" calcext:value-type="float">
            <text:p>13.289304</text:p>
          </table:table-cell>
        </table:table-row>
        <table:table-row table:style-name="ro1">
          <table:table-cell office:value-type="float" office:value="911684" calcext:value-type="float">
            <text:p>911684</text:p>
          </table:table-cell>
          <table:table-cell office:value-type="float" office:value="20141602" calcext:value-type="float">
            <text:p>20141602</text:p>
          </table:table-cell>
          <table:table-cell table:formula="of:=ABS([.A416]-[.B416])/1000000" office:value-type="float" office:value="19.229918" calcext:value-type="float">
            <text:p>19.229918</text:p>
          </table:table-cell>
        </table:table-row>
        <table:table-row table:style-name="ro1">
          <table:table-cell office:value-type="float" office:value="17443764" calcext:value-type="float">
            <text:p>17443764</text:p>
          </table:table-cell>
          <table:table-cell office:value-type="float" office:value="20111084" calcext:value-type="float">
            <text:p>20111084</text:p>
          </table:table-cell>
          <table:table-cell table:formula="of:=ABS([.A417]-[.B417])/1000000" office:value-type="float" office:value="2.66732" calcext:value-type="float">
            <text:p>2.66732</text:p>
          </table:table-cell>
        </table:table-row>
        <table:table-row table:style-name="ro1">
          <table:table-cell office:value-type="float" office:value="19755891" calcext:value-type="float">
            <text:p>19755891</text:p>
          </table:table-cell>
          <table:table-cell office:value-type="float" office:value="20172119" calcext:value-type="float">
            <text:p>20172119</text:p>
          </table:table-cell>
          <table:table-cell table:formula="of:=ABS([.A418]-[.B418])/1000000" office:value-type="float" office:value="0.416228" calcext:value-type="float">
            <text:p>0.416228</text:p>
          </table:table-cell>
        </table:table-row>
        <table:table-row table:style-name="ro1">
          <table:table-cell office:value-type="float" office:value="23732231" calcext:value-type="float">
            <text:p>23732231</text:p>
          </table:table-cell>
          <table:table-cell office:value-type="float" office:value="20141601" calcext:value-type="float">
            <text:p>20141601</text:p>
          </table:table-cell>
          <table:table-cell table:formula="of:=ABS([.A419]-[.B419])/1000000" office:value-type="float" office:value="3.59063" calcext:value-type="float">
            <text:p>3.59063</text:p>
          </table:table-cell>
        </table:table-row>
        <table:table-row table:style-name="ro1">
          <table:table-cell office:value-type="float" office:value="20358584" calcext:value-type="float">
            <text:p>20358584</text:p>
          </table:table-cell>
          <table:table-cell office:value-type="float" office:value="20111084" calcext:value-type="float">
            <text:p>20111084</text:p>
          </table:table-cell>
          <table:table-cell table:formula="of:=ABS([.A420]-[.B420])/1000000" office:value-type="float" office:value="0.2475" calcext:value-type="float">
            <text:p>0.2475</text:p>
          </table:table-cell>
        </table:table-row>
        <table:table-row table:style-name="ro1">
          <table:table-cell office:value-type="float" office:value="20721349" calcext:value-type="float">
            <text:p>20721349</text:p>
          </table:table-cell>
          <table:table-cell office:value-type="float" office:value="20172119" calcext:value-type="float">
            <text:p>20172119</text:p>
          </table:table-cell>
          <table:table-cell table:formula="of:=ABS([.A421]-[.B421])/1000000" office:value-type="float" office:value="0.54923" calcext:value-type="float">
            <text:p>0.54923</text:p>
          </table:table-cell>
        </table:table-row>
        <table:table-row table:style-name="ro1">
          <table:table-cell office:value-type="float" office:value="21054481" calcext:value-type="float">
            <text:p>21054481</text:p>
          </table:table-cell>
          <table:table-cell office:value-type="float" office:value="20141602" calcext:value-type="float">
            <text:p>20141602</text:p>
          </table:table-cell>
          <table:table-cell table:formula="of:=ABS([.A422]-[.B422])/1000000" office:value-type="float" office:value="0.912879" calcext:value-type="float">
            <text:p>0.912879</text:p>
          </table:table-cell>
        </table:table-row>
        <table:table-row table:style-name="ro1">
          <table:table-cell office:value-type="float" office:value="20433306" calcext:value-type="float">
            <text:p>20433306</text:p>
          </table:table-cell>
          <table:table-cell office:value-type="float" office:value="20111084" calcext:value-type="float">
            <text:p>20111084</text:p>
          </table:table-cell>
          <table:table-cell table:formula="of:=ABS([.A423]-[.B423])/1000000" office:value-type="float" office:value="0.322222" calcext:value-type="float">
            <text:p>0.322222</text:p>
          </table:table-cell>
        </table:table-row>
        <table:table-row table:style-name="ro1">
          <table:table-cell office:value-type="float" office:value="19231527" calcext:value-type="float">
            <text:p>19231527</text:p>
          </table:table-cell>
          <table:table-cell office:value-type="float" office:value="20141601" calcext:value-type="float">
            <text:p>20141601</text:p>
          </table:table-cell>
          <table:table-cell table:formula="of:=ABS([.A424]-[.B424])/1000000" office:value-type="float" office:value="0.910074" calcext:value-type="float">
            <text:p>0.910074</text:p>
          </table:table-cell>
        </table:table-row>
        <table:table-row table:style-name="ro1">
          <table:table-cell office:value-type="float" office:value="20494602" calcext:value-type="float">
            <text:p>20494602</text:p>
          </table:table-cell>
          <table:table-cell office:value-type="float" office:value="20172120" calcext:value-type="float">
            <text:p>20172120</text:p>
          </table:table-cell>
          <table:table-cell table:formula="of:=ABS([.A425]-[.B425])/1000000" office:value-type="float" office:value="0.322482" calcext:value-type="float">
            <text:p>0.3224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18:12:42.782666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6:52:13.790752083</meta:creation-date>
    <dc:date>2017-02-16T18:14:31.251146946</dc:date>
    <meta:editing-duration>P2DT10H1M33S</meta:editing-duration>
    <meta:editing-cycles>10</meta:editing-cycles>
    <meta:generator>LibreOffice/5.1.6.2.0$Linux_X86_64 LibreOffice_project/10m0$Build-2</meta:generator>
    <meta:document-statistic meta:table-count="5" meta:cell-count="838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width="0.051cm" svg:stroke-color="#ffd320"/>
    </style:style>
    <style:style style:name="ch8" style:family="chart">
      <style:graphic-properties svg:stroke-width="0.051cm" svg:stroke-color="#ffd320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298cm" svg:height="22.805cm" xlink:href=".." xlink:type="simple" chart:class="chart:line" chart:style-name="ch1">
        <chart:legend chart:legend-position="end" svg:x="31.583cm" svg:y="10.605cm" style:legend-expansion="high" chart:style-name="ch2"/>
        <chart:plot-area chart:style-name="ch3" table:cell-range-address="SENSOR_DELAY_NORMAL.B1:SENSOR_DELAY_NORMAL.B425 SENSOR_DELAY_NORMAL.E1:SENSOR_DELAY_NORMAL.E425" chart:data-source-has-labels="row" svg:x="0.765cm" svg:y="0.456cm" svg:width="30.053cm" svg:height="21.893cm">
          <chartooo:coordinate-region svg:x="1.386cm" svg:y="0.577cm" svg:width="29.106cm" svg:height="20.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_DELAY_NORMAL.B2:SENSOR_DELAY_NORMAL.B425" chart:label-cell-address="SENSOR_DELAY_NORMAL.B1:SENSOR_DELAY_NORMAL.B1" chart:class="chart:line">
            <chart:mean-value chart:style-name="ch7"/>
            <chart:regression-curve chart:style-name="ch8"/>
            <chart:data-point chart:repeated="424"/>
          </chart:series>
          <chart:series chart:style-name="ch9" chart:values-cell-range-address="SENSOR_DELAY_NORMAL.E2:SENSOR_DELAY_NORMAL.E425" chart:label-cell-address="SENSOR_DELAY_NORMAL.E1:SENSOR_DELAY_NORMAL.E1" chart:class="chart:line">
            <chart:data-point chart:repeated="4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kale Zeitstempeldifferenz</text:p>
                <draw:g>
                  <svg:desc>SENSOR_DELAY_NORMAL.B1:SENSOR_DELAY_NORMAL.B1</svg:desc>
                </draw:g>
              </table:table-cell>
              <table:table-cell office:value-type="string">
                <text:p>Sensor-Zeitstempeldifferenz</text:p>
                <draw:g>
                  <svg:desc>SENSOR_DELAY_NORMAL.E1:SENSOR_DELAY_NORMAL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78819">
                <text:p>3.878819</text:p>
                <draw:g>
                  <svg:desc>SENSOR_DELAY_NORMAL.B2:SENSOR_DELAY_NORMAL.B425</svg:desc>
                </draw:g>
              </table:table-cell>
              <table:table-cell office:value-type="float" office:value="19.714355">
                <text:p>19.714355</text:p>
                <draw:g>
                  <svg:desc>SENSOR_DELAY_NORMAL.E2:SENSOR_DELAY_NORMAL.E4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094107">
                <text:p>20.094107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805217">
                <text:p>17.805217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045354">
                <text:p>23.045354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995652">
                <text:p>19.995652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96308">
                <text:p>17.96308</text:p>
              </table:table-cell>
              <table:table-cell office:value-type="float" office:value="20.202637">
                <text:p>20.202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467241">
                <text:p>65.467241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1868">
                <text:p>0.351868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0533">
                <text:p>0.540533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422023">
                <text:p>16.422023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989502">
                <text:p>21.989502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905148">
                <text:p>15.905148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132053">
                <text:p>22.132053</text:p>
              </table:table-cell>
              <table:table-cell office:value-type="float" office:value="20.080566">
                <text:p>20.0805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394039">
                <text:p>19.394039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076282">
                <text:p>18.076282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733937">
                <text:p>22.733937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011991">
                <text:p>21.011991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861407">
                <text:p>16.861407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962926">
                <text:p>19.962926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268174">
                <text:p>21.268174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56631">
                <text:p>19.56631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172885">
                <text:p>20.172885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544895">
                <text:p>20.544895</text:p>
              </table:table-cell>
              <table:table-cell office:value-type="float" office:value="20.17212">
                <text:p>20.17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038908">
                <text:p>20.038908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696135">
                <text:p>19.696135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.076792">
                <text:p>20.076792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996138">
                <text:p>20.996138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479096">
                <text:p>19.479096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27504">
                <text:p>21.27504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776547">
                <text:p>18.776547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239241">
                <text:p>20.239241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05825">
                <text:p>20.05825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345969">
                <text:p>23.345969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035591">
                <text:p>19.035591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246965">
                <text:p>18.246965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202504">
                <text:p>20.202504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957875">
                <text:p>19.957875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.340272">
                <text:p>20.340272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.11344">
                <text:p>20.11344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209544">
                <text:p>20.209544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959166">
                <text:p>19.959166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319902">
                <text:p>21.319902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.67435">
                <text:p>18.67435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841375">
                <text:p>22.841375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318326">
                <text:p>17.318326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.67015">
                <text:p>20.67015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.516435">
                <text:p>20.516435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.887981">
                <text:p>21.887981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.608696">
                <text:p>18.608696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610116">
                <text:p>18.610116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.926106">
                <text:p>20.926106</text:p>
              </table:table-cell>
              <table:table-cell office:value-type="float" office:value="21.148681">
                <text:p>21.1486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.20593">
                <text:p>20.20593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.536548">
                <text:p>20.536548</text:p>
              </table:table-cell>
              <table:table-cell office:value-type="float" office:value="19.958497">
                <text:p>19.9584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365743">
                <text:p>18.365743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.460849">
                <text:p>20.460849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.64563">
                <text:p>22.64563</text:p>
              </table:table-cell>
              <table:table-cell office:value-type="float" office:value="19.317627">
                <text:p>19.3176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33674">
                <text:p>19.133674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730051">
                <text:p>18.730051</text:p>
              </table:table-cell>
              <table:table-cell office:value-type="float" office:value="20.202637">
                <text:p>20.2026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.264929">
                <text:p>23.264929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.04066">
                <text:p>20.04066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413014">
                <text:p>17.413014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.327853">
                <text:p>23.327853</text:p>
              </table:table-cell>
              <table:table-cell office:value-type="float" office:value="20.080566">
                <text:p>20.0805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937163">
                <text:p>19.937163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294573">
                <text:p>17.294573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.410648">
                <text:p>23.410648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496359">
                <text:p>20.496359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.916133">
                <text:p>22.916133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392573">
                <text:p>16.392573</text:p>
              </table:table-cell>
              <table:table-cell office:value-type="float" office:value="20.080567">
                <text:p>20.0805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40088">
                <text:p>19.40088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840367">
                <text:p>17.840367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.411084">
                <text:p>23.411084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861859">
                <text:p>19.861859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781747">
                <text:p>17.781747</text:p>
              </table:table-cell>
              <table:table-cell office:value-type="float" office:value="19.989014">
                <text:p>19.9890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755087">
                <text:p>22.755087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578073">
                <text:p>19.578073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787621">
                <text:p>17.787621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.305932">
                <text:p>20.305932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.955387">
                <text:p>104.955387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2921">
                <text:p>0.22921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27122">
                <text:p>0.127122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20582">
                <text:p>0.120582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3567">
                <text:p>0.13567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31203">
                <text:p>19.31203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767235">
                <text:p>16.767235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233717">
                <text:p>18.233717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873568">
                <text:p>19.873568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.133263">
                <text:p>23.133263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502147">
                <text:p>17.502147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815833">
                <text:p>22.815833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137372">
                <text:p>19.137372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175706">
                <text:p>20.175706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.891227">
                <text:p>33.891227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359956">
                <text:p>5.359956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413244">
                <text:p>21.413244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.155642">
                <text:p>17.155642</text:p>
              </table:table-cell>
              <table:table-cell office:value-type="float" office:value="20.17212">
                <text:p>20.172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995812">
                <text:p>21.995812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456063">
                <text:p>21.456063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.07036">
                <text:p>17.07036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936619">
                <text:p>19.936619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.089185">
                <text:p>23.089185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.266071">
                <text:p>17.266071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585655">
                <text:p>20.585655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.728439">
                <text:p>22.728439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.200573">
                <text:p>17.200573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383003">
                <text:p>20.383003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897966">
                <text:p>22.897966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411089">
                <text:p>17.411089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17153">
                <text:p>20.17153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228206">
                <text:p>23.228206</text:p>
              </table:table-cell>
              <table:table-cell office:value-type="float" office:value="20.050049">
                <text:p>20.0500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.270629">
                <text:p>16.270629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858027">
                <text:p>20.858027</text:p>
              </table:table-cell>
              <table:table-cell office:value-type="float" office:value="20.17212">
                <text:p>20.172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472781">
                <text:p>22.472781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.138464">
                <text:p>17.138464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356936">
                <text:p>20.356936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.569909">
                <text:p>27.569909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588795">
                <text:p>18.588795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420744">
                <text:p>14.420744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.607514">
                <text:p>30.607514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784604">
                <text:p>9.784604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.741591">
                <text:p>20.741591</text:p>
              </table:table-cell>
              <table:table-cell office:value-type="float" office:value="20.17212">
                <text:p>20.172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.649993">
                <text:p>18.649993</text:p>
              </table:table-cell>
              <table:table-cell office:value-type="float" office:value="20.080566">
                <text:p>20.0805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.214171">
                <text:p>20.214171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334951">
                <text:p>23.334951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437843">
                <text:p>19.437843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.98831">
                <text:p>19.98831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958046">
                <text:p>23.958046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420958">
                <text:p>20.420958</text:p>
              </table:table-cell>
              <table:table-cell office:value-type="float" office:value="20.17212">
                <text:p>20.172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.848261">
                <text:p>19.848261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103196">
                <text:p>20.103196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.135605">
                <text:p>27.135605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.136313">
                <text:p>14.136313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.389637">
                <text:p>15.389637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679262">
                <text:p>21.679262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.233108">
                <text:p>17.233108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.422294">
                <text:p>25.422294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.758594">
                <text:p>20.758594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.942385">
                <text:p>19.942385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.207916">
                <text:p>20.207916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.479036">
                <text:p>20.479036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.357042">
                <text:p>25.357042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.328032">
                <text:p>9.328032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323039">
                <text:p>22.323039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.50296">
                <text:p>23.50296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989957">
                <text:p>16.989957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918438">
                <text:p>17.918438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.436462">
                <text:p>24.436462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.492308">
                <text:p>21.492308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.426324">
                <text:p>19.426324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.316769">
                <text:p>20.316769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.889062">
                <text:p>19.889062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.16361">
                <text:p>20.16361</text:p>
              </table:table-cell>
              <table:table-cell office:value-type="float" office:value="20.17212">
                <text:p>20.172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.80971">
                <text:p>19.80971</text:p>
              </table:table-cell>
              <table:table-cell office:value-type="float" office:value="20.080566">
                <text:p>20.0805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.860167">
                <text:p>19.860167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758596">
                <text:p>20.758596</text:p>
              </table:table-cell>
              <table:table-cell office:value-type="float" office:value="20.202636">
                <text:p>20.2026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.317399">
                <text:p>20.317399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.203751">
                <text:p>55.203751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370916">
                <text:p>5.370916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507715">
                <text:p>6.507715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534819">
                <text:p>6.534819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.646531">
                <text:p>23.646531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.987128">
                <text:p>22.987128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35474">
                <text:p>20.35474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023696">
                <text:p>20.023696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128203">
                <text:p>20.128203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.454701">
                <text:p>23.454701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.597173">
                <text:p>17.597173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.865696">
                <text:p>18.865696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0106">
                <text:p>17.0106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.031084">
                <text:p>22.031084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589349">
                <text:p>17.589349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.897836">
                <text:p>19.897836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.096451">
                <text:p>25.096451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085216">
                <text:p>16.085216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290565">
                <text:p>18.290565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.347999">
                <text:p>25.347999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.146431">
                <text:p>20.146431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930145">
                <text:p>16.930145</text:p>
              </table:table-cell>
              <table:table-cell office:value-type="float" office:value="21.759033">
                <text:p>21.7590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.142015">
                <text:p>24.142015</text:p>
              </table:table-cell>
              <table:table-cell office:value-type="float" office:value="19.714355">
                <text:p>19.7143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043562">
                <text:p>21.043562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.341905">
                <text:p>19.341905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.018386">
                <text:p>19.018386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.15214">
                <text:p>20.15214</text:p>
              </table:table-cell>
              <table:table-cell office:value-type="float" office:value="20.050049">
                <text:p>20.0500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.520334">
                <text:p>20.520334</text:p>
              </table:table-cell>
              <table:table-cell office:value-type="float" office:value="19.165039">
                <text:p>19.1650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.0804">
                <text:p>20.0804</text:p>
              </table:table-cell>
              <table:table-cell office:value-type="float" office:value="20.019531">
                <text:p>20.0195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.404598">
                <text:p>20.404598</text:p>
              </table:table-cell>
              <table:table-cell office:value-type="float" office:value="20.263672">
                <text:p>20.2636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.121032">
                <text:p>20.121032</text:p>
              </table:table-cell>
              <table:table-cell office:value-type="float" office:value="20.202637">
                <text:p>20.2026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.161212">
                <text:p>20.161212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949205">
                <text:p>19.949205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.299519">
                <text:p>20.299519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.207725">
                <text:p>20.207725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.695679">
                <text:p>20.695679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525495">
                <text:p>19.525495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.729395">
                <text:p>28.729395</text:p>
              </table:table-cell>
              <table:table-cell office:value-type="float" office:value="20.080567">
                <text:p>20.0805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154477">
                <text:p>6.154477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405571">
                <text:p>20.405571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70788">
                <text:p>19.70788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.252208">
                <text:p>24.252208</text:p>
              </table:table-cell>
              <table:table-cell office:value-type="float" office:value="20.202636">
                <text:p>20.2026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45646">
                <text:p>21.45646</text:p>
              </table:table-cell>
              <table:table-cell office:value-type="float" office:value="20.233155">
                <text:p>20.2331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.440235">
                <text:p>23.440235</text:p>
              </table:table-cell>
              <table:table-cell office:value-type="float" office:value="19.866943">
                <text:p>19.8669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.975418">
                <text:p>16.975418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313992">
                <text:p>20.313992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946642">
                <text:p>19.946642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851464">
                <text:p>19.851464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232542">
                <text:p>20.232542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43434">
                <text:p>20.443434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812878">
                <text:p>19.812878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111989">
                <text:p>20.111989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690031">
                <text:p>20.690031</text:p>
              </table:table-cell>
              <table:table-cell office:value-type="float" office:value="20.202637">
                <text:p>20.2026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815269">
                <text:p>19.815269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002651">
                <text:p>20.002651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.172012">
                <text:p>23.172012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.478243">
                <text:p>17.478243</text:p>
              </table:table-cell>
              <table:table-cell office:value-type="float" office:value="20.17212">
                <text:p>20.172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.733052">
                <text:p>19.733052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698592">
                <text:p>19.698592</text:p>
              </table:table-cell>
              <table:table-cell office:value-type="float" office:value="20.080566">
                <text:p>20.0805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916914">
                <text:p>22.916914</text:p>
              </table:table-cell>
              <table:table-cell office:value-type="float" office:value="20.17212">
                <text:p>20.172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.82079">
                <text:p>17.82079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.793384">
                <text:p>19.793384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834835">
                <text:p>20.834835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.165344">
                <text:p>18.165344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.891245">
                <text:p>19.891245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.047485">
                <text:p>25.047485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.577454">
                <text:p>16.577454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.76683">
                <text:p>20.76683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40248">
                <text:p>20.40248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.984634">
                <text:p>18.984634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.447093">
                <text:p>21.447093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.64429">
                <text:p>19.64429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.249226">
                <text:p>20.249226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.905662">
                <text:p>19.905662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.889345">
                <text:p>19.889345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.337337">
                <text:p>27.337337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488254">
                <text:p>13.488254</text:p>
              </table:table-cell>
              <table:table-cell office:value-type="float" office:value="20.202637">
                <text:p>20.2026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.826663">
                <text:p>19.826663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.784066">
                <text:p>19.784066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463479">
                <text:p>21.463479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.260835">
                <text:p>19.260835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.829912">
                <text:p>19.829912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.76812">
                <text:p>20.76812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.733258">
                <text:p>19.733258</text:p>
              </table:table-cell>
              <table:table-cell office:value-type="float" office:value="20.233155">
                <text:p>20.2331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.819844">
                <text:p>20.819844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.498423">
                <text:p>19.498423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53814">
                <text:p>22.53814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499855">
                <text:p>15.499855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693601">
                <text:p>17.693601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.852167">
                <text:p>23.852167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771989">
                <text:p>24.771989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923199">
                <text:p>15.923199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.112024">
                <text:p>18.112024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.063682">
                <text:p>20.063682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.00051">
                <text:p>21.00051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.499009">
                <text:p>21.499009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.095984">
                <text:p>20.095984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.939128">
                <text:p>20.939128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.37834">
                <text:p>20.37834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.803634">
                <text:p>19.803634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.485563">
                <text:p>19.485563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.334129">
                <text:p>20.334129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.126034">
                <text:p>20.126034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.355607">
                <text:p>20.355607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.208567">
                <text:p>20.208567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.30782">
                <text:p>20.30782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.933061">
                <text:p>19.933061</text:p>
              </table:table-cell>
              <table:table-cell office:value-type="float" office:value="20.111083">
                <text:p>20.1110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.737714">
                <text:p>19.737714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.545459">
                <text:p>28.545459</text:p>
              </table:table-cell>
              <table:table-cell office:value-type="float" office:value="20.17212">
                <text:p>20.172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.458105">
                <text:p>17.458105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797907">
                <text:p>13.797907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.18251">
                <text:p>20.18251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.220511">
                <text:p>27.220511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.3093">
                <text:p>12.3093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.324974">
                <text:p>20.324974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.807726">
                <text:p>20.807726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.152272">
                <text:p>20.152272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.376195">
                <text:p>20.376195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.034199">
                <text:p>20.034199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.200419">
                <text:p>20.200419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.435174">
                <text:p>20.435174</text:p>
              </table:table-cell>
              <table:table-cell office:value-type="float" office:value="20.17212">
                <text:p>20.172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.414838">
                <text:p>19.414838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.576957">
                <text:p>19.576957</text:p>
              </table:table-cell>
              <table:table-cell office:value-type="float" office:value="20.111083">
                <text:p>20.1110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.216849">
                <text:p>20.216849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.676222">
                <text:p>21.676222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.268725">
                <text:p>20.268725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.712913">
                <text:p>19.712913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.178946">
                <text:p>20.178946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.830846">
                <text:p>20.830846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.422701">
                <text:p>19.422701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.988389">
                <text:p>19.988389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.254005">
                <text:p>20.254005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.168409">
                <text:p>20.168409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249468">
                <text:p>26.249468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714535">
                <text:p>14.714535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.67253">
                <text:p>17.67253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.834967">
                <text:p>20.834967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.187889">
                <text:p>16.187889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.046166">
                <text:p>20.046166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.267508">
                <text:p>24.267508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.942842">
                <text:p>21.942842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653718">
                <text:p>14.653718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.212349">
                <text:p>20.212349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.925526">
                <text:p>19.925526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.672776">
                <text:p>24.672776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.611294">
                <text:p>20.611294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.147897">
                <text:p>20.147897</text:p>
              </table:table-cell>
              <table:table-cell office:value-type="float" office:value="20.17212">
                <text:p>20.172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.105925">
                <text:p>21.105925</text:p>
              </table:table-cell>
              <table:table-cell office:value-type="float" office:value="21.423339">
                <text:p>21.4233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.753018">
                <text:p>20.753018</text:p>
              </table:table-cell>
              <table:table-cell office:value-type="float" office:value="20.019532">
                <text:p>20.0195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.314919">
                <text:p>26.314919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.909986">
                <text:p>17.909986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.121793">
                <text:p>12.121793</text:p>
              </table:table-cell>
              <table:table-cell office:value-type="float" office:value="20.019531">
                <text:p>20.0195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.481691">
                <text:p>18.481691</text:p>
              </table:table-cell>
              <table:table-cell office:value-type="float" office:value="20.080566">
                <text:p>20.0805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.506128">
                <text:p>19.506128</text:p>
              </table:table-cell>
              <table:table-cell office:value-type="float" office:value="19.28711">
                <text:p>19.287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.772701">
                <text:p>23.772701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.465559">
                <text:p>21.465559</text:p>
              </table:table-cell>
              <table:table-cell office:value-type="float" office:value="20.202637">
                <text:p>20.2026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087048">
                <text:p>15.087048</text:p>
              </table:table-cell>
              <table:table-cell office:value-type="float" office:value="19.989013">
                <text:p>19.9890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.921506">
                <text:p>20.921506</text:p>
              </table:table-cell>
              <table:table-cell office:value-type="float" office:value="20.29419">
                <text:p>20.294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3.625587">
                <text:p>23.625587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.24052">
                <text:p>19.24052</text:p>
              </table:table-cell>
              <table:table-cell office:value-type="float" office:value="20.019532">
                <text:p>20.0195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.285649">
                <text:p>28.285649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701679">
                <text:p>10.701679</text:p>
              </table:table-cell>
              <table:table-cell office:value-type="float" office:value="20.202636">
                <text:p>20.2026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.35053">
                <text:p>18.35053</text:p>
              </table:table-cell>
              <table:table-cell office:value-type="float" office:value="20.050049">
                <text:p>20.0500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.948017">
                <text:p>23.948017</text:p>
              </table:table-cell>
              <table:table-cell office:value-type="float" office:value="20.202637">
                <text:p>20.2026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.320412">
                <text:p>21.320412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.49057">
                <text:p>20.49057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.294893">
                <text:p>19.294893</text:p>
              </table:table-cell>
              <table:table-cell office:value-type="float" office:value="20.080567">
                <text:p>20.0805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.306475">
                <text:p>20.306475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.81227">
                <text:p>19.81227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.51721">
                <text:p>20.51721</text:p>
              </table:table-cell>
              <table:table-cell office:value-type="float" office:value="20.17212">
                <text:p>20.172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.580712">
                <text:p>19.580712</text:p>
              </table:table-cell>
              <table:table-cell office:value-type="float" office:value="19.89746">
                <text:p>19.897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.160612">
                <text:p>20.160612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.368537">
                <text:p>20.368537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.95362">
                <text:p>19.95362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.979082">
                <text:p>18.979082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.255937">
                <text:p>20.255937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.3416">
                <text:p>21.3416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.24133">
                <text:p>30.24133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.64997">
                <text:p>10.64997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.137707">
                <text:p>19.137707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.993135">
                <text:p>19.993135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.735257">
                <text:p>20.735257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.650082">
                <text:p>19.650082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.22401">
                <text:p>22.22401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.306844">
                <text:p>18.306844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.343808">
                <text:p>20.343808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.705028">
                <text:p>30.705028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80502">
                <text:p>3.80502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.141951">
                <text:p>20.141951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.477427">
                <text:p>22.477427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.982594">
                <text:p>22.982594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.259363">
                <text:p>20.259363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.833476">
                <text:p>19.833476</text:p>
              </table:table-cell>
              <table:table-cell office:value-type="float" office:value="20.202636">
                <text:p>20.2026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.19725">
                <text:p>20.19725</text:p>
              </table:table-cell>
              <table:table-cell office:value-type="float" office:value="20.17212">
                <text:p>20.172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.911096">
                <text:p>19.911096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.545517">
                <text:p>20.545517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.14319">
                <text:p>20.14319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.256856">
                <text:p>20.256856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.795013">
                <text:p>19.795013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.015435">
                <text:p>20.015435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.614494">
                <text:p>20.614494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.168407">
                <text:p>20.168407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.383031">
                <text:p>19.383031</text:p>
              </table:table-cell>
              <table:table-cell office:value-type="float" office:value="20.111083">
                <text:p>20.1110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.508148">
                <text:p>20.508148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.689786">
                <text:p>20.689786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.471247">
                <text:p>20.471247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.031071">
                <text:p>19.031071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.17236">
                <text:p>20.17236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.584717">
                <text:p>21.584717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.835738">
                <text:p>18.835738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.849596">
                <text:p>18.849596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.503526">
                <text:p>21.503526</text:p>
              </table:table-cell>
              <table:table-cell office:value-type="float" office:value="20.17212">
                <text:p>20.172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.07933">
                <text:p>20.07933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.798601">
                <text:p>23.798601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.292286">
                <text:p>16.292286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.424293">
                <text:p>20.424293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.994765">
                <text:p>19.994765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.439545">
                <text:p>20.439545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.762622">
                <text:p>19.762622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.266877">
                <text:p>20.266877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.452479">
                <text:p>20.452479</text:p>
              </table:table-cell>
              <table:table-cell office:value-type="float" office:value="20.202637">
                <text:p>20.2026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.906945">
                <text:p>19.906945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.396237">
                <text:p>21.396237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.017002">
                <text:p>19.017002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.076513">
                <text:p>21.076513</text:p>
              </table:table-cell>
              <table:table-cell office:value-type="float" office:value="20.202636">
                <text:p>20.2026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.922977">
                <text:p>19.922977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.888548">
                <text:p>18.888548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.322261">
                <text:p>20.322261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.054361">
                <text:p>21.054361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.700409">
                <text:p>19.700409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.743381">
                <text:p>20.743381</text:p>
              </table:table-cell>
              <table:table-cell office:value-type="float" office:value="20.202636">
                <text:p>20.2026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.336013">
                <text:p>22.336013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.226053">
                <text:p>18.226053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.366992">
                <text:p>20.366992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.331094">
                <text:p>22.331094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.226298">
                <text:p>30.226298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340958">
                <text:p>2.340958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.650554">
                <text:p>22.650554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.787037">
                <text:p>19.787037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.042335">
                <text:p>26.042335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.098787">
                <text:p>17.098787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.158153">
                <text:p>17.158153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.159764">
                <text:p>20.159764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.084234">
                <text:p>20.084234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.499297">
                <text:p>22.499297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.36354">
                <text:p>20.36354</text:p>
              </table:table-cell>
              <table:table-cell office:value-type="float" office:value="20.202636">
                <text:p>20.2026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.557684">
                <text:p>19.557684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.65246">
                <text:p>20.65246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.61129">
                <text:p>20.61129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.534234">
                <text:p>19.534234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.234935">
                <text:p>20.234935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.891071">
                <text:p>19.891071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.779228">
                <text:p>19.779228</text:p>
              </table:table-cell>
              <table:table-cell office:value-type="float" office:value="20.17212">
                <text:p>20.172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.686446">
                <text:p>20.686446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.219661">
                <text:p>20.219661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.936476">
                <text:p>19.936476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.474126">
                <text:p>20.474126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519675">
                <text:p>23.519675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3.400388">
                <text:p>33.400388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11684">
                <text:p>0.911684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.443764">
                <text:p>17.443764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.755891">
                <text:p>19.755891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.732231">
                <text:p>23.732231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.358584">
                <text:p>20.358584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.721349">
                <text:p>20.721349</text:p>
              </table:table-cell>
              <table:table-cell office:value-type="float" office:value="20.172119">
                <text:p>20.1721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.054481">
                <text:p>21.054481</text:p>
              </table:table-cell>
              <table:table-cell office:value-type="float" office:value="20.141602">
                <text:p>20.1416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.433306">
                <text:p>20.433306</text:p>
              </table:table-cell>
              <table:table-cell office:value-type="float" office:value="20.111084">
                <text:p>20.1110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.231527">
                <text:p>19.231527</text:p>
              </table:table-cell>
              <table:table-cell office:value-type="float" office:value="20.141601">
                <text:p>20.1416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.494602">
                <text:p>20.494602</text:p>
              </table:table-cell>
              <table:table-cell office:value-type="float" office:value="20.17212">
                <text:p>20.17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298cm" svg:height="21.144cm" xlink:href=".." xlink:type="simple" chart:class="chart:line" chart:style-name="ch1">
        <chart:legend chart:legend-position="end" svg:x="34.943cm" svg:y="10.024cm" style:legend-expansion="high" chart:style-name="ch2"/>
        <chart:plot-area chart:style-name="ch3" table:cell-range-address="SENSOR_DELAY_FASTEST.B1:SENSOR_DELAY_FASTEST.B425 SENSOR_DELAY_FASTEST.D1:SENSOR_DELAY_FASTEST.D425" chart:data-source-has-labels="row" svg:x="0.765cm" svg:y="0.422cm" svg:width="33.413cm" svg:height="20.3cm">
          <chartooo:coordinate-region svg:x="2.683cm" svg:y="0.543cm" svg:width="31.495cm" svg:height="19.1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_DELAY_FASTEST.B2:SENSOR_DELAY_FASTEST.B425" chart:label-cell-address="SENSOR_DELAY_FASTEST.B1:SENSOR_DELAY_FASTEST.B1" chart:class="chart:line">
            <chart:data-point chart:repeated="424"/>
          </chart:series>
          <chart:series chart:style-name="ch7" chart:values-cell-range-address="SENSOR_DELAY_FASTEST.D2:SENSOR_DELAY_FASTEST.D425" chart:label-cell-address="SENSOR_DELAY_FASTEST.D1:SENSOR_DELAY_FASTEST.D1" chart:class="chart:line">
            <chart:data-point chart:repeated="4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 ts diff</text:p>
                <draw:g>
                  <svg:desc>SENSOR_DELAY_FASTEST.B1:SENSOR_DELAY_FASTEST.B1</svg:desc>
                </draw:g>
              </table:table-cell>
              <table:table-cell office:value-type="string">
                <text:p>remote ts diff</text:p>
                <draw:g>
                  <svg:desc>SENSOR_DELAY_FASTEST.D1:SENSOR_DELAY_FAS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45004">
                <text:p>1845004</text:p>
                <draw:g>
                  <svg:desc>SENSOR_DELAY_FASTEST.B2:SENSOR_DELAY_FASTEST.B425</svg:desc>
                </draw:g>
              </table:table-cell>
              <table:table-cell office:value-type="float" office:value="8453369">
                <text:p>8453369</text:p>
                <draw:g>
                  <svg:desc>SENSOR_DELAY_FASTEST.D2:SENSOR_DELAY_FASTEST.D4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83661">
                <text:p>468366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33303">
                <text:p>863330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23267">
                <text:p>10123267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2750">
                <text:p>60027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41396">
                <text:p>894139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72276">
                <text:p>847227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92510">
                <text:p>829251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72970">
                <text:p>8372970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20369">
                <text:p>8220369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5650">
                <text:p>84956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11667">
                <text:p>8411667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11320">
                <text:p>851132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82485">
                <text:p>878248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76768">
                <text:p>8476768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47053">
                <text:p>794705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31883">
                <text:p>943188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09599">
                <text:p>7609599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55616">
                <text:p>835561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82227">
                <text:p>7982227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23775">
                <text:p>862377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91215">
                <text:p>889121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91946">
                <text:p>779194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70012">
                <text:p>8370012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89443">
                <text:p>838944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48762">
                <text:p>874876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44127">
                <text:p>824412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210604">
                <text:p>921060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48917">
                <text:p>884891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95588">
                <text:p>6895588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731139">
                <text:p>873113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01724">
                <text:p>8601724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843178">
                <text:p>8843178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27743">
                <text:p>7627743</text:p>
              </table:table-cell>
              <table:table-cell office:value-type="float" office:value="8483887">
                <text:p>84838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20498">
                <text:p>8720498</text:p>
              </table:table-cell>
              <table:table-cell office:value-type="float" office:value="8300781">
                <text:p>83007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93668">
                <text:p>20793668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6063">
                <text:p>266063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798804">
                <text:p>1979880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70477">
                <text:p>1570477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2422">
                <text:p>28242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38382">
                <text:p>8538382</text:p>
              </table:table-cell>
              <table:table-cell office:value-type="float" office:value="8605957">
                <text:p>86059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48402">
                <text:p>6548402</text:p>
              </table:table-cell>
              <table:table-cell office:value-type="float" office:value="8178711">
                <text:p>81787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397494">
                <text:p>8397494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44179">
                <text:p>8444179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97585">
                <text:p>909758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22647">
                <text:p>1972264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30806">
                <text:p>223080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36481">
                <text:p>2536481</text:p>
              </table:table-cell>
              <table:table-cell office:value-type="float" office:value="8636474">
                <text:p>8636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69273">
                <text:p>6069273</text:p>
              </table:table-cell>
              <table:table-cell office:value-type="float" office:value="8148194">
                <text:p>81481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97059">
                <text:p>849705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91487">
                <text:p>9091487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70234">
                <text:p>7570234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31774">
                <text:p>1093177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13382">
                <text:p>8613382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891053">
                <text:p>8891053</text:p>
              </table:table-cell>
              <table:table-cell office:value-type="float" office:value="8666992">
                <text:p>86669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95748">
                <text:p>7895748</text:p>
              </table:table-cell>
              <table:table-cell office:value-type="float" office:value="8117676">
                <text:p>8117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99855">
                <text:p>8499855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77554">
                <text:p>817755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80238">
                <text:p>878023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91682">
                <text:p>889168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54646">
                <text:p>785464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11759">
                <text:p>9111759</text:p>
              </table:table-cell>
              <table:table-cell office:value-type="float" office:value="9124756">
                <text:p>91247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15907">
                <text:p>7515907</text:p>
              </table:table-cell>
              <table:table-cell office:value-type="float" office:value="7659912">
                <text:p>76599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617057">
                <text:p>86170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69991">
                <text:p>8669991</text:p>
              </table:table-cell>
              <table:table-cell office:value-type="float" office:value="8453370">
                <text:p>84533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82229">
                <text:p>828222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98855">
                <text:p>8098855</text:p>
              </table:table-cell>
              <table:table-cell office:value-type="float" office:value="8331298">
                <text:p>83312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31738">
                <text:p>8731738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42270">
                <text:p>8442270</text:p>
              </table:table-cell>
              <table:table-cell office:value-type="float" office:value="9216308">
                <text:p>9216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59444">
                <text:p>7959444</text:p>
              </table:table-cell>
              <table:table-cell office:value-type="float" office:value="7598877">
                <text:p>75988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85825">
                <text:p>838582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21701">
                <text:p>912170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70812">
                <text:p>7770812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92600">
                <text:p>8592600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47119">
                <text:p>804711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408333">
                <text:p>10408333</text:p>
              </table:table-cell>
              <table:table-cell office:value-type="float" office:value="9246826">
                <text:p>92468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38152">
                <text:p>6538152</text:p>
              </table:table-cell>
              <table:table-cell office:value-type="float" office:value="7568360">
                <text:p>75683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70156">
                <text:p>847015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52731">
                <text:p>7952731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77341">
                <text:p>897734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99015">
                <text:p>8399015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741149">
                <text:p>1174114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35330">
                <text:p>5735330</text:p>
              </table:table-cell>
              <table:table-cell office:value-type="float" office:value="9185791">
                <text:p>91857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940817">
                <text:p>7940817</text:p>
              </table:table-cell>
              <table:table-cell office:value-type="float" office:value="7629395">
                <text:p>7629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35808">
                <text:p>983580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672751">
                <text:p>667275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06391">
                <text:p>780639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96336">
                <text:p>929633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87409">
                <text:p>758740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15701">
                <text:p>9215701</text:p>
              </table:table-cell>
              <table:table-cell office:value-type="float" office:value="9277344">
                <text:p>92773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452210">
                <text:p>7452210</text:p>
              </table:table-cell>
              <table:table-cell office:value-type="float" office:value="7507324">
                <text:p>75073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937276">
                <text:p>893727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13843">
                <text:p>7913843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58024">
                <text:p>935802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79519">
                <text:p>787951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784821">
                <text:p>778482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39579">
                <text:p>9839579</text:p>
              </table:table-cell>
              <table:table-cell office:value-type="float" office:value="9704590">
                <text:p>97045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846823">
                <text:p>10846823</text:p>
              </table:table-cell>
              <table:table-cell office:value-type="float" office:value="7110596">
                <text:p>71105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42183">
                <text:p>484218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05614">
                <text:p>850561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266350">
                <text:p>826635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853138">
                <text:p>885313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20688">
                <text:p>10220688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921527">
                <text:p>28921527</text:p>
              </table:table-cell>
              <table:table-cell office:value-type="float" office:value="9704590">
                <text:p>97045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39226">
                <text:p>2139226</text:p>
              </table:table-cell>
              <table:table-cell office:value-type="float" office:value="7080078">
                <text:p>70800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71215">
                <text:p>347121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99005">
                <text:p>359900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98404">
                <text:p>3198404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70956">
                <text:p>597095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408085">
                <text:p>8408085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626826">
                <text:p>9626826</text:p>
              </table:table-cell>
              <table:table-cell office:value-type="float" office:value="9735108">
                <text:p>97351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74994">
                <text:p>6874994</text:p>
              </table:table-cell>
              <table:table-cell office:value-type="float" office:value="7080078">
                <text:p>70800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7500938">
                <text:p>10750093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0640">
                <text:p>15064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5519">
                <text:p>14551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817">
                <text:p>11781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3226">
                <text:p>14322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4577">
                <text:p>154577</text:p>
              </table:table-cell>
              <table:table-cell office:value-type="float" office:value="10009765">
                <text:p>100097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0454">
                <text:p>180454</text:p>
              </table:table-cell>
              <table:table-cell office:value-type="float" office:value="6805420">
                <text:p>680542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6720">
                <text:p>216720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4727">
                <text:p>164727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2837">
                <text:p>15283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5422">
                <text:p>15542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413">
                <text:p>123413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27272">
                <text:p>3527272</text:p>
              </table:table-cell>
              <table:table-cell office:value-type="float" office:value="9948730">
                <text:p>99487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52679">
                <text:p>4652679</text:p>
              </table:table-cell>
              <table:table-cell office:value-type="float" office:value="6866455">
                <text:p>68664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271553">
                <text:p>827155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625598">
                <text:p>8625598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244844">
                <text:p>824484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122366">
                <text:p>812236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509865">
                <text:p>850986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988993">
                <text:p>9988993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973609">
                <text:p>2597360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1416">
                <text:p>44141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39899">
                <text:p>739899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67956">
                <text:p>156795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177229">
                <text:p>817722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305143">
                <text:p>830514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381922">
                <text:p>8381922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434970">
                <text:p>843497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504768">
                <text:p>850476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809578">
                <text:p>12809578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642110">
                <text:p>764211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615571">
                <text:p>861557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637536">
                <text:p>763753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28152">
                <text:p>572815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99109">
                <text:p>8699109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183656">
                <text:p>818365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338832">
                <text:p>833883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242596">
                <text:p>824259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590652">
                <text:p>859065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280166">
                <text:p>828016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501611">
                <text:p>950161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133297">
                <text:p>813329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784995">
                <text:p>878499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311137">
                <text:p>931113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97650">
                <text:p>6697650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017777">
                <text:p>801777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344992">
                <text:p>834499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552018">
                <text:p>22552018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56064">
                <text:p>2756064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063303">
                <text:p>2106330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86093">
                <text:p>78609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7241">
                <text:p>827241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67391">
                <text:p>306739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06460">
                <text:p>750646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562283">
                <text:p>856228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231727">
                <text:p>8231727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1302">
                <text:p>845130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355614">
                <text:p>835561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31922">
                <text:p>853192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318750">
                <text:p>83187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177221">
                <text:p>817722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1563">
                <text:p>870156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477857">
                <text:p>94778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88161">
                <text:p>828816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39418">
                <text:p>813941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639036">
                <text:p>863903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261604">
                <text:p>826160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594157">
                <text:p>8594157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45534">
                <text:p>834553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858647">
                <text:p>7858647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27263">
                <text:p>822726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23399">
                <text:p>832339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261640">
                <text:p>8261640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326174">
                <text:p>832617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270793">
                <text:p>827079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648557">
                <text:p>86485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411417">
                <text:p>1141141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76345">
                <text:p>807634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289865">
                <text:p>828986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507709">
                <text:p>850770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28626">
                <text:p>802862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894894">
                <text:p>8894894</text:p>
              </table:table-cell>
              <table:table-cell office:value-type="float" office:value="8544922">
                <text:p>85449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234953">
                <text:p>8234953</text:p>
              </table:table-cell>
              <table:table-cell office:value-type="float" office:value="8270264">
                <text:p>82702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40391">
                <text:p>844039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58105">
                <text:p>8058105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677059">
                <text:p>867705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165072">
                <text:p>8165072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191008">
                <text:p>12191008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486479">
                <text:p>6486479</text:p>
              </table:table-cell>
              <table:table-cell office:value-type="float" office:value="8605957">
                <text:p>86059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739822">
                <text:p>6739822</text:p>
              </table:table-cell>
              <table:table-cell office:value-type="float" office:value="8178711">
                <text:p>81787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227136">
                <text:p>8227136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6732">
                <text:p>526673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203802">
                <text:p>820380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485683">
                <text:p>848568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229683">
                <text:p>822968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778058">
                <text:p>8778058</text:p>
              </table:table-cell>
              <table:table-cell office:value-type="float" office:value="8636475">
                <text:p>86364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42871">
                <text:p>8642871</text:p>
              </table:table-cell>
              <table:table-cell office:value-type="float" office:value="8178711">
                <text:p>81787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870396">
                <text:p>1187039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917976">
                <text:p>1691797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12149">
                <text:p>3112149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253551">
                <text:p>625355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744949">
                <text:p>374494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678940">
                <text:p>8678940</text:p>
              </table:table-cell>
              <table:table-cell office:value-type="float" office:value="8697510">
                <text:p>86975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57726">
                <text:p>23157726</text:p>
              </table:table-cell>
              <table:table-cell office:value-type="float" office:value="8087158">
                <text:p>80871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08922">
                <text:p>1508922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938501">
                <text:p>3993850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73966">
                <text:p>5773966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88470">
                <text:p>788470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363194">
                <text:p>1236319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0308">
                <text:p>420308</text:p>
              </table:table-cell>
              <table:table-cell office:value-type="float" office:value="9094239">
                <text:p>90942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42257">
                <text:p>542257</text:p>
              </table:table-cell>
              <table:table-cell office:value-type="float" office:value="7690429">
                <text:p>76904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70186">
                <text:p>470186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5004">
                <text:p>36500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829452">
                <text:p>682945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416523">
                <text:p>841652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218088">
                <text:p>821808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130398">
                <text:p>9130398</text:p>
              </table:table-cell>
              <table:table-cell office:value-type="float" office:value="9063721">
                <text:p>90637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686331">
                <text:p>7686331</text:p>
              </table:table-cell>
              <table:table-cell office:value-type="float" office:value="7751465">
                <text:p>77514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492502">
                <text:p>849250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912632">
                <text:p>891263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186363">
                <text:p>8186363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599895">
                <text:p>959989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519713">
                <text:p>751971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309094">
                <text:p>9309094</text:p>
              </table:table-cell>
              <table:table-cell office:value-type="float" office:value="9124756">
                <text:p>91247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277342">
                <text:p>7277342</text:p>
              </table:table-cell>
              <table:table-cell office:value-type="float" office:value="7690430">
                <text:p>76904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252514">
                <text:p>825251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188266">
                <text:p>818826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542809">
                <text:p>854280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92162">
                <text:p>8092162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052989">
                <text:p>905298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190680">
                <text:p>9190680</text:p>
              </table:table-cell>
              <table:table-cell office:value-type="float" office:value="9216308">
                <text:p>92163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339714">
                <text:p>7339714</text:p>
              </table:table-cell>
              <table:table-cell office:value-type="float" office:value="7629395">
                <text:p>76293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531916">
                <text:p>853191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544314">
                <text:p>854431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475442">
                <text:p>847544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098577">
                <text:p>9098577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343619">
                <text:p>834361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05422">
                <text:p>8005422</text:p>
              </table:table-cell>
              <table:table-cell office:value-type="float" office:value="9338379">
                <text:p>93383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49857">
                <text:p>8049857</text:p>
              </table:table-cell>
              <table:table-cell office:value-type="float" office:value="7507324">
                <text:p>75073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801351">
                <text:p>2980135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967931">
                <text:p>596793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6501">
                <text:p>15650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7173">
                <text:p>127717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32476">
                <text:p>943247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393767">
                <text:p>5393767</text:p>
              </table:table-cell>
              <table:table-cell office:value-type="float" office:value="9735108">
                <text:p>97351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77795">
                <text:p>6377795</text:p>
              </table:table-cell>
              <table:table-cell office:value-type="float" office:value="7049560">
                <text:p>704956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500395">
                <text:p>850039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294877">
                <text:p>829487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374908">
                <text:p>837490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414518">
                <text:p>841451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402757">
                <text:p>94027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260481">
                <text:p>8260481</text:p>
              </table:table-cell>
              <table:table-cell office:value-type="float" office:value="9063721">
                <text:p>90637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241416">
                <text:p>7241416</text:p>
              </table:table-cell>
              <table:table-cell office:value-type="float" office:value="7690430">
                <text:p>769043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369368">
                <text:p>836936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574184">
                <text:p>8574184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888775">
                <text:p>788877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780029">
                <text:p>8780029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929822">
                <text:p>792982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445556">
                <text:p>9445556</text:p>
              </table:table-cell>
              <table:table-cell office:value-type="float" office:value="9216308">
                <text:p>92163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18273">
                <text:p>7518273</text:p>
              </table:table-cell>
              <table:table-cell office:value-type="float" office:value="7629395">
                <text:p>76293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250321">
                <text:p>825032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476134">
                <text:p>847613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6269550">
                <text:p>462695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97962">
                <text:p>89796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11231">
                <text:p>91123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57550">
                <text:p>757550</text:p>
              </table:table-cell>
              <table:table-cell office:value-type="float" office:value="9582520">
                <text:p>95825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927934">
                <text:p>15927934</text:p>
              </table:table-cell>
              <table:table-cell office:value-type="float" office:value="7232666">
                <text:p>72326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8850">
                <text:p>3088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31132">
                <text:p>43113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10186">
                <text:p>101018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570392">
                <text:p>857039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366644">
                <text:p>836664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655119">
                <text:p>9655119</text:p>
              </table:table-cell>
              <table:table-cell office:value-type="float" office:value="9643555">
                <text:p>96435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17315">
                <text:p>7317315</text:p>
              </table:table-cell>
              <table:table-cell office:value-type="float" office:value="7171631">
                <text:p>71716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006484">
                <text:p>800648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535382">
                <text:p>853538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200805">
                <text:p>1520080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581722">
                <text:p>558172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825440">
                <text:p>782544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753889">
                <text:p>7753889</text:p>
              </table:table-cell>
              <table:table-cell office:value-type="float" office:value="9704590">
                <text:p>970459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45390">
                <text:p>6045390</text:p>
              </table:table-cell>
              <table:table-cell office:value-type="float" office:value="7110596">
                <text:p>71105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408963">
                <text:p>8408963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418504">
                <text:p>841850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670651">
                <text:p>867065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038989">
                <text:p>803898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47192">
                <text:p>844719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396732">
                <text:p>10396732</text:p>
              </table:table-cell>
              <table:table-cell office:value-type="float" office:value="9765625">
                <text:p>97656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28435">
                <text:p>7428435</text:p>
              </table:table-cell>
              <table:table-cell office:value-type="float" office:value="7049561">
                <text:p>70495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211498">
                <text:p>821149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13892">
                <text:p>851389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171505">
                <text:p>8171505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80871">
                <text:p>858087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221953">
                <text:p>8221953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36441">
                <text:p>853644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538061">
                <text:p>1053806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013203">
                <text:p>801320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210604">
                <text:p>821060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734936">
                <text:p>873493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23652">
                <text:p>802365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618348">
                <text:p>8618348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109460">
                <text:p>8109460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742138">
                <text:p>874213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672849">
                <text:p>8672849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90134">
                <text:p>819013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264294">
                <text:p>826429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469245">
                <text:p>846924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96152">
                <text:p>829615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713462">
                <text:p>9713462</text:p>
              </table:table-cell>
              <table:table-cell office:value-type="float" office:value="8483887">
                <text:p>84838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322131">
                <text:p>7322131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23456">
                <text:p>832345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284020">
                <text:p>8284020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508366">
                <text:p>8508366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230288">
                <text:p>823028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37844">
                <text:p>843784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388391">
                <text:p>8388391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367584">
                <text:p>836758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72622">
                <text:p>8472622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378965">
                <text:p>8378965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57244">
                <text:p>8557244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075631">
                <text:p>807563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613184">
                <text:p>861318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241972">
                <text:p>8241972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037185">
                <text:p>36037185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269776">
                <text:p>826977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07187">
                <text:p>1107187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53230">
                <text:p>85323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93608">
                <text:p>1493608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306887">
                <text:p>1130688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45745">
                <text:p>54574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414636">
                <text:p>541463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712060">
                <text:p>771206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511800">
                <text:p>12511800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248094">
                <text:p>424809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177557">
                <text:p>81775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670549">
                <text:p>867054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209728">
                <text:p>820972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366190">
                <text:p>8366190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592804">
                <text:p>10592804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442370">
                <text:p>8442370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031466">
                <text:p>803146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490604">
                <text:p>8490604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229326">
                <text:p>822932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766846">
                <text:p>876684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788564">
                <text:p>878856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84074">
                <text:p>8984074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222336">
                <text:p>822233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404021">
                <text:p>8404021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373142">
                <text:p>837314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538799">
                <text:p>8538799</text:p>
              </table:table-cell>
              <table:table-cell office:value-type="float" office:value="8514404">
                <text:p>851440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520390">
                <text:p>8520390</text:p>
              </table:table-cell>
              <table:table-cell office:value-type="float" office:value="8300781">
                <text:p>83007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034345">
                <text:p>803434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670585">
                <text:p>867058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12703">
                <text:p>7812703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529712">
                <text:p>8529712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137646">
                <text:p>813764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604704">
                <text:p>8604704</text:p>
              </table:table-cell>
              <table:table-cell office:value-type="float" office:value="8575439">
                <text:p>85754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366679">
                <text:p>8366679</text:p>
              </table:table-cell>
              <table:table-cell office:value-type="float" office:value="8239746">
                <text:p>82397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3561188">
                <text:p>6356118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71869">
                <text:p>3571869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09416">
                <text:p>90941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66578">
                <text:p>766578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69868">
                <text:p>869868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84374">
                <text:p>784374</text:p>
              </table:table-cell>
              <table:table-cell office:value-type="float" office:value="8544922">
                <text:p>85449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80549">
                <text:p>780549</text:p>
              </table:table-cell>
              <table:table-cell office:value-type="float" office:value="8239746">
                <text:p>82397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270383">
                <text:p>527038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7823">
                <text:p>77823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818263">
                <text:p>4818263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00876">
                <text:p>800087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314864">
                <text:p>831486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688803">
                <text:p>8688803</text:p>
              </table:table-cell>
              <table:table-cell office:value-type="float" office:value="8605957">
                <text:p>86059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196278">
                <text:p>8196278</text:p>
              </table:table-cell>
              <table:table-cell office:value-type="float" office:value="8178711">
                <text:p>81787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298179">
                <text:p>8298179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68850">
                <text:p>96688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951355">
                <text:p>1195135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942307">
                <text:p>594230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245787">
                <text:p>824578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724781">
                <text:p>9724781</text:p>
              </table:table-cell>
              <table:table-cell office:value-type="float" office:value="9094239">
                <text:p>90942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25866">
                <text:p>5025866</text:p>
              </table:table-cell>
              <table:table-cell office:value-type="float" office:value="7690429">
                <text:p>76904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347851">
                <text:p>834785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367150">
                <text:p>83671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395391">
                <text:p>839539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466594">
                <text:p>846659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507933">
                <text:p>1550793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458050">
                <text:p>12458050</text:p>
              </table:table-cell>
              <table:table-cell office:value-type="float" office:value="9155274">
                <text:p>91552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91507">
                <text:p>691507</text:p>
              </table:table-cell>
              <table:table-cell office:value-type="float" office:value="7659912">
                <text:p>76599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364724">
                <text:p>536472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357461">
                <text:p>835746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534425">
                <text:p>853442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931406">
                <text:p>793140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370457">
                <text:p>83704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361116">
                <text:p>9361116</text:p>
              </table:table-cell>
              <table:table-cell office:value-type="float" office:value="9155274">
                <text:p>91552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639184">
                <text:p>7639184</text:p>
              </table:table-cell>
              <table:table-cell office:value-type="float" office:value="7690429">
                <text:p>769042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360375">
                <text:p>836037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337253">
                <text:p>833725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794621">
                <text:p>1179462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041416">
                <text:p>704141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759402">
                <text:p>1075940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949384">
                <text:p>5949384</text:p>
              </table:table-cell>
              <table:table-cell office:value-type="float" office:value="9246826">
                <text:p>92468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459316">
                <text:p>7459316</text:p>
              </table:table-cell>
              <table:table-cell office:value-type="float" office:value="7537842">
                <text:p>75378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819480">
                <text:p>781948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339403">
                <text:p>833940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647321">
                <text:p>864732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039482">
                <text:p>803948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556148">
                <text:p>855614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877428">
                <text:p>8877428</text:p>
              </table:table-cell>
              <table:table-cell office:value-type="float" office:value="9155274">
                <text:p>91552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409199">
                <text:p>8409199</text:p>
              </table:table-cell>
              <table:table-cell office:value-type="float" office:value="7598877">
                <text:p>75988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608637">
                <text:p>860863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505954">
                <text:p>850595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276812">
                <text:p>8276812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158182">
                <text:p>8158182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881625">
                <text:p>888162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559404">
                <text:p>10559404</text:p>
              </table:table-cell>
              <table:table-cell office:value-type="float" office:value="9857178">
                <text:p>9857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392cm" svg:height="21.144cm" xlink:href=".." xlink:type="simple" chart:class="chart:line" chart:style-name="ch1">
        <chart:legend chart:legend-position="end" svg:x="35.037cm" svg:y="10.024cm" style:legend-expansion="high" chart:style-name="ch2"/>
        <chart:plot-area chart:style-name="ch3" table:cell-range-address="FIVE_ACTIVATED_SENSORS.B1:FIVE_ACTIVATED_SENSORS.B426 FIVE_ACTIVATED_SENSORS.D1:FIVE_ACTIVATED_SENSORS.D426" chart:data-source-has-labels="row" svg:x="0.767cm" svg:y="0.422cm" svg:width="33.503cm" svg:height="20.3cm">
          <chartooo:coordinate-region svg:x="2.5cm" svg:y="0.543cm" svg:width="31.444cm" svg:height="19.1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VE_ACTIVATED_SENSORS.B2:FIVE_ACTIVATED_SENSORS.B426" chart:label-cell-address="FIVE_ACTIVATED_SENSORS.B1:FIVE_ACTIVATED_SENSORS.B1" chart:class="chart:line">
            <chart:data-point chart:repeated="425"/>
          </chart:series>
          <chart:series chart:style-name="ch7" chart:values-cell-range-address="FIVE_ACTIVATED_SENSORS.D2:FIVE_ACTIVATED_SENSORS.D426" chart:label-cell-address="FIVE_ACTIVATED_SENSORS.D1:FIVE_ACTIVATED_SENSORS.D1" chart:class="chart:line">
            <chart:data-point chart:repeated="4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 ts diff</text:p>
                <draw:g>
                  <svg:desc>FIVE_ACTIVATED_SENSORS.B1:FIVE_ACTIVATED_SENSORS.B1</svg:desc>
                </draw:g>
              </table:table-cell>
              <table:table-cell office:value-type="string">
                <text:p>remote ts diff</text:p>
                <draw:g>
                  <svg:desc>FIVE_ACTIVATED_SENSORS.D1:FIVE_ACTIVATED_SENSO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812316">
                <text:p>26812316</text:p>
                <draw:g>
                  <svg:desc>FIVE_ACTIVATED_SENSORS.B2:FIVE_ACTIVATED_SENSORS.B426</svg:desc>
                </draw:g>
              </table:table-cell>
              <table:table-cell office:value-type="float" office:value="20172119">
                <text:p>20172119</text:p>
                <draw:g>
                  <svg:desc>FIVE_ACTIVATED_SENSORS.D2:FIVE_ACTIVATED_SENSORS.D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30338">
                <text:p>1093033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809210">
                <text:p>29809210</text:p>
              </table:table-cell>
              <table:table-cell office:value-type="float" office:value="21514892">
                <text:p>21514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33571">
                <text:p>119335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336495">
                <text:p>19336495</text:p>
              </table:table-cell>
              <table:table-cell office:value-type="float" office:value="19622802">
                <text:p>19622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10002">
                <text:p>19910002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41386">
                <text:p>19741386</text:p>
              </table:table-cell>
              <table:table-cell office:value-type="float" office:value="19683838">
                <text:p>196838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797114">
                <text:p>20797114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114956">
                <text:p>24114956</text:p>
              </table:table-cell>
              <table:table-cell office:value-type="float" office:value="19958496">
                <text:p>19958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652326">
                <text:p>206523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68830">
                <text:p>1656883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662783">
                <text:p>2366278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98951">
                <text:p>1809895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96867">
                <text:p>1919686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78991">
                <text:p>2257899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32244">
                <text:p>2553224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32783">
                <text:p>20432783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13192">
                <text:p>981319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824629">
                <text:p>1982462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297421">
                <text:p>2029742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413935">
                <text:p>254139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91154">
                <text:p>1459115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22988">
                <text:p>2042298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20734">
                <text:p>230207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42905">
                <text:p>2034290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47504">
                <text:p>26047504</text:p>
              </table:table-cell>
              <table:table-cell office:value-type="float" office:value="20263672">
                <text:p>20263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991862">
                <text:p>10991862</text:p>
              </table:table-cell>
              <table:table-cell office:value-type="float" office:value="19989014">
                <text:p>199890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833275">
                <text:p>20833275</text:p>
              </table:table-cell>
              <table:table-cell office:value-type="float" office:value="20233154">
                <text:p>20233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223211">
                <text:p>20223211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125116">
                <text:p>2412511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55242">
                <text:p>1995524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877403">
                <text:p>4687740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8360">
                <text:p>70836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20650">
                <text:p>1022065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975048">
                <text:p>1897504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864755">
                <text:p>2086475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822960">
                <text:p>2182296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850735">
                <text:p>168507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39792">
                <text:p>20139792</text:p>
              </table:table-cell>
              <table:table-cell office:value-type="float" office:value="20233154">
                <text:p>20233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253512">
                <text:p>2225351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686125">
                <text:p>2868612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86472">
                <text:p>11086472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670763">
                <text:p>1867076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55455">
                <text:p>1975545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458172">
                <text:p>2945817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943454">
                <text:p>1494345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755394">
                <text:p>1775539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765034">
                <text:p>2376503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190559">
                <text:p>1719055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538189">
                <text:p>2053818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759621">
                <text:p>1875962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988744">
                <text:p>1898874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732376">
                <text:p>2073237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309256">
                <text:p>2230925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236579">
                <text:p>20236579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517372">
                <text:p>1851737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311073">
                <text:p>2131107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842031">
                <text:p>2684203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298635">
                <text:p>162986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133332">
                <text:p>2013333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737912">
                <text:p>2273791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420210">
                <text:p>1742021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504511">
                <text:p>3550451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50325">
                <text:p>3250325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126115">
                <text:p>1812611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860124">
                <text:p>3486012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10824">
                <text:p>5910824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020285">
                <text:p>1802028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271374">
                <text:p>2127137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496713">
                <text:p>1949671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973658">
                <text:p>2197365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549133">
                <text:p>1954913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313292">
                <text:p>21313292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61683">
                <text:p>2016168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298404">
                <text:p>1929840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521343">
                <text:p>2952134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34206">
                <text:p>1543420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448599">
                <text:p>144485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598508">
                <text:p>19598508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95765">
                <text:p>2009576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397819">
                <text:p>2339781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539605">
                <text:p>1853960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439150">
                <text:p>2043915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484336">
                <text:p>1948433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899517">
                <text:p>2189951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306572">
                <text:p>2030657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975635">
                <text:p>179756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437549">
                <text:p>2043754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36512">
                <text:p>1993651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395593">
                <text:p>2139559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227492">
                <text:p>2122749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199007">
                <text:p>1819900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971600">
                <text:p>4797160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33965">
                <text:p>323396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868886">
                <text:p>3686888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38767">
                <text:p>303876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080749">
                <text:p>808074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87609">
                <text:p>2008760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198887">
                <text:p>2019888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422510">
                <text:p>4942251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41255">
                <text:p>374125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219728">
                <text:p>921972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390311">
                <text:p>2039031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303068">
                <text:p>2330306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54395">
                <text:p>1545439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506152">
                <text:p>215061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834495">
                <text:p>7483449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44855">
                <text:p>454485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834259">
                <text:p>2783425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38199">
                <text:p>213819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93407">
                <text:p>229340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80861">
                <text:p>688086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916122">
                <text:p>2491612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370239">
                <text:p>2937023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67000">
                <text:p>706700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189514">
                <text:p>2018951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176003">
                <text:p>2017600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816945">
                <text:p>2481694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140388">
                <text:p>1714038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870023">
                <text:p>1887002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966958">
                <text:p>1996695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828016">
                <text:p>6582801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76324">
                <text:p>487632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85129">
                <text:p>358512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709226">
                <text:p>337092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50598">
                <text:p>205059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53016">
                <text:p>1005301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287855">
                <text:p>3128785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883137">
                <text:p>1688313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088964">
                <text:p>1408896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179571">
                <text:p>2217957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922017">
                <text:p>1892201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6320576">
                <text:p>14632057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78517">
                <text:p>7078517</text:p>
              </table:table-cell>
              <table:table-cell office:value-type="float" office:value="21575928">
                <text:p>215759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410102">
                <text:p>16410102</text:p>
              </table:table-cell>
              <table:table-cell office:value-type="float" office:value="20233154">
                <text:p>202331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56109">
                <text:p>1456109</text:p>
              </table:table-cell>
              <table:table-cell office:value-type="float" office:value="19989014">
                <text:p>199890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23448">
                <text:p>2423448</text:p>
              </table:table-cell>
              <table:table-cell office:value-type="float" office:value="19714355">
                <text:p>197143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53713">
                <text:p>2053713</text:p>
              </table:table-cell>
              <table:table-cell office:value-type="float" office:value="19866944">
                <text:p>198669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84056">
                <text:p>3384056</text:p>
              </table:table-cell>
              <table:table-cell office:value-type="float" office:value="19775390">
                <text:p>1977539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60736">
                <text:p>2260736</text:p>
              </table:table-cell>
              <table:table-cell office:value-type="float" office:value="20019532">
                <text:p>200195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291379">
                <text:p>7291379</text:p>
              </table:table-cell>
              <table:table-cell office:value-type="float" office:value="19989013">
                <text:p>199890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797590">
                <text:p>979759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956562">
                <text:p>199565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743481">
                <text:p>2074348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214398">
                <text:p>2521439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648717">
                <text:p>1664871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449598">
                <text:p>1844959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681974">
                <text:p>2068197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065732">
                <text:p>2506573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697630">
                <text:p>2569763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338143">
                <text:p>1033814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2049930">
                <text:p>5204993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84626">
                <text:p>288462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51133">
                <text:p>4251133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7380697">
                <text:p>5738069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0456">
                <text:p>311045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33812">
                <text:p>203381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156138">
                <text:p>1815613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014099">
                <text:p>230140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269999">
                <text:p>1826999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899416">
                <text:p>2189941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557886">
                <text:p>1855788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178451">
                <text:p>2017845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082097">
                <text:p>2008209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636830">
                <text:p>8263683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358029">
                <text:p>735802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70126">
                <text:p>207012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71640">
                <text:p>257164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29244">
                <text:p>5029244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678842">
                <text:p>1967884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381927">
                <text:p>2038192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458261">
                <text:p>2345826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032311">
                <text:p>1803231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290519">
                <text:p>2029051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950980">
                <text:p>2295098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859964">
                <text:p>16859964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990305">
                <text:p>19990305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330620">
                <text:p>2033062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491236">
                <text:p>2349123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554052">
                <text:p>185540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313406">
                <text:p>4631340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42399">
                <text:p>214239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304963">
                <text:p>3230496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46117">
                <text:p>214611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311137">
                <text:p>1531113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626903">
                <text:p>1962690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22695">
                <text:p>202226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542231">
                <text:p>2454223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436203">
                <text:p>1743620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513074">
                <text:p>2351307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708069">
                <text:p>1570806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053475">
                <text:p>2505347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169847">
                <text:p>1916984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7851363">
                <text:p>6785136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48857">
                <text:p>274885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50069">
                <text:p>275006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21071">
                <text:p>31210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344483">
                <text:p>2234448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331860">
                <text:p>19331860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580712">
                <text:p>2058071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582336">
                <text:p>1958233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178808">
                <text:p>1917880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040562">
                <text:p>200405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304503">
                <text:p>2430450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105610">
                <text:p>2010561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956033">
                <text:p>1595603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509912">
                <text:p>1950991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524533">
                <text:p>20524533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335690">
                <text:p>2433569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466763">
                <text:p>4046676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886397">
                <text:p>488639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407109">
                <text:p>1040710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108003">
                <text:p>5210800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71960">
                <text:p>167196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727365">
                <text:p>672736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978362">
                <text:p>349783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085408">
                <text:p>708540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300645">
                <text:p>1830064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239345">
                <text:p>2023934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062415">
                <text:p>2006241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344432">
                <text:p>2434443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2440832">
                <text:p>6244083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507988">
                <text:p>650798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46112">
                <text:p>204611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915615">
                <text:p>591561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659942">
                <text:p>1965994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125913">
                <text:p>2312591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018799">
                <text:p>180187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064479">
                <text:p>2006447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749519">
                <text:p>1974951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793559">
                <text:p>2579355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972902">
                <text:p>1997290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890919">
                <text:p>1489091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096064">
                <text:p>2009606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670554">
                <text:p>2067055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008437">
                <text:p>2400843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582751">
                <text:p>1758275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632181">
                <text:p>1863218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029285">
                <text:p>20029285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7635968">
                <text:p>5763596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434171">
                <text:p>174341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629009">
                <text:p>2062900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90673">
                <text:p>339067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295347">
                <text:p>3295347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622400">
                <text:p>1762240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970419">
                <text:p>1997041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715783">
                <text:p>2171578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252792">
                <text:p>2425279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611009">
                <text:p>14611009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947267">
                <text:p>2094726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6246611">
                <text:p>4624661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570669">
                <text:p>457066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188003">
                <text:p>918800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153707">
                <text:p>2015370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209414">
                <text:p>2420941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379899">
                <text:p>193798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811015">
                <text:p>1781101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122690">
                <text:p>2012269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324656">
                <text:p>2832465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294466">
                <text:p>2029446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719640">
                <text:p>1271964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172600">
                <text:p>2017260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236526">
                <text:p>202365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467135">
                <text:p>214671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9318025">
                <text:p>3931802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21170">
                <text:p>25211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769324">
                <text:p>1576932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628252">
                <text:p>246282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817208">
                <text:p>1981720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925065">
                <text:p>30925065</text:p>
              </table:table-cell>
              <table:table-cell office:value-type="float" office:value="21667481">
                <text:p>216674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91460">
                <text:p>5491460</text:p>
              </table:table-cell>
              <table:table-cell office:value-type="float" office:value="19500732">
                <text:p>195007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300641">
                <text:p>30300641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551469">
                <text:p>955146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850871">
                <text:p>32850871</text:p>
              </table:table-cell>
              <table:table-cell office:value-type="float" office:value="19683838">
                <text:p>196838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720891">
                <text:p>10720891</text:p>
              </table:table-cell>
              <table:table-cell office:value-type="float" office:value="20385743">
                <text:p>203857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522965">
                <text:p>17522965</text:p>
              </table:table-cell>
              <table:table-cell office:value-type="float" office:value="19683837">
                <text:p>196838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595818">
                <text:p>2059581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7106172">
                <text:p>7710617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09455">
                <text:p>330945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49924">
                <text:p>254992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00950">
                <text:p>160095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489922">
                <text:p>34489922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59502">
                <text:p>265950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967178">
                <text:p>1796717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990339">
                <text:p>1999033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899904">
                <text:p>2389990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758479">
                <text:p>1975847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929614">
                <text:p>1692961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650030">
                <text:p>1965003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743419">
                <text:p>2074341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853224">
                <text:p>1985322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250009">
                <text:p>2025000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229656">
                <text:p>2022965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208024">
                <text:p>2220802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1720701">
                <text:p>21720701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897769">
                <text:p>1789776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158334">
                <text:p>1915833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206562">
                <text:p>20206562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275965">
                <text:p>4427596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11334">
                <text:p>32113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024119">
                <text:p>1202411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887264">
                <text:p>3288726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822559">
                <text:p>982255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072266">
                <text:p>1807226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233096">
                <text:p>2023309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179664">
                <text:p>2017966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526221">
                <text:p>7052622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69022">
                <text:p>336902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35315">
                <text:p>133531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13426">
                <text:p>481342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493151">
                <text:p>2049315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797470">
                <text:p>237974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275547">
                <text:p>1627554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257317">
                <text:p>2425731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194340">
                <text:p>1619434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203444">
                <text:p>2020344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109497">
                <text:p>2010949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978379">
                <text:p>2097837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820217">
                <text:p>2282021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625887">
                <text:p>1962588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259945">
                <text:p>1725994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868174">
                <text:p>1986817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3025483">
                <text:p>2302548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110490">
                <text:p>2911049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318396">
                <text:p>931839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203018">
                <text:p>2020301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338340">
                <text:p>2033834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6034627">
                <text:p>5603462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56959">
                <text:p>325695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36803">
                <text:p>253680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0746021">
                <text:p>3074602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526657">
                <text:p>652665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434424">
                <text:p>2043442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627261">
                <text:p>1962726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856377">
                <text:p>6685637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53999">
                <text:p>185399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19096">
                <text:p>301909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246111">
                <text:p>924611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959935">
                <text:p>229599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615160">
                <text:p>1861516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501151">
                <text:p>1950115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280701">
                <text:p>2028070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233414">
                <text:p>22233414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706873">
                <text:p>18706873</text:p>
              </table:table-cell>
              <table:table-cell office:value-type="float" office:value="20111083">
                <text:p>201110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976767">
                <text:p>20976767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395281">
                <text:p>1939528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1629865">
                <text:p>2162986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076088">
                <text:p>2007608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217527">
                <text:p>1921752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691508">
                <text:p>1869150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038004">
                <text:p>2003800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186436">
                <text:p>2018643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490623">
                <text:p>2349062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482163">
                <text:p>2048216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826225">
                <text:p>16826225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044439">
                <text:p>2004443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102871">
                <text:p>2010287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5029482">
                <text:p>55029482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420046">
                <text:p>542004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781169">
                <text:p>578116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2900111">
                <text:p>3290011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48477">
                <text:p>254847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2958825">
                <text:p>5295882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121876">
                <text:p>812187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44129">
                <text:p>234412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826262">
                <text:p>148262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2558011">
                <text:p>2255801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454439">
                <text:p>1945443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778595">
                <text:p>217785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803627">
                <text:p>1880362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170532">
                <text:p>2317053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939697">
                <text:p>19939697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024622">
                <text:p>1702462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978856">
                <text:p>1997885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591147">
                <text:p>1959114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578124">
                <text:p>4057812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45015">
                <text:p>545015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896209">
                <text:p>1989620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205121">
                <text:p>2020512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653721">
                <text:p>2465372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343777">
                <text:p>1834377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357963">
                <text:p>1635796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173027">
                <text:p>20173027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104652">
                <text:p>2010465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558530">
                <text:p>2455853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167637">
                <text:p>1716763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90083">
                <text:p>1939008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159149">
                <text:p>5015914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81283">
                <text:p>258128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226716">
                <text:p>922671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4487809">
                <text:p>6448780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464884">
                <text:p>246488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33639">
                <text:p>193363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054052">
                <text:p>120540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811680">
                <text:p>2081168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733571">
                <text:p>187335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941295">
                <text:p>199412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137424">
                <text:p>3113742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067736">
                <text:p>906773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400634">
                <text:p>194006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546343">
                <text:p>2054634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3616470">
                <text:p>336164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084163">
                <text:p>1108416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113713">
                <text:p>17113713</text:p>
              </table:table-cell>
              <table:table-cell office:value-type="float" office:value="21759033">
                <text:p>217590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185684">
                <text:p>2018568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733913">
                <text:p>19733913</text:p>
              </table:table-cell>
              <table:table-cell office:value-type="float" office:value="19622803">
                <text:p>196228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866564">
                <text:p>20866564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825101">
                <text:p>20825101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245870">
                <text:p>19245870</text:p>
              </table:table-cell>
              <table:table-cell office:value-type="float" office:value="19622803">
                <text:p>196228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938143">
                <text:p>18938143</text:p>
              </table:table-cell>
              <table:table-cell office:value-type="float" office:value="19989013">
                <text:p>199890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265468">
                <text:p>20265468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694538">
                <text:p>19694538</text:p>
              </table:table-cell>
              <table:table-cell office:value-type="float" office:value="20050049">
                <text:p>200500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3890043">
                <text:p>3389004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41301">
                <text:p>1034130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296007">
                <text:p>1529600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788331">
                <text:p>1978833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465584">
                <text:p>2446558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706506">
                <text:p>1970650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0522146">
                <text:p>7052214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299850">
                <text:p>229985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283888">
                <text:p>328388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47623">
                <text:p>214762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898459">
                <text:p>5089845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868597">
                <text:p>186859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232720">
                <text:p>6232720</text:p>
              </table:table-cell>
              <table:table-cell office:value-type="float" office:value="20172119">
                <text:p>201721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dash" draw:stroke-dash="Fine_20_Dashed" svg:stroke-width="0.051cm" svg:stroke-color="#579d1c"/>
    </style:style>
    <style:style style:name="ch9" style:family="chart">
      <style:graphic-properties draw:stroke="dash" draw:stroke-dash="Fine_20_Dashed" svg:stroke-width="0.051cm" svg:stroke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5.084cm" svg:height="21.197cm" xlink:href="." xlink:type="simple" chart:class="chart:line" chart:style-name="ch1">
        <chart:legend chart:legend-position="end" svg:x="41.458cm" svg:y="10.05cm" style:legend-expansion="high" chart:style-name="ch2"/>
        <chart:plot-area chart:style-name="ch3" chart:data-source-has-labels="both" svg:x="0.901cm" svg:y="0.423cm" svg:width="39.656cm" svg:height="20.351cm">
          <chartooo:coordinate-region svg:x="1.708cm" svg:y="0.544cm" svg:width="38.708cm" svg:height="19.228cm"/>
          <chart:axis chart:dimension="x" chart:name="primary-x" chart:style-name="ch4" chartooo:axis-type="text">
            <chart:categories table:cell-range-address="local-table.$A$2:.$A$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5" chart:label-cell-address="local-table.$B$1" chart:class="chart:line">
            <chart:mean-value chart:style-name="ch8"/>
            <chart:regression-curve chart:style-name="ch9"/>
            <chart:data-point chart:repeated="1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dash" draw:stroke-dash="Fine_20_Dashed" svg:stroke-width="0.051cm" svg:stroke-color="#579d1c"/>
    </style:style>
    <style:style style:name="ch9" style:family="chart">
      <style:graphic-properties draw:stroke="dash" draw:stroke-dash="Fine_20_Dashed" svg:stroke-width="0.051cm" svg:stroke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919cm" svg:height="21.261cm" xlink:href=".." xlink:type="simple" chart:class="chart:line" chart:style-name="ch1">
        <chart:legend chart:legend-position="end" svg:x="29.844cm" svg:y="10.082cm" style:legend-expansion="high" chart:style-name="ch2"/>
        <chart:plot-area chart:style-name="ch3" table:cell-range-address="JITTER.C1:JITTER.C425" chart:data-source-has-labels="row" svg:x="0.678cm" svg:y="0.425cm" svg:width="28.488cm" svg:height="20.411cm">
          <chartooo:coordinate-region svg:x="1.299cm" svg:y="0.546cm" svg:width="27.726cm" svg:height="19.2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ITTER.C2:JITTER.C425" chart:label-cell-address="JITTER.C1:JITTER.C1" chart:class="chart:line">
            <chart:mean-value chart:style-name="ch8"/>
            <chart:regression-curve chart:style-name="ch9"/>
            <chart:data-point chart:repeated="4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itter</text:p>
                <draw:g>
                  <svg:desc>JITTER.C1:JITTER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835536">
                <text:p>15.835536</text:p>
                <draw:g>
                  <svg:desc>JITTER.C2:JITTER.C4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7495">
                <text:p>0.047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36384">
                <text:p>2.336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73235">
                <text:p>2.873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595">
                <text:p>0.14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39557">
                <text:p>2.239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356157">
                <text:p>45.356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789733">
                <text:p>19.789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601069">
                <text:p>19.601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19578">
                <text:p>3.719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479">
                <text:p>1.84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66971">
                <text:p>4.266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51487">
                <text:p>2.0514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7563">
                <text:p>0.7475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4802">
                <text:p>2.034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61818">
                <text:p>2.561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0389">
                <text:p>0.870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280194">
                <text:p>3.2801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8676">
                <text:p>0.178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26573">
                <text:p>1.126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5292">
                <text:p>0.5752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1284">
                <text:p>0.031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2775">
                <text:p>0.372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3211">
                <text:p>0.1332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4949">
                <text:p>0.4149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4292">
                <text:p>0.0342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85054">
                <text:p>0.885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3023">
                <text:p>0.6930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33439">
                <text:p>1.1334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65055">
                <text:p>1.365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7639">
                <text:p>0.0976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3351">
                <text:p>0.0833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04367">
                <text:p>3.2043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0601">
                <text:p>1.10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64119">
                <text:p>1.8641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0385">
                <text:p>0.030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3727">
                <text:p>0.1837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8671">
                <text:p>0.1986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8162">
                <text:p>0.0281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846">
                <text:p>0.09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2953">
                <text:p>0.2129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783">
                <text:p>1.17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67251">
                <text:p>1.4672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99773">
                <text:p>2.6997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92758">
                <text:p>2.7927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28549">
                <text:p>0.5285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4833">
                <text:p>0.3748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15862">
                <text:p>1.7158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02388">
                <text:p>1.5023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31486">
                <text:p>1.5314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22575">
                <text:p>0.2225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3811">
                <text:p>0.0338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78051">
                <text:p>0.5780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75858">
                <text:p>1.7758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8873">
                <text:p>0.288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328003">
                <text:p>3.3280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38445">
                <text:p>1.0384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72586">
                <text:p>1.4725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9281">
                <text:p>3.092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0942">
                <text:p>0.1009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759105">
                <text:p>2.7591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47287">
                <text:p>3.2472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34956">
                <text:p>0.2349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16511">
                <text:p>2.8165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69046">
                <text:p>3.2690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424">
                <text:p>0.32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744014">
                <text:p>2.7440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687994">
                <text:p>3.6879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40721">
                <text:p>0.7407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31752">
                <text:p>2.3317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269482">
                <text:p>3.2694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49225">
                <text:p>0.249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07267">
                <text:p>2.2072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13486">
                <text:p>2.6134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63529">
                <text:p>0.5635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5398">
                <text:p>2.353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433">
                <text:p>0.164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.813786">
                <text:p>84.8137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912392">
                <text:p>19.9123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01448">
                <text:p>20.014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021019">
                <text:p>20.0210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036449">
                <text:p>20.0364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99054">
                <text:p>0.7990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74367">
                <text:p>3.3743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07884">
                <text:p>1.9078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68034">
                <text:p>0.2680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91662">
                <text:p>2.9916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39455">
                <text:p>2.639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643714">
                <text:p>2.6437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423">
                <text:p>1.004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4105">
                <text:p>0.0341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749625">
                <text:p>13.749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751128">
                <text:p>14.7511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71643">
                <text:p>1.2716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016478">
                <text:p>3.0164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84728">
                <text:p>1.8847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83944">
                <text:p>1.2839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71241">
                <text:p>3.0712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04983">
                <text:p>0.2049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978101">
                <text:p>2.9781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906048">
                <text:p>2.9060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44054">
                <text:p>0.4440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86837">
                <text:p>2.586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41029">
                <text:p>2.9410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10884">
                <text:p>0.2108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756365">
                <text:p>2.7563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6103">
                <text:p>2.761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9928">
                <text:p>0.0299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178157">
                <text:p>3.1781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870972">
                <text:p>3.8709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85907">
                <text:p>0.6859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33118">
                <text:p>2.331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97262">
                <text:p>2.972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84817">
                <text:p>0.1848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458825">
                <text:p>7.4588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52807">
                <text:p>1.5528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51375">
                <text:p>5.751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465913">
                <text:p>10.4659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32648">
                <text:p>10.326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69471">
                <text:p>0.5694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30573">
                <text:p>1.4305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2052">
                <text:p>0.0420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93349">
                <text:p>3.1933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03758">
                <text:p>0.7037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83809">
                <text:p>0.1838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846962">
                <text:p>3.8469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48838">
                <text:p>0.2488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9334">
                <text:p>0.293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7888">
                <text:p>0.0078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994003">
                <text:p>6.9940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005288">
                <text:p>6.0052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782482">
                <text:p>4.7824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53766">
                <text:p>1.537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877976">
                <text:p>2.8779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250175">
                <text:p>5.2501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86475">
                <text:p>0.5864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99217">
                <text:p>0.1992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6315">
                <text:p>0.0663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37434">
                <text:p>0.3374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245958">
                <text:p>5.2459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.783052">
                <text:p>10.7830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15092">
                <text:p>2.150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391876">
                <text:p>3.3918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151645">
                <text:p>3.1516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53681">
                <text:p>2.2536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325378">
                <text:p>4.3253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320189">
                <text:p>1.3201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15277">
                <text:p>0.7152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75167">
                <text:p>0.1751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52539">
                <text:p>0.2525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851">
                <text:p>0.008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70856">
                <text:p>0.2708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81435">
                <text:p>0.2814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5596">
                <text:p>0.555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06315">
                <text:p>0.2063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.031632">
                <text:p>35.0316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740168">
                <text:p>14.7401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.603369">
                <text:p>13.6033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.606783">
                <text:p>13.6067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504929">
                <text:p>3.5049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845527">
                <text:p>2.8455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82621">
                <text:p>0.1826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17906">
                <text:p>0.1179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3398">
                <text:p>0.0133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343617">
                <text:p>3.3436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574946">
                <text:p>2.5749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75906">
                <text:p>1.2759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100484">
                <text:p>3.1004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858965">
                <text:p>1.8589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552253">
                <text:p>2.5522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13248">
                <text:p>0.2132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924332">
                <text:p>4.9243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056385">
                <text:p>4.0563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851037">
                <text:p>1.8510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206397">
                <text:p>5.2063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5347">
                <text:p>0.0353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828888">
                <text:p>4.8288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42766">
                <text:p>4.427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0196">
                <text:p>0.901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9696">
                <text:p>0.7996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23216">
                <text:p>1.1232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02091">
                <text:p>0.1020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355295">
                <text:p>1.3552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0869">
                <text:p>0.0608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40926">
                <text:p>0.1409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81605">
                <text:p>0.0816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0907">
                <text:p>0.0109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61879">
                <text:p>0.1618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274">
                <text:p>0.12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5606">
                <text:p>0.0356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84595">
                <text:p>0.5845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46624">
                <text:p>0.6466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648828">
                <text:p>8.6488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987124">
                <text:p>13.9871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63969">
                <text:p>0.2639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03204">
                <text:p>0.4032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049572">
                <text:p>4.0495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223305">
                <text:p>1.2233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573292">
                <text:p>3.5732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135666">
                <text:p>3.1356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7239">
                <text:p>0.172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94959">
                <text:p>0.1949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90138">
                <text:p>0.2901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90941">
                <text:p>0.0909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71315">
                <text:p>0.2713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98206">
                <text:p>0.2982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9613">
                <text:p>0.0296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87394">
                <text:p>0.4873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26332">
                <text:p>0.3263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38951">
                <text:p>0.1389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030411">
                <text:p>3.0304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693877">
                <text:p>2.6938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08549">
                <text:p>0.4085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81974">
                <text:p>0.3819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744794">
                <text:p>2.7447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290294">
                <text:p>2.2902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48217">
                <text:p>0.3482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93233">
                <text:p>0.6932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976257">
                <text:p>1.9762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50357">
                <text:p>0.2503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936401">
                <text:p>4.9364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594665">
                <text:p>3.5946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94711">
                <text:p>0.5947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60878">
                <text:p>0.2608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56967">
                <text:p>1.1569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36009">
                <text:p>1.3360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27829">
                <text:p>0.5278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38142">
                <text:p>0.1381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05422">
                <text:p>0.2054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82774">
                <text:p>0.2827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195735">
                <text:p>7.1957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714383">
                <text:p>6.7143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84421">
                <text:p>0.2844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27018">
                <text:p>0.3270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321878">
                <text:p>1.3218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80767">
                <text:p>0.8807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11689">
                <text:p>0.3116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57036">
                <text:p>0.6570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99897">
                <text:p>0.4998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0876">
                <text:p>0.708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12661">
                <text:p>0.6126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396539">
                <text:p>2.3965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641747">
                <text:p>4.6417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17483">
                <text:p>2.4174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680048">
                <text:p>3.6800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660905">
                <text:p>4.6609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24892">
                <text:p>4.248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99906">
                <text:p>1.999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792">
                <text:p>0.077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28391">
                <text:p>0.8283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387925">
                <text:p>1.3879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76135">
                <text:p>0.0761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97527">
                <text:p>0.7975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36738">
                <text:p>0.2367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0745">
                <text:p>0.307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56039">
                <text:p>0.6560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6201">
                <text:p>0.162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495">
                <text:p>0.014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83488">
                <text:p>0.1834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36448">
                <text:p>0.0364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66218">
                <text:p>0.1662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78022">
                <text:p>0.1780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7337">
                <text:p>0.373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373339">
                <text:p>8.3733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83496">
                <text:p>2.6834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313177">
                <text:p>6.3131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0391">
                <text:p>0.0103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078909">
                <text:p>7.0789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801784">
                <text:p>7.8017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52855">
                <text:p>0.1528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66124">
                <text:p>0.6661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0671">
                <text:p>0.0106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04076">
                <text:p>0.2040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07403">
                <text:p>0.1074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58818">
                <text:p>0.0588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63054">
                <text:p>0.2630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96246">
                <text:p>0.6962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34126">
                <text:p>0.5341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75247">
                <text:p>0.0752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65138">
                <text:p>1.5651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96606">
                <text:p>0.0966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28689">
                <text:p>0.4286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37345">
                <text:p>0.0373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689244">
                <text:p>0.6892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189">
                <text:p>0.718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53213">
                <text:p>0.1532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12403">
                <text:p>0.1124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6808">
                <text:p>0.0268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107866">
                <text:p>6.1078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457584">
                <text:p>5.4575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438554">
                <text:p>2.4385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693366">
                <text:p>0.6933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953713">
                <text:p>3.9537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95435">
                <text:p>0.0954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125906">
                <text:p>4.1259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831758">
                <text:p>1.8317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518401">
                <text:p>5.5184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70747">
                <text:p>0.0707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85558">
                <text:p>0.1855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500657">
                <text:p>4.5006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69693">
                <text:p>0.4696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4223">
                <text:p>0.0242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17414">
                <text:p>0.3174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33486">
                <text:p>0.7334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203835">
                <text:p>6.2038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262133">
                <text:p>2.2621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897738">
                <text:p>7.8977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98875">
                <text:p>1.5988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19018">
                <text:p>0.2190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600582">
                <text:p>3.6005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262922">
                <text:p>1.2629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901965">
                <text:p>4.9019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27316">
                <text:p>0.6273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483986">
                <text:p>3.4839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779012">
                <text:p>0.7790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.11353">
                <text:p>8.113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.500957">
                <text:p>9.5009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699519">
                <text:p>1.6995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74538">
                <text:p>3.745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48293">
                <text:p>1.1482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18451">
                <text:p>0.3184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85674">
                <text:p>0.7856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34356">
                <text:p>0.1343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29331">
                <text:p>0.3293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4509">
                <text:p>0.345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16748">
                <text:p>0.3167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901">
                <text:p>0.019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26935">
                <text:p>0.2269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87981">
                <text:p>0.1879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32002">
                <text:p>1.1320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14335">
                <text:p>0.1143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69481">
                <text:p>1.1694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.130246">
                <text:p>10.1302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.491631">
                <text:p>9.4916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003895">
                <text:p>1.0038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48467">
                <text:p>0.1484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93656">
                <text:p>0.5936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9152">
                <text:p>0.491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082409">
                <text:p>2.0824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865275">
                <text:p>1.8652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02206">
                <text:p>0.2022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.563427">
                <text:p>10.56342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.336582">
                <text:p>16.3365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30867">
                <text:p>0.0308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305308">
                <text:p>2.3053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87151">
                <text:p>2.871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17761">
                <text:p>0.11776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6916">
                <text:p>0.369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2513">
                <text:p>0.025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99988">
                <text:p>0.1999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03916">
                <text:p>0.4039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1588">
                <text:p>0.0015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15255">
                <text:p>0.1152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46589">
                <text:p>0.3465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26166">
                <text:p>0.1261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72892">
                <text:p>0.4728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6805">
                <text:p>0.0268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28052">
                <text:p>0.7280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97064">
                <text:p>0.3970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48184">
                <text:p>0.5481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29645">
                <text:p>0.3296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11053">
                <text:p>1.110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30758">
                <text:p>0.0307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443116">
                <text:p>1.4431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305864">
                <text:p>1.3058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292005">
                <text:p>1.2920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331406">
                <text:p>1.3314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31754">
                <text:p>0.0317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57">
                <text:p>3.6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849316">
                <text:p>3.8493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82692">
                <text:p>0.2826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46837">
                <text:p>0.14683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97944">
                <text:p>0.2979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7898">
                <text:p>0.3789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55793">
                <text:p>0.1557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49842">
                <text:p>0.2498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04139">
                <text:p>0.2041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254636">
                <text:p>1.2546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1246">
                <text:p>1.12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73877">
                <text:p>0.8738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18625">
                <text:p>0.2186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253054">
                <text:p>1.25305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8066">
                <text:p>0.180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12759">
                <text:p>0.9127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10675">
                <text:p>0.4106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40745">
                <text:p>0.5407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224929">
                <text:p>2.2249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915549">
                <text:p>1.9155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55908">
                <text:p>0.2559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189493">
                <text:p>2.1894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.084696">
                <text:p>10.0846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.800644">
                <text:p>17.80064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508953">
                <text:p>2.5089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24047">
                <text:p>0.3240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870216">
                <text:p>5.8702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042815">
                <text:p>3.0428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952931">
                <text:p>2.9529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2355">
                <text:p>0.0123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57368">
                <text:p>0.0573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388213">
                <text:p>2.3882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60904">
                <text:p>0.1609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83918">
                <text:p>0.5839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10859">
                <text:p>0.5108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00206">
                <text:p>0.5002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07368">
                <text:p>0.6073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93334">
                <text:p>0.0933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20013">
                <text:p>0.2200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92892">
                <text:p>0.3928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44845">
                <text:p>0.54484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78059">
                <text:p>0.0780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05125">
                <text:p>0.2051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02007">
                <text:p>0.3020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378073">
                <text:p>3.3780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289304">
                <text:p>13.2893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.229918">
                <text:p>19.2299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66732">
                <text:p>2.667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16228">
                <text:p>0.4162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59063">
                <text:p>3.590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475">
                <text:p>0.24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4923">
                <text:p>0.549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12879">
                <text:p>0.9128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22222">
                <text:p>0.3222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10074">
                <text:p>0.9100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22482">
                <text:p>0.3224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